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" svg:font-family="Helv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72in"/>
    </style:style>
    <style:style style:name="co2" style:family="table-column">
      <style:table-column-properties fo:break-before="auto" style:column-width="4.0228in"/>
    </style:style>
    <style:style style:name="co3" style:family="table-column">
      <style:table-column-properties fo:break-before="auto" style:column-width="1.4465in"/>
    </style:style>
    <style:style style:name="co4" style:family="table-column">
      <style:table-column-properties fo:break-before="auto" style:column-width="0.9953in"/>
    </style:style>
    <style:style style:name="co5" style:family="table-column">
      <style:table-column-properties fo:break-before="auto" style:column-width="1.0874in"/>
    </style:style>
    <style:style style:name="co6" style:family="table-column">
      <style:table-column-properties fo:break-before="auto" style:column-width="1.272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3543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2118in" fo:break-before="auto" style:use-optimal-row-height="true"/>
    </style:style>
    <style:style style:name="ta1" style:family="table" style:master-page-name="PageStyle_5f_Table_20_8.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transparent"/>
      <style:text-properties fo:color="#808080" style:text-outline="false" style:text-line-through-styl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0c0c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6" style:family="table-cell" style:parent-style-name="Default" style:data-style-name="N100"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9" style:family="table-cell" style:parent-style-name="Default" style:data-style-name="N100"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1" style:family="table-cell" style:parent-style-name="Default">
      <style:table-cell-properties fo:background-color="transparent"/>
      <style:text-properties fo:color="#808080" style:text-outline="false" style:text-line-through-styl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13" style:family="table-cell" style:parent-style-name="Default">
      <style:table-cell-properties style:cell-protect="none" style:print-content="true"/>
      <style:text-properties fo:color="#0000ff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6" style:family="table-cell" style:parent-style-name="Excel_5f_BuiltIn_5f_Percen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17" style:family="table-cell" style:parent-style-name="Default">
      <style:text-properties fo:color="#80808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c0c0c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20" style:family="table-cell" style:parent-style-name="Default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21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555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23" style:family="table-cell" style:parent-style-name="Default">
      <style:table-cell-properties fo:background-color="#c0c0c0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555in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555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0555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555in solid #000000" style:vertical-align="automatic"/>
      <style:paragraph-properties fo:text-align="center" fo:margin-left="0in" style:writing-mode="page"/>
    </style:style>
    <style:style style:name="ce27" style:family="table-cell" style:parent-style-name="Default">
      <style:table-cell-properties style:glyph-orientation-vertical="0" fo:border-bottom="0.0555in solid #000000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0.0555in solid #000000" style:vertical-align="automatic"/>
      <style:paragraph-properties fo:text-align="center" fo:margin-left="0in" style:writing-mode="page"/>
    </style:style>
    <style:style style:name="ce28" style:family="table-cell" style:parent-style-name="Default" style:data-style-name="N128">
      <style:table-cell-properties style:cell-protect="protected" style:print-content="tru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29" style:family="table-cell" style:parent-style-name="Default" style:data-style-name="N129"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30" style:family="table-cell" style:parent-style-name="Default" style:data-style-name="N10125">
      <style:table-cell-properties style:cell-protect="protected" style:print-content="tru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31" style:family="table-cell" style:parent-style-name="Default" style:data-style-name="N10125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32" style:family="table-cell" style:parent-style-name="Default" style:data-style-name="N10125">
      <style:table-cell-properties style:cell-protect="protected" style:print-content="tru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33" style:family="table-cell" style:parent-style-name="Default" style:data-style-name="N10125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le 8.1" table:style-name="ta1" table:print-ranges="'Table 8.1'.A1:'Table 8.1'.J2460">
        <office:forms form:automatic-focus="false" form:apply-design-mode="false"/>
        <table:table-column table:style-name="co1" table:default-cell-style-name="ce6"/>
        <table:table-column table:style-name="co2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4" table:number-columns-repeated="3" table:default-cell-style-name="ce10"/>
        <table:table-column table:style-name="co7" table:default-cell-style-name="ce10"/>
        <table:table-column table:style-name="co8" table:number-columns-repeated="245" table:default-cell-style-name="ce10"/>
        <table:table-column table:style-name="co7" table:number-columns-repeated="768" table:default-cell-style-name="Default"/>
        <table:table-header-rows>
          <table:table-row table:style-name="ro1">
            <table:table-cell table:style-name="ce1" office:value-type="string">
              <text:p>Released: June 2010</text:p>
            </table:table-cell>
            <table:table-cell table:style-name="ce11"/>
            <table:table-cell table:style-name="ce17" table:number-columns-repeated="1022"/>
          </table:table-row>
          <table:table-row table:style-name="ro1">
            <table:table-cell table:style-name="ce1" office:value-type="string">
              <text:p>Next MECS will be conducted in 2010</text:p>
            </table:table-cell>
            <table:table-cell table:style-name="ce11"/>
            <table:table-cell table:style-name="ce17" table:number-columns-repeated="1022"/>
          </table:table-row>
          <table:table-row table:style-name="ro1">
            <table:table-cell table:style-name="ce2" office:value-type="string">
              <text:p>Table 8.1 <text:s text:c="3"/>Number of Establishments by Participation in General Energy-Management Activities, 2006;</text:p>
            </table:table-cell>
            <table:table-cell table:style-name="ce12" table:number-columns-repeated="19"/>
            <table:table-cell table:style-name="ce30"/>
            <table:table-cell table:style-name="ce12" table:number-columns-repeated="1003"/>
          </table:table-row>
          <table:table-row table:style-name="ro2">
            <table:table-cell table:style-name="ce2" office:value-type="string">
              <text:p><text:s text:c="24"/>Level: National Data; </text:p>
            </table:table-cell>
            <table:table-cell table:style-name="ce12" table:number-columns-repeated="19"/>
            <table:table-cell table:style-name="ce30"/>
            <table:table-cell table:style-name="ce12" table:number-columns-repeated="1003"/>
          </table:table-row>
          <table:table-row table:style-name="ro2">
            <table:table-cell table:style-name="ce2" office:value-type="string">
              <text:p><text:s text:c="24"/>Row: General Energy-Management Activities within NAICS Codes;</text:p>
            </table:table-cell>
            <table:table-cell table:style-name="ce12" table:number-columns-repeated="19"/>
            <table:table-cell table:style-name="ce31"/>
            <table:table-cell table:style-name="ce12" table:number-columns-repeated="1003"/>
          </table:table-row>
          <table:table-row table:style-name="ro2">
            <table:table-cell table:style-name="ce2" office:value-type="string">
              <text:p><text:s text:c="24"/>Column: Participation and Source of Assistance;</text:p>
            </table:table-cell>
            <table:table-cell table:style-name="ce12" table:number-columns-repeated="19"/>
            <table:table-cell table:style-name="ce30"/>
            <table:table-cell table:style-name="ce12" table:number-columns-repeated="1003"/>
          </table:table-row>
          <table:table-row table:style-name="ro2">
            <table:table-cell table:style-name="ce2" office:value-type="string">
              <text:p><text:s text:c="24"/>Unit: Establishment Counts.</text:p>
            </table:table-cell>
            <table:table-cell table:style-name="ce12" table:number-columns-repeated="19"/>
            <table:table-cell table:style-name="ce30"/>
            <table:table-cell table:style-name="ce12" table:number-columns-repeated="1003"/>
          </table:table-row>
          <table:table-row table:style-name="ro1">
            <table:table-cell table:style-name="ce2" table:number-columns-repeated="9"/>
            <table:table-cell table:style-name="ce18"/>
            <table:table-cell table:style-name="ce12" table:number-columns-repeated="10"/>
            <table:table-cell table:style-name="ce30"/>
            <table:table-cell table:style-name="ce12" table:number-columns-repeated="1003"/>
          </table:table-row>
          <table:table-row table:style-name="ro3">
            <table:table-cell table:style-name="ce2" table:number-columns-repeated="2"/>
            <table:table-cell table:style-name="ce18" table:number-columns-repeated="2"/>
            <table:table-cell table:style-name="ce22" office:value-type="string" table:number-columns-spanned="6" table:number-rows-spanned="1">
              <text:p><text:s text:c="5"/>Source of Assistance</text:p>
            </table:table-cell>
            <table:covered-table-cell table:number-columns-repeated="3" table:style-name="ce24"/>
            <table:covered-table-cell table:style-name="ce26"/>
            <table:covered-table-cell table:style-name="ce27"/>
            <table:table-cell table:style-name="ce18"/>
            <table:table-cell table:style-name="ce12" table:number-columns-repeated="9"/>
            <table:table-cell table:style-name="ce30"/>
            <table:table-cell table:style-name="ce12" table:number-columns-repeated="1003"/>
          </table:table-row>
          <table:table-row table:style-name="ro1">
            <table:table-cell table:style-name="ce2" table:number-columns-repeated="2"/>
            <table:table-cell table:style-name="ce12" table:number-columns-repeated="2"/>
            <table:table-cell table:style-name="ce18" table:number-columns-repeated="7"/>
            <table:table-cell table:style-name="ce12" table:number-columns-repeated="9"/>
            <table:table-cell table:style-name="ce30"/>
            <table:table-cell table:style-name="ce12" table:number-columns-repeated="1003"/>
          </table:table-row>
          <table:table-row table:style-name="ro4">
            <table:table-cell table:style-name="ce3" office:value-type="string">
              <text:p>NAICS Code(a)</text:p>
            </table:table-cell>
            <table:table-cell table:style-name="ce2" office:value-type="string">
              <text:p>Energy-Management Activity</text:p>
            </table:table-cell>
            <table:table-cell table:style-name="ce18" office:value-type="string">
              <text:p>No Participation</text:p>
            </table:table-cell>
            <table:table-cell table:style-name="ce18" office:value-type="string">
              <text:p>Participation(b)</text:p>
            </table:table-cell>
            <table:table-cell table:style-name="ce18" office:value-type="string">
              <text:p>In-house</text:p>
            </table:table-cell>
            <table:table-cell table:style-name="ce25" office:value-type="string">
              <text:p>Utlity/Energy Suppler</text:p>
            </table:table-cell>
            <table:table-cell table:style-name="ce25" office:value-type="string">
              <text:p>Product/Service Provider</text:p>
            </table:table-cell>
            <table:table-cell table:style-name="ce25" office:value-type="string">
              <text:p>Federal Program</text:p>
            </table:table-cell>
            <table:table-cell table:style-name="ce25" office:value-type="string">
              <text:p>State/Local Program</text:p>
            </table:table-cell>
            <table:table-cell table:style-name="ce25" office:value-type="string">
              <text:p>Don't Know</text:p>
            </table:table-cell>
            <table:table-cell table:style-name="ce18"/>
            <table:table-cell table:style-name="ce12" table:number-columns-repeated="9"/>
            <table:table-cell table:style-name="ce30"/>
            <table:table-cell table:style-name="ce12" table:number-columns-repeated="1003"/>
          </table:table-row>
          <table:table-row table:style-name="ro5">
            <table:table-cell table:style-name="ce4"/>
            <table:table-cell table:style-name="ce13"/>
            <table:table-cell table:number-columns-repeated="18"/>
            <table:table-cell table:style-name="ce32"/>
            <table:table-cell table:number-columns-repeated="1003"/>
          </table:table-row>
        </table:table-header-rows>
        <table:table-row table:style-name="ro5">
          <table:table-cell table:style-name="ce5"/>
          <table:table-cell table:style-name="ce14"/>
          <table:table-cell table:style-name="ce19" office:value-type="string">
            <text:p>Total United States</text:p>
          </table:table-cell>
          <table:table-cell table:style-name="ce5"/>
          <table:table-cell table:style-name="ce23" table:number-columns-repeated="6"/>
          <table:table-cell table:number-columns-repeated="10"/>
          <table:table-cell table:style-name="ce32"/>
          <table:table-cell table:number-columns-repeated="1003"/>
        </table:table-row>
        <table:table-row table:style-name="ro5">
          <table:table-cell table:style-name="ce5"/>
          <table:table-cell table:style-name="ce14"/>
          <table:table-cell table:style-name="ce5" table:number-columns-repeated="2"/>
          <table:table-cell table:style-name="ce23" table:number-columns-repeated="6"/>
          <table:table-cell table:number-columns-repeated="10"/>
          <table:table-cell table:style-name="ce32"/>
          <table:table-cell table:number-columns-repeated="1003"/>
        </table:table-row>
        <table:table-row table:style-name="ro5">
          <table:table-cell table:number-columns-repeated="2"/>
          <table:table-cell table:style-name="ce20"/>
          <table:table-cell table:style-name="ce21"/>
          <table:table-cell table:style-name="ce20" table:number-columns-repeated="6"/>
          <table:table-cell table:number-columns-repeated="10"/>
          <table:table-cell table:style-name="ce32"/>
          <table:table-cell table:number-columns-repeated="1003"/>
        </table:table-row>
        <table:table-row table:style-name="ro5">
          <table:table-cell table:style-name="ce7" office:value-type="string">
            <text:p><text:s text:c="2"/>311 - 339</text:p>
          </table:table-cell>
          <table:table-cell table:style-name="ce7" office:value-type="string">
            <text:p>ALL MANUFACTURING INDUSTRIES</text:p>
          </table:table-cell>
          <table:table-cell table:style-name="ce20"/>
          <table:table-cell table:style-name="ce21"/>
          <table:table-cell table:style-name="ce20" table:number-columns-repeated="6"/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 table:number-columns-repeated="2"/>
          <table:table-cell table:style-name="ce20"/>
          <table:table-cell table:style-name="ce21"/>
          <table:table-cell table:style-name="ce20" table:number-columns-repeated="6"/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108558">
            <text:p>108,558</text:p>
          </table:table-cell>
          <table:table-cell table:style-name="ce20" office:value-type="float" office:value="86175">
            <text:p>86,175</text:p>
          </table:table-cell>
          <table:table-cell table:number-columns-repeated="6" table:style-name="ce20" office:value-type="string">
            <text:p>--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152091">
            <text:p>152,091</text:p>
          </table:table-cell>
          <table:table-cell table:style-name="ce20" office:value-type="float" office:value="42642">
            <text:p>42,642</text:p>
          </table:table-cell>
          <table:table-cell table:style-name="ce20" office:value-type="float" office:value="17849">
            <text:p>17,849</text:p>
          </table:table-cell>
          <table:table-cell table:style-name="ce20" office:value-type="float" office:value="14232">
            <text:p>14,232</text:p>
          </table:table-cell>
          <table:table-cell table:style-name="ce20" office:value-type="float" office:value="7513">
            <text:p>7,513</text:p>
          </table:table-cell>
          <table:table-cell table:style-name="ce20" office:value-type="float" office:value="785">
            <text:p>785</text:p>
          </table:table-cell>
          <table:table-cell table:style-name="ce20" office:value-type="float" office:value="2062">
            <text:p>2,062</text:p>
          </table:table-cell>
          <table:table-cell table:style-name="ce20" office:value-type="float" office:value="8951">
            <text:p>8,951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169175">
            <text:p>169,175</text:p>
          </table:table-cell>
          <table:table-cell table:style-name="ce20" office:value-type="float" office:value="25558">
            <text:p>25,558</text:p>
          </table:table-cell>
          <table:table-cell table:style-name="ce20" office:value-type="float" office:value="7831">
            <text:p>7,831</text:p>
          </table:table-cell>
          <table:table-cell table:style-name="ce20" office:value-type="float" office:value="7782">
            <text:p>7,782</text:p>
          </table:table-cell>
          <table:table-cell table:style-name="ce20" office:value-type="float" office:value="3124">
            <text:p>3,124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343">
            <text:p>343</text:p>
          </table:table-cell>
          <table:table-cell table:style-name="ce20" office:value-type="float" office:value="9577">
            <text:p>9,577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171162">
            <text:p>171,162</text:p>
          </table:table-cell>
          <table:table-cell table:style-name="ce20" office:value-type="float" office:value="23571">
            <text:p>23,571</text:p>
          </table:table-cell>
          <table:table-cell table:style-name="ce20" office:value-type="float" office:value="7252">
            <text:p>7,252</text:p>
          </table:table-cell>
          <table:table-cell table:style-name="ce20" office:value-type="float" office:value="5953">
            <text:p>5,953</text:p>
          </table:table-cell>
          <table:table-cell table:style-name="ce20" office:value-type="float" office:value="2955">
            <text:p>2,955</text:p>
          </table:table-cell>
          <table:table-cell table:style-name="ce20" office:value-type="float" office:value="79">
            <text:p>79</text:p>
          </table:table-cell>
          <table:table-cell table:style-name="ce20" office:value-type="float" office:value="93">
            <text:p>93</text:p>
          </table:table-cell>
          <table:table-cell table:style-name="ce20" office:value-type="float" office:value="10023">
            <text:p>10,023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180339">
            <text:p>180,339</text:p>
          </table:table-cell>
          <table:table-cell table:style-name="ce20" office:value-type="float" office:value="14394">
            <text:p>14,394</text:p>
          </table:table-cell>
          <table:table-cell table:style-name="ce20" office:value-type="float" office:value="3476">
            <text:p>3,476</text:p>
          </table:table-cell>
          <table:table-cell table:style-name="ce20" office:value-type="float" office:value="1455">
            <text:p>1,455</text:p>
          </table:table-cell>
          <table:table-cell table:style-name="ce20" office:value-type="float" office:value="1950">
            <text:p>1,950</text:p>
          </table:table-cell>
          <table:table-cell table:style-name="ce20" office:value-type="float" office:value="90">
            <text:p>90</text:p>
          </table:table-cell>
          <table:table-cell table:style-name="ce20" office:value-type="float" office:value="64">
            <text:p>64</text:p>
          </table:table-cell>
          <table:table-cell table:style-name="ce20" office:value-type="float" office:value="8506">
            <text:p>8,506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180962">
            <text:p>180,962</text:p>
          </table:table-cell>
          <table:table-cell table:style-name="ce20" office:value-type="float" office:value="13771">
            <text:p>13,771</text:p>
          </table:table-cell>
          <table:table-cell table:style-name="ce20" office:value-type="float" office:value="3865">
            <text:p>3,865</text:p>
          </table:table-cell>
          <table:table-cell table:style-name="ce20" office:value-type="float" office:value="1031">
            <text:p>1,031</text:p>
          </table:table-cell>
          <table:table-cell table:style-name="ce20" office:value-type="float" office:value="643">
            <text:p>643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8672">
            <text:p>8,672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171886">
            <text:p>171,886</text:p>
          </table:table-cell>
          <table:table-cell table:style-name="ce20" office:value-type="float" office:value="22847">
            <text:p>22,847</text:p>
          </table:table-cell>
          <table:table-cell table:style-name="ce20" office:value-type="string">
            <text:p>--</text:p>
          </table:table-cell>
          <table:table-cell table:style-name="ce20" office:value-type="float" office:value="11300">
            <text:p>11,300</text:p>
          </table:table-cell>
          <table:table-cell table:style-name="ce20" office:value-type="float" office:value="1649">
            <text:p>1,649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10309">
            <text:p>10,309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180016">
            <text:p>180,016</text:p>
          </table:table-cell>
          <table:table-cell table:style-name="ce20" office:value-type="float" office:value="14717">
            <text:p>14,717</text:p>
          </table:table-cell>
          <table:table-cell table:style-name="ce20" office:value-type="string">
            <text:p>--</text:p>
          </table:table-cell>
          <table:table-cell table:style-name="ce20" office:value-type="float" office:value="4413">
            <text:p>4,413</text:p>
          </table:table-cell>
          <table:table-cell table:style-name="ce20" office:value-type="float" office:value="1104">
            <text:p>1,104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9611">
            <text:p>9,611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180626">
            <text:p>180,626</text:p>
          </table:table-cell>
          <table:table-cell table:style-name="ce20" office:value-type="float" office:value="14107">
            <text:p>14,107</text:p>
          </table:table-cell>
          <table:table-cell table:style-name="ce20" office:value-type="float" office:value="5347">
            <text:p>5,347</text:p>
          </table:table-cell>
          <table:table-cell table:style-name="ce20" office:value-type="float" office:value="574">
            <text:p>574</text:p>
          </table:table-cell>
          <table:table-cell table:style-name="ce20" office:value-type="float" office:value="2641">
            <text:p>2,641</text:p>
          </table:table-cell>
          <table:table-cell table:style-name="ce20" office:value-type="float" office:value="44">
            <text:p>44</text:p>
          </table:table-cell>
          <table:table-cell table:style-name="ce20" office:value-type="float" office:value="104">
            <text:p>104</text:p>
          </table:table-cell>
          <table:table-cell table:style-name="ce20" office:value-type="float" office:value="7199">
            <text:p>7,199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162133">
            <text:p>162,133</text:p>
          </table:table-cell>
          <table:table-cell table:style-name="ce20" office:value-type="float" office:value="32600">
            <text:p>32,600</text:p>
          </table:table-cell>
          <table:table-cell table:style-name="ce20" office:value-type="float" office:value="19892">
            <text:p>19,892</text:p>
          </table:table-cell>
          <table:table-cell table:style-name="ce20" office:value-type="float" office:value="1254">
            <text:p>1,254</text:p>
          </table:table-cell>
          <table:table-cell table:style-name="ce20" office:value-type="float" office:value="6747">
            <text:p>6,747</text:p>
          </table:table-cell>
          <table:table-cell table:style-name="ce20" office:value-type="float" office:value="53">
            <text:p>53</text:p>
          </table:table-cell>
          <table:table-cell table:style-name="ce20" office:value-type="float" office:value="250">
            <text:p>250</text:p>
          </table:table-cell>
          <table:table-cell table:style-name="ce20" office:value-type="float" office:value="8336">
            <text:p>8,336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179896">
            <text:p>179,896</text:p>
          </table:table-cell>
          <table:table-cell table:style-name="ce20" office:value-type="float" office:value="14837">
            <text:p>14,837</text:p>
          </table:table-cell>
          <table:table-cell table:style-name="ce20" office:value-type="float" office:value="5798">
            <text:p>5,798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2031">
            <text:p>2,031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45">
            <text:p>45</text:p>
          </table:table-cell>
          <table:table-cell table:style-name="ce20" office:value-type="float" office:value="7724">
            <text:p>7,724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181449">
            <text:p>181,449</text:p>
          </table:table-cell>
          <table:table-cell table:style-name="ce20" office:value-type="float" office:value="13284">
            <text:p>13,284</text:p>
          </table:table-cell>
          <table:table-cell table:style-name="ce20" office:value-type="float" office:value="4408">
            <text:p>4,408</text:p>
          </table:table-cell>
          <table:table-cell table:style-name="ce20" office:value-type="float" office:value="527">
            <text:p>527</text:p>
          </table:table-cell>
          <table:table-cell table:style-name="ce20" office:value-type="float" office:value="2170">
            <text:p>2,170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7239">
            <text:p>7,239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168836">
            <text:p>168,836</text:p>
          </table:table-cell>
          <table:table-cell table:style-name="ce20" office:value-type="float" office:value="25897">
            <text:p>25,897</text:p>
          </table:table-cell>
          <table:table-cell table:style-name="ce20" office:value-type="float" office:value="14660">
            <text:p>14,660</text:p>
          </table:table-cell>
          <table:table-cell table:style-name="ce20" office:value-type="float" office:value="1285">
            <text:p>1,285</text:p>
          </table:table-cell>
          <table:table-cell table:style-name="ce20" office:value-type="float" office:value="4355">
            <text:p>4,355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76">
            <text:p>76</text:p>
          </table:table-cell>
          <table:table-cell table:style-name="ce20" office:value-type="float" office:value="8296">
            <text:p>8,296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165454">
            <text:p>165,454</text:p>
          </table:table-cell>
          <table:table-cell table:style-name="ce20" office:value-type="float" office:value="29279">
            <text:p>29,279</text:p>
          </table:table-cell>
          <table:table-cell table:style-name="ce20" office:value-type="float" office:value="12173">
            <text:p>12,173</text:p>
          </table:table-cell>
          <table:table-cell table:style-name="ce20" office:value-type="float" office:value="2371">
            <text:p>2,371</text:p>
          </table:table-cell>
          <table:table-cell table:style-name="ce20" office:value-type="float" office:value="7756">
            <text:p>7,756</text:p>
          </table:table-cell>
          <table:table-cell table:number-columns-repeated="2" table:style-name="ce20" office:value-type="string">
            <text:p>Q</text:p>
          </table:table-cell>
          <table:table-cell table:style-name="ce20" office:value-type="float" office:value="9342">
            <text:p>9,342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154924">
            <text:p>154,924</text:p>
          </table:table-cell>
          <table:table-cell table:style-name="ce20" office:value-type="float" office:value="39809">
            <text:p>39,809</text:p>
          </table:table-cell>
          <table:table-cell table:style-name="ce20" office:value-type="float" office:value="19762">
            <text:p>19,762</text:p>
          </table:table-cell>
          <table:table-cell table:style-name="ce20" office:value-type="float" office:value="5893">
            <text:p>5,893</text:p>
          </table:table-cell>
          <table:table-cell table:style-name="ce20" office:value-type="float" office:value="8680">
            <text:p>8,680</text:p>
          </table:table-cell>
          <table:table-cell table:style-name="ce20" office:value-type="float" office:value="287">
            <text:p>287</text:p>
          </table:table-cell>
          <table:table-cell table:style-name="ce20" office:value-type="float" office:value="741">
            <text:p>741</text:p>
          </table:table-cell>
          <table:table-cell table:style-name="ce20" office:value-type="float" office:value="9959">
            <text:p>9,959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161679">
            <text:p>161,679</text:p>
          </table:table-cell>
          <table:table-cell table:style-name="ce20" office:value-type="float" office:value="33054">
            <text:p>33,054</text:p>
          </table:table-cell>
          <table:table-cell table:style-name="ce20" office:value-type="float" office:value="9195">
            <text:p>9,195</text:p>
          </table:table-cell>
          <table:table-cell table:style-name="ce20" office:value-type="float" office:value="9071">
            <text:p>9,071</text:p>
          </table:table-cell>
          <table:table-cell table:style-name="ce20" office:value-type="float" office:value="11403">
            <text:p>11,403</text:p>
          </table:table-cell>
          <table:table-cell table:style-name="ce20" office:value-type="float" office:value="462">
            <text:p>462</text:p>
          </table:table-cell>
          <table:table-cell table:style-name="ce20" office:value-type="float" office:value="1124">
            <text:p>1,124</text:p>
          </table:table-cell>
          <table:table-cell table:style-name="ce20" office:value-type="float" office:value="9287">
            <text:p>9,287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176609">
            <text:p>176,609</text:p>
          </table:table-cell>
          <table:table-cell table:style-name="ce20" office:value-type="float" office:value="18124">
            <text:p>18,124</text:p>
          </table:table-cell>
          <table:table-cell table:style-name="ce20" office:value-type="float" office:value="8359">
            <text:p>8,359</text:p>
          </table:table-cell>
          <table:table-cell table:style-name="ce20" office:value-type="float" office:value="6298">
            <text:p>6,298</text:p>
          </table:table-cell>
          <table:table-cell table:style-name="ce20" office:value-type="float" office:value="7012">
            <text:p>7,012</text:p>
          </table:table-cell>
          <table:table-cell table:style-name="ce20" office:value-type="float" office:value="790">
            <text:p>790</text:p>
          </table:table-cell>
          <table:table-cell table:style-name="ce20" office:value-type="float" office:value="816">
            <text:p>816</text:p>
          </table:table-cell>
          <table:table-cell table:style-name="ce20" office:value-type="float" office:value="267">
            <text:p>267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179387">
            <text:p>179,387</text:p>
          </table:table-cell>
          <table:table-cell table:style-name="ce20" office:value-type="float" office:value="15346">
            <text:p>15,346</text:p>
          </table:table-cell>
          <table:table-cell table:style-name="ce20" office:value-type="float" office:value="7173">
            <text:p>7,173</text:p>
          </table:table-cell>
          <table:table-cell table:style-name="ce20" office:value-type="float" office:value="5504">
            <text:p>5,504</text:p>
          </table:table-cell>
          <table:table-cell table:style-name="ce20" office:value-type="float" office:value="4451">
            <text:p>4,451</text:p>
          </table:table-cell>
          <table:table-cell table:style-name="ce20" office:value-type="float" office:value="432">
            <text:p>432</text:p>
          </table:table-cell>
          <table:table-cell table:style-name="ce20" office:value-type="float" office:value="1525">
            <text:p>1,525</text:p>
          </table:table-cell>
          <table:table-cell table:style-name="ce20" office:value-type="float" office:value="209">
            <text:p>209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185063">
            <text:p>185,063</text:p>
          </table:table-cell>
          <table:table-cell table:style-name="ce20" office:value-type="float" office:value="9670">
            <text:p>9,670</text:p>
          </table:table-cell>
          <table:table-cell table:style-name="ce20" office:value-type="float" office:value="1509">
            <text:p>1,509</text:p>
          </table:table-cell>
          <table:table-cell table:style-name="ce20" office:value-type="float" office:value="4643">
            <text:p>4,643</text:p>
          </table:table-cell>
          <table:table-cell table:style-name="ce20" office:value-type="float" office:value="1610">
            <text:p>1,610</text:p>
          </table:table-cell>
          <table:table-cell table:style-name="ce20" office:value-type="float" office:value="726">
            <text:p>726</text:p>
          </table:table-cell>
          <table:table-cell table:style-name="ce20" office:value-type="float" office:value="2029">
            <text:p>2,029</text:p>
          </table:table-cell>
          <table:table-cell table:style-name="ce20" office:value-type="float" office:value="322">
            <text:p>322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 table:number-columns-repeated="2"/>
          <table:table-cell table:style-name="ce20" table:number-columns-repeated="8"/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 office:value-type="string">
            <text:p>Actual</text:p>
          </table:table-cell>
          <table:table-cell table:style-name="ce8" office:value-type="string">
            <text:p>FOOD</text:p>
          </table:table-cell>
          <table:table-cell table:style-name="ce20" table:number-columns-repeated="8"/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Default" table:formula="of:=[.B69]" office:value-type="string" office:string-value="Participation in One or More of the Following Types of Activities">
            <text:p>Participation in One or More of the Following Types of Activities</text:p>
          </table:table-cell>
          <table:table-cell table:style-name="ce20" table:formula="of:=IF(ISNUMBER([.C69]);[.C69];0)+IF(ISNUMBER([.C251]);[.C251];0)" office:value-type="float" office:value="7000">
            <text:p>7,000</text:p>
          </table:table-cell>
          <table:table-cell table:style-name="ce20" table:formula="of:=IF(ISNUMBER([.D69]);[.D69];0)+IF(ISNUMBER([.D251]);[.D251];0)" office:value-type="float" office:value="8958">
            <text:p>8,958</text:p>
          </table:table-cell>
          <table:table-cell table:style-name="ce20" table:formula="of:=IF(ISNUMBER([.E69]);[.E69];0)+IF(ISNUMBER([.E251]);[.E251];0)" office:value-type="float" office:value="0">
            <text:p>0</text:p>
          </table:table-cell>
          <table:table-cell table:style-name="ce20" table:formula="of:=IF(ISNUMBER([.F69]);[.F69];0)+IF(ISNUMBER([.F251]);[.F251];0)" office:value-type="float" office:value="0">
            <text:p>0</text:p>
          </table:table-cell>
          <table:table-cell table:style-name="ce20" table:formula="of:=IF(ISNUMBER([.G69]);[.G69];0)+IF(ISNUMBER([.G251]);[.G251];0)" office:value-type="float" office:value="0">
            <text:p>0</text:p>
          </table:table-cell>
          <table:table-cell table:style-name="ce20" table:formula="of:=IF(ISNUMBER([.H69]);[.H69];0)+IF(ISNUMBER([.H251]);[.H251];0)" office:value-type="float" office:value="0">
            <text:p>0</text:p>
          </table:table-cell>
          <table:table-cell table:style-name="ce20" table:formula="of:=IF(ISNUMBER([.I69]);[.I69];0)+IF(ISNUMBER([.I251]);[.I251];0)" office:value-type="float" office:value="0">
            <text:p>0</text:p>
          </table:table-cell>
          <table:table-cell table:style-name="ce20" table:formula="of:=IF(ISNUMBER([.J69]);[.J69];0)+IF(ISNUMBER([.J251]);[.J251];0)" office:value-type="float" office:value="0">
            <text:p>0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Default" table:formula="of:=[.B70]" office:value-type="string" office:string-value="  Energy Audit or Assessment">
            <text:p><text:s text:c="2"/>Energy Audit or Assessment</text:p>
          </table:table-cell>
          <table:table-cell table:style-name="ce20" table:formula="of:=IF(ISNUMBER([.C70]);[.C70];0)+IF(ISNUMBER([.C252]);[.C252];0)" office:value-type="float" office:value="10556">
            <text:p>10,556</text:p>
          </table:table-cell>
          <table:table-cell table:style-name="ce20" table:formula="of:=IF(ISNUMBER([.D70]);[.D70];0)+IF(ISNUMBER([.D252]);[.D252];0)" office:value-type="float" office:value="5403">
            <text:p>5,403</text:p>
          </table:table-cell>
          <table:table-cell table:style-name="ce20" table:formula="of:=IF(ISNUMBER([.E70]);[.E70];0)+IF(ISNUMBER([.E252]);[.E252];0)" office:value-type="float" office:value="2404">
            <text:p>2,404</text:p>
          </table:table-cell>
          <table:table-cell table:style-name="ce20" table:formula="of:=IF(ISNUMBER([.F70]);[.F70];0)+IF(ISNUMBER([.F252]);[.F252];0)" office:value-type="float" office:value="1889">
            <text:p>1,889</text:p>
          </table:table-cell>
          <table:table-cell table:style-name="ce20" table:formula="of:=IF(ISNUMBER([.G70]);[.G70];0)+IF(ISNUMBER([.G252]);[.G252];0)" office:value-type="float" office:value="1120">
            <text:p>1,120</text:p>
          </table:table-cell>
          <table:table-cell table:style-name="ce20" table:formula="of:=IF(ISNUMBER([.H70]);[.H70];0)+IF(ISNUMBER([.H252]);[.H252];0)" office:value-type="float" office:value="42">
            <text:p>42</text:p>
          </table:table-cell>
          <table:table-cell table:style-name="ce20" table:formula="of:=IF(ISNUMBER([.I70]);[.I70];0)+IF(ISNUMBER([.I252]);[.I252];0)" office:value-type="float" office:value="308">
            <text:p>308</text:p>
          </table:table-cell>
          <table:table-cell table:style-name="ce20" table:formula="of:=IF(ISNUMBER([.J70]);[.J70];0)+IF(ISNUMBER([.J252]);[.J252];0)" office:value-type="float" office:value="914">
            <text:p>914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Default" table:formula="of:=[.B71]" office:value-type="string" office:string-value="  Electricity Load Control">
            <text:p><text:s text:c="2"/>Electricity Load Control</text:p>
          </table:table-cell>
          <table:table-cell table:style-name="ce20" table:formula="of:=IF(ISNUMBER([.C71]);[.C71];0)+IF(ISNUMBER([.C253]);[.C253];0)" office:value-type="float" office:value="13025">
            <text:p>13,025</text:p>
          </table:table-cell>
          <table:table-cell table:style-name="ce20" table:formula="of:=IF(ISNUMBER([.D71]);[.D71];0)+IF(ISNUMBER([.D253]);[.D253];0)" office:value-type="float" office:value="2933">
            <text:p>2,933</text:p>
          </table:table-cell>
          <table:table-cell table:style-name="ce20" table:formula="of:=IF(ISNUMBER([.E71]);[.E71];0)+IF(ISNUMBER([.E253]);[.E253];0)" office:value-type="float" office:value="1105">
            <text:p>1,105</text:p>
          </table:table-cell>
          <table:table-cell table:style-name="ce20" table:formula="of:=IF(ISNUMBER([.F71]);[.F71];0)+IF(ISNUMBER([.F253]);[.F253];0)" office:value-type="float" office:value="932">
            <text:p>932</text:p>
          </table:table-cell>
          <table:table-cell table:style-name="ce20" table:formula="of:=IF(ISNUMBER([.G71]);[.G71];0)+IF(ISNUMBER([.G253]);[.G253];0)" office:value-type="float" office:value="442">
            <text:p>442</text:p>
          </table:table-cell>
          <table:table-cell table:style-name="ce20" table:formula="of:=IF(ISNUMBER([.H71]);[.H71];0)+IF(ISNUMBER([.H253]);[.H253];0)" office:value-type="float" office:value="0">
            <text:p>0</text:p>
          </table:table-cell>
          <table:table-cell table:style-name="ce20" table:formula="of:=IF(ISNUMBER([.I71]);[.I71];0)+IF(ISNUMBER([.I253]);[.I253];0)" office:value-type="float" office:value="12">
            <text:p>12</text:p>
          </table:table-cell>
          <table:table-cell table:style-name="ce20" table:formula="of:=IF(ISNUMBER([.J71]);[.J71];0)+IF(ISNUMBER([.J253]);[.J253];0)" office:value-type="float" office:value="920">
            <text:p>920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Default" table:formula="of:=[.B72]" office:value-type="string" office:string-value="  Power Factor Correction or Improvement">
            <text:p><text:s text:c="2"/>Power Factor Correction or Improvement</text:p>
          </table:table-cell>
          <table:table-cell table:style-name="ce20" table:formula="of:=IF(ISNUMBER([.C72]);[.C72];0)+IF(ISNUMBER([.C254]);[.C254];0)" office:value-type="float" office:value="13095">
            <text:p>13,095</text:p>
          </table:table-cell>
          <table:table-cell table:style-name="ce20" table:formula="of:=IF(ISNUMBER([.D72]);[.D72];0)+IF(ISNUMBER([.D254]);[.D254];0)" office:value-type="float" office:value="2864">
            <text:p>2,864</text:p>
          </table:table-cell>
          <table:table-cell table:style-name="ce20" table:formula="of:=IF(ISNUMBER([.E72]);[.E72];0)+IF(ISNUMBER([.E254]);[.E254];0)" office:value-type="float" office:value="934">
            <text:p>934</text:p>
          </table:table-cell>
          <table:table-cell table:style-name="ce20" table:formula="of:=IF(ISNUMBER([.F72]);[.F72];0)+IF(ISNUMBER([.F254]);[.F254];0)" office:value-type="float" office:value="957">
            <text:p>957</text:p>
          </table:table-cell>
          <table:table-cell table:style-name="ce20" table:formula="of:=IF(ISNUMBER([.G72]);[.G72];0)+IF(ISNUMBER([.G254]);[.G254];0)" office:value-type="float" office:value="424">
            <text:p>424</text:p>
          </table:table-cell>
          <table:table-cell table:style-name="ce20" table:formula="of:=IF(ISNUMBER([.H72]);[.H72];0)+IF(ISNUMBER([.H254]);[.H254];0)" office:value-type="float" office:value="0">
            <text:p>0</text:p>
          </table:table-cell>
          <table:table-cell table:style-name="ce20" table:formula="of:=IF(ISNUMBER([.I72]);[.I72];0)+IF(ISNUMBER([.I254]);[.I254];0)" office:value-type="float" office:value="0">
            <text:p>0</text:p>
          </table:table-cell>
          <table:table-cell table:style-name="ce20" table:formula="of:=IF(ISNUMBER([.J72]);[.J72];0)+IF(ISNUMBER([.J254]);[.J254];0)" office:value-type="float" office:value="1063">
            <text:p>1,063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Default" table:formula="of:=[.B73]" office:value-type="string" office:string-value="  Equipment Installation or Retrofit for the Primary Purpose of">
            <text:p><text:s text:c="2"/>Equipment Installation or Retrofit for the Primary Purpose of</text:p>
          </table:table-cell>
          <table:table-cell table:style-name="ce20" table:formula="of:=IF(ISNUMBER([.C73]);[.C73];0)+IF(ISNUMBER([.C255]);[.C255];0)" office:value-type="float" office:value="0">
            <text:p>0</text:p>
          </table:table-cell>
          <table:table-cell table:style-name="ce20" table:formula="of:=IF(ISNUMBER([.D73]);[.D73];0)+IF(ISNUMBER([.D255]);[.D255];0)" office:value-type="float" office:value="0">
            <text:p>0</text:p>
          </table:table-cell>
          <table:table-cell table:style-name="ce20" table:formula="of:=IF(ISNUMBER([.E73]);[.E73];0)+IF(ISNUMBER([.E255]);[.E255];0)" office:value-type="float" office:value="0">
            <text:p>0</text:p>
          </table:table-cell>
          <table:table-cell table:style-name="ce20" table:formula="of:=IF(ISNUMBER([.F73]);[.F73];0)+IF(ISNUMBER([.F255]);[.F255];0)" office:value-type="float" office:value="0">
            <text:p>0</text:p>
          </table:table-cell>
          <table:table-cell table:style-name="ce20" table:formula="of:=IF(ISNUMBER([.G73]);[.G73];0)+IF(ISNUMBER([.G255]);[.G255];0)" office:value-type="float" office:value="0">
            <text:p>0</text:p>
          </table:table-cell>
          <table:table-cell table:style-name="ce20" table:formula="of:=IF(ISNUMBER([.H73]);[.H73];0)+IF(ISNUMBER([.H255]);[.H255];0)" office:value-type="float" office:value="0">
            <text:p>0</text:p>
          </table:table-cell>
          <table:table-cell table:style-name="ce20" table:formula="of:=IF(ISNUMBER([.I73]);[.I73];0)+IF(ISNUMBER([.I255]);[.I255];0)" office:value-type="float" office:value="0">
            <text:p>0</text:p>
          </table:table-cell>
          <table:table-cell table:style-name="ce20" table:formula="of:=IF(ISNUMBER([.J73]);[.J73];0)+IF(ISNUMBER([.J255]);[.J255];0)" office:value-type="float" office:value="0">
            <text:p>0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Default" table:formula="of:=[.B74]" office:value-type="string" office:string-value="    Using a Different Energy Source (c)">
            <text:p><text:s text:c="4"/>Using a Different Energy Source (c)</text:p>
          </table:table-cell>
          <table:table-cell table:style-name="ce20" table:formula="of:=IF(ISNUMBER([.C74]);[.C74];0)+IF(ISNUMBER([.C256]);[.C256];0)" office:value-type="float" office:value="14109">
            <text:p>14,109</text:p>
          </table:table-cell>
          <table:table-cell table:style-name="ce20" table:formula="of:=IF(ISNUMBER([.D74]);[.D74];0)+IF(ISNUMBER([.D256]);[.D256];0)" office:value-type="float" office:value="1850">
            <text:p>1,850</text:p>
          </table:table-cell>
          <table:table-cell table:style-name="ce20" table:formula="of:=IF(ISNUMBER([.E74]);[.E74];0)+IF(ISNUMBER([.E256]);[.E256];0)" office:value-type="float" office:value="742">
            <text:p>742</text:p>
          </table:table-cell>
          <table:table-cell table:style-name="ce20" table:formula="of:=IF(ISNUMBER([.F74]);[.F74];0)+IF(ISNUMBER([.F256]);[.F256];0)" office:value-type="float" office:value="65">
            <text:p>65</text:p>
          </table:table-cell>
          <table:table-cell table:style-name="ce20" table:formula="of:=IF(ISNUMBER([.G74]);[.G74];0)+IF(ISNUMBER([.G256]);[.G256];0)" office:value-type="float" office:value="324">
            <text:p>324</text:p>
          </table:table-cell>
          <table:table-cell table:style-name="ce20" table:formula="of:=IF(ISNUMBER([.H74]);[.H74];0)+IF(ISNUMBER([.H256]);[.H256];0)" office:value-type="float" office:value="0">
            <text:p>0</text:p>
          </table:table-cell>
          <table:table-cell table:style-name="ce20" table:formula="of:=IF(ISNUMBER([.I74]);[.I74];0)+IF(ISNUMBER([.I256]);[.I256];0)" office:value-type="float" office:value="0">
            <text:p>0</text:p>
          </table:table-cell>
          <table:table-cell table:style-name="ce20" table:formula="of:=IF(ISNUMBER([.J74]);[.J74];0)+IF(ISNUMBER([.J256]);[.J256];0)" office:value-type="float" office:value="863">
            <text:p>863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Default" table:formula="of:=[.B75]" office:value-type="string" office:string-value="  Standby Generation Program">
            <text:p><text:s text:c="2"/>Standby Generation Program</text:p>
          </table:table-cell>
          <table:table-cell table:style-name="ce20" table:formula="of:=IF(ISNUMBER([.C75]);[.C75];0)+IF(ISNUMBER([.C257]);[.C257];0)" office:value-type="float" office:value="14339">
            <text:p>14,339</text:p>
          </table:table-cell>
          <table:table-cell table:style-name="ce20" table:formula="of:=IF(ISNUMBER([.D75]);[.D75];0)+IF(ISNUMBER([.D257]);[.D257];0)" office:value-type="float" office:value="1619">
            <text:p>1,619</text:p>
          </table:table-cell>
          <table:table-cell table:style-name="ce20" table:formula="of:=IF(ISNUMBER([.E75]);[.E75];0)+IF(ISNUMBER([.E257]);[.E257];0)" office:value-type="float" office:value="518">
            <text:p>518</text:p>
          </table:table-cell>
          <table:table-cell table:style-name="ce20" table:formula="of:=IF(ISNUMBER([.F75]);[.F75];0)+IF(ISNUMBER([.F257]);[.F257];0)" office:value-type="float" office:value="190">
            <text:p>190</text:p>
          </table:table-cell>
          <table:table-cell table:style-name="ce20" table:formula="of:=IF(ISNUMBER([.G75]);[.G75];0)+IF(ISNUMBER([.G257]);[.G257];0)" office:value-type="float" office:value="208">
            <text:p>208</text:p>
          </table:table-cell>
          <table:table-cell table:style-name="ce20" table:formula="of:=IF(ISNUMBER([.H75]);[.H75];0)+IF(ISNUMBER([.H257]);[.H257];0)" office:value-type="float" office:value="0">
            <text:p>0</text:p>
          </table:table-cell>
          <table:table-cell table:style-name="ce20" table:formula="of:=IF(ISNUMBER([.I75]);[.I75];0)+IF(ISNUMBER([.I257]);[.I257];0)" office:value-type="float" office:value="0">
            <text:p>0</text:p>
          </table:table-cell>
          <table:table-cell table:style-name="ce20" table:formula="of:=IF(ISNUMBER([.J75]);[.J75];0)+IF(ISNUMBER([.J257]);[.J257];0)" office:value-type="float" office:value="812">
            <text:p>812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Default" table:formula="of:=[.B76]" office:value-type="string" office:string-value="  Special Rate Schedule (d)">
            <text:p><text:s text:c="2"/>Special Rate Schedule (d)</text:p>
          </table:table-cell>
          <table:table-cell table:style-name="ce20" table:formula="of:=IF(ISNUMBER([.C76]);[.C76];0)+IF(ISNUMBER([.C258]);[.C258];0)" office:value-type="float" office:value="12913">
            <text:p>12,913</text:p>
          </table:table-cell>
          <table:table-cell table:style-name="ce20" table:formula="of:=IF(ISNUMBER([.D76]);[.D76];0)+IF(ISNUMBER([.D258]);[.D258];0)" office:value-type="float" office:value="3045">
            <text:p>3,045</text:p>
          </table:table-cell>
          <table:table-cell table:style-name="ce20" table:formula="of:=IF(ISNUMBER([.E76]);[.E76];0)+IF(ISNUMBER([.E258]);[.E258];0)" office:value-type="float" office:value="0">
            <text:p>0</text:p>
          </table:table-cell>
          <table:table-cell table:style-name="ce20" table:formula="of:=IF(ISNUMBER([.F76]);[.F76];0)+IF(ISNUMBER([.F258]);[.F258];0)" office:value-type="float" office:value="1684">
            <text:p>1,684</text:p>
          </table:table-cell>
          <table:table-cell table:style-name="ce20" table:formula="of:=IF(ISNUMBER([.G76]);[.G76];0)+IF(ISNUMBER([.G258]);[.G258];0)" office:value-type="float" office:value="505">
            <text:p>505</text:p>
          </table:table-cell>
          <table:table-cell table:style-name="ce20" table:formula="of:=IF(ISNUMBER([.H76]);[.H76];0)+IF(ISNUMBER([.H258]);[.H258];0)" office:value-type="float" office:value="0">
            <text:p>0</text:p>
          </table:table-cell>
          <table:table-cell table:style-name="ce20" table:formula="of:=IF(ISNUMBER([.I76]);[.I76];0)+IF(ISNUMBER([.I258]);[.I258];0)" office:value-type="float" office:value="0">
            <text:p>0</text:p>
          </table:table-cell>
          <table:table-cell table:style-name="ce20" table:formula="of:=IF(ISNUMBER([.J76]);[.J76];0)+IF(ISNUMBER([.J258]);[.J258];0)" office:value-type="float" office:value="985">
            <text:p>985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Default" table:formula="of:=[.B77]" office:value-type="string" office:string-value="  Interval Metering (e) ">
            <text:p><text:s text:c="2"/>Interval Metering (e) </text:p>
          </table:table-cell>
          <table:table-cell table:style-name="ce20" table:formula="of:=IF(ISNUMBER([.C77]);[.C77];0)+IF(ISNUMBER([.C259]);[.C259];0)" office:value-type="float" office:value="13989">
            <text:p>13,989</text:p>
          </table:table-cell>
          <table:table-cell table:style-name="ce20" table:formula="of:=IF(ISNUMBER([.D77]);[.D77];0)+IF(ISNUMBER([.D259]);[.D259];0)" office:value-type="float" office:value="1970">
            <text:p>1,970</text:p>
          </table:table-cell>
          <table:table-cell table:style-name="ce20" table:formula="of:=IF(ISNUMBER([.E77]);[.E77];0)+IF(ISNUMBER([.E259]);[.E259];0)" office:value-type="float" office:value="0">
            <text:p>0</text:p>
          </table:table-cell>
          <table:table-cell table:style-name="ce20" table:formula="of:=IF(ISNUMBER([.F77]);[.F77];0)+IF(ISNUMBER([.F259]);[.F259];0)" office:value-type="float" office:value="834">
            <text:p>834</text:p>
          </table:table-cell>
          <table:table-cell table:style-name="ce20" table:formula="of:=IF(ISNUMBER([.G77]);[.G77];0)+IF(ISNUMBER([.G259]);[.G259];0)" office:value-type="float" office:value="164">
            <text:p>164</text:p>
          </table:table-cell>
          <table:table-cell table:style-name="ce20" table:formula="of:=IF(ISNUMBER([.H77]);[.H77];0)+IF(ISNUMBER([.H259]);[.H259];0)" office:value-type="float" office:value="0">
            <text:p>0</text:p>
          </table:table-cell>
          <table:table-cell table:style-name="ce20" table:formula="of:=IF(ISNUMBER([.I77]);[.I77];0)+IF(ISNUMBER([.I259]);[.I259];0)" office:value-type="float" office:value="0">
            <text:p>0</text:p>
          </table:table-cell>
          <table:table-cell table:style-name="ce20" table:formula="of:=IF(ISNUMBER([.J77]);[.J77];0)+IF(ISNUMBER([.J259]);[.J259];0)" office:value-type="float" office:value="1011">
            <text:p>1,011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Default" table:formula="of:=[.B78]" office:value-type="string" office:string-value="  Equipment Installation or Retrofit for the Primary Purpose of ">
            <text:p><text:s text:c="2"/>Equipment Installation or Retrofit for the Primary Purpose of </text:p>
          </table:table-cell>
          <table:table-cell table:style-name="ce20" table:formula="of:=IF(ISNUMBER([.C78]);[.C78];0)+IF(ISNUMBER([.C260]);[.C260];0)" office:value-type="float" office:value="0">
            <text:p>0</text:p>
          </table:table-cell>
          <table:table-cell table:style-name="ce20" table:formula="of:=IF(ISNUMBER([.D78]);[.D78];0)+IF(ISNUMBER([.D260]);[.D260];0)" office:value-type="float" office:value="0">
            <text:p>0</text:p>
          </table:table-cell>
          <table:table-cell table:style-name="ce20" table:formula="of:=IF(ISNUMBER([.E78]);[.E78];0)+IF(ISNUMBER([.E260]);[.E260];0)" office:value-type="float" office:value="0">
            <text:p>0</text:p>
          </table:table-cell>
          <table:table-cell table:style-name="ce20" table:formula="of:=IF(ISNUMBER([.F78]);[.F78];0)+IF(ISNUMBER([.F260]);[.F260];0)" office:value-type="float" office:value="0">
            <text:p>0</text:p>
          </table:table-cell>
          <table:table-cell table:style-name="ce20" table:formula="of:=IF(ISNUMBER([.G78]);[.G78];0)+IF(ISNUMBER([.G260]);[.G260];0)" office:value-type="float" office:value="0">
            <text:p>0</text:p>
          </table:table-cell>
          <table:table-cell table:style-name="ce20" table:formula="of:=IF(ISNUMBER([.H78]);[.H78];0)+IF(ISNUMBER([.H260]);[.H260];0)" office:value-type="float" office:value="0">
            <text:p>0</text:p>
          </table:table-cell>
          <table:table-cell table:style-name="ce20" table:formula="of:=IF(ISNUMBER([.I78]);[.I78];0)+IF(ISNUMBER([.I260]);[.I260];0)" office:value-type="float" office:value="0">
            <text:p>0</text:p>
          </table:table-cell>
          <table:table-cell table:style-name="ce20" table:formula="of:=IF(ISNUMBER([.J78]);[.J78];0)+IF(ISNUMBER([.J260]);[.J260];0)" office:value-type="float" office:value="0">
            <text:p>0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Default" table:formula="of:=[.B79]" office:value-type="string" office:string-value="    Improving Energy Efficiency Affecting:">
            <text:p><text:s text:c="4"/>Improving Energy Efficiency Affecting:</text:p>
          </table:table-cell>
          <table:table-cell table:style-name="ce20" table:formula="of:=IF(ISNUMBER([.C79]);[.C79];0)+IF(ISNUMBER([.C261]);[.C261];0)" office:value-type="float" office:value="0">
            <text:p>0</text:p>
          </table:table-cell>
          <table:table-cell table:style-name="ce20" table:formula="of:=IF(ISNUMBER([.D79]);[.D79];0)+IF(ISNUMBER([.D261]);[.D261];0)" office:value-type="float" office:value="0">
            <text:p>0</text:p>
          </table:table-cell>
          <table:table-cell table:style-name="ce20" table:formula="of:=IF(ISNUMBER([.E79]);[.E79];0)+IF(ISNUMBER([.E261]);[.E261];0)" office:value-type="float" office:value="0">
            <text:p>0</text:p>
          </table:table-cell>
          <table:table-cell table:style-name="ce20" table:formula="of:=IF(ISNUMBER([.F79]);[.F79];0)+IF(ISNUMBER([.F261]);[.F261];0)" office:value-type="float" office:value="0">
            <text:p>0</text:p>
          </table:table-cell>
          <table:table-cell table:style-name="ce20" table:formula="of:=IF(ISNUMBER([.G79]);[.G79];0)+IF(ISNUMBER([.G261]);[.G261];0)" office:value-type="float" office:value="0">
            <text:p>0</text:p>
          </table:table-cell>
          <table:table-cell table:style-name="ce20" table:formula="of:=IF(ISNUMBER([.H79]);[.H79];0)+IF(ISNUMBER([.H261]);[.H261];0)" office:value-type="float" office:value="0">
            <text:p>0</text:p>
          </table:table-cell>
          <table:table-cell table:style-name="ce20" table:formula="of:=IF(ISNUMBER([.I79]);[.I79];0)+IF(ISNUMBER([.I261]);[.I261];0)" office:value-type="float" office:value="0">
            <text:p>0</text:p>
          </table:table-cell>
          <table:table-cell table:style-name="ce20" table:formula="of:=IF(ISNUMBER([.J79]);[.J79];0)+IF(ISNUMBER([.J261]);[.J261];0)" office:value-type="float" office:value="0">
            <text:p>0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Default" table:formula="of:=[.B80]" office:value-type="string" office:string-value="    Steam Production/System (f)">
            <text:p><text:s text:c="4"/>Steam Production/System (f)</text:p>
          </table:table-cell>
          <table:table-cell table:style-name="ce20" table:formula="of:=IF(ISNUMBER([.C80]);[.C80];0)+IF(ISNUMBER([.C262]);[.C262];0)" office:value-type="float" office:value="13338">
            <text:p>13,338</text:p>
          </table:table-cell>
          <table:table-cell table:style-name="ce20" table:formula="of:=IF(ISNUMBER([.D80]);[.D80];0)+IF(ISNUMBER([.D262]);[.D262];0)" office:value-type="float" office:value="2620">
            <text:p>2,620</text:p>
          </table:table-cell>
          <table:table-cell table:style-name="ce20" table:formula="of:=IF(ISNUMBER([.E80]);[.E80];0)+IF(ISNUMBER([.E262]);[.E262];0)" office:value-type="float" office:value="1352">
            <text:p>1,352</text:p>
          </table:table-cell>
          <table:table-cell table:style-name="ce20" table:formula="of:=IF(ISNUMBER([.F80]);[.F80];0)+IF(ISNUMBER([.F262]);[.F262];0)" office:value-type="float" office:value="123">
            <text:p>123</text:p>
          </table:table-cell>
          <table:table-cell table:style-name="ce20" table:formula="of:=IF(ISNUMBER([.G80]);[.G80];0)+IF(ISNUMBER([.G262]);[.G262];0)" office:value-type="float" office:value="895">
            <text:p>895</text:p>
          </table:table-cell>
          <table:table-cell table:style-name="ce20" table:formula="of:=IF(ISNUMBER([.H80]);[.H80];0)+IF(ISNUMBER([.H262]);[.H262];0)" office:value-type="float" office:value="0">
            <text:p>0</text:p>
          </table:table-cell>
          <table:table-cell table:style-name="ce20" table:formula="of:=IF(ISNUMBER([.I80]);[.I80];0)+IF(ISNUMBER([.I262]);[.I262];0)" office:value-type="float" office:value="28">
            <text:p>28</text:p>
          </table:table-cell>
          <table:table-cell table:style-name="ce20" table:formula="of:=IF(ISNUMBER([.J80]);[.J80];0)+IF(ISNUMBER([.J262]);[.J262];0)" office:value-type="float" office:value="656">
            <text:p>656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Default" table:formula="of:=[.B81]" office:value-type="string" office:string-value="    Compressed Air Systems (g)">
            <text:p><text:s text:c="4"/>Compressed Air Systems (g)</text:p>
          </table:table-cell>
          <table:table-cell table:style-name="ce20" table:formula="of:=IF(ISNUMBER([.C81]);[.C81];0)+IF(ISNUMBER([.C263]);[.C263];0)" office:value-type="float" office:value="12475">
            <text:p>12,475</text:p>
          </table:table-cell>
          <table:table-cell table:style-name="ce20" table:formula="of:=IF(ISNUMBER([.D81]);[.D81];0)+IF(ISNUMBER([.D263]);[.D263];0)" office:value-type="float" office:value="3483">
            <text:p>3,483</text:p>
          </table:table-cell>
          <table:table-cell table:style-name="ce20" table:formula="of:=IF(ISNUMBER([.E81]);[.E81];0)+IF(ISNUMBER([.E263]);[.E263];0)" office:value-type="float" office:value="2265">
            <text:p>2,265</text:p>
          </table:table-cell>
          <table:table-cell table:style-name="ce20" table:formula="of:=IF(ISNUMBER([.F81]);[.F81];0)+IF(ISNUMBER([.F263]);[.F263];0)" office:value-type="float" office:value="170">
            <text:p>170</text:p>
          </table:table-cell>
          <table:table-cell table:style-name="ce20" table:formula="of:=IF(ISNUMBER([.G81]);[.G81];0)+IF(ISNUMBER([.G263]);[.G263];0)" office:value-type="float" office:value="745">
            <text:p>745</text:p>
          </table:table-cell>
          <table:table-cell table:style-name="ce20" table:formula="of:=IF(ISNUMBER([.H81]);[.H81];0)+IF(ISNUMBER([.H263]);[.H263];0)" office:value-type="float" office:value="0">
            <text:p>0</text:p>
          </table:table-cell>
          <table:table-cell table:style-name="ce20" table:formula="of:=IF(ISNUMBER([.I81]);[.I81];0)+IF(ISNUMBER([.I263]);[.I263];0)" office:value-type="float" office:value="4">
            <text:p>4</text:p>
          </table:table-cell>
          <table:table-cell table:style-name="ce20" table:formula="of:=IF(ISNUMBER([.J81]);[.J81];0)+IF(ISNUMBER([.J263]);[.J263];0)" office:value-type="float" office:value="749">
            <text:p>749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Default" table:formula="of:=[.B82]" office:value-type="string" office:string-value="    Direct/Indirect Process Heating">
            <text:p><text:s text:c="4"/>Direct/Indirect Process Heating</text:p>
          </table:table-cell>
          <table:table-cell table:style-name="ce20" table:formula="of:=IF(ISNUMBER([.C82]);[.C82];0)+IF(ISNUMBER([.C264]);[.C264];0)" office:value-type="float" office:value="14109">
            <text:p>14,109</text:p>
          </table:table-cell>
          <table:table-cell table:style-name="ce20" table:formula="of:=IF(ISNUMBER([.D82]);[.D82];0)+IF(ISNUMBER([.D264]);[.D264];0)" office:value-type="float" office:value="1849">
            <text:p>1,849</text:p>
          </table:table-cell>
          <table:table-cell table:style-name="ce20" table:formula="of:=IF(ISNUMBER([.E82]);[.E82];0)+IF(ISNUMBER([.E264]);[.E264];0)" office:value-type="float" office:value="913">
            <text:p>913</text:p>
          </table:table-cell>
          <table:table-cell table:style-name="ce20" table:formula="of:=IF(ISNUMBER([.F82]);[.F82];0)+IF(ISNUMBER([.F264]);[.F264];0)" office:value-type="float" office:value="33">
            <text:p>33</text:p>
          </table:table-cell>
          <table:table-cell table:style-name="ce20" table:formula="of:=IF(ISNUMBER([.G82]);[.G82];0)+IF(ISNUMBER([.G264]);[.G264];0)" office:value-type="float" office:value="443">
            <text:p>443</text:p>
          </table:table-cell>
          <table:table-cell table:style-name="ce20" table:formula="of:=IF(ISNUMBER([.H82]);[.H82];0)+IF(ISNUMBER([.H264]);[.H264];0)" office:value-type="float" office:value="0">
            <text:p>0</text:p>
          </table:table-cell>
          <table:table-cell table:style-name="ce20" table:formula="of:=IF(ISNUMBER([.I82]);[.I82];0)+IF(ISNUMBER([.I264]);[.I264];0)" office:value-type="float" office:value="10">
            <text:p>10</text:p>
          </table:table-cell>
          <table:table-cell table:style-name="ce20" table:formula="of:=IF(ISNUMBER([.J82]);[.J82];0)+IF(ISNUMBER([.J264]);[.J264];0)" office:value-type="float" office:value="749">
            <text:p>749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Default" table:formula="of:=[.B83]" office:value-type="string" office:string-value="    Direct Process Cooling, Refrigeration">
            <text:p><text:s text:c="4"/>Direct Process Cooling, Refrigeration</text:p>
          </table:table-cell>
          <table:table-cell table:style-name="ce20" table:formula="of:=IF(ISNUMBER([.C83]);[.C83];0)+IF(ISNUMBER([.C265]);[.C265];0)" office:value-type="float" office:value="13365">
            <text:p>13,365</text:p>
          </table:table-cell>
          <table:table-cell table:style-name="ce20" table:formula="of:=IF(ISNUMBER([.D83]);[.D83];0)+IF(ISNUMBER([.D265]);[.D265];0)" office:value-type="float" office:value="2594">
            <text:p>2,594</text:p>
          </table:table-cell>
          <table:table-cell table:style-name="ce20" table:formula="of:=IF(ISNUMBER([.E83]);[.E83];0)+IF(ISNUMBER([.E265]);[.E265];0)" office:value-type="float" office:value="1255">
            <text:p>1,255</text:p>
          </table:table-cell>
          <table:table-cell table:style-name="ce20" table:formula="of:=IF(ISNUMBER([.F83]);[.F83];0)+IF(ISNUMBER([.F265]);[.F265];0)" office:value-type="float" office:value="106">
            <text:p>106</text:p>
          </table:table-cell>
          <table:table-cell table:style-name="ce20" table:formula="of:=IF(ISNUMBER([.G83]);[.G83];0)+IF(ISNUMBER([.G265]);[.G265];0)" office:value-type="float" office:value="859">
            <text:p>859</text:p>
          </table:table-cell>
          <table:table-cell table:style-name="ce20" table:formula="of:=IF(ISNUMBER([.H83]);[.H83];0)+IF(ISNUMBER([.H265]);[.H265];0)" office:value-type="float" office:value="0">
            <text:p>0</text:p>
          </table:table-cell>
          <table:table-cell table:style-name="ce20" table:formula="of:=IF(ISNUMBER([.I83]);[.I83];0)+IF(ISNUMBER([.I265]);[.I265];0)" office:value-type="float" office:value="0">
            <text:p>0</text:p>
          </table:table-cell>
          <table:table-cell table:style-name="ce20" table:formula="of:=IF(ISNUMBER([.J83]);[.J83];0)+IF(ISNUMBER([.J265]);[.J265];0)" office:value-type="float" office:value="777">
            <text:p>777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Default" table:formula="of:=[.B84]" office:value-type="string" office:string-value="    Direct Machine Drive (h)">
            <text:p><text:s text:c="4"/>Direct Machine Drive (h)</text:p>
          </table:table-cell>
          <table:table-cell table:style-name="ce20" table:formula="of:=IF(ISNUMBER([.C84]);[.C84];0)+IF(ISNUMBER([.C266]);[.C266];0)" office:value-type="float" office:value="12239">
            <text:p>12,239</text:p>
          </table:table-cell>
          <table:table-cell table:style-name="ce20" table:formula="of:=IF(ISNUMBER([.D84]);[.D84];0)+IF(ISNUMBER([.D266]);[.D266];0)" office:value-type="float" office:value="3720">
            <text:p>3,720</text:p>
          </table:table-cell>
          <table:table-cell table:style-name="ce20" table:formula="of:=IF(ISNUMBER([.E84]);[.E84];0)+IF(ISNUMBER([.E266]);[.E266];0)" office:value-type="float" office:value="2372">
            <text:p>2,372</text:p>
          </table:table-cell>
          <table:table-cell table:style-name="ce20" table:formula="of:=IF(ISNUMBER([.F84]);[.F84];0)+IF(ISNUMBER([.F266]);[.F266];0)" office:value-type="float" office:value="182">
            <text:p>182</text:p>
          </table:table-cell>
          <table:table-cell table:style-name="ce20" table:formula="of:=IF(ISNUMBER([.G84]);[.G84];0)+IF(ISNUMBER([.G266]);[.G266];0)" office:value-type="float" office:value="1049">
            <text:p>1,049</text:p>
          </table:table-cell>
          <table:table-cell table:style-name="ce20" table:formula="of:=IF(ISNUMBER([.H84]);[.H84];0)+IF(ISNUMBER([.H266]);[.H266];0)" office:value-type="float" office:value="0">
            <text:p>0</text:p>
          </table:table-cell>
          <table:table-cell table:style-name="ce20" table:formula="of:=IF(ISNUMBER([.I84]);[.I84];0)+IF(ISNUMBER([.I266]);[.I266];0)" office:value-type="float" office:value="0">
            <text:p>0</text:p>
          </table:table-cell>
          <table:table-cell table:style-name="ce20" table:formula="of:=IF(ISNUMBER([.J84]);[.J84];0)+IF(ISNUMBER([.J266]);[.J266];0)" office:value-type="float" office:value="838">
            <text:p>838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Default" table:formula="of:=[.B85]" office:value-type="string" office:string-value="    Facility HVAC (i)">
            <text:p><text:s text:c="4"/>Facility HVAC (i)</text:p>
          </table:table-cell>
          <table:table-cell table:style-name="ce20" table:formula="of:=IF(ISNUMBER([.C85]);[.C85];0)+IF(ISNUMBER([.C267]);[.C267];0)" office:value-type="float" office:value="12692">
            <text:p>12,692</text:p>
          </table:table-cell>
          <table:table-cell table:style-name="ce20" table:formula="of:=IF(ISNUMBER([.D85]);[.D85];0)+IF(ISNUMBER([.D267]);[.D267];0)" office:value-type="float" office:value="3266">
            <text:p>3,266</text:p>
          </table:table-cell>
          <table:table-cell table:style-name="ce20" table:formula="of:=IF(ISNUMBER([.E85]);[.E85];0)+IF(ISNUMBER([.E267]);[.E267];0)" office:value-type="float" office:value="1327">
            <text:p>1,327</text:p>
          </table:table-cell>
          <table:table-cell table:style-name="ce20" table:formula="of:=IF(ISNUMBER([.F85]);[.F85];0)+IF(ISNUMBER([.F267]);[.F267];0)" office:value-type="float" office:value="288">
            <text:p>288</text:p>
          </table:table-cell>
          <table:table-cell table:style-name="ce20" table:formula="of:=IF(ISNUMBER([.G85]);[.G85];0)+IF(ISNUMBER([.G267]);[.G267];0)" office:value-type="float" office:value="1227">
            <text:p>1,227</text:p>
          </table:table-cell>
          <table:table-cell table:style-name="ce20" table:formula="of:=IF(ISNUMBER([.H85]);[.H85];0)+IF(ISNUMBER([.H267]);[.H267];0)" office:value-type="float" office:value="0">
            <text:p>0</text:p>
          </table:table-cell>
          <table:table-cell table:style-name="ce20" table:formula="of:=IF(ISNUMBER([.I85]);[.I85];0)+IF(ISNUMBER([.I267]);[.I267];0)" office:value-type="float" office:value="0">
            <text:p>0</text:p>
          </table:table-cell>
          <table:table-cell table:style-name="ce20" table:formula="of:=IF(ISNUMBER([.J85]);[.J85];0)+IF(ISNUMBER([.J267]);[.J267];0)" office:value-type="float" office:value="836">
            <text:p>836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Default" table:formula="of:=[.B86]" office:value-type="string" office:string-value="    Facility Lighting">
            <text:p><text:s text:c="4"/>Facility Lighting</text:p>
          </table:table-cell>
          <table:table-cell table:style-name="ce20" table:formula="of:=IF(ISNUMBER([.C86]);[.C86];0)+IF(ISNUMBER([.C268]);[.C268];0)" office:value-type="float" office:value="12058">
            <text:p>12,058</text:p>
          </table:table-cell>
          <table:table-cell table:style-name="ce20" table:formula="of:=IF(ISNUMBER([.D86]);[.D86];0)+IF(ISNUMBER([.D268]);[.D268];0)" office:value-type="float" office:value="3900">
            <text:p>3,900</text:p>
          </table:table-cell>
          <table:table-cell table:style-name="ce20" table:formula="of:=IF(ISNUMBER([.E86]);[.E86];0)+IF(ISNUMBER([.E268]);[.E268];0)" office:value-type="float" office:value="2123">
            <text:p>2,123</text:p>
          </table:table-cell>
          <table:table-cell table:style-name="ce20" table:formula="of:=IF(ISNUMBER([.F86]);[.F86];0)+IF(ISNUMBER([.F268]);[.F268];0)" office:value-type="float" office:value="672">
            <text:p>672</text:p>
          </table:table-cell>
          <table:table-cell table:style-name="ce20" table:formula="of:=IF(ISNUMBER([.G86]);[.G86];0)+IF(ISNUMBER([.G268]);[.G268];0)" office:value-type="float" office:value="986">
            <text:p>986</text:p>
          </table:table-cell>
          <table:table-cell table:style-name="ce20" table:formula="of:=IF(ISNUMBER([.H86]);[.H86];0)+IF(ISNUMBER([.H268]);[.H268];0)" office:value-type="float" office:value="0">
            <text:p>0</text:p>
          </table:table-cell>
          <table:table-cell table:style-name="ce20" table:formula="of:=IF(ISNUMBER([.I86]);[.I86];0)+IF(ISNUMBER([.I268]);[.I268];0)" office:value-type="float" office:value="35">
            <text:p>35</text:p>
          </table:table-cell>
          <table:table-cell table:style-name="ce20" table:formula="of:=IF(ISNUMBER([.J86]);[.J86];0)+IF(ISNUMBER([.J268]);[.J268];0)" office:value-type="float" office:value="852">
            <text:p>852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Default" table:formula="of:=[.B87]" office:value-type="string" office:string-value="Receiving energy-management support in the form of:">
            <text:p>Receiving energy-management support in the form of:</text:p>
          </table:table-cell>
          <table:table-cell table:style-name="ce20" table:formula="of:=IF(ISNUMBER([.C87]);[.C87];0)+IF(ISNUMBER([.C269]);[.C269];0)" office:value-type="float" office:value="0">
            <text:p>0</text:p>
          </table:table-cell>
          <table:table-cell table:style-name="ce20" table:formula="of:=IF(ISNUMBER([.D87]);[.D87];0)+IF(ISNUMBER([.D269]);[.D269];0)" office:value-type="float" office:value="0">
            <text:p>0</text:p>
          </table:table-cell>
          <table:table-cell table:style-name="ce20" table:formula="of:=IF(ISNUMBER([.E87]);[.E87];0)+IF(ISNUMBER([.E269]);[.E269];0)" office:value-type="float" office:value="0">
            <text:p>0</text:p>
          </table:table-cell>
          <table:table-cell table:style-name="ce20" table:formula="of:=IF(ISNUMBER([.F87]);[.F87];0)+IF(ISNUMBER([.F269]);[.F269];0)" office:value-type="float" office:value="0">
            <text:p>0</text:p>
          </table:table-cell>
          <table:table-cell table:style-name="ce20" table:formula="of:=IF(ISNUMBER([.G87]);[.G87];0)+IF(ISNUMBER([.G269]);[.G269];0)" office:value-type="float" office:value="0">
            <text:p>0</text:p>
          </table:table-cell>
          <table:table-cell table:style-name="ce20" table:formula="of:=IF(ISNUMBER([.H87]);[.H87];0)+IF(ISNUMBER([.H269]);[.H269];0)" office:value-type="float" office:value="0">
            <text:p>0</text:p>
          </table:table-cell>
          <table:table-cell table:style-name="ce20" table:formula="of:=IF(ISNUMBER([.I87]);[.I87];0)+IF(ISNUMBER([.I269]);[.I269];0)" office:value-type="float" office:value="0">
            <text:p>0</text:p>
          </table:table-cell>
          <table:table-cell table:style-name="ce20" table:formula="of:=IF(ISNUMBER([.J87]);[.J87];0)+IF(ISNUMBER([.J269]);[.J269];0)" office:value-type="float" office:value="0">
            <text:p>0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Default" table:formula="of:=[.B88]" office:value-type="string" office:string-value="    Technical Assistance (j)">
            <text:p><text:s text:c="4"/>Technical Assistance (j)</text:p>
          </table:table-cell>
          <table:table-cell table:style-name="ce20" table:formula="of:=IF(ISNUMBER([.C88]);[.C88];0)+IF(ISNUMBER([.C270]);[.C270];0)" office:value-type="float" office:value="11346">
            <text:p>11,346</text:p>
          </table:table-cell>
          <table:table-cell table:style-name="ce20" table:formula="of:=IF(ISNUMBER([.D88]);[.D88];0)+IF(ISNUMBER([.D270]);[.D270];0)" office:value-type="float" office:value="4612">
            <text:p>4,612</text:p>
          </table:table-cell>
          <table:table-cell table:style-name="ce20" table:formula="of:=IF(ISNUMBER([.E88]);[.E88];0)+IF(ISNUMBER([.E270]);[.E270];0)" office:value-type="float" office:value="1510">
            <text:p>1,510</text:p>
          </table:table-cell>
          <table:table-cell table:style-name="ce20" table:formula="of:=IF(ISNUMBER([.F88]);[.F88];0)+IF(ISNUMBER([.F270]);[.F270];0)" office:value-type="float" office:value="1182">
            <text:p>1,182</text:p>
          </table:table-cell>
          <table:table-cell table:style-name="ce20" table:formula="of:=IF(ISNUMBER([.G88]);[.G88];0)+IF(ISNUMBER([.G270]);[.G270];0)" office:value-type="float" office:value="2046">
            <text:p>2,046</text:p>
          </table:table-cell>
          <table:table-cell table:style-name="ce20" table:formula="of:=IF(ISNUMBER([.H88]);[.H88];0)+IF(ISNUMBER([.H270]);[.H270];0)" office:value-type="float" office:value="21">
            <text:p>21</text:p>
          </table:table-cell>
          <table:table-cell table:style-name="ce20" table:formula="of:=IF(ISNUMBER([.I88]);[.I88];0)+IF(ISNUMBER([.I270]);[.I270];0)" office:value-type="float" office:value="163">
            <text:p>163</text:p>
          </table:table-cell>
          <table:table-cell table:style-name="ce20" table:formula="of:=IF(ISNUMBER([.J88]);[.J88];0)+IF(ISNUMBER([.J270]);[.J270];0)" office:value-type="float" office:value="977">
            <text:p>977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Default" table:formula="of:=[.B89]" office:value-type="string" office:string-value="    Technical Information (k)">
            <text:p><text:s text:c="4"/>Technical Information (k)</text:p>
          </table:table-cell>
          <table:table-cell table:style-name="ce20" table:formula="of:=IF(ISNUMBER([.C89]);[.C89];0)+IF(ISNUMBER([.C271]);[.C271];0)" office:value-type="float" office:value="13360">
            <text:p>13,360</text:p>
          </table:table-cell>
          <table:table-cell table:style-name="ce20" table:formula="of:=IF(ISNUMBER([.D89]);[.D89];0)+IF(ISNUMBER([.D271]);[.D271];0)" office:value-type="float" office:value="2599">
            <text:p>2,599</text:p>
          </table:table-cell>
          <table:table-cell table:style-name="ce20" table:formula="of:=IF(ISNUMBER([.E89]);[.E89];0)+IF(ISNUMBER([.E271]);[.E271];0)" office:value-type="float" office:value="1228">
            <text:p>1,228</text:p>
          </table:table-cell>
          <table:table-cell table:style-name="ce20" table:formula="of:=IF(ISNUMBER([.F89]);[.F89];0)+IF(ISNUMBER([.F271]);[.F271];0)" office:value-type="float" office:value="998">
            <text:p>998</text:p>
          </table:table-cell>
          <table:table-cell table:style-name="ce20" table:formula="of:=IF(ISNUMBER([.G89]);[.G89];0)+IF(ISNUMBER([.G271]);[.G271];0)" office:value-type="float" office:value="1266">
            <text:p>1,266</text:p>
          </table:table-cell>
          <table:table-cell table:style-name="ce20" table:formula="of:=IF(ISNUMBER([.H89]);[.H89];0)+IF(ISNUMBER([.H271]);[.H271];0)" office:value-type="float" office:value="27">
            <text:p>27</text:p>
          </table:table-cell>
          <table:table-cell table:style-name="ce20" table:formula="of:=IF(ISNUMBER([.I89]);[.I89];0)+IF(ISNUMBER([.I271]);[.I271];0)" office:value-type="float" office:value="67">
            <text:p>67</text:p>
          </table:table-cell>
          <table:table-cell table:style-name="ce20" table:formula="of:=IF(ISNUMBER([.J89]);[.J89];0)+IF(ISNUMBER([.J271]);[.J271];0)" office:value-type="float" office:value="12">
            <text:p>12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Default" table:formula="of:=[.B90]" office:value-type="string" office:string-value="    Training (l)">
            <text:p><text:s text:c="4"/>Training (l)</text:p>
          </table:table-cell>
          <table:table-cell table:style-name="ce20" table:formula="of:=IF(ISNUMBER([.C90]);[.C90];0)+IF(ISNUMBER([.C272]);[.C272];0)" office:value-type="float" office:value="13706">
            <text:p>13,706</text:p>
          </table:table-cell>
          <table:table-cell table:style-name="ce20" table:formula="of:=IF(ISNUMBER([.D90]);[.D90];0)+IF(ISNUMBER([.D272]);[.D272];0)" office:value-type="float" office:value="2252">
            <text:p>2,252</text:p>
          </table:table-cell>
          <table:table-cell table:style-name="ce20" table:formula="of:=IF(ISNUMBER([.E90]);[.E90];0)+IF(ISNUMBER([.E272]);[.E272];0)" office:value-type="float" office:value="1101">
            <text:p>1,101</text:p>
          </table:table-cell>
          <table:table-cell table:style-name="ce20" table:formula="of:=IF(ISNUMBER([.F90]);[.F90];0)+IF(ISNUMBER([.F272]);[.F272];0)" office:value-type="float" office:value="757">
            <text:p>757</text:p>
          </table:table-cell>
          <table:table-cell table:style-name="ce20" table:formula="of:=IF(ISNUMBER([.G90]);[.G90];0)+IF(ISNUMBER([.G272]);[.G272];0)" office:value-type="float" office:value="730">
            <text:p>730</text:p>
          </table:table-cell>
          <table:table-cell table:style-name="ce20" table:formula="of:=IF(ISNUMBER([.H90]);[.H90];0)+IF(ISNUMBER([.H272]);[.H272];0)" office:value-type="float" office:value="23">
            <text:p>23</text:p>
          </table:table-cell>
          <table:table-cell table:style-name="ce20" table:formula="of:=IF(ISNUMBER([.I90]);[.I90];0)+IF(ISNUMBER([.I272]);[.I272];0)" office:value-type="float" office:value="163">
            <text:p>163</text:p>
          </table:table-cell>
          <table:table-cell table:style-name="ce20" table:formula="of:=IF(ISNUMBER([.J90]);[.J90];0)+IF(ISNUMBER([.J272]);[.J272];0)" office:value-type="float" office:value="0">
            <text:p>0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Default" table:formula="of:=[.B91]" office:value-type="string" office:string-value="    Financial Assistance (m)">
            <text:p><text:s text:c="4"/>Financial Assistance (m)</text:p>
          </table:table-cell>
          <table:table-cell table:style-name="ce20" table:formula="of:=IF(ISNUMBER([.C91]);[.C91];0)+IF(ISNUMBER([.C273]);[.C273];0)" office:value-type="float" office:value="14560">
            <text:p>14,560</text:p>
          </table:table-cell>
          <table:table-cell table:style-name="ce20" table:formula="of:=IF(ISNUMBER([.D91]);[.D91];0)+IF(ISNUMBER([.D273]);[.D273];0)" office:value-type="float" office:value="1398">
            <text:p>1,398</text:p>
          </table:table-cell>
          <table:table-cell table:style-name="ce20" table:formula="of:=IF(ISNUMBER([.E91]);[.E91];0)+IF(ISNUMBER([.E273]);[.E273];0)" office:value-type="float" office:value="204">
            <text:p>204</text:p>
          </table:table-cell>
          <table:table-cell table:style-name="ce20" table:formula="of:=IF(ISNUMBER([.F91]);[.F91];0)+IF(ISNUMBER([.F273]);[.F273];0)" office:value-type="float" office:value="751">
            <text:p>751</text:p>
          </table:table-cell>
          <table:table-cell table:style-name="ce20" table:formula="of:=IF(ISNUMBER([.G91]);[.G91];0)+IF(ISNUMBER([.G273]);[.G273];0)" office:value-type="float" office:value="241">
            <text:p>241</text:p>
          </table:table-cell>
          <table:table-cell table:style-name="ce20" table:formula="of:=IF(ISNUMBER([.H91]);[.H91];0)+IF(ISNUMBER([.H273]);[.H273];0)" office:value-type="float" office:value="95">
            <text:p>95</text:p>
          </table:table-cell>
          <table:table-cell table:style-name="ce20" table:formula="of:=IF(ISNUMBER([.I91]);[.I91];0)+IF(ISNUMBER([.I273]);[.I273];0)" office:value-type="float" office:value="136">
            <text:p>136</text:p>
          </table:table-cell>
          <table:table-cell table:style-name="ce20" table:formula="of:=IF(ISNUMBER([.J91]);[.J91];0)+IF(ISNUMBER([.J273]);[.J273];0)" office:value-type="float" office:value="78">
            <text:p>78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>
          <table:table-cell table:style-name="ce8"/>
          <table:table-cell table:style-name="Default"/>
          <table:table-cell table:style-name="ce20" table:formula="of:=IF(ISNUMBER([.C92]);[.C92];0)+IF(ISNUMBER([.C274]);[.C274];0)" office:value-type="float" office:value="0">
            <text:p>0</text:p>
          </table:table-cell>
          <table:table-cell table:style-name="ce20" table:formula="of:=IF(ISNUMBER([.D92]);[.D92];0)+IF(ISNUMBER([.D274]);[.D274];0)" office:value-type="float" office:value="0">
            <text:p>0</text:p>
          </table:table-cell>
          <table:table-cell table:style-name="ce20" table:formula="of:=IF(ISNUMBER([.E92]);[.E92];0)+IF(ISNUMBER([.E274]);[.E274];0)" office:value-type="float" office:value="0">
            <text:p>0</text:p>
          </table:table-cell>
          <table:table-cell table:style-name="ce20" table:formula="of:=IF(ISNUMBER([.F92]);[.F92];0)+IF(ISNUMBER([.F274]);[.F274];0)" office:value-type="float" office:value="0">
            <text:p>0</text:p>
          </table:table-cell>
          <table:table-cell table:style-name="ce20" table:formula="of:=IF(ISNUMBER([.G92]);[.G92];0)+IF(ISNUMBER([.G274]);[.G274];0)" office:value-type="float" office:value="0">
            <text:p>0</text:p>
          </table:table-cell>
          <table:table-cell table:style-name="ce20" table:formula="of:=IF(ISNUMBER([.H92]);[.H92];0)+IF(ISNUMBER([.H274]);[.H274];0)" office:value-type="float" office:value="0">
            <text:p>0</text:p>
          </table:table-cell>
          <table:table-cell table:style-name="ce20" table:formula="of:=IF(ISNUMBER([.I92]);[.I92];0)+IF(ISNUMBER([.I274]);[.I274];0)" office:value-type="float" office:value="0">
            <text:p>0</text:p>
          </table:table-cell>
          <table:table-cell table:style-name="ce20" table:formula="of:=IF(ISNUMBER([.J92]);[.J92];0)+IF(ISNUMBER([.J274]);[.J274];0)" office:value-type="float" office:value="0">
            <text:p>0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7" office:value-type="string">
            <text:p><text:s text:c="2"/>311</text:p>
          </table:table-cell>
          <table:table-cell table:style-name="ce7" office:value-type="string">
            <text:p>FOOD</text:p>
          </table:table-cell>
          <table:table-cell table:style-name="ce20" table:number-columns-repeated="8"/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 table:number-columns-repeated="2"/>
          <table:table-cell table:style-name="ce20" table:number-columns-repeated="8"/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6453">
            <text:p>6,453</text:p>
          </table:table-cell>
          <table:table-cell table:style-name="ce20" office:value-type="float" office:value="7675">
            <text:p>7,675</text:p>
          </table:table-cell>
          <table:table-cell table:number-columns-repeated="6" table:style-name="ce20" office:value-type="string">
            <text:p>--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9511">
            <text:p>9,511</text:p>
          </table:table-cell>
          <table:table-cell table:style-name="ce20" office:value-type="float" office:value="4618">
            <text:p>4,618</text:p>
          </table:table-cell>
          <table:table-cell table:style-name="ce20" office:value-type="float" office:value="2110">
            <text:p>2,110</text:p>
          </table:table-cell>
          <table:table-cell table:style-name="ce20" office:value-type="float" office:value="1498">
            <text:p>1,498</text:p>
          </table:table-cell>
          <table:table-cell table:style-name="ce20" office:value-type="float" office:value="866">
            <text:p>866</text:p>
          </table:table-cell>
          <table:table-cell table:style-name="ce20" office:value-type="float" office:value="42">
            <text:p>42</text:p>
          </table:table-cell>
          <table:table-cell table:style-name="ce20" office:value-type="float" office:value="277">
            <text:p>277</text:p>
          </table:table-cell>
          <table:table-cell table:style-name="ce20" office:value-type="float" office:value="836">
            <text:p>836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11614">
            <text:p>11,614</text:p>
          </table:table-cell>
          <table:table-cell table:style-name="ce20" office:value-type="float" office:value="2514">
            <text:p>2,514</text:p>
          </table:table-cell>
          <table:table-cell table:style-name="ce20" office:value-type="float" office:value="973">
            <text:p>973</text:p>
          </table:table-cell>
          <table:table-cell table:style-name="ce20" office:value-type="float" office:value="764">
            <text:p>764</text:p>
          </table:table-cell>
          <table:table-cell table:style-name="ce20" office:value-type="float" office:value="309">
            <text:p>309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839">
            <text:p>839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11639">
            <text:p>11,639</text:p>
          </table:table-cell>
          <table:table-cell table:style-name="ce20" office:value-type="float" office:value="2490">
            <text:p>2,490</text:p>
          </table:table-cell>
          <table:table-cell table:style-name="ce20" office:value-type="float" office:value="842">
            <text:p>842</text:p>
          </table:table-cell>
          <table:table-cell table:style-name="ce20" office:value-type="float" office:value="802">
            <text:p>802</text:p>
          </table:table-cell>
          <table:table-cell table:style-name="ce20" office:value-type="float" office:value="397">
            <text:p>397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910">
            <text:p>910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number-columns-repeated="8" table:style-name="ce20"/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12451">
            <text:p>12,451</text:p>
          </table:table-cell>
          <table:table-cell table:style-name="ce20" office:value-type="float" office:value="1678">
            <text:p>1,678</text:p>
          </table:table-cell>
          <table:table-cell table:style-name="ce20" office:value-type="float" office:value="705">
            <text:p>705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289">
            <text:p>289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782">
            <text:p>782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12712">
            <text:p>12,712</text:p>
          </table:table-cell>
          <table:table-cell table:style-name="ce20" office:value-type="float" office:value="1416">
            <text:p>1,416</text:p>
          </table:table-cell>
          <table:table-cell table:style-name="ce20" office:value-type="float" office:value="465">
            <text:p>465</text:p>
          </table:table-cell>
          <table:table-cell table:style-name="ce20" office:value-type="float" office:value="190">
            <text:p>190</text:p>
          </table:table-cell>
          <table:table-cell table:style-name="ce20" office:value-type="float" office:value="208">
            <text:p>208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767">
            <text:p>767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11582">
            <text:p>11,582</text:p>
          </table:table-cell>
          <table:table-cell table:style-name="ce20" office:value-type="float" office:value="2546">
            <text:p>2,546</text:p>
          </table:table-cell>
          <table:table-cell table:style-name="ce20" office:value-type="string">
            <text:p>--</text:p>
          </table:table-cell>
          <table:table-cell table:style-name="ce20" office:value-type="float" office:value="1533">
            <text:p>1,533</text:p>
          </table:table-cell>
          <table:table-cell table:style-name="ce20" office:value-type="float" office:value="330">
            <text:p>33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811">
            <text:p>811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12608">
            <text:p>12,608</text:p>
          </table:table-cell>
          <table:table-cell table:style-name="ce20" office:value-type="float" office:value="1521">
            <text:p>1,521</text:p>
          </table:table-cell>
          <table:table-cell table:style-name="ce20" office:value-type="string">
            <text:p>--</text:p>
          </table:table-cell>
          <table:table-cell table:style-name="ce20" office:value-type="float" office:value="548">
            <text:p>548</text:p>
          </table:table-cell>
          <table:table-cell table:style-name="ce20" office:value-type="float" office:value="164">
            <text:p>164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892">
            <text:p>892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number-columns-repeated="8" table:style-name="ce20"/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8" table:style-name="ce20"/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11904">
            <text:p>11,904</text:p>
          </table:table-cell>
          <table:table-cell table:style-name="ce20" office:value-type="float" office:value="2224">
            <text:p>2,224</text:p>
          </table:table-cell>
          <table:table-cell table:style-name="ce20" office:value-type="float" office:value="1122">
            <text:p>1,122</text:p>
          </table:table-cell>
          <table:table-cell table:style-name="ce20" office:value-type="float" office:value="123">
            <text:p>123</text:p>
          </table:table-cell>
          <table:table-cell table:style-name="ce20" office:value-type="float" office:value="756">
            <text:p>756</text:p>
          </table:table-cell>
          <table:table-cell table:style-name="ce20" office:value-type="string">
            <text:p>Q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656">
            <text:p>656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11258">
            <text:p>11,258</text:p>
          </table:table-cell>
          <table:table-cell table:style-name="ce20" office:value-type="float" office:value="2870">
            <text:p>2,870</text:p>
          </table:table-cell>
          <table:table-cell table:style-name="ce20" office:value-type="float" office:value="1834">
            <text:p>1,834</text:p>
          </table:table-cell>
          <table:table-cell table:style-name="ce20" office:value-type="float" office:value="108">
            <text:p>108</text:p>
          </table:table-cell>
          <table:table-cell table:style-name="ce20" office:value-type="float" office:value="598">
            <text:p>598</text:p>
          </table:table-cell>
          <table:table-cell table:style-name="ce20" office:value-type="string">
            <text:p>W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749">
            <text:p>749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12520">
            <text:p>12,520</text:p>
          </table:table-cell>
          <table:table-cell table:style-name="ce20" office:value-type="float" office:value="1608">
            <text:p>1,608</text:p>
          </table:table-cell>
          <table:table-cell table:style-name="ce20" office:value-type="float" office:value="804">
            <text:p>804</text:p>
          </table:table-cell>
          <table:table-cell table:style-name="ce20" office:value-type="float" office:value="33">
            <text:p>33</text:p>
          </table:table-cell>
          <table:table-cell table:style-name="ce20" office:value-type="float" office:value="424">
            <text:p>42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662">
            <text:p>662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12042">
            <text:p>12,042</text:p>
          </table:table-cell>
          <table:table-cell table:style-name="ce20" office:value-type="float" office:value="2087">
            <text:p>2,087</text:p>
          </table:table-cell>
          <table:table-cell table:style-name="ce20" office:value-type="float" office:value="881">
            <text:p>881</text:p>
          </table:table-cell>
          <table:table-cell table:style-name="ce20" office:value-type="float" office:value="106">
            <text:p>106</text:p>
          </table:table-cell>
          <table:table-cell table:style-name="ce20" office:value-type="float" office:value="695">
            <text:p>695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704">
            <text:p>704</text:p>
          </table:table-cell>
          <table:table-cell table:style-name="ce28"/>
          <table:table-cell table:number-columns-repeated="9"/>
          <table:table-cell table:style-name="ce33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11102">
            <text:p>11,102</text:p>
          </table:table-cell>
          <table:table-cell table:style-name="ce20" office:value-type="float" office:value="3027">
            <text:p>3,027</text:p>
          </table:table-cell>
          <table:table-cell table:style-name="ce20" office:value-type="float" office:value="1824">
            <text:p>1,824</text:p>
          </table:table-cell>
          <table:table-cell table:style-name="ce20" office:value-type="float" office:value="161">
            <text:p>161</text:p>
          </table:table-cell>
          <table:table-cell table:style-name="ce20" office:value-type="float" office:value="891">
            <text:p>891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float" office:value="749">
            <text:p>749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11316">
            <text:p>11,316</text:p>
          </table:table-cell>
          <table:table-cell table:style-name="ce20" office:value-type="float" office:value="2812">
            <text:p>2,812</text:p>
          </table:table-cell>
          <table:table-cell table:style-name="ce20" office:value-type="float" office:value="1002">
            <text:p>1,002</text:p>
          </table:table-cell>
          <table:table-cell table:style-name="ce20" office:value-type="float" office:value="276">
            <text:p>276</text:p>
          </table:table-cell>
          <table:table-cell table:style-name="ce20" office:value-type="float" office:value="1136">
            <text:p>1,136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float" office:value="756">
            <text:p>756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10932">
            <text:p>10,932</text:p>
          </table:table-cell>
          <table:table-cell table:style-name="ce20" office:value-type="float" office:value="3196">
            <text:p>3,196</text:p>
          </table:table-cell>
          <table:table-cell table:style-name="ce20" office:value-type="float" office:value="1642">
            <text:p>1,642</text:p>
          </table:table-cell>
          <table:table-cell table:style-name="ce20" office:value-type="float" office:value="518">
            <text:p>518</text:p>
          </table:table-cell>
          <table:table-cell table:style-name="ce20" office:value-type="float" office:value="845">
            <text:p>845</text:p>
          </table:table-cell>
          <table:table-cell table:style-name="ce20" office:value-type="string">
            <text:p>W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775">
            <text:p>775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10227">
            <text:p>10,227</text:p>
          </table:table-cell>
          <table:table-cell table:style-name="ce20" office:value-type="float" office:value="3901">
            <text:p>3,901</text:p>
          </table:table-cell>
          <table:table-cell table:style-name="ce20" office:value-type="float" office:value="1304">
            <text:p>1,304</text:p>
          </table:table-cell>
          <table:table-cell table:style-name="ce20" office:value-type="float" office:value="906">
            <text:p>906</text:p>
          </table:table-cell>
          <table:table-cell table:style-name="ce20" office:value-type="float" office:value="1657">
            <text:p>1,657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899">
            <text:p>899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11984">
            <text:p>11,984</text:p>
          </table:table-cell>
          <table:table-cell table:style-name="ce20" office:value-type="float" office:value="2145">
            <text:p>2,145</text:p>
          </table:table-cell>
          <table:table-cell table:style-name="ce20" office:value-type="float" office:value="1046">
            <text:p>1,046</text:p>
          </table:table-cell>
          <table:table-cell table:style-name="ce20" office:value-type="float" office:value="717">
            <text:p>717</text:p>
          </table:table-cell>
          <table:table-cell table:style-name="ce20" office:value-type="float" office:value="1090">
            <text:p>1,090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67">
            <text:p>67</text:p>
          </table:table-cell>
          <table:table-cell table:style-name="ce20" office:value-type="float" office:value="12">
            <text:p>12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12212">
            <text:p>12,212</text:p>
          </table:table-cell>
          <table:table-cell table:style-name="ce20" office:value-type="float" office:value="1916">
            <text:p>1,916</text:p>
          </table:table-cell>
          <table:table-cell table:style-name="ce20" office:value-type="float" office:value="897">
            <text:p>897</text:p>
          </table:table-cell>
          <table:table-cell table:style-name="ce20" office:value-type="float" office:value="643">
            <text:p>643</text:p>
          </table:table-cell>
          <table:table-cell table:style-name="ce20" office:value-type="float" office:value="694">
            <text:p>694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163">
            <text:p>163</text:p>
          </table:table-cell>
          <table:table-cell table:style-name="ce20" office:value-type="string">
            <text:p>Q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13058">
            <text:p>13,058</text:p>
          </table:table-cell>
          <table:table-cell table:style-name="ce20" office:value-type="float" office:value="1070">
            <text:p>1,070</text:p>
          </table:table-cell>
          <table:table-cell table:style-name="ce20" office:value-type="float" office:value="187">
            <text:p>187</text:p>
          </table:table-cell>
          <table:table-cell table:style-name="ce20" office:value-type="float" office:value="512">
            <text:p>512</text:p>
          </table:table-cell>
          <table:table-cell table:style-name="ce20" office:value-type="float" office:value="160">
            <text:p>160</text:p>
          </table:table-cell>
          <table:table-cell table:style-name="ce20" office:value-type="float" office:value="95">
            <text:p>95</text:p>
          </table:table-cell>
          <table:table-cell table:style-name="ce20" office:value-type="float" office:value="136">
            <text:p>136</text:p>
          </table:table-cell>
          <table:table-cell table:style-name="ce20" office:value-type="float" office:value="78">
            <text:p>78</text:p>
          </table:table-cell>
          <table:table-cell table:style-name="ce28"/>
          <table:table-cell table:number-columns-repeated="1013"/>
        </table:table-row>
        <table:table-row table:style-name="ro1" table:visibility="collapse">
          <table:table-cell table:style-name="ce8" table:number-columns-repeated="2"/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1" table:visibility="collapse">
          <table:table-cell table:style-name="ce7" office:value-type="string">
            <text:p><text:s text:c="4"/>3112</text:p>
          </table:table-cell>
          <table:table-cell table:style-name="ce7" office:value-type="string">
            <text:p><text:s text:c="2"/>Grain and Oilseed Milling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 table:number-columns-repeated="2"/>
          <table:table-cell table:style-name="ce20" table:number-columns-repeated="8"/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111">
            <text:p>111</text:p>
          </table:table-cell>
          <table:table-cell table:style-name="ce20" office:value-type="float" office:value="469">
            <text:p>469</text:p>
          </table:table-cell>
          <table:table-cell table:number-columns-repeated="6" table:style-name="ce20" office:value-type="string">
            <text:p>--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307">
            <text:p>307</text:p>
          </table:table-cell>
          <table:table-cell table:style-name="ce20" office:value-type="float" office:value="273">
            <text:p>273</text:p>
          </table:table-cell>
          <table:table-cell table:style-name="ce20" office:value-type="float" office:value="157">
            <text:p>157</text:p>
          </table:table-cell>
          <table:table-cell table:style-name="ce20" office:value-type="float" office:value="81">
            <text:p>81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Q</text:p>
          </table:table-cell>
          <table:table-cell table:style-name="ce20" office:value-type="float" office:value="24">
            <text:p>24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396">
            <text:p>396</text:p>
          </table:table-cell>
          <table:table-cell table:style-name="ce20" office:value-type="float" office:value="184">
            <text:p>184</text:p>
          </table:table-cell>
          <table:table-cell table:style-name="ce20" office:value-type="float" office:value="101">
            <text:p>101</text:p>
          </table:table-cell>
          <table:table-cell table:style-name="ce20" office:value-type="float" office:value="75">
            <text:p>75</text:p>
          </table:table-cell>
          <table:table-cell table:style-name="ce20" office:value-type="float" office:value="58">
            <text:p>58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20">
            <text:p>20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352">
            <text:p>352</text:p>
          </table:table-cell>
          <table:table-cell table:style-name="ce20" office:value-type="float" office:value="228">
            <text:p>228</text:p>
          </table:table-cell>
          <table:table-cell table:style-name="ce20" office:value-type="float" office:value="131">
            <text:p>131</text:p>
          </table:table-cell>
          <table:table-cell table:style-name="ce20" office:value-type="float" office:value="83">
            <text:p>83</text:p>
          </table:table-cell>
          <table:table-cell table:style-name="ce20" office:value-type="float" office:value="86">
            <text:p>86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29">
            <text:p>29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490">
            <text:p>490</text:p>
          </table:table-cell>
          <table:table-cell table:style-name="ce20" office:value-type="float" office:value="90">
            <text:p>90</text:p>
          </table:table-cell>
          <table:table-cell table:style-name="ce20" office:value-type="float" office:value="54">
            <text:p>54</text:p>
          </table:table-cell>
          <table:table-cell table:style-name="ce20" office:value-type="string">
            <text:p>W</text:p>
          </table:table-cell>
          <table:table-cell table:style-name="ce20" office:value-type="float" office:value="22">
            <text:p>22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25">
            <text:p>25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532">
            <text:p>532</text:p>
          </table:table-cell>
          <table:table-cell table:style-name="ce20" office:value-type="float" office:value="48">
            <text:p>48</text:p>
          </table:table-cell>
          <table:table-cell table:style-name="ce20" office:value-type="float" office:value="23">
            <text:p>23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4">
            <text:p>14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377">
            <text:p>377</text:p>
          </table:table-cell>
          <table:table-cell table:style-name="ce20" office:value-type="float" office:value="203">
            <text:p>203</text:p>
          </table:table-cell>
          <table:table-cell table:style-name="ce20" office:value-type="string">
            <text:p>--</text:p>
          </table:table-cell>
          <table:table-cell table:style-name="ce20" office:value-type="float" office:value="153">
            <text:p>153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21">
            <text:p>21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488">
            <text:p>488</text:p>
          </table:table-cell>
          <table:table-cell table:style-name="ce20" office:value-type="float" office:value="92">
            <text:p>92</text:p>
          </table:table-cell>
          <table:table-cell table:style-name="ce20" office:value-type="string">
            <text:p>--</text:p>
          </table:table-cell>
          <table:table-cell table:style-name="ce20" office:value-type="float" office:value="69">
            <text:p>69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20">
            <text:p>20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430">
            <text:p>430</text:p>
          </table:table-cell>
          <table:table-cell table:style-name="ce20" office:value-type="float" office:value="150">
            <text:p>150</text:p>
          </table:table-cell>
          <table:table-cell table:style-name="ce20" office:value-type="float" office:value="104">
            <text:p>104</text:p>
          </table:table-cell>
          <table:table-cell table:style-name="ce20" office:value-type="string">
            <text:p>W</text:p>
          </table:table-cell>
          <table:table-cell table:style-name="ce20" office:value-type="float" office:value="65">
            <text:p>65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7">
            <text:p>17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373">
            <text:p>373</text:p>
          </table:table-cell>
          <table:table-cell table:style-name="ce20" office:value-type="float" office:value="207">
            <text:p>207</text:p>
          </table:table-cell>
          <table:table-cell table:style-name="ce20" office:value-type="float" office:value="162">
            <text:p>162</text:p>
          </table:table-cell>
          <table:table-cell table:style-name="ce20" office:value-type="string">
            <text:p>W</text:p>
          </table:table-cell>
          <table:table-cell table:style-name="ce20" office:value-type="float" office:value="59">
            <text:p>59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29">
            <text:p>29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484">
            <text:p>484</text:p>
          </table:table-cell>
          <table:table-cell table:style-name="ce20" office:value-type="float" office:value="96">
            <text:p>96</text:p>
          </table:table-cell>
          <table:table-cell table:style-name="ce20" office:value-type="float" office:value="78">
            <text:p>78</text:p>
          </table:table-cell>
          <table:table-cell table:style-name="ce20" office:value-type="string">
            <text:p>W</text:p>
          </table:table-cell>
          <table:table-cell table:style-name="ce20" office:value-type="float" office:value="31">
            <text:p>3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2">
            <text:p>12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525">
            <text:p>525</text:p>
          </table:table-cell>
          <table:table-cell table:style-name="ce20" office:value-type="float" office:value="55">
            <text:p>55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28">
            <text:p>28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4">
            <text:p>14</text:p>
          </table:table-cell>
          <table:table-cell table:style-name="ce28"/>
          <table:table-cell table:number-columns-repeated="9"/>
          <table:table-cell table:style-name="ce33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390">
            <text:p>390</text:p>
          </table:table-cell>
          <table:table-cell table:style-name="ce20" office:value-type="float" office:value="190">
            <text:p>190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45">
            <text:p>45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6">
            <text:p>16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413">
            <text:p>413</text:p>
          </table:table-cell>
          <table:table-cell table:style-name="ce20" office:value-type="float" office:value="167">
            <text:p>167</text:p>
          </table:table-cell>
          <table:table-cell table:style-name="ce20" office:value-type="float" office:value="81">
            <text:p>81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85">
            <text:p>85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27">
            <text:p>27</text:p>
          </table:table-cell>
          <table:table-cell table:style-name="ce28"/>
          <table:table-cell table:number-columns-repeated="9"/>
          <table:table-cell table:style-name="ce32"/>
          <table:table-cell table:number-columns-repeated="100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371">
            <text:p>371</text:p>
          </table:table-cell>
          <table:table-cell table:style-name="ce20" office:value-type="float" office:value="209">
            <text:p>209</text:p>
          </table:table-cell>
          <table:table-cell table:style-name="ce20" office:value-type="float" office:value="150">
            <text:p>150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64">
            <text:p>6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28">
            <text:p>28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329">
            <text:p>329</text:p>
          </table:table-cell>
          <table:table-cell table:style-name="ce20" office:value-type="float" office:value="251">
            <text:p>251</text:p>
          </table:table-cell>
          <table:table-cell table:style-name="ce20" office:value-type="float" office:value="111">
            <text:p>111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93">
            <text:p>93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float" office:value="26">
            <text:p>26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398">
            <text:p>398</text:p>
          </table:table-cell>
          <table:table-cell table:style-name="ce20" office:value-type="float" office:value="182">
            <text:p>182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68">
            <text:p>68</text:p>
          </table:table-cell>
          <table:table-cell table:style-name="ce20" office:value-type="float" office:value="83">
            <text:p>83</text:p>
          </table:table-cell>
          <table:table-cell table:style-name="ce20" office:value-type="float" office:value="3">
            <text:p>3</text:p>
          </table:table-cell>
          <table:table-cell table:number-columns-repeated="2"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358">
            <text:p>358</text:p>
          </table:table-cell>
          <table:table-cell table:style-name="ce20" office:value-type="float" office:value="222">
            <text:p>222</text:p>
          </table:table-cell>
          <table:table-cell table:style-name="ce20" office:value-type="float" office:value="103">
            <text:p>103</text:p>
          </table:table-cell>
          <table:table-cell table:style-name="ce20" office:value-type="float" office:value="106">
            <text:p>106</text:p>
          </table:table-cell>
          <table:table-cell table:style-name="ce20" office:value-type="float" office:value="73">
            <text:p>73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486">
            <text:p>486</text:p>
          </table:table-cell>
          <table:table-cell table:style-name="ce20" office:value-type="float" office:value="94">
            <text:p>94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52">
            <text:p>52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W</text:p>
          </table:table-cell>
          <table:table-cell table:style-name="ce20" office:value-type="float" office:value="26">
            <text:p>26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 table:number-columns-repeated="2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 office:value-type="string">
            <text:p><text:s text:c="6"/>311221</text:p>
          </table:table-cell>
          <table:table-cell table:style-name="ce7" office:value-type="string">
            <text:p><text:s text:c="2"/>Wet Corn Milling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40">
            <text:p>40</text:p>
          </table:table-cell>
          <table:table-cell table:number-columns-repeated="6" table:style-name="ce20" office:value-type="string">
            <text:p>--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6">
            <text:p>6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6">
            <text:p>16</text:p>
          </table:table-cell>
          <table:table-cell table:number-columns-repeated="2" table:style-name="ce20" office:value-type="float" office:value="3">
            <text:p>3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3">
            <text:p>3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4">
            <text:p>4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17">
            <text:p>17</text:p>
          </table:table-cell>
          <table:table-cell table:style-name="ce20" office:value-type="string">
            <text:p>--</text:p>
          </table:table-cell>
          <table:table-cell table:style-name="ce20" office:value-type="float" office:value="16">
            <text:p>16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--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35">
            <text:p>35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35">
            <text:p>35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office:value-type="float" office:value="3">
            <text:p>3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2">
            <text:p>12</text:p>
          </table:table-cell>
          <table:table-cell table:style-name="ce20" office:value-type="string">
            <text:p>W</text:p>
          </table:table-cell>
          <table:table-cell table:style-name="ce20" office:value-type="float" office:value="9">
            <text:p>9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8">
            <text:p>8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5">
            <text:p>15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number-columns-repeated="2" table:style-name="ce20" office:value-type="float" office:value="24">
            <text:p>24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6">
            <text:p>6</text:p>
          </table:table-cell>
          <table:table-cell table:number-columns-repeated="3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 office:value-type="string">
            <text:p><text:s text:c="5"/>31131</text:p>
          </table:table-cell>
          <table:table-cell table:style-name="ce7" office:value-type="string">
            <text:p><text:s text:c="2"/>Sugar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59">
            <text:p>59</text:p>
          </table:table-cell>
          <table:table-cell table:number-columns-repeated="6" table:style-name="ce20" office:value-type="string">
            <text:p>--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4">
            <text:p>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7">
            <text:p>7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52">
            <text:p>52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71">
            <text:p>71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59">
            <text:p>59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13">
            <text:p>13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58">
            <text:p>58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--</text:p>
          </table:table-cell>
          <table:table-cell table:style-name="ce20" office:value-type="float" office:value="17">
            <text:p>17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4">
            <text:p>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72">
            <text:p>72</text:p>
          </table:table-cell>
          <table:table-cell table:style-name="ce20" office:value-type="float" office:value="6">
            <text:p>6</text:p>
          </table:table-cell>
          <table:table-cell table:style-name="ce20" office:value-type="string">
            <text:p>--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59">
            <text:p>59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65">
            <text:p>65</text:p>
          </table:table-cell>
          <table:table-cell table:number-columns-repeated="2" table:style-name="ce20" office:value-type="float" office:value="13">
            <text:p>13</text:p>
          </table:table-cell>
          <table:table-cell table:number-columns-repeated="5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58">
            <text:p>58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74">
            <text:p>74</text:p>
          </table:table-cell>
          <table:table-cell table:number-columns-repeated="2" table:style-name="ce20" office:value-type="float" office:value="4">
            <text:p>4</text:p>
          </table:table-cell>
          <table:table-cell table:number-columns-repeated="5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52">
            <text:p>52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4">
            <text:p>24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1">
            <text:p>11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58">
            <text:p>58</text:p>
          </table:table-cell>
          <table:table-cell table:number-columns-repeated="2" table:style-name="ce20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1">
            <text:p>1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56">
            <text:p>56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15">
            <text:p>15</text:p>
          </table:table-cell>
          <table:table-cell table:style-name="ce20" office:value-type="string">
            <text:p>W</text:p>
          </table:table-cell>
          <table:table-cell table:style-name="ce20" office:value-type="float" office:value="6">
            <text:p>6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54">
            <text:p>54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number-columns-repeated="3" table:style-name="ce20" office:value-type="string">
            <text:p>W</text:p>
          </table:table-cell>
          <table:table-cell table:number-columns-repeated="5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 office:value-type="string">
            <text:p><text:s text:c="4"/>3114</text:p>
          </table:table-cell>
          <table:table-cell table:style-name="ce7" office:value-type="string">
            <text:p><text:s text:c="2"/>Fruit and Vegetable Preserving and Specialty Foods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509">
            <text:p>509</text:p>
          </table:table-cell>
          <table:table-cell table:style-name="ce20" office:value-type="float" office:value="616">
            <text:p>616</text:p>
          </table:table-cell>
          <table:table-cell table:number-columns-repeated="6" table:style-name="ce20" office:value-type="string">
            <text:p>--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729">
            <text:p>729</text:p>
          </table:table-cell>
          <table:table-cell table:style-name="ce20" office:value-type="float" office:value="396">
            <text:p>396</text:p>
          </table:table-cell>
          <table:table-cell table:style-name="ce20" office:value-type="float" office:value="264">
            <text:p>264</text:p>
          </table:table-cell>
          <table:table-cell table:style-name="ce20" office:value-type="float" office:value="133">
            <text:p>133</text:p>
          </table:table-cell>
          <table:table-cell table:style-name="ce20" office:value-type="float" office:value="148">
            <text:p>148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53">
            <text:p>53</text:p>
          </table:table-cell>
          <table:table-cell table:style-name="ce20" office:value-type="float" office:value="21">
            <text:p>21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947">
            <text:p>947</text:p>
          </table:table-cell>
          <table:table-cell table:style-name="ce20" office:value-type="float" office:value="178">
            <text:p>178</text:p>
          </table:table-cell>
          <table:table-cell table:style-name="ce20" office:value-type="float" office:value="82">
            <text:p>82</text:p>
          </table:table-cell>
          <table:table-cell table:style-name="ce20" office:value-type="float" office:value="66">
            <text:p>66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24">
            <text:p>2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1014">
            <text:p>1,014</text:p>
          </table:table-cell>
          <table:table-cell table:style-name="ce20" office:value-type="float" office:value="111">
            <text:p>111</text:p>
          </table:table-cell>
          <table:table-cell table:style-name="ce20" office:value-type="float" office:value="79">
            <text:p>79</text:p>
          </table:table-cell>
          <table:table-cell table:style-name="ce20" office:value-type="float" office:value="64">
            <text:p>64</text:p>
          </table:table-cell>
          <table:table-cell table:style-name="ce20" office:value-type="float" office:value="49">
            <text:p>49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23">
            <text:p>23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1038">
            <text:p>1,038</text:p>
          </table:table-cell>
          <table:table-cell table:style-name="ce20" office:value-type="float" office:value="87">
            <text:p>87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3">
            <text:p>23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20">
            <text:p>2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1012">
            <text:p>1,012</text:p>
          </table:table-cell>
          <table:table-cell table:style-name="ce20" office:value-type="float" office:value="113">
            <text:p>113</text:p>
          </table:table-cell>
          <table:table-cell table:style-name="ce20" office:value-type="float" office:value="51">
            <text:p>51</text:p>
          </table:table-cell>
          <table:table-cell table:number-columns-repeated="2"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30">
            <text:p>3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926">
            <text:p>926</text:p>
          </table:table-cell>
          <table:table-cell table:style-name="ce20" office:value-type="float" office:value="199">
            <text:p>199</text:p>
          </table:table-cell>
          <table:table-cell table:style-name="ce20" office:value-type="string">
            <text:p>--</text:p>
          </table:table-cell>
          <table:table-cell table:style-name="ce20" office:value-type="float" office:value="148">
            <text:p>148</text:p>
          </table:table-cell>
          <table:table-cell table:style-name="ce20" office:value-type="float" office:value="37">
            <text:p>37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24">
            <text:p>2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1044">
            <text:p>1,044</text:p>
          </table:table-cell>
          <table:table-cell table:style-name="ce20" office:value-type="float" office:value="81">
            <text:p>81</text:p>
          </table:table-cell>
          <table:table-cell table:style-name="ce20" office:value-type="string">
            <text:p>--</text:p>
          </table:table-cell>
          <table:table-cell table:style-name="ce20" office:value-type="float" office:value="58">
            <text:p>58</text:p>
          </table:table-cell>
          <table:table-cell table:style-name="ce20" office:value-type="float" office:value="8">
            <text:p>8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19">
            <text:p>19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883">
            <text:p>883</text:p>
          </table:table-cell>
          <table:table-cell table:style-name="ce20" office:value-type="float" office:value="242">
            <text:p>242</text:p>
          </table:table-cell>
          <table:table-cell table:style-name="ce20" office:value-type="float" office:value="161">
            <text:p>161</text:p>
          </table:table-cell>
          <table:table-cell table:style-name="ce20" office:value-type="float" office:value="52">
            <text:p>52</text:p>
          </table:table-cell>
          <table:table-cell table:style-name="ce20" office:value-type="float" office:value="108">
            <text:p>108</text:p>
          </table:table-cell>
          <table:table-cell table:style-name="ce20" office:value-type="string">
            <text:p>W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4">
            <text:p>1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849">
            <text:p>849</text:p>
          </table:table-cell>
          <table:table-cell table:style-name="ce20" office:value-type="float" office:value="276">
            <text:p>276</text:p>
          </table:table-cell>
          <table:table-cell table:style-name="ce20" office:value-type="float" office:value="252">
            <text:p>252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83">
            <text:p>83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14">
            <text:p>1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976">
            <text:p>976</text:p>
          </table:table-cell>
          <table:table-cell table:style-name="ce20" office:value-type="float" office:value="149">
            <text:p>149</text:p>
          </table:table-cell>
          <table:table-cell table:style-name="ce20" office:value-type="float" office:value="121">
            <text:p>121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80">
            <text:p>80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12">
            <text:p>12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927">
            <text:p>927</text:p>
          </table:table-cell>
          <table:table-cell table:style-name="ce20" office:value-type="float" office:value="198">
            <text:p>198</text:p>
          </table:table-cell>
          <table:table-cell table:style-name="ce20" office:value-type="float" office:value="130">
            <text:p>130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104">
            <text:p>104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23">
            <text:p>23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801">
            <text:p>801</text:p>
          </table:table-cell>
          <table:table-cell table:style-name="ce20" office:value-type="float" office:value="324">
            <text:p>324</text:p>
          </table:table-cell>
          <table:table-cell table:style-name="ce20" office:value-type="float" office:value="264">
            <text:p>264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152">
            <text:p>152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29">
            <text:p>29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920">
            <text:p>920</text:p>
          </table:table-cell>
          <table:table-cell table:style-name="ce20" office:value-type="float" office:value="205">
            <text:p>205</text:p>
          </table:table-cell>
          <table:table-cell table:style-name="ce20" office:value-type="float" office:value="129">
            <text:p>129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150">
            <text:p>150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27">
            <text:p>27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900">
            <text:p>900</text:p>
          </table:table-cell>
          <table:table-cell table:style-name="ce20" office:value-type="float" office:value="225">
            <text:p>225</text:p>
          </table:table-cell>
          <table:table-cell table:style-name="ce20" office:value-type="float" office:value="150">
            <text:p>150</text:p>
          </table:table-cell>
          <table:table-cell table:style-name="ce20" office:value-type="float" office:value="59">
            <text:p>59</text:p>
          </table:table-cell>
          <table:table-cell table:style-name="ce20" office:value-type="float" office:value="123">
            <text:p>123</text:p>
          </table:table-cell>
          <table:table-cell table:style-name="ce20" office:value-type="string">
            <text:p>W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3">
            <text:p>13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726">
            <text:p>726</text:p>
          </table:table-cell>
          <table:table-cell table:style-name="ce20" office:value-type="float" office:value="399">
            <text:p>399</text:p>
          </table:table-cell>
          <table:table-cell table:style-name="ce20" office:value-type="float" office:value="174">
            <text:p>174</text:p>
          </table:table-cell>
          <table:table-cell table:style-name="ce20" office:value-type="float" office:value="124">
            <text:p>124</text:p>
          </table:table-cell>
          <table:table-cell table:style-name="ce20" office:value-type="float" office:value="229">
            <text:p>229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float" office:value="30">
            <text:p>3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930">
            <text:p>930</text:p>
          </table:table-cell>
          <table:table-cell table:style-name="ce20" office:value-type="float" office:value="195">
            <text:p>195</text:p>
          </table:table-cell>
          <table:table-cell table:style-name="ce20" office:value-type="float" office:value="87">
            <text:p>87</text:p>
          </table:table-cell>
          <table:table-cell table:style-name="ce20" office:value-type="float" office:value="78">
            <text:p>78</text:p>
          </table:table-cell>
          <table:table-cell table:style-name="ce20" office:value-type="float" office:value="128">
            <text:p>128</text:p>
          </table:table-cell>
          <table:table-cell table:style-name="ce20" office:value-type="string">
            <text:p>W</text:p>
          </table:table-cell>
          <table:table-cell table:style-name="ce20" office:value-type="float" office:value="3">
            <text:p>3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894">
            <text:p>894</text:p>
          </table:table-cell>
          <table:table-cell table:style-name="ce20" office:value-type="float" office:value="231">
            <text:p>231</text:p>
          </table:table-cell>
          <table:table-cell table:style-name="ce20" office:value-type="float" office:value="77">
            <text:p>77</text:p>
          </table:table-cell>
          <table:table-cell table:style-name="ce20" office:value-type="float" office:value="128">
            <text:p>128</text:p>
          </table:table-cell>
          <table:table-cell table:style-name="ce20" office:value-type="float" office:value="98">
            <text:p>98</text:p>
          </table:table-cell>
          <table:table-cell table:style-name="ce20" office:value-type="string">
            <text:p>W</text:p>
          </table:table-cell>
          <table:table-cell table:style-name="ce20" office:value-type="float" office:value="13">
            <text:p>13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1005">
            <text:p>1,005</text:p>
          </table:table-cell>
          <table:table-cell table:style-name="ce20" office:value-type="float" office:value="120">
            <text:p>120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 office:value-type="string">
            <text:p><text:s text:c="4"/>3115</text:p>
          </table:table-cell>
          <table:table-cell table:style-name="ce7" office:value-type="string">
            <text:p><text:s text:c="2"/>Dairy Products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282">
            <text:p>282</text:p>
          </table:table-cell>
          <table:table-cell table:style-name="ce20" office:value-type="float" office:value="762">
            <text:p>762</text:p>
          </table:table-cell>
          <table:table-cell table:number-columns-repeated="6" table:style-name="ce20" office:value-type="string">
            <text:p>--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652">
            <text:p>652</text:p>
          </table:table-cell>
          <table:table-cell table:style-name="ce20" office:value-type="float" office:value="392">
            <text:p>392</text:p>
          </table:table-cell>
          <table:table-cell table:style-name="ce20" office:value-type="float" office:value="212">
            <text:p>212</text:p>
          </table:table-cell>
          <table:table-cell table:style-name="ce20" office:value-type="float" office:value="146">
            <text:p>146</text:p>
          </table:table-cell>
          <table:table-cell table:style-name="ce20" office:value-type="float" office:value="72">
            <text:p>72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29">
            <text:p>29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752">
            <text:p>752</text:p>
          </table:table-cell>
          <table:table-cell table:style-name="ce20" office:value-type="float" office:value="292">
            <text:p>292</text:p>
          </table:table-cell>
          <table:table-cell table:style-name="ce20" office:value-type="float" office:value="116">
            <text:p>116</text:p>
          </table:table-cell>
          <table:table-cell table:style-name="ce20" office:value-type="float" office:value="121">
            <text:p>121</text:p>
          </table:table-cell>
          <table:table-cell table:style-name="ce20" office:value-type="float" office:value="53">
            <text:p>53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41">
            <text:p>41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281">
            <text:p>281</text:p>
          </table:table-cell>
          <table:table-cell table:style-name="ce20" office:value-type="float" office:value="96">
            <text:p>96</text:p>
          </table:table-cell>
          <table:table-cell table:style-name="ce20" office:value-type="float" office:value="121">
            <text:p>121</text:p>
          </table:table-cell>
          <table:table-cell table:style-name="ce20" office:value-type="float" office:value="62">
            <text:p>62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41">
            <text:p>41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918">
            <text:p>918</text:p>
          </table:table-cell>
          <table:table-cell table:style-name="ce20" office:value-type="float" office:value="126">
            <text:p>126</text:p>
          </table:table-cell>
          <table:table-cell table:style-name="ce20" office:value-type="float" office:value="63">
            <text:p>6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24">
            <text:p>2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8">
            <text:p>48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949">
            <text:p>949</text:p>
          </table:table-cell>
          <table:table-cell table:style-name="ce20" office:value-type="float" office:value="95">
            <text:p>95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31">
            <text:p>3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8">
            <text:p>48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778">
            <text:p>778</text:p>
          </table:table-cell>
          <table:table-cell table:style-name="ce20" office:value-type="float" office:value="266">
            <text:p>266</text:p>
          </table:table-cell>
          <table:table-cell table:style-name="ce20" office:value-type="string">
            <text:p>--</text:p>
          </table:table-cell>
          <table:table-cell table:style-name="ce20" office:value-type="float" office:value="226">
            <text:p>226</text:p>
          </table:table-cell>
          <table:table-cell table:style-name="ce20" office:value-type="float" office:value="7">
            <text:p>7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34">
            <text:p>3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940">
            <text:p>940</text:p>
          </table:table-cell>
          <table:table-cell table:style-name="ce20" office:value-type="float" office:value="104">
            <text:p>104</text:p>
          </table:table-cell>
          <table:table-cell table:style-name="ce20" office:value-type="string">
            <text:p>--</text:p>
          </table:table-cell>
          <table:table-cell table:style-name="ce20" office:value-type="float" office:value="45">
            <text:p>45</text:p>
          </table:table-cell>
          <table:table-cell table:style-name="ce20" office:value-type="float" office:value="14">
            <text:p>14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55">
            <text:p>55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774">
            <text:p>774</text:p>
          </table:table-cell>
          <table:table-cell table:style-name="ce20" office:value-type="float" office:value="270">
            <text:p>270</text:p>
          </table:table-cell>
          <table:table-cell table:style-name="ce20" office:value-type="float" office:value="124">
            <text:p>12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26">
            <text:p>126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Q</text:p>
          </table:table-cell>
          <table:table-cell table:style-name="ce20" office:value-type="float" office:value="28">
            <text:p>28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757">
            <text:p>757</text:p>
          </table:table-cell>
          <table:table-cell table:style-name="ce20" office:value-type="float" office:value="287">
            <text:p>287</text:p>
          </table:table-cell>
          <table:table-cell table:style-name="ce20" office:value-type="float" office:value="204">
            <text:p>204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87">
            <text:p>87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36">
            <text:p>36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918">
            <text:p>918</text:p>
          </table:table-cell>
          <table:table-cell table:style-name="ce20" office:value-type="float" office:value="126">
            <text:p>126</text:p>
          </table:table-cell>
          <table:table-cell table:style-name="ce20" office:value-type="float" office:value="83">
            <text:p>83</text:p>
          </table:table-cell>
          <table:table-cell table:style-name="ce20" office:value-type="string">
            <text:p>W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30">
            <text:p>3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800">
            <text:p>800</text:p>
          </table:table-cell>
          <table:table-cell table:style-name="ce20" office:value-type="float" office:value="244">
            <text:p>244</text:p>
          </table:table-cell>
          <table:table-cell table:style-name="ce20" office:value-type="float" office:value="182">
            <text:p>182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45">
            <text:p>45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43">
            <text:p>43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686">
            <text:p>686</text:p>
          </table:table-cell>
          <table:table-cell table:style-name="ce20" office:value-type="float" office:value="358">
            <text:p>358</text:p>
          </table:table-cell>
          <table:table-cell table:style-name="ce20" office:value-type="float" office:value="274">
            <text:p>274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86">
            <text:p>86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34">
            <text:p>3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801">
            <text:p>801</text:p>
          </table:table-cell>
          <table:table-cell table:style-name="ce20" office:value-type="float" office:value="243">
            <text:p>243</text:p>
          </table:table-cell>
          <table:table-cell table:style-name="ce20" office:value-type="float" office:value="145">
            <text:p>145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56">
            <text:p>56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53">
            <text:p>53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756">
            <text:p>756</text:p>
          </table:table-cell>
          <table:table-cell table:style-name="ce20" office:value-type="float" office:value="288">
            <text:p>288</text:p>
          </table:table-cell>
          <table:table-cell table:style-name="ce20" office:value-type="float" office:value="167">
            <text:p>167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96">
            <text:p>96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37">
            <text:p>37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635">
            <text:p>635</text:p>
          </table:table-cell>
          <table:table-cell table:style-name="ce20" office:value-type="float" office:value="409">
            <text:p>409</text:p>
          </table:table-cell>
          <table:table-cell table:style-name="ce20" office:value-type="float" office:value="176">
            <text:p>176</text:p>
          </table:table-cell>
          <table:table-cell table:style-name="ce20" office:value-type="float" office:value="129">
            <text:p>129</text:p>
          </table:table-cell>
          <table:table-cell table:style-name="ce20" office:value-type="float" office:value="236">
            <text:p>236</text:p>
          </table:table-cell>
          <table:table-cell table:style-name="ce20" office:value-type="string">
            <text:p>W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55">
            <text:p>55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782">
            <text:p>782</text:p>
          </table:table-cell>
          <table:table-cell table:style-name="ce20" office:value-type="float" office:value="262">
            <text:p>262</text:p>
          </table:table-cell>
          <table:table-cell table:style-name="ce20" office:value-type="float" office:value="130">
            <text:p>130</text:p>
          </table:table-cell>
          <table:table-cell table:style-name="ce20" office:value-type="float" office:value="108">
            <text:p>108</text:p>
          </table:table-cell>
          <table:table-cell table:style-name="ce20" office:value-type="float" office:value="143">
            <text:p>143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788">
            <text:p>788</text:p>
          </table:table-cell>
          <table:table-cell table:style-name="ce20" office:value-type="float" office:value="256">
            <text:p>256</text:p>
          </table:table-cell>
          <table:table-cell table:style-name="ce20" office:value-type="float" office:value="115">
            <text:p>115</text:p>
          </table:table-cell>
          <table:table-cell table:style-name="ce20" office:value-type="float" office:value="85">
            <text:p>85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925">
            <text:p>925</text:p>
          </table:table-cell>
          <table:table-cell table:style-name="ce20" office:value-type="float" office:value="119">
            <text:p>119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71">
            <text:p>71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 office:value-type="string">
            <text:p><text:s text:c="4"/>3116</text:p>
          </table:table-cell>
          <table:table-cell table:style-name="ce7" office:value-type="string">
            <text:p><text:s text:c="2"/>Animal Slaughtering and Processing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713">
            <text:p>713</text:p>
          </table:table-cell>
          <table:table-cell table:style-name="ce20" office:value-type="float" office:value="1002">
            <text:p>1,002</text:p>
          </table:table-cell>
          <table:table-cell table:number-columns-repeated="6" table:style-name="ce20" office:value-type="string">
            <text:p>--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1160">
            <text:p>1,160</text:p>
          </table:table-cell>
          <table:table-cell table:style-name="ce20" office:value-type="float" office:value="555">
            <text:p>555</text:p>
          </table:table-cell>
          <table:table-cell table:style-name="ce20" office:value-type="float" office:value="312">
            <text:p>312</text:p>
          </table:table-cell>
          <table:table-cell table:style-name="ce20" office:value-type="float" office:value="179">
            <text:p>179</text:p>
          </table:table-cell>
          <table:table-cell table:style-name="ce20" office:value-type="float" office:value="94">
            <text:p>94</text:p>
          </table:table-cell>
          <table:table-cell table:number-columns-repeated="2" table:style-name="ce20" office:value-type="float" office:value="12">
            <text:p>12</text:p>
          </table:table-cell>
          <table:table-cell table:style-name="ce20" office:value-type="float" office:value="53">
            <text:p>53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1335">
            <text:p>1,335</text:p>
          </table:table-cell>
          <table:table-cell table:style-name="ce20" office:value-type="float" office:value="380">
            <text:p>380</text:p>
          </table:table-cell>
          <table:table-cell table:style-name="ce20" office:value-type="float" office:value="136">
            <text:p>136</text:p>
          </table:table-cell>
          <table:table-cell table:style-name="ce20" office:value-type="float" office:value="173">
            <text:p>173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91">
            <text:p>91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1351">
            <text:p>1,351</text:p>
          </table:table-cell>
          <table:table-cell table:style-name="ce20" office:value-type="float" office:value="364">
            <text:p>364</text:p>
          </table:table-cell>
          <table:table-cell table:style-name="ce20" office:value-type="float" office:value="121">
            <text:p>121</text:p>
          </table:table-cell>
          <table:table-cell table:style-name="ce20" office:value-type="float" office:value="171">
            <text:p>171</text:p>
          </table:table-cell>
          <table:table-cell table:style-name="ce20" office:value-type="float" office:value="46">
            <text:p>46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85">
            <text:p>85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1434">
            <text:p>1,434</text:p>
          </table:table-cell>
          <table:table-cell table:style-name="ce20" office:value-type="float" office:value="281">
            <text:p>281</text:p>
          </table:table-cell>
          <table:table-cell table:style-name="ce20" office:value-type="float" office:value="156">
            <text:p>156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35">
            <text:p>35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08">
            <text:p>108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1518">
            <text:p>1,518</text:p>
          </table:table-cell>
          <table:table-cell table:style-name="ce20" office:value-type="float" office:value="197">
            <text:p>197</text:p>
          </table:table-cell>
          <table:table-cell table:style-name="ce20" office:value-type="float" office:value="87">
            <text:p>87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90">
            <text:p>9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1315">
            <text:p>1,315</text:p>
          </table:table-cell>
          <table:table-cell table:style-name="ce20" office:value-type="float" office:value="400">
            <text:p>400</text:p>
          </table:table-cell>
          <table:table-cell table:style-name="ce20" office:value-type="string">
            <text:p>--</text:p>
          </table:table-cell>
          <table:table-cell table:style-name="ce20" office:value-type="float" office:value="278">
            <text:p>278</text:p>
          </table:table-cell>
          <table:table-cell table:style-name="ce20" office:value-type="float" office:value="27">
            <text:p>27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108">
            <text:p>108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1507">
            <text:p>1,507</text:p>
          </table:table-cell>
          <table:table-cell table:style-name="ce20" office:value-type="float" office:value="208">
            <text:p>208</text:p>
          </table:table-cell>
          <table:table-cell table:style-name="ce20" office:value-type="string">
            <text:p>--</text:p>
          </table:table-cell>
          <table:table-cell table:style-name="ce20" office:value-type="float" office:value="104">
            <text:p>104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95">
            <text:p>95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1243">
            <text:p>1,243</text:p>
          </table:table-cell>
          <table:table-cell table:style-name="ce20" office:value-type="float" office:value="472">
            <text:p>472</text:p>
          </table:table-cell>
          <table:table-cell table:style-name="ce20" office:value-type="float" office:value="309">
            <text:p>309</text:p>
          </table:table-cell>
          <table:table-cell table:style-name="ce20" office:value-type="string">
            <text:p>W</text:p>
          </table:table-cell>
          <table:table-cell table:style-name="ce20" office:value-type="float" office:value="121">
            <text:p>12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94">
            <text:p>9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1283">
            <text:p>1,283</text:p>
          </table:table-cell>
          <table:table-cell table:style-name="ce20" office:value-type="float" office:value="432">
            <text:p>432</text:p>
          </table:table-cell>
          <table:table-cell table:style-name="ce20" office:value-type="float" office:value="209">
            <text:p>209</text:p>
          </table:table-cell>
          <table:table-cell table:style-name="ce20" office:value-type="string">
            <text:p>Q</text:p>
          </table:table-cell>
          <table:table-cell table:style-name="ce20" office:value-type="float" office:value="113">
            <text:p>113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36">
            <text:p>136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1496">
            <text:p>1,496</text:p>
          </table:table-cell>
          <table:table-cell table:style-name="ce20" office:value-type="float" office:value="219">
            <text:p>219</text:p>
          </table:table-cell>
          <table:table-cell table:style-name="ce20" office:value-type="float" office:value="117">
            <text:p>117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64">
            <text:p>6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82">
            <text:p>82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1348">
            <text:p>1,348</text:p>
          </table:table-cell>
          <table:table-cell table:style-name="ce20" office:value-type="float" office:value="367">
            <text:p>367</text:p>
          </table:table-cell>
          <table:table-cell table:style-name="ce20" office:value-type="float" office:value="155">
            <text:p>155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51">
            <text:p>15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76">
            <text:p>76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1280">
            <text:p>1,280</text:p>
          </table:table-cell>
          <table:table-cell table:style-name="ce20" office:value-type="float" office:value="435">
            <text:p>435</text:p>
          </table:table-cell>
          <table:table-cell table:style-name="ce20" office:value-type="float" office:value="285">
            <text:p>285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161">
            <text:p>161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90">
            <text:p>9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1335">
            <text:p>1,335</text:p>
          </table:table-cell>
          <table:table-cell table:style-name="ce20" office:value-type="float" office:value="380">
            <text:p>380</text:p>
          </table:table-cell>
          <table:table-cell table:style-name="ce20" office:value-type="float" office:value="205">
            <text:p>205</text:p>
          </table:table-cell>
          <table:table-cell table:style-name="ce20" office:value-type="string">
            <text:p>Q</text:p>
          </table:table-cell>
          <table:table-cell table:style-name="ce20" office:value-type="float" office:value="148">
            <text:p>148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89">
            <text:p>89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1285">
            <text:p>1,285</text:p>
          </table:table-cell>
          <table:table-cell table:style-name="ce20" office:value-type="float" office:value="430">
            <text:p>430</text:p>
          </table:table-cell>
          <table:table-cell table:style-name="ce20" office:value-type="float" office:value="278">
            <text:p>278</text:p>
          </table:table-cell>
          <table:table-cell table:style-name="ce20" office:value-type="string">
            <text:p>Q</text:p>
          </table:table-cell>
          <table:table-cell table:style-name="ce20" office:value-type="float" office:value="102">
            <text:p>102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88">
            <text:p>88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1186">
            <text:p>1,186</text:p>
          </table:table-cell>
          <table:table-cell table:style-name="ce20" office:value-type="float" office:value="529">
            <text:p>529</text:p>
          </table:table-cell>
          <table:table-cell table:style-name="ce20" office:value-type="float" office:value="230">
            <text:p>230</text:p>
          </table:table-cell>
          <table:table-cell table:style-name="ce20" office:value-type="float" office:value="125">
            <text:p>125</text:p>
          </table:table-cell>
          <table:table-cell table:style-name="ce20" office:value-type="float" office:value="194">
            <text:p>194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78">
            <text:p>78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1295">
            <text:p>1,295</text:p>
          </table:table-cell>
          <table:table-cell table:style-name="ce20" office:value-type="float" office:value="420">
            <text:p>420</text:p>
          </table:table-cell>
          <table:table-cell table:style-name="ce20" office:value-type="float" office:value="195">
            <text:p>195</text:p>
          </table:table-cell>
          <table:table-cell table:style-name="ce20" office:value-type="float" office:value="150">
            <text:p>150</text:p>
          </table:table-cell>
          <table:table-cell table:style-name="ce20" office:value-type="float" office:value="190">
            <text:p>190</text:p>
          </table:table-cell>
          <table:table-cell table:style-name="ce20" office:value-type="float" office:value="6">
            <text:p>6</text:p>
          </table:table-cell>
          <table:table-cell table:number-columns-repeated="2"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1443">
            <text:p>1,443</text:p>
          </table:table-cell>
          <table:table-cell table:style-name="ce20" office:value-type="float" office:value="272">
            <text:p>272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113">
            <text:p>113</text:p>
          </table:table-cell>
          <table:table-cell table:style-name="ce20" office:value-type="float" office:value="69">
            <text:p>69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Q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1596">
            <text:p>1,596</text:p>
          </table:table-cell>
          <table:table-cell table:style-name="ce20" office:value-type="float" office:value="119">
            <text:p>119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71">
            <text:p>71</text:p>
          </table:table-cell>
          <table:table-cell table:number-columns-repeated="3"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 office:value-type="string">
            <text:p><text:s text:c="2"/>312</text:p>
          </table:table-cell>
          <table:table-cell table:style-name="ce7" office:value-type="string">
            <text:p>BEVERAGE AND TOBACCO PRODUCTS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547">
            <text:p>547</text:p>
          </table:table-cell>
          <table:table-cell table:style-name="ce20" office:value-type="float" office:value="1283">
            <text:p>1,283</text:p>
          </table:table-cell>
          <table:table-cell table:number-columns-repeated="6" table:style-name="ce20" office:value-type="string">
            <text:p>--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1045">
            <text:p>1,045</text:p>
          </table:table-cell>
          <table:table-cell table:style-name="ce20" office:value-type="float" office:value="785">
            <text:p>785</text:p>
          </table:table-cell>
          <table:table-cell table:style-name="ce20" office:value-type="float" office:value="294">
            <text:p>294</text:p>
          </table:table-cell>
          <table:table-cell table:style-name="ce20" office:value-type="float" office:value="391">
            <text:p>391</text:p>
          </table:table-cell>
          <table:table-cell table:style-name="ce20" office:value-type="float" office:value="254">
            <text:p>254</text:p>
          </table:table-cell>
          <table:table-cell table:style-name="ce20" office:value-type="string">
            <text:p>Q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78">
            <text:p>78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1411">
            <text:p>1,411</text:p>
          </table:table-cell>
          <table:table-cell table:style-name="ce20" office:value-type="float" office:value="419">
            <text:p>419</text:p>
          </table:table-cell>
          <table:table-cell table:style-name="ce20" office:value-type="float" office:value="132">
            <text:p>132</text:p>
          </table:table-cell>
          <table:table-cell table:style-name="ce20" office:value-type="float" office:value="168">
            <text:p>168</text:p>
          </table:table-cell>
          <table:table-cell table:style-name="ce20" office:value-type="float" office:value="133">
            <text:p>133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81">
            <text:p>81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1456">
            <text:p>1,456</text:p>
          </table:table-cell>
          <table:table-cell table:style-name="ce20" office:value-type="float" office:value="374">
            <text:p>374</text:p>
          </table:table-cell>
          <table:table-cell table:style-name="ce20" office:value-type="float" office:value="92">
            <text:p>92</text:p>
          </table:table-cell>
          <table:table-cell table:style-name="ce20" office:value-type="float" office:value="155">
            <text:p>155</text:p>
          </table:table-cell>
          <table:table-cell table:style-name="ce20" office:value-type="float" office:value="27">
            <text:p>27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53">
            <text:p>153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1658">
            <text:p>1,658</text:p>
          </table:table-cell>
          <table:table-cell table:style-name="ce20" office:value-type="float" office:value="172">
            <text:p>172</text:p>
          </table:table-cell>
          <table:table-cell table:style-name="ce20" office:value-type="float" office:value="37">
            <text:p>37</text:p>
          </table:table-cell>
          <table:table-cell table:style-name="ce20" office:value-type="string">
            <text:p>Q</text:p>
          </table:table-cell>
          <table:table-cell table:style-name="ce20" office:value-type="float" office:value="35">
            <text:p>35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81">
            <text:p>81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1627">
            <text:p>1,627</text:p>
          </table:table-cell>
          <table:table-cell table:style-name="ce20" office:value-type="float" office:value="203">
            <text:p>203</text:p>
          </table:table-cell>
          <table:table-cell table:style-name="ce20" office:value-type="float" office:value="53">
            <text:p>53</text:p>
          </table:table-cell>
          <table:table-cell table:number-columns-repeated="2"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5">
            <text:p>45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1331">
            <text:p>1,331</text:p>
          </table:table-cell>
          <table:table-cell table:style-name="ce20" office:value-type="float" office:value="499">
            <text:p>499</text:p>
          </table:table-cell>
          <table:table-cell table:style-name="ce20" office:value-type="string">
            <text:p>--</text:p>
          </table:table-cell>
          <table:table-cell table:style-name="ce20" office:value-type="float" office:value="151">
            <text:p>151</text:p>
          </table:table-cell>
          <table:table-cell table:style-name="ce20" office:value-type="float" office:value="175">
            <text:p>175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174">
            <text:p>17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1381">
            <text:p>1,381</text:p>
          </table:table-cell>
          <table:table-cell table:style-name="ce20" office:value-type="float" office:value="449">
            <text:p>449</text:p>
          </table:table-cell>
          <table:table-cell table:style-name="ce20" office:value-type="string">
            <text:p>--</text:p>
          </table:table-cell>
          <table:table-cell table:style-name="ce20" office:value-type="float" office:value="286">
            <text:p>286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119">
            <text:p>119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1434">
            <text:p>1,434</text:p>
          </table:table-cell>
          <table:table-cell table:style-name="ce20" office:value-type="float" office:value="396">
            <text:p>396</text:p>
          </table:table-cell>
          <table:table-cell table:style-name="ce20" office:value-type="float" office:value="230">
            <text:p>230</text:p>
          </table:table-cell>
          <table:table-cell table:style-name="ce20" office:value-type="string">
            <text:p>Q</text:p>
          </table:table-cell>
          <table:table-cell table:style-name="ce20" office:value-type="float" office:value="139">
            <text:p>139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1217">
            <text:p>1,217</text:p>
          </table:table-cell>
          <table:table-cell table:style-name="ce20" office:value-type="float" office:value="613">
            <text:p>613</text:p>
          </table:table-cell>
          <table:table-cell table:style-name="ce20" office:value-type="float" office:value="431">
            <text:p>431</text:p>
          </table:table-cell>
          <table:table-cell table:style-name="ce20" office:value-type="float" office:value="62">
            <text:p>62</text:p>
          </table:table-cell>
          <table:table-cell table:style-name="ce20" office:value-type="float" office:value="147">
            <text:p>147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Q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1589">
            <text:p>1,589</text:p>
          </table:table-cell>
          <table:table-cell table:style-name="ce20" office:value-type="float" office:value="241">
            <text:p>241</text:p>
          </table:table-cell>
          <table:table-cell table:style-name="ce20" office:value-type="float" office:value="109">
            <text:p>109</text:p>
          </table:table-cell>
          <table:table-cell table:style-name="ce20" office:value-type="string">
            <text:p>Q</text:p>
          </table:table-cell>
          <table:table-cell table:style-name="ce20" office:value-type="float" office:value="19">
            <text:p>19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87">
            <text:p>87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1323">
            <text:p>1,323</text:p>
          </table:table-cell>
          <table:table-cell table:style-name="ce20" office:value-type="float" office:value="507">
            <text:p>507</text:p>
          </table:table-cell>
          <table:table-cell table:style-name="ce20" office:value-type="float" office:value="374">
            <text:p>374</text:p>
          </table:table-cell>
          <table:table-cell table:style-name="ce20" office:value-type="string">
            <text:p>Q</text:p>
          </table:table-cell>
          <table:table-cell table:style-name="ce20" office:value-type="float" office:value="164">
            <text:p>16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73">
            <text:p>73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1137">
            <text:p>1,137</text:p>
          </table:table-cell>
          <table:table-cell table:style-name="ce20" office:value-type="float" office:value="693">
            <text:p>693</text:p>
          </table:table-cell>
          <table:table-cell table:style-name="ce20" office:value-type="float" office:value="548">
            <text:p>548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58">
            <text:p>158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89">
            <text:p>89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1376">
            <text:p>1,376</text:p>
          </table:table-cell>
          <table:table-cell table:style-name="ce20" office:value-type="float" office:value="454">
            <text:p>454</text:p>
          </table:table-cell>
          <table:table-cell table:style-name="ce20" office:value-type="float" office:value="325">
            <text:p>325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80">
            <text:p>8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1126">
            <text:p>1,126</text:p>
          </table:table-cell>
          <table:table-cell table:style-name="ce20" office:value-type="float" office:value="704">
            <text:p>704</text:p>
          </table:table-cell>
          <table:table-cell table:style-name="ce20" office:value-type="float" office:value="481">
            <text:p>481</text:p>
          </table:table-cell>
          <table:table-cell table:style-name="ce20" office:value-type="float" office:value="154">
            <text:p>154</text:p>
          </table:table-cell>
          <table:table-cell table:style-name="ce20" office:value-type="float" office:value="141">
            <text:p>14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77">
            <text:p>77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1119">
            <text:p>1,119</text:p>
          </table:table-cell>
          <table:table-cell table:style-name="ce20" office:value-type="float" office:value="711">
            <text:p>711</text:p>
          </table:table-cell>
          <table:table-cell table:style-name="ce20" office:value-type="float" office:value="206">
            <text:p>206</text:p>
          </table:table-cell>
          <table:table-cell table:style-name="ce20" office:value-type="float" office:value="276">
            <text:p>276</text:p>
          </table:table-cell>
          <table:table-cell table:style-name="ce20" office:value-type="float" office:value="389">
            <text:p>389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float" office:value="78">
            <text:p>78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1376">
            <text:p>1,376</text:p>
          </table:table-cell>
          <table:table-cell table:style-name="ce20" office:value-type="float" office:value="454">
            <text:p>454</text:p>
          </table:table-cell>
          <table:table-cell table:style-name="ce20" office:value-type="float" office:value="182">
            <text:p>182</text:p>
          </table:table-cell>
          <table:table-cell table:style-name="ce20" office:value-type="float" office:value="281">
            <text:p>281</text:p>
          </table:table-cell>
          <table:table-cell table:style-name="ce20" office:value-type="float" office:value="176">
            <text:p>176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1494">
            <text:p>1,494</text:p>
          </table:table-cell>
          <table:table-cell table:style-name="ce20" office:value-type="float" office:value="336">
            <text:p>336</text:p>
          </table:table-cell>
          <table:table-cell table:style-name="ce20" office:value-type="float" office:value="204">
            <text:p>204</text:p>
          </table:table-cell>
          <table:table-cell table:style-name="ce20" office:value-type="float" office:value="114">
            <text:p>114</text:p>
          </table:table-cell>
          <table:table-cell table:style-name="ce20" office:value-type="float" office:value="36">
            <text:p>36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1502">
            <text:p>1,502</text:p>
          </table:table-cell>
          <table:table-cell table:style-name="ce20" office:value-type="float" office:value="328">
            <text:p>328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239">
            <text:p>239</text:p>
          </table:table-cell>
          <table:table-cell table:style-name="ce20" office:value-type="float" office:value="81">
            <text:p>81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5" table:visibility="collapse">
          <table:table-cell table:style-name="ce7" office:value-type="string">
            <text:p><text:s text:c="4"/>3121</text:p>
          </table:table-cell>
          <table:table-cell table:style-name="ce7" office:value-type="string">
            <text:p><text:s text:c="2"/>Beverages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524">
            <text:p>524</text:p>
          </table:table-cell>
          <table:table-cell table:style-name="ce20" office:value-type="float" office:value="1234">
            <text:p>1,234</text:p>
          </table:table-cell>
          <table:table-cell table:number-columns-repeated="6" table:style-name="ce20" office:value-type="string">
            <text:p>--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996">
            <text:p>996</text:p>
          </table:table-cell>
          <table:table-cell table:style-name="ce20" office:value-type="float" office:value="762">
            <text:p>762</text:p>
          </table:table-cell>
          <table:table-cell table:style-name="ce20" office:value-type="float" office:value="277">
            <text:p>277</text:p>
          </table:table-cell>
          <table:table-cell table:style-name="ce20" office:value-type="float" office:value="387">
            <text:p>387</text:p>
          </table:table-cell>
          <table:table-cell table:style-name="ce20" office:value-type="float" office:value="244">
            <text:p>244</text:p>
          </table:table-cell>
          <table:table-cell table:style-name="ce20" office:value-type="string">
            <text:p>Q</text:p>
          </table:table-cell>
          <table:table-cell table:style-name="ce20" office:value-type="float" office:value="31">
            <text:p>31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1347">
            <text:p>1,347</text:p>
          </table:table-cell>
          <table:table-cell table:style-name="ce20" office:value-type="float" office:value="411">
            <text:p>411</text:p>
          </table:table-cell>
          <table:table-cell table:style-name="ce20" office:value-type="float" office:value="128">
            <text:p>128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1398">
            <text:p>1,398</text:p>
          </table:table-cell>
          <table:table-cell table:style-name="ce20" office:value-type="float" office:value="360">
            <text:p>360</text:p>
          </table:table-cell>
          <table:table-cell table:style-name="ce20" office:value-type="string">
            <text:p>W</text:p>
          </table:table-cell>
          <table:table-cell table:style-name="ce20" office:value-type="float" office:value="147">
            <text:p>147</text:p>
          </table:table-cell>
          <table:table-cell table:style-name="ce20" office:value-type="float" office:value="22">
            <text:p>22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49">
            <text:p>149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number-columns-repeated="3"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81">
            <text:p>81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1567">
            <text:p>1,567</text:p>
          </table:table-cell>
          <table:table-cell table:style-name="ce20" office:value-type="float" office:value="191">
            <text:p>191</text:p>
          </table:table-cell>
          <table:table-cell table:style-name="ce20" office:value-type="float" office:value="43">
            <text:p>43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5">
            <text:p>45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1278">
            <text:p>1,278</text:p>
          </table:table-cell>
          <table:table-cell table:style-name="ce20" office:value-type="float" office:value="480">
            <text:p>480</text:p>
          </table:table-cell>
          <table:table-cell table:style-name="ce20" office:value-type="string">
            <text:p>--</text:p>
          </table:table-cell>
          <table:table-cell table:style-name="ce20" office:value-type="float" office:value="132">
            <text:p>132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174">
            <text:p>17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1320">
            <text:p>1,320</text:p>
          </table:table-cell>
          <table:table-cell table:style-name="ce20" office:value-type="float" office:value="438">
            <text:p>438</text:p>
          </table:table-cell>
          <table:table-cell table:style-name="ce20" office:value-type="string">
            <text:p>--</text:p>
          </table:table-cell>
          <table:table-cell table:style-name="ce20" office:value-type="float" office:value="278">
            <text:p>278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1381">
            <text:p>1,381</text:p>
          </table:table-cell>
          <table:table-cell table:style-name="ce20" office:value-type="float" office:value="377">
            <text:p>377</text:p>
          </table:table-cell>
          <table:table-cell table:style-name="ce20" office:value-type="float" office:value="216">
            <text:p>216</text:p>
          </table:table-cell>
          <table:table-cell table:number-columns-repeated="3" table:style-name="ce20" office:value-type="string">
            <text:p>W</text:p>
          </table:table-cell>
          <table:table-cell table:number-columns-repeated="2" table:style-name="ce20" office:value-type="string">
            <text:p>Q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1167">
            <text:p>1,167</text:p>
          </table:table-cell>
          <table:table-cell table:style-name="ce20" office:value-type="float" office:value="591">
            <text:p>591</text:p>
          </table:table-cell>
          <table:table-cell table:style-name="ce20" office:value-type="float" office:value="413">
            <text:p>413</text:p>
          </table:table-cell>
          <table:table-cell table:style-name="ce20" office:value-type="string">
            <text:p>W</text:p>
          </table:table-cell>
          <table:table-cell table:style-name="ce20" office:value-type="float" office:value="143">
            <text:p>143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1526">
            <text:p>1,526</text:p>
          </table:table-cell>
          <table:table-cell table:style-name="ce20" office:value-type="float" office:value="232">
            <text:p>232</text:p>
          </table:table-cell>
          <table:table-cell table:style-name="ce20" office:value-type="float" office:value="102">
            <text:p>102</text:p>
          </table:table-cell>
          <table:table-cell table:style-name="ce20" office:value-type="string">
            <text:p>Q</text:p>
          </table:table-cell>
          <table:table-cell table:style-name="ce20" office:value-type="float" office:value="19">
            <text:p>19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number-columns-repeated="3"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float" office:value="164">
            <text:p>16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1084">
            <text:p>1,084</text:p>
          </table:table-cell>
          <table:table-cell table:style-name="ce20" office:value-type="float" office:value="674">
            <text:p>674</text:p>
          </table:table-cell>
          <table:table-cell table:style-name="ce20" office:value-type="float" office:value="533">
            <text:p>533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52">
            <text:p>152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1321">
            <text:p>1,321</text:p>
          </table:table-cell>
          <table:table-cell table:style-name="ce20" office:value-type="float" office:value="437">
            <text:p>437</text:p>
          </table:table-cell>
          <table:table-cell table:style-name="ce20" office:value-type="float" office:value="313">
            <text:p>313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86">
            <text:p>86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1074">
            <text:p>1,074</text:p>
          </table:table-cell>
          <table:table-cell table:style-name="ce20" office:value-type="float" office:value="684">
            <text:p>684</text:p>
          </table:table-cell>
          <table:table-cell table:style-name="ce20" office:value-type="float" office:value="464">
            <text:p>464</text:p>
          </table:table-cell>
          <table:table-cell table:style-name="ce20" office:value-type="string">
            <text:p>W</text:p>
          </table:table-cell>
          <table:table-cell table:style-name="ce20" office:value-type="float" office:value="136">
            <text:p>136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1">
            <text:p>11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1069">
            <text:p>1,069</text:p>
          </table:table-cell>
          <table:table-cell table:style-name="ce20" office:value-type="float" office:value="689">
            <text:p>689</text:p>
          </table:table-cell>
          <table:table-cell table:style-name="ce20" office:value-type="float" office:value="194">
            <text:p>194</text:p>
          </table:table-cell>
          <table:table-cell table:style-name="ce20" office:value-type="float" office:value="267">
            <text:p>267</text:p>
          </table:table-cell>
          <table:table-cell table:style-name="ce20" office:value-type="float" office:value="375">
            <text:p>375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float" office:value="78">
            <text:p>78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1321">
            <text:p>1,321</text:p>
          </table:table-cell>
          <table:table-cell table:style-name="ce20" office:value-type="float" office:value="437">
            <text:p>437</text:p>
          </table:table-cell>
          <table:table-cell table:style-name="ce20" office:value-type="float" office:value="171">
            <text:p>171</text:p>
          </table:table-cell>
          <table:table-cell table:style-name="ce20" office:value-type="float" office:value="277">
            <text:p>277</text:p>
          </table:table-cell>
          <table:table-cell table:style-name="ce20" office:value-type="float" office:value="166">
            <text:p>166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1435">
            <text:p>1,435</text:p>
          </table:table-cell>
          <table:table-cell table:style-name="ce20" office:value-type="float" office:value="323">
            <text:p>323</text:p>
          </table:table-cell>
          <table:table-cell table:style-name="ce20" office:value-type="float" office:value="200">
            <text:p>200</text:p>
          </table:table-cell>
          <table:table-cell table:style-name="ce20" office:value-type="float" office:value="110">
            <text:p>110</text:p>
          </table:table-cell>
          <table:table-cell table:style-name="ce20" office:value-type="float" office:value="29">
            <text:p>29</text:p>
          </table:table-cell>
          <table:table-cell table:number-columns-repeated="3"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17">
            <text:p>17</text:p>
          </table:table-cell>
          <table:table-cell table:number-columns-repeated="4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 office:value-type="string">
            <text:p><text:s text:c="4"/>3122</text:p>
          </table:table-cell>
          <table:table-cell table:style-name="ce7" office:value-type="string">
            <text:p><text:s text:c="2"/>Tobacco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49">
            <text:p>49</text:p>
          </table:table-cell>
          <table:table-cell table:number-columns-repeated="6" table:style-name="ce20" office:value-type="string">
            <text:p>--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0">
            <text:p>10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64">
            <text:p>64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58">
            <text:p>58</text:p>
          </table:table-cell>
          <table:table-cell table:style-name="ce20" office:value-type="float" office:value="14">
            <text:p>14</text:p>
          </table:table-cell>
          <table:table-cell table:style-name="ce20" office:value-type="string">
            <text:p>W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number-columns-repeated="3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0">
            <text:p>10</text:p>
          </table:table-cell>
          <table:table-cell table:number-columns-repeated="2"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53">
            <text:p>53</text:p>
          </table:table-cell>
          <table:table-cell table:style-name="ce20" office:value-type="float" office:value="19">
            <text:p>19</text:p>
          </table:table-cell>
          <table:table-cell table:style-name="ce20" office:value-type="string">
            <text:p>--</text:p>
          </table:table-cell>
          <table:table-cell table:style-name="ce20" office:value-type="float" office:value="19">
            <text:p>19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61">
            <text:p>61</text:p>
          </table:table-cell>
          <table:table-cell table:style-name="ce20" office:value-type="float" office:value="11">
            <text:p>11</text:p>
          </table:table-cell>
          <table:table-cell table:style-name="ce20" office:value-type="string">
            <text:p>--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53">
            <text:p>53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14">
            <text:p>14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18">
            <text:p>18</text:p>
          </table:table-cell>
          <table:table-cell table:style-name="ce20" office:value-type="string">
            <text:p>W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64">
            <text:p>64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7">
            <text:p>7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number-columns-repeated="3" table:style-name="ce20" office:value-type="string">
            <text:p>W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53">
            <text:p>53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54">
            <text:p>54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52">
            <text:p>52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8">
            <text:p>18</text:p>
          </table:table-cell>
          <table:table-cell table:style-name="ce20" office:value-type="string">
            <text:p>W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4">
            <text:p>14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56">
            <text:p>56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1">
            <text:p>11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58">
            <text:p>58</text:p>
          </table:table-cell>
          <table:table-cell table:style-name="ce20" office:value-type="float" office:value="14">
            <text:p>14</text:p>
          </table:table-cell>
          <table:table-cell table:number-columns-repeated="2" table:style-name="ce20" office:value-type="float" office:value="4">
            <text:p>4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>
          <table:table-cell table:style-name="ce7" office:value-type="string">
            <text:p>Actual</text:p>
          </table:table-cell>
          <table:table-cell table:style-name="ce8" office:value-type="string">
            <text:p>Textiles &amp; Apparel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355]" office:value-type="string" office:string-value="Participation in One or More of the Following Types of Activities">
            <text:p>Participation in One or More of the Following Types of Activities</text:p>
          </table:table-cell>
          <table:table-cell table:style-name="ce20" table:formula="of:=IF(ISNUMBER([.C355]);[.C355];0)+IF(ISNUMBER([.C381]);[.C381];0)+IF(ISNUMBER([.C407]);[.C407];0)+IF(ISNUMBER([.C433]);[.C433];0)" office:value-type="float" office:value="7122">
            <text:p>7,122</text:p>
          </table:table-cell>
          <table:table-cell table:style-name="ce20" table:formula="of:=IF(ISNUMBER([.D355]);[.D355];0)+IF(ISNUMBER([.D381]);[.D381];0)+IF(ISNUMBER([.D407]);[.D407];0)+IF(ISNUMBER([.D433]);[.D433];0)" office:value-type="float" office:value="4430">
            <text:p>4,430</text:p>
          </table:table-cell>
          <table:table-cell table:style-name="ce20" table:formula="of:=IF(ISNUMBER([.E355]);[.E355];0)+IF(ISNUMBER([.E381]);[.E381];0)+IF(ISNUMBER([.E407]);[.E407];0)+IF(ISNUMBER([.E433]);[.E433];0)" office:value-type="float" office:value="0">
            <text:p>0</text:p>
          </table:table-cell>
          <table:table-cell table:style-name="ce20" table:formula="of:=IF(ISNUMBER([.F355]);[.F355];0)+IF(ISNUMBER([.F381]);[.F381];0)+IF(ISNUMBER([.F407]);[.F407];0)+IF(ISNUMBER([.F433]);[.F433];0)" office:value-type="float" office:value="0">
            <text:p>0</text:p>
          </table:table-cell>
          <table:table-cell table:style-name="ce20" table:formula="of:=IF(ISNUMBER([.G355]);[.G355];0)+IF(ISNUMBER([.G381]);[.G381];0)+IF(ISNUMBER([.G407]);[.G407];0)+IF(ISNUMBER([.G433]);[.G433];0)" office:value-type="float" office:value="0">
            <text:p>0</text:p>
          </table:table-cell>
          <table:table-cell table:style-name="ce20" table:formula="of:=IF(ISNUMBER([.H355]);[.H355];0)+IF(ISNUMBER([.H381]);[.H381];0)+IF(ISNUMBER([.H407]);[.H407];0)+IF(ISNUMBER([.H433]);[.H433];0)" office:value-type="float" office:value="0">
            <text:p>0</text:p>
          </table:table-cell>
          <table:table-cell table:style-name="ce20" table:formula="of:=IF(ISNUMBER([.I355]);[.I355];0)+IF(ISNUMBER([.I381]);[.I381];0)+IF(ISNUMBER([.I407]);[.I407];0)+IF(ISNUMBER([.I433]);[.I433];0)" office:value-type="float" office:value="0">
            <text:p>0</text:p>
          </table:table-cell>
          <table:table-cell table:style-name="ce20" table:formula="of:=IF(ISNUMBER([.J355]);[.J355];0)+IF(ISNUMBER([.J381]);[.J381];0)+IF(ISNUMBER([.J407]);[.J407];0)+IF(ISNUMBER([.J433]);[.J433];0)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356]" office:value-type="string" office:string-value="  Energy Audit or Assessment">
            <text:p><text:s text:c="2"/>Energy Audit or Assessment</text:p>
          </table:table-cell>
          <table:table-cell table:style-name="ce20" table:formula="of:=IF(ISNUMBER([.C356]);[.C356];0)+IF(ISNUMBER([.C382]);[.C382];0)+IF(ISNUMBER([.C408]);[.C408];0)+IF(ISNUMBER([.C434]);[.C434];0)" office:value-type="float" office:value="9480">
            <text:p>9,480</text:p>
          </table:table-cell>
          <table:table-cell table:style-name="ce20" table:formula="of:=IF(ISNUMBER([.D356]);[.D356];0)+IF(ISNUMBER([.D382]);[.D382];0)+IF(ISNUMBER([.D408]);[.D408];0)+IF(ISNUMBER([.D434]);[.D434];0)" office:value-type="float" office:value="2072">
            <text:p>2,072</text:p>
          </table:table-cell>
          <table:table-cell table:style-name="ce20" table:formula="of:=IF(ISNUMBER([.E356]);[.E356];0)+IF(ISNUMBER([.E382]);[.E382];0)+IF(ISNUMBER([.E408]);[.E408];0)+IF(ISNUMBER([.E434]);[.E434];0)" office:value-type="float" office:value="655">
            <text:p>655</text:p>
          </table:table-cell>
          <table:table-cell table:style-name="ce20" table:formula="of:=IF(ISNUMBER([.F356]);[.F356];0)+IF(ISNUMBER([.F382]);[.F382];0)+IF(ISNUMBER([.F408]);[.F408];0)+IF(ISNUMBER([.F434]);[.F434];0)" office:value-type="float" office:value="720">
            <text:p>720</text:p>
          </table:table-cell>
          <table:table-cell table:style-name="ce20" table:formula="of:=IF(ISNUMBER([.G356]);[.G356];0)+IF(ISNUMBER([.G382]);[.G382];0)+IF(ISNUMBER([.G408]);[.G408];0)+IF(ISNUMBER([.G434]);[.G434];0)" office:value-type="float" office:value="224">
            <text:p>224</text:p>
          </table:table-cell>
          <table:table-cell table:style-name="ce20" table:formula="of:=IF(ISNUMBER([.H356]);[.H356];0)+IF(ISNUMBER([.H382]);[.H382];0)+IF(ISNUMBER([.H408]);[.H408];0)+IF(ISNUMBER([.H434]);[.H434];0)" office:value-type="float" office:value="0">
            <text:p>0</text:p>
          </table:table-cell>
          <table:table-cell table:style-name="ce20" table:formula="of:=IF(ISNUMBER([.I356]);[.I356];0)+IF(ISNUMBER([.I382]);[.I382];0)+IF(ISNUMBER([.I408]);[.I408];0)+IF(ISNUMBER([.I434]);[.I434];0)" office:value-type="float" office:value="158">
            <text:p>158</text:p>
          </table:table-cell>
          <table:table-cell table:style-name="ce20" table:formula="of:=IF(ISNUMBER([.J356]);[.J356];0)+IF(ISNUMBER([.J382]);[.J382];0)+IF(ISNUMBER([.J408]);[.J408];0)+IF(ISNUMBER([.J434]);[.J434];0)" office:value-type="float" office:value="545">
            <text:p>545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357]" office:value-type="string" office:string-value="  Electricity Load Control">
            <text:p><text:s text:c="2"/>Electricity Load Control</text:p>
          </table:table-cell>
          <table:table-cell table:style-name="ce20" table:formula="of:=IF(ISNUMBER([.C357]);[.C357];0)+IF(ISNUMBER([.C383]);[.C383];0)+IF(ISNUMBER([.C409]);[.C409];0)+IF(ISNUMBER([.C435]);[.C435];0)" office:value-type="float" office:value="10325">
            <text:p>10,325</text:p>
          </table:table-cell>
          <table:table-cell table:style-name="ce20" table:formula="of:=IF(ISNUMBER([.D357]);[.D357];0)+IF(ISNUMBER([.D383]);[.D383];0)+IF(ISNUMBER([.D409]);[.D409];0)+IF(ISNUMBER([.D435]);[.D435];0)" office:value-type="float" office:value="1227">
            <text:p>1,227</text:p>
          </table:table-cell>
          <table:table-cell table:style-name="ce20" table:formula="of:=IF(ISNUMBER([.E357]);[.E357];0)+IF(ISNUMBER([.E383]);[.E383];0)+IF(ISNUMBER([.E409]);[.E409];0)+IF(ISNUMBER([.E435]);[.E435];0)" office:value-type="float" office:value="306">
            <text:p>306</text:p>
          </table:table-cell>
          <table:table-cell table:style-name="ce20" table:formula="of:=IF(ISNUMBER([.F357]);[.F357];0)+IF(ISNUMBER([.F383]);[.F383];0)+IF(ISNUMBER([.F409]);[.F409];0)+IF(ISNUMBER([.F435]);[.F435];0)" office:value-type="float" office:value="362">
            <text:p>362</text:p>
          </table:table-cell>
          <table:table-cell table:style-name="ce20" table:formula="of:=IF(ISNUMBER([.G357]);[.G357];0)+IF(ISNUMBER([.G383]);[.G383];0)+IF(ISNUMBER([.G409]);[.G409];0)+IF(ISNUMBER([.G435]);[.G435];0)" office:value-type="float" office:value="71">
            <text:p>71</text:p>
          </table:table-cell>
          <table:table-cell table:style-name="ce20" table:formula="of:=IF(ISNUMBER([.H357]);[.H357];0)+IF(ISNUMBER([.H383]);[.H383];0)+IF(ISNUMBER([.H409]);[.H409];0)+IF(ISNUMBER([.H435]);[.H435];0)" office:value-type="float" office:value="0">
            <text:p>0</text:p>
          </table:table-cell>
          <table:table-cell table:style-name="ce20" table:formula="of:=IF(ISNUMBER([.I357]);[.I357];0)+IF(ISNUMBER([.I383]);[.I383];0)+IF(ISNUMBER([.I409]);[.I409];0)+IF(ISNUMBER([.I435]);[.I435];0)" office:value-type="float" office:value="0">
            <text:p>0</text:p>
          </table:table-cell>
          <table:table-cell table:style-name="ce20" table:formula="of:=IF(ISNUMBER([.J357]);[.J357];0)+IF(ISNUMBER([.J383]);[.J383];0)+IF(ISNUMBER([.J409]);[.J409];0)+IF(ISNUMBER([.J435]);[.J435];0)" office:value-type="float" office:value="491">
            <text:p>491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358]" office:value-type="string" office:string-value="  Power Factor Correction or Improvement">
            <text:p><text:s text:c="2"/>Power Factor Correction or Improvement</text:p>
          </table:table-cell>
          <table:table-cell table:style-name="ce20" table:formula="of:=IF(ISNUMBER([.C358]);[.C358];0)+IF(ISNUMBER([.C384]);[.C384];0)+IF(ISNUMBER([.C410]);[.C410];0)+IF(ISNUMBER([.C436]);[.C436];0)" office:value-type="float" office:value="10599">
            <text:p>10,599</text:p>
          </table:table-cell>
          <table:table-cell table:style-name="ce20" table:formula="of:=IF(ISNUMBER([.D358]);[.D358];0)+IF(ISNUMBER([.D384]);[.D384];0)+IF(ISNUMBER([.D410]);[.D410];0)+IF(ISNUMBER([.D436]);[.D436];0)" office:value-type="float" office:value="953">
            <text:p>953</text:p>
          </table:table-cell>
          <table:table-cell table:style-name="ce20" table:formula="of:=IF(ISNUMBER([.E358]);[.E358];0)+IF(ISNUMBER([.E384]);[.E384];0)+IF(ISNUMBER([.E410]);[.E410];0)+IF(ISNUMBER([.E436]);[.E436];0)" office:value-type="float" office:value="96">
            <text:p>96</text:p>
          </table:table-cell>
          <table:table-cell table:style-name="ce20" table:formula="of:=IF(ISNUMBER([.F358]);[.F358];0)+IF(ISNUMBER([.F384]);[.F384];0)+IF(ISNUMBER([.F410]);[.F410];0)+IF(ISNUMBER([.F436]);[.F436];0)" office:value-type="float" office:value="109">
            <text:p>109</text:p>
          </table:table-cell>
          <table:table-cell table:style-name="ce20" table:formula="of:=IF(ISNUMBER([.G358]);[.G358];0)+IF(ISNUMBER([.G384]);[.G384];0)+IF(ISNUMBER([.G410]);[.G410];0)+IF(ISNUMBER([.G436]);[.G436];0)" office:value-type="float" office:value="0">
            <text:p>0</text:p>
          </table:table-cell>
          <table:table-cell table:style-name="ce20" table:formula="of:=IF(ISNUMBER([.H358]);[.H358];0)+IF(ISNUMBER([.H384]);[.H384];0)+IF(ISNUMBER([.H410]);[.H410];0)+IF(ISNUMBER([.H436]);[.H436];0)" office:value-type="float" office:value="0">
            <text:p>0</text:p>
          </table:table-cell>
          <table:table-cell table:style-name="ce20" table:formula="of:=IF(ISNUMBER([.I358]);[.I358];0)+IF(ISNUMBER([.I384]);[.I384];0)+IF(ISNUMBER([.I410]);[.I410];0)+IF(ISNUMBER([.I436]);[.I436];0)" office:value-type="float" office:value="0">
            <text:p>0</text:p>
          </table:table-cell>
          <table:table-cell table:style-name="ce20" table:formula="of:=IF(ISNUMBER([.J358]);[.J358];0)+IF(ISNUMBER([.J384]);[.J384];0)+IF(ISNUMBER([.J410]);[.J410];0)+IF(ISNUMBER([.J436]);[.J436];0)" office:value-type="float" office:value="605">
            <text:p>605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359]" office:value-type="string" office:string-value="  Equipment Installation or Retrofit for the Primary Purpose of">
            <text:p><text:s text:c="2"/>Equipment Installation or Retrofit for the Primary Purpose of</text:p>
          </table:table-cell>
          <table:table-cell table:style-name="ce20" table:formula="of:=IF(ISNUMBER([.C359]);[.C359];0)+IF(ISNUMBER([.C385]);[.C385];0)+IF(ISNUMBER([.C411]);[.C411];0)+IF(ISNUMBER([.C437]);[.C437];0)" office:value-type="float" office:value="0">
            <text:p>0</text:p>
          </table:table-cell>
          <table:table-cell table:style-name="ce20" table:formula="of:=IF(ISNUMBER([.D359]);[.D359];0)+IF(ISNUMBER([.D385]);[.D385];0)+IF(ISNUMBER([.D411]);[.D411];0)+IF(ISNUMBER([.D437]);[.D437];0)" office:value-type="float" office:value="0">
            <text:p>0</text:p>
          </table:table-cell>
          <table:table-cell table:style-name="ce20" table:formula="of:=IF(ISNUMBER([.E359]);[.E359];0)+IF(ISNUMBER([.E385]);[.E385];0)+IF(ISNUMBER([.E411]);[.E411];0)+IF(ISNUMBER([.E437]);[.E437];0)" office:value-type="float" office:value="0">
            <text:p>0</text:p>
          </table:table-cell>
          <table:table-cell table:style-name="ce20" table:formula="of:=IF(ISNUMBER([.F359]);[.F359];0)+IF(ISNUMBER([.F385]);[.F385];0)+IF(ISNUMBER([.F411]);[.F411];0)+IF(ISNUMBER([.F437]);[.F437];0)" office:value-type="float" office:value="0">
            <text:p>0</text:p>
          </table:table-cell>
          <table:table-cell table:style-name="ce20" table:formula="of:=IF(ISNUMBER([.G359]);[.G359];0)+IF(ISNUMBER([.G385]);[.G385];0)+IF(ISNUMBER([.G411]);[.G411];0)+IF(ISNUMBER([.G437]);[.G437];0)" office:value-type="float" office:value="0">
            <text:p>0</text:p>
          </table:table-cell>
          <table:table-cell table:style-name="ce20" table:formula="of:=IF(ISNUMBER([.H359]);[.H359];0)+IF(ISNUMBER([.H385]);[.H385];0)+IF(ISNUMBER([.H411]);[.H411];0)+IF(ISNUMBER([.H437]);[.H437];0)" office:value-type="float" office:value="0">
            <text:p>0</text:p>
          </table:table-cell>
          <table:table-cell table:style-name="ce20" table:formula="of:=IF(ISNUMBER([.I359]);[.I359];0)+IF(ISNUMBER([.I385]);[.I385];0)+IF(ISNUMBER([.I411]);[.I411];0)+IF(ISNUMBER([.I437]);[.I437];0)" office:value-type="float" office:value="0">
            <text:p>0</text:p>
          </table:table-cell>
          <table:table-cell table:style-name="ce20" table:formula="of:=IF(ISNUMBER([.J359]);[.J359];0)+IF(ISNUMBER([.J385]);[.J385];0)+IF(ISNUMBER([.J411]);[.J411];0)+IF(ISNUMBER([.J437]);[.J437];0)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360]" office:value-type="string" office:string-value="    Using a Different Energy Source (c)">
            <text:p><text:s text:c="4"/>Using a Different Energy Source (c)</text:p>
          </table:table-cell>
          <table:table-cell table:style-name="ce20" table:formula="of:=IF(ISNUMBER([.C360]);[.C360];0)+IF(ISNUMBER([.C386]);[.C386];0)+IF(ISNUMBER([.C412]);[.C412];0)+IF(ISNUMBER([.C438]);[.C438];0)" office:value-type="float" office:value="10642">
            <text:p>10,642</text:p>
          </table:table-cell>
          <table:table-cell table:style-name="ce20" table:formula="of:=IF(ISNUMBER([.D360]);[.D360];0)+IF(ISNUMBER([.D386]);[.D386];0)+IF(ISNUMBER([.D412]);[.D412];0)+IF(ISNUMBER([.D438]);[.D438];0)" office:value-type="float" office:value="910">
            <text:p>910</text:p>
          </table:table-cell>
          <table:table-cell table:style-name="ce20" table:formula="of:=IF(ISNUMBER([.E360]);[.E360];0)+IF(ISNUMBER([.E386]);[.E386];0)+IF(ISNUMBER([.E412]);[.E412];0)+IF(ISNUMBER([.E438]);[.E438];0)" office:value-type="float" office:value="68">
            <text:p>68</text:p>
          </table:table-cell>
          <table:table-cell table:style-name="ce20" table:formula="of:=IF(ISNUMBER([.F360]);[.F360];0)+IF(ISNUMBER([.F386]);[.F386];0)+IF(ISNUMBER([.F412]);[.F412];0)+IF(ISNUMBER([.F438]);[.F438];0)" office:value-type="float" office:value="61">
            <text:p>61</text:p>
          </table:table-cell>
          <table:table-cell table:style-name="ce20" table:formula="of:=IF(ISNUMBER([.G360]);[.G360];0)+IF(ISNUMBER([.G386]);[.G386];0)+IF(ISNUMBER([.G412]);[.G412];0)+IF(ISNUMBER([.G438]);[.G438];0)" office:value-type="float" office:value="0">
            <text:p>0</text:p>
          </table:table-cell>
          <table:table-cell table:style-name="ce20" table:formula="of:=IF(ISNUMBER([.H360]);[.H360];0)+IF(ISNUMBER([.H386]);[.H386];0)+IF(ISNUMBER([.H412]);[.H412];0)+IF(ISNUMBER([.H438]);[.H438];0)" office:value-type="float" office:value="0">
            <text:p>0</text:p>
          </table:table-cell>
          <table:table-cell table:style-name="ce20" table:formula="of:=IF(ISNUMBER([.I360]);[.I360];0)+IF(ISNUMBER([.I386]);[.I386];0)+IF(ISNUMBER([.I412]);[.I412];0)+IF(ISNUMBER([.I438]);[.I438];0)" office:value-type="float" office:value="0">
            <text:p>0</text:p>
          </table:table-cell>
          <table:table-cell table:style-name="ce20" table:formula="of:=IF(ISNUMBER([.J360]);[.J360];0)+IF(ISNUMBER([.J386]);[.J386];0)+IF(ISNUMBER([.J412]);[.J412];0)+IF(ISNUMBER([.J438]);[.J438];0)" office:value-type="float" office:value="629">
            <text:p>629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361]" office:value-type="string" office:string-value="  Standby Generation Program">
            <text:p><text:s text:c="2"/>Standby Generation Program</text:p>
          </table:table-cell>
          <table:table-cell table:style-name="ce20" table:formula="of:=IF(ISNUMBER([.C361]);[.C361];0)+IF(ISNUMBER([.C387]);[.C387];0)+IF(ISNUMBER([.C413]);[.C413];0)+IF(ISNUMBER([.C439]);[.C439];0)" office:value-type="float" office:value="10772">
            <text:p>10,772</text:p>
          </table:table-cell>
          <table:table-cell table:style-name="ce20" table:formula="of:=IF(ISNUMBER([.D361]);[.D361];0)+IF(ISNUMBER([.D387]);[.D387];0)+IF(ISNUMBER([.D413]);[.D413];0)+IF(ISNUMBER([.D439]);[.D439];0)" office:value-type="float" office:value="780">
            <text:p>780</text:p>
          </table:table-cell>
          <table:table-cell table:style-name="ce20" table:formula="of:=IF(ISNUMBER([.E361]);[.E361];0)+IF(ISNUMBER([.E387]);[.E387];0)+IF(ISNUMBER([.E413]);[.E413];0)+IF(ISNUMBER([.E439]);[.E439];0)" office:value-type="float" office:value="27">
            <text:p>27</text:p>
          </table:table-cell>
          <table:table-cell table:style-name="ce20" table:formula="of:=IF(ISNUMBER([.F361]);[.F361];0)+IF(ISNUMBER([.F387]);[.F387];0)+IF(ISNUMBER([.F413]);[.F413];0)+IF(ISNUMBER([.F439]);[.F439];0)" office:value-type="float" office:value="0">
            <text:p>0</text:p>
          </table:table-cell>
          <table:table-cell table:style-name="ce20" table:formula="of:=IF(ISNUMBER([.G361]);[.G361];0)+IF(ISNUMBER([.G387]);[.G387];0)+IF(ISNUMBER([.G413]);[.G413];0)+IF(ISNUMBER([.G439]);[.G439];0)" office:value-type="float" office:value="0">
            <text:p>0</text:p>
          </table:table-cell>
          <table:table-cell table:style-name="ce20" table:formula="of:=IF(ISNUMBER([.H361]);[.H361];0)+IF(ISNUMBER([.H387]);[.H387];0)+IF(ISNUMBER([.H413]);[.H413];0)+IF(ISNUMBER([.H439]);[.H439];0)" office:value-type="float" office:value="0">
            <text:p>0</text:p>
          </table:table-cell>
          <table:table-cell table:style-name="ce20" table:formula="of:=IF(ISNUMBER([.I361]);[.I361];0)+IF(ISNUMBER([.I387]);[.I387];0)+IF(ISNUMBER([.I413]);[.I413];0)+IF(ISNUMBER([.I439]);[.I439];0)" office:value-type="float" office:value="0">
            <text:p>0</text:p>
          </table:table-cell>
          <table:table-cell table:style-name="ce20" table:formula="of:=IF(ISNUMBER([.J361]);[.J361];0)+IF(ISNUMBER([.J387]);[.J387];0)+IF(ISNUMBER([.J413]);[.J413];0)+IF(ISNUMBER([.J439]);[.J439];0)" office:value-type="float" office:value="499">
            <text:p>499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362]" office:value-type="string" office:string-value="  Special Rate Schedule (d)">
            <text:p><text:s text:c="2"/>Special Rate Schedule (d)</text:p>
          </table:table-cell>
          <table:table-cell table:style-name="ce20" table:formula="of:=IF(ISNUMBER([.C362]);[.C362];0)+IF(ISNUMBER([.C388]);[.C388];0)+IF(ISNUMBER([.C414]);[.C414];0)+IF(ISNUMBER([.C440]);[.C440];0)" office:value-type="float" office:value="9995">
            <text:p>9,995</text:p>
          </table:table-cell>
          <table:table-cell table:style-name="ce20" table:formula="of:=IF(ISNUMBER([.D362]);[.D362];0)+IF(ISNUMBER([.D388]);[.D388];0)+IF(ISNUMBER([.D414]);[.D414];0)+IF(ISNUMBER([.D440]);[.D440];0)" office:value-type="float" office:value="1503">
            <text:p>1,503</text:p>
          </table:table-cell>
          <table:table-cell table:style-name="ce20" table:formula="of:=IF(ISNUMBER([.E362]);[.E362];0)+IF(ISNUMBER([.E388]);[.E388];0)+IF(ISNUMBER([.E414]);[.E414];0)+IF(ISNUMBER([.E440]);[.E440];0)" office:value-type="float" office:value="0">
            <text:p>0</text:p>
          </table:table-cell>
          <table:table-cell table:style-name="ce20" table:formula="of:=IF(ISNUMBER([.F362]);[.F362];0)+IF(ISNUMBER([.F388]);[.F388];0)+IF(ISNUMBER([.F414]);[.F414];0)+IF(ISNUMBER([.F440]);[.F440];0)" office:value-type="float" office:value="621">
            <text:p>621</text:p>
          </table:table-cell>
          <table:table-cell table:style-name="ce20" table:formula="of:=IF(ISNUMBER([.G362]);[.G362];0)+IF(ISNUMBER([.G388]);[.G388];0)+IF(ISNUMBER([.G414]);[.G414];0)+IF(ISNUMBER([.G440]);[.G440];0)" office:value-type="float" office:value="50">
            <text:p>50</text:p>
          </table:table-cell>
          <table:table-cell table:style-name="ce20" table:formula="of:=IF(ISNUMBER([.H362]);[.H362];0)+IF(ISNUMBER([.H388]);[.H388];0)+IF(ISNUMBER([.H414]);[.H414];0)+IF(ISNUMBER([.H440]);[.H440];0)" office:value-type="float" office:value="0">
            <text:p>0</text:p>
          </table:table-cell>
          <table:table-cell table:style-name="ce20" table:formula="of:=IF(ISNUMBER([.I362]);[.I362];0)+IF(ISNUMBER([.I388]);[.I388];0)+IF(ISNUMBER([.I414]);[.I414];0)+IF(ISNUMBER([.I440]);[.I440];0)" office:value-type="float" office:value="0">
            <text:p>0</text:p>
          </table:table-cell>
          <table:table-cell table:style-name="ce20" table:formula="of:=IF(ISNUMBER([.J362]);[.J362];0)+IF(ISNUMBER([.J388]);[.J388];0)+IF(ISNUMBER([.J414]);[.J414];0)+IF(ISNUMBER([.J440]);[.J440];0)" office:value-type="float" office:value="692">
            <text:p>692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363]" office:value-type="string" office:string-value="  Interval Metering (e) ">
            <text:p><text:s text:c="2"/>Interval Metering (e) </text:p>
          </table:table-cell>
          <table:table-cell table:style-name="ce20" table:formula="of:=IF(ISNUMBER([.C363]);[.C363];0)+IF(ISNUMBER([.C389]);[.C389];0)+IF(ISNUMBER([.C415]);[.C415];0)+IF(ISNUMBER([.C441]);[.C441];0)" office:value-type="float" office:value="10530">
            <text:p>10,530</text:p>
          </table:table-cell>
          <table:table-cell table:style-name="ce20" table:formula="of:=IF(ISNUMBER([.D363]);[.D363];0)+IF(ISNUMBER([.D389]);[.D389];0)+IF(ISNUMBER([.D415]);[.D415];0)+IF(ISNUMBER([.D441]);[.D441];0)" office:value-type="float" office:value="1022">
            <text:p>1,022</text:p>
          </table:table-cell>
          <table:table-cell table:style-name="ce20" table:formula="of:=IF(ISNUMBER([.E363]);[.E363];0)+IF(ISNUMBER([.E389]);[.E389];0)+IF(ISNUMBER([.E415]);[.E415];0)+IF(ISNUMBER([.E441]);[.E441];0)" office:value-type="float" office:value="0">
            <text:p>0</text:p>
          </table:table-cell>
          <table:table-cell table:style-name="ce20" table:formula="of:=IF(ISNUMBER([.F363]);[.F363];0)+IF(ISNUMBER([.F389]);[.F389];0)+IF(ISNUMBER([.F415]);[.F415];0)+IF(ISNUMBER([.F441]);[.F441];0)" office:value-type="float" office:value="220">
            <text:p>220</text:p>
          </table:table-cell>
          <table:table-cell table:style-name="ce20" table:formula="of:=IF(ISNUMBER([.G363]);[.G363];0)+IF(ISNUMBER([.G389]);[.G389];0)+IF(ISNUMBER([.G415]);[.G415];0)+IF(ISNUMBER([.G441]);[.G441];0)" office:value-type="float" office:value="0">
            <text:p>0</text:p>
          </table:table-cell>
          <table:table-cell table:style-name="ce20" table:formula="of:=IF(ISNUMBER([.H363]);[.H363];0)+IF(ISNUMBER([.H389]);[.H389];0)+IF(ISNUMBER([.H415]);[.H415];0)+IF(ISNUMBER([.H441]);[.H441];0)" office:value-type="float" office:value="0">
            <text:p>0</text:p>
          </table:table-cell>
          <table:table-cell table:style-name="ce20" table:formula="of:=IF(ISNUMBER([.I363]);[.I363];0)+IF(ISNUMBER([.I389]);[.I389];0)+IF(ISNUMBER([.I415]);[.I415];0)+IF(ISNUMBER([.I441]);[.I441];0)" office:value-type="float" office:value="0">
            <text:p>0</text:p>
          </table:table-cell>
          <table:table-cell table:style-name="ce20" table:formula="of:=IF(ISNUMBER([.J363]);[.J363];0)+IF(ISNUMBER([.J389]);[.J389];0)+IF(ISNUMBER([.J415]);[.J415];0)+IF(ISNUMBER([.J441]);[.J441];0)" office:value-type="float" office:value="668">
            <text:p>668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364]" office:value-type="string" office:string-value="  Equipment Installation or Retrofit for the Primary Purpose of ">
            <text:p><text:s text:c="2"/>Equipment Installation or Retrofit for the Primary Purpose of </text:p>
          </table:table-cell>
          <table:table-cell table:style-name="ce20" table:formula="of:=IF(ISNUMBER([.C364]);[.C364];0)+IF(ISNUMBER([.C390]);[.C390];0)+IF(ISNUMBER([.C416]);[.C416];0)+IF(ISNUMBER([.C442]);[.C442];0)" office:value-type="float" office:value="0">
            <text:p>0</text:p>
          </table:table-cell>
          <table:table-cell table:style-name="ce20" table:formula="of:=IF(ISNUMBER([.D364]);[.D364];0)+IF(ISNUMBER([.D390]);[.D390];0)+IF(ISNUMBER([.D416]);[.D416];0)+IF(ISNUMBER([.D442]);[.D442];0)" office:value-type="float" office:value="0">
            <text:p>0</text:p>
          </table:table-cell>
          <table:table-cell table:style-name="ce20" table:formula="of:=IF(ISNUMBER([.E364]);[.E364];0)+IF(ISNUMBER([.E390]);[.E390];0)+IF(ISNUMBER([.E416]);[.E416];0)+IF(ISNUMBER([.E442]);[.E442];0)" office:value-type="float" office:value="0">
            <text:p>0</text:p>
          </table:table-cell>
          <table:table-cell table:style-name="ce20" table:formula="of:=IF(ISNUMBER([.F364]);[.F364];0)+IF(ISNUMBER([.F390]);[.F390];0)+IF(ISNUMBER([.F416]);[.F416];0)+IF(ISNUMBER([.F442]);[.F442];0)" office:value-type="float" office:value="0">
            <text:p>0</text:p>
          </table:table-cell>
          <table:table-cell table:style-name="ce20" table:formula="of:=IF(ISNUMBER([.G364]);[.G364];0)+IF(ISNUMBER([.G390]);[.G390];0)+IF(ISNUMBER([.G416]);[.G416];0)+IF(ISNUMBER([.G442]);[.G442];0)" office:value-type="float" office:value="0">
            <text:p>0</text:p>
          </table:table-cell>
          <table:table-cell table:style-name="ce20" table:formula="of:=IF(ISNUMBER([.H364]);[.H364];0)+IF(ISNUMBER([.H390]);[.H390];0)+IF(ISNUMBER([.H416]);[.H416];0)+IF(ISNUMBER([.H442]);[.H442];0)" office:value-type="float" office:value="0">
            <text:p>0</text:p>
          </table:table-cell>
          <table:table-cell table:style-name="ce20" table:formula="of:=IF(ISNUMBER([.I364]);[.I364];0)+IF(ISNUMBER([.I390]);[.I390];0)+IF(ISNUMBER([.I416]);[.I416];0)+IF(ISNUMBER([.I442]);[.I442];0)" office:value-type="float" office:value="0">
            <text:p>0</text:p>
          </table:table-cell>
          <table:table-cell table:style-name="ce20" table:formula="of:=IF(ISNUMBER([.J364]);[.J364];0)+IF(ISNUMBER([.J390]);[.J390];0)+IF(ISNUMBER([.J416]);[.J416];0)+IF(ISNUMBER([.J442]);[.J442];0)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365]" office:value-type="string" office:string-value="    Improving Energy Efficiency Affecting:">
            <text:p><text:s text:c="4"/>Improving Energy Efficiency Affecting:</text:p>
          </table:table-cell>
          <table:table-cell table:style-name="ce20" table:formula="of:=IF(ISNUMBER([.C365]);[.C365];0)+IF(ISNUMBER([.C391]);[.C391];0)+IF(ISNUMBER([.C417]);[.C417];0)+IF(ISNUMBER([.C443]);[.C443];0)" office:value-type="float" office:value="0">
            <text:p>0</text:p>
          </table:table-cell>
          <table:table-cell table:style-name="ce20" table:formula="of:=IF(ISNUMBER([.D365]);[.D365];0)+IF(ISNUMBER([.D391]);[.D391];0)+IF(ISNUMBER([.D417]);[.D417];0)+IF(ISNUMBER([.D443]);[.D443];0)" office:value-type="float" office:value="0">
            <text:p>0</text:p>
          </table:table-cell>
          <table:table-cell table:style-name="ce20" table:formula="of:=IF(ISNUMBER([.E365]);[.E365];0)+IF(ISNUMBER([.E391]);[.E391];0)+IF(ISNUMBER([.E417]);[.E417];0)+IF(ISNUMBER([.E443]);[.E443];0)" office:value-type="float" office:value="0">
            <text:p>0</text:p>
          </table:table-cell>
          <table:table-cell table:style-name="ce20" table:formula="of:=IF(ISNUMBER([.F365]);[.F365];0)+IF(ISNUMBER([.F391]);[.F391];0)+IF(ISNUMBER([.F417]);[.F417];0)+IF(ISNUMBER([.F443]);[.F443];0)" office:value-type="float" office:value="0">
            <text:p>0</text:p>
          </table:table-cell>
          <table:table-cell table:style-name="ce20" table:formula="of:=IF(ISNUMBER([.G365]);[.G365];0)+IF(ISNUMBER([.G391]);[.G391];0)+IF(ISNUMBER([.G417]);[.G417];0)+IF(ISNUMBER([.G443]);[.G443];0)" office:value-type="float" office:value="0">
            <text:p>0</text:p>
          </table:table-cell>
          <table:table-cell table:style-name="ce20" table:formula="of:=IF(ISNUMBER([.H365]);[.H365];0)+IF(ISNUMBER([.H391]);[.H391];0)+IF(ISNUMBER([.H417]);[.H417];0)+IF(ISNUMBER([.H443]);[.H443];0)" office:value-type="float" office:value="0">
            <text:p>0</text:p>
          </table:table-cell>
          <table:table-cell table:style-name="ce20" table:formula="of:=IF(ISNUMBER([.I365]);[.I365];0)+IF(ISNUMBER([.I391]);[.I391];0)+IF(ISNUMBER([.I417]);[.I417];0)+IF(ISNUMBER([.I443]);[.I443];0)" office:value-type="float" office:value="0">
            <text:p>0</text:p>
          </table:table-cell>
          <table:table-cell table:style-name="ce20" table:formula="of:=IF(ISNUMBER([.J365]);[.J365];0)+IF(ISNUMBER([.J391]);[.J391];0)+IF(ISNUMBER([.J417]);[.J417];0)+IF(ISNUMBER([.J443]);[.J443];0)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366]" office:value-type="string" office:string-value="    Steam Production/System (f)">
            <text:p><text:s text:c="4"/>Steam Production/System (f)</text:p>
          </table:table-cell>
          <table:table-cell table:style-name="ce20" table:formula="of:=IF(ISNUMBER([.C366]);[.C366];0)+IF(ISNUMBER([.C392]);[.C392];0)+IF(ISNUMBER([.C418]);[.C418];0)+IF(ISNUMBER([.C444]);[.C444];0)" office:value-type="float" office:value="10722">
            <text:p>10,722</text:p>
          </table:table-cell>
          <table:table-cell table:style-name="ce20" table:formula="of:=IF(ISNUMBER([.D366]);[.D366];0)+IF(ISNUMBER([.D392]);[.D392];0)+IF(ISNUMBER([.D418]);[.D418];0)+IF(ISNUMBER([.D444]);[.D444];0)" office:value-type="float" office:value="830">
            <text:p>830</text:p>
          </table:table-cell>
          <table:table-cell table:style-name="ce20" table:formula="of:=IF(ISNUMBER([.E366]);[.E366];0)+IF(ISNUMBER([.E392]);[.E392];0)+IF(ISNUMBER([.E418]);[.E418];0)+IF(ISNUMBER([.E444]);[.E444];0)" office:value-type="float" office:value="367">
            <text:p>367</text:p>
          </table:table-cell>
          <table:table-cell table:style-name="ce20" table:formula="of:=IF(ISNUMBER([.F366]);[.F366];0)+IF(ISNUMBER([.F392]);[.F392];0)+IF(ISNUMBER([.F418]);[.F418];0)+IF(ISNUMBER([.F444]);[.F444];0)" office:value-type="float" office:value="0">
            <text:p>0</text:p>
          </table:table-cell>
          <table:table-cell table:style-name="ce20" table:formula="of:=IF(ISNUMBER([.G366]);[.G366];0)+IF(ISNUMBER([.G392]);[.G392];0)+IF(ISNUMBER([.G418]);[.G418];0)+IF(ISNUMBER([.G444]);[.G444];0)" office:value-type="float" office:value="103">
            <text:p>103</text:p>
          </table:table-cell>
          <table:table-cell table:style-name="ce20" table:formula="of:=IF(ISNUMBER([.H366]);[.H366];0)+IF(ISNUMBER([.H392]);[.H392];0)+IF(ISNUMBER([.H418]);[.H418];0)+IF(ISNUMBER([.H444]);[.H444];0)" office:value-type="float" office:value="0">
            <text:p>0</text:p>
          </table:table-cell>
          <table:table-cell table:style-name="ce20" table:formula="of:=IF(ISNUMBER([.I366]);[.I366];0)+IF(ISNUMBER([.I392]);[.I392];0)+IF(ISNUMBER([.I418]);[.I418];0)+IF(ISNUMBER([.I444]);[.I444];0)" office:value-type="float" office:value="0">
            <text:p>0</text:p>
          </table:table-cell>
          <table:table-cell table:style-name="ce20" table:formula="of:=IF(ISNUMBER([.J366]);[.J366];0)+IF(ISNUMBER([.J392]);[.J392];0)+IF(ISNUMBER([.J418]);[.J418];0)+IF(ISNUMBER([.J444]);[.J444];0)" office:value-type="float" office:value="370">
            <text:p>370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367]" office:value-type="string" office:string-value="    Compressed Air Systems (g)">
            <text:p><text:s text:c="4"/>Compressed Air Systems (g)</text:p>
          </table:table-cell>
          <table:table-cell table:style-name="ce20" table:formula="of:=IF(ISNUMBER([.C367]);[.C367];0)+IF(ISNUMBER([.C393]);[.C393];0)+IF(ISNUMBER([.C419]);[.C419];0)+IF(ISNUMBER([.C445]);[.C445];0)" office:value-type="float" office:value="9985">
            <text:p>9,985</text:p>
          </table:table-cell>
          <table:table-cell table:style-name="ce20" table:formula="of:=IF(ISNUMBER([.D367]);[.D367];0)+IF(ISNUMBER([.D393]);[.D393];0)+IF(ISNUMBER([.D419]);[.D419];0)+IF(ISNUMBER([.D445]);[.D445];0)" office:value-type="float" office:value="1567">
            <text:p>1,567</text:p>
          </table:table-cell>
          <table:table-cell table:style-name="ce20" table:formula="of:=IF(ISNUMBER([.E367]);[.E367];0)+IF(ISNUMBER([.E393]);[.E393];0)+IF(ISNUMBER([.E419]);[.E419];0)+IF(ISNUMBER([.E445]);[.E445];0)" office:value-type="float" office:value="757">
            <text:p>757</text:p>
          </table:table-cell>
          <table:table-cell table:style-name="ce20" table:formula="of:=IF(ISNUMBER([.F367]);[.F367];0)+IF(ISNUMBER([.F393]);[.F393];0)+IF(ISNUMBER([.F419]);[.F419];0)+IF(ISNUMBER([.F445]);[.F445];0)" office:value-type="float" office:value="0">
            <text:p>0</text:p>
          </table:table-cell>
          <table:table-cell table:style-name="ce20" table:formula="of:=IF(ISNUMBER([.G367]);[.G367];0)+IF(ISNUMBER([.G393]);[.G393];0)+IF(ISNUMBER([.G419]);[.G419];0)+IF(ISNUMBER([.G445]);[.G445];0)" office:value-type="float" office:value="101">
            <text:p>101</text:p>
          </table:table-cell>
          <table:table-cell table:style-name="ce20" table:formula="of:=IF(ISNUMBER([.H367]);[.H367];0)+IF(ISNUMBER([.H393]);[.H393];0)+IF(ISNUMBER([.H419]);[.H419];0)+IF(ISNUMBER([.H445]);[.H445];0)" office:value-type="float" office:value="0">
            <text:p>0</text:p>
          </table:table-cell>
          <table:table-cell table:style-name="ce20" table:formula="of:=IF(ISNUMBER([.I367]);[.I367];0)+IF(ISNUMBER([.I393]);[.I393];0)+IF(ISNUMBER([.I419]);[.I419];0)+IF(ISNUMBER([.I445]);[.I445];0)" office:value-type="float" office:value="0">
            <text:p>0</text:p>
          </table:table-cell>
          <table:table-cell table:style-name="ce20" table:formula="of:=IF(ISNUMBER([.J367]);[.J367];0)+IF(ISNUMBER([.J393]);[.J393];0)+IF(ISNUMBER([.J419]);[.J419];0)+IF(ISNUMBER([.J445]);[.J445];0)" office:value-type="float" office:value="562">
            <text:p>562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368]" office:value-type="string" office:string-value="    Direct/Indirect Process Heating">
            <text:p><text:s text:c="4"/>Direct/Indirect Process Heating</text:p>
          </table:table-cell>
          <table:table-cell table:style-name="ce20" table:formula="of:=IF(ISNUMBER([.C368]);[.C368];0)+IF(ISNUMBER([.C394]);[.C394];0)+IF(ISNUMBER([.C420]);[.C420];0)+IF(ISNUMBER([.C446]);[.C446];0)" office:value-type="float" office:value="11024">
            <text:p>11,024</text:p>
          </table:table-cell>
          <table:table-cell table:style-name="ce20" table:formula="of:=IF(ISNUMBER([.D368]);[.D368];0)+IF(ISNUMBER([.D394]);[.D394];0)+IF(ISNUMBER([.D420]);[.D420];0)+IF(ISNUMBER([.D446]);[.D446];0)" office:value-type="float" office:value="381">
            <text:p>381</text:p>
          </table:table-cell>
          <table:table-cell table:style-name="ce20" table:formula="of:=IF(ISNUMBER([.E368]);[.E368];0)+IF(ISNUMBER([.E394]);[.E394];0)+IF(ISNUMBER([.E420]);[.E420];0)+IF(ISNUMBER([.E446]);[.E446];0)" office:value-type="float" office:value="199">
            <text:p>199</text:p>
          </table:table-cell>
          <table:table-cell table:style-name="ce20" table:formula="of:=IF(ISNUMBER([.F368]);[.F368];0)+IF(ISNUMBER([.F394]);[.F394];0)+IF(ISNUMBER([.F420]);[.F420];0)+IF(ISNUMBER([.F446]);[.F446];0)" office:value-type="float" office:value="0">
            <text:p>0</text:p>
          </table:table-cell>
          <table:table-cell table:style-name="ce20" table:formula="of:=IF(ISNUMBER([.G368]);[.G368];0)+IF(ISNUMBER([.G394]);[.G394];0)+IF(ISNUMBER([.G420]);[.G420];0)+IF(ISNUMBER([.G446]);[.G446];0)" office:value-type="float" office:value="25">
            <text:p>25</text:p>
          </table:table-cell>
          <table:table-cell table:style-name="ce20" table:formula="of:=IF(ISNUMBER([.H368]);[.H368];0)+IF(ISNUMBER([.H394]);[.H394];0)+IF(ISNUMBER([.H420]);[.H420];0)+IF(ISNUMBER([.H446]);[.H446];0)" office:value-type="float" office:value="0">
            <text:p>0</text:p>
          </table:table-cell>
          <table:table-cell table:style-name="ce20" table:formula="of:=IF(ISNUMBER([.I368]);[.I368];0)+IF(ISNUMBER([.I394]);[.I394];0)+IF(ISNUMBER([.I420]);[.I420];0)+IF(ISNUMBER([.I446]);[.I446];0)" office:value-type="float" office:value="0">
            <text:p>0</text:p>
          </table:table-cell>
          <table:table-cell table:style-name="ce20" table:formula="of:=IF(ISNUMBER([.J368]);[.J368];0)+IF(ISNUMBER([.J394]);[.J394];0)+IF(ISNUMBER([.J420]);[.J420];0)+IF(ISNUMBER([.J446]);[.J446];0)" office:value-type="float" office:value="153">
            <text:p>153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369]" office:value-type="string" office:string-value="    Direct Process Cooling, Refrigeration">
            <text:p><text:s text:c="4"/>Direct Process Cooling, Refrigeration</text:p>
          </table:table-cell>
          <table:table-cell table:style-name="ce20" table:formula="of:=IF(ISNUMBER([.C369]);[.C369];0)+IF(ISNUMBER([.C395]);[.C395];0)+IF(ISNUMBER([.C421]);[.C421];0)+IF(ISNUMBER([.C447]);[.C447];0)" office:value-type="float" office:value="11042">
            <text:p>11,042</text:p>
          </table:table-cell>
          <table:table-cell table:style-name="ce20" table:formula="of:=IF(ISNUMBER([.D369]);[.D369];0)+IF(ISNUMBER([.D395]);[.D395];0)+IF(ISNUMBER([.D421]);[.D421];0)+IF(ISNUMBER([.D447]);[.D447];0)" office:value-type="float" office:value="373">
            <text:p>373</text:p>
          </table:table-cell>
          <table:table-cell table:style-name="ce20" table:formula="of:=IF(ISNUMBER([.E369]);[.E369];0)+IF(ISNUMBER([.E395]);[.E395];0)+IF(ISNUMBER([.E421]);[.E421];0)+IF(ISNUMBER([.E447]);[.E447];0)" office:value-type="float" office:value="129">
            <text:p>129</text:p>
          </table:table-cell>
          <table:table-cell table:style-name="ce20" table:formula="of:=IF(ISNUMBER([.F369]);[.F369];0)+IF(ISNUMBER([.F395]);[.F395];0)+IF(ISNUMBER([.F421]);[.F421];0)+IF(ISNUMBER([.F447]);[.F447];0)" office:value-type="float" office:value="0">
            <text:p>0</text:p>
          </table:table-cell>
          <table:table-cell table:style-name="ce20" table:formula="of:=IF(ISNUMBER([.G369]);[.G369];0)+IF(ISNUMBER([.G395]);[.G395];0)+IF(ISNUMBER([.G421]);[.G421];0)+IF(ISNUMBER([.G447]);[.G447];0)" office:value-type="float" office:value="0">
            <text:p>0</text:p>
          </table:table-cell>
          <table:table-cell table:style-name="ce20" table:formula="of:=IF(ISNUMBER([.H369]);[.H369];0)+IF(ISNUMBER([.H395]);[.H395];0)+IF(ISNUMBER([.H421]);[.H421];0)+IF(ISNUMBER([.H447]);[.H447];0)" office:value-type="float" office:value="0">
            <text:p>0</text:p>
          </table:table-cell>
          <table:table-cell table:style-name="ce20" table:formula="of:=IF(ISNUMBER([.I369]);[.I369];0)+IF(ISNUMBER([.I395]);[.I395];0)+IF(ISNUMBER([.I421]);[.I421];0)+IF(ISNUMBER([.I447]);[.I447];0)" office:value-type="float" office:value="0">
            <text:p>0</text:p>
          </table:table-cell>
          <table:table-cell table:style-name="ce20" table:formula="of:=IF(ISNUMBER([.J369]);[.J369];0)+IF(ISNUMBER([.J395]);[.J395];0)+IF(ISNUMBER([.J421]);[.J421];0)+IF(ISNUMBER([.J447]);[.J447];0)" office:value-type="float" office:value="149">
            <text:p>149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370]" office:value-type="string" office:string-value="    Direct Machine Drive (h)">
            <text:p><text:s text:c="4"/>Direct Machine Drive (h)</text:p>
          </table:table-cell>
          <table:table-cell table:style-name="ce20" table:formula="of:=IF(ISNUMBER([.C370]);[.C370];0)+IF(ISNUMBER([.C396]);[.C396];0)+IF(ISNUMBER([.C422]);[.C422];0)+IF(ISNUMBER([.C448]);[.C448];0)" office:value-type="float" office:value="10507">
            <text:p>10,507</text:p>
          </table:table-cell>
          <table:table-cell table:style-name="ce20" table:formula="of:=IF(ISNUMBER([.D370]);[.D370];0)+IF(ISNUMBER([.D396]);[.D396];0)+IF(ISNUMBER([.D422]);[.D422];0)+IF(ISNUMBER([.D448]);[.D448];0)" office:value-type="float" office:value="1045">
            <text:p>1,045</text:p>
          </table:table-cell>
          <table:table-cell table:style-name="ce20" table:formula="of:=IF(ISNUMBER([.E370]);[.E370];0)+IF(ISNUMBER([.E396]);[.E396];0)+IF(ISNUMBER([.E422]);[.E422];0)+IF(ISNUMBER([.E448]);[.E448];0)" office:value-type="float" office:value="593">
            <text:p>593</text:p>
          </table:table-cell>
          <table:table-cell table:style-name="ce20" table:formula="of:=IF(ISNUMBER([.F370]);[.F370];0)+IF(ISNUMBER([.F396]);[.F396];0)+IF(ISNUMBER([.F422]);[.F422];0)+IF(ISNUMBER([.F448]);[.F448];0)" office:value-type="float" office:value="0">
            <text:p>0</text:p>
          </table:table-cell>
          <table:table-cell table:style-name="ce20" table:formula="of:=IF(ISNUMBER([.G370]);[.G370];0)+IF(ISNUMBER([.G396]);[.G396];0)+IF(ISNUMBER([.G422]);[.G422];0)+IF(ISNUMBER([.G448]);[.G448];0)" office:value-type="float" office:value="72">
            <text:p>72</text:p>
          </table:table-cell>
          <table:table-cell table:style-name="ce20" table:formula="of:=IF(ISNUMBER([.H370]);[.H370];0)+IF(ISNUMBER([.H396]);[.H396];0)+IF(ISNUMBER([.H422]);[.H422];0)+IF(ISNUMBER([.H448]);[.H448];0)" office:value-type="float" office:value="0">
            <text:p>0</text:p>
          </table:table-cell>
          <table:table-cell table:style-name="ce20" table:formula="of:=IF(ISNUMBER([.I370]);[.I370];0)+IF(ISNUMBER([.I396]);[.I396];0)+IF(ISNUMBER([.I422]);[.I422];0)+IF(ISNUMBER([.I448]);[.I448];0)" office:value-type="float" office:value="0">
            <text:p>0</text:p>
          </table:table-cell>
          <table:table-cell table:style-name="ce20" table:formula="of:=IF(ISNUMBER([.J370]);[.J370];0)+IF(ISNUMBER([.J396]);[.J396];0)+IF(ISNUMBER([.J422]);[.J422];0)+IF(ISNUMBER([.J448]);[.J448];0)" office:value-type="float" office:value="398">
            <text:p>398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371]" office:value-type="string" office:string-value="    Facility HVAC (i)">
            <text:p><text:s text:c="4"/>Facility HVAC (i)</text:p>
          </table:table-cell>
          <table:table-cell table:style-name="ce20" table:formula="of:=IF(ISNUMBER([.C371]);[.C371];0)+IF(ISNUMBER([.C397]);[.C397];0)+IF(ISNUMBER([.C423]);[.C423];0)+IF(ISNUMBER([.C449]);[.C449];0)" office:value-type="float" office:value="10353">
            <text:p>10,353</text:p>
          </table:table-cell>
          <table:table-cell table:style-name="ce20" table:formula="of:=IF(ISNUMBER([.D371]);[.D371];0)+IF(ISNUMBER([.D397]);[.D397];0)+IF(ISNUMBER([.D423]);[.D423];0)+IF(ISNUMBER([.D449]);[.D449];0)" office:value-type="float" office:value="1199">
            <text:p>1,199</text:p>
          </table:table-cell>
          <table:table-cell table:style-name="ce20" table:formula="of:=IF(ISNUMBER([.E371]);[.E371];0)+IF(ISNUMBER([.E397]);[.E397];0)+IF(ISNUMBER([.E423]);[.E423];0)+IF(ISNUMBER([.E449]);[.E449];0)" office:value-type="float" office:value="323">
            <text:p>323</text:p>
          </table:table-cell>
          <table:table-cell table:style-name="ce20" table:formula="of:=IF(ISNUMBER([.F371]);[.F371];0)+IF(ISNUMBER([.F397]);[.F397];0)+IF(ISNUMBER([.F423]);[.F423];0)+IF(ISNUMBER([.F449]);[.F449];0)" office:value-type="float" office:value="11">
            <text:p>11</text:p>
          </table:table-cell>
          <table:table-cell table:style-name="ce20" table:formula="of:=IF(ISNUMBER([.G371]);[.G371];0)+IF(ISNUMBER([.G397]);[.G397];0)+IF(ISNUMBER([.G423]);[.G423];0)+IF(ISNUMBER([.G449]);[.G449];0)" office:value-type="float" office:value="187">
            <text:p>187</text:p>
          </table:table-cell>
          <table:table-cell table:style-name="ce20" table:formula="of:=IF(ISNUMBER([.H371]);[.H371];0)+IF(ISNUMBER([.H397]);[.H397];0)+IF(ISNUMBER([.H423]);[.H423];0)+IF(ISNUMBER([.H449]);[.H449];0)" office:value-type="float" office:value="0">
            <text:p>0</text:p>
          </table:table-cell>
          <table:table-cell table:style-name="ce20" table:formula="of:=IF(ISNUMBER([.I371]);[.I371];0)+IF(ISNUMBER([.I397]);[.I397];0)+IF(ISNUMBER([.I423]);[.I423];0)+IF(ISNUMBER([.I449]);[.I449];0)" office:value-type="float" office:value="0">
            <text:p>0</text:p>
          </table:table-cell>
          <table:table-cell table:style-name="ce20" table:formula="of:=IF(ISNUMBER([.J371]);[.J371];0)+IF(ISNUMBER([.J397]);[.J397];0)+IF(ISNUMBER([.J423]);[.J423];0)+IF(ISNUMBER([.J449]);[.J449];0)" office:value-type="float" office:value="558">
            <text:p>558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372]" office:value-type="string" office:string-value="    Facility Lighting">
            <text:p><text:s text:c="4"/>Facility Lighting</text:p>
          </table:table-cell>
          <table:table-cell table:style-name="ce20" table:formula="of:=IF(ISNUMBER([.C372]);[.C372];0)+IF(ISNUMBER([.C398]);[.C398];0)+IF(ISNUMBER([.C424]);[.C424];0)+IF(ISNUMBER([.C450]);[.C450];0)" office:value-type="float" office:value="9795">
            <text:p>9,795</text:p>
          </table:table-cell>
          <table:table-cell table:style-name="ce20" table:formula="of:=IF(ISNUMBER([.D372]);[.D372];0)+IF(ISNUMBER([.D398]);[.D398];0)+IF(ISNUMBER([.D424]);[.D424];0)+IF(ISNUMBER([.D450]);[.D450];0)" office:value-type="float" office:value="1757">
            <text:p>1,757</text:p>
          </table:table-cell>
          <table:table-cell table:style-name="ce20" table:formula="of:=IF(ISNUMBER([.E372]);[.E372];0)+IF(ISNUMBER([.E398]);[.E398];0)+IF(ISNUMBER([.E424]);[.E424];0)+IF(ISNUMBER([.E450]);[.E450];0)" office:value-type="float" office:value="783">
            <text:p>783</text:p>
          </table:table-cell>
          <table:table-cell table:style-name="ce20" table:formula="of:=IF(ISNUMBER([.F372]);[.F372];0)+IF(ISNUMBER([.F398]);[.F398];0)+IF(ISNUMBER([.F424]);[.F424];0)+IF(ISNUMBER([.F450]);[.F450];0)" office:value-type="float" office:value="82">
            <text:p>82</text:p>
          </table:table-cell>
          <table:table-cell table:style-name="ce20" table:formula="of:=IF(ISNUMBER([.G372]);[.G372];0)+IF(ISNUMBER([.G398]);[.G398];0)+IF(ISNUMBER([.G424]);[.G424];0)+IF(ISNUMBER([.G450]);[.G450];0)" office:value-type="float" office:value="179">
            <text:p>179</text:p>
          </table:table-cell>
          <table:table-cell table:style-name="ce20" table:formula="of:=IF(ISNUMBER([.H372]);[.H372];0)+IF(ISNUMBER([.H398]);[.H398];0)+IF(ISNUMBER([.H424]);[.H424];0)+IF(ISNUMBER([.H450]);[.H450];0)" office:value-type="float" office:value="0">
            <text:p>0</text:p>
          </table:table-cell>
          <table:table-cell table:style-name="ce20" table:formula="of:=IF(ISNUMBER([.I372]);[.I372];0)+IF(ISNUMBER([.I398]);[.I398];0)+IF(ISNUMBER([.I424]);[.I424];0)+IF(ISNUMBER([.I450]);[.I450];0)" office:value-type="float" office:value="0">
            <text:p>0</text:p>
          </table:table-cell>
          <table:table-cell table:style-name="ce20" table:formula="of:=IF(ISNUMBER([.J372]);[.J372];0)+IF(ISNUMBER([.J398]);[.J398];0)+IF(ISNUMBER([.J424]);[.J424];0)+IF(ISNUMBER([.J450]);[.J450];0)" office:value-type="float" office:value="597">
            <text:p>597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373]" office:value-type="string" office:string-value="Receiving energy-management support in the form of:">
            <text:p>Receiving energy-management support in the form of:</text:p>
          </table:table-cell>
          <table:table-cell table:style-name="ce20" table:formula="of:=IF(ISNUMBER([.C373]);[.C373];0)+IF(ISNUMBER([.C399]);[.C399];0)+IF(ISNUMBER([.C425]);[.C425];0)+IF(ISNUMBER([.C451]);[.C451];0)" office:value-type="float" office:value="0">
            <text:p>0</text:p>
          </table:table-cell>
          <table:table-cell table:style-name="ce20" table:formula="of:=IF(ISNUMBER([.D373]);[.D373];0)+IF(ISNUMBER([.D399]);[.D399];0)+IF(ISNUMBER([.D425]);[.D425];0)+IF(ISNUMBER([.D451]);[.D451];0)" office:value-type="float" office:value="0">
            <text:p>0</text:p>
          </table:table-cell>
          <table:table-cell table:style-name="ce20" table:formula="of:=IF(ISNUMBER([.E373]);[.E373];0)+IF(ISNUMBER([.E399]);[.E399];0)+IF(ISNUMBER([.E425]);[.E425];0)+IF(ISNUMBER([.E451]);[.E451];0)" office:value-type="float" office:value="0">
            <text:p>0</text:p>
          </table:table-cell>
          <table:table-cell table:style-name="ce20" table:formula="of:=IF(ISNUMBER([.F373]);[.F373];0)+IF(ISNUMBER([.F399]);[.F399];0)+IF(ISNUMBER([.F425]);[.F425];0)+IF(ISNUMBER([.F451]);[.F451];0)" office:value-type="float" office:value="0">
            <text:p>0</text:p>
          </table:table-cell>
          <table:table-cell table:style-name="ce20" table:formula="of:=IF(ISNUMBER([.G373]);[.G373];0)+IF(ISNUMBER([.G399]);[.G399];0)+IF(ISNUMBER([.G425]);[.G425];0)+IF(ISNUMBER([.G451]);[.G451];0)" office:value-type="float" office:value="0">
            <text:p>0</text:p>
          </table:table-cell>
          <table:table-cell table:style-name="ce20" table:formula="of:=IF(ISNUMBER([.H373]);[.H373];0)+IF(ISNUMBER([.H399]);[.H399];0)+IF(ISNUMBER([.H425]);[.H425];0)+IF(ISNUMBER([.H451]);[.H451];0)" office:value-type="float" office:value="0">
            <text:p>0</text:p>
          </table:table-cell>
          <table:table-cell table:style-name="ce20" table:formula="of:=IF(ISNUMBER([.I373]);[.I373];0)+IF(ISNUMBER([.I399]);[.I399];0)+IF(ISNUMBER([.I425]);[.I425];0)+IF(ISNUMBER([.I451]);[.I451];0)" office:value-type="float" office:value="0">
            <text:p>0</text:p>
          </table:table-cell>
          <table:table-cell table:style-name="ce20" table:formula="of:=IF(ISNUMBER([.J373]);[.J373];0)+IF(ISNUMBER([.J399]);[.J399];0)+IF(ISNUMBER([.J425]);[.J425];0)+IF(ISNUMBER([.J451]);[.J451];0)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374]" office:value-type="string" office:string-value="    Technical Assistance (j)">
            <text:p><text:s text:c="4"/>Technical Assistance (j)</text:p>
          </table:table-cell>
          <table:table-cell table:style-name="ce20" table:formula="of:=IF(ISNUMBER([.C374]);[.C374];0)+IF(ISNUMBER([.C400]);[.C400];0)+IF(ISNUMBER([.C426]);[.C426];0)+IF(ISNUMBER([.C452]);[.C452];0)" office:value-type="float" office:value="9741">
            <text:p>9,741</text:p>
          </table:table-cell>
          <table:table-cell table:style-name="ce20" table:formula="of:=IF(ISNUMBER([.D374]);[.D374];0)+IF(ISNUMBER([.D400]);[.D400];0)+IF(ISNUMBER([.D426]);[.D426];0)+IF(ISNUMBER([.D452]);[.D452];0)" office:value-type="float" office:value="1811">
            <text:p>1,811</text:p>
          </table:table-cell>
          <table:table-cell table:style-name="ce20" table:formula="of:=IF(ISNUMBER([.E374]);[.E374];0)+IF(ISNUMBER([.E400]);[.E400];0)+IF(ISNUMBER([.E426]);[.E426];0)+IF(ISNUMBER([.E452]);[.E452];0)" office:value-type="float" office:value="348">
            <text:p>348</text:p>
          </table:table-cell>
          <table:table-cell table:style-name="ce20" table:formula="of:=IF(ISNUMBER([.F374]);[.F374];0)+IF(ISNUMBER([.F400]);[.F400];0)+IF(ISNUMBER([.F426]);[.F426];0)+IF(ISNUMBER([.F452]);[.F452];0)" office:value-type="float" office:value="710">
            <text:p>710</text:p>
          </table:table-cell>
          <table:table-cell table:style-name="ce20" table:formula="of:=IF(ISNUMBER([.G374]);[.G374];0)+IF(ISNUMBER([.G400]);[.G400];0)+IF(ISNUMBER([.G426]);[.G426];0)+IF(ISNUMBER([.G452]);[.G452];0)" office:value-type="float" office:value="407">
            <text:p>407</text:p>
          </table:table-cell>
          <table:table-cell table:style-name="ce20" table:formula="of:=IF(ISNUMBER([.H374]);[.H374];0)+IF(ISNUMBER([.H400]);[.H400];0)+IF(ISNUMBER([.H426]);[.H426];0)+IF(ISNUMBER([.H452]);[.H452];0)" office:value-type="float" office:value="0">
            <text:p>0</text:p>
          </table:table-cell>
          <table:table-cell table:style-name="ce20" table:formula="of:=IF(ISNUMBER([.I374]);[.I374];0)+IF(ISNUMBER([.I400]);[.I400];0)+IF(ISNUMBER([.I426]);[.I426];0)+IF(ISNUMBER([.I452]);[.I452];0)" office:value-type="float" office:value="46">
            <text:p>46</text:p>
          </table:table-cell>
          <table:table-cell table:style-name="ce20" table:formula="of:=IF(ISNUMBER([.J374]);[.J374];0)+IF(ISNUMBER([.J400]);[.J400];0)+IF(ISNUMBER([.J426]);[.J426];0)+IF(ISNUMBER([.J452]);[.J452];0)" office:value-type="float" office:value="565">
            <text:p>565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375]" office:value-type="string" office:string-value="    Technical Information (k)">
            <text:p><text:s text:c="4"/>Technical Information (k)</text:p>
          </table:table-cell>
          <table:table-cell table:style-name="ce20" table:formula="of:=IF(ISNUMBER([.C375]);[.C375];0)+IF(ISNUMBER([.C401]);[.C401];0)+IF(ISNUMBER([.C427]);[.C427];0)+IF(ISNUMBER([.C453]);[.C453];0)" office:value-type="float" office:value="10672">
            <text:p>10,672</text:p>
          </table:table-cell>
          <table:table-cell table:style-name="ce20" table:formula="of:=IF(ISNUMBER([.D375]);[.D375];0)+IF(ISNUMBER([.D401]);[.D401];0)+IF(ISNUMBER([.D427]);[.D427];0)+IF(ISNUMBER([.D453]);[.D453];0)" office:value-type="float" office:value="880">
            <text:p>880</text:p>
          </table:table-cell>
          <table:table-cell table:style-name="ce20" table:formula="of:=IF(ISNUMBER([.E375]);[.E375];0)+IF(ISNUMBER([.E401]);[.E401];0)+IF(ISNUMBER([.E427]);[.E427];0)+IF(ISNUMBER([.E453]);[.E453];0)" office:value-type="float" office:value="422">
            <text:p>422</text:p>
          </table:table-cell>
          <table:table-cell table:style-name="ce20" table:formula="of:=IF(ISNUMBER([.F375]);[.F375];0)+IF(ISNUMBER([.F401]);[.F401];0)+IF(ISNUMBER([.F427]);[.F427];0)+IF(ISNUMBER([.F453]);[.F453];0)" office:value-type="float" office:value="444">
            <text:p>444</text:p>
          </table:table-cell>
          <table:table-cell table:style-name="ce20" table:formula="of:=IF(ISNUMBER([.G375]);[.G375];0)+IF(ISNUMBER([.G401]);[.G401];0)+IF(ISNUMBER([.G427]);[.G427];0)+IF(ISNUMBER([.G453]);[.G453];0)" office:value-type="float" office:value="284">
            <text:p>284</text:p>
          </table:table-cell>
          <table:table-cell table:style-name="ce20" table:formula="of:=IF(ISNUMBER([.H375]);[.H375];0)+IF(ISNUMBER([.H401]);[.H401];0)+IF(ISNUMBER([.H427]);[.H427];0)+IF(ISNUMBER([.H453]);[.H453];0)" office:value-type="float" office:value="107">
            <text:p>107</text:p>
          </table:table-cell>
          <table:table-cell table:style-name="ce20" table:formula="of:=IF(ISNUMBER([.I375]);[.I375];0)+IF(ISNUMBER([.I401]);[.I401];0)+IF(ISNUMBER([.I427]);[.I427];0)+IF(ISNUMBER([.I453]);[.I453];0)" office:value-type="float" office:value="51">
            <text:p>51</text:p>
          </table:table-cell>
          <table:table-cell table:style-name="ce20" table:formula="of:=IF(ISNUMBER([.J375]);[.J375];0)+IF(ISNUMBER([.J401]);[.J401];0)+IF(ISNUMBER([.J427]);[.J427];0)+IF(ISNUMBER([.J453]);[.J453];0)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376]" office:value-type="string" office:string-value="    Training (l)">
            <text:p><text:s text:c="4"/>Training (l)</text:p>
          </table:table-cell>
          <table:table-cell table:style-name="ce20" table:formula="of:=IF(ISNUMBER([.C376]);[.C376];0)+IF(ISNUMBER([.C402]);[.C402];0)+IF(ISNUMBER([.C428]);[.C428];0)+IF(ISNUMBER([.C454]);[.C454];0)" office:value-type="float" office:value="10972">
            <text:p>10,972</text:p>
          </table:table-cell>
          <table:table-cell table:style-name="ce20" table:formula="of:=IF(ISNUMBER([.D376]);[.D376];0)+IF(ISNUMBER([.D402]);[.D402];0)+IF(ISNUMBER([.D428]);[.D428];0)+IF(ISNUMBER([.D454]);[.D454];0)" office:value-type="float" office:value="580">
            <text:p>580</text:p>
          </table:table-cell>
          <table:table-cell table:style-name="ce20" table:formula="of:=IF(ISNUMBER([.E376]);[.E376];0)+IF(ISNUMBER([.E402]);[.E402];0)+IF(ISNUMBER([.E428]);[.E428];0)+IF(ISNUMBER([.E454]);[.E454];0)" office:value-type="float" office:value="169">
            <text:p>169</text:p>
          </table:table-cell>
          <table:table-cell table:style-name="ce20" table:formula="of:=IF(ISNUMBER([.F376]);[.F376];0)+IF(ISNUMBER([.F402]);[.F402];0)+IF(ISNUMBER([.F428]);[.F428];0)+IF(ISNUMBER([.F454]);[.F454];0)" office:value-type="float" office:value="234">
            <text:p>234</text:p>
          </table:table-cell>
          <table:table-cell table:style-name="ce20" table:formula="of:=IF(ISNUMBER([.G376]);[.G376];0)+IF(ISNUMBER([.G402]);[.G402];0)+IF(ISNUMBER([.G428]);[.G428];0)+IF(ISNUMBER([.G454]);[.G454];0)" office:value-type="float" office:value="200">
            <text:p>200</text:p>
          </table:table-cell>
          <table:table-cell table:style-name="ce20" table:formula="of:=IF(ISNUMBER([.H376]);[.H376];0)+IF(ISNUMBER([.H402]);[.H402];0)+IF(ISNUMBER([.H428]);[.H428];0)+IF(ISNUMBER([.H454]);[.H454];0)" office:value-type="float" office:value="0">
            <text:p>0</text:p>
          </table:table-cell>
          <table:table-cell table:style-name="ce20" table:formula="of:=IF(ISNUMBER([.I376]);[.I376];0)+IF(ISNUMBER([.I402]);[.I402];0)+IF(ISNUMBER([.I428]);[.I428];0)+IF(ISNUMBER([.I454]);[.I454];0)" office:value-type="float" office:value="0">
            <text:p>0</text:p>
          </table:table-cell>
          <table:table-cell table:style-name="ce20" table:formula="of:=IF(ISNUMBER([.J376]);[.J376];0)+IF(ISNUMBER([.J402]);[.J402];0)+IF(ISNUMBER([.J428]);[.J428];0)+IF(ISNUMBER([.J454]);[.J454];0)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377]" office:value-type="string" office:string-value="    Financial Assistance (m)">
            <text:p><text:s text:c="4"/>Financial Assistance (m)</text:p>
          </table:table-cell>
          <table:table-cell table:style-name="ce20" table:formula="of:=IF(ISNUMBER([.C377]);[.C377];0)+IF(ISNUMBER([.C403]);[.C403];0)+IF(ISNUMBER([.C429]);[.C429];0)+IF(ISNUMBER([.C455]);[.C455];0)" office:value-type="float" office:value="2448">
            <text:p>2,448</text:p>
          </table:table-cell>
          <table:table-cell table:style-name="ce20" table:formula="of:=IF(ISNUMBER([.D377]);[.D377];0)+IF(ISNUMBER([.D403]);[.D403];0)+IF(ISNUMBER([.D429]);[.D429];0)+IF(ISNUMBER([.D455]);[.D455];0)" office:value-type="float" office:value="205">
            <text:p>205</text:p>
          </table:table-cell>
          <table:table-cell table:style-name="ce20" table:formula="of:=IF(ISNUMBER([.E377]);[.E377];0)+IF(ISNUMBER([.E403]);[.E403];0)+IF(ISNUMBER([.E429]);[.E429];0)+IF(ISNUMBER([.E455]);[.E455];0)" office:value-type="float" office:value="0">
            <text:p>0</text:p>
          </table:table-cell>
          <table:table-cell table:style-name="ce20" table:formula="of:=IF(ISNUMBER([.F377]);[.F377];0)+IF(ISNUMBER([.F403]);[.F403];0)+IF(ISNUMBER([.F429]);[.F429];0)+IF(ISNUMBER([.F455]);[.F455];0)" office:value-type="float" office:value="94">
            <text:p>94</text:p>
          </table:table-cell>
          <table:table-cell table:style-name="ce20" table:formula="of:=IF(ISNUMBER([.G377]);[.G377];0)+IF(ISNUMBER([.G403]);[.G403];0)+IF(ISNUMBER([.G429]);[.G429];0)+IF(ISNUMBER([.G455]);[.G455];0)" office:value-type="float" office:value="0">
            <text:p>0</text:p>
          </table:table-cell>
          <table:table-cell table:style-name="ce20" table:formula="of:=IF(ISNUMBER([.H377]);[.H377];0)+IF(ISNUMBER([.H403]);[.H403];0)+IF(ISNUMBER([.H429]);[.H429];0)+IF(ISNUMBER([.H455]);[.H455];0)" office:value-type="float" office:value="9">
            <text:p>9</text:p>
          </table:table-cell>
          <table:table-cell table:style-name="ce20" table:formula="of:=IF(ISNUMBER([.I377]);[.I377];0)+IF(ISNUMBER([.I403]);[.I403];0)+IF(ISNUMBER([.I429]);[.I429];0)+IF(ISNUMBER([.I455]);[.I455];0)" office:value-type="float" office:value="0">
            <text:p>0</text:p>
          </table:table-cell>
          <table:table-cell table:style-name="ce20" table:formula="of:=IF(ISNUMBER([.J377]);[.J377];0)+IF(ISNUMBER([.J403]);[.J403];0)+IF(ISNUMBER([.J429]);[.J429];0)+IF(ISNUMBER([.J455]);[.J455];0)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number-rows-repeated="2">
          <table:table-cell table:style-name="ce7"/>
          <table:table-cell table:style-name="Default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 office:value-type="string">
            <text:p><text:s text:c="2"/>313</text:p>
          </table:table-cell>
          <table:table-cell table:style-name="ce7" office:value-type="string">
            <text:p>TEXTILE MILLS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735">
            <text:p>735</text:p>
          </table:table-cell>
          <table:table-cell table:style-name="ce20" office:value-type="float" office:value="1231">
            <text:p>1,231</text:p>
          </table:table-cell>
          <table:table-cell table:number-columns-repeated="6" table:style-name="ce20" office:value-type="string">
            <text:p>--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1206">
            <text:p>1,206</text:p>
          </table:table-cell>
          <table:table-cell table:style-name="ce20" office:value-type="float" office:value="760">
            <text:p>760</text:p>
          </table:table-cell>
          <table:table-cell table:style-name="ce20" office:value-type="float" office:value="409">
            <text:p>409</text:p>
          </table:table-cell>
          <table:table-cell table:style-name="ce20" office:value-type="float" office:value="292">
            <text:p>292</text:p>
          </table:table-cell>
          <table:table-cell table:style-name="ce20" office:value-type="float" office:value="189">
            <text:p>189</text:p>
          </table:table-cell>
          <table:table-cell table:style-name="ce20" office:value-type="string">
            <text:p>W</text:p>
          </table:table-cell>
          <table:table-cell table:style-name="ce20" office:value-type="float" office:value="139">
            <text:p>139</text:p>
          </table:table-cell>
          <table:table-cell table:style-name="ce20" office:value-type="float" office:value="25">
            <text:p>25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1684">
            <text:p>1,684</text:p>
          </table:table-cell>
          <table:table-cell table:style-name="ce20" office:value-type="float" office:value="282">
            <text:p>282</text:p>
          </table:table-cell>
          <table:table-cell table:style-name="ce20" office:value-type="float" office:value="166">
            <text:p>166</text:p>
          </table:table-cell>
          <table:table-cell table:style-name="ce20" office:value-type="float" office:value="53">
            <text:p>53</text:p>
          </table:table-cell>
          <table:table-cell table:style-name="ce20" office:value-type="float" office:value="71">
            <text:p>7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39">
            <text:p>39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1706">
            <text:p>1,706</text:p>
          </table:table-cell>
          <table:table-cell table:style-name="ce20" office:value-type="float" office:value="260">
            <text:p>260</text:p>
          </table:table-cell>
          <table:table-cell table:style-name="ce20" office:value-type="float" office:value="82">
            <text:p>82</text:p>
          </table:table-cell>
          <table:table-cell table:style-name="ce20" office:value-type="float" office:value="93">
            <text:p>93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63">
            <text:p>63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1811">
            <text:p>1,811</text:p>
          </table:table-cell>
          <table:table-cell table:style-name="ce20" office:value-type="float" office:value="155">
            <text:p>155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61">
            <text:p>61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34">
            <text:p>3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1918">
            <text:p>1,918</text:p>
          </table:table-cell>
          <table:table-cell table:style-name="ce20" office:value-type="float" office:value="48">
            <text:p>48</text:p>
          </table:table-cell>
          <table:table-cell table:style-name="ce20" office:value-type="string">
            <text:p>W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float" office:value="34">
            <text:p>3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1433">
            <text:p>1,433</text:p>
          </table:table-cell>
          <table:table-cell table:style-name="ce20" office:value-type="float" office:value="533">
            <text:p>533</text:p>
          </table:table-cell>
          <table:table-cell table:style-name="ce20" office:value-type="string">
            <text:p>--</text:p>
          </table:table-cell>
          <table:table-cell table:style-name="ce20" office:value-type="float" office:value="338">
            <text:p>338</text:p>
          </table:table-cell>
          <table:table-cell table:style-name="ce20" office:value-type="float" office:value="50">
            <text:p>5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164">
            <text:p>16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1617">
            <text:p>1,617</text:p>
          </table:table-cell>
          <table:table-cell table:style-name="ce20" office:value-type="float" office:value="349">
            <text:p>349</text:p>
          </table:table-cell>
          <table:table-cell table:style-name="ce20" office:value-type="string">
            <text:p>--</text:p>
          </table:table-cell>
          <table:table-cell table:style-name="ce20" office:value-type="float" office:value="150">
            <text:p>150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148">
            <text:p>148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1652">
            <text:p>1,652</text:p>
          </table:table-cell>
          <table:table-cell table:style-name="ce20" office:value-type="float" office:value="314">
            <text:p>314</text:p>
          </table:table-cell>
          <table:table-cell table:style-name="ce20" office:value-type="float" office:value="209">
            <text:p>209</text:p>
          </table:table-cell>
          <table:table-cell table:style-name="ce20" office:value-type="string">
            <text:p>Q</text:p>
          </table:table-cell>
          <table:table-cell table:style-name="ce20" office:value-type="float" office:value="92">
            <text:p>92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27">
            <text:p>27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1455">
            <text:p>1,455</text:p>
          </table:table-cell>
          <table:table-cell table:style-name="ce20" office:value-type="float" office:value="511">
            <text:p>511</text:p>
          </table:table-cell>
          <table:table-cell table:style-name="ce20" office:value-type="float" office:value="419">
            <text:p>419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78">
            <text:p>78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1874">
            <text:p>1,874</text:p>
          </table:table-cell>
          <table:table-cell table:style-name="ce20" office:value-type="float" office:value="92">
            <text:p>92</text:p>
          </table:table-cell>
          <table:table-cell table:style-name="ce20" office:value-type="float" office:value="66">
            <text:p>66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27">
            <text:p>27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1810">
            <text:p>1,810</text:p>
          </table:table-cell>
          <table:table-cell table:style-name="ce20" office:value-type="float" office:value="156">
            <text:p>156</text:p>
          </table:table-cell>
          <table:table-cell table:style-name="ce20" office:value-type="float" office:value="102">
            <text:p>102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27">
            <text:p>27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1596">
            <text:p>1,596</text:p>
          </table:table-cell>
          <table:table-cell table:style-name="ce20" office:value-type="float" office:value="370">
            <text:p>370</text:p>
          </table:table-cell>
          <table:table-cell table:style-name="ce20" office:value-type="float" office:value="335">
            <text:p>335</text:p>
          </table:table-cell>
          <table:table-cell table:style-name="ce20" office:value-type="string">
            <text:p>W</text:p>
          </table:table-cell>
          <table:table-cell table:style-name="ce20" office:value-type="float" office:value="56">
            <text:p>56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22">
            <text:p>22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1684">
            <text:p>1,684</text:p>
          </table:table-cell>
          <table:table-cell table:style-name="ce20" office:value-type="float" office:value="282">
            <text:p>282</text:p>
          </table:table-cell>
          <table:table-cell table:style-name="ce20" office:value-type="float" office:value="214">
            <text:p>214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84">
            <text:p>8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33">
            <text:p>33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1424">
            <text:p>1,424</text:p>
          </table:table-cell>
          <table:table-cell table:style-name="ce20" office:value-type="float" office:value="542">
            <text:p>542</text:p>
          </table:table-cell>
          <table:table-cell table:style-name="ce20" office:value-type="float" office:value="383">
            <text:p>383</text:p>
          </table:table-cell>
          <table:table-cell table:style-name="ce20" office:value-type="float" office:value="82">
            <text:p>82</text:p>
          </table:table-cell>
          <table:table-cell table:style-name="ce20" office:value-type="float" office:value="113">
            <text:p>113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38">
            <text:p>38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1373">
            <text:p>1,373</text:p>
          </table:table-cell>
          <table:table-cell table:style-name="ce20" office:value-type="float" office:value="593">
            <text:p>593</text:p>
          </table:table-cell>
          <table:table-cell table:style-name="ce20" office:value-type="float" office:value="196">
            <text:p>196</text:p>
          </table:table-cell>
          <table:table-cell table:style-name="ce20" office:value-type="float" office:value="295">
            <text:p>295</text:p>
          </table:table-cell>
          <table:table-cell table:style-name="ce20" office:value-type="float" office:value="300">
            <text:p>30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46">
            <text:p>46</text:p>
          </table:table-cell>
          <table:table-cell table:style-name="ce20" office:value-type="float" office:value="25">
            <text:p>25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1440">
            <text:p>1,440</text:p>
          </table:table-cell>
          <table:table-cell table:style-name="ce20" office:value-type="float" office:value="526">
            <text:p>526</text:p>
          </table:table-cell>
          <table:table-cell table:style-name="ce20" office:value-type="float" office:value="278">
            <text:p>278</text:p>
          </table:table-cell>
          <table:table-cell table:style-name="ce20" office:value-type="float" office:value="255">
            <text:p>255</text:p>
          </table:table-cell>
          <table:table-cell table:style-name="ce20" office:value-type="float" office:value="195">
            <text:p>195</text:p>
          </table:table-cell>
          <table:table-cell table:style-name="ce20" office:value-type="float" office:value="107">
            <text:p>107</text:p>
          </table:table-cell>
          <table:table-cell table:style-name="ce20" office:value-type="float" office:value="51">
            <text:p>51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1573">
            <text:p>1,573</text:p>
          </table:table-cell>
          <table:table-cell table:style-name="ce20" office:value-type="float" office:value="393">
            <text:p>393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216">
            <text:p>216</text:p>
          </table:table-cell>
          <table:table-cell table:style-name="ce20" office:value-type="float" office:value="180">
            <text:p>180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1838">
            <text:p>1,838</text:p>
          </table:table-cell>
          <table:table-cell table:style-name="ce20" office:value-type="float" office:value="128">
            <text:p>128</text:p>
          </table:table-cell>
          <table:table-cell table:style-name="ce20" office:value-type="string">
            <text:p>W</text:p>
          </table:table-cell>
          <table:table-cell table:style-name="ce20" office:value-type="float" office:value="94">
            <text:p>94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 office:value-type="string">
            <text:p><text:s text:c="2"/>314</text:p>
          </table:table-cell>
          <table:table-cell table:style-name="ce7" office:value-type="string">
            <text:p>TEXTILE PRODUCT MILLS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2000">
            <text:p>2,000</text:p>
          </table:table-cell>
          <table:table-cell table:style-name="ce20" office:value-type="float" office:value="1332">
            <text:p>1,332</text:p>
          </table:table-cell>
          <table:table-cell table:number-columns-repeated="6" table:style-name="ce20" office:value-type="string">
            <text:p>--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2854">
            <text:p>2,854</text:p>
          </table:table-cell>
          <table:table-cell table:style-name="ce20" office:value-type="float" office:value="478">
            <text:p>478</text:p>
          </table:table-cell>
          <table:table-cell table:style-name="ce20" office:value-type="float" office:value="230">
            <text:p>230</text:p>
          </table:table-cell>
          <table:table-cell table:style-name="ce20" office:value-type="float" office:value="152">
            <text:p>152</text:p>
          </table:table-cell>
          <table:table-cell table:style-name="ce20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124">
            <text:p>12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3137">
            <text:p>3,137</text:p>
          </table:table-cell>
          <table:table-cell table:style-name="ce20" office:value-type="float" office:value="195">
            <text:p>195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8">
            <text:p>18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24">
            <text:p>12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3095">
            <text:p>3,095</text:p>
          </table:table-cell>
          <table:table-cell table:style-name="ce20" office:value-type="float" office:value="237">
            <text:p>237</text:p>
          </table:table-cell>
          <table:table-cell table:style-name="ce20" office:value-type="float" office:value="14">
            <text:p>14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24">
            <text:p>12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3073">
            <text:p>3,073</text:p>
          </table:table-cell>
          <table:table-cell table:style-name="ce20" office:value-type="float" office:value="259">
            <text:p>259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202">
            <text:p>202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3142">
            <text:p>3,142</text:p>
          </table:table-cell>
          <table:table-cell table:style-name="ce20" office:value-type="float" office:value="190">
            <text:p>190</text:p>
          </table:table-cell>
          <table:table-cell table:style-name="ce20" office:value-type="float" office:value="27">
            <text:p>27</text:p>
          </table:table-cell>
          <table:table-cell table:style-name="ce20" office:value-type="string">
            <text:p>Q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124">
            <text:p>12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3021">
            <text:p>3,021</text:p>
          </table:table-cell>
          <table:table-cell table:style-name="ce20" office:value-type="float" office:value="311">
            <text:p>311</text:p>
          </table:table-cell>
          <table:table-cell table:style-name="ce20" office:value-type="string">
            <text:p>--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151">
            <text:p>151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3143">
            <text:p>3,143</text:p>
          </table:table-cell>
          <table:table-cell table:style-name="ce20" office:value-type="float" office:value="189">
            <text:p>189</text:p>
          </table:table-cell>
          <table:table-cell table:style-name="ce20" office:value-type="string">
            <text:p>--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124">
            <text:p>12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3071">
            <text:p>3,071</text:p>
          </table:table-cell>
          <table:table-cell table:style-name="ce20" office:value-type="float" office:value="261">
            <text:p>261</text:p>
          </table:table-cell>
          <table:table-cell table:style-name="ce20" office:value-type="float" office:value="134">
            <text:p>134</text:p>
          </table:table-cell>
          <table:table-cell table:style-name="ce20" office:value-type="string">
            <text:p>W</text:p>
          </table:table-cell>
          <table:table-cell table:style-name="ce20" office:value-type="float" office:value="11">
            <text:p>1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22">
            <text:p>122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2802">
            <text:p>2,802</text:p>
          </table:table-cell>
          <table:table-cell table:style-name="ce20" office:value-type="float" office:value="530">
            <text:p>530</text:p>
          </table:table-cell>
          <table:table-cell table:style-name="ce20" office:value-type="float" office:value="260">
            <text:p>260</text:p>
          </table:table-cell>
          <table:table-cell table:style-name="ce20" office:value-type="string">
            <text:p>W</text:p>
          </table:table-cell>
          <table:table-cell table:style-name="ce20" office:value-type="float" office:value="46">
            <text:p>46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245">
            <text:p>245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3089">
            <text:p>3,089</text:p>
          </table:table-cell>
          <table:table-cell table:style-name="ce20" office:value-type="float" office:value="243">
            <text:p>243</text:p>
          </table:table-cell>
          <table:table-cell table:style-name="ce20" office:value-type="float" office:value="110">
            <text:p>11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21">
            <text:p>2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26">
            <text:p>126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3164">
            <text:p>3,164</text:p>
          </table:table-cell>
          <table:table-cell table:style-name="ce20" office:value-type="float" office:value="168">
            <text:p>168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22">
            <text:p>122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2932">
            <text:p>2,932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224">
            <text:p>224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76">
            <text:p>176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2739">
            <text:p>2,739</text:p>
          </table:table-cell>
          <table:table-cell table:style-name="ce20" office:value-type="float" office:value="593">
            <text:p>593</text:p>
          </table:table-cell>
          <table:table-cell table:style-name="ce20" office:value-type="float" office:value="109">
            <text:p>109</text:p>
          </table:table-cell>
          <table:table-cell table:style-name="ce20" office:value-type="string">
            <text:p>Q</text:p>
          </table:table-cell>
          <table:table-cell table:style-name="ce20" office:value-type="float" office:value="89">
            <text:p>89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363">
            <text:p>363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2846">
            <text:p>2,846</text:p>
          </table:table-cell>
          <table:table-cell table:style-name="ce20" office:value-type="float" office:value="486">
            <text:p>486</text:p>
          </table:table-cell>
          <table:table-cell table:style-name="ce20" office:value-type="float" office:value="112">
            <text:p>112</text:p>
          </table:table-cell>
          <table:table-cell table:style-name="ce20" office:value-type="string">
            <text:p>Q</text:p>
          </table:table-cell>
          <table:table-cell table:style-name="ce20" office:value-type="float" office:value="66">
            <text:p>66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329">
            <text:p>329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2765">
            <text:p>2,765</text:p>
          </table:table-cell>
          <table:table-cell table:style-name="ce20" office:value-type="float" office:value="567">
            <text:p>567</text:p>
          </table:table-cell>
          <table:table-cell table:style-name="ce20" office:value-type="float" office:value="152">
            <text:p>152</text:p>
          </table:table-cell>
          <table:table-cell table:style-name="ce20" office:value-type="float" office:value="194">
            <text:p>194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202">
            <text:p>202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3056">
            <text:p>3,056</text:p>
          </table:table-cell>
          <table:table-cell table:style-name="ce20" office:value-type="float" office:value="276">
            <text:p>276</text:p>
          </table:table-cell>
          <table:table-cell table:style-name="ce20" office:value-type="float" office:value="125">
            <text:p>125</text:p>
          </table:table-cell>
          <table:table-cell table:style-name="ce20" office:value-type="float" office:value="128">
            <text:p>128</text:p>
          </table:table-cell>
          <table:table-cell table:style-name="ce20" office:value-type="float" office:value="79">
            <text:p>79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3201">
            <text:p>3,201</text:p>
          </table:table-cell>
          <table:table-cell table:style-name="ce20" office:value-type="float" office:value="131">
            <text:p>131</text:p>
          </table:table-cell>
          <table:table-cell table:style-name="ce20" office:value-type="float" office:value="78">
            <text:p>78</text:p>
          </table:table-cell>
          <table:table-cell table:style-name="ce20" office:value-type="string">
            <text:p>W</text:p>
          </table:table-cell>
          <table:table-cell table:style-name="ce20" office:value-type="float" office:value="17">
            <text:p>17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style-name="ce20" office:value-type="float" office:value="9">
            <text:p>9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 office:value-type="string">
            <text:p><text:s text:c="2"/>315</text:p>
          </table:table-cell>
          <table:table-cell table:style-name="ce7" office:value-type="string">
            <text:p>APPAREL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3937">
            <text:p>3,937</text:p>
          </table:table-cell>
          <table:table-cell table:style-name="ce20" office:value-type="float" office:value="1630">
            <text:p>1,630</text:p>
          </table:table-cell>
          <table:table-cell table:number-columns-repeated="6" table:style-name="ce20" office:value-type="string">
            <text:p>--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4875">
            <text:p>4,875</text:p>
          </table:table-cell>
          <table:table-cell table:style-name="ce20" office:value-type="float" office:value="692">
            <text:p>692</text:p>
          </table:table-cell>
          <table:table-cell table:style-name="ce20" office:value-type="string">
            <text:p>Q</text:p>
          </table:table-cell>
          <table:table-cell table:style-name="ce20" office:value-type="float" office:value="212">
            <text:p>212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338">
            <text:p>338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4883">
            <text:p>4,883</text:p>
          </table:table-cell>
          <table:table-cell table:style-name="ce20" office:value-type="float" office:value="684">
            <text:p>684</text:p>
          </table:table-cell>
          <table:table-cell table:style-name="ce20" office:value-type="float" office:value="127">
            <text:p>127</text:p>
          </table:table-cell>
          <table:table-cell table:style-name="ce20" office:value-type="float" office:value="291">
            <text:p>291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270">
            <text:p>27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5188">
            <text:p>5,188</text:p>
          </table:table-cell>
          <table:table-cell table:style-name="ce20" office:value-type="float" office:value="379">
            <text:p>379</text:p>
          </table:table-cell>
          <table:table-cell table:style-name="ce20" office:value-type="string">
            <text:p>W</text:p>
          </table:table-cell>
          <table:table-cell table:style-name="ce20" office:value-type="float" office:value="16">
            <text:p>16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363">
            <text:p>363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5157">
            <text:p>5,157</text:p>
          </table:table-cell>
          <table:table-cell table:style-name="ce20" office:value-type="float" office:value="410">
            <text:p>410</text:p>
          </table:table-cell>
          <table:table-cell table:number-columns-repeated="2"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338">
            <text:p>338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5080">
            <text:p>5,080</text:p>
          </table:table-cell>
          <table:table-cell table:style-name="ce20" office:value-type="float" office:value="487">
            <text:p>487</text:p>
          </table:table-cell>
          <table:table-cell table:number-columns-repeated="3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341">
            <text:p>341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4908">
            <text:p>4,908</text:p>
          </table:table-cell>
          <table:table-cell table:style-name="ce20" office:value-type="float" office:value="659">
            <text:p>659</text:p>
          </table:table-cell>
          <table:table-cell table:style-name="ce20" office:value-type="string">
            <text:p>--</text:p>
          </table:table-cell>
          <table:table-cell table:style-name="ce20" office:value-type="float" office:value="283">
            <text:p>283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377">
            <text:p>377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5143">
            <text:p>5,143</text:p>
          </table:table-cell>
          <table:table-cell table:style-name="ce20" office:value-type="float" office:value="424">
            <text:p>424</text:p>
          </table:table-cell>
          <table:table-cell table:style-name="ce20" office:value-type="string">
            <text:p>--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341">
            <text:p>341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5335">
            <text:p>5,335</text:p>
          </table:table-cell>
          <table:table-cell table:style-name="ce20" office:value-type="float" office:value="232">
            <text:p>232</text:p>
          </table:table-cell>
          <table:table-cell table:style-name="ce20" office:value-type="float" office:value="12">
            <text:p>12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float" office:value="221">
            <text:p>221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5151">
            <text:p>5,151</text:p>
          </table:table-cell>
          <table:table-cell table:style-name="ce20" office:value-type="float" office:value="416">
            <text:p>416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239">
            <text:p>239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5420">
            <text:p>5,420</text:p>
          </table:table-cell>
          <table:table-cell table:style-name="ce20" office:value-type="string">
            <text:p>Q</text:p>
          </table:table-cell>
          <table:table-cell table:style-name="ce20" office:value-type="float" office:value="12">
            <text:p>12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5430">
            <text:p>5,430</text:p>
          </table:table-cell>
          <table:table-cell table:style-name="ce20" office:value-type="string">
            <text:p>Q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style-name="ce28" table:number-columns-repeated="2"/>
          <table:table-cell table:number-columns-repeated="1012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5357">
            <text:p>5,357</text:p>
          </table:table-cell>
          <table:table-cell table:style-name="ce20" office:value-type="float" office:value="210">
            <text:p>210</text:p>
          </table:table-cell>
          <table:table-cell table:style-name="ce20" office:value-type="float" office:value="10">
            <text:p>10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float" office:value="200">
            <text:p>200</text:p>
          </table:table-cell>
          <table:table-cell table:style-name="ce28" table:number-columns-repeated="2"/>
          <table:table-cell table:number-columns-repeated="1012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5310">
            <text:p>5,310</text:p>
          </table:table-cell>
          <table:table-cell table:style-name="ce20" office:value-type="float" office:value="257">
            <text:p>257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7">
            <text:p>7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62">
            <text:p>162</text:p>
          </table:table-cell>
          <table:table-cell table:style-name="ce28" table:number-columns-repeated="2"/>
          <table:table-cell table:number-columns-repeated="1012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4969">
            <text:p>4,969</text:p>
          </table:table-cell>
          <table:table-cell table:style-name="ce20" office:value-type="float" office:value="598">
            <text:p>598</text:p>
          </table:table-cell>
          <table:table-cell table:style-name="ce20" office:value-type="float" office:value="233">
            <text:p>233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230">
            <text:p>230</text:p>
          </table:table-cell>
          <table:table-cell table:style-name="ce28" table:number-columns-repeated="2"/>
          <table:table-cell table:number-columns-repeated="1012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number-columns-repeated="8" table:style-name="ce20"/>
          <table:table-cell table:style-name="ce28" table:number-columns-repeated="2"/>
          <table:table-cell table:number-columns-repeated="1012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4994">
            <text:p>4,994</text:p>
          </table:table-cell>
          <table:table-cell table:style-name="ce20" office:value-type="float" office:value="573">
            <text:p>573</text:p>
          </table:table-cell>
          <table:table-cell table:style-name="ce20" office:value-type="string">
            <text:p>W</text:p>
          </table:table-cell>
          <table:table-cell table:style-name="ce20" office:value-type="float" office:value="198">
            <text:p>198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338">
            <text:p>338</text:p>
          </table:table-cell>
          <table:table-cell table:style-name="ce28" table:number-columns-repeated="2"/>
          <table:table-cell table:number-columns-repeated="1012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5541">
            <text:p>5,541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14">
            <text:p>14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8" table:number-columns-repeated="2"/>
          <table:table-cell table:number-columns-repeated="1012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5523">
            <text:p>5,523</text:p>
          </table:table-cell>
          <table:table-cell table:style-name="ce20" office:value-type="float" office:value="44">
            <text:p>44</text:p>
          </table:table-cell>
          <table:table-cell table:style-name="ce20" office:value-type="string">
            <text:p>Q</text:p>
          </table:table-cell>
          <table:table-cell table:style-name="ce20" office:value-type="float" office:value="18">
            <text:p>18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8" table:number-columns-repeated="2"/>
          <table:table-cell table:number-columns-repeated="1012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number-columns-repeated="3" table:style-name="ce20" office:value-type="string">
            <text:p>W</text:p>
          </table:table-cell>
          <table:table-cell table:number-columns-repeated="5" table:style-name="ce20" office:value-type="float" office:value="0">
            <text:p>0</text:p>
          </table:table-cell>
          <table:table-cell table:style-name="ce28" table:number-columns-repeated="2"/>
          <table:table-cell table:number-columns-repeated="1012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/>
          <table:table-cell table:style-name="ce28"/>
          <table:table-cell table:number-columns-repeated="1012"/>
        </table:table-row>
        <table:table-row table:style-name="ro5" table:visibility="collapse">
          <table:table-cell table:style-name="ce7" office:value-type="string">
            <text:p><text:s text:c="2"/>316</text:p>
          </table:table-cell>
          <table:table-cell table:style-name="ce7" office:value-type="string">
            <text:p>LEATHER AND ALLIED PRODUCT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450">
            <text:p>450</text:p>
          </table:table-cell>
          <table:table-cell table:style-name="ce20" office:value-type="float" office:value="237">
            <text:p>237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545">
            <text:p>545</text:p>
          </table:table-cell>
          <table:table-cell table:style-name="ce20" office:value-type="float" office:value="142">
            <text:p>142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64">
            <text:p>64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58">
            <text:p>5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621">
            <text:p>621</text:p>
          </table:table-cell>
          <table:table-cell table:style-name="ce20" office:value-type="float" office:value="66">
            <text:p>66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58">
            <text:p>5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610">
            <text:p>610</text:p>
          </table:table-cell>
          <table:table-cell table:style-name="ce20" office:value-type="float" office:value="77">
            <text:p>77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55">
            <text:p>55</text:p>
          </table:table-cell>
          <table:table-cell/>
          <table:table-cell table:style-name="ce28"/>
          <table:table-cell table:number-columns-repeated="1012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number-columns-repeated="8" table:style-name="ce20"/>
          <table:table-cell/>
          <table:table-cell table:style-name="ce28"/>
          <table:table-cell table:number-columns-repeated="1012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601">
            <text:p>601</text:p>
          </table:table-cell>
          <table:table-cell table:style-name="ce20" office:value-type="float" office:value="86">
            <text:p>86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55">
            <text:p>55</text:p>
          </table:table-cell>
          <table:table-cell/>
          <table:table-cell table:style-name="ce28"/>
          <table:table-cell table:number-columns-repeated="1012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632">
            <text:p>632</text:p>
          </table:table-cell>
          <table:table-cell table:style-name="ce20" office:value-type="float" office:value="55">
            <text:p>55</text:p>
          </table:table-cell>
          <table:table-cell table:style-name="ce20" office:value-type="string">
            <text:p>W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/>
          <table:table-cell table:style-name="ce28"/>
          <table:table-cell table:number-columns-repeated="1012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633">
            <text:p>633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--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string">
            <text:p>Q</text:p>
          </table:table-cell>
          <table:table-cell/>
          <table:table-cell table:style-name="ce28"/>
          <table:table-cell table:number-columns-repeated="1012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627">
            <text:p>627</text:p>
          </table:table-cell>
          <table:table-cell table:style-name="ce20" office:value-type="float" office:value="60">
            <text:p>60</text:p>
          </table:table-cell>
          <table:table-cell table:style-name="ce20" office:value-type="string">
            <text:p>--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55">
            <text:p>55</text:p>
          </table:table-cell>
          <table:table-cell/>
          <table:table-cell table:style-name="ce28"/>
          <table:table-cell table:number-columns-repeated="1012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number-columns-repeated="8" table:style-name="ce20"/>
          <table:table-cell/>
          <table:table-cell table:style-name="ce28"/>
          <table:table-cell table:number-columns-repeated="1012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8" table:style-name="ce20"/>
          <table:table-cell/>
          <table:table-cell table:style-name="ce28"/>
          <table:table-cell table:number-columns-repeated="1012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664">
            <text:p>664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/>
          <table:table-cell table:style-name="ce28"/>
          <table:table-cell table:number-columns-repeated="1012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577">
            <text:p>577</text:p>
          </table:table-cell>
          <table:table-cell table:style-name="ce20" office:value-type="float" office:value="110">
            <text:p>110</text:p>
          </table:table-cell>
          <table:table-cell table:style-name="ce20" office:value-type="float" office:value="78">
            <text:p>7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/>
          <table:table-cell table:style-name="ce28"/>
          <table:table-cell table:number-columns-repeated="1012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641">
            <text:p>641</text:p>
          </table:table-cell>
          <table:table-cell table:style-name="ce20" office:value-type="float" office:value="46">
            <text:p>46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/>
          <table:table-cell table:style-name="ce28"/>
          <table:table-cell table:number-columns-repeated="1012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638">
            <text:p>638</text:p>
          </table:table-cell>
          <table:table-cell table:style-name="ce20" office:value-type="float" office:value="49">
            <text:p>49</text:p>
          </table:table-cell>
          <table:table-cell table:number-columns-repeated="3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/>
          <table:table-cell table:style-name="ce28"/>
          <table:table-cell table:number-columns-repeated="1012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622">
            <text:p>622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24">
            <text:p>24</text:p>
          </table:table-cell>
          <table:table-cell table:style-name="ce20" office:value-type="string">
            <text:p>W</text:p>
          </table:table-cell>
          <table:table-cell table:style-name="ce20" office:value-type="float" office:value="16">
            <text:p>16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/>
          <table:table-cell table:style-name="ce28"/>
          <table:table-cell table:number-columns-repeated="1012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620">
            <text:p>620</text:p>
          </table:table-cell>
          <table:table-cell table:style-name="ce20" office:value-type="float" office:value="67">
            <text:p>67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7">
            <text:p>7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556">
            <text:p>556</text:p>
          </table:table-cell>
          <table:table-cell table:style-name="ce20" office:value-type="float" office:value="131">
            <text:p>131</text:p>
          </table:table-cell>
          <table:table-cell table:style-name="ce20" office:value-type="float" office:value="55">
            <text:p>55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609">
            <text:p>609</text:p>
          </table:table-cell>
          <table:table-cell table:style-name="ce20" office:value-type="float" office:value="78">
            <text:p>78</text:p>
          </table:table-cell>
          <table:table-cell table:style-name="ce20" office:value-type="string">
            <text:p>W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16">
            <text:p>16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635">
            <text:p>635</text:p>
          </table:table-cell>
          <table:table-cell table:style-name="ce20" office:value-type="float" office:value="52">
            <text:p>52</text:p>
          </table:table-cell>
          <table:table-cell table:style-name="ce20" office:value-type="string">
            <text:p>Q</text:p>
          </table:table-cell>
          <table:table-cell table:style-name="ce20" office:value-type="float" office:value="47">
            <text:p>47</text:p>
          </table:table-cell>
          <table:table-cell table:style-name="ce20" office:value-type="float" office:value="10">
            <text:p>10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675">
            <text:p>675</text:p>
          </table:table-cell>
          <table:table-cell table:style-name="ce20" office:value-type="float" office:value="12">
            <text:p>12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style-name="ce20" office:value-type="float" office:value="3">
            <text:p>3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610">
            <text:p>610</text:p>
          </table:table-cell>
          <table:table-cell table:style-name="ce20" office:value-type="float" office:value="77">
            <text:p>77</text:p>
          </table:table-cell>
          <table:table-cell table:number-columns-repeated="2"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number-columns-repeated="2" table:style-name="ce20" office:value-type="string">
            <text:p>W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>
          <table:table-cell table:style-name="ce7" office:value-type="string">
            <text:p>Actual</text:p>
          </table:table-cell>
          <table:table-cell table:style-name="ce8" office:value-type="string">
            <text:p>WOOD PRODUCTS</text:p>
          </table:table-cell>
          <table:table-cell table:style-name="ce20" table:number-columns-repeated="8"/>
          <table:table-cell table:number-columns-repeated="1014"/>
        </table:table-row>
        <table:table-row table:style-name="ro5">
          <table:table-cell table:style-name="ce7"/>
          <table:table-cell table:style-name="Default" table:formula="of:=[.B485]" office:value-type="string" office:string-value="Participation in One or More of the Following Types of Activities">
            <text:p>Participation in One or More of the Following Types of Activities</text:p>
          </table:table-cell>
          <table:table-cell table:style-name="ce20" table:formula="of:=IF(ISNUMBER([.C485]);[.C485];0)+IF(ISNUMBER([.C589]);[.C589];0)+IF(ISNUMBER([.C719]);[.C719];0)+IF(ISNUMBER([.C2357]);[.C2357];0)" office:value-type="float" office:value="27614">
            <text:p>27,614</text:p>
          </table:table-cell>
          <table:table-cell table:style-name="ce20" table:formula="of:=IF(ISNUMBER([.D485]);[.D485];0)+IF(ISNUMBER([.D589]);[.D589];0)+IF(ISNUMBER([.D719]);[.D719];0)+IF(ISNUMBER([.D2357]);[.D2357];0)" office:value-type="float" office:value="17590">
            <text:p>17,590</text:p>
          </table:table-cell>
          <table:table-cell table:style-name="ce20" table:formula="of:=IF(ISNUMBER([.E485]);[.E485];0)+IF(ISNUMBER([.E589]);[.E589];0)+IF(ISNUMBER([.E719]);[.E719];0)+IF(ISNUMBER([.E2357]);[.E2357];0)" office:value-type="float" office:value="0">
            <text:p>0</text:p>
          </table:table-cell>
          <table:table-cell table:style-name="ce20" table:formula="of:=IF(ISNUMBER([.F485]);[.F485];0)+IF(ISNUMBER([.F589]);[.F589];0)+IF(ISNUMBER([.F719]);[.F719];0)+IF(ISNUMBER([.F2357]);[.F2357];0)" office:value-type="float" office:value="0">
            <text:p>0</text:p>
          </table:table-cell>
          <table:table-cell table:style-name="ce20" table:formula="of:=IF(ISNUMBER([.G485]);[.G485];0)+IF(ISNUMBER([.G589]);[.G589];0)+IF(ISNUMBER([.G719]);[.G719];0)+IF(ISNUMBER([.G2357]);[.G2357];0)" office:value-type="float" office:value="0">
            <text:p>0</text:p>
          </table:table-cell>
          <table:table-cell table:style-name="ce20" table:formula="of:=IF(ISNUMBER([.H485]);[.H485];0)+IF(ISNUMBER([.H589]);[.H589];0)+IF(ISNUMBER([.H719]);[.H719];0)+IF(ISNUMBER([.H2357]);[.H2357];0)" office:value-type="float" office:value="0">
            <text:p>0</text:p>
          </table:table-cell>
          <table:table-cell table:style-name="ce20" table:formula="of:=IF(ISNUMBER([.I485]);[.I485];0)+IF(ISNUMBER([.I589]);[.I589];0)+IF(ISNUMBER([.I719]);[.I719];0)+IF(ISNUMBER([.I2357]);[.I2357];0)" office:value-type="float" office:value="0">
            <text:p>0</text:p>
          </table:table-cell>
          <table:table-cell table:style-name="ce20" table:formula="of:=IF(ISNUMBER([.J485]);[.J485];0)+IF(ISNUMBER([.J589]);[.J589];0)+IF(ISNUMBER([.J719]);[.J719];0)+IF(ISNUMBER([.J2357]);[.J2357];0)" office:value-type="float" office:value="0">
            <text:p>0</text:p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7"/>
          <table:table-cell table:style-name="Default" table:formula="of:=[.B486]" office:value-type="string" office:string-value="  Energy Audit or Assessment">
            <text:p><text:s text:c="2"/>Energy Audit or Assessment</text:p>
          </table:table-cell>
          <table:table-cell table:style-name="ce20" table:formula="of:=IF(ISNUMBER([.C486]);[.C486];0)+IF(ISNUMBER([.C590]);[.C590];0)+IF(ISNUMBER([.C720]);[.C720];0)+IF(ISNUMBER([.C2358]);[.C2358];0)" office:value-type="float" office:value="37147">
            <text:p>37,147</text:p>
          </table:table-cell>
          <table:table-cell table:style-name="ce20" table:formula="of:=IF(ISNUMBER([.D486]);[.D486];0)+IF(ISNUMBER([.D590]);[.D590];0)+IF(ISNUMBER([.D720]);[.D720];0)+IF(ISNUMBER([.D2358]);[.D2358];0)" office:value-type="float" office:value="8057">
            <text:p>8,057</text:p>
          </table:table-cell>
          <table:table-cell table:style-name="ce20" table:formula="of:=IF(ISNUMBER([.E486]);[.E486];0)+IF(ISNUMBER([.E590]);[.E590];0)+IF(ISNUMBER([.E720]);[.E720];0)+IF(ISNUMBER([.E2358]);[.E2358];0)" office:value-type="float" office:value="3148">
            <text:p>3,148</text:p>
          </table:table-cell>
          <table:table-cell table:style-name="ce20" table:formula="of:=IF(ISNUMBER([.F486]);[.F486];0)+IF(ISNUMBER([.F590]);[.F590];0)+IF(ISNUMBER([.F720]);[.F720];0)+IF(ISNUMBER([.F2358]);[.F2358];0)" office:value-type="float" office:value="2526">
            <text:p>2,526</text:p>
          </table:table-cell>
          <table:table-cell table:style-name="ce20" table:formula="of:=IF(ISNUMBER([.G486]);[.G486];0)+IF(ISNUMBER([.G590]);[.G590];0)+IF(ISNUMBER([.G720]);[.G720];0)+IF(ISNUMBER([.G2358]);[.G2358];0)" office:value-type="float" office:value="1305">
            <text:p>1,305</text:p>
          </table:table-cell>
          <table:table-cell table:style-name="ce20" table:formula="of:=IF(ISNUMBER([.H486]);[.H486];0)+IF(ISNUMBER([.H590]);[.H590];0)+IF(ISNUMBER([.H720]);[.H720];0)+IF(ISNUMBER([.H2358]);[.H2358];0)" office:value-type="float" office:value="74">
            <text:p>74</text:p>
          </table:table-cell>
          <table:table-cell table:style-name="ce20" table:formula="of:=IF(ISNUMBER([.I486]);[.I486];0)+IF(ISNUMBER([.I590]);[.I590];0)+IF(ISNUMBER([.I720]);[.I720];0)+IF(ISNUMBER([.I2358]);[.I2358];0)" office:value-type="float" office:value="236">
            <text:p>236</text:p>
          </table:table-cell>
          <table:table-cell table:style-name="ce20" table:formula="of:=IF(ISNUMBER([.J486]);[.J486];0)+IF(ISNUMBER([.J590]);[.J590];0)+IF(ISNUMBER([.J720]);[.J720];0)+IF(ISNUMBER([.J2358]);[.J2358];0)" office:value-type="float" office:value="1923">
            <text:p>1,923</text:p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7"/>
          <table:table-cell table:style-name="Default" table:formula="of:=[.B487]" office:value-type="string" office:string-value="  Electricity Load Control">
            <text:p><text:s text:c="2"/>Electricity Load Control</text:p>
          </table:table-cell>
          <table:table-cell table:style-name="ce20" table:formula="of:=IF(ISNUMBER([.C487]);[.C487];0)+IF(ISNUMBER([.C591]);[.C591];0)+IF(ISNUMBER([.C721]);[.C721];0)+IF(ISNUMBER([.C2359]);[.C2359];0)" office:value-type="float" office:value="40011">
            <text:p>40,011</text:p>
          </table:table-cell>
          <table:table-cell table:style-name="ce20" table:formula="of:=IF(ISNUMBER([.D487]);[.D487];0)+IF(ISNUMBER([.D591]);[.D591];0)+IF(ISNUMBER([.D721]);[.D721];0)+IF(ISNUMBER([.D2359]);[.D2359];0)" office:value-type="float" office:value="5193">
            <text:p>5,193</text:p>
          </table:table-cell>
          <table:table-cell table:style-name="ce20" table:formula="of:=IF(ISNUMBER([.E487]);[.E487];0)+IF(ISNUMBER([.E591]);[.E591];0)+IF(ISNUMBER([.E721]);[.E721];0)+IF(ISNUMBER([.E2359]);[.E2359];0)" office:value-type="float" office:value="1490">
            <text:p>1,490</text:p>
          </table:table-cell>
          <table:table-cell table:style-name="ce20" table:formula="of:=IF(ISNUMBER([.F487]);[.F487];0)+IF(ISNUMBER([.F591]);[.F591];0)+IF(ISNUMBER([.F721]);[.F721];0)+IF(ISNUMBER([.F2359]);[.F2359];0)" office:value-type="float" office:value="1640">
            <text:p>1,640</text:p>
          </table:table-cell>
          <table:table-cell table:style-name="ce20" table:formula="of:=IF(ISNUMBER([.G487]);[.G487];0)+IF(ISNUMBER([.G591]);[.G591];0)+IF(ISNUMBER([.G721]);[.G721];0)+IF(ISNUMBER([.G2359]);[.G2359];0)" office:value-type="float" office:value="185">
            <text:p>185</text:p>
          </table:table-cell>
          <table:table-cell table:style-name="ce20" table:formula="of:=IF(ISNUMBER([.H487]);[.H487];0)+IF(ISNUMBER([.H591]);[.H591];0)+IF(ISNUMBER([.H721]);[.H721];0)+IF(ISNUMBER([.H2359]);[.H2359];0)" office:value-type="float" office:value="0">
            <text:p>0</text:p>
          </table:table-cell>
          <table:table-cell table:style-name="ce20" table:formula="of:=IF(ISNUMBER([.I487]);[.I487];0)+IF(ISNUMBER([.I591]);[.I591];0)+IF(ISNUMBER([.I721]);[.I721];0)+IF(ISNUMBER([.I2359]);[.I2359];0)" office:value-type="float" office:value="37">
            <text:p>37</text:p>
          </table:table-cell>
          <table:table-cell table:style-name="ce20" table:formula="of:=IF(ISNUMBER([.J487]);[.J487];0)+IF(ISNUMBER([.J591]);[.J591];0)+IF(ISNUMBER([.J721]);[.J721];0)+IF(ISNUMBER([.J2359]);[.J2359];0)" office:value-type="float" office:value="2228">
            <text:p>2,228</text:p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7"/>
          <table:table-cell table:style-name="Default" table:formula="of:=[.B488]" office:value-type="string" office:string-value="  Power Factor Correction or Improvement">
            <text:p><text:s text:c="2"/>Power Factor Correction or Improvement</text:p>
          </table:table-cell>
          <table:table-cell table:style-name="ce20" table:formula="of:=IF(ISNUMBER([.C488]);[.C488];0)+IF(ISNUMBER([.C592]);[.C592];0)+IF(ISNUMBER([.C722]);[.C722];0)+IF(ISNUMBER([.C2360]);[.C2360];0)" office:value-type="float" office:value="40517">
            <text:p>40,517</text:p>
          </table:table-cell>
          <table:table-cell table:style-name="ce20" table:formula="of:=IF(ISNUMBER([.D488]);[.D488];0)+IF(ISNUMBER([.D592]);[.D592];0)+IF(ISNUMBER([.D722]);[.D722];0)+IF(ISNUMBER([.D2360]);[.D2360];0)" office:value-type="float" office:value="4687">
            <text:p>4,687</text:p>
          </table:table-cell>
          <table:table-cell table:style-name="ce20" table:formula="of:=IF(ISNUMBER([.E488]);[.E488];0)+IF(ISNUMBER([.E592]);[.E592];0)+IF(ISNUMBER([.E722]);[.E722];0)+IF(ISNUMBER([.E2360]);[.E2360];0)" office:value-type="float" office:value="1016">
            <text:p>1,016</text:p>
          </table:table-cell>
          <table:table-cell table:style-name="ce20" table:formula="of:=IF(ISNUMBER([.F488]);[.F488];0)+IF(ISNUMBER([.F592]);[.F592];0)+IF(ISNUMBER([.F722]);[.F722];0)+IF(ISNUMBER([.F2360]);[.F2360];0)" office:value-type="float" office:value="1073">
            <text:p>1,073</text:p>
          </table:table-cell>
          <table:table-cell table:style-name="ce20" table:formula="of:=IF(ISNUMBER([.G488]);[.G488];0)+IF(ISNUMBER([.G592]);[.G592];0)+IF(ISNUMBER([.G722]);[.G722];0)+IF(ISNUMBER([.G2360]);[.G2360];0)" office:value-type="float" office:value="281">
            <text:p>281</text:p>
          </table:table-cell>
          <table:table-cell table:style-name="ce20" table:formula="of:=IF(ISNUMBER([.H488]);[.H488];0)+IF(ISNUMBER([.H592]);[.H592];0)+IF(ISNUMBER([.H722]);[.H722];0)+IF(ISNUMBER([.H2360]);[.H2360];0)" office:value-type="float" office:value="4">
            <text:p>4</text:p>
          </table:table-cell>
          <table:table-cell table:style-name="ce20" table:formula="of:=IF(ISNUMBER([.I488]);[.I488];0)+IF(ISNUMBER([.I592]);[.I592];0)+IF(ISNUMBER([.I722]);[.I722];0)+IF(ISNUMBER([.I2360]);[.I2360];0)" office:value-type="float" office:value="11">
            <text:p>11</text:p>
          </table:table-cell>
          <table:table-cell table:style-name="ce20" table:formula="of:=IF(ISNUMBER([.J488]);[.J488];0)+IF(ISNUMBER([.J592]);[.J592];0)+IF(ISNUMBER([.J722]);[.J722];0)+IF(ISNUMBER([.J2360]);[.J2360];0)" office:value-type="float" office:value="2306">
            <text:p>2,306</text:p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7"/>
          <table:table-cell table:style-name="Default" table:formula="of:=[.B489]" office:value-type="string" office:string-value="  Equipment Installation or Retrofit for the Primary Purpose of">
            <text:p><text:s text:c="2"/>Equipment Installation or Retrofit for the Primary Purpose of</text:p>
          </table:table-cell>
          <table:table-cell table:style-name="ce20" table:formula="of:=IF(ISNUMBER([.C489]);[.C489];0)+IF(ISNUMBER([.C593]);[.C593];0)+IF(ISNUMBER([.C723]);[.C723];0)+IF(ISNUMBER([.C2361]);[.C2361];0)" office:value-type="float" office:value="0">
            <text:p>0</text:p>
          </table:table-cell>
          <table:table-cell table:style-name="ce20" table:formula="of:=IF(ISNUMBER([.D489]);[.D489];0)+IF(ISNUMBER([.D593]);[.D593];0)+IF(ISNUMBER([.D723]);[.D723];0)+IF(ISNUMBER([.D2361]);[.D2361];0)" office:value-type="float" office:value="0">
            <text:p>0</text:p>
          </table:table-cell>
          <table:table-cell table:style-name="ce20" table:formula="of:=IF(ISNUMBER([.E489]);[.E489];0)+IF(ISNUMBER([.E593]);[.E593];0)+IF(ISNUMBER([.E723]);[.E723];0)+IF(ISNUMBER([.E2361]);[.E2361];0)" office:value-type="float" office:value="0">
            <text:p>0</text:p>
          </table:table-cell>
          <table:table-cell table:style-name="ce20" table:formula="of:=IF(ISNUMBER([.F489]);[.F489];0)+IF(ISNUMBER([.F593]);[.F593];0)+IF(ISNUMBER([.F723]);[.F723];0)+IF(ISNUMBER([.F2361]);[.F2361];0)" office:value-type="float" office:value="0">
            <text:p>0</text:p>
          </table:table-cell>
          <table:table-cell table:style-name="ce20" table:formula="of:=IF(ISNUMBER([.G489]);[.G489];0)+IF(ISNUMBER([.G593]);[.G593];0)+IF(ISNUMBER([.G723]);[.G723];0)+IF(ISNUMBER([.G2361]);[.G2361];0)" office:value-type="float" office:value="0">
            <text:p>0</text:p>
          </table:table-cell>
          <table:table-cell table:style-name="ce20" table:formula="of:=IF(ISNUMBER([.H489]);[.H489];0)+IF(ISNUMBER([.H593]);[.H593];0)+IF(ISNUMBER([.H723]);[.H723];0)+IF(ISNUMBER([.H2361]);[.H2361];0)" office:value-type="float" office:value="0">
            <text:p>0</text:p>
          </table:table-cell>
          <table:table-cell table:style-name="ce20" table:formula="of:=IF(ISNUMBER([.I489]);[.I489];0)+IF(ISNUMBER([.I593]);[.I593];0)+IF(ISNUMBER([.I723]);[.I723];0)+IF(ISNUMBER([.I2361]);[.I2361];0)" office:value-type="float" office:value="0">
            <text:p>0</text:p>
          </table:table-cell>
          <table:table-cell table:style-name="ce20" table:formula="of:=IF(ISNUMBER([.J489]);[.J489];0)+IF(ISNUMBER([.J593]);[.J593];0)+IF(ISNUMBER([.J723]);[.J723];0)+IF(ISNUMBER([.J2361]);[.J2361];0)" office:value-type="float" office:value="0">
            <text:p>0</text:p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7"/>
          <table:table-cell table:style-name="Default" table:formula="of:=[.B490]" office:value-type="string" office:string-value="    Using a Different Energy Source (c)">
            <text:p><text:s text:c="4"/>Using a Different Energy Source (c)</text:p>
          </table:table-cell>
          <table:table-cell table:style-name="ce20" table:formula="of:=IF(ISNUMBER([.C490]);[.C490];0)+IF(ISNUMBER([.C594]);[.C594];0)+IF(ISNUMBER([.C724]);[.C724];0)+IF(ISNUMBER([.C2362]);[.C2362];0)" office:value-type="float" office:value="42366">
            <text:p>42,366</text:p>
          </table:table-cell>
          <table:table-cell table:style-name="ce20" table:formula="of:=IF(ISNUMBER([.D490]);[.D490];0)+IF(ISNUMBER([.D594]);[.D594];0)+IF(ISNUMBER([.D724]);[.D724];0)+IF(ISNUMBER([.D2362]);[.D2362];0)" office:value-type="float" office:value="2838">
            <text:p>2,838</text:p>
          </table:table-cell>
          <table:table-cell table:style-name="ce20" table:formula="of:=IF(ISNUMBER([.E490]);[.E490];0)+IF(ISNUMBER([.E594]);[.E594];0)+IF(ISNUMBER([.E724]);[.E724];0)+IF(ISNUMBER([.E2362]);[.E2362];0)" office:value-type="float" office:value="343">
            <text:p>343</text:p>
          </table:table-cell>
          <table:table-cell table:style-name="ce20" table:formula="of:=IF(ISNUMBER([.F490]);[.F490];0)+IF(ISNUMBER([.F594]);[.F594];0)+IF(ISNUMBER([.F724]);[.F724];0)+IF(ISNUMBER([.F2362]);[.F2362];0)" office:value-type="float" office:value="86">
            <text:p>86</text:p>
          </table:table-cell>
          <table:table-cell table:style-name="ce20" table:formula="of:=IF(ISNUMBER([.G490]);[.G490];0)+IF(ISNUMBER([.G594]);[.G594];0)+IF(ISNUMBER([.G724]);[.G724];0)+IF(ISNUMBER([.G2362]);[.G2362];0)" office:value-type="float" office:value="223">
            <text:p>223</text:p>
          </table:table-cell>
          <table:table-cell table:style-name="ce20" table:formula="of:=IF(ISNUMBER([.H490]);[.H490];0)+IF(ISNUMBER([.H594]);[.H594];0)+IF(ISNUMBER([.H724]);[.H724];0)+IF(ISNUMBER([.H2362]);[.H2362];0)" office:value-type="float" office:value="4">
            <text:p>4</text:p>
          </table:table-cell>
          <table:table-cell table:style-name="ce20" table:formula="of:=IF(ISNUMBER([.I490]);[.I490];0)+IF(ISNUMBER([.I594]);[.I594];0)+IF(ISNUMBER([.I724]);[.I724];0)+IF(ISNUMBER([.I2362]);[.I2362];0)" office:value-type="float" office:value="5">
            <text:p>5</text:p>
          </table:table-cell>
          <table:table-cell table:style-name="ce20" table:formula="of:=IF(ISNUMBER([.J490]);[.J490];0)+IF(ISNUMBER([.J594]);[.J594];0)+IF(ISNUMBER([.J724]);[.J724];0)+IF(ISNUMBER([.J2362]);[.J2362];0)" office:value-type="float" office:value="1833">
            <text:p>1,833</text:p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7"/>
          <table:table-cell table:style-name="Default" table:formula="of:=[.B491]" office:value-type="string" office:string-value="  Standby Generation Program">
            <text:p><text:s text:c="2"/>Standby Generation Program</text:p>
          </table:table-cell>
          <table:table-cell table:style-name="ce20" table:formula="of:=IF(ISNUMBER([.C491]);[.C491];0)+IF(ISNUMBER([.C595]);[.C595];0)+IF(ISNUMBER([.C725]);[.C725];0)+IF(ISNUMBER([.C2363]);[.C2363];0)" office:value-type="float" office:value="42800">
            <text:p>42,800</text:p>
          </table:table-cell>
          <table:table-cell table:style-name="ce20" table:formula="of:=IF(ISNUMBER([.D491]);[.D491];0)+IF(ISNUMBER([.D595]);[.D595];0)+IF(ISNUMBER([.D725]);[.D725];0)+IF(ISNUMBER([.D2363]);[.D2363];0)" office:value-type="float" office:value="2404">
            <text:p>2,404</text:p>
          </table:table-cell>
          <table:table-cell table:style-name="ce20" table:formula="of:=IF(ISNUMBER([.E491]);[.E491];0)+IF(ISNUMBER([.E595]);[.E595];0)+IF(ISNUMBER([.E725]);[.E725];0)+IF(ISNUMBER([.E2363]);[.E2363];0)" office:value-type="float" office:value="186">
            <text:p>186</text:p>
          </table:table-cell>
          <table:table-cell table:style-name="ce20" table:formula="of:=IF(ISNUMBER([.F491]);[.F491];0)+IF(ISNUMBER([.F595]);[.F595];0)+IF(ISNUMBER([.F725]);[.F725];0)+IF(ISNUMBER([.F2363]);[.F2363];0)" office:value-type="float" office:value="89">
            <text:p>89</text:p>
          </table:table-cell>
          <table:table-cell table:style-name="ce20" table:formula="of:=IF(ISNUMBER([.G491]);[.G491];0)+IF(ISNUMBER([.G595]);[.G595];0)+IF(ISNUMBER([.G725]);[.G725];0)+IF(ISNUMBER([.G2363]);[.G2363];0)" office:value-type="float" office:value="8">
            <text:p>8</text:p>
          </table:table-cell>
          <table:table-cell table:style-name="ce20" table:formula="of:=IF(ISNUMBER([.H491]);[.H491];0)+IF(ISNUMBER([.H595]);[.H595];0)+IF(ISNUMBER([.H725]);[.H725];0)+IF(ISNUMBER([.H2363]);[.H2363];0)" office:value-type="float" office:value="0">
            <text:p>0</text:p>
          </table:table-cell>
          <table:table-cell table:style-name="ce20" table:formula="of:=IF(ISNUMBER([.I491]);[.I491];0)+IF(ISNUMBER([.I595]);[.I595];0)+IF(ISNUMBER([.I725]);[.I725];0)+IF(ISNUMBER([.I2363]);[.I2363];0)" office:value-type="float" office:value="0">
            <text:p>0</text:p>
          </table:table-cell>
          <table:table-cell table:style-name="ce20" table:formula="of:=IF(ISNUMBER([.J491]);[.J491];0)+IF(ISNUMBER([.J595]);[.J595];0)+IF(ISNUMBER([.J725]);[.J725];0)+IF(ISNUMBER([.J2363]);[.J2363];0)" office:value-type="float" office:value="1912">
            <text:p>1,912</text:p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7"/>
          <table:table-cell table:style-name="Default" table:formula="of:=[.B492]" office:value-type="string" office:string-value="  Special Rate Schedule (d)">
            <text:p><text:s text:c="2"/>Special Rate Schedule (d)</text:p>
          </table:table-cell>
          <table:table-cell table:style-name="ce20" table:formula="of:=IF(ISNUMBER([.C492]);[.C492];0)+IF(ISNUMBER([.C596]);[.C596];0)+IF(ISNUMBER([.C726]);[.C726];0)+IF(ISNUMBER([.C2364]);[.C2364];0)" office:value-type="float" office:value="40467">
            <text:p>40,467</text:p>
          </table:table-cell>
          <table:table-cell table:style-name="ce20" table:formula="of:=IF(ISNUMBER([.D492]);[.D492];0)+IF(ISNUMBER([.D596]);[.D596];0)+IF(ISNUMBER([.D726]);[.D726];0)+IF(ISNUMBER([.D2364]);[.D2364];0)" office:value-type="float" office:value="4737">
            <text:p>4,737</text:p>
          </table:table-cell>
          <table:table-cell table:style-name="ce20" table:formula="of:=IF(ISNUMBER([.E492]);[.E492];0)+IF(ISNUMBER([.E596]);[.E596];0)+IF(ISNUMBER([.E726]);[.E726];0)+IF(ISNUMBER([.E2364]);[.E2364];0)" office:value-type="float" office:value="0">
            <text:p>0</text:p>
          </table:table-cell>
          <table:table-cell table:style-name="ce20" table:formula="of:=IF(ISNUMBER([.F492]);[.F492];0)+IF(ISNUMBER([.F596]);[.F596];0)+IF(ISNUMBER([.F726]);[.F726];0)+IF(ISNUMBER([.F2364]);[.F2364];0)" office:value-type="float" office:value="2162">
            <text:p>2,162</text:p>
          </table:table-cell>
          <table:table-cell table:style-name="ce20" table:formula="of:=IF(ISNUMBER([.G492]);[.G492];0)+IF(ISNUMBER([.G596]);[.G596];0)+IF(ISNUMBER([.G726]);[.G726];0)+IF(ISNUMBER([.G2364]);[.G2364];0)" office:value-type="float" office:value="122">
            <text:p>122</text:p>
          </table:table-cell>
          <table:table-cell table:style-name="ce20" table:formula="of:=IF(ISNUMBER([.H492]);[.H492];0)+IF(ISNUMBER([.H596]);[.H596];0)+IF(ISNUMBER([.H726]);[.H726];0)+IF(ISNUMBER([.H2364]);[.H2364];0)" office:value-type="float" office:value="0">
            <text:p>0</text:p>
          </table:table-cell>
          <table:table-cell table:style-name="ce20" table:formula="of:=IF(ISNUMBER([.I492]);[.I492];0)+IF(ISNUMBER([.I596]);[.I596];0)+IF(ISNUMBER([.I726]);[.I726];0)+IF(ISNUMBER([.I2364]);[.I2364];0)" office:value-type="float" office:value="0">
            <text:p>0</text:p>
          </table:table-cell>
          <table:table-cell table:style-name="ce20" table:formula="of:=IF(ISNUMBER([.J492]);[.J492];0)+IF(ISNUMBER([.J596]);[.J596];0)+IF(ISNUMBER([.J726]);[.J726];0)+IF(ISNUMBER([.J2364]);[.J2364];0)" office:value-type="float" office:value="2517">
            <text:p>2,517</text:p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7"/>
          <table:table-cell table:style-name="Default" table:formula="of:=[.B493]" office:value-type="string" office:string-value="  Interval Metering (e) ">
            <text:p><text:s text:c="2"/>Interval Metering (e) </text:p>
          </table:table-cell>
          <table:table-cell table:style-name="ce20" table:formula="of:=IF(ISNUMBER([.C493]);[.C493];0)+IF(ISNUMBER([.C597]);[.C597];0)+IF(ISNUMBER([.C727]);[.C727];0)+IF(ISNUMBER([.C2365]);[.C2365];0)" office:value-type="float" office:value="42498">
            <text:p>42,498</text:p>
          </table:table-cell>
          <table:table-cell table:style-name="ce20" table:formula="of:=IF(ISNUMBER([.D493]);[.D493];0)+IF(ISNUMBER([.D597]);[.D597];0)+IF(ISNUMBER([.D727]);[.D727];0)+IF(ISNUMBER([.D2365]);[.D2365];0)" office:value-type="float" office:value="2706">
            <text:p>2,706</text:p>
          </table:table-cell>
          <table:table-cell table:style-name="ce20" table:formula="of:=IF(ISNUMBER([.E493]);[.E493];0)+IF(ISNUMBER([.E597]);[.E597];0)+IF(ISNUMBER([.E727]);[.E727];0)+IF(ISNUMBER([.E2365]);[.E2365];0)" office:value-type="float" office:value="0">
            <text:p>0</text:p>
          </table:table-cell>
          <table:table-cell table:style-name="ce20" table:formula="of:=IF(ISNUMBER([.F493]);[.F493];0)+IF(ISNUMBER([.F597]);[.F597];0)+IF(ISNUMBER([.F727]);[.F727];0)+IF(ISNUMBER([.F2365]);[.F2365];0)" office:value-type="float" office:value="447">
            <text:p>447</text:p>
          </table:table-cell>
          <table:table-cell table:style-name="ce20" table:formula="of:=IF(ISNUMBER([.G493]);[.G493];0)+IF(ISNUMBER([.G597]);[.G597];0)+IF(ISNUMBER([.G727]);[.G727];0)+IF(ISNUMBER([.G2365]);[.G2365];0)" office:value-type="float" office:value="41">
            <text:p>41</text:p>
          </table:table-cell>
          <table:table-cell table:style-name="ce20" table:formula="of:=IF(ISNUMBER([.H493]);[.H493];0)+IF(ISNUMBER([.H597]);[.H597];0)+IF(ISNUMBER([.H727]);[.H727];0)+IF(ISNUMBER([.H2365]);[.H2365];0)" office:value-type="float" office:value="0">
            <text:p>0</text:p>
          </table:table-cell>
          <table:table-cell table:style-name="ce20" table:formula="of:=IF(ISNUMBER([.I493]);[.I493];0)+IF(ISNUMBER([.I597]);[.I597];0)+IF(ISNUMBER([.I727]);[.I727];0)+IF(ISNUMBER([.I2365]);[.I2365];0)" office:value-type="float" office:value="0">
            <text:p>0</text:p>
          </table:table-cell>
          <table:table-cell table:style-name="ce20" table:formula="of:=IF(ISNUMBER([.J493]);[.J493];0)+IF(ISNUMBER([.J597]);[.J597];0)+IF(ISNUMBER([.J727]);[.J727];0)+IF(ISNUMBER([.J2365]);[.J2365];0)" office:value-type="float" office:value="1902">
            <text:p>1,902</text:p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7"/>
          <table:table-cell table:style-name="Default" table:formula="of:=[.B494]" office:value-type="string" office:string-value="  Equipment Installation or Retrofit for the Primary Purpose of ">
            <text:p><text:s text:c="2"/>Equipment Installation or Retrofit for the Primary Purpose of </text:p>
          </table:table-cell>
          <table:table-cell table:style-name="ce20" table:formula="of:=IF(ISNUMBER([.C494]);[.C494];0)+IF(ISNUMBER([.C598]);[.C598];0)+IF(ISNUMBER([.C728]);[.C728];0)+IF(ISNUMBER([.C2366]);[.C2366];0)" office:value-type="float" office:value="0">
            <text:p>0</text:p>
          </table:table-cell>
          <table:table-cell table:style-name="ce20" table:formula="of:=IF(ISNUMBER([.D494]);[.D494];0)+IF(ISNUMBER([.D598]);[.D598];0)+IF(ISNUMBER([.D728]);[.D728];0)+IF(ISNUMBER([.D2366]);[.D2366];0)" office:value-type="float" office:value="0">
            <text:p>0</text:p>
          </table:table-cell>
          <table:table-cell table:style-name="ce20" table:formula="of:=IF(ISNUMBER([.E494]);[.E494];0)+IF(ISNUMBER([.E598]);[.E598];0)+IF(ISNUMBER([.E728]);[.E728];0)+IF(ISNUMBER([.E2366]);[.E2366];0)" office:value-type="float" office:value="0">
            <text:p>0</text:p>
          </table:table-cell>
          <table:table-cell table:style-name="ce20" table:formula="of:=IF(ISNUMBER([.F494]);[.F494];0)+IF(ISNUMBER([.F598]);[.F598];0)+IF(ISNUMBER([.F728]);[.F728];0)+IF(ISNUMBER([.F2366]);[.F2366];0)" office:value-type="float" office:value="0">
            <text:p>0</text:p>
          </table:table-cell>
          <table:table-cell table:style-name="ce20" table:formula="of:=IF(ISNUMBER([.G494]);[.G494];0)+IF(ISNUMBER([.G598]);[.G598];0)+IF(ISNUMBER([.G728]);[.G728];0)+IF(ISNUMBER([.G2366]);[.G2366];0)" office:value-type="float" office:value="0">
            <text:p>0</text:p>
          </table:table-cell>
          <table:table-cell table:style-name="ce20" table:formula="of:=IF(ISNUMBER([.H494]);[.H494];0)+IF(ISNUMBER([.H598]);[.H598];0)+IF(ISNUMBER([.H728]);[.H728];0)+IF(ISNUMBER([.H2366]);[.H2366];0)" office:value-type="float" office:value="0">
            <text:p>0</text:p>
          </table:table-cell>
          <table:table-cell table:style-name="ce20" table:formula="of:=IF(ISNUMBER([.I494]);[.I494];0)+IF(ISNUMBER([.I598]);[.I598];0)+IF(ISNUMBER([.I728]);[.I728];0)+IF(ISNUMBER([.I2366]);[.I2366];0)" office:value-type="float" office:value="0">
            <text:p>0</text:p>
          </table:table-cell>
          <table:table-cell table:style-name="ce20" table:formula="of:=IF(ISNUMBER([.J494]);[.J494];0)+IF(ISNUMBER([.J598]);[.J598];0)+IF(ISNUMBER([.J728]);[.J728];0)+IF(ISNUMBER([.J2366]);[.J2366];0)" office:value-type="float" office:value="0">
            <text:p>0</text:p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7"/>
          <table:table-cell table:style-name="Default" table:formula="of:=[.B495]" office:value-type="string" office:string-value="    Improving Energy Efficiency Affecting:">
            <text:p><text:s text:c="4"/>Improving Energy Efficiency Affecting:</text:p>
          </table:table-cell>
          <table:table-cell table:style-name="ce20" table:formula="of:=IF(ISNUMBER([.C495]);[.C495];0)+IF(ISNUMBER([.C599]);[.C599];0)+IF(ISNUMBER([.C729]);[.C729];0)+IF(ISNUMBER([.C2367]);[.C2367];0)" office:value-type="float" office:value="0">
            <text:p>0</text:p>
          </table:table-cell>
          <table:table-cell table:style-name="ce20" table:formula="of:=IF(ISNUMBER([.D495]);[.D495];0)+IF(ISNUMBER([.D599]);[.D599];0)+IF(ISNUMBER([.D729]);[.D729];0)+IF(ISNUMBER([.D2367]);[.D2367];0)" office:value-type="float" office:value="0">
            <text:p>0</text:p>
          </table:table-cell>
          <table:table-cell table:style-name="ce20" table:formula="of:=IF(ISNUMBER([.E495]);[.E495];0)+IF(ISNUMBER([.E599]);[.E599];0)+IF(ISNUMBER([.E729]);[.E729];0)+IF(ISNUMBER([.E2367]);[.E2367];0)" office:value-type="float" office:value="0">
            <text:p>0</text:p>
          </table:table-cell>
          <table:table-cell table:style-name="ce20" table:formula="of:=IF(ISNUMBER([.F495]);[.F495];0)+IF(ISNUMBER([.F599]);[.F599];0)+IF(ISNUMBER([.F729]);[.F729];0)+IF(ISNUMBER([.F2367]);[.F2367];0)" office:value-type="float" office:value="0">
            <text:p>0</text:p>
          </table:table-cell>
          <table:table-cell table:style-name="ce20" table:formula="of:=IF(ISNUMBER([.G495]);[.G495];0)+IF(ISNUMBER([.G599]);[.G599];0)+IF(ISNUMBER([.G729]);[.G729];0)+IF(ISNUMBER([.G2367]);[.G2367];0)" office:value-type="float" office:value="0">
            <text:p>0</text:p>
          </table:table-cell>
          <table:table-cell table:style-name="ce20" table:formula="of:=IF(ISNUMBER([.H495]);[.H495];0)+IF(ISNUMBER([.H599]);[.H599];0)+IF(ISNUMBER([.H729]);[.H729];0)+IF(ISNUMBER([.H2367]);[.H2367];0)" office:value-type="float" office:value="0">
            <text:p>0</text:p>
          </table:table-cell>
          <table:table-cell table:style-name="ce20" table:formula="of:=IF(ISNUMBER([.I495]);[.I495];0)+IF(ISNUMBER([.I599]);[.I599];0)+IF(ISNUMBER([.I729]);[.I729];0)+IF(ISNUMBER([.I2367]);[.I2367];0)" office:value-type="float" office:value="0">
            <text:p>0</text:p>
          </table:table-cell>
          <table:table-cell table:style-name="ce20" table:formula="of:=IF(ISNUMBER([.J495]);[.J495];0)+IF(ISNUMBER([.J599]);[.J599];0)+IF(ISNUMBER([.J729]);[.J729];0)+IF(ISNUMBER([.J2367]);[.J2367];0)" office:value-type="float" office:value="0">
            <text:p>0</text:p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7"/>
          <table:table-cell table:style-name="Default" table:formula="of:=[.B496]" office:value-type="string" office:string-value="    Steam Production/System (f)">
            <text:p><text:s text:c="4"/>Steam Production/System (f)</text:p>
          </table:table-cell>
          <table:table-cell table:style-name="ce20" table:formula="of:=IF(ISNUMBER([.C496]);[.C496];0)+IF(ISNUMBER([.C600]);[.C600];0)+IF(ISNUMBER([.C730]);[.C730];0)+IF(ISNUMBER([.C2368]);[.C2368];0)" office:value-type="float" office:value="42543">
            <text:p>42,543</text:p>
          </table:table-cell>
          <table:table-cell table:style-name="ce20" table:formula="of:=IF(ISNUMBER([.D496]);[.D496];0)+IF(ISNUMBER([.D600]);[.D600];0)+IF(ISNUMBER([.D730]);[.D730];0)+IF(ISNUMBER([.D2368]);[.D2368];0)" office:value-type="float" office:value="2661">
            <text:p>2,661</text:p>
          </table:table-cell>
          <table:table-cell table:style-name="ce20" table:formula="of:=IF(ISNUMBER([.E496]);[.E496];0)+IF(ISNUMBER([.E600]);[.E600];0)+IF(ISNUMBER([.E730]);[.E730];0)+IF(ISNUMBER([.E2368]);[.E2368];0)" office:value-type="float" office:value="654">
            <text:p>654</text:p>
          </table:table-cell>
          <table:table-cell table:style-name="ce20" table:formula="of:=IF(ISNUMBER([.F496]);[.F496];0)+IF(ISNUMBER([.F600]);[.F600];0)+IF(ISNUMBER([.F730]);[.F730];0)+IF(ISNUMBER([.F2368]);[.F2368];0)" office:value-type="float" office:value="19">
            <text:p>19</text:p>
          </table:table-cell>
          <table:table-cell table:style-name="ce20" table:formula="of:=IF(ISNUMBER([.G496]);[.G496];0)+IF(ISNUMBER([.G600]);[.G600];0)+IF(ISNUMBER([.G730]);[.G730];0)+IF(ISNUMBER([.G2368]);[.G2368];0)" office:value-type="float" office:value="295">
            <text:p>295</text:p>
          </table:table-cell>
          <table:table-cell table:style-name="ce20" table:formula="of:=IF(ISNUMBER([.H496]);[.H496];0)+IF(ISNUMBER([.H600]);[.H600];0)+IF(ISNUMBER([.H730]);[.H730];0)+IF(ISNUMBER([.H2368]);[.H2368];0)" office:value-type="float" office:value="5">
            <text:p>5</text:p>
          </table:table-cell>
          <table:table-cell table:style-name="ce20" table:formula="of:=IF(ISNUMBER([.I496]);[.I496];0)+IF(ISNUMBER([.I600]);[.I600];0)+IF(ISNUMBER([.I730]);[.I730];0)+IF(ISNUMBER([.I2368]);[.I2368];0)" office:value-type="float" office:value="9">
            <text:p>9</text:p>
          </table:table-cell>
          <table:table-cell table:style-name="ce20" table:formula="of:=IF(ISNUMBER([.J496]);[.J496];0)+IF(ISNUMBER([.J600]);[.J600];0)+IF(ISNUMBER([.J730]);[.J730];0)+IF(ISNUMBER([.J2368]);[.J2368];0)" office:value-type="float" office:value="1602">
            <text:p>1,602</text:p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7"/>
          <table:table-cell table:style-name="Default" table:formula="of:=[.B497]" office:value-type="string" office:string-value="    Compressed Air Systems (g)">
            <text:p><text:s text:c="4"/>Compressed Air Systems (g)</text:p>
          </table:table-cell>
          <table:table-cell table:style-name="ce20" table:formula="of:=IF(ISNUMBER([.C497]);[.C497];0)+IF(ISNUMBER([.C601]);[.C601];0)+IF(ISNUMBER([.C731]);[.C731];0)+IF(ISNUMBER([.C2369]);[.C2369];0)" office:value-type="float" office:value="38513">
            <text:p>38,513</text:p>
          </table:table-cell>
          <table:table-cell table:style-name="ce20" table:formula="of:=IF(ISNUMBER([.D497]);[.D497];0)+IF(ISNUMBER([.D601]);[.D601];0)+IF(ISNUMBER([.D731]);[.D731];0)+IF(ISNUMBER([.D2369]);[.D2369];0)" office:value-type="float" office:value="6691">
            <text:p>6,691</text:p>
          </table:table-cell>
          <table:table-cell table:style-name="ce20" table:formula="of:=IF(ISNUMBER([.E497]);[.E497];0)+IF(ISNUMBER([.E601]);[.E601];0)+IF(ISNUMBER([.E731]);[.E731];0)+IF(ISNUMBER([.E2369]);[.E2369];0)" office:value-type="float" office:value="4356">
            <text:p>4,356</text:p>
          </table:table-cell>
          <table:table-cell table:style-name="ce20" table:formula="of:=IF(ISNUMBER([.F497]);[.F497];0)+IF(ISNUMBER([.F601]);[.F601];0)+IF(ISNUMBER([.F731]);[.F731];0)+IF(ISNUMBER([.F2369]);[.F2369];0)" office:value-type="float" office:value="102">
            <text:p>102</text:p>
          </table:table-cell>
          <table:table-cell table:style-name="ce20" table:formula="of:=IF(ISNUMBER([.G497]);[.G497];0)+IF(ISNUMBER([.G601]);[.G601];0)+IF(ISNUMBER([.G731]);[.G731];0)+IF(ISNUMBER([.G2369]);[.G2369];0)" office:value-type="float" office:value="757">
            <text:p>757</text:p>
          </table:table-cell>
          <table:table-cell table:style-name="ce20" table:formula="of:=IF(ISNUMBER([.H497]);[.H497];0)+IF(ISNUMBER([.H601]);[.H601];0)+IF(ISNUMBER([.H731]);[.H731];0)+IF(ISNUMBER([.H2369]);[.H2369];0)" office:value-type="float" office:value="6">
            <text:p>6</text:p>
          </table:table-cell>
          <table:table-cell table:style-name="ce20" table:formula="of:=IF(ISNUMBER([.I497]);[.I497];0)+IF(ISNUMBER([.I601]);[.I601];0)+IF(ISNUMBER([.I731]);[.I731];0)+IF(ISNUMBER([.I2369]);[.I2369];0)" office:value-type="float" office:value="30">
            <text:p>30</text:p>
          </table:table-cell>
          <table:table-cell table:style-name="ce20" table:formula="of:=IF(ISNUMBER([.J497]);[.J497];0)+IF(ISNUMBER([.J601]);[.J601];0)+IF(ISNUMBER([.J731]);[.J731];0)+IF(ISNUMBER([.J2369]);[.J2369];0)" office:value-type="float" office:value="1825">
            <text:p>1,825</text:p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7"/>
          <table:table-cell table:style-name="Default" table:formula="of:=[.B498]" office:value-type="string" office:string-value="    Direct/Indirect Process Heating">
            <text:p><text:s text:c="4"/>Direct/Indirect Process Heating</text:p>
          </table:table-cell>
          <table:table-cell table:style-name="ce20" table:formula="of:=IF(ISNUMBER([.C498]);[.C498];0)+IF(ISNUMBER([.C602]);[.C602];0)+IF(ISNUMBER([.C732]);[.C732];0)+IF(ISNUMBER([.C2370]);[.C2370];0)" office:value-type="float" office:value="42250">
            <text:p>42,250</text:p>
          </table:table-cell>
          <table:table-cell table:style-name="ce20" table:formula="of:=IF(ISNUMBER([.D498]);[.D498];0)+IF(ISNUMBER([.D602]);[.D602];0)+IF(ISNUMBER([.D732]);[.D732];0)+IF(ISNUMBER([.D2370]);[.D2370];0)" office:value-type="float" office:value="2954">
            <text:p>2,954</text:p>
          </table:table-cell>
          <table:table-cell table:style-name="ce20" table:formula="of:=IF(ISNUMBER([.E498]);[.E498];0)+IF(ISNUMBER([.E602]);[.E602];0)+IF(ISNUMBER([.E732]);[.E732];0)+IF(ISNUMBER([.E2370]);[.E2370];0)" office:value-type="float" office:value="683">
            <text:p>683</text:p>
          </table:table-cell>
          <table:table-cell table:style-name="ce20" table:formula="of:=IF(ISNUMBER([.F498]);[.F498];0)+IF(ISNUMBER([.F602]);[.F602];0)+IF(ISNUMBER([.F732]);[.F732];0)+IF(ISNUMBER([.F2370]);[.F2370];0)" office:value-type="float" office:value="3">
            <text:p>3</text:p>
          </table:table-cell>
          <table:table-cell table:style-name="ce20" table:formula="of:=IF(ISNUMBER([.G498]);[.G498];0)+IF(ISNUMBER([.G602]);[.G602];0)+IF(ISNUMBER([.G732]);[.G732];0)+IF(ISNUMBER([.G2370]);[.G2370];0)" office:value-type="float" office:value="168">
            <text:p>168</text:p>
          </table:table-cell>
          <table:table-cell table:style-name="ce20" table:formula="of:=IF(ISNUMBER([.H498]);[.H498];0)+IF(ISNUMBER([.H602]);[.H602];0)+IF(ISNUMBER([.H732]);[.H732];0)+IF(ISNUMBER([.H2370]);[.H2370];0)" office:value-type="float" office:value="4">
            <text:p>4</text:p>
          </table:table-cell>
          <table:table-cell table:style-name="ce20" table:formula="of:=IF(ISNUMBER([.I498]);[.I498];0)+IF(ISNUMBER([.I602]);[.I602];0)+IF(ISNUMBER([.I732]);[.I732];0)+IF(ISNUMBER([.I2370]);[.I2370];0)" office:value-type="float" office:value="4">
            <text:p>4</text:p>
          </table:table-cell>
          <table:table-cell table:style-name="ce20" table:formula="of:=IF(ISNUMBER([.J498]);[.J498];0)+IF(ISNUMBER([.J602]);[.J602];0)+IF(ISNUMBER([.J732]);[.J732];0)+IF(ISNUMBER([.J2370]);[.J2370];0)" office:value-type="float" office:value="1807">
            <text:p>1,807</text:p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7"/>
          <table:table-cell table:style-name="Default" table:formula="of:=[.B499]" office:value-type="string" office:string-value="    Direct Process Cooling, Refrigeration">
            <text:p><text:s text:c="4"/>Direct Process Cooling, Refrigeration</text:p>
          </table:table-cell>
          <table:table-cell table:style-name="ce20" table:formula="of:=IF(ISNUMBER([.C499]);[.C499];0)+IF(ISNUMBER([.C603]);[.C603];0)+IF(ISNUMBER([.C733]);[.C733];0)+IF(ISNUMBER([.C2371]);[.C2371];0)" office:value-type="float" office:value="43021">
            <text:p>43,021</text:p>
          </table:table-cell>
          <table:table-cell table:style-name="ce20" table:formula="of:=IF(ISNUMBER([.D499]);[.D499];0)+IF(ISNUMBER([.D603]);[.D603];0)+IF(ISNUMBER([.D733]);[.D733];0)+IF(ISNUMBER([.D2371]);[.D2371];0)" office:value-type="float" office:value="2183">
            <text:p>2,183</text:p>
          </table:table-cell>
          <table:table-cell table:style-name="ce20" table:formula="of:=IF(ISNUMBER([.E499]);[.E499];0)+IF(ISNUMBER([.E603]);[.E603];0)+IF(ISNUMBER([.E733]);[.E733];0)+IF(ISNUMBER([.E2371]);[.E2371];0)" office:value-type="float" office:value="221">
            <text:p>221</text:p>
          </table:table-cell>
          <table:table-cell table:style-name="ce20" table:formula="of:=IF(ISNUMBER([.F499]);[.F499];0)+IF(ISNUMBER([.F603]);[.F603];0)+IF(ISNUMBER([.F733]);[.F733];0)+IF(ISNUMBER([.F2371]);[.F2371];0)" office:value-type="float" office:value="0">
            <text:p>0</text:p>
          </table:table-cell>
          <table:table-cell table:style-name="ce20" table:formula="of:=IF(ISNUMBER([.G499]);[.G499];0)+IF(ISNUMBER([.G603]);[.G603];0)+IF(ISNUMBER([.G733]);[.G733];0)+IF(ISNUMBER([.G2371]);[.G2371];0)" office:value-type="float" office:value="83">
            <text:p>83</text:p>
          </table:table-cell>
          <table:table-cell table:style-name="ce20" table:formula="of:=IF(ISNUMBER([.H499]);[.H499];0)+IF(ISNUMBER([.H603]);[.H603];0)+IF(ISNUMBER([.H733]);[.H733];0)+IF(ISNUMBER([.H2371]);[.H2371];0)" office:value-type="float" office:value="0">
            <text:p>0</text:p>
          </table:table-cell>
          <table:table-cell table:style-name="ce20" table:formula="of:=IF(ISNUMBER([.I499]);[.I499];0)+IF(ISNUMBER([.I603]);[.I603];0)+IF(ISNUMBER([.I733]);[.I733];0)+IF(ISNUMBER([.I2371]);[.I2371];0)" office:value-type="float" office:value="0">
            <text:p>0</text:p>
          </table:table-cell>
          <table:table-cell table:style-name="ce20" table:formula="of:=IF(ISNUMBER([.J499]);[.J499];0)+IF(ISNUMBER([.J603]);[.J603];0)+IF(ISNUMBER([.J733]);[.J733];0)+IF(ISNUMBER([.J2371]);[.J2371];0)" office:value-type="float" office:value="1479">
            <text:p>1,479</text:p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7"/>
          <table:table-cell table:style-name="Default" table:formula="of:=[.B500]" office:value-type="string" office:string-value="    Direct Machine Drive (h)">
            <text:p><text:s text:c="4"/>Direct Machine Drive (h)</text:p>
          </table:table-cell>
          <table:table-cell table:style-name="ce20" table:formula="of:=IF(ISNUMBER([.C500]);[.C500];0)+IF(ISNUMBER([.C604]);[.C604];0)+IF(ISNUMBER([.C734]);[.C734];0)+IF(ISNUMBER([.C2372]);[.C2372];0)" office:value-type="float" office:value="40343">
            <text:p>40,343</text:p>
          </table:table-cell>
          <table:table-cell table:style-name="ce20" table:formula="of:=IF(ISNUMBER([.D500]);[.D500];0)+IF(ISNUMBER([.D604]);[.D604];0)+IF(ISNUMBER([.D734]);[.D734];0)+IF(ISNUMBER([.D2372]);[.D2372];0)" office:value-type="float" office:value="4861">
            <text:p>4,861</text:p>
          </table:table-cell>
          <table:table-cell table:style-name="ce20" table:formula="of:=IF(ISNUMBER([.E500]);[.E500];0)+IF(ISNUMBER([.E604]);[.E604];0)+IF(ISNUMBER([.E734]);[.E734];0)+IF(ISNUMBER([.E2372]);[.E2372];0)" office:value-type="float" office:value="2714">
            <text:p>2,714</text:p>
          </table:table-cell>
          <table:table-cell table:style-name="ce20" table:formula="of:=IF(ISNUMBER([.F500]);[.F500];0)+IF(ISNUMBER([.F604]);[.F604];0)+IF(ISNUMBER([.F734]);[.F734];0)+IF(ISNUMBER([.F2372]);[.F2372];0)" office:value-type="float" office:value="162">
            <text:p>162</text:p>
          </table:table-cell>
          <table:table-cell table:style-name="ce20" table:formula="of:=IF(ISNUMBER([.G500]);[.G500];0)+IF(ISNUMBER([.G604]);[.G604];0)+IF(ISNUMBER([.G734]);[.G734];0)+IF(ISNUMBER([.G2372]);[.G2372];0)" office:value-type="float" office:value="391">
            <text:p>391</text:p>
          </table:table-cell>
          <table:table-cell table:style-name="ce20" table:formula="of:=IF(ISNUMBER([.H500]);[.H500];0)+IF(ISNUMBER([.H604]);[.H604];0)+IF(ISNUMBER([.H734]);[.H734];0)+IF(ISNUMBER([.H2372]);[.H2372];0)" office:value-type="float" office:value="8">
            <text:p>8</text:p>
          </table:table-cell>
          <table:table-cell table:style-name="ce20" table:formula="of:=IF(ISNUMBER([.I500]);[.I500];0)+IF(ISNUMBER([.I604]);[.I604];0)+IF(ISNUMBER([.I734]);[.I734];0)+IF(ISNUMBER([.I2372]);[.I2372];0)" office:value-type="float" office:value="28">
            <text:p>28</text:p>
          </table:table-cell>
          <table:table-cell table:style-name="ce20" table:formula="of:=IF(ISNUMBER([.J500]);[.J500];0)+IF(ISNUMBER([.J604]);[.J604];0)+IF(ISNUMBER([.J734]);[.J734];0)+IF(ISNUMBER([.J2372]);[.J2372];0)" office:value-type="float" office:value="1602">
            <text:p>1,602</text:p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7"/>
          <table:table-cell table:style-name="Default" table:formula="of:=[.B501]" office:value-type="string" office:string-value="    Facility HVAC (i)">
            <text:p><text:s text:c="4"/>Facility HVAC (i)</text:p>
          </table:table-cell>
          <table:table-cell table:style-name="ce20" table:formula="of:=IF(ISNUMBER([.C501]);[.C501];0)+IF(ISNUMBER([.C605]);[.C605];0)+IF(ISNUMBER([.C735]);[.C735];0)+IF(ISNUMBER([.C2373]);[.C2373];0)" office:value-type="float" office:value="38935">
            <text:p>38,935</text:p>
          </table:table-cell>
          <table:table-cell table:style-name="ce20" table:formula="of:=IF(ISNUMBER([.D501]);[.D501];0)+IF(ISNUMBER([.D605]);[.D605];0)+IF(ISNUMBER([.D735]);[.D735];0)+IF(ISNUMBER([.D2373]);[.D2373];0)" office:value-type="float" office:value="6269">
            <text:p>6,269</text:p>
          </table:table-cell>
          <table:table-cell table:style-name="ce20" table:formula="of:=IF(ISNUMBER([.E501]);[.E501];0)+IF(ISNUMBER([.E605]);[.E605];0)+IF(ISNUMBER([.E735]);[.E735];0)+IF(ISNUMBER([.E2373]);[.E2373];0)" office:value-type="float" office:value="2197">
            <text:p>2,197</text:p>
          </table:table-cell>
          <table:table-cell table:style-name="ce20" table:formula="of:=IF(ISNUMBER([.F501]);[.F501];0)+IF(ISNUMBER([.F605]);[.F605];0)+IF(ISNUMBER([.F735]);[.F735];0)+IF(ISNUMBER([.F2373]);[.F2373];0)" office:value-type="float" office:value="389">
            <text:p>389</text:p>
          </table:table-cell>
          <table:table-cell table:style-name="ce20" table:formula="of:=IF(ISNUMBER([.G501]);[.G501];0)+IF(ISNUMBER([.G605]);[.G605];0)+IF(ISNUMBER([.G735]);[.G735];0)+IF(ISNUMBER([.G2373]);[.G2373];0)" office:value-type="float" office:value="1326">
            <text:p>1,326</text:p>
          </table:table-cell>
          <table:table-cell table:style-name="ce20" table:formula="of:=IF(ISNUMBER([.H501]);[.H501];0)+IF(ISNUMBER([.H605]);[.H605];0)+IF(ISNUMBER([.H735]);[.H735];0)+IF(ISNUMBER([.H2373]);[.H2373];0)" office:value-type="float" office:value="0">
            <text:p>0</text:p>
          </table:table-cell>
          <table:table-cell table:style-name="ce20" table:formula="of:=IF(ISNUMBER([.I501]);[.I501];0)+IF(ISNUMBER([.I605]);[.I605];0)+IF(ISNUMBER([.I735]);[.I735];0)+IF(ISNUMBER([.I2373]);[.I2373];0)" office:value-type="float" office:value="8">
            <text:p>8</text:p>
          </table:table-cell>
          <table:table-cell table:style-name="ce20" table:formula="of:=IF(ISNUMBER([.J501]);[.J501];0)+IF(ISNUMBER([.J605]);[.J605];0)+IF(ISNUMBER([.J735]);[.J735];0)+IF(ISNUMBER([.J2373]);[.J2373];0)" office:value-type="float" office:value="2487">
            <text:p>2,487</text:p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7"/>
          <table:table-cell table:style-name="Default" table:formula="of:=[.B502]" office:value-type="string" office:string-value="    Facility Lighting">
            <text:p><text:s text:c="4"/>Facility Lighting</text:p>
          </table:table-cell>
          <table:table-cell table:style-name="ce20" table:formula="of:=IF(ISNUMBER([.C502]);[.C502];0)+IF(ISNUMBER([.C606]);[.C606];0)+IF(ISNUMBER([.C736]);[.C736];0)+IF(ISNUMBER([.C2374]);[.C2374];0)" office:value-type="float" office:value="37790">
            <text:p>37,790</text:p>
          </table:table-cell>
          <table:table-cell table:style-name="ce20" table:formula="of:=IF(ISNUMBER([.D502]);[.D502];0)+IF(ISNUMBER([.D606]);[.D606];0)+IF(ISNUMBER([.D736]);[.D736];0)+IF(ISNUMBER([.D2374]);[.D2374];0)" office:value-type="float" office:value="7414">
            <text:p>7,414</text:p>
          </table:table-cell>
          <table:table-cell table:style-name="ce20" table:formula="of:=IF(ISNUMBER([.E502]);[.E502];0)+IF(ISNUMBER([.E606]);[.E606];0)+IF(ISNUMBER([.E736]);[.E736];0)+IF(ISNUMBER([.E2374]);[.E2374];0)" office:value-type="float" office:value="3315">
            <text:p>3,315</text:p>
          </table:table-cell>
          <table:table-cell table:style-name="ce20" table:formula="of:=IF(ISNUMBER([.F502]);[.F502];0)+IF(ISNUMBER([.F606]);[.F606];0)+IF(ISNUMBER([.F736]);[.F736];0)+IF(ISNUMBER([.F2374]);[.F2374];0)" office:value-type="float" office:value="878">
            <text:p>878</text:p>
          </table:table-cell>
          <table:table-cell table:style-name="ce20" table:formula="of:=IF(ISNUMBER([.G502]);[.G502];0)+IF(ISNUMBER([.G606]);[.G606];0)+IF(ISNUMBER([.G736]);[.G736];0)+IF(ISNUMBER([.G2374]);[.G2374];0)" office:value-type="float" office:value="1198">
            <text:p>1,198</text:p>
          </table:table-cell>
          <table:table-cell table:style-name="ce20" table:formula="of:=IF(ISNUMBER([.H502]);[.H502];0)+IF(ISNUMBER([.H606]);[.H606];0)+IF(ISNUMBER([.H736]);[.H736];0)+IF(ISNUMBER([.H2374]);[.H2374];0)" office:value-type="float" office:value="13">
            <text:p>13</text:p>
          </table:table-cell>
          <table:table-cell table:style-name="ce20" table:formula="of:=IF(ISNUMBER([.I502]);[.I502];0)+IF(ISNUMBER([.I606]);[.I606];0)+IF(ISNUMBER([.I736]);[.I736];0)+IF(ISNUMBER([.I2374]);[.I2374];0)" office:value-type="float" office:value="42">
            <text:p>42</text:p>
          </table:table-cell>
          <table:table-cell table:style-name="ce20" table:formula="of:=IF(ISNUMBER([.J502]);[.J502];0)+IF(ISNUMBER([.J606]);[.J606];0)+IF(ISNUMBER([.J736]);[.J736];0)+IF(ISNUMBER([.J2374]);[.J2374];0)" office:value-type="float" office:value="2444">
            <text:p>2,444</text:p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7"/>
          <table:table-cell table:style-name="Default" table:formula="of:=[.B503]" office:value-type="string" office:string-value="Receiving energy-management support in the form of:">
            <text:p>Receiving energy-management support in the form of:</text:p>
          </table:table-cell>
          <table:table-cell table:style-name="ce20" table:formula="of:=IF(ISNUMBER([.C503]);[.C503];0)+IF(ISNUMBER([.C607]);[.C607];0)+IF(ISNUMBER([.C737]);[.C737];0)+IF(ISNUMBER([.C2375]);[.C2375];0)" office:value-type="float" office:value="0">
            <text:p>0</text:p>
          </table:table-cell>
          <table:table-cell table:style-name="ce20" table:formula="of:=IF(ISNUMBER([.D503]);[.D503];0)+IF(ISNUMBER([.D607]);[.D607];0)+IF(ISNUMBER([.D737]);[.D737];0)+IF(ISNUMBER([.D2375]);[.D2375];0)" office:value-type="float" office:value="0">
            <text:p>0</text:p>
          </table:table-cell>
          <table:table-cell table:style-name="ce20" table:formula="of:=IF(ISNUMBER([.E503]);[.E503];0)+IF(ISNUMBER([.E607]);[.E607];0)+IF(ISNUMBER([.E737]);[.E737];0)+IF(ISNUMBER([.E2375]);[.E2375];0)" office:value-type="float" office:value="0">
            <text:p>0</text:p>
          </table:table-cell>
          <table:table-cell table:style-name="ce20" table:formula="of:=IF(ISNUMBER([.F503]);[.F503];0)+IF(ISNUMBER([.F607]);[.F607];0)+IF(ISNUMBER([.F737]);[.F737];0)+IF(ISNUMBER([.F2375]);[.F2375];0)" office:value-type="float" office:value="0">
            <text:p>0</text:p>
          </table:table-cell>
          <table:table-cell table:style-name="ce20" table:formula="of:=IF(ISNUMBER([.G503]);[.G503];0)+IF(ISNUMBER([.G607]);[.G607];0)+IF(ISNUMBER([.G737]);[.G737];0)+IF(ISNUMBER([.G2375]);[.G2375];0)" office:value-type="float" office:value="0">
            <text:p>0</text:p>
          </table:table-cell>
          <table:table-cell table:style-name="ce20" table:formula="of:=IF(ISNUMBER([.H503]);[.H503];0)+IF(ISNUMBER([.H607]);[.H607];0)+IF(ISNUMBER([.H737]);[.H737];0)+IF(ISNUMBER([.H2375]);[.H2375];0)" office:value-type="float" office:value="0">
            <text:p>0</text:p>
          </table:table-cell>
          <table:table-cell table:style-name="ce20" table:formula="of:=IF(ISNUMBER([.I503]);[.I503];0)+IF(ISNUMBER([.I607]);[.I607];0)+IF(ISNUMBER([.I737]);[.I737];0)+IF(ISNUMBER([.I2375]);[.I2375];0)" office:value-type="float" office:value="0">
            <text:p>0</text:p>
          </table:table-cell>
          <table:table-cell table:style-name="ce20" table:formula="of:=IF(ISNUMBER([.J503]);[.J503];0)+IF(ISNUMBER([.J607]);[.J607];0)+IF(ISNUMBER([.J737]);[.J737];0)+IF(ISNUMBER([.J2375]);[.J2375];0)" office:value-type="float" office:value="0">
            <text:p>0</text:p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7"/>
          <table:table-cell table:style-name="Default" table:formula="of:=[.B504]" office:value-type="string" office:string-value="    Technical Assistance (j)">
            <text:p><text:s text:c="4"/>Technical Assistance (j)</text:p>
          </table:table-cell>
          <table:table-cell table:style-name="ce20" table:formula="of:=IF(ISNUMBER([.C504]);[.C504];0)+IF(ISNUMBER([.C608]);[.C608];0)+IF(ISNUMBER([.C738]);[.C738];0)+IF(ISNUMBER([.C2376]);[.C2376];0)" office:value-type="float" office:value="39274">
            <text:p>39,274</text:p>
          </table:table-cell>
          <table:table-cell table:style-name="ce20" table:formula="of:=IF(ISNUMBER([.D504]);[.D504];0)+IF(ISNUMBER([.D608]);[.D608];0)+IF(ISNUMBER([.D738]);[.D738];0)+IF(ISNUMBER([.D2376]);[.D2376];0)" office:value-type="float" office:value="5930">
            <text:p>5,930</text:p>
          </table:table-cell>
          <table:table-cell table:style-name="ce20" table:formula="of:=IF(ISNUMBER([.E504]);[.E504];0)+IF(ISNUMBER([.E608]);[.E608];0)+IF(ISNUMBER([.E738]);[.E738];0)+IF(ISNUMBER([.E2376]);[.E2376];0)" office:value-type="float" office:value="1585">
            <text:p>1,585</text:p>
          </table:table-cell>
          <table:table-cell table:style-name="ce20" table:formula="of:=IF(ISNUMBER([.F504]);[.F504];0)+IF(ISNUMBER([.F608]);[.F608];0)+IF(ISNUMBER([.F738]);[.F738];0)+IF(ISNUMBER([.F2376]);[.F2376];0)" office:value-type="float" office:value="1434">
            <text:p>1,434</text:p>
          </table:table-cell>
          <table:table-cell table:style-name="ce20" table:formula="of:=IF(ISNUMBER([.G504]);[.G504];0)+IF(ISNUMBER([.G608]);[.G608];0)+IF(ISNUMBER([.G738]);[.G738];0)+IF(ISNUMBER([.G2376]);[.G2376];0)" office:value-type="float" office:value="1703">
            <text:p>1,703</text:p>
          </table:table-cell>
          <table:table-cell table:style-name="ce20" table:formula="of:=IF(ISNUMBER([.H504]);[.H504];0)+IF(ISNUMBER([.H608]);[.H608];0)+IF(ISNUMBER([.H738]);[.H738];0)+IF(ISNUMBER([.H2376]);[.H2376];0)" office:value-type="float" office:value="14">
            <text:p>14</text:p>
          </table:table-cell>
          <table:table-cell table:style-name="ce20" table:formula="of:=IF(ISNUMBER([.I504]);[.I504];0)+IF(ISNUMBER([.I608]);[.I608];0)+IF(ISNUMBER([.I738]);[.I738];0)+IF(ISNUMBER([.I2376]);[.I2376];0)" office:value-type="float" office:value="135">
            <text:p>135</text:p>
          </table:table-cell>
          <table:table-cell table:style-name="ce20" table:formula="of:=IF(ISNUMBER([.J504]);[.J504];0)+IF(ISNUMBER([.J608]);[.J608];0)+IF(ISNUMBER([.J738]);[.J738];0)+IF(ISNUMBER([.J2376]);[.J2376];0)" office:value-type="float" office:value="1971">
            <text:p>1,971</text:p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7"/>
          <table:table-cell table:style-name="Default" table:formula="of:=[.B505]" office:value-type="string" office:string-value="    Technical Information (k)">
            <text:p><text:s text:c="4"/>Technical Information (k)</text:p>
          </table:table-cell>
          <table:table-cell table:style-name="ce20" table:formula="of:=IF(ISNUMBER([.C505]);[.C505];0)+IF(ISNUMBER([.C609]);[.C609];0)+IF(ISNUMBER([.C739]);[.C739];0)+IF(ISNUMBER([.C2377]);[.C2377];0)" office:value-type="float" office:value="42340">
            <text:p>42,340</text:p>
          </table:table-cell>
          <table:table-cell table:style-name="ce20" table:formula="of:=IF(ISNUMBER([.D505]);[.D505];0)+IF(ISNUMBER([.D609]);[.D609];0)+IF(ISNUMBER([.D739]);[.D739];0)+IF(ISNUMBER([.D2377]);[.D2377];0)" office:value-type="float" office:value="2864">
            <text:p>2,864</text:p>
          </table:table-cell>
          <table:table-cell table:style-name="ce20" table:formula="of:=IF(ISNUMBER([.E505]);[.E505];0)+IF(ISNUMBER([.E609]);[.E609];0)+IF(ISNUMBER([.E739]);[.E739];0)+IF(ISNUMBER([.E2377]);[.E2377];0)" office:value-type="float" office:value="1327">
            <text:p>1,327</text:p>
          </table:table-cell>
          <table:table-cell table:style-name="ce20" table:formula="of:=IF(ISNUMBER([.F505]);[.F505];0)+IF(ISNUMBER([.F609]);[.F609];0)+IF(ISNUMBER([.F739]);[.F739];0)+IF(ISNUMBER([.F2377]);[.F2377];0)" office:value-type="float" office:value="790">
            <text:p>790</text:p>
          </table:table-cell>
          <table:table-cell table:style-name="ce20" table:formula="of:=IF(ISNUMBER([.G505]);[.G505];0)+IF(ISNUMBER([.G609]);[.G609];0)+IF(ISNUMBER([.G739]);[.G739];0)+IF(ISNUMBER([.G2377]);[.G2377];0)" office:value-type="float" office:value="928">
            <text:p>928</text:p>
          </table:table-cell>
          <table:table-cell table:style-name="ce20" table:formula="of:=IF(ISNUMBER([.H505]);[.H505];0)+IF(ISNUMBER([.H609]);[.H609];0)+IF(ISNUMBER([.H739]);[.H739];0)+IF(ISNUMBER([.H2377]);[.H2377];0)" office:value-type="float" office:value="92">
            <text:p>92</text:p>
          </table:table-cell>
          <table:table-cell table:style-name="ce20" table:formula="of:=IF(ISNUMBER([.I505]);[.I505];0)+IF(ISNUMBER([.I609]);[.I609];0)+IF(ISNUMBER([.I739]);[.I739];0)+IF(ISNUMBER([.I2377]);[.I2377];0)" office:value-type="float" office:value="107">
            <text:p>107</text:p>
          </table:table-cell>
          <table:table-cell table:style-name="ce20" table:formula="of:=IF(ISNUMBER([.J505]);[.J505];0)+IF(ISNUMBER([.J609]);[.J609];0)+IF(ISNUMBER([.J739]);[.J739];0)+IF(ISNUMBER([.J2377]);[.J2377];0)" office:value-type="float" office:value="0">
            <text:p>0</text:p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7"/>
          <table:table-cell table:style-name="Default" table:formula="of:=[.B506]" office:value-type="string" office:string-value="    Training (l)">
            <text:p><text:s text:c="4"/>Training (l)</text:p>
          </table:table-cell>
          <table:table-cell table:style-name="ce20" table:formula="of:=IF(ISNUMBER([.C506]);[.C506];0)+IF(ISNUMBER([.C610]);[.C610];0)+IF(ISNUMBER([.C740]);[.C740];0)+IF(ISNUMBER([.C2378]);[.C2378];0)" office:value-type="float" office:value="42636">
            <text:p>42,636</text:p>
          </table:table-cell>
          <table:table-cell table:style-name="ce20" table:formula="of:=IF(ISNUMBER([.D506]);[.D506];0)+IF(ISNUMBER([.D610]);[.D610];0)+IF(ISNUMBER([.D740]);[.D740];0)+IF(ISNUMBER([.D2378]);[.D2378];0)" office:value-type="float" office:value="2568">
            <text:p>2,568</text:p>
          </table:table-cell>
          <table:table-cell table:style-name="ce20" table:formula="of:=IF(ISNUMBER([.E506]);[.E506];0)+IF(ISNUMBER([.E610]);[.E610];0)+IF(ISNUMBER([.E740]);[.E740];0)+IF(ISNUMBER([.E2378]);[.E2378];0)" office:value-type="float" office:value="1051">
            <text:p>1,051</text:p>
          </table:table-cell>
          <table:table-cell table:style-name="ce20" table:formula="of:=IF(ISNUMBER([.F506]);[.F506];0)+IF(ISNUMBER([.F610]);[.F610];0)+IF(ISNUMBER([.F740]);[.F740];0)+IF(ISNUMBER([.F2378]);[.F2378];0)" office:value-type="float" office:value="411">
            <text:p>411</text:p>
          </table:table-cell>
          <table:table-cell table:style-name="ce20" table:formula="of:=IF(ISNUMBER([.G506]);[.G506];0)+IF(ISNUMBER([.G610]);[.G610];0)+IF(ISNUMBER([.G740]);[.G740];0)+IF(ISNUMBER([.G2378]);[.G2378];0)" office:value-type="float" office:value="471">
            <text:p>471</text:p>
          </table:table-cell>
          <table:table-cell table:style-name="ce20" table:formula="of:=IF(ISNUMBER([.H506]);[.H506];0)+IF(ISNUMBER([.H610]);[.H610];0)+IF(ISNUMBER([.H740]);[.H740];0)+IF(ISNUMBER([.H2378]);[.H2378];0)" office:value-type="float" office:value="41">
            <text:p>41</text:p>
          </table:table-cell>
          <table:table-cell table:style-name="ce20" table:formula="of:=IF(ISNUMBER([.I506]);[.I506];0)+IF(ISNUMBER([.I610]);[.I610];0)+IF(ISNUMBER([.I740]);[.I740];0)+IF(ISNUMBER([.I2378]);[.I2378];0)" office:value-type="float" office:value="128">
            <text:p>128</text:p>
          </table:table-cell>
          <table:table-cell table:style-name="ce20" table:formula="of:=IF(ISNUMBER([.J506]);[.J506];0)+IF(ISNUMBER([.J610]);[.J610];0)+IF(ISNUMBER([.J740]);[.J740];0)+IF(ISNUMBER([.J2378]);[.J2378];0)" office:value-type="float" office:value="0">
            <text:p>0</text:p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7"/>
          <table:table-cell table:style-name="Default" table:formula="of:=[.B507]" office:value-type="string" office:string-value="    Financial Assistance (m)">
            <text:p><text:s text:c="4"/>Financial Assistance (m)</text:p>
          </table:table-cell>
          <table:table-cell table:style-name="ce20" table:formula="of:=IF(ISNUMBER([.C507]);[.C507];0)+IF(ISNUMBER([.C611]);[.C611];0)+IF(ISNUMBER([.C741]);[.C741];0)+IF(ISNUMBER([.C2379]);[.C2379];0)" office:value-type="float" office:value="43719">
            <text:p>43,719</text:p>
          </table:table-cell>
          <table:table-cell table:style-name="ce20" table:formula="of:=IF(ISNUMBER([.D507]);[.D507];0)+IF(ISNUMBER([.D611]);[.D611];0)+IF(ISNUMBER([.D741]);[.D741];0)+IF(ISNUMBER([.D2379]);[.D2379];0)" office:value-type="float" office:value="1485">
            <text:p>1,485</text:p>
          </table:table-cell>
          <table:table-cell table:style-name="ce20" table:formula="of:=IF(ISNUMBER([.E507]);[.E507];0)+IF(ISNUMBER([.E611]);[.E611];0)+IF(ISNUMBER([.E741]);[.E741];0)+IF(ISNUMBER([.E2379]);[.E2379];0)" office:value-type="float" office:value="122">
            <text:p>122</text:p>
          </table:table-cell>
          <table:table-cell table:style-name="ce20" table:formula="of:=IF(ISNUMBER([.F507]);[.F507];0)+IF(ISNUMBER([.F611]);[.F611];0)+IF(ISNUMBER([.F741]);[.F741];0)+IF(ISNUMBER([.F2379]);[.F2379];0)" office:value-type="float" office:value="475">
            <text:p>475</text:p>
          </table:table-cell>
          <table:table-cell table:style-name="ce20" table:formula="of:=IF(ISNUMBER([.G507]);[.G507];0)+IF(ISNUMBER([.G611]);[.G611];0)+IF(ISNUMBER([.G741]);[.G741];0)+IF(ISNUMBER([.G2379]);[.G2379];0)" office:value-type="float" office:value="133">
            <text:p>133</text:p>
          </table:table-cell>
          <table:table-cell table:style-name="ce20" table:formula="of:=IF(ISNUMBER([.H507]);[.H507];0)+IF(ISNUMBER([.H611]);[.H611];0)+IF(ISNUMBER([.H741]);[.H741];0)+IF(ISNUMBER([.H2379]);[.H2379];0)" office:value-type="float" office:value="27">
            <text:p>27</text:p>
          </table:table-cell>
          <table:table-cell table:style-name="ce20" table:formula="of:=IF(ISNUMBER([.I507]);[.I507];0)+IF(ISNUMBER([.I611]);[.I611];0)+IF(ISNUMBER([.I741]);[.I741];0)+IF(ISNUMBER([.I2379]);[.I2379];0)" office:value-type="float" office:value="150">
            <text:p>150</text:p>
          </table:table-cell>
          <table:table-cell table:style-name="ce20" table:formula="of:=IF(ISNUMBER([.J507]);[.J507];0)+IF(ISNUMBER([.J611]);[.J611];0)+IF(ISNUMBER([.J741]);[.J741];0)+IF(ISNUMBER([.J2379]);[.J2379];0)" office:value-type="float" office:value="4">
            <text:p>4</text:p>
          </table:table-cell>
          <table:table-cell table:style-name="Default"/>
          <table:table-cell table:number-columns-repeated="1013"/>
        </table:table-row>
        <table:table-row table:style-name="ro5" table:number-rows-repeated="2">
          <table:table-cell table:style-name="ce7"/>
          <table:table-cell table:style-name="Default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2"/>321</text:p>
          </table:table-cell>
          <table:table-cell table:style-name="ce7" office:value-type="string">
            <text:p>WOOD PRODUCT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6378">
            <text:p>6,378</text:p>
          </table:table-cell>
          <table:table-cell table:style-name="ce20" office:value-type="float" office:value="4407">
            <text:p>4,407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8802">
            <text:p>8,802</text:p>
          </table:table-cell>
          <table:table-cell table:style-name="ce20" office:value-type="float" office:value="1983">
            <text:p>1,983</text:p>
          </table:table-cell>
          <table:table-cell table:style-name="ce20" office:value-type="float" office:value="792">
            <text:p>792</text:p>
          </table:table-cell>
          <table:table-cell table:style-name="ce20" office:value-type="float" office:value="689">
            <text:p>689</text:p>
          </table:table-cell>
          <table:table-cell table:style-name="ce20" office:value-type="float" office:value="265">
            <text:p>265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15">
            <text:p>115</text:p>
          </table:table-cell>
          <table:table-cell table:style-name="ce20" office:value-type="float" office:value="570">
            <text:p>57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9132">
            <text:p>9,132</text:p>
          </table:table-cell>
          <table:table-cell table:style-name="ce20" office:value-type="float" office:value="1653">
            <text:p>1,653</text:p>
          </table:table-cell>
          <table:table-cell table:style-name="ce20" office:value-type="float" office:value="513">
            <text:p>513</text:p>
          </table:table-cell>
          <table:table-cell table:style-name="ce20" office:value-type="float" office:value="497">
            <text:p>497</text:p>
          </table:table-cell>
          <table:table-cell table:style-name="ce20" office:value-type="float" office:value="144">
            <text:p>144</text:p>
          </table:table-cell>
          <table:table-cell table:style-name="ce20" office:value-type="string">
            <text:p>W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628">
            <text:p>62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9396">
            <text:p>9,396</text:p>
          </table:table-cell>
          <table:table-cell table:style-name="ce20" office:value-type="float" office:value="1389">
            <text:p>1,389</text:p>
          </table:table-cell>
          <table:table-cell table:style-name="ce20" office:value-type="float" office:value="450">
            <text:p>450</text:p>
          </table:table-cell>
          <table:table-cell table:style-name="ce20" office:value-type="float" office:value="345">
            <text:p>345</text:p>
          </table:table-cell>
          <table:table-cell table:style-name="ce20" office:value-type="float" office:value="154">
            <text:p>154</text:p>
          </table:table-cell>
          <table:table-cell table:style-name="ce20" office:value-type="string">
            <text:p>Q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600">
            <text:p>60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9995">
            <text:p>9,995</text:p>
          </table:table-cell>
          <table:table-cell table:style-name="ce20" office:value-type="float" office:value="790">
            <text:p>790</text:p>
          </table:table-cell>
          <table:table-cell table:style-name="ce20" office:value-type="float" office:value="166">
            <text:p>166</text:p>
          </table:table-cell>
          <table:table-cell table:style-name="ce20" office:value-type="float" office:value="68">
            <text:p>68</text:p>
          </table:table-cell>
          <table:table-cell table:style-name="ce20" office:value-type="float" office:value="137">
            <text:p>137</text:p>
          </table:table-cell>
          <table:table-cell table:number-columns-repeated="2" table:style-name="ce20" office:value-type="string">
            <text:p>Q</text:p>
          </table:table-cell>
          <table:table-cell table:style-name="ce20" office:value-type="float" office:value="550">
            <text:p>55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10042">
            <text:p>10,042</text:p>
          </table:table-cell>
          <table:table-cell table:style-name="ce20" office:value-type="float" office:value="743">
            <text:p>743</text:p>
          </table:table-cell>
          <table:table-cell table:style-name="ce20" office:value-type="float" office:value="148">
            <text:p>148</text:p>
          </table:table-cell>
          <table:table-cell table:style-name="ce20" office:value-type="float" office:value="62">
            <text:p>62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513">
            <text:p>51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9499">
            <text:p>9,499</text:p>
          </table:table-cell>
          <table:table-cell table:style-name="ce20" office:value-type="float" office:value="1286">
            <text:p>1,286</text:p>
          </table:table-cell>
          <table:table-cell table:style-name="ce20" office:value-type="string">
            <text:p>--</text:p>
          </table:table-cell>
          <table:table-cell table:style-name="ce20" office:value-type="float" office:value="680">
            <text:p>680</text:p>
          </table:table-cell>
          <table:table-cell table:style-name="ce20" office:value-type="float" office:value="33">
            <text:p>33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588">
            <text:p>58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9976">
            <text:p>9,976</text:p>
          </table:table-cell>
          <table:table-cell table:style-name="ce20" office:value-type="float" office:value="809">
            <text:p>809</text:p>
          </table:table-cell>
          <table:table-cell table:style-name="ce20" office:value-type="string">
            <text:p>--</text:p>
          </table:table-cell>
          <table:table-cell table:style-name="ce20" office:value-type="float" office:value="253">
            <text:p>253</text:p>
          </table:table-cell>
          <table:table-cell table:style-name="ce20" office:value-type="float" office:value="6">
            <text:p>6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553">
            <text:p>55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9995">
            <text:p>9,995</text:p>
          </table:table-cell>
          <table:table-cell table:style-name="ce20" office:value-type="float" office:value="790">
            <text:p>790</text:p>
          </table:table-cell>
          <table:table-cell table:style-name="ce20" office:value-type="float" office:value="225">
            <text:p>225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38">
            <text:p>138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Q</text:p>
          </table:table-cell>
          <table:table-cell table:style-name="ce20" office:value-type="float" office:value="446">
            <text:p>44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9242">
            <text:p>9,242</text:p>
          </table:table-cell>
          <table:table-cell table:style-name="ce20" office:value-type="float" office:value="1543">
            <text:p>1,543</text:p>
          </table:table-cell>
          <table:table-cell table:style-name="ce20" office:value-type="float" office:value="893">
            <text:p>893</text:p>
          </table:table-cell>
          <table:table-cell table:style-name="ce20" office:value-type="float" office:value="77">
            <text:p>77</text:p>
          </table:table-cell>
          <table:table-cell table:style-name="ce20" office:value-type="float" office:value="224">
            <text:p>224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512">
            <text:p>51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10071">
            <text:p>10,071</text:p>
          </table:table-cell>
          <table:table-cell table:style-name="ce20" office:value-type="float" office:value="714">
            <text:p>714</text:p>
          </table:table-cell>
          <table:table-cell table:style-name="ce20" office:value-type="float" office:value="210">
            <text:p>210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69">
            <text:p>69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59">
            <text:p>459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10236">
            <text:p>10,236</text:p>
          </table:table-cell>
          <table:table-cell table:style-name="ce20" office:value-type="float" office:value="549">
            <text:p>549</text:p>
          </table:table-cell>
          <table:table-cell table:style-name="ce20" office:value-type="float" office:value="119">
            <text:p>119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00">
            <text:p>40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9354">
            <text:p>9,354</text:p>
          </table:table-cell>
          <table:table-cell table:style-name="ce20" office:value-type="float" office:value="1431">
            <text:p>1,431</text:p>
          </table:table-cell>
          <table:table-cell table:style-name="ce20" office:value-type="float" office:value="775">
            <text:p>775</text:p>
          </table:table-cell>
          <table:table-cell table:style-name="ce20" office:value-type="float" office:value="116">
            <text:p>116</text:p>
          </table:table-cell>
          <table:table-cell table:style-name="ce20" office:value-type="float" office:value="185">
            <text:p>185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504">
            <text:p>50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9610">
            <text:p>9,610</text:p>
          </table:table-cell>
          <table:table-cell table:style-name="ce20" office:value-type="float" office:value="1175">
            <text:p>1,175</text:p>
          </table:table-cell>
          <table:table-cell table:style-name="ce20" office:value-type="float" office:value="481">
            <text:p>481</text:p>
          </table:table-cell>
          <table:table-cell table:style-name="ce20" office:value-type="float" office:value="93">
            <text:p>93</text:p>
          </table:table-cell>
          <table:table-cell table:style-name="ce20" office:value-type="float" office:value="196">
            <text:p>196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498">
            <text:p>49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9197">
            <text:p>9,197</text:p>
          </table:table-cell>
          <table:table-cell table:style-name="ce20" office:value-type="float" office:value="1588">
            <text:p>1,588</text:p>
          </table:table-cell>
          <table:table-cell table:style-name="ce20" office:value-type="float" office:value="714">
            <text:p>714</text:p>
          </table:table-cell>
          <table:table-cell table:style-name="ce20" office:value-type="float" office:value="250">
            <text:p>250</text:p>
          </table:table-cell>
          <table:table-cell table:style-name="ce20" office:value-type="float" office:value="268">
            <text:p>268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Q</text:p>
          </table:table-cell>
          <table:table-cell table:style-name="ce20" office:value-type="float" office:value="561">
            <text:p>56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9128">
            <text:p>9,128</text:p>
          </table:table-cell>
          <table:table-cell table:style-name="ce20" office:value-type="float" office:value="1657">
            <text:p>1,657</text:p>
          </table:table-cell>
          <table:table-cell table:style-name="ce20" office:value-type="float" office:value="490">
            <text:p>490</text:p>
          </table:table-cell>
          <table:table-cell table:style-name="ce20" office:value-type="float" office:value="442">
            <text:p>442</text:p>
          </table:table-cell>
          <table:table-cell table:style-name="ce20" office:value-type="float" office:value="409">
            <text:p>409</text:p>
          </table:table-cell>
          <table:table-cell table:style-name="ce20" office:value-type="string">
            <text:p>Q</text:p>
          </table:table-cell>
          <table:table-cell table:style-name="ce20" office:value-type="float" office:value="90">
            <text:p>90</text:p>
          </table:table-cell>
          <table:table-cell table:style-name="ce20" office:value-type="float" office:value="539">
            <text:p>539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10026">
            <text:p>10,026</text:p>
          </table:table-cell>
          <table:table-cell table:style-name="ce20" office:value-type="float" office:value="759">
            <text:p>759</text:p>
          </table:table-cell>
          <table:table-cell table:style-name="ce20" office:value-type="float" office:value="388">
            <text:p>388</text:p>
          </table:table-cell>
          <table:table-cell table:style-name="ce20" office:value-type="float" office:value="253">
            <text:p>253</text:p>
          </table:table-cell>
          <table:table-cell table:style-name="ce20" office:value-type="float" office:value="284">
            <text:p>284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59">
            <text:p>59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10145">
            <text:p>10,145</text:p>
          </table:table-cell>
          <table:table-cell table:style-name="ce20" office:value-type="float" office:value="640">
            <text:p>640</text:p>
          </table:table-cell>
          <table:table-cell table:style-name="ce20" office:value-type="float" office:value="209">
            <text:p>209</text:p>
          </table:table-cell>
          <table:table-cell table:style-name="ce20" office:value-type="float" office:value="211">
            <text:p>211</text:p>
          </table:table-cell>
          <table:table-cell table:style-name="ce20" office:value-type="float" office:value="231">
            <text:p>23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56">
            <text:p>56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10236">
            <text:p>10,236</text:p>
          </table:table-cell>
          <table:table-cell table:style-name="ce20" office:value-type="float" office:value="549">
            <text:p>549</text:p>
          </table:table-cell>
          <table:table-cell table:style-name="ce20" office:value-type="float" office:value="96">
            <text:p>96</text:p>
          </table:table-cell>
          <table:table-cell table:style-name="ce20" office:value-type="float" office:value="354">
            <text:p>354</text:p>
          </table:table-cell>
          <table:table-cell table:style-name="ce20" office:value-type="float" office:value="133">
            <text:p>133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56">
            <text:p>56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6"/>321113</text:p>
          </table:table-cell>
          <table:table-cell table:style-name="ce7" office:value-type="string">
            <text:p><text:s text:c="2"/>Sawmill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1310">
            <text:p>1,310</text:p>
          </table:table-cell>
          <table:table-cell table:style-name="ce20" office:value-type="float" office:value="972">
            <text:p>972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1820">
            <text:p>1,820</text:p>
          </table:table-cell>
          <table:table-cell table:style-name="ce20" office:value-type="float" office:value="462">
            <text:p>462</text:p>
          </table:table-cell>
          <table:table-cell table:style-name="ce20" office:value-type="float" office:value="157">
            <text:p>157</text:p>
          </table:table-cell>
          <table:table-cell table:style-name="ce20" office:value-type="float" office:value="209">
            <text:p>209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35">
            <text:p>35</text:p>
          </table:table-cell>
          <table:table-cell table:style-name="ce20" office:value-type="float" office:value="109">
            <text:p>109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1909">
            <text:p>1,909</text:p>
          </table:table-cell>
          <table:table-cell table:style-name="ce20" office:value-type="float" office:value="373">
            <text:p>373</text:p>
          </table:table-cell>
          <table:table-cell table:style-name="ce20" office:value-type="float" office:value="117">
            <text:p>117</text:p>
          </table:table-cell>
          <table:table-cell table:style-name="ce20" office:value-type="float" office:value="144">
            <text:p>144</text:p>
          </table:table-cell>
          <table:table-cell table:style-name="ce20" office:value-type="float" office:value="35">
            <text:p>35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10">
            <text:p>11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1892">
            <text:p>1,892</text:p>
          </table:table-cell>
          <table:table-cell table:style-name="ce20" office:value-type="float" office:value="390">
            <text:p>390</text:p>
          </table:table-cell>
          <table:table-cell table:style-name="ce20" office:value-type="float" office:value="188">
            <text:p>188</text:p>
          </table:table-cell>
          <table:table-cell table:style-name="ce20" office:value-type="float" office:value="96">
            <text:p>96</text:p>
          </table:table-cell>
          <table:table-cell table:style-name="ce20" office:value-type="float" office:value="35">
            <text:p>35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12">
            <text:p>11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2119">
            <text:p>2,119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66">
            <text:p>66</text:p>
          </table:table-cell>
          <table:table-cell table:style-name="ce20" office:value-type="float" office:value="11">
            <text:p>11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86">
            <text:p>8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2138">
            <text:p>2,138</text:p>
          </table:table-cell>
          <table:table-cell table:style-name="ce20" office:value-type="float" office:value="144">
            <text:p>144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3">
            <text:p>3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95">
            <text:p>9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1986">
            <text:p>1,986</text:p>
          </table:table-cell>
          <table:table-cell table:style-name="ce20" office:value-type="float" office:value="296">
            <text:p>296</text:p>
          </table:table-cell>
          <table:table-cell table:style-name="ce20" office:value-type="string">
            <text:p>--</text:p>
          </table:table-cell>
          <table:table-cell table:style-name="ce20" office:value-type="float" office:value="174">
            <text:p>174</text:p>
          </table:table-cell>
          <table:table-cell table:style-name="ce20" office:value-type="float" office:value="20">
            <text:p>2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109">
            <text:p>109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2081">
            <text:p>2,081</text:p>
          </table:table-cell>
          <table:table-cell table:style-name="ce20" office:value-type="float" office:value="201">
            <text:p>201</text:p>
          </table:table-cell>
          <table:table-cell table:style-name="ce20" office:value-type="string">
            <text:p>--</text:p>
          </table:table-cell>
          <table:table-cell table:style-name="ce20" office:value-type="float" office:value="92">
            <text:p>92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108">
            <text:p>10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2111">
            <text:p>2,111</text:p>
          </table:table-cell>
          <table:table-cell table:style-name="ce20" office:value-type="float" office:value="171">
            <text:p>171</text:p>
          </table:table-cell>
          <table:table-cell table:style-name="ce20" office:value-type="float" office:value="66">
            <text:p>66</text:p>
          </table:table-cell>
          <table:table-cell table:style-name="ce20" office:value-type="string">
            <text:p>W</text:p>
          </table:table-cell>
          <table:table-cell table:style-name="ce20" office:value-type="float" office:value="22">
            <text:p>22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96">
            <text:p>9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1922">
            <text:p>1,922</text:p>
          </table:table-cell>
          <table:table-cell table:style-name="ce20" office:value-type="float" office:value="360">
            <text:p>360</text:p>
          </table:table-cell>
          <table:table-cell table:style-name="ce20" office:value-type="float" office:value="189">
            <text:p>189</text:p>
          </table:table-cell>
          <table:table-cell table:style-name="ce20" office:value-type="string">
            <text:p>Q</text:p>
          </table:table-cell>
          <table:table-cell table:style-name="ce20" office:value-type="float" office:value="43">
            <text:p>43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118">
            <text:p>11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2103">
            <text:p>2,103</text:p>
          </table:table-cell>
          <table:table-cell table:style-name="ce20" office:value-type="float" office:value="179">
            <text:p>179</text:p>
          </table:table-cell>
          <table:table-cell table:style-name="ce20" office:value-type="float" office:value="56">
            <text:p>56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21">
            <text:p>2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16">
            <text:p>11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2190">
            <text:p>2,190</text:p>
          </table:table-cell>
          <table:table-cell table:style-name="ce20" office:value-type="float" office:value="92">
            <text:p>9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88">
            <text:p>8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1882">
            <text:p>1,882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196">
            <text:p>196</text:p>
          </table:table-cell>
          <table:table-cell table:style-name="ce20" office:value-type="string">
            <text:p>Q</text:p>
          </table:table-cell>
          <table:table-cell table:style-name="ce20" office:value-type="float" office:value="71">
            <text:p>71</text:p>
          </table:table-cell>
          <table:table-cell table:style-name="ce20" office:value-type="string">
            <text:p>W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36">
            <text:p>13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2044">
            <text:p>2,044</text:p>
          </table:table-cell>
          <table:table-cell table:style-name="ce20" office:value-type="float" office:value="238">
            <text:p>238</text:p>
          </table:table-cell>
          <table:table-cell table:style-name="ce20" office:value-type="float" office:value="59">
            <text:p>59</text:p>
          </table:table-cell>
          <table:table-cell table:style-name="ce20" office:value-type="string">
            <text:p>Q</text:p>
          </table:table-cell>
          <table:table-cell table:style-name="ce20" office:value-type="float" office:value="34">
            <text:p>3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11">
            <text:p>11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1982">
            <text:p>1,982</text:p>
          </table:table-cell>
          <table:table-cell table:style-name="ce20" office:value-type="float" office:value="300">
            <text:p>300</text:p>
          </table:table-cell>
          <table:table-cell table:style-name="ce20" office:value-type="float" office:value="104">
            <text:p>104</text:p>
          </table:table-cell>
          <table:table-cell table:style-name="ce20" office:value-type="float" office:value="61">
            <text:p>61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22">
            <text:p>12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1891">
            <text:p>1,891</text:p>
          </table:table-cell>
          <table:table-cell table:style-name="ce20" office:value-type="float" office:value="391">
            <text:p>391</text:p>
          </table:table-cell>
          <table:table-cell table:style-name="ce20" office:value-type="float" office:value="156">
            <text:p>156</text:p>
          </table:table-cell>
          <table:table-cell table:style-name="ce20" office:value-type="float" office:value="101">
            <text:p>101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Q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86">
            <text:p>8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2073">
            <text:p>2,073</text:p>
          </table:table-cell>
          <table:table-cell table:style-name="ce20" office:value-type="float" office:value="209">
            <text:p>209</text:p>
          </table:table-cell>
          <table:table-cell table:style-name="ce20" office:value-type="float" office:value="113">
            <text:p>113</text:p>
          </table:table-cell>
          <table:table-cell table:style-name="ce20" office:value-type="float" office:value="61">
            <text:p>61</text:p>
          </table:table-cell>
          <table:table-cell table:style-name="ce20" office:value-type="float" office:value="103">
            <text:p>103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2096">
            <text:p>2,096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105">
            <text:p>105</text:p>
          </table:table-cell>
          <table:table-cell table:style-name="ce20" office:value-type="float" office:value="45">
            <text:p>45</text:p>
          </table:table-cell>
          <table:table-cell table:style-name="ce20" office:value-type="float" office:value="74">
            <text:p>74</text:p>
          </table:table-cell>
          <table:table-cell table:style-name="ce20" office:value-type="string">
            <text:p>W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5">
            <text:p>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2078">
            <text:p>2,078</text:p>
          </table:table-cell>
          <table:table-cell table:style-name="ce20" office:value-type="float" office:value="204">
            <text:p>204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92">
            <text:p>92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4"/>3212</text:p>
          </table:table-cell>
          <table:table-cell table:style-name="ce7" office:value-type="string">
            <text:p><text:s text:c="2"/>Veneer, Plywood, and Engineered Wood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893">
            <text:p>893</text:p>
          </table:table-cell>
          <table:table-cell table:style-name="ce20" office:value-type="float" office:value="569">
            <text:p>569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1174">
            <text:p>1,174</text:p>
          </table:table-cell>
          <table:table-cell table:style-name="ce20" office:value-type="float" office:value="288">
            <text:p>288</text:p>
          </table:table-cell>
          <table:table-cell table:style-name="ce20" office:value-type="float" office:value="92">
            <text:p>92</text:p>
          </table:table-cell>
          <table:table-cell table:style-name="ce20" office:value-type="float" office:value="81">
            <text:p>81</text:p>
          </table:table-cell>
          <table:table-cell table:style-name="ce20" office:value-type="float" office:value="51">
            <text:p>5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02">
            <text:p>10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1175">
            <text:p>1,175</text:p>
          </table:table-cell>
          <table:table-cell table:style-name="ce20" office:value-type="float" office:value="287">
            <text:p>287</text:p>
          </table:table-cell>
          <table:table-cell table:style-name="ce20" office:value-type="float" office:value="121">
            <text:p>121</text:p>
          </table:table-cell>
          <table:table-cell table:style-name="ce20" office:value-type="float" office:value="82">
            <text:p>82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95">
            <text:p>95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1197">
            <text:p>1,197</text:p>
          </table:table-cell>
          <table:table-cell table:style-name="ce20" office:value-type="float" office:value="265">
            <text:p>265</text:p>
          </table:table-cell>
          <table:table-cell table:style-name="ce20" office:value-type="float" office:value="111">
            <text:p>111</text:p>
          </table:table-cell>
          <table:table-cell table:style-name="ce20" office:value-type="float" office:value="96">
            <text:p>96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95">
            <text:p>95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1339">
            <text:p>1,339</text:p>
          </table:table-cell>
          <table:table-cell table:style-name="ce20" office:value-type="float" office:value="123">
            <text:p>123</text:p>
          </table:table-cell>
          <table:table-cell table:style-name="ce20" office:value-type="float" office:value="46">
            <text:p>46</text:p>
          </table:table-cell>
          <table:table-cell table:style-name="ce20" office:value-type="float" office:value="16">
            <text:p>16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69">
            <text:p>69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1357">
            <text:p>1,357</text:p>
          </table:table-cell>
          <table:table-cell table:style-name="ce20" office:value-type="float" office:value="105">
            <text:p>105</text:p>
          </table:table-cell>
          <table:table-cell table:style-name="ce20" office:value-type="float" office:value="9">
            <text:p>9</text:p>
          </table:table-cell>
          <table:table-cell table:style-name="ce20" office:value-type="string">
            <text:p>Q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66">
            <text:p>66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1213">
            <text:p>1,213</text:p>
          </table:table-cell>
          <table:table-cell table:style-name="ce20" office:value-type="float" office:value="249">
            <text:p>249</text:p>
          </table:table-cell>
          <table:table-cell table:style-name="ce20" office:value-type="string">
            <text:p>--</text:p>
          </table:table-cell>
          <table:table-cell table:style-name="ce20" office:value-type="float" office:value="169">
            <text:p>169</text:p>
          </table:table-cell>
          <table:table-cell table:style-name="ce20" office:value-type="float" office:value="13">
            <text:p>13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76">
            <text:p>76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1322">
            <text:p>1,322</text:p>
          </table:table-cell>
          <table:table-cell table:style-name="ce20" office:value-type="float" office:value="140">
            <text:p>140</text:p>
          </table:table-cell>
          <table:table-cell table:style-name="ce20" office:value-type="string">
            <text:p>--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75">
            <text:p>75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1350">
            <text:p>1,350</text:p>
          </table:table-cell>
          <table:table-cell table:style-name="ce20" office:value-type="float" office:value="112">
            <text:p>112</text:p>
          </table:table-cell>
          <table:table-cell table:style-name="ce20" office:value-type="float" office:value="33">
            <text:p>33</text:p>
          </table:table-cell>
          <table:table-cell table:number-columns-repeated="2" table:style-name="ce20" office:value-type="float" office:value="5">
            <text:p>5</text:p>
          </table:table-cell>
          <table:table-cell table:style-name="ce20" office:value-type="string">
            <text:p>W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75">
            <text:p>75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1237">
            <text:p>1,237</text:p>
          </table:table-cell>
          <table:table-cell table:style-name="ce20" office:value-type="float" office:value="225">
            <text:p>225</text:p>
          </table:table-cell>
          <table:table-cell table:style-name="ce20" office:value-type="float" office:value="159">
            <text:p>159</text:p>
          </table:table-cell>
          <table:table-cell table:number-columns-repeated="2"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54">
            <text:p>5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1309">
            <text:p>1,309</text:p>
          </table:table-cell>
          <table:table-cell table:style-name="ce20" office:value-type="float" office:value="153">
            <text:p>153</text:p>
          </table:table-cell>
          <table:table-cell table:style-name="ce20" office:value-type="float" office:value="69">
            <text:p>69</text:p>
          </table:table-cell>
          <table:table-cell table:style-name="ce20" office:value-type="float" office:value="3">
            <text:p>3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54">
            <text:p>5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1343">
            <text:p>1,343</text:p>
          </table:table-cell>
          <table:table-cell table:style-name="ce20" office:value-type="float" office:value="119">
            <text:p>119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55">
            <text:p>55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1230">
            <text:p>1,230</text:p>
          </table:table-cell>
          <table:table-cell table:style-name="ce20" office:value-type="float" office:value="232">
            <text:p>232</text:p>
          </table:table-cell>
          <table:table-cell table:style-name="ce20" office:value-type="float" office:value="141">
            <text:p>141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48">
            <text:p>4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4">
            <text:p>5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1282">
            <text:p>1,282</text:p>
          </table:table-cell>
          <table:table-cell table:style-name="ce20" office:value-type="float" office:value="180">
            <text:p>180</text:p>
          </table:table-cell>
          <table:table-cell table:style-name="ce20" office:value-type="float" office:value="76">
            <text:p>76</text:p>
          </table:table-cell>
          <table:table-cell table:style-name="ce20" office:value-type="string">
            <text:p>Q</text:p>
          </table:table-cell>
          <table:table-cell table:style-name="ce20" office:value-type="float" office:value="77">
            <text:p>77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7">
            <text:p>57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1275">
            <text:p>1,275</text:p>
          </table:table-cell>
          <table:table-cell table:style-name="ce20" office:value-type="float" office:value="187">
            <text:p>187</text:p>
          </table:table-cell>
          <table:table-cell table:style-name="ce20" office:value-type="float" office:value="89">
            <text:p>89</text:p>
          </table:table-cell>
          <table:table-cell table:style-name="ce20" office:value-type="float" office:value="70">
            <text:p>70</text:p>
          </table:table-cell>
          <table:table-cell table:style-name="ce20" office:value-type="float" office:value="72">
            <text:p>72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54">
            <text:p>5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1159">
            <text:p>1,159</text:p>
          </table:table-cell>
          <table:table-cell table:style-name="ce20" office:value-type="float" office:value="303">
            <text:p>303</text:p>
          </table:table-cell>
          <table:table-cell table:style-name="ce20" office:value-type="float" office:value="51">
            <text:p>51</text:p>
          </table:table-cell>
          <table:table-cell table:style-name="ce20" office:value-type="float" office:value="84">
            <text:p>84</text:p>
          </table:table-cell>
          <table:table-cell table:style-name="ce20" office:value-type="float" office:value="127">
            <text:p>127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95">
            <text:p>95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1381">
            <text:p>1,381</text:p>
          </table:table-cell>
          <table:table-cell table:style-name="ce20" office:value-type="float" office:value="81">
            <text:p>81</text:p>
          </table:table-cell>
          <table:table-cell table:style-name="ce20" office:value-type="float" office:value="42">
            <text:p>42</text:p>
          </table:table-cell>
          <table:table-cell table:style-name="ce20" office:value-type="float" office:value="46">
            <text:p>46</text:p>
          </table:table-cell>
          <table:table-cell table:style-name="ce20" office:value-type="float" office:value="42">
            <text:p>42</text:p>
          </table:table-cell>
          <table:table-cell table:style-name="ce20" office:value-type="string">
            <text:p>W</text:p>
          </table:table-cell>
          <table:table-cell table:style-name="ce20" office:value-type="float" office:value="9">
            <text:p>9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1378">
            <text:p>1,378</text:p>
          </table:table-cell>
          <table:table-cell table:style-name="ce20" office:value-type="float" office:value="84">
            <text:p>84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1359">
            <text:p>1,359</text:p>
          </table:table-cell>
          <table:table-cell table:style-name="ce20" office:value-type="float" office:value="103">
            <text:p>103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58">
            <text:p>58</text:p>
          </table:table-cell>
          <table:table-cell table:style-name="ce20" office:value-type="string">
            <text:p>W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 office:value-type="string">
            <text:p><text:s text:c="4"/>3219</text:p>
          </table:table-cell>
          <table:table-cell table:style-name="ce7" office:value-type="string">
            <text:p><text:s text:c="2"/>Other Wood Products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3983">
            <text:p>3,983</text:p>
          </table:table-cell>
          <table:table-cell table:style-name="ce20" office:value-type="float" office:value="2705">
            <text:p>2,705</text:p>
          </table:table-cell>
          <table:table-cell table:number-columns-repeated="6" table:style-name="ce20" office:value-type="string">
            <text:p>--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5538">
            <text:p>5,538</text:p>
          </table:table-cell>
          <table:table-cell table:style-name="ce20" office:value-type="float" office:value="1150">
            <text:p>1,150</text:p>
          </table:table-cell>
          <table:table-cell table:style-name="ce20" office:value-type="float" office:value="472">
            <text:p>472</text:p>
          </table:table-cell>
          <table:table-cell table:style-name="ce20" office:value-type="float" office:value="361">
            <text:p>361</text:p>
          </table:table-cell>
          <table:table-cell table:style-name="ce20" office:value-type="float" office:value="145">
            <text:p>145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69">
            <text:p>69</text:p>
          </table:table-cell>
          <table:table-cell table:style-name="ce20" office:value-type="float" office:value="356">
            <text:p>356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5732">
            <text:p>5,732</text:p>
          </table:table-cell>
          <table:table-cell table:style-name="ce20" office:value-type="float" office:value="956">
            <text:p>956</text:p>
          </table:table-cell>
          <table:table-cell table:style-name="ce20" office:value-type="float" office:value="265">
            <text:p>265</text:p>
          </table:table-cell>
          <table:table-cell table:style-name="ce20" office:value-type="float" office:value="258">
            <text:p>258</text:p>
          </table:table-cell>
          <table:table-cell table:style-name="ce20" office:value-type="float" office:value="58">
            <text:p>58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20">
            <text:p>42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5971">
            <text:p>5,971</text:p>
          </table:table-cell>
          <table:table-cell table:style-name="ce20" office:value-type="float" office:value="717">
            <text:p>717</text:p>
          </table:table-cell>
          <table:table-cell table:style-name="ce20" office:value-type="float" office:value="148">
            <text:p>148</text:p>
          </table:table-cell>
          <table:table-cell table:style-name="ce20" office:value-type="float" office:value="150">
            <text:p>150</text:p>
          </table:table-cell>
          <table:table-cell table:style-name="ce20" office:value-type="float" office:value="79">
            <text:p>79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390">
            <text:p>39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6195">
            <text:p>6,195</text:p>
          </table:table-cell>
          <table:table-cell table:style-name="ce20" office:value-type="float" office:value="493">
            <text:p>493</text:p>
          </table:table-cell>
          <table:table-cell table:number-columns-repeated="3"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388">
            <text:p>388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6197">
            <text:p>6,197</text:p>
          </table:table-cell>
          <table:table-cell table:style-name="ce20" office:value-type="float" office:value="491">
            <text:p>491</text:p>
          </table:table-cell>
          <table:table-cell table:style-name="ce20" office:value-type="float" office:value="101">
            <text:p>101</text:p>
          </table:table-cell>
          <table:table-cell table:number-columns-repeated="2"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351">
            <text:p>351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5982">
            <text:p>5,982</text:p>
          </table:table-cell>
          <table:table-cell table:style-name="ce20" office:value-type="float" office:value="706">
            <text:p>706</text:p>
          </table:table-cell>
          <table:table-cell table:style-name="ce20" office:value-type="string">
            <text:p>--</text:p>
          </table:table-cell>
          <table:table-cell table:style-name="ce20" office:value-type="float" office:value="304">
            <text:p>304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402">
            <text:p>402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6225">
            <text:p>6,225</text:p>
          </table:table-cell>
          <table:table-cell table:style-name="ce20" office:value-type="float" office:value="463">
            <text:p>463</text:p>
          </table:table-cell>
          <table:table-cell table:style-name="ce20" office:value-type="string">
            <text:p>--</text:p>
          </table:table-cell>
          <table:table-cell table:style-name="ce20" office:value-type="float" office:value="94">
            <text:p>94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368">
            <text:p>368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6238">
            <text:p>6,238</text:p>
          </table:table-cell>
          <table:table-cell table:style-name="ce20" office:value-type="float" office:value="450">
            <text:p>450</text:p>
          </table:table-cell>
          <table:table-cell table:style-name="ce20" office:value-type="float" office:value="76">
            <text:p>76</text:p>
          </table:table-cell>
          <table:table-cell table:style-name="ce20" office:value-type="string">
            <text:p>W</text:p>
          </table:table-cell>
          <table:table-cell table:style-name="ce20" office:value-type="float" office:value="105">
            <text:p>105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271">
            <text:p>271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5754">
            <text:p>5,754</text:p>
          </table:table-cell>
          <table:table-cell table:style-name="ce20" office:value-type="float" office:value="934">
            <text:p>934</text:p>
          </table:table-cell>
          <table:table-cell table:style-name="ce20" office:value-type="float" office:value="532">
            <text:p>532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33">
            <text:p>133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334">
            <text:p>33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6325">
            <text:p>6,325</text:p>
          </table:table-cell>
          <table:table-cell table:style-name="ce20" office:value-type="float" office:value="363">
            <text:p>363</text:p>
          </table:table-cell>
          <table:table-cell table:style-name="ce20" office:value-type="float" office:value="75">
            <text:p>75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1">
            <text:p>1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284">
            <text:p>28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6359">
            <text:p>6,359</text:p>
          </table:table-cell>
          <table:table-cell table:style-name="ce20" office:value-type="float" office:value="329">
            <text:p>329</text:p>
          </table:table-cell>
          <table:table-cell table:style-name="ce20" office:value-type="float" office:value="77">
            <text:p>77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float" office:value="251">
            <text:p>251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5912">
            <text:p>5,912</text:p>
          </table:table-cell>
          <table:table-cell table:style-name="ce20" office:value-type="float" office:value="776">
            <text:p>776</text:p>
          </table:table-cell>
          <table:table-cell table:style-name="ce20" office:value-type="float" office:value="419">
            <text:p>419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65">
            <text:p>65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310">
            <text:p>31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5950">
            <text:p>5,950</text:p>
          </table:table-cell>
          <table:table-cell table:style-name="ce20" office:value-type="float" office:value="738">
            <text:p>738</text:p>
          </table:table-cell>
          <table:table-cell table:style-name="ce20" office:value-type="float" office:value="331">
            <text:p>331</text:p>
          </table:table-cell>
          <table:table-cell table:style-name="ce20" office:value-type="string">
            <text:p>Q</text:p>
          </table:table-cell>
          <table:table-cell table:style-name="ce20" office:value-type="float" office:value="85">
            <text:p>85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324">
            <text:p>32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5619">
            <text:p>5,619</text:p>
          </table:table-cell>
          <table:table-cell table:style-name="ce20" office:value-type="float" office:value="1069">
            <text:p>1,069</text:p>
          </table:table-cell>
          <table:table-cell table:style-name="ce20" office:value-type="float" office:value="503">
            <text:p>503</text:p>
          </table:table-cell>
          <table:table-cell table:style-name="ce20" office:value-type="float" office:value="117">
            <text:p>117</text:p>
          </table:table-cell>
          <table:table-cell table:style-name="ce20" office:value-type="float" office:value="163">
            <text:p>163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float" office:value="380">
            <text:p>38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5774">
            <text:p>5,774</text:p>
          </table:table-cell>
          <table:table-cell table:style-name="ce20" office:value-type="float" office:value="914">
            <text:p>914</text:p>
          </table:table-cell>
          <table:table-cell table:style-name="ce20" office:value-type="float" office:value="243">
            <text:p>243</text:p>
          </table:table-cell>
          <table:table-cell table:style-name="ce20" office:value-type="float" office:value="225">
            <text:p>225</text:p>
          </table:table-cell>
          <table:table-cell table:style-name="ce20" office:value-type="float" office:value="149">
            <text:p>149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float" office:value="357">
            <text:p>357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6266">
            <text:p>6,266</text:p>
          </table:table-cell>
          <table:table-cell table:style-name="ce20" office:value-type="float" office:value="422">
            <text:p>422</text:p>
          </table:table-cell>
          <table:table-cell table:style-name="ce20" office:value-type="float" office:value="192">
            <text:p>192</text:p>
          </table:table-cell>
          <table:table-cell table:style-name="ce20" office:value-type="float" office:value="141">
            <text:p>141</text:p>
          </table:table-cell>
          <table:table-cell table:style-name="ce20" office:value-type="float" office:value="110">
            <text:p>110</text:p>
          </table:table-cell>
          <table:table-cell table:style-name="ce20" office:value-type="float" office:value="3">
            <text:p>3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6338">
            <text:p>6,338</text:p>
          </table:table-cell>
          <table:table-cell table:style-name="ce20" office:value-type="float" office:value="350">
            <text:p>350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134">
            <text:p>134</text:p>
          </table:table-cell>
          <table:table-cell table:style-name="ce20" office:value-type="float" office:value="132">
            <text:p>132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6449">
            <text:p>6,449</text:p>
          </table:table-cell>
          <table:table-cell table:style-name="ce20" office:value-type="float" office:value="239">
            <text:p>239</text:p>
          </table:table-cell>
          <table:table-cell table:style-name="ce20" office:value-type="float" office:value="59">
            <text:p>59</text:p>
          </table:table-cell>
          <table:table-cell table:style-name="ce20" office:value-type="float" office:value="204">
            <text:p>204</text:p>
          </table:table-cell>
          <table:table-cell table:style-name="ce20" office:value-type="float" office:value="80">
            <text:p>8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 office:value-type="string">
            <text:p><text:s text:c="2"/>322</text:p>
          </table:table-cell>
          <table:table-cell table:style-name="ce7" office:value-type="string">
            <text:p>PAPER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1849">
            <text:p>1,849</text:p>
          </table:table-cell>
          <table:table-cell table:style-name="ce20" office:value-type="float" office:value="2108">
            <text:p>2,108</text:p>
          </table:table-cell>
          <table:table-cell table:number-columns-repeated="6" table:style-name="ce20" office:value-type="string">
            <text:p>--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2579">
            <text:p>2,579</text:p>
          </table:table-cell>
          <table:table-cell table:style-name="ce20" office:value-type="float" office:value="1378">
            <text:p>1,378</text:p>
          </table:table-cell>
          <table:table-cell table:style-name="ce20" office:value-type="float" office:value="598">
            <text:p>598</text:p>
          </table:table-cell>
          <table:table-cell table:style-name="ce20" office:value-type="float" office:value="428">
            <text:p>428</text:p>
          </table:table-cell>
          <table:table-cell table:style-name="ce20" office:value-type="float" office:value="345">
            <text:p>345</text:p>
          </table:table-cell>
          <table:table-cell table:style-name="ce20" office:value-type="float" office:value="63">
            <text:p>63</text:p>
          </table:table-cell>
          <table:table-cell table:style-name="ce20" office:value-type="float" office:value="121">
            <text:p>121</text:p>
          </table:table-cell>
          <table:table-cell table:style-name="ce20" office:value-type="float" office:value="163">
            <text:p>163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3185">
            <text:p>3,185</text:p>
          </table:table-cell>
          <table:table-cell table:style-name="ce20" office:value-type="float" office:value="772">
            <text:p>772</text:p>
          </table:table-cell>
          <table:table-cell table:style-name="ce20" office:value-type="float" office:value="297">
            <text:p>297</text:p>
          </table:table-cell>
          <table:table-cell table:style-name="ce20" office:value-type="float" office:value="340">
            <text:p>340</text:p>
          </table:table-cell>
          <table:table-cell table:style-name="ce20" office:value-type="float" office:value="41">
            <text:p>41</text:p>
          </table:table-cell>
          <table:table-cell table:style-name="ce20" office:value-type="string">
            <text:p>W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213">
            <text:p>213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3156">
            <text:p>3,156</text:p>
          </table:table-cell>
          <table:table-cell table:style-name="ce20" office:value-type="float" office:value="801">
            <text:p>801</text:p>
          </table:table-cell>
          <table:table-cell table:style-name="ce20" office:value-type="float" office:value="321">
            <text:p>321</text:p>
          </table:table-cell>
          <table:table-cell table:style-name="ce20" office:value-type="float" office:value="270">
            <text:p>270</text:p>
          </table:table-cell>
          <table:table-cell table:style-name="ce20" office:value-type="float" office:value="127">
            <text:p>127</text:p>
          </table:table-cell>
          <table:table-cell table:number-columns-repeated="2" table:style-name="ce20" office:value-type="float" office:value="4">
            <text:p>4</text:p>
          </table:table-cell>
          <table:table-cell table:style-name="ce20" office:value-type="float" office:value="229">
            <text:p>229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3712">
            <text:p>3,712</text:p>
          </table:table-cell>
          <table:table-cell table:style-name="ce20" office:value-type="float" office:value="245">
            <text:p>245</text:p>
          </table:table-cell>
          <table:table-cell table:style-name="ce20" office:value-type="float" office:value="131">
            <text:p>131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91">
            <text:p>91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3747">
            <text:p>3,747</text:p>
          </table:table-cell>
          <table:table-cell table:style-name="ce20" office:value-type="float" office:value="210">
            <text:p>210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150">
            <text:p>15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3252">
            <text:p>3,252</text:p>
          </table:table-cell>
          <table:table-cell table:style-name="ce20" office:value-type="float" office:value="705">
            <text:p>705</text:p>
          </table:table-cell>
          <table:table-cell table:style-name="ce20" office:value-type="string">
            <text:p>--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89">
            <text:p>89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275">
            <text:p>275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3494">
            <text:p>3,494</text:p>
          </table:table-cell>
          <table:table-cell table:style-name="ce20" office:value-type="float" office:value="463">
            <text:p>463</text:p>
          </table:table-cell>
          <table:table-cell table:style-name="ce20" office:value-type="string">
            <text:p>--</text:p>
          </table:table-cell>
          <table:table-cell table:style-name="ce20" office:value-type="float" office:value="194">
            <text:p>194</text:p>
          </table:table-cell>
          <table:table-cell table:style-name="ce20" office:value-type="float" office:value="35">
            <text:p>35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246">
            <text:p>246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3304">
            <text:p>3,304</text:p>
          </table:table-cell>
          <table:table-cell table:style-name="ce20" office:value-type="float" office:value="653">
            <text:p>653</text:p>
          </table:table-cell>
          <table:table-cell table:style-name="ce20" office:value-type="float" office:value="429">
            <text:p>429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57">
            <text:p>157</text:p>
          </table:table-cell>
          <table:table-cell table:style-name="ce20" office:value-type="string">
            <text:p>W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41">
            <text:p>141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3056">
            <text:p>3,056</text:p>
          </table:table-cell>
          <table:table-cell table:style-name="ce20" office:value-type="float" office:value="901">
            <text:p>901</text:p>
          </table:table-cell>
          <table:table-cell table:style-name="ce20" office:value-type="float" office:value="629">
            <text:p>629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194">
            <text:p>194</text:p>
          </table:table-cell>
          <table:table-cell table:style-name="ce20" office:value-type="string">
            <text:p>W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04">
            <text:p>20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3519">
            <text:p>3,519</text:p>
          </table:table-cell>
          <table:table-cell table:style-name="ce20" office:value-type="float" office:value="438">
            <text:p>438</text:p>
          </table:table-cell>
          <table:table-cell table:style-name="ce20" office:value-type="float" office:value="247">
            <text:p>247</text:p>
          </table:table-cell>
          <table:table-cell table:style-name="ce20" office:value-type="string">
            <text:p>W</text:p>
          </table:table-cell>
          <table:table-cell table:style-name="ce20" office:value-type="float" office:value="99">
            <text:p>99</text:p>
          </table:table-cell>
          <table:table-cell table:number-columns-repeated="2" table:style-name="ce20" office:value-type="float" office:value="4">
            <text:p>4</text:p>
          </table:table-cell>
          <table:table-cell table:style-name="ce20" office:value-type="float" office:value="153">
            <text:p>153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3664">
            <text:p>3,664</text:p>
          </table:table-cell>
          <table:table-cell table:style-name="ce20" office:value-type="float" office:value="293">
            <text:p>293</text:p>
          </table:table-cell>
          <table:table-cell table:style-name="ce20" office:value-type="float" office:value="102">
            <text:p>102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83">
            <text:p>83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146">
            <text:p>146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3082">
            <text:p>3,082</text:p>
          </table:table-cell>
          <table:table-cell table:style-name="ce20" office:value-type="float" office:value="875">
            <text:p>875</text:p>
          </table:table-cell>
          <table:table-cell table:style-name="ce20" office:value-type="float" office:value="643">
            <text:p>643</text:p>
          </table:table-cell>
          <table:table-cell table:style-name="ce20" office:value-type="float" office:value="46">
            <text:p>46</text:p>
          </table:table-cell>
          <table:table-cell table:style-name="ce20" office:value-type="float" office:value="206">
            <text:p>206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163">
            <text:p>163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3320">
            <text:p>3,320</text:p>
          </table:table-cell>
          <table:table-cell table:style-name="ce20" office:value-type="float" office:value="637">
            <text:p>637</text:p>
          </table:table-cell>
          <table:table-cell table:style-name="ce20" office:value-type="float" office:value="282">
            <text:p>282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201">
            <text:p>201</text:p>
          </table:table-cell>
          <table:table-cell table:style-name="ce20" office:value-type="string">
            <text:p>W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76">
            <text:p>176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3038">
            <text:p>3,038</text:p>
          </table:table-cell>
          <table:table-cell table:style-name="ce20" office:value-type="float" office:value="919">
            <text:p>919</text:p>
          </table:table-cell>
          <table:table-cell table:style-name="ce20" office:value-type="float" office:value="558">
            <text:p>558</text:p>
          </table:table-cell>
          <table:table-cell table:style-name="ce20" office:value-type="float" office:value="76">
            <text:p>76</text:p>
          </table:table-cell>
          <table:table-cell table:style-name="ce20" office:value-type="float" office:value="286">
            <text:p>286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42">
            <text:p>42</text:p>
          </table:table-cell>
          <table:table-cell table:style-name="ce20" office:value-type="float" office:value="162">
            <text:p>162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2907">
            <text:p>2,907</text:p>
          </table:table-cell>
          <table:table-cell table:style-name="ce20" office:value-type="float" office:value="1050">
            <text:p>1,050</text:p>
          </table:table-cell>
          <table:table-cell table:style-name="ce20" office:value-type="float" office:value="432">
            <text:p>432</text:p>
          </table:table-cell>
          <table:table-cell table:style-name="ce20" office:value-type="float" office:value="285">
            <text:p>285</text:p>
          </table:table-cell>
          <table:table-cell table:style-name="ce20" office:value-type="float" office:value="498">
            <text:p>498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45">
            <text:p>45</text:p>
          </table:table-cell>
          <table:table-cell table:style-name="ce20" office:value-type="float" office:value="133">
            <text:p>133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3277">
            <text:p>3,277</text:p>
          </table:table-cell>
          <table:table-cell table:style-name="ce20" office:value-type="float" office:value="680">
            <text:p>680</text:p>
          </table:table-cell>
          <table:table-cell table:style-name="ce20" office:value-type="float" office:value="352">
            <text:p>352</text:p>
          </table:table-cell>
          <table:table-cell table:style-name="ce20" office:value-type="float" office:value="194">
            <text:p>194</text:p>
          </table:table-cell>
          <table:table-cell table:style-name="ce20" office:value-type="float" office:value="337">
            <text:p>337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48">
            <text:p>48</text:p>
          </table:table-cell>
          <table:table-cell table:style-name="ce20" office:value-type="string">
            <text:p>Q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3439">
            <text:p>3,439</text:p>
          </table:table-cell>
          <table:table-cell table:style-name="ce20" office:value-type="float" office:value="518">
            <text:p>518</text:p>
          </table:table-cell>
          <table:table-cell table:style-name="ce20" office:value-type="float" office:value="273">
            <text:p>273</text:p>
          </table:table-cell>
          <table:table-cell table:style-name="ce20" office:value-type="float" office:value="200">
            <text:p>200</text:p>
          </table:table-cell>
          <table:table-cell table:style-name="ce20" office:value-type="float" office:value="240">
            <text:p>240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72">
            <text:p>72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3718">
            <text:p>3,718</text:p>
          </table:table-cell>
          <table:table-cell table:style-name="ce20" office:value-type="float" office:value="239">
            <text:p>239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121">
            <text:p>121</text:p>
          </table:table-cell>
          <table:table-cell table:style-name="ce20" office:value-type="string">
            <text:p>Q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94">
            <text:p>94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 office:value-type="string">
            <text:p><text:s text:c="6"/>322110</text:p>
          </table:table-cell>
          <table:table-cell table:style-name="ce7" office:value-type="string">
            <text:p><text:s text:c="2"/>Pulp Mills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28">
            <text:p>28</text:p>
          </table:table-cell>
          <table:table-cell table:number-columns-repeated="6" table:style-name="ce20" office:value-type="string">
            <text:p>--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4">
            <text:p>14</text:p>
          </table:table-cell>
          <table:table-cell table:number-columns-repeated="2" table:style-name="ce20" office:value-type="float" office:value="4">
            <text:p>4</text:p>
          </table:table-cell>
          <table:table-cell table:number-columns-repeated="3"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6">
            <text:p>6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0">
            <text:p>10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number-columns-repeated="3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22">
            <text:p>22</text:p>
          </table:table-cell>
          <table:table-cell table:style-name="ce20" office:value-type="string">
            <text:p>--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5">
            <text:p>5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number-columns-repeated="2" table:style-name="ce20" office:value-type="float" office:value="16">
            <text:p>16</text:p>
          </table:table-cell>
          <table:table-cell table:style-name="ce20" office:value-type="string">
            <text:p>--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4">
            <text:p>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17">
            <text:p>17</text:p>
          </table:table-cell>
          <table:table-cell table:number-columns-repeated="2" table:style-name="ce20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27">
            <text:p>27</text:p>
          </table:table-cell>
          <table:table-cell table:number-columns-repeated="2" table:style-name="ce20" office:value-type="float" office:value="5">
            <text:p>5</text:p>
          </table:table-cell>
          <table:table-cell table:number-columns-repeated="5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18">
            <text:p>18</text:p>
          </table:table-cell>
          <table:table-cell table:number-columns-repeated="2" table:style-name="ce20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0">
            <text:p>10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0">
            <text:p>10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number-columns-repeated="2" table:style-name="ce20" office:value-type="float" office:value="16">
            <text:p>16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9">
            <text:p>9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 office:value-type="string">
            <text:p><text:s text:c="6"/>322121</text:p>
          </table:table-cell>
          <table:table-cell table:style-name="ce7" office:value-type="string">
            <text:p><text:s text:c="2"/>Paper Mills, except Newsprint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239">
            <text:p>239</text:p>
          </table:table-cell>
          <table:table-cell table:number-columns-repeated="6" table:style-name="ce20" office:value-type="string">
            <text:p>--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102">
            <text:p>102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132">
            <text:p>132</text:p>
          </table:table-cell>
          <table:table-cell table:style-name="ce20" office:value-type="float" office:value="44">
            <text:p>44</text:p>
          </table:table-cell>
          <table:table-cell table:style-name="ce20" office:value-type="float" office:value="52">
            <text:p>52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6">
            <text:p>6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171">
            <text:p>171</text:p>
          </table:table-cell>
          <table:table-cell table:style-name="ce20" office:value-type="float" office:value="117">
            <text:p>117</text:p>
          </table:table-cell>
          <table:table-cell table:style-name="ce20" office:value-type="float" office:value="67">
            <text:p>67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26">
            <text:p>26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173">
            <text:p>173</text:p>
          </table:table-cell>
          <table:table-cell table:style-name="ce20" office:value-type="float" office:value="115">
            <text:p>115</text:p>
          </table:table-cell>
          <table:table-cell table:style-name="ce20" office:value-type="float" office:value="73">
            <text:p>73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11">
            <text:p>11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27">
            <text:p>27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224">
            <text:p>224</text:p>
          </table:table-cell>
          <table:table-cell table:style-name="ce20" office:value-type="float" office:value="64">
            <text:p>64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14">
            <text:p>14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23">
            <text:p>23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248">
            <text:p>248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9">
            <text:p>9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21">
            <text:p>21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178">
            <text:p>178</text:p>
          </table:table-cell>
          <table:table-cell table:style-name="ce20" office:value-type="float" office:value="110">
            <text:p>110</text:p>
          </table:table-cell>
          <table:table-cell table:style-name="ce20" office:value-type="string">
            <text:p>--</text:p>
          </table:table-cell>
          <table:table-cell table:style-name="ce20" office:value-type="float" office:value="86">
            <text:p>86</text:p>
          </table:table-cell>
          <table:table-cell table:style-name="ce20" office:value-type="float" office:value="7">
            <text:p>7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21">
            <text:p>21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199">
            <text:p>199</text:p>
          </table:table-cell>
          <table:table-cell table:style-name="ce20" office:value-type="float" office:value="89">
            <text:p>89</text:p>
          </table:table-cell>
          <table:table-cell table:style-name="ce20" office:value-type="string">
            <text:p>--</text:p>
          </table:table-cell>
          <table:table-cell table:style-name="ce20" office:value-type="float" office:value="57">
            <text:p>57</text:p>
          </table:table-cell>
          <table:table-cell table:style-name="ce20" office:value-type="float" office:value="14">
            <text:p>14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24">
            <text:p>2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173">
            <text:p>173</text:p>
          </table:table-cell>
          <table:table-cell table:style-name="ce20" office:value-type="float" office:value="115">
            <text:p>115</text:p>
          </table:table-cell>
          <table:table-cell table:style-name="ce20" office:value-type="float" office:value="83">
            <text:p>83</text:p>
          </table:table-cell>
          <table:table-cell table:style-name="ce20" office:value-type="string">
            <text:p>W</text:p>
          </table:table-cell>
          <table:table-cell table:style-name="ce20" office:value-type="float" office:value="37">
            <text:p>37</text:p>
          </table:table-cell>
          <table:table-cell table:style-name="ce20" office:value-type="string">
            <text:p>W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17">
            <text:p>17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150">
            <text:p>150</text:p>
          </table:table-cell>
          <table:table-cell table:style-name="ce20" office:value-type="float" office:value="138">
            <text:p>138</text:p>
          </table:table-cell>
          <table:table-cell table:style-name="ce20" office:value-type="float" office:value="105">
            <text:p>105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24">
            <text:p>2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212">
            <text:p>212</text:p>
          </table:table-cell>
          <table:table-cell table:style-name="ce20" office:value-type="float" office:value="76">
            <text:p>76</text:p>
          </table:table-cell>
          <table:table-cell table:style-name="ce20" office:value-type="float" office:value="52">
            <text:p>52</text:p>
          </table:table-cell>
          <table:table-cell table:style-name="ce20" office:value-type="string">
            <text:p>W</text:p>
          </table:table-cell>
          <table:table-cell table:style-name="ce20" office:value-type="float" office:value="7">
            <text:p>7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21">
            <text:p>21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251">
            <text:p>251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20">
            <text:p>2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150">
            <text:p>150</text:p>
          </table:table-cell>
          <table:table-cell table:style-name="ce20" office:value-type="float" office:value="138">
            <text:p>138</text:p>
          </table:table-cell>
          <table:table-cell table:style-name="ce20" office:value-type="float" office:value="97">
            <text:p>97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32">
            <text:p>32</text:p>
          </table:table-cell>
          <table:table-cell table:style-name="ce20" office:value-type="string">
            <text:p>W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23">
            <text:p>23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203">
            <text:p>203</text:p>
          </table:table-cell>
          <table:table-cell table:style-name="ce20" office:value-type="float" office:value="85">
            <text:p>85</text:p>
          </table:table-cell>
          <table:table-cell table:style-name="ce20" office:value-type="float" office:value="52">
            <text:p>52</text:p>
          </table:table-cell>
          <table:table-cell table:style-name="ce20" office:value-type="string">
            <text:p>W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24">
            <text:p>2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125">
            <text:p>125</text:p>
          </table:table-cell>
          <table:table-cell table:style-name="ce20" office:value-type="float" office:value="75">
            <text:p>75</text:p>
          </table:table-cell>
          <table:table-cell table:number-columns-repeated="2" table:style-name="ce20" office:value-type="float" office:value="20">
            <text:p>20</text:p>
          </table:table-cell>
          <table:table-cell table:style-name="ce20" office:value-type="string">
            <text:p>W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24">
            <text:p>2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188">
            <text:p>188</text:p>
          </table:table-cell>
          <table:table-cell table:style-name="ce20" office:value-type="float" office:value="113">
            <text:p>113</text:p>
          </table:table-cell>
          <table:table-cell table:style-name="ce20" office:value-type="float" office:value="44">
            <text:p>44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0">
            <text:p>1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153">
            <text:p>153</text:p>
          </table:table-cell>
          <table:table-cell table:style-name="ce20" office:value-type="float" office:value="135">
            <text:p>135</text:p>
          </table:table-cell>
          <table:table-cell table:style-name="ce20" office:value-type="float" office:value="95">
            <text:p>95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172">
            <text:p>172</text:p>
          </table:table-cell>
          <table:table-cell table:style-name="ce20" office:value-type="float" office:value="116">
            <text:p>116</text:p>
          </table:table-cell>
          <table:table-cell table:style-name="ce20" office:value-type="float" office:value="64">
            <text:p>64</text:p>
          </table:table-cell>
          <table:table-cell table:style-name="ce20" office:value-type="float" office:value="42">
            <text:p>42</text:p>
          </table:table-cell>
          <table:table-cell table:style-name="ce20" office:value-type="float" office:value="57">
            <text:p>57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202">
            <text:p>202</text:p>
          </table:table-cell>
          <table:table-cell table:style-name="ce20" office:value-type="float" office:value="86">
            <text:p>86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36">
            <text:p>36</text:p>
          </table:table-cell>
          <table:table-cell table:number-columns-repeated="2" table:style-name="ce20" office:value-type="float" office:value="6">
            <text:p>6</text:p>
          </table:table-cell>
          <table:table-cell table:style-name="ce20" office:value-type="float" office:value="47">
            <text:p>47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 office:value-type="string">
            <text:p><text:s text:c="6"/>322122</text:p>
          </table:table-cell>
          <table:table-cell table:style-name="ce7" office:value-type="string">
            <text:p><text:s text:c="2"/>Newsprint Mills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7">
            <text:p>17</text:p>
          </table:table-cell>
          <table:table-cell table:number-columns-repeated="6" table:style-name="ce20" office:value-type="string">
            <text:p>--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1">
            <text:p>11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3">
            <text:p>3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14">
            <text:p>14</text:p>
          </table:table-cell>
          <table:table-cell table:number-columns-repeated="2" table:style-name="ce20" office:value-type="float" office:value="6">
            <text:p>6</text:p>
          </table:table-cell>
          <table:table-cell table:number-columns-repeated="5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20">
            <text:p>20</text:p>
          </table:table-cell>
          <table:table-cell table:number-columns-repeated="7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number-columns-repeated="3" table:style-name="ce20" office:value-type="string">
            <text:p>W</text:p>
          </table:table-cell>
          <table:table-cell table:number-columns-repeated="5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1">
            <text:p>11</text:p>
          </table:table-cell>
          <table:table-cell table:style-name="ce20" office:value-type="string">
            <text:p>--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--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3">
            <text:p>3</text:p>
          </table:table-cell>
          <table:table-cell table:style-name="ce20" office:value-type="string">
            <text:p>W</text:p>
          </table:table-cell>
          <table:table-cell table:style-name="ce20" office:value-type="float" office:value="3">
            <text:p>3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12">
            <text:p>12</text:p>
          </table:table-cell>
          <table:table-cell table:number-columns-repeated="2" table:style-name="ce20" office:value-type="float" office:value="8">
            <text:p>8</text:p>
          </table:table-cell>
          <table:table-cell table:style-name="ce20" office:value-type="string">
            <text:p>W</text:p>
          </table:table-cell>
          <table:table-cell table:style-name="ce20" office:value-type="float" office:value="5">
            <text:p>5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20">
            <text:p>20</text:p>
          </table:table-cell>
          <table:table-cell table:number-columns-repeated="7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12">
            <text:p>12</text:p>
          </table:table-cell>
          <table:table-cell table:number-columns-repeated="2" table:style-name="ce20" office:value-type="float" office:value="8">
            <text:p>8</text:p>
          </table:table-cell>
          <table:table-cell table:number-columns-repeated="2"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17">
            <text:p>17</text:p>
          </table:table-cell>
          <table:table-cell table:number-columns-repeated="2" table:style-name="ce20" office:value-type="float" office:value="3">
            <text:p>3</text:p>
          </table:table-cell>
          <table:table-cell table:number-columns-repeated="5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W</text:p>
          </table:table-cell>
          <table:table-cell table:style-name="ce20" office:value-type="float" office:value="3">
            <text:p>3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6">
            <text:p>6</text:p>
          </table:table-cell>
          <table:table-cell table:style-name="ce20" office:value-type="string">
            <text:p>W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W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3">
            <text:p>3</text:p>
          </table:table-cell>
          <table:table-cell table:number-columns-repeated="2" table:style-name="ce20" office:value-type="string">
            <text:p>W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 office:value-type="string">
            <text:p><text:s text:c="6"/>322130</text:p>
          </table:table-cell>
          <table:table-cell table:style-name="ce7" office:value-type="string">
            <text:p><text:s text:c="2"/>Paperboard Mills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33">
            <text:p>33</text:p>
          </table:table-cell>
          <table:table-cell table:style-name="ce20" office:value-type="float" office:value="167">
            <text:p>167</text:p>
          </table:table-cell>
          <table:table-cell table:number-columns-repeated="6" table:style-name="ce20" office:value-type="string">
            <text:p>--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80">
            <text:p>80</text:p>
          </table:table-cell>
          <table:table-cell table:style-name="ce20" office:value-type="float" office:value="120">
            <text:p>120</text:p>
          </table:table-cell>
          <table:table-cell table:style-name="ce20" office:value-type="float" office:value="85">
            <text:p>85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6">
            <text:p>16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119">
            <text:p>119</text:p>
          </table:table-cell>
          <table:table-cell table:style-name="ce20" office:value-type="float" office:value="81">
            <text:p>81</text:p>
          </table:table-cell>
          <table:table-cell table:style-name="ce20" office:value-type="float" office:value="48">
            <text:p>48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0">
            <text:p>10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20">
            <text:p>2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116">
            <text:p>116</text:p>
          </table:table-cell>
          <table:table-cell table:style-name="ce20" office:value-type="float" office:value="84">
            <text:p>84</text:p>
          </table:table-cell>
          <table:table-cell table:style-name="ce20" office:value-type="float" office:value="52">
            <text:p>52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7">
            <text:p>7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20">
            <text:p>2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162">
            <text:p>162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4">
            <text:p>1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2">
            <text:p>12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170">
            <text:p>170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4">
            <text:p>1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116">
            <text:p>116</text:p>
          </table:table-cell>
          <table:table-cell table:style-name="ce20" office:value-type="float" office:value="84">
            <text:p>84</text:p>
          </table:table-cell>
          <table:table-cell table:style-name="ce20" office:value-type="string">
            <text:p>--</text:p>
          </table:table-cell>
          <table:table-cell table:style-name="ce20" office:value-type="float" office:value="63">
            <text:p>63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16">
            <text:p>16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145">
            <text:p>145</text:p>
          </table:table-cell>
          <table:table-cell table:style-name="ce20" office:value-type="float" office:value="55">
            <text:p>55</text:p>
          </table:table-cell>
          <table:table-cell table:style-name="ce20" office:value-type="string">
            <text:p>--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7">
            <text:p>7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20">
            <text:p>2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116">
            <text:p>116</text:p>
          </table:table-cell>
          <table:table-cell table:style-name="ce20" office:value-type="float" office:value="84">
            <text:p>84</text:p>
          </table:table-cell>
          <table:table-cell table:style-name="ce20" office:value-type="float" office:value="58">
            <text:p>58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13">
            <text:p>13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115">
            <text:p>115</text:p>
          </table:table-cell>
          <table:table-cell table:style-name="ce20" office:value-type="float" office:value="85">
            <text:p>85</text:p>
          </table:table-cell>
          <table:table-cell table:style-name="ce20" office:value-type="float" office:value="55">
            <text:p>55</text:p>
          </table:table-cell>
          <table:table-cell table:style-name="ce20" office:value-type="string">
            <text:p>W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14">
            <text:p>1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146">
            <text:p>146</text:p>
          </table:table-cell>
          <table:table-cell table:style-name="ce20" office:value-type="float" office:value="54">
            <text:p>54</text:p>
          </table:table-cell>
          <table:table-cell table:style-name="ce20" office:value-type="float" office:value="37">
            <text:p>37</text:p>
          </table:table-cell>
          <table:table-cell table:style-name="ce20" office:value-type="string">
            <text:p>W</text:p>
          </table:table-cell>
          <table:table-cell table:style-name="ce20" office:value-type="float" office:value="13">
            <text:p>13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7">
            <text:p>17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173">
            <text:p>173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7">
            <text:p>7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4">
            <text:p>1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94">
            <text:p>94</text:p>
          </table:table-cell>
          <table:table-cell table:style-name="ce20" office:value-type="float" office:value="106">
            <text:p>106</text:p>
          </table:table-cell>
          <table:table-cell table:style-name="ce20" office:value-type="float" office:value="76">
            <text:p>76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20">
            <text:p>2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153">
            <text:p>153</text:p>
          </table:table-cell>
          <table:table-cell table:style-name="ce20" office:value-type="float" office:value="47">
            <text:p>47</text:p>
          </table:table-cell>
          <table:table-cell table:style-name="ce20" office:value-type="float" office:value="30">
            <text:p>30</text:p>
          </table:table-cell>
          <table:table-cell table:style-name="ce20" office:value-type="string">
            <text:p>W</text:p>
          </table:table-cell>
          <table:table-cell table:style-name="ce20" office:value-type="float" office:value="9">
            <text:p>9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2">
            <text:p>12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132">
            <text:p>132</text:p>
          </table:table-cell>
          <table:table-cell table:style-name="ce20" office:value-type="float" office:value="68">
            <text:p>68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16">
            <text:p>16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88">
            <text:p>88</text:p>
          </table:table-cell>
          <table:table-cell table:style-name="ce20" office:value-type="float" office:value="112">
            <text:p>112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65">
            <text:p>65</text:p>
          </table:table-cell>
          <table:table-cell table:style-name="ce20" office:value-type="string">
            <text:p>W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9">
            <text:p>9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124">
            <text:p>124</text:p>
          </table:table-cell>
          <table:table-cell table:style-name="ce20" office:value-type="float" office:value="76">
            <text:p>76</text:p>
          </table:table-cell>
          <table:table-cell table:style-name="ce20" office:value-type="float" office:value="54">
            <text:p>54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125">
            <text:p>125</text:p>
          </table:table-cell>
          <table:table-cell table:style-name="ce20" office:value-type="float" office:value="75">
            <text:p>75</text:p>
          </table:table-cell>
          <table:table-cell table:style-name="ce20" office:value-type="float" office:value="42">
            <text:p>42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30">
            <text:p>30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176">
            <text:p>176</text:p>
          </table:table-cell>
          <table:table-cell table:style-name="ce20" office:value-type="float" office:value="24">
            <text:p>24</text:p>
          </table:table-cell>
          <table:table-cell table:style-name="ce20" office:value-type="string">
            <text:p>W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 office:value-type="string">
            <text:p><text:s text:c="2"/>323</text:p>
          </table:table-cell>
          <table:table-cell table:style-name="ce7" office:value-type="string">
            <text:p>PRINTING AND RELATED SUPPORT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12746">
            <text:p>12,746</text:p>
          </table:table-cell>
          <table:table-cell table:style-name="ce20" office:value-type="float" office:value="6171">
            <text:p>6,171</text:p>
          </table:table-cell>
          <table:table-cell table:number-columns-repeated="6" table:style-name="ce20" office:value-type="string">
            <text:p>--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16486">
            <text:p>16,486</text:p>
          </table:table-cell>
          <table:table-cell table:style-name="ce20" office:value-type="float" office:value="2431">
            <text:p>2,431</text:p>
          </table:table-cell>
          <table:table-cell table:style-name="ce20" office:value-type="float" office:value="969">
            <text:p>969</text:p>
          </table:table-cell>
          <table:table-cell table:style-name="ce20" office:value-type="float" office:value="717">
            <text:p>717</text:p>
          </table:table-cell>
          <table:table-cell table:style-name="ce20" office:value-type="float" office:value="331">
            <text:p>331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float" office:value="607">
            <text:p>607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17648">
            <text:p>17,648</text:p>
          </table:table-cell>
          <table:table-cell table:style-name="ce20" office:value-type="float" office:value="1269">
            <text:p>1,269</text:p>
          </table:table-cell>
          <table:table-cell table:style-name="ce20" office:value-type="float" office:value="264">
            <text:p>264</text:p>
          </table:table-cell>
          <table:table-cell table:style-name="ce20" office:value-type="float" office:value="333">
            <text:p>333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694">
            <text:p>69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17744">
            <text:p>17,744</text:p>
          </table:table-cell>
          <table:table-cell table:style-name="ce20" office:value-type="float" office:value="1173">
            <text:p>1,173</text:p>
          </table:table-cell>
          <table:table-cell table:style-name="ce20" office:value-type="string">
            <text:p>W</text:p>
          </table:table-cell>
          <table:table-cell table:style-name="ce20" office:value-type="float" office:value="246">
            <text:p>246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607">
            <text:p>607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18029">
            <text:p>18,029</text:p>
          </table:table-cell>
          <table:table-cell table:style-name="ce20" office:value-type="float" office:value="888">
            <text:p>888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520">
            <text:p>52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18123">
            <text:p>18,123</text:p>
          </table:table-cell>
          <table:table-cell table:style-name="ce20" office:value-type="float" office:value="794">
            <text:p>794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666">
            <text:p>666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17483">
            <text:p>17,483</text:p>
          </table:table-cell>
          <table:table-cell table:style-name="ce20" office:value-type="float" office:value="1434">
            <text:p>1,434</text:p>
          </table:table-cell>
          <table:table-cell table:style-name="ce20" office:value-type="string">
            <text:p>--</text:p>
          </table:table-cell>
          <table:table-cell table:style-name="ce20" office:value-type="float" office:value="714">
            <text:p>714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715">
            <text:p>715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18132">
            <text:p>18,132</text:p>
          </table:table-cell>
          <table:table-cell table:style-name="ce20" office:value-type="float" office:value="785">
            <text:p>785</text:p>
          </table:table-cell>
          <table:table-cell table:style-name="ce20" office:value-type="string">
            <text:p>--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520">
            <text:p>52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18297">
            <text:p>18,297</text:p>
          </table:table-cell>
          <table:table-cell table:style-name="ce20" office:value-type="float" office:value="620">
            <text:p>62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520">
            <text:p>52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16767">
            <text:p>16,767</text:p>
          </table:table-cell>
          <table:table-cell table:style-name="ce20" office:value-type="float" office:value="2150">
            <text:p>2,150</text:p>
          </table:table-cell>
          <table:table-cell table:style-name="ce20" office:value-type="float" office:value="1346">
            <text:p>1,346</text:p>
          </table:table-cell>
          <table:table-cell table:style-name="ce20" office:value-type="string">
            <text:p>W</text:p>
          </table:table-cell>
          <table:table-cell table:style-name="ce20" office:value-type="float" office:value="339">
            <text:p>339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614">
            <text:p>61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18213">
            <text:p>18,213</text:p>
          </table:table-cell>
          <table:table-cell table:style-name="ce20" office:value-type="float" office:value="704">
            <text:p>704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520">
            <text:p>52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18283">
            <text:p>18,283</text:p>
          </table:table-cell>
          <table:table-cell table:style-name="ce20" office:value-type="float" office:value="634">
            <text:p>634</text:p>
          </table:table-cell>
          <table:table-cell table:style-name="ce20" office:value-type="string">
            <text:p>Q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float" office:value="520">
            <text:p>52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17905">
            <text:p>17,905</text:p>
          </table:table-cell>
          <table:table-cell table:style-name="ce20" office:value-type="float" office:value="1012">
            <text:p>1,012</text:p>
          </table:table-cell>
          <table:table-cell table:style-name="ce20" office:value-type="float" office:value="397">
            <text:p>397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528">
            <text:p>528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16483">
            <text:p>16,483</text:p>
          </table:table-cell>
          <table:table-cell table:style-name="ce20" office:value-type="float" office:value="2434">
            <text:p>2,434</text:p>
          </table:table-cell>
          <table:table-cell table:style-name="ce20" office:value-type="float" office:value="734">
            <text:p>734</text:p>
          </table:table-cell>
          <table:table-cell table:style-name="ce20" office:value-type="string">
            <text:p>Q</text:p>
          </table:table-cell>
          <table:table-cell table:style-name="ce20" office:value-type="float" office:value="541">
            <text:p>54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135">
            <text:p>1,135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16732">
            <text:p>16,732</text:p>
          </table:table-cell>
          <table:table-cell table:style-name="ce20" office:value-type="float" office:value="2185">
            <text:p>2,185</text:p>
          </table:table-cell>
          <table:table-cell table:style-name="ce20" office:value-type="float" office:value="659">
            <text:p>659</text:p>
          </table:table-cell>
          <table:table-cell table:style-name="ce20" office:value-type="string">
            <text:p>Q</text:p>
          </table:table-cell>
          <table:table-cell table:style-name="ce20" office:value-type="float" office:value="333">
            <text:p>333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961">
            <text:p>961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17395">
            <text:p>17,395</text:p>
          </table:table-cell>
          <table:table-cell table:style-name="ce20" office:value-type="float" office:value="1522">
            <text:p>1,522</text:p>
          </table:table-cell>
          <table:table-cell table:style-name="ce20" office:value-type="float" office:value="321">
            <text:p>321</text:p>
          </table:table-cell>
          <table:table-cell table:style-name="ce20" office:value-type="float" office:value="380">
            <text:p>380</text:p>
          </table:table-cell>
          <table:table-cell table:style-name="ce20" office:value-type="float" office:value="333">
            <text:p>333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607">
            <text:p>607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18347">
            <text:p>18,347</text:p>
          </table:table-cell>
          <table:table-cell table:style-name="ce20" office:value-type="float" office:value="570">
            <text:p>570</text:p>
          </table:table-cell>
          <table:table-cell table:style-name="ce20" office:value-type="float" office:value="237">
            <text:p>237</text:p>
          </table:table-cell>
          <table:table-cell table:style-name="ce20" office:value-type="string">
            <text:p>Q</text:p>
          </table:table-cell>
          <table:table-cell table:style-name="ce20" office:value-type="float" office:value="70">
            <text:p>7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18337">
            <text:p>18,337</text:p>
          </table:table-cell>
          <table:table-cell table:style-name="ce20" office:value-type="float" office:value="580">
            <text:p>580</text:p>
          </table:table-cell>
          <table:table-cell table:number-columns-repeated="5"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18675">
            <text:p>18,675</text:p>
          </table:table-cell>
          <table:table-cell table:style-name="ce20" office:value-type="float" office:value="242">
            <text:p>242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>
          <table:table-cell table:style-name="ce7" office:value-type="string">
            <text:p>Actual</text:p>
          </table:table-cell>
          <table:table-cell table:style-name="ce8" office:value-type="string">
            <text:p>Refining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771]" office:value-type="string" office:string-value="Participation in One or More of the Following Types of Activities">
            <text:p>Participation in One or More of the Following Types of Activities</text:p>
          </table:table-cell>
          <table:table-cell table:style-name="ce20" table:formula="of:=IF(ISNUMBER([.C771]);[.C771];0)" office:value-type="float" office:value="570">
            <text:p>570</text:p>
          </table:table-cell>
          <table:table-cell table:style-name="ce20" table:formula="of:=IF(ISNUMBER([.D771]);[.D771];0)" office:value-type="float" office:value="1243">
            <text:p>1,243</text:p>
          </table:table-cell>
          <table:table-cell table:style-name="ce20" table:formula="of:=IF(ISNUMBER([.E771]);[.E771];0)" office:value-type="float" office:value="0">
            <text:p>0</text:p>
          </table:table-cell>
          <table:table-cell table:style-name="ce20" table:formula="of:=IF(ISNUMBER([.F771]);[.F771];0)" office:value-type="float" office:value="0">
            <text:p>0</text:p>
          </table:table-cell>
          <table:table-cell table:style-name="ce20" table:formula="of:=IF(ISNUMBER([.G771]);[.G771];0)" office:value-type="float" office:value="0">
            <text:p>0</text:p>
          </table:table-cell>
          <table:table-cell table:style-name="ce20" table:formula="of:=IF(ISNUMBER([.H771]);[.H771];0)" office:value-type="float" office:value="0">
            <text:p>0</text:p>
          </table:table-cell>
          <table:table-cell table:style-name="ce20" table:formula="of:=IF(ISNUMBER([.I771]);[.I771];0)" office:value-type="float" office:value="0">
            <text:p>0</text:p>
          </table:table-cell>
          <table:table-cell table:style-name="ce20" table:formula="of:=IF(ISNUMBER([.J771]);[.J771];0)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772]" office:value-type="string" office:string-value="  Energy Audit or Assessment">
            <text:p><text:s text:c="2"/>Energy Audit or Assessment</text:p>
          </table:table-cell>
          <table:table-cell table:style-name="ce20" table:formula="of:=IF(ISNUMBER([.C772]);[.C772];0)" office:value-type="float" office:value="1156">
            <text:p>1,156</text:p>
          </table:table-cell>
          <table:table-cell table:style-name="ce20" table:formula="of:=IF(ISNUMBER([.D772]);[.D772];0)" office:value-type="float" office:value="658">
            <text:p>658</text:p>
          </table:table-cell>
          <table:table-cell table:style-name="ce20" table:formula="of:=IF(ISNUMBER([.E772]);[.E772];0)" office:value-type="float" office:value="403">
            <text:p>403</text:p>
          </table:table-cell>
          <table:table-cell table:style-name="ce20" table:formula="of:=IF(ISNUMBER([.F772]);[.F772];0)" office:value-type="float" office:value="132">
            <text:p>132</text:p>
          </table:table-cell>
          <table:table-cell table:style-name="ce20" table:formula="of:=IF(ISNUMBER([.G772]);[.G772];0)" office:value-type="float" office:value="190">
            <text:p>190</text:p>
          </table:table-cell>
          <table:table-cell table:style-name="ce20" table:formula="of:=IF(ISNUMBER([.H772]);[.H772];0)" office:value-type="float" office:value="17">
            <text:p>17</text:p>
          </table:table-cell>
          <table:table-cell table:style-name="ce20" table:formula="of:=IF(ISNUMBER([.I772]);[.I772];0)" office:value-type="float" office:value="4">
            <text:p>4</text:p>
          </table:table-cell>
          <table:table-cell table:style-name="ce20" table:formula="of:=IF(ISNUMBER([.J772]);[.J772];0)" office:value-type="float" office:value="59">
            <text:p>59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773]" office:value-type="string" office:string-value="  Electricity Load Control">
            <text:p><text:s text:c="2"/>Electricity Load Control</text:p>
          </table:table-cell>
          <table:table-cell table:style-name="ce20" table:formula="of:=IF(ISNUMBER([.C773]);[.C773];0)" office:value-type="float" office:value="1398">
            <text:p>1,398</text:p>
          </table:table-cell>
          <table:table-cell table:style-name="ce20" table:formula="of:=IF(ISNUMBER([.D773]);[.D773];0)" office:value-type="float" office:value="415">
            <text:p>415</text:p>
          </table:table-cell>
          <table:table-cell table:style-name="ce20" table:formula="of:=IF(ISNUMBER([.E773]);[.E773];0)" office:value-type="float" office:value="179">
            <text:p>179</text:p>
          </table:table-cell>
          <table:table-cell table:style-name="ce20" table:formula="of:=IF(ISNUMBER([.F773]);[.F773];0)" office:value-type="float" office:value="125">
            <text:p>125</text:p>
          </table:table-cell>
          <table:table-cell table:style-name="ce20" table:formula="of:=IF(ISNUMBER([.G773]);[.G773];0)" office:value-type="float" office:value="83">
            <text:p>83</text:p>
          </table:table-cell>
          <table:table-cell table:style-name="ce20" table:formula="of:=IF(ISNUMBER([.H773]);[.H773];0)" office:value-type="float" office:value="0">
            <text:p>0</text:p>
          </table:table-cell>
          <table:table-cell table:style-name="ce20" table:formula="of:=IF(ISNUMBER([.I773]);[.I773];0)" office:value-type="float" office:value="0">
            <text:p>0</text:p>
          </table:table-cell>
          <table:table-cell table:style-name="ce20" table:formula="of:=IF(ISNUMBER([.J773]);[.J773];0)" office:value-type="float" office:value="121">
            <text:p>121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774]" office:value-type="string" office:string-value="  Power Factor Correction or Improvement">
            <text:p><text:s text:c="2"/>Power Factor Correction or Improvement</text:p>
          </table:table-cell>
          <table:table-cell table:style-name="ce20" table:formula="of:=IF(ISNUMBER([.C774]);[.C774];0)" office:value-type="float" office:value="1489">
            <text:p>1,489</text:p>
          </table:table-cell>
          <table:table-cell table:style-name="ce20" table:formula="of:=IF(ISNUMBER([.D774]);[.D774];0)" office:value-type="float" office:value="325">
            <text:p>325</text:p>
          </table:table-cell>
          <table:table-cell table:style-name="ce20" table:formula="of:=IF(ISNUMBER([.E774]);[.E774];0)" office:value-type="float" office:value="167">
            <text:p>167</text:p>
          </table:table-cell>
          <table:table-cell table:style-name="ce20" table:formula="of:=IF(ISNUMBER([.F774]);[.F774];0)" office:value-type="float" office:value="84">
            <text:p>84</text:p>
          </table:table-cell>
          <table:table-cell table:style-name="ce20" table:formula="of:=IF(ISNUMBER([.G774]);[.G774];0)" office:value-type="float" office:value="0">
            <text:p>0</text:p>
          </table:table-cell>
          <table:table-cell table:style-name="ce20" table:formula="of:=IF(ISNUMBER([.H774]);[.H774];0)" office:value-type="float" office:value="0">
            <text:p>0</text:p>
          </table:table-cell>
          <table:table-cell table:style-name="ce20" table:formula="of:=IF(ISNUMBER([.I774]);[.I774];0)" office:value-type="float" office:value="0">
            <text:p>0</text:p>
          </table:table-cell>
          <table:table-cell table:style-name="ce20" table:formula="of:=IF(ISNUMBER([.J774]);[.J774];0)" office:value-type="float" office:value="87">
            <text:p>87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775]" office:value-type="string" office:string-value="  Equipment Installation or Retrofit for the Primary Purpose of">
            <text:p><text:s text:c="2"/>Equipment Installation or Retrofit for the Primary Purpose of</text:p>
          </table:table-cell>
          <table:table-cell table:style-name="ce20" table:formula="of:=IF(ISNUMBER([.C775]);[.C775];0)" office:value-type="float" office:value="0">
            <text:p>0</text:p>
          </table:table-cell>
          <table:table-cell table:style-name="ce20" table:formula="of:=IF(ISNUMBER([.D775]);[.D775];0)" office:value-type="float" office:value="0">
            <text:p>0</text:p>
          </table:table-cell>
          <table:table-cell table:style-name="ce20" table:formula="of:=IF(ISNUMBER([.E775]);[.E775];0)" office:value-type="float" office:value="0">
            <text:p>0</text:p>
          </table:table-cell>
          <table:table-cell table:style-name="ce20" table:formula="of:=IF(ISNUMBER([.F775]);[.F775];0)" office:value-type="float" office:value="0">
            <text:p>0</text:p>
          </table:table-cell>
          <table:table-cell table:style-name="ce20" table:formula="of:=IF(ISNUMBER([.G775]);[.G775];0)" office:value-type="float" office:value="0">
            <text:p>0</text:p>
          </table:table-cell>
          <table:table-cell table:style-name="ce20" table:formula="of:=IF(ISNUMBER([.H775]);[.H775];0)" office:value-type="float" office:value="0">
            <text:p>0</text:p>
          </table:table-cell>
          <table:table-cell table:style-name="ce20" table:formula="of:=IF(ISNUMBER([.I775]);[.I775];0)" office:value-type="float" office:value="0">
            <text:p>0</text:p>
          </table:table-cell>
          <table:table-cell table:style-name="ce20" table:formula="of:=IF(ISNUMBER([.J775]);[.J775];0)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776]" office:value-type="string" office:string-value="    Using a Different Energy Source (c)">
            <text:p><text:s text:c="4"/>Using a Different Energy Source (c)</text:p>
          </table:table-cell>
          <table:table-cell table:style-name="ce20" table:formula="of:=IF(ISNUMBER([.C776]);[.C776];0)" office:value-type="float" office:value="1630">
            <text:p>1,630</text:p>
          </table:table-cell>
          <table:table-cell table:style-name="ce20" table:formula="of:=IF(ISNUMBER([.D776]);[.D776];0)" office:value-type="float" office:value="183">
            <text:p>183</text:p>
          </table:table-cell>
          <table:table-cell table:style-name="ce20" table:formula="of:=IF(ISNUMBER([.E776]);[.E776];0)" office:value-type="float" office:value="82">
            <text:p>82</text:p>
          </table:table-cell>
          <table:table-cell table:style-name="ce20" table:formula="of:=IF(ISNUMBER([.F776]);[.F776];0)" office:value-type="float" office:value="0">
            <text:p>0</text:p>
          </table:table-cell>
          <table:table-cell table:style-name="ce20" table:formula="of:=IF(ISNUMBER([.G776]);[.G776];0)" office:value-type="float" office:value="65">
            <text:p>65</text:p>
          </table:table-cell>
          <table:table-cell table:style-name="ce20" table:formula="of:=IF(ISNUMBER([.H776]);[.H776];0)" office:value-type="float" office:value="0">
            <text:p>0</text:p>
          </table:table-cell>
          <table:table-cell table:style-name="ce20" table:formula="of:=IF(ISNUMBER([.I776]);[.I776];0)" office:value-type="float" office:value="0">
            <text:p>0</text:p>
          </table:table-cell>
          <table:table-cell table:style-name="ce20" table:formula="of:=IF(ISNUMBER([.J776]);[.J776];0)" office:value-type="float" office:value="66">
            <text:p>66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777]" office:value-type="string" office:string-value="  Standby Generation Program">
            <text:p><text:s text:c="2"/>Standby Generation Program</text:p>
          </table:table-cell>
          <table:table-cell table:style-name="ce20" table:formula="of:=IF(ISNUMBER([.C777]);[.C777];0)" office:value-type="float" office:value="1688">
            <text:p>1,688</text:p>
          </table:table-cell>
          <table:table-cell table:style-name="ce20" table:formula="of:=IF(ISNUMBER([.D777]);[.D777];0)" office:value-type="float" office:value="126">
            <text:p>126</text:p>
          </table:table-cell>
          <table:table-cell table:style-name="ce20" table:formula="of:=IF(ISNUMBER([.E777]);[.E777];0)" office:value-type="float" office:value="61">
            <text:p>61</text:p>
          </table:table-cell>
          <table:table-cell table:style-name="ce20" table:formula="of:=IF(ISNUMBER([.F777]);[.F777];0)" office:value-type="float" office:value="9">
            <text:p>9</text:p>
          </table:table-cell>
          <table:table-cell table:style-name="ce20" table:formula="of:=IF(ISNUMBER([.G777]);[.G777];0)" office:value-type="float" office:value="0">
            <text:p>0</text:p>
          </table:table-cell>
          <table:table-cell table:style-name="ce20" table:formula="of:=IF(ISNUMBER([.H777]);[.H777];0)" office:value-type="float" office:value="0">
            <text:p>0</text:p>
          </table:table-cell>
          <table:table-cell table:style-name="ce20" table:formula="of:=IF(ISNUMBER([.I777]);[.I777];0)" office:value-type="float" office:value="0">
            <text:p>0</text:p>
          </table:table-cell>
          <table:table-cell table:style-name="ce20" table:formula="of:=IF(ISNUMBER([.J777]);[.J777];0)" office:value-type="float" office:value="61">
            <text:p>61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778]" office:value-type="string" office:string-value="  Special Rate Schedule (d)">
            <text:p><text:s text:c="2"/>Special Rate Schedule (d)</text:p>
          </table:table-cell>
          <table:table-cell table:style-name="ce20" table:formula="of:=IF(ISNUMBER([.C778]);[.C778];0)" office:value-type="float" office:value="1441">
            <text:p>1,441</text:p>
          </table:table-cell>
          <table:table-cell table:style-name="ce20" table:formula="of:=IF(ISNUMBER([.D778]);[.D778];0)" office:value-type="float" office:value="372">
            <text:p>372</text:p>
          </table:table-cell>
          <table:table-cell table:style-name="ce20" table:formula="of:=IF(ISNUMBER([.E778]);[.E778];0)" office:value-type="float" office:value="0">
            <text:p>0</text:p>
          </table:table-cell>
          <table:table-cell table:style-name="ce20" table:formula="of:=IF(ISNUMBER([.F778]);[.F778];0)" office:value-type="float" office:value="188">
            <text:p>188</text:p>
          </table:table-cell>
          <table:table-cell table:style-name="ce20" table:formula="of:=IF(ISNUMBER([.G778]);[.G778];0)" office:value-type="float" office:value="81">
            <text:p>81</text:p>
          </table:table-cell>
          <table:table-cell table:style-name="ce20" table:formula="of:=IF(ISNUMBER([.H778]);[.H778];0)" office:value-type="float" office:value="0">
            <text:p>0</text:p>
          </table:table-cell>
          <table:table-cell table:style-name="ce20" table:formula="of:=IF(ISNUMBER([.I778]);[.I778];0)" office:value-type="float" office:value="0">
            <text:p>0</text:p>
          </table:table-cell>
          <table:table-cell table:style-name="ce20" table:formula="of:=IF(ISNUMBER([.J778]);[.J778];0)" office:value-type="float" office:value="105">
            <text:p>105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779]" office:value-type="string" office:string-value="  Interval Metering (e) ">
            <text:p><text:s text:c="2"/>Interval Metering (e) </text:p>
          </table:table-cell>
          <table:table-cell table:style-name="ce20" table:formula="of:=IF(ISNUMBER([.C779]);[.C779];0)" office:value-type="float" office:value="1683">
            <text:p>1,683</text:p>
          </table:table-cell>
          <table:table-cell table:style-name="ce20" table:formula="of:=IF(ISNUMBER([.D779]);[.D779];0)" office:value-type="float" office:value="130">
            <text:p>130</text:p>
          </table:table-cell>
          <table:table-cell table:style-name="ce20" table:formula="of:=IF(ISNUMBER([.E779]);[.E779];0)" office:value-type="float" office:value="0">
            <text:p>0</text:p>
          </table:table-cell>
          <table:table-cell table:style-name="ce20" table:formula="of:=IF(ISNUMBER([.F779]);[.F779];0)" office:value-type="float" office:value="42">
            <text:p>42</text:p>
          </table:table-cell>
          <table:table-cell table:style-name="ce20" table:formula="of:=IF(ISNUMBER([.G779]);[.G779];0)" office:value-type="float" office:value="0">
            <text:p>0</text:p>
          </table:table-cell>
          <table:table-cell table:style-name="ce20" table:formula="of:=IF(ISNUMBER([.H779]);[.H779];0)" office:value-type="float" office:value="0">
            <text:p>0</text:p>
          </table:table-cell>
          <table:table-cell table:style-name="ce20" table:formula="of:=IF(ISNUMBER([.I779]);[.I779];0)" office:value-type="float" office:value="0">
            <text:p>0</text:p>
          </table:table-cell>
          <table:table-cell table:style-name="ce20" table:formula="of:=IF(ISNUMBER([.J779]);[.J779];0)" office:value-type="float" office:value="79">
            <text:p>79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780]" office:value-type="string" office:string-value="  Equipment Installation or Retrofit for the Primary Purpose of ">
            <text:p><text:s text:c="2"/>Equipment Installation or Retrofit for the Primary Purpose of </text:p>
          </table:table-cell>
          <table:table-cell table:style-name="ce20" table:formula="of:=IF(ISNUMBER([.C780]);[.C780];0)" office:value-type="float" office:value="0">
            <text:p>0</text:p>
          </table:table-cell>
          <table:table-cell table:style-name="ce20" table:formula="of:=IF(ISNUMBER([.D780]);[.D780];0)" office:value-type="float" office:value="0">
            <text:p>0</text:p>
          </table:table-cell>
          <table:table-cell table:style-name="ce20" table:formula="of:=IF(ISNUMBER([.E780]);[.E780];0)" office:value-type="float" office:value="0">
            <text:p>0</text:p>
          </table:table-cell>
          <table:table-cell table:style-name="ce20" table:formula="of:=IF(ISNUMBER([.F780]);[.F780];0)" office:value-type="float" office:value="0">
            <text:p>0</text:p>
          </table:table-cell>
          <table:table-cell table:style-name="ce20" table:formula="of:=IF(ISNUMBER([.G780]);[.G780];0)" office:value-type="float" office:value="0">
            <text:p>0</text:p>
          </table:table-cell>
          <table:table-cell table:style-name="ce20" table:formula="of:=IF(ISNUMBER([.H780]);[.H780];0)" office:value-type="float" office:value="0">
            <text:p>0</text:p>
          </table:table-cell>
          <table:table-cell table:style-name="ce20" table:formula="of:=IF(ISNUMBER([.I780]);[.I780];0)" office:value-type="float" office:value="0">
            <text:p>0</text:p>
          </table:table-cell>
          <table:table-cell table:style-name="ce20" table:formula="of:=IF(ISNUMBER([.J780]);[.J780];0)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781]" office:value-type="string" office:string-value="    Improving Energy Efficiency Affecting:">
            <text:p><text:s text:c="4"/>Improving Energy Efficiency Affecting:</text:p>
          </table:table-cell>
          <table:table-cell table:style-name="ce20" table:formula="of:=IF(ISNUMBER([.C781]);[.C781];0)" office:value-type="float" office:value="0">
            <text:p>0</text:p>
          </table:table-cell>
          <table:table-cell table:style-name="ce20" table:formula="of:=IF(ISNUMBER([.D781]);[.D781];0)" office:value-type="float" office:value="0">
            <text:p>0</text:p>
          </table:table-cell>
          <table:table-cell table:style-name="ce20" table:formula="of:=IF(ISNUMBER([.E781]);[.E781];0)" office:value-type="float" office:value="0">
            <text:p>0</text:p>
          </table:table-cell>
          <table:table-cell table:style-name="ce20" table:formula="of:=IF(ISNUMBER([.F781]);[.F781];0)" office:value-type="float" office:value="0">
            <text:p>0</text:p>
          </table:table-cell>
          <table:table-cell table:style-name="ce20" table:formula="of:=IF(ISNUMBER([.G781]);[.G781];0)" office:value-type="float" office:value="0">
            <text:p>0</text:p>
          </table:table-cell>
          <table:table-cell table:style-name="ce20" table:formula="of:=IF(ISNUMBER([.H781]);[.H781];0)" office:value-type="float" office:value="0">
            <text:p>0</text:p>
          </table:table-cell>
          <table:table-cell table:style-name="ce20" table:formula="of:=IF(ISNUMBER([.I781]);[.I781];0)" office:value-type="float" office:value="0">
            <text:p>0</text:p>
          </table:table-cell>
          <table:table-cell table:style-name="ce20" table:formula="of:=IF(ISNUMBER([.J781]);[.J781];0)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782]" office:value-type="string" office:string-value="    Steam Production/System (f)">
            <text:p><text:s text:c="4"/>Steam Production/System (f)</text:p>
          </table:table-cell>
          <table:table-cell table:style-name="ce20" table:formula="of:=IF(ISNUMBER([.C782]);[.C782];0)" office:value-type="float" office:value="1525">
            <text:p>1,525</text:p>
          </table:table-cell>
          <table:table-cell table:style-name="ce20" table:formula="of:=IF(ISNUMBER([.D782]);[.D782];0)" office:value-type="float" office:value="289">
            <text:p>289</text:p>
          </table:table-cell>
          <table:table-cell table:style-name="ce20" table:formula="of:=IF(ISNUMBER([.E782]);[.E782];0)" office:value-type="float" office:value="211">
            <text:p>211</text:p>
          </table:table-cell>
          <table:table-cell table:style-name="ce20" table:formula="of:=IF(ISNUMBER([.F782]);[.F782];0)" office:value-type="float" office:value="39">
            <text:p>39</text:p>
          </table:table-cell>
          <table:table-cell table:style-name="ce20" table:formula="of:=IF(ISNUMBER([.G782]);[.G782];0)" office:value-type="float" office:value="114">
            <text:p>114</text:p>
          </table:table-cell>
          <table:table-cell table:style-name="ce20" table:formula="of:=IF(ISNUMBER([.H782]);[.H782];0)" office:value-type="float" office:value="0">
            <text:p>0</text:p>
          </table:table-cell>
          <table:table-cell table:style-name="ce20" table:formula="of:=IF(ISNUMBER([.I782]);[.I782];0)" office:value-type="float" office:value="0">
            <text:p>0</text:p>
          </table:table-cell>
          <table:table-cell table:style-name="ce20" table:formula="of:=IF(ISNUMBER([.J782]);[.J782];0)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783]" office:value-type="string" office:string-value="    Compressed Air Systems (g)">
            <text:p><text:s text:c="4"/>Compressed Air Systems (g)</text:p>
          </table:table-cell>
          <table:table-cell table:style-name="ce20" table:formula="of:=IF(ISNUMBER([.C783]);[.C783];0)" office:value-type="float" office:value="1573">
            <text:p>1,573</text:p>
          </table:table-cell>
          <table:table-cell table:style-name="ce20" table:formula="of:=IF(ISNUMBER([.D783]);[.D783];0)" office:value-type="float" office:value="241">
            <text:p>241</text:p>
          </table:table-cell>
          <table:table-cell table:style-name="ce20" table:formula="of:=IF(ISNUMBER([.E783]);[.E783];0)" office:value-type="float" office:value="168">
            <text:p>168</text:p>
          </table:table-cell>
          <table:table-cell table:style-name="ce20" table:formula="of:=IF(ISNUMBER([.F783]);[.F783];0)" office:value-type="float" office:value="0">
            <text:p>0</text:p>
          </table:table-cell>
          <table:table-cell table:style-name="ce20" table:formula="of:=IF(ISNUMBER([.G783]);[.G783];0)" office:value-type="float" office:value="51">
            <text:p>51</text:p>
          </table:table-cell>
          <table:table-cell table:style-name="ce20" table:formula="of:=IF(ISNUMBER([.H783]);[.H783];0)" office:value-type="float" office:value="0">
            <text:p>0</text:p>
          </table:table-cell>
          <table:table-cell table:style-name="ce20" table:formula="of:=IF(ISNUMBER([.I783]);[.I783];0)" office:value-type="float" office:value="0">
            <text:p>0</text:p>
          </table:table-cell>
          <table:table-cell table:style-name="ce20" table:formula="of:=IF(ISNUMBER([.J783]);[.J783];0)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784]" office:value-type="string" office:string-value="    Direct/Indirect Process Heating">
            <text:p><text:s text:c="4"/>Direct/Indirect Process Heating</text:p>
          </table:table-cell>
          <table:table-cell table:style-name="ce20" table:formula="of:=IF(ISNUMBER([.C784]);[.C784];0)" office:value-type="float" office:value="1586">
            <text:p>1,586</text:p>
          </table:table-cell>
          <table:table-cell table:style-name="ce20" table:formula="of:=IF(ISNUMBER([.D784]);[.D784];0)" office:value-type="float" office:value="228">
            <text:p>228</text:p>
          </table:table-cell>
          <table:table-cell table:style-name="ce20" table:formula="of:=IF(ISNUMBER([.E784]);[.E784];0)" office:value-type="float" office:value="127">
            <text:p>127</text:p>
          </table:table-cell>
          <table:table-cell table:style-name="ce20" table:formula="of:=IF(ISNUMBER([.F784]);[.F784];0)" office:value-type="float" office:value="0">
            <text:p>0</text:p>
          </table:table-cell>
          <table:table-cell table:style-name="ce20" table:formula="of:=IF(ISNUMBER([.G784]);[.G784];0)" office:value-type="float" office:value="50">
            <text:p>50</text:p>
          </table:table-cell>
          <table:table-cell table:style-name="ce20" table:formula="of:=IF(ISNUMBER([.H784]);[.H784];0)" office:value-type="float" office:value="0">
            <text:p>0</text:p>
          </table:table-cell>
          <table:table-cell table:style-name="ce20" table:formula="of:=IF(ISNUMBER([.I784]);[.I784];0)" office:value-type="float" office:value="0">
            <text:p>0</text:p>
          </table:table-cell>
          <table:table-cell table:style-name="ce20" table:formula="of:=IF(ISNUMBER([.J784]);[.J784];0)" office:value-type="float" office:value="65">
            <text:p>65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785]" office:value-type="string" office:string-value="    Direct Process Cooling, Refrigeration">
            <text:p><text:s text:c="4"/>Direct Process Cooling, Refrigeration</text:p>
          </table:table-cell>
          <table:table-cell table:style-name="ce20" table:formula="of:=IF(ISNUMBER([.C785]);[.C785];0)" office:value-type="float" office:value="1722">
            <text:p>1,722</text:p>
          </table:table-cell>
          <table:table-cell table:style-name="ce20" table:formula="of:=IF(ISNUMBER([.D785]);[.D785];0)" office:value-type="float" office:value="92">
            <text:p>92</text:p>
          </table:table-cell>
          <table:table-cell table:style-name="ce20" table:formula="of:=IF(ISNUMBER([.E785]);[.E785];0)" office:value-type="float" office:value="24">
            <text:p>24</text:p>
          </table:table-cell>
          <table:table-cell table:style-name="ce20" table:formula="of:=IF(ISNUMBER([.F785]);[.F785];0)" office:value-type="float" office:value="0">
            <text:p>0</text:p>
          </table:table-cell>
          <table:table-cell table:style-name="ce20" table:formula="of:=IF(ISNUMBER([.G785]);[.G785];0)" office:value-type="float" office:value="16">
            <text:p>16</text:p>
          </table:table-cell>
          <table:table-cell table:style-name="ce20" table:formula="of:=IF(ISNUMBER([.H785]);[.H785];0)" office:value-type="float" office:value="0">
            <text:p>0</text:p>
          </table:table-cell>
          <table:table-cell table:style-name="ce20" table:formula="of:=IF(ISNUMBER([.I785]);[.I785];0)" office:value-type="float" office:value="0">
            <text:p>0</text:p>
          </table:table-cell>
          <table:table-cell table:style-name="ce20" table:formula="of:=IF(ISNUMBER([.J785]);[.J785];0)" office:value-type="float" office:value="57">
            <text:p>57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786]" office:value-type="string" office:string-value="    Direct Machine Drive (h)">
            <text:p><text:s text:c="4"/>Direct Machine Drive (h)</text:p>
          </table:table-cell>
          <table:table-cell table:style-name="ce20" table:formula="of:=IF(ISNUMBER([.C786]);[.C786];0)" office:value-type="float" office:value="1395">
            <text:p>1,395</text:p>
          </table:table-cell>
          <table:table-cell table:style-name="ce20" table:formula="of:=IF(ISNUMBER([.D786]);[.D786];0)" office:value-type="float" office:value="418">
            <text:p>418</text:p>
          </table:table-cell>
          <table:table-cell table:style-name="ce20" table:formula="of:=IF(ISNUMBER([.E786]);[.E786];0)" office:value-type="float" office:value="249">
            <text:p>249</text:p>
          </table:table-cell>
          <table:table-cell table:style-name="ce20" table:formula="of:=IF(ISNUMBER([.F786]);[.F786];0)" office:value-type="float" office:value="78">
            <text:p>78</text:p>
          </table:table-cell>
          <table:table-cell table:style-name="ce20" table:formula="of:=IF(ISNUMBER([.G786]);[.G786];0)" office:value-type="float" office:value="70">
            <text:p>70</text:p>
          </table:table-cell>
          <table:table-cell table:style-name="ce20" table:formula="of:=IF(ISNUMBER([.H786]);[.H786];0)" office:value-type="float" office:value="0">
            <text:p>0</text:p>
          </table:table-cell>
          <table:table-cell table:style-name="ce20" table:formula="of:=IF(ISNUMBER([.I786]);[.I786];0)" office:value-type="float" office:value="0">
            <text:p>0</text:p>
          </table:table-cell>
          <table:table-cell table:style-name="ce20" table:formula="of:=IF(ISNUMBER([.J786]);[.J786];0)" office:value-type="float" office:value="68">
            <text:p>68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787]" office:value-type="string" office:string-value="    Facility HVAC (i)">
            <text:p><text:s text:c="4"/>Facility HVAC (i)</text:p>
          </table:table-cell>
          <table:table-cell table:style-name="ce20" table:formula="of:=IF(ISNUMBER([.C787]);[.C787];0)" office:value-type="float" office:value="1656">
            <text:p>1,656</text:p>
          </table:table-cell>
          <table:table-cell table:style-name="ce20" table:formula="of:=IF(ISNUMBER([.D787]);[.D787];0)" office:value-type="float" office:value="157">
            <text:p>157</text:p>
          </table:table-cell>
          <table:table-cell table:style-name="ce20" table:formula="of:=IF(ISNUMBER([.E787]);[.E787];0)" office:value-type="float" office:value="61">
            <text:p>61</text:p>
          </table:table-cell>
          <table:table-cell table:style-name="ce20" table:formula="of:=IF(ISNUMBER([.F787]);[.F787];0)" office:value-type="float" office:value="0">
            <text:p>0</text:p>
          </table:table-cell>
          <table:table-cell table:style-name="ce20" table:formula="of:=IF(ISNUMBER([.G787]);[.G787];0)" office:value-type="float" office:value="39">
            <text:p>39</text:p>
          </table:table-cell>
          <table:table-cell table:style-name="ce20" table:formula="of:=IF(ISNUMBER([.H787]);[.H787];0)" office:value-type="float" office:value="0">
            <text:p>0</text:p>
          </table:table-cell>
          <table:table-cell table:style-name="ce20" table:formula="of:=IF(ISNUMBER([.I787]);[.I787];0)" office:value-type="float" office:value="0">
            <text:p>0</text:p>
          </table:table-cell>
          <table:table-cell table:style-name="ce20" table:formula="of:=IF(ISNUMBER([.J787]);[.J787];0)" office:value-type="float" office:value="63">
            <text:p>63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788]" office:value-type="string" office:string-value="    Facility Lighting">
            <text:p><text:s text:c="4"/>Facility Lighting</text:p>
          </table:table-cell>
          <table:table-cell table:style-name="ce20" table:formula="of:=IF(ISNUMBER([.C788]);[.C788];0)" office:value-type="float" office:value="1573">
            <text:p>1,573</text:p>
          </table:table-cell>
          <table:table-cell table:style-name="ce20" table:formula="of:=IF(ISNUMBER([.D788]);[.D788];0)" office:value-type="float" office:value="241">
            <text:p>241</text:p>
          </table:table-cell>
          <table:table-cell table:style-name="ce20" table:formula="of:=IF(ISNUMBER([.E788]);[.E788];0)" office:value-type="float" office:value="127">
            <text:p>127</text:p>
          </table:table-cell>
          <table:table-cell table:style-name="ce20" table:formula="of:=IF(ISNUMBER([.F788]);[.F788];0)" office:value-type="float" office:value="0">
            <text:p>0</text:p>
          </table:table-cell>
          <table:table-cell table:style-name="ce20" table:formula="of:=IF(ISNUMBER([.G788]);[.G788];0)" office:value-type="float" office:value="0">
            <text:p>0</text:p>
          </table:table-cell>
          <table:table-cell table:style-name="ce20" table:formula="of:=IF(ISNUMBER([.H788]);[.H788];0)" office:value-type="float" office:value="6">
            <text:p>6</text:p>
          </table:table-cell>
          <table:table-cell table:style-name="ce20" table:formula="of:=IF(ISNUMBER([.I788]);[.I788];0)" office:value-type="float" office:value="0">
            <text:p>0</text:p>
          </table:table-cell>
          <table:table-cell table:style-name="ce20" table:formula="of:=IF(ISNUMBER([.J788]);[.J788];0)" office:value-type="float" office:value="60">
            <text:p>60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789]" office:value-type="string" office:string-value="Receiving energy-management support in the form of:">
            <text:p>Receiving energy-management support in the form of:</text:p>
          </table:table-cell>
          <table:table-cell table:style-name="ce20" table:formula="of:=IF(ISNUMBER([.C789]);[.C789];0)" office:value-type="float" office:value="0">
            <text:p>0</text:p>
          </table:table-cell>
          <table:table-cell table:style-name="ce20" table:formula="of:=IF(ISNUMBER([.D789]);[.D789];0)" office:value-type="float" office:value="0">
            <text:p>0</text:p>
          </table:table-cell>
          <table:table-cell table:style-name="ce20" table:formula="of:=IF(ISNUMBER([.E789]);[.E789];0)" office:value-type="float" office:value="0">
            <text:p>0</text:p>
          </table:table-cell>
          <table:table-cell table:style-name="ce20" table:formula="of:=IF(ISNUMBER([.F789]);[.F789];0)" office:value-type="float" office:value="0">
            <text:p>0</text:p>
          </table:table-cell>
          <table:table-cell table:style-name="ce20" table:formula="of:=IF(ISNUMBER([.G789]);[.G789];0)" office:value-type="float" office:value="0">
            <text:p>0</text:p>
          </table:table-cell>
          <table:table-cell table:style-name="ce20" table:formula="of:=IF(ISNUMBER([.H789]);[.H789];0)" office:value-type="float" office:value="0">
            <text:p>0</text:p>
          </table:table-cell>
          <table:table-cell table:style-name="ce20" table:formula="of:=IF(ISNUMBER([.I789]);[.I789];0)" office:value-type="float" office:value="0">
            <text:p>0</text:p>
          </table:table-cell>
          <table:table-cell table:style-name="ce20" table:formula="of:=IF(ISNUMBER([.J789]);[.J789];0)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790]" office:value-type="string" office:string-value="    Technical Assistance (j)">
            <text:p><text:s text:c="4"/>Technical Assistance (j)</text:p>
          </table:table-cell>
          <table:table-cell table:style-name="ce20" table:formula="of:=IF(ISNUMBER([.C790]);[.C790];0)" office:value-type="float" office:value="1205">
            <text:p>1,205</text:p>
          </table:table-cell>
          <table:table-cell table:style-name="ce20" table:formula="of:=IF(ISNUMBER([.D790]);[.D790];0)" office:value-type="float" office:value="608">
            <text:p>608</text:p>
          </table:table-cell>
          <table:table-cell table:style-name="ce20" table:formula="of:=IF(ISNUMBER([.E790]);[.E790];0)" office:value-type="float" office:value="232">
            <text:p>232</text:p>
          </table:table-cell>
          <table:table-cell table:style-name="ce20" table:formula="of:=IF(ISNUMBER([.F790]);[.F790];0)" office:value-type="float" office:value="82">
            <text:p>82</text:p>
          </table:table-cell>
          <table:table-cell table:style-name="ce20" table:formula="of:=IF(ISNUMBER([.G790]);[.G790];0)" office:value-type="float" office:value="296">
            <text:p>296</text:p>
          </table:table-cell>
          <table:table-cell table:style-name="ce20" table:formula="of:=IF(ISNUMBER([.H790]);[.H790];0)" office:value-type="float" office:value="6">
            <text:p>6</text:p>
          </table:table-cell>
          <table:table-cell table:style-name="ce20" table:formula="of:=IF(ISNUMBER([.I790]);[.I790];0)" office:value-type="float" office:value="4">
            <text:p>4</text:p>
          </table:table-cell>
          <table:table-cell table:style-name="ce20" table:formula="of:=IF(ISNUMBER([.J790]);[.J790];0)" office:value-type="float" office:value="111">
            <text:p>111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791]" office:value-type="string" office:string-value="    Technical Information (k)">
            <text:p><text:s text:c="4"/>Technical Information (k)</text:p>
          </table:table-cell>
          <table:table-cell table:style-name="ce20" table:formula="of:=IF(ISNUMBER([.C791]);[.C791];0)" office:value-type="float" office:value="1427">
            <text:p>1,427</text:p>
          </table:table-cell>
          <table:table-cell table:style-name="ce20" table:formula="of:=IF(ISNUMBER([.D791]);[.D791];0)" office:value-type="float" office:value="386">
            <text:p>386</text:p>
          </table:table-cell>
          <table:table-cell table:style-name="ce20" table:formula="of:=IF(ISNUMBER([.E791]);[.E791];0)" office:value-type="float" office:value="270">
            <text:p>270</text:p>
          </table:table-cell>
          <table:table-cell table:style-name="ce20" table:formula="of:=IF(ISNUMBER([.F791]);[.F791];0)" office:value-type="float" office:value="70">
            <text:p>70</text:p>
          </table:table-cell>
          <table:table-cell table:style-name="ce20" table:formula="of:=IF(ISNUMBER([.G791]);[.G791];0)" office:value-type="float" office:value="167">
            <text:p>167</text:p>
          </table:table-cell>
          <table:table-cell table:style-name="ce20" table:formula="of:=IF(ISNUMBER([.H791]);[.H791];0)" office:value-type="float" office:value="13">
            <text:p>13</text:p>
          </table:table-cell>
          <table:table-cell table:style-name="ce20" table:formula="of:=IF(ISNUMBER([.I791]);[.I791];0)" office:value-type="float" office:value="0">
            <text:p>0</text:p>
          </table:table-cell>
          <table:table-cell table:style-name="ce20" table:formula="of:=IF(ISNUMBER([.J791]);[.J791];0)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792]" office:value-type="string" office:string-value="    Training (l)">
            <text:p><text:s text:c="4"/>Training (l)</text:p>
          </table:table-cell>
          <table:table-cell table:style-name="ce20" table:formula="of:=IF(ISNUMBER([.C792]);[.C792];0)" office:value-type="float" office:value="1312">
            <text:p>1,312</text:p>
          </table:table-cell>
          <table:table-cell table:style-name="ce20" table:formula="of:=IF(ISNUMBER([.D792]);[.D792];0)" office:value-type="float" office:value="501">
            <text:p>501</text:p>
          </table:table-cell>
          <table:table-cell table:style-name="ce20" table:formula="of:=IF(ISNUMBER([.E792]);[.E792];0)" office:value-type="float" office:value="235">
            <text:p>235</text:p>
          </table:table-cell>
          <table:table-cell table:style-name="ce20" table:formula="of:=IF(ISNUMBER([.F792]);[.F792];0)" office:value-type="float" office:value="150">
            <text:p>150</text:p>
          </table:table-cell>
          <table:table-cell table:style-name="ce20" table:formula="of:=IF(ISNUMBER([.G792]);[.G792];0)" office:value-type="float" office:value="185">
            <text:p>185</text:p>
          </table:table-cell>
          <table:table-cell table:style-name="ce20" table:formula="of:=IF(ISNUMBER([.H792]);[.H792];0)" office:value-type="float" office:value="7">
            <text:p>7</text:p>
          </table:table-cell>
          <table:table-cell table:style-name="ce20" table:formula="of:=IF(ISNUMBER([.I792]);[.I792];0)" office:value-type="float" office:value="12">
            <text:p>12</text:p>
          </table:table-cell>
          <table:table-cell table:style-name="ce20" table:formula="of:=IF(ISNUMBER([.J792]);[.J792];0)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793]" office:value-type="string" office:string-value="    Financial Assistance (m)">
            <text:p><text:s text:c="4"/>Financial Assistance (m)</text:p>
          </table:table-cell>
          <table:table-cell table:style-name="ce20" table:formula="of:=IF(ISNUMBER([.C793]);[.C793];0)" office:value-type="float" office:value="1657">
            <text:p>1,657</text:p>
          </table:table-cell>
          <table:table-cell table:style-name="ce20" table:formula="of:=IF(ISNUMBER([.D793]);[.D793];0)" office:value-type="float" office:value="156">
            <text:p>156</text:p>
          </table:table-cell>
          <table:table-cell table:style-name="ce20" table:formula="of:=IF(ISNUMBER([.E793]);[.E793];0)" office:value-type="float" office:value="10">
            <text:p>10</text:p>
          </table:table-cell>
          <table:table-cell table:style-name="ce20" table:formula="of:=IF(ISNUMBER([.F793]);[.F793];0)" office:value-type="float" office:value="117">
            <text:p>117</text:p>
          </table:table-cell>
          <table:table-cell table:style-name="ce20" table:formula="of:=IF(ISNUMBER([.G793]);[.G793];0)" office:value-type="float" office:value="0">
            <text:p>0</text:p>
          </table:table-cell>
          <table:table-cell table:style-name="ce20" table:formula="of:=IF(ISNUMBER([.H793]);[.H793];0)" office:value-type="float" office:value="4">
            <text:p>4</text:p>
          </table:table-cell>
          <table:table-cell table:style-name="ce20" table:formula="of:=IF(ISNUMBER([.I793]);[.I793];0)" office:value-type="float" office:value="7">
            <text:p>7</text:p>
          </table:table-cell>
          <table:table-cell table:style-name="ce20" table:formula="of:=IF(ISNUMBER([.J793]);[.J793];0)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number-rows-repeated="2">
          <table:table-cell table:style-name="ce7"/>
          <table:table-cell table:style-name="Default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 office:value-type="string">
            <text:p><text:s text:c="2"/>324</text:p>
          </table:table-cell>
          <table:table-cell table:style-name="ce7" office:value-type="string">
            <text:p>PETROLEUM AND COAL PRODUCTS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570">
            <text:p>570</text:p>
          </table:table-cell>
          <table:table-cell table:style-name="ce20" office:value-type="float" office:value="1243">
            <text:p>1,243</text:p>
          </table:table-cell>
          <table:table-cell table:number-columns-repeated="6" table:style-name="ce20" office:value-type="string">
            <text:p>--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1156">
            <text:p>1,156</text:p>
          </table:table-cell>
          <table:table-cell table:style-name="ce20" office:value-type="float" office:value="658">
            <text:p>658</text:p>
          </table:table-cell>
          <table:table-cell table:style-name="ce20" office:value-type="float" office:value="403">
            <text:p>403</text:p>
          </table:table-cell>
          <table:table-cell table:style-name="ce20" office:value-type="float" office:value="132">
            <text:p>132</text:p>
          </table:table-cell>
          <table:table-cell table:style-name="ce20" office:value-type="float" office:value="190">
            <text:p>190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9">
            <text:p>59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1398">
            <text:p>1,398</text:p>
          </table:table-cell>
          <table:table-cell table:style-name="ce20" office:value-type="float" office:value="415">
            <text:p>415</text:p>
          </table:table-cell>
          <table:table-cell table:style-name="ce20" office:value-type="float" office:value="179">
            <text:p>179</text:p>
          </table:table-cell>
          <table:table-cell table:style-name="ce20" office:value-type="float" office:value="125">
            <text:p>125</text:p>
          </table:table-cell>
          <table:table-cell table:style-name="ce20" office:value-type="float" office:value="83">
            <text:p>83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21">
            <text:p>121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1489">
            <text:p>1,489</text:p>
          </table:table-cell>
          <table:table-cell table:style-name="ce20" office:value-type="float" office:value="325">
            <text:p>325</text:p>
          </table:table-cell>
          <table:table-cell table:style-name="ce20" office:value-type="float" office:value="167">
            <text:p>167</text:p>
          </table:table-cell>
          <table:table-cell table:style-name="ce20" office:value-type="float" office:value="84">
            <text:p>84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87">
            <text:p>87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1630">
            <text:p>1,630</text:p>
          </table:table-cell>
          <table:table-cell table:style-name="ce20" office:value-type="float" office:value="183">
            <text:p>183</text:p>
          </table:table-cell>
          <table:table-cell table:style-name="ce20" office:value-type="float" office:value="82">
            <text:p>82</text:p>
          </table:table-cell>
          <table:table-cell table:style-name="ce20" office:value-type="string">
            <text:p>W</text:p>
          </table:table-cell>
          <table:table-cell table:style-name="ce20" office:value-type="float" office:value="65">
            <text:p>65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66">
            <text:p>66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1688">
            <text:p>1,688</text:p>
          </table:table-cell>
          <table:table-cell table:style-name="ce20" office:value-type="float" office:value="126">
            <text:p>126</text:p>
          </table:table-cell>
          <table:table-cell table:style-name="ce20" office:value-type="float" office:value="61">
            <text:p>61</text:p>
          </table:table-cell>
          <table:table-cell table:style-name="ce20" office:value-type="float" office:value="9">
            <text:p>9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61">
            <text:p>61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1441">
            <text:p>1,441</text:p>
          </table:table-cell>
          <table:table-cell table:style-name="ce20" office:value-type="float" office:value="372">
            <text:p>372</text:p>
          </table:table-cell>
          <table:table-cell table:style-name="ce20" office:value-type="string">
            <text:p>--</text:p>
          </table:table-cell>
          <table:table-cell table:style-name="ce20" office:value-type="float" office:value="188">
            <text:p>188</text:p>
          </table:table-cell>
          <table:table-cell table:style-name="ce20" office:value-type="float" office:value="81">
            <text:p>81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105">
            <text:p>105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1683">
            <text:p>1,683</text:p>
          </table:table-cell>
          <table:table-cell table:style-name="ce20" office:value-type="float" office:value="130">
            <text:p>130</text:p>
          </table:table-cell>
          <table:table-cell table:style-name="ce20" office:value-type="string">
            <text:p>--</text:p>
          </table:table-cell>
          <table:table-cell table:style-name="ce20" office:value-type="float" office:value="42">
            <text:p>42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79">
            <text:p>79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1525">
            <text:p>1,525</text:p>
          </table:table-cell>
          <table:table-cell table:style-name="ce20" office:value-type="float" office:value="289">
            <text:p>289</text:p>
          </table:table-cell>
          <table:table-cell table:style-name="ce20" office:value-type="float" office:value="211">
            <text:p>211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114">
            <text:p>11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1573">
            <text:p>1,573</text:p>
          </table:table-cell>
          <table:table-cell table:style-name="ce20" office:value-type="float" office:value="241">
            <text:p>241</text:p>
          </table:table-cell>
          <table:table-cell table:style-name="ce20" office:value-type="float" office:value="168">
            <text:p>168</text:p>
          </table:table-cell>
          <table:table-cell table:style-name="ce20" office:value-type="string">
            <text:p>Q</text:p>
          </table:table-cell>
          <table:table-cell table:style-name="ce20" office:value-type="float" office:value="51">
            <text:p>5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1586">
            <text:p>1,586</text:p>
          </table:table-cell>
          <table:table-cell table:style-name="ce20" office:value-type="float" office:value="228">
            <text:p>228</text:p>
          </table:table-cell>
          <table:table-cell table:style-name="ce20" office:value-type="float" office:value="127">
            <text:p>127</text:p>
          </table:table-cell>
          <table:table-cell table:style-name="ce20" office:value-type="string">
            <text:p>W</text:p>
          </table:table-cell>
          <table:table-cell table:style-name="ce20" office:value-type="float" office:value="50">
            <text:p>5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65">
            <text:p>65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1722">
            <text:p>1,722</text:p>
          </table:table-cell>
          <table:table-cell table:style-name="ce20" office:value-type="float" office:value="92">
            <text:p>92</text:p>
          </table:table-cell>
          <table:table-cell table:style-name="ce20" office:value-type="float" office:value="24">
            <text:p>24</text:p>
          </table:table-cell>
          <table:table-cell table:style-name="ce20" office:value-type="string">
            <text:p>W</text:p>
          </table:table-cell>
          <table:table-cell table:style-name="ce20" office:value-type="float" office:value="16">
            <text:p>16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7">
            <text:p>57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1395">
            <text:p>1,395</text:p>
          </table:table-cell>
          <table:table-cell table:style-name="ce20" office:value-type="float" office:value="418">
            <text:p>418</text:p>
          </table:table-cell>
          <table:table-cell table:style-name="ce20" office:value-type="float" office:value="249">
            <text:p>249</text:p>
          </table:table-cell>
          <table:table-cell table:style-name="ce20" office:value-type="float" office:value="78">
            <text:p>78</text:p>
          </table:table-cell>
          <table:table-cell table:style-name="ce20" office:value-type="float" office:value="70">
            <text:p>70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68">
            <text:p>68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1656">
            <text:p>1,656</text:p>
          </table:table-cell>
          <table:table-cell table:style-name="ce20" office:value-type="float" office:value="157">
            <text:p>157</text:p>
          </table:table-cell>
          <table:table-cell table:style-name="ce20" office:value-type="float" office:value="61">
            <text:p>61</text:p>
          </table:table-cell>
          <table:table-cell table:style-name="ce20" office:value-type="string">
            <text:p>Q</text:p>
          </table:table-cell>
          <table:table-cell table:style-name="ce20" office:value-type="float" office:value="39">
            <text:p>39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63">
            <text:p>63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1573">
            <text:p>1,573</text:p>
          </table:table-cell>
          <table:table-cell table:style-name="ce20" office:value-type="float" office:value="241">
            <text:p>241</text:p>
          </table:table-cell>
          <table:table-cell table:style-name="ce20" office:value-type="float" office:value="127">
            <text:p>127</text:p>
          </table:table-cell>
          <table:table-cell table:number-columns-repeated="2" table:style-name="ce20" office:value-type="string">
            <text:p>Q</text:p>
          </table:table-cell>
          <table:table-cell table:style-name="ce20" office:value-type="float" office:value="6">
            <text:p>6</text:p>
          </table:table-cell>
          <table:table-cell table:style-name="ce20" office:value-type="string">
            <text:p>W</text:p>
          </table:table-cell>
          <table:table-cell table:style-name="ce20" office:value-type="float" office:value="60">
            <text:p>6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1205">
            <text:p>1,205</text:p>
          </table:table-cell>
          <table:table-cell table:style-name="ce20" office:value-type="float" office:value="608">
            <text:p>608</text:p>
          </table:table-cell>
          <table:table-cell table:style-name="ce20" office:value-type="float" office:value="232">
            <text:p>232</text:p>
          </table:table-cell>
          <table:table-cell table:style-name="ce20" office:value-type="float" office:value="82">
            <text:p>82</text:p>
          </table:table-cell>
          <table:table-cell table:style-name="ce20" office:value-type="float" office:value="296">
            <text:p>296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11">
            <text:p>111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1427">
            <text:p>1,427</text:p>
          </table:table-cell>
          <table:table-cell table:style-name="ce20" office:value-type="float" office:value="386">
            <text:p>386</text:p>
          </table:table-cell>
          <table:table-cell table:style-name="ce20" office:value-type="float" office:value="270">
            <text:p>270</text:p>
          </table:table-cell>
          <table:table-cell table:style-name="ce20" office:value-type="float" office:value="70">
            <text:p>70</text:p>
          </table:table-cell>
          <table:table-cell table:style-name="ce20" office:value-type="float" office:value="167">
            <text:p>167</text:p>
          </table:table-cell>
          <table:table-cell table:style-name="ce20" office:value-type="float" office:value="13">
            <text:p>13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1312">
            <text:p>1,312</text:p>
          </table:table-cell>
          <table:table-cell table:style-name="ce20" office:value-type="float" office:value="501">
            <text:p>501</text:p>
          </table:table-cell>
          <table:table-cell table:style-name="ce20" office:value-type="float" office:value="235">
            <text:p>235</text:p>
          </table:table-cell>
          <table:table-cell table:style-name="ce20" office:value-type="float" office:value="150">
            <text:p>150</text:p>
          </table:table-cell>
          <table:table-cell table:style-name="ce20" office:value-type="float" office:value="185">
            <text:p>185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2">
            <text:p>12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1657">
            <text:p>1,657</text:p>
          </table:table-cell>
          <table:table-cell table:style-name="ce20" office:value-type="float" office:value="156">
            <text:p>156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17">
            <text:p>117</text:p>
          </table:table-cell>
          <table:table-cell table:style-name="ce20" office:value-type="string">
            <text:p>Q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 office:value-type="string">
            <text:p><text:s text:c="6"/>324110</text:p>
          </table:table-cell>
          <table:table-cell table:style-name="ce7" office:value-type="string">
            <text:p><text:s text:c="2"/>Petroleum Refineries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93">
            <text:p>193</text:p>
          </table:table-cell>
          <table:table-cell table:number-columns-repeated="6" table:style-name="ce20" office:value-type="string">
            <text:p>--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76">
            <text:p>76</text:p>
          </table:table-cell>
          <table:table-cell table:style-name="ce20" office:value-type="float" office:value="133">
            <text:p>133</text:p>
          </table:table-cell>
          <table:table-cell table:style-name="ce20" office:value-type="float" office:value="113">
            <text:p>113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158">
            <text:p>158</text:p>
          </table:table-cell>
          <table:table-cell table:style-name="ce20" office:value-type="float" office:value="51">
            <text:p>51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6">
            <text:p>6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2">
            <text:p>12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145">
            <text:p>145</text:p>
          </table:table-cell>
          <table:table-cell table:style-name="ce20" office:value-type="float" office:value="64">
            <text:p>64</text:p>
          </table:table-cell>
          <table:table-cell table:style-name="ce20" office:value-type="float" office:value="45">
            <text:p>45</text:p>
          </table:table-cell>
          <table:table-cell table:style-name="ce20" office:value-type="float" office:value="13">
            <text:p>13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170">
            <text:p>170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31">
            <text:p>31</text:p>
          </table:table-cell>
          <table:table-cell table:style-name="ce20" office:value-type="string">
            <text:p>W</text:p>
          </table:table-cell>
          <table:table-cell table:style-name="ce20" office:value-type="float" office:value="7">
            <text:p>7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7">
            <text:p>7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177">
            <text:p>177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9">
            <text:p>9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6">
            <text:p>6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156">
            <text:p>156</text:p>
          </table:table-cell>
          <table:table-cell table:style-name="ce20" office:value-type="float" office:value="53">
            <text:p>53</text:p>
          </table:table-cell>
          <table:table-cell table:style-name="ce20" office:value-type="string">
            <text:p>--</text:p>
          </table:table-cell>
          <table:table-cell table:style-name="ce20" office:value-type="float" office:value="34">
            <text:p>34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18">
            <text:p>18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174">
            <text:p>174</text:p>
          </table:table-cell>
          <table:table-cell table:style-name="ce20" office:value-type="float" office:value="35">
            <text:p>35</text:p>
          </table:table-cell>
          <table:table-cell table:style-name="ce20" office:value-type="string">
            <text:p>--</text:p>
          </table:table-cell>
          <table:table-cell table:style-name="ce20" office:value-type="float" office:value="13">
            <text:p>13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19">
            <text:p>19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110">
            <text:p>110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28">
            <text:p>28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156">
            <text:p>156</text:p>
          </table:table-cell>
          <table:table-cell table:style-name="ce20" office:value-type="float" office:value="53">
            <text:p>53</text:p>
          </table:table-cell>
          <table:table-cell table:style-name="ce20" office:value-type="float" office:value="39">
            <text:p>39</text:p>
          </table:table-cell>
          <table:table-cell table:style-name="ce20" office:value-type="string">
            <text:p>W</text:p>
          </table:table-cell>
          <table:table-cell table:style-name="ce20" office:value-type="float" office:value="20">
            <text:p>20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130">
            <text:p>130</text:p>
          </table:table-cell>
          <table:table-cell table:style-name="ce20" office:value-type="float" office:value="79">
            <text:p>79</text:p>
          </table:table-cell>
          <table:table-cell table:style-name="ce20" office:value-type="float" office:value="67">
            <text:p>67</text:p>
          </table:table-cell>
          <table:table-cell table:style-name="ce20" office:value-type="string">
            <text:p>W</text:p>
          </table:table-cell>
          <table:table-cell table:style-name="ce20" office:value-type="float" office:value="22">
            <text:p>22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6">
            <text:p>6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175">
            <text:p>175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W</text:p>
          </table:table-cell>
          <table:table-cell table:style-name="ce20" office:value-type="float" office:value="16">
            <text:p>16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134">
            <text:p>134</text:p>
          </table:table-cell>
          <table:table-cell table:style-name="ce20" office:value-type="float" office:value="75">
            <text:p>75</text:p>
          </table:table-cell>
          <table:table-cell table:style-name="ce20" office:value-type="float" office:value="58">
            <text:p>58</text:p>
          </table:table-cell>
          <table:table-cell table:style-name="ce20" office:value-type="string">
            <text:p>W</text:p>
          </table:table-cell>
          <table:table-cell table:style-name="ce20" office:value-type="float" office:value="18">
            <text:p>18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0">
            <text:p>1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177">
            <text:p>177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19">
            <text:p>19</text:p>
          </table:table-cell>
          <table:table-cell table:style-name="ce20" office:value-type="string">
            <text:p>W</text:p>
          </table:table-cell>
          <table:table-cell table:style-name="ce20" office:value-type="float" office:value="10">
            <text:p>10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7">
            <text:p>7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164">
            <text:p>164</text:p>
          </table:table-cell>
          <table:table-cell table:style-name="ce20" office:value-type="float" office:value="45">
            <text:p>45</text:p>
          </table:table-cell>
          <table:table-cell table:style-name="ce20" office:value-type="float" office:value="37">
            <text:p>37</text:p>
          </table:table-cell>
          <table:table-cell table:number-columns-repeated="3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6">
            <text:p>6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69">
            <text:p>69</text:p>
          </table:table-cell>
          <table:table-cell table:style-name="ce20" office:value-type="float" office:value="140">
            <text:p>140</text:p>
          </table:table-cell>
          <table:table-cell table:style-name="ce20" office:value-type="float" office:value="108">
            <text:p>108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70">
            <text:p>7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83">
            <text:p>83</text:p>
          </table:table-cell>
          <table:table-cell table:style-name="ce20" office:value-type="float" office:value="126">
            <text:p>126</text:p>
          </table:table-cell>
          <table:table-cell table:style-name="ce20" office:value-type="float" office:value="94">
            <text:p>94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104">
            <text:p>104</text:p>
          </table:table-cell>
          <table:table-cell table:style-name="ce20" office:value-type="float" office:value="105">
            <text:p>105</text:p>
          </table:table-cell>
          <table:table-cell table:style-name="ce20" office:value-type="float" office:value="79">
            <text:p>79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54">
            <text:p>54</text:p>
          </table:table-cell>
          <table:table-cell table:number-columns-repeated="2" table:style-name="ce20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178">
            <text:p>178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4">
            <text:p>4</text:p>
          </table:table-cell>
          <table:table-cell table:number-columns-repeated="3"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 office:value-type="string">
            <text:p><text:s text:c="6"/>324199</text:p>
          </table:table-cell>
          <table:table-cell table:style-name="ce7" office:value-type="string">
            <text:p><text:s text:c="2"/>Other Petroleum and Coal Products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32">
            <text:p>32</text:p>
          </table:table-cell>
          <table:table-cell table:number-columns-repeated="6" table:style-name="ce20" office:value-type="string">
            <text:p>--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3">
            <text:p>13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number-columns-repeated="3" table:style-name="ce20" office:value-type="string">
            <text:p>W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--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43">
            <text:p>43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--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W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43">
            <text:p>43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4">
            <text:p>4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8">
            <text:p>8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35">
            <text:p>35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9">
            <text:p>9</text:p>
          </table:table-cell>
          <table:table-cell table:style-name="ce20" office:value-type="string">
            <text:p>W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9">
            <text:p>9</text:p>
          </table:table-cell>
          <table:table-cell table:number-columns-repeated="2"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number-columns-repeated="2"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>
          <table:table-cell table:style-name="ce7" office:value-type="string">
            <text:p>Actual</text:p>
          </table:table-cell>
          <table:table-cell table:style-name="ce8" office:value-type="string">
            <text:p>CHEMICALS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875]" office:value-type="string" office:string-value="Participation in One or More of the Following Types of Activities">
            <text:p>Participation in One or More of the Following Types of Activities</text:p>
          </table:table-cell>
          <table:table-cell table:style-name="ce20" table:formula="of:=IF(ISNUMBER([.C875]);[.C875];0)" office:value-type="float" office:value="3577">
            <text:p>3,577</text:p>
          </table:table-cell>
          <table:table-cell table:style-name="ce20" table:formula="of:=IF(ISNUMBER([.D875]);[.D875];0)" office:value-type="float" office:value="5048">
            <text:p>5,048</text:p>
          </table:table-cell>
          <table:table-cell table:style-name="ce20" table:formula="of:=IF(ISNUMBER([.E875]);[.E875];0)" office:value-type="float" office:value="0">
            <text:p>0</text:p>
          </table:table-cell>
          <table:table-cell table:style-name="ce20" table:formula="of:=IF(ISNUMBER([.F875]);[.F875];0)" office:value-type="float" office:value="0">
            <text:p>0</text:p>
          </table:table-cell>
          <table:table-cell table:style-name="ce20" table:formula="of:=IF(ISNUMBER([.G875]);[.G875];0)" office:value-type="float" office:value="0">
            <text:p>0</text:p>
          </table:table-cell>
          <table:table-cell table:style-name="ce20" table:formula="of:=IF(ISNUMBER([.H875]);[.H875];0)" office:value-type="float" office:value="0">
            <text:p>0</text:p>
          </table:table-cell>
          <table:table-cell table:style-name="ce20" table:formula="of:=IF(ISNUMBER([.I875]);[.I875];0)" office:value-type="float" office:value="0">
            <text:p>0</text:p>
          </table:table-cell>
          <table:table-cell table:style-name="ce20" table:formula="of:=IF(ISNUMBER([.J875]);[.J875];0)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876]" office:value-type="string" office:string-value="  Energy Audit or Assessment">
            <text:p><text:s text:c="2"/>Energy Audit or Assessment</text:p>
          </table:table-cell>
          <table:table-cell table:style-name="ce20" table:formula="of:=IF(ISNUMBER([.C876]);[.C876];0)" office:value-type="float" office:value="6023">
            <text:p>6,023</text:p>
          </table:table-cell>
          <table:table-cell table:style-name="ce20" table:formula="of:=IF(ISNUMBER([.D876]);[.D876];0)" office:value-type="float" office:value="2602">
            <text:p>2,602</text:p>
          </table:table-cell>
          <table:table-cell table:style-name="ce20" table:formula="of:=IF(ISNUMBER([.E876]);[.E876];0)" office:value-type="float" office:value="1400">
            <text:p>1,400</text:p>
          </table:table-cell>
          <table:table-cell table:style-name="ce20" table:formula="of:=IF(ISNUMBER([.F876]);[.F876];0)" office:value-type="float" office:value="792">
            <text:p>792</text:p>
          </table:table-cell>
          <table:table-cell table:style-name="ce20" table:formula="of:=IF(ISNUMBER([.G876]);[.G876];0)" office:value-type="float" office:value="440">
            <text:p>440</text:p>
          </table:table-cell>
          <table:table-cell table:style-name="ce20" table:formula="of:=IF(ISNUMBER([.H876]);[.H876];0)" office:value-type="float" office:value="68">
            <text:p>68</text:p>
          </table:table-cell>
          <table:table-cell table:style-name="ce20" table:formula="of:=IF(ISNUMBER([.I876]);[.I876];0)" office:value-type="float" office:value="82">
            <text:p>82</text:p>
          </table:table-cell>
          <table:table-cell table:style-name="ce20" table:formula="of:=IF(ISNUMBER([.J876]);[.J876];0)" office:value-type="float" office:value="428">
            <text:p>428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877]" office:value-type="string" office:string-value="  Electricity Load Control">
            <text:p><text:s text:c="2"/>Electricity Load Control</text:p>
          </table:table-cell>
          <table:table-cell table:style-name="ce20" table:formula="of:=IF(ISNUMBER([.C877]);[.C877];0)" office:value-type="float" office:value="7083">
            <text:p>7,083</text:p>
          </table:table-cell>
          <table:table-cell table:style-name="ce20" table:formula="of:=IF(ISNUMBER([.D877]);[.D877];0)" office:value-type="float" office:value="1542">
            <text:p>1,542</text:p>
          </table:table-cell>
          <table:table-cell table:style-name="ce20" table:formula="of:=IF(ISNUMBER([.E877]);[.E877];0)" office:value-type="float" office:value="742">
            <text:p>742</text:p>
          </table:table-cell>
          <table:table-cell table:style-name="ce20" table:formula="of:=IF(ISNUMBER([.F877]);[.F877];0)" office:value-type="float" office:value="428">
            <text:p>428</text:p>
          </table:table-cell>
          <table:table-cell table:style-name="ce20" table:formula="of:=IF(ISNUMBER([.G877]);[.G877];0)" office:value-type="float" office:value="138">
            <text:p>138</text:p>
          </table:table-cell>
          <table:table-cell table:style-name="ce20" table:formula="of:=IF(ISNUMBER([.H877]);[.H877];0)" office:value-type="float" office:value="0">
            <text:p>0</text:p>
          </table:table-cell>
          <table:table-cell table:style-name="ce20" table:formula="of:=IF(ISNUMBER([.I877]);[.I877];0)" office:value-type="float" office:value="15">
            <text:p>15</text:p>
          </table:table-cell>
          <table:table-cell table:style-name="ce20" table:formula="of:=IF(ISNUMBER([.J877]);[.J877];0)" office:value-type="float" office:value="401">
            <text:p>401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878]" office:value-type="string" office:string-value="  Power Factor Correction or Improvement">
            <text:p><text:s text:c="2"/>Power Factor Correction or Improvement</text:p>
          </table:table-cell>
          <table:table-cell table:style-name="ce20" table:formula="of:=IF(ISNUMBER([.C878]);[.C878];0)" office:value-type="float" office:value="7462">
            <text:p>7,462</text:p>
          </table:table-cell>
          <table:table-cell table:style-name="ce20" table:formula="of:=IF(ISNUMBER([.D878]);[.D878];0)" office:value-type="float" office:value="1164">
            <text:p>1,164</text:p>
          </table:table-cell>
          <table:table-cell table:style-name="ce20" table:formula="of:=IF(ISNUMBER([.E878]);[.E878];0)" office:value-type="float" office:value="578">
            <text:p>578</text:p>
          </table:table-cell>
          <table:table-cell table:style-name="ce20" table:formula="of:=IF(ISNUMBER([.F878]);[.F878];0)" office:value-type="float" office:value="187">
            <text:p>187</text:p>
          </table:table-cell>
          <table:table-cell table:style-name="ce20" table:formula="of:=IF(ISNUMBER([.G878]);[.G878];0)" office:value-type="float" office:value="152">
            <text:p>152</text:p>
          </table:table-cell>
          <table:table-cell table:style-name="ce20" table:formula="of:=IF(ISNUMBER([.H878]);[.H878];0)" office:value-type="float" office:value="0">
            <text:p>0</text:p>
          </table:table-cell>
          <table:table-cell table:style-name="ce20" table:formula="of:=IF(ISNUMBER([.I878]);[.I878];0)" office:value-type="float" office:value="0">
            <text:p>0</text:p>
          </table:table-cell>
          <table:table-cell table:style-name="ce20" table:formula="of:=IF(ISNUMBER([.J878]);[.J878];0)" office:value-type="float" office:value="386">
            <text:p>386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879]" office:value-type="string" office:string-value="  Equipment Installation or Retrofit for the Primary Purpose of">
            <text:p><text:s text:c="2"/>Equipment Installation or Retrofit for the Primary Purpose of</text:p>
          </table:table-cell>
          <table:table-cell table:style-name="ce20" table:formula="of:=IF(ISNUMBER([.C879]);[.C879];0)" office:value-type="float" office:value="0">
            <text:p>0</text:p>
          </table:table-cell>
          <table:table-cell table:style-name="ce20" table:formula="of:=IF(ISNUMBER([.D879]);[.D879];0)" office:value-type="float" office:value="0">
            <text:p>0</text:p>
          </table:table-cell>
          <table:table-cell table:style-name="ce20" table:formula="of:=IF(ISNUMBER([.E879]);[.E879];0)" office:value-type="float" office:value="0">
            <text:p>0</text:p>
          </table:table-cell>
          <table:table-cell table:style-name="ce20" table:formula="of:=IF(ISNUMBER([.F879]);[.F879];0)" office:value-type="float" office:value="0">
            <text:p>0</text:p>
          </table:table-cell>
          <table:table-cell table:style-name="ce20" table:formula="of:=IF(ISNUMBER([.G879]);[.G879];0)" office:value-type="float" office:value="0">
            <text:p>0</text:p>
          </table:table-cell>
          <table:table-cell table:style-name="ce20" table:formula="of:=IF(ISNUMBER([.H879]);[.H879];0)" office:value-type="float" office:value="0">
            <text:p>0</text:p>
          </table:table-cell>
          <table:table-cell table:style-name="ce20" table:formula="of:=IF(ISNUMBER([.I879]);[.I879];0)" office:value-type="float" office:value="0">
            <text:p>0</text:p>
          </table:table-cell>
          <table:table-cell table:style-name="ce20" table:formula="of:=IF(ISNUMBER([.J879]);[.J879];0)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880]" office:value-type="string" office:string-value="    Using a Different Energy Source (c)">
            <text:p><text:s text:c="4"/>Using a Different Energy Source (c)</text:p>
          </table:table-cell>
          <table:table-cell table:style-name="ce20" table:formula="of:=IF(ISNUMBER([.C880]);[.C880];0)" office:value-type="float" office:value="7911">
            <text:p>7,911</text:p>
          </table:table-cell>
          <table:table-cell table:style-name="ce20" table:formula="of:=IF(ISNUMBER([.D880]);[.D880];0)" office:value-type="float" office:value="714">
            <text:p>714</text:p>
          </table:table-cell>
          <table:table-cell table:style-name="ce20" table:formula="of:=IF(ISNUMBER([.E880]);[.E880];0)" office:value-type="float" office:value="265">
            <text:p>265</text:p>
          </table:table-cell>
          <table:table-cell table:style-name="ce20" table:formula="of:=IF(ISNUMBER([.F880]);[.F880];0)" office:value-type="float" office:value="55">
            <text:p>55</text:p>
          </table:table-cell>
          <table:table-cell table:style-name="ce20" table:formula="of:=IF(ISNUMBER([.G880]);[.G880];0)" office:value-type="float" office:value="158">
            <text:p>158</text:p>
          </table:table-cell>
          <table:table-cell table:style-name="ce20" table:formula="of:=IF(ISNUMBER([.H880]);[.H880];0)" office:value-type="float" office:value="0">
            <text:p>0</text:p>
          </table:table-cell>
          <table:table-cell table:style-name="ce20" table:formula="of:=IF(ISNUMBER([.I880]);[.I880];0)" office:value-type="float" office:value="0">
            <text:p>0</text:p>
          </table:table-cell>
          <table:table-cell table:style-name="ce20" table:formula="of:=IF(ISNUMBER([.J880]);[.J880];0)" office:value-type="float" office:value="305">
            <text:p>305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881]" office:value-type="string" office:string-value="  Standby Generation Program">
            <text:p><text:s text:c="2"/>Standby Generation Program</text:p>
          </table:table-cell>
          <table:table-cell table:style-name="ce20" table:formula="of:=IF(ISNUMBER([.C881]);[.C881];0)" office:value-type="float" office:value="7893">
            <text:p>7,893</text:p>
          </table:table-cell>
          <table:table-cell table:style-name="ce20" table:formula="of:=IF(ISNUMBER([.D881]);[.D881];0)" office:value-type="float" office:value="732">
            <text:p>732</text:p>
          </table:table-cell>
          <table:table-cell table:style-name="ce20" table:formula="of:=IF(ISNUMBER([.E881]);[.E881];0)" office:value-type="float" office:value="284">
            <text:p>284</text:p>
          </table:table-cell>
          <table:table-cell table:style-name="ce20" table:formula="of:=IF(ISNUMBER([.F881]);[.F881];0)" office:value-type="float" office:value="58">
            <text:p>58</text:p>
          </table:table-cell>
          <table:table-cell table:style-name="ce20" table:formula="of:=IF(ISNUMBER([.G881]);[.G881];0)" office:value-type="float" office:value="39">
            <text:p>39</text:p>
          </table:table-cell>
          <table:table-cell table:style-name="ce20" table:formula="of:=IF(ISNUMBER([.H881]);[.H881];0)" office:value-type="float" office:value="0">
            <text:p>0</text:p>
          </table:table-cell>
          <table:table-cell table:style-name="ce20" table:formula="of:=IF(ISNUMBER([.I881]);[.I881];0)" office:value-type="float" office:value="12">
            <text:p>12</text:p>
          </table:table-cell>
          <table:table-cell table:style-name="ce20" table:formula="of:=IF(ISNUMBER([.J881]);[.J881];0)" office:value-type="float" office:value="378">
            <text:p>378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882]" office:value-type="string" office:string-value="  Special Rate Schedule (d)">
            <text:p><text:s text:c="2"/>Special Rate Schedule (d)</text:p>
          </table:table-cell>
          <table:table-cell table:style-name="ce20" table:formula="of:=IF(ISNUMBER([.C882]);[.C882];0)" office:value-type="float" office:value="7083">
            <text:p>7,083</text:p>
          </table:table-cell>
          <table:table-cell table:style-name="ce20" table:formula="of:=IF(ISNUMBER([.D882]);[.D882];0)" office:value-type="float" office:value="1542">
            <text:p>1,542</text:p>
          </table:table-cell>
          <table:table-cell table:style-name="ce20" table:formula="of:=IF(ISNUMBER([.E882]);[.E882];0)" office:value-type="float" office:value="0">
            <text:p>0</text:p>
          </table:table-cell>
          <table:table-cell table:style-name="ce20" table:formula="of:=IF(ISNUMBER([.F882]);[.F882];0)" office:value-type="float" office:value="987">
            <text:p>987</text:p>
          </table:table-cell>
          <table:table-cell table:style-name="ce20" table:formula="of:=IF(ISNUMBER([.G882]);[.G882];0)" office:value-type="float" office:value="142">
            <text:p>142</text:p>
          </table:table-cell>
          <table:table-cell table:style-name="ce20" table:formula="of:=IF(ISNUMBER([.H882]);[.H882];0)" office:value-type="float" office:value="0">
            <text:p>0</text:p>
          </table:table-cell>
          <table:table-cell table:style-name="ce20" table:formula="of:=IF(ISNUMBER([.I882]);[.I882];0)" office:value-type="float" office:value="0">
            <text:p>0</text:p>
          </table:table-cell>
          <table:table-cell table:style-name="ce20" table:formula="of:=IF(ISNUMBER([.J882]);[.J882];0)" office:value-type="float" office:value="432">
            <text:p>432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883]" office:value-type="string" office:string-value="  Interval Metering (e) ">
            <text:p><text:s text:c="2"/>Interval Metering (e) </text:p>
          </table:table-cell>
          <table:table-cell table:style-name="ce20" table:formula="of:=IF(ISNUMBER([.C883]);[.C883];0)" office:value-type="float" office:value="7645">
            <text:p>7,645</text:p>
          </table:table-cell>
          <table:table-cell table:style-name="ce20" table:formula="of:=IF(ISNUMBER([.D883]);[.D883];0)" office:value-type="float" office:value="980">
            <text:p>980</text:p>
          </table:table-cell>
          <table:table-cell table:style-name="ce20" table:formula="of:=IF(ISNUMBER([.E883]);[.E883];0)" office:value-type="float" office:value="0">
            <text:p>0</text:p>
          </table:table-cell>
          <table:table-cell table:style-name="ce20" table:formula="of:=IF(ISNUMBER([.F883]);[.F883];0)" office:value-type="float" office:value="473">
            <text:p>473</text:p>
          </table:table-cell>
          <table:table-cell table:style-name="ce20" table:formula="of:=IF(ISNUMBER([.G883]);[.G883];0)" office:value-type="float" office:value="25">
            <text:p>25</text:p>
          </table:table-cell>
          <table:table-cell table:style-name="ce20" table:formula="of:=IF(ISNUMBER([.H883]);[.H883];0)" office:value-type="float" office:value="0">
            <text:p>0</text:p>
          </table:table-cell>
          <table:table-cell table:style-name="ce20" table:formula="of:=IF(ISNUMBER([.I883]);[.I883];0)" office:value-type="float" office:value="0">
            <text:p>0</text:p>
          </table:table-cell>
          <table:table-cell table:style-name="ce20" table:formula="of:=IF(ISNUMBER([.J883]);[.J883];0)" office:value-type="float" office:value="490">
            <text:p>490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884]" office:value-type="string" office:string-value="  Equipment Installation or Retrofit for the Primary Purpose of ">
            <text:p><text:s text:c="2"/>Equipment Installation or Retrofit for the Primary Purpose of </text:p>
          </table:table-cell>
          <table:table-cell table:style-name="ce20" table:formula="of:=IF(ISNUMBER([.C884]);[.C884];0)" office:value-type="float" office:value="0">
            <text:p>0</text:p>
          </table:table-cell>
          <table:table-cell table:style-name="ce20" table:formula="of:=IF(ISNUMBER([.D884]);[.D884];0)" office:value-type="float" office:value="0">
            <text:p>0</text:p>
          </table:table-cell>
          <table:table-cell table:style-name="ce20" table:formula="of:=IF(ISNUMBER([.E884]);[.E884];0)" office:value-type="float" office:value="0">
            <text:p>0</text:p>
          </table:table-cell>
          <table:table-cell table:style-name="ce20" table:formula="of:=IF(ISNUMBER([.F884]);[.F884];0)" office:value-type="float" office:value="0">
            <text:p>0</text:p>
          </table:table-cell>
          <table:table-cell table:style-name="ce20" table:formula="of:=IF(ISNUMBER([.G884]);[.G884];0)" office:value-type="float" office:value="0">
            <text:p>0</text:p>
          </table:table-cell>
          <table:table-cell table:style-name="ce20" table:formula="of:=IF(ISNUMBER([.H884]);[.H884];0)" office:value-type="float" office:value="0">
            <text:p>0</text:p>
          </table:table-cell>
          <table:table-cell table:style-name="ce20" table:formula="of:=IF(ISNUMBER([.I884]);[.I884];0)" office:value-type="float" office:value="0">
            <text:p>0</text:p>
          </table:table-cell>
          <table:table-cell table:style-name="ce20" table:formula="of:=IF(ISNUMBER([.J884]);[.J884];0)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885]" office:value-type="string" office:string-value="    Improving Energy Efficiency Affecting:">
            <text:p><text:s text:c="4"/>Improving Energy Efficiency Affecting:</text:p>
          </table:table-cell>
          <table:table-cell table:style-name="ce20" table:formula="of:=IF(ISNUMBER([.C885]);[.C885];0)" office:value-type="float" office:value="0">
            <text:p>0</text:p>
          </table:table-cell>
          <table:table-cell table:style-name="ce20" table:formula="of:=IF(ISNUMBER([.D885]);[.D885];0)" office:value-type="float" office:value="0">
            <text:p>0</text:p>
          </table:table-cell>
          <table:table-cell table:style-name="ce20" table:formula="of:=IF(ISNUMBER([.E885]);[.E885];0)" office:value-type="float" office:value="0">
            <text:p>0</text:p>
          </table:table-cell>
          <table:table-cell table:style-name="ce20" table:formula="of:=IF(ISNUMBER([.F885]);[.F885];0)" office:value-type="float" office:value="0">
            <text:p>0</text:p>
          </table:table-cell>
          <table:table-cell table:style-name="ce20" table:formula="of:=IF(ISNUMBER([.G885]);[.G885];0)" office:value-type="float" office:value="0">
            <text:p>0</text:p>
          </table:table-cell>
          <table:table-cell table:style-name="ce20" table:formula="of:=IF(ISNUMBER([.H885]);[.H885];0)" office:value-type="float" office:value="0">
            <text:p>0</text:p>
          </table:table-cell>
          <table:table-cell table:style-name="ce20" table:formula="of:=IF(ISNUMBER([.I885]);[.I885];0)" office:value-type="float" office:value="0">
            <text:p>0</text:p>
          </table:table-cell>
          <table:table-cell table:style-name="ce20" table:formula="of:=IF(ISNUMBER([.J885]);[.J885];0)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886]" office:value-type="string" office:string-value="    Steam Production/System (f)">
            <text:p><text:s text:c="4"/>Steam Production/System (f)</text:p>
          </table:table-cell>
          <table:table-cell table:style-name="ce20" table:formula="of:=IF(ISNUMBER([.C886]);[.C886];0)" office:value-type="float" office:value="7190">
            <text:p>7,190</text:p>
          </table:table-cell>
          <table:table-cell table:style-name="ce20" table:formula="of:=IF(ISNUMBER([.D886]);[.D886];0)" office:value-type="float" office:value="1435">
            <text:p>1,435</text:p>
          </table:table-cell>
          <table:table-cell table:style-name="ce20" table:formula="of:=IF(ISNUMBER([.E886]);[.E886];0)" office:value-type="float" office:value="903">
            <text:p>903</text:p>
          </table:table-cell>
          <table:table-cell table:style-name="ce20" table:formula="of:=IF(ISNUMBER([.F886]);[.F886];0)" office:value-type="float" office:value="71">
            <text:p>71</text:p>
          </table:table-cell>
          <table:table-cell table:style-name="ce20" table:formula="of:=IF(ISNUMBER([.G886]);[.G886];0)" office:value-type="float" office:value="410">
            <text:p>410</text:p>
          </table:table-cell>
          <table:table-cell table:style-name="ce20" table:formula="of:=IF(ISNUMBER([.H886]);[.H886];0)" office:value-type="float" office:value="4">
            <text:p>4</text:p>
          </table:table-cell>
          <table:table-cell table:style-name="ce20" table:formula="of:=IF(ISNUMBER([.I886]);[.I886];0)" office:value-type="float" office:value="11">
            <text:p>11</text:p>
          </table:table-cell>
          <table:table-cell table:style-name="ce20" table:formula="of:=IF(ISNUMBER([.J886]);[.J886];0)" office:value-type="float" office:value="313">
            <text:p>313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887]" office:value-type="string" office:string-value="    Compressed Air Systems (g)">
            <text:p><text:s text:c="4"/>Compressed Air Systems (g)</text:p>
          </table:table-cell>
          <table:table-cell table:style-name="ce20" table:formula="of:=IF(ISNUMBER([.C887]);[.C887];0)" office:value-type="float" office:value="6847">
            <text:p>6,847</text:p>
          </table:table-cell>
          <table:table-cell table:style-name="ce20" table:formula="of:=IF(ISNUMBER([.D887]);[.D887];0)" office:value-type="float" office:value="1778">
            <text:p>1,778</text:p>
          </table:table-cell>
          <table:table-cell table:style-name="ce20" table:formula="of:=IF(ISNUMBER([.E887]);[.E887];0)" office:value-type="float" office:value="1201">
            <text:p>1,201</text:p>
          </table:table-cell>
          <table:table-cell table:style-name="ce20" table:formula="of:=IF(ISNUMBER([.F887]);[.F887];0)" office:value-type="float" office:value="91">
            <text:p>91</text:p>
          </table:table-cell>
          <table:table-cell table:style-name="ce20" table:formula="of:=IF(ISNUMBER([.G887]);[.G887];0)" office:value-type="float" office:value="424">
            <text:p>424</text:p>
          </table:table-cell>
          <table:table-cell table:style-name="ce20" table:formula="of:=IF(ISNUMBER([.H887]);[.H887];0)" office:value-type="float" office:value="5">
            <text:p>5</text:p>
          </table:table-cell>
          <table:table-cell table:style-name="ce20" table:formula="of:=IF(ISNUMBER([.I887]);[.I887];0)" office:value-type="float" office:value="7">
            <text:p>7</text:p>
          </table:table-cell>
          <table:table-cell table:style-name="ce20" table:formula="of:=IF(ISNUMBER([.J887]);[.J887];0)" office:value-type="float" office:value="318">
            <text:p>318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888]" office:value-type="string" office:string-value="    Direct/Indirect Process Heating">
            <text:p><text:s text:c="4"/>Direct/Indirect Process Heating</text:p>
          </table:table-cell>
          <table:table-cell table:style-name="ce20" table:formula="of:=IF(ISNUMBER([.C888]);[.C888];0)" office:value-type="float" office:value="7624">
            <text:p>7,624</text:p>
          </table:table-cell>
          <table:table-cell table:style-name="ce20" table:formula="of:=IF(ISNUMBER([.D888]);[.D888];0)" office:value-type="float" office:value="1001">
            <text:p>1,001</text:p>
          </table:table-cell>
          <table:table-cell table:style-name="ce20" table:formula="of:=IF(ISNUMBER([.E888]);[.E888];0)" office:value-type="float" office:value="608">
            <text:p>608</text:p>
          </table:table-cell>
          <table:table-cell table:style-name="ce20" table:formula="of:=IF(ISNUMBER([.F888]);[.F888];0)" office:value-type="float" office:value="0">
            <text:p>0</text:p>
          </table:table-cell>
          <table:table-cell table:style-name="ce20" table:formula="of:=IF(ISNUMBER([.G888]);[.G888];0)" office:value-type="float" office:value="170">
            <text:p>170</text:p>
          </table:table-cell>
          <table:table-cell table:style-name="ce20" table:formula="of:=IF(ISNUMBER([.H888]);[.H888];0)" office:value-type="float" office:value="0">
            <text:p>0</text:p>
          </table:table-cell>
          <table:table-cell table:style-name="ce20" table:formula="of:=IF(ISNUMBER([.I888]);[.I888];0)" office:value-type="float" office:value="8">
            <text:p>8</text:p>
          </table:table-cell>
          <table:table-cell table:style-name="ce20" table:formula="of:=IF(ISNUMBER([.J888]);[.J888];0)" office:value-type="float" office:value="288">
            <text:p>288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889]" office:value-type="string" office:string-value="    Direct Process Cooling, Refrigeration">
            <text:p><text:s text:c="4"/>Direct Process Cooling, Refrigeration</text:p>
          </table:table-cell>
          <table:table-cell table:style-name="ce20" table:formula="of:=IF(ISNUMBER([.C889]);[.C889];0)" office:value-type="float" office:value="7633">
            <text:p>7,633</text:p>
          </table:table-cell>
          <table:table-cell table:style-name="ce20" table:formula="of:=IF(ISNUMBER([.D889]);[.D889];0)" office:value-type="float" office:value="993">
            <text:p>993</text:p>
          </table:table-cell>
          <table:table-cell table:style-name="ce20" table:formula="of:=IF(ISNUMBER([.E889]);[.E889];0)" office:value-type="float" office:value="504">
            <text:p>504</text:p>
          </table:table-cell>
          <table:table-cell table:style-name="ce20" table:formula="of:=IF(ISNUMBER([.F889]);[.F889];0)" office:value-type="float" office:value="0">
            <text:p>0</text:p>
          </table:table-cell>
          <table:table-cell table:style-name="ce20" table:formula="of:=IF(ISNUMBER([.G889]);[.G889];0)" office:value-type="float" office:value="208">
            <text:p>208</text:p>
          </table:table-cell>
          <table:table-cell table:style-name="ce20" table:formula="of:=IF(ISNUMBER([.H889]);[.H889];0)" office:value-type="float" office:value="0">
            <text:p>0</text:p>
          </table:table-cell>
          <table:table-cell table:style-name="ce20" table:formula="of:=IF(ISNUMBER([.I889]);[.I889];0)" office:value-type="float" office:value="5">
            <text:p>5</text:p>
          </table:table-cell>
          <table:table-cell table:style-name="ce20" table:formula="of:=IF(ISNUMBER([.J889]);[.J889];0)" office:value-type="float" office:value="340">
            <text:p>340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890]" office:value-type="string" office:string-value="    Direct Machine Drive (h)">
            <text:p><text:s text:c="4"/>Direct Machine Drive (h)</text:p>
          </table:table-cell>
          <table:table-cell table:style-name="ce20" table:formula="of:=IF(ISNUMBER([.C890]);[.C890];0)" office:value-type="float" office:value="6985">
            <text:p>6,985</text:p>
          </table:table-cell>
          <table:table-cell table:style-name="ce20" table:formula="of:=IF(ISNUMBER([.D890]);[.D890];0)" office:value-type="float" office:value="1640">
            <text:p>1,640</text:p>
          </table:table-cell>
          <table:table-cell table:style-name="ce20" table:formula="of:=IF(ISNUMBER([.E890]);[.E890];0)" office:value-type="float" office:value="1193">
            <text:p>1,193</text:p>
          </table:table-cell>
          <table:table-cell table:style-name="ce20" table:formula="of:=IF(ISNUMBER([.F890]);[.F890];0)" office:value-type="float" office:value="61">
            <text:p>61</text:p>
          </table:table-cell>
          <table:table-cell table:style-name="ce20" table:formula="of:=IF(ISNUMBER([.G890]);[.G890];0)" office:value-type="float" office:value="223">
            <text:p>223</text:p>
          </table:table-cell>
          <table:table-cell table:style-name="ce20" table:formula="of:=IF(ISNUMBER([.H890]);[.H890];0)" office:value-type="float" office:value="0">
            <text:p>0</text:p>
          </table:table-cell>
          <table:table-cell table:style-name="ce20" table:formula="of:=IF(ISNUMBER([.I890]);[.I890];0)" office:value-type="float" office:value="10">
            <text:p>10</text:p>
          </table:table-cell>
          <table:table-cell table:style-name="ce20" table:formula="of:=IF(ISNUMBER([.J890]);[.J890];0)" office:value-type="float" office:value="347">
            <text:p>347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891]" office:value-type="string" office:string-value="    Facility HVAC (i)">
            <text:p><text:s text:c="4"/>Facility HVAC (i)</text:p>
          </table:table-cell>
          <table:table-cell table:style-name="ce20" table:formula="of:=IF(ISNUMBER([.C891]);[.C891];0)" office:value-type="float" office:value="7115">
            <text:p>7,115</text:p>
          </table:table-cell>
          <table:table-cell table:style-name="ce20" table:formula="of:=IF(ISNUMBER([.D891]);[.D891];0)" office:value-type="float" office:value="1510">
            <text:p>1,510</text:p>
          </table:table-cell>
          <table:table-cell table:style-name="ce20" table:formula="of:=IF(ISNUMBER([.E891]);[.E891];0)" office:value-type="float" office:value="802">
            <text:p>802</text:p>
          </table:table-cell>
          <table:table-cell table:style-name="ce20" table:formula="of:=IF(ISNUMBER([.F891]);[.F891];0)" office:value-type="float" office:value="108">
            <text:p>108</text:p>
          </table:table-cell>
          <table:table-cell table:style-name="ce20" table:formula="of:=IF(ISNUMBER([.G891]);[.G891];0)" office:value-type="float" office:value="463">
            <text:p>463</text:p>
          </table:table-cell>
          <table:table-cell table:style-name="ce20" table:formula="of:=IF(ISNUMBER([.H891]);[.H891];0)" office:value-type="float" office:value="4">
            <text:p>4</text:p>
          </table:table-cell>
          <table:table-cell table:style-name="ce20" table:formula="of:=IF(ISNUMBER([.I891]);[.I891];0)" office:value-type="float" office:value="5">
            <text:p>5</text:p>
          </table:table-cell>
          <table:table-cell table:style-name="ce20" table:formula="of:=IF(ISNUMBER([.J891]);[.J891];0)" office:value-type="float" office:value="296">
            <text:p>296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892]" office:value-type="string" office:string-value="    Facility Lighting">
            <text:p><text:s text:c="4"/>Facility Lighting</text:p>
          </table:table-cell>
          <table:table-cell table:style-name="ce20" table:formula="of:=IF(ISNUMBER([.C892]);[.C892];0)" office:value-type="float" office:value="6680">
            <text:p>6,680</text:p>
          </table:table-cell>
          <table:table-cell table:style-name="ce20" table:formula="of:=IF(ISNUMBER([.D892]);[.D892];0)" office:value-type="float" office:value="1945">
            <text:p>1,945</text:p>
          </table:table-cell>
          <table:table-cell table:style-name="ce20" table:formula="of:=IF(ISNUMBER([.E892]);[.E892];0)" office:value-type="float" office:value="1068">
            <text:p>1,068</text:p>
          </table:table-cell>
          <table:table-cell table:style-name="ce20" table:formula="of:=IF(ISNUMBER([.F892]);[.F892];0)" office:value-type="float" office:value="307">
            <text:p>307</text:p>
          </table:table-cell>
          <table:table-cell table:style-name="ce20" table:formula="of:=IF(ISNUMBER([.G892]);[.G892];0)" office:value-type="float" office:value="483">
            <text:p>483</text:p>
          </table:table-cell>
          <table:table-cell table:style-name="ce20" table:formula="of:=IF(ISNUMBER([.H892]);[.H892];0)" office:value-type="float" office:value="0">
            <text:p>0</text:p>
          </table:table-cell>
          <table:table-cell table:style-name="ce20" table:formula="of:=IF(ISNUMBER([.I892]);[.I892];0)" office:value-type="float" office:value="0">
            <text:p>0</text:p>
          </table:table-cell>
          <table:table-cell table:style-name="ce20" table:formula="of:=IF(ISNUMBER([.J892]);[.J892];0)" office:value-type="float" office:value="310">
            <text:p>310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893]" office:value-type="string" office:string-value="Receiving energy-management support in the form of:">
            <text:p>Receiving energy-management support in the form of:</text:p>
          </table:table-cell>
          <table:table-cell table:style-name="ce20" table:formula="of:=IF(ISNUMBER([.C893]);[.C893];0)" office:value-type="float" office:value="0">
            <text:p>0</text:p>
          </table:table-cell>
          <table:table-cell table:style-name="ce20" table:formula="of:=IF(ISNUMBER([.D893]);[.D893];0)" office:value-type="float" office:value="0">
            <text:p>0</text:p>
          </table:table-cell>
          <table:table-cell table:style-name="ce20" table:formula="of:=IF(ISNUMBER([.E893]);[.E893];0)" office:value-type="float" office:value="0">
            <text:p>0</text:p>
          </table:table-cell>
          <table:table-cell table:style-name="ce20" table:formula="of:=IF(ISNUMBER([.F893]);[.F893];0)" office:value-type="float" office:value="0">
            <text:p>0</text:p>
          </table:table-cell>
          <table:table-cell table:style-name="ce20" table:formula="of:=IF(ISNUMBER([.G893]);[.G893];0)" office:value-type="float" office:value="0">
            <text:p>0</text:p>
          </table:table-cell>
          <table:table-cell table:style-name="ce20" table:formula="of:=IF(ISNUMBER([.H893]);[.H893];0)" office:value-type="float" office:value="0">
            <text:p>0</text:p>
          </table:table-cell>
          <table:table-cell table:style-name="ce20" table:formula="of:=IF(ISNUMBER([.I893]);[.I893];0)" office:value-type="float" office:value="0">
            <text:p>0</text:p>
          </table:table-cell>
          <table:table-cell table:style-name="ce20" table:formula="of:=IF(ISNUMBER([.J893]);[.J893];0)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894]" office:value-type="string" office:string-value="    Technical Assistance (j)">
            <text:p><text:s text:c="4"/>Technical Assistance (j)</text:p>
          </table:table-cell>
          <table:table-cell table:style-name="ce20" table:formula="of:=IF(ISNUMBER([.C894]);[.C894];0)" office:value-type="float" office:value="6450">
            <text:p>6,450</text:p>
          </table:table-cell>
          <table:table-cell table:style-name="ce20" table:formula="of:=IF(ISNUMBER([.D894]);[.D894];0)" office:value-type="float" office:value="2175">
            <text:p>2,175</text:p>
          </table:table-cell>
          <table:table-cell table:style-name="ce20" table:formula="of:=IF(ISNUMBER([.E894]);[.E894];0)" office:value-type="float" office:value="1065">
            <text:p>1,065</text:p>
          </table:table-cell>
          <table:table-cell table:style-name="ce20" table:formula="of:=IF(ISNUMBER([.F894]);[.F894];0)" office:value-type="float" office:value="609">
            <text:p>609</text:p>
          </table:table-cell>
          <table:table-cell table:style-name="ce20" table:formula="of:=IF(ISNUMBER([.G894]);[.G894];0)" office:value-type="float" office:value="772">
            <text:p>772</text:p>
          </table:table-cell>
          <table:table-cell table:style-name="ce20" table:formula="of:=IF(ISNUMBER([.H894]);[.H894];0)" office:value-type="float" office:value="21">
            <text:p>21</text:p>
          </table:table-cell>
          <table:table-cell table:style-name="ce20" table:formula="of:=IF(ISNUMBER([.I894]);[.I894];0)" office:value-type="float" office:value="21">
            <text:p>21</text:p>
          </table:table-cell>
          <table:table-cell table:style-name="ce20" table:formula="of:=IF(ISNUMBER([.J894]);[.J894];0)" office:value-type="float" office:value="281">
            <text:p>281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895]" office:value-type="string" office:string-value="    Technical Information (k)">
            <text:p><text:s text:c="4"/>Technical Information (k)</text:p>
          </table:table-cell>
          <table:table-cell table:style-name="ce20" table:formula="of:=IF(ISNUMBER([.C895]);[.C895];0)" office:value-type="float" office:value="7101">
            <text:p>7,101</text:p>
          </table:table-cell>
          <table:table-cell table:style-name="ce20" table:formula="of:=IF(ISNUMBER([.D895]);[.D895];0)" office:value-type="float" office:value="1524">
            <text:p>1,524</text:p>
          </table:table-cell>
          <table:table-cell table:style-name="ce20" table:formula="of:=IF(ISNUMBER([.E895]);[.E895];0)" office:value-type="float" office:value="848">
            <text:p>848</text:p>
          </table:table-cell>
          <table:table-cell table:style-name="ce20" table:formula="of:=IF(ISNUMBER([.F895]);[.F895];0)" office:value-type="float" office:value="447">
            <text:p>447</text:p>
          </table:table-cell>
          <table:table-cell table:style-name="ce20" table:formula="of:=IF(ISNUMBER([.G895]);[.G895];0)" office:value-type="float" office:value="425">
            <text:p>425</text:p>
          </table:table-cell>
          <table:table-cell table:style-name="ce20" table:formula="of:=IF(ISNUMBER([.H895]);[.H895];0)" office:value-type="float" office:value="87">
            <text:p>87</text:p>
          </table:table-cell>
          <table:table-cell table:style-name="ce20" table:formula="of:=IF(ISNUMBER([.I895]);[.I895];0)" office:value-type="float" office:value="48">
            <text:p>48</text:p>
          </table:table-cell>
          <table:table-cell table:style-name="ce20" table:formula="of:=IF(ISNUMBER([.J895]);[.J895];0)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896]" office:value-type="string" office:string-value="    Training (l)">
            <text:p><text:s text:c="4"/>Training (l)</text:p>
          </table:table-cell>
          <table:table-cell table:style-name="ce20" table:formula="of:=IF(ISNUMBER([.C896]);[.C896];0)" office:value-type="float" office:value="7277">
            <text:p>7,277</text:p>
          </table:table-cell>
          <table:table-cell table:style-name="ce20" table:formula="of:=IF(ISNUMBER([.D896]);[.D896];0)" office:value-type="float" office:value="1348">
            <text:p>1,348</text:p>
          </table:table-cell>
          <table:table-cell table:style-name="ce20" table:formula="of:=IF(ISNUMBER([.E896]);[.E896];0)" office:value-type="float" office:value="795">
            <text:p>795</text:p>
          </table:table-cell>
          <table:table-cell table:style-name="ce20" table:formula="of:=IF(ISNUMBER([.F896]);[.F896];0)" office:value-type="float" office:value="371">
            <text:p>371</text:p>
          </table:table-cell>
          <table:table-cell table:style-name="ce20" table:formula="of:=IF(ISNUMBER([.G896]);[.G896];0)" office:value-type="float" office:value="365">
            <text:p>365</text:p>
          </table:table-cell>
          <table:table-cell table:style-name="ce20" table:formula="of:=IF(ISNUMBER([.H896]);[.H896];0)" office:value-type="float" office:value="39">
            <text:p>39</text:p>
          </table:table-cell>
          <table:table-cell table:style-name="ce20" table:formula="of:=IF(ISNUMBER([.I896]);[.I896];0)" office:value-type="float" office:value="71">
            <text:p>71</text:p>
          </table:table-cell>
          <table:table-cell table:style-name="ce20" table:formula="of:=IF(ISNUMBER([.J896]);[.J896];0)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Default" table:formula="of:=[.B897]" office:value-type="string" office:string-value="    Financial Assistance (m)">
            <text:p><text:s text:c="4"/>Financial Assistance (m)</text:p>
          </table:table-cell>
          <table:table-cell table:style-name="ce20" table:formula="of:=IF(ISNUMBER([.C897]);[.C897];0)" office:value-type="float" office:value="8162">
            <text:p>8,162</text:p>
          </table:table-cell>
          <table:table-cell table:style-name="ce20" table:formula="of:=IF(ISNUMBER([.D897]);[.D897];0)" office:value-type="float" office:value="463">
            <text:p>463</text:p>
          </table:table-cell>
          <table:table-cell table:style-name="ce20" table:formula="of:=IF(ISNUMBER([.E897]);[.E897];0)" office:value-type="float" office:value="84">
            <text:p>84</text:p>
          </table:table-cell>
          <table:table-cell table:style-name="ce20" table:formula="of:=IF(ISNUMBER([.F897]);[.F897];0)" office:value-type="float" office:value="324">
            <text:p>324</text:p>
          </table:table-cell>
          <table:table-cell table:style-name="ce20" table:formula="of:=IF(ISNUMBER([.G897]);[.G897];0)" office:value-type="float" office:value="40">
            <text:p>40</text:p>
          </table:table-cell>
          <table:table-cell table:style-name="ce20" table:formula="of:=IF(ISNUMBER([.H897]);[.H897];0)" office:value-type="float" office:value="20">
            <text:p>20</text:p>
          </table:table-cell>
          <table:table-cell table:style-name="ce20" table:formula="of:=IF(ISNUMBER([.I897]);[.I897];0)" office:value-type="float" office:value="132">
            <text:p>132</text:p>
          </table:table-cell>
          <table:table-cell table:style-name="ce20" table:formula="of:=IF(ISNUMBER([.J897]);[.J897];0)" office:value-type="float" office:value="4">
            <text:p>4</text:p>
          </table:table-cell>
          <table:table-cell table:style-name="ce28"/>
          <table:table-cell table:number-columns-repeated="1013"/>
        </table:table-row>
        <table:table-row table:style-name="ro5" table:number-rows-repeated="2">
          <table:table-cell table:style-name="ce7"/>
          <table:table-cell table:style-name="Default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 office:value-type="string">
            <text:p><text:s text:c="2"/>325</text:p>
          </table:table-cell>
          <table:table-cell table:style-name="ce7" office:value-type="string">
            <text:p>CHEMICALS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3577">
            <text:p>3,577</text:p>
          </table:table-cell>
          <table:table-cell table:style-name="ce20" office:value-type="float" office:value="5048">
            <text:p>5,048</text:p>
          </table:table-cell>
          <table:table-cell table:number-columns-repeated="6" table:style-name="ce20" office:value-type="string">
            <text:p>--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6023">
            <text:p>6,023</text:p>
          </table:table-cell>
          <table:table-cell table:style-name="ce20" office:value-type="float" office:value="2602">
            <text:p>2,602</text:p>
          </table:table-cell>
          <table:table-cell table:style-name="ce20" office:value-type="float" office:value="1400">
            <text:p>1,400</text:p>
          </table:table-cell>
          <table:table-cell table:style-name="ce20" office:value-type="float" office:value="792">
            <text:p>792</text:p>
          </table:table-cell>
          <table:table-cell table:style-name="ce20" office:value-type="float" office:value="440">
            <text:p>440</text:p>
          </table:table-cell>
          <table:table-cell table:style-name="ce20" office:value-type="float" office:value="68">
            <text:p>68</text:p>
          </table:table-cell>
          <table:table-cell table:style-name="ce20" office:value-type="float" office:value="82">
            <text:p>82</text:p>
          </table:table-cell>
          <table:table-cell table:style-name="ce20" office:value-type="float" office:value="428">
            <text:p>428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7083">
            <text:p>7,083</text:p>
          </table:table-cell>
          <table:table-cell table:style-name="ce20" office:value-type="float" office:value="1542">
            <text:p>1,542</text:p>
          </table:table-cell>
          <table:table-cell table:style-name="ce20" office:value-type="float" office:value="742">
            <text:p>742</text:p>
          </table:table-cell>
          <table:table-cell table:style-name="ce20" office:value-type="float" office:value="428">
            <text:p>428</text:p>
          </table:table-cell>
          <table:table-cell table:style-name="ce20" office:value-type="float" office:value="138">
            <text:p>138</text:p>
          </table:table-cell>
          <table:table-cell table:style-name="ce20" office:value-type="string">
            <text:p>W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401">
            <text:p>401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7462">
            <text:p>7,462</text:p>
          </table:table-cell>
          <table:table-cell table:style-name="ce20" office:value-type="float" office:value="1164">
            <text:p>1,164</text:p>
          </table:table-cell>
          <table:table-cell table:style-name="ce20" office:value-type="float" office:value="578">
            <text:p>578</text:p>
          </table:table-cell>
          <table:table-cell table:style-name="ce20" office:value-type="float" office:value="187">
            <text:p>187</text:p>
          </table:table-cell>
          <table:table-cell table:style-name="ce20" office:value-type="float" office:value="152">
            <text:p>152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float" office:value="386">
            <text:p>386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7911">
            <text:p>7,911</text:p>
          </table:table-cell>
          <table:table-cell table:style-name="ce20" office:value-type="float" office:value="714">
            <text:p>714</text:p>
          </table:table-cell>
          <table:table-cell table:style-name="ce20" office:value-type="float" office:value="265">
            <text:p>265</text:p>
          </table:table-cell>
          <table:table-cell table:style-name="ce20" office:value-type="float" office:value="55">
            <text:p>55</text:p>
          </table:table-cell>
          <table:table-cell table:style-name="ce20" office:value-type="float" office:value="158">
            <text:p>158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305">
            <text:p>305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7893">
            <text:p>7,893</text:p>
          </table:table-cell>
          <table:table-cell table:style-name="ce20" office:value-type="float" office:value="732">
            <text:p>732</text:p>
          </table:table-cell>
          <table:table-cell table:style-name="ce20" office:value-type="float" office:value="284">
            <text:p>284</text:p>
          </table:table-cell>
          <table:table-cell table:style-name="ce20" office:value-type="float" office:value="58">
            <text:p>58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378">
            <text:p>378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7083">
            <text:p>7,083</text:p>
          </table:table-cell>
          <table:table-cell table:style-name="ce20" office:value-type="float" office:value="1542">
            <text:p>1,542</text:p>
          </table:table-cell>
          <table:table-cell table:style-name="ce20" office:value-type="string">
            <text:p>--</text:p>
          </table:table-cell>
          <table:table-cell table:style-name="ce20" office:value-type="float" office:value="987">
            <text:p>987</text:p>
          </table:table-cell>
          <table:table-cell table:style-name="ce20" office:value-type="float" office:value="142">
            <text:p>142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432">
            <text:p>432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7645">
            <text:p>7,645</text:p>
          </table:table-cell>
          <table:table-cell table:style-name="ce20" office:value-type="float" office:value="980">
            <text:p>980</text:p>
          </table:table-cell>
          <table:table-cell table:style-name="ce20" office:value-type="string">
            <text:p>--</text:p>
          </table:table-cell>
          <table:table-cell table:style-name="ce20" office:value-type="float" office:value="473">
            <text:p>473</text:p>
          </table:table-cell>
          <table:table-cell table:style-name="ce20" office:value-type="float" office:value="25">
            <text:p>25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490">
            <text:p>49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7190">
            <text:p>7,190</text:p>
          </table:table-cell>
          <table:table-cell table:style-name="ce20" office:value-type="float" office:value="1435">
            <text:p>1,435</text:p>
          </table:table-cell>
          <table:table-cell table:style-name="ce20" office:value-type="float" office:value="903">
            <text:p>903</text:p>
          </table:table-cell>
          <table:table-cell table:style-name="ce20" office:value-type="float" office:value="71">
            <text:p>71</text:p>
          </table:table-cell>
          <table:table-cell table:style-name="ce20" office:value-type="float" office:value="410">
            <text:p>410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313">
            <text:p>313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6847">
            <text:p>6,847</text:p>
          </table:table-cell>
          <table:table-cell table:style-name="ce20" office:value-type="float" office:value="1778">
            <text:p>1,778</text:p>
          </table:table-cell>
          <table:table-cell table:style-name="ce20" office:value-type="float" office:value="1201">
            <text:p>1,201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424">
            <text:p>42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318">
            <text:p>318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7624">
            <text:p>7,624</text:p>
          </table:table-cell>
          <table:table-cell table:style-name="ce20" office:value-type="float" office:value="1001">
            <text:p>1,001</text:p>
          </table:table-cell>
          <table:table-cell table:style-name="ce20" office:value-type="float" office:value="608">
            <text:p>608</text:p>
          </table:table-cell>
          <table:table-cell table:style-name="ce20" office:value-type="string">
            <text:p>Q</text:p>
          </table:table-cell>
          <table:table-cell table:style-name="ce20" office:value-type="float" office:value="170">
            <text:p>170</text:p>
          </table:table-cell>
          <table:table-cell table:style-name="ce20" office:value-type="string">
            <text:p>W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288">
            <text:p>288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7633">
            <text:p>7,633</text:p>
          </table:table-cell>
          <table:table-cell table:style-name="ce20" office:value-type="float" office:value="993">
            <text:p>993</text:p>
          </table:table-cell>
          <table:table-cell table:style-name="ce20" office:value-type="float" office:value="504">
            <text:p>504</text:p>
          </table:table-cell>
          <table:table-cell table:style-name="ce20" office:value-type="string">
            <text:p>Q</text:p>
          </table:table-cell>
          <table:table-cell table:style-name="ce20" office:value-type="float" office:value="208">
            <text:p>208</text:p>
          </table:table-cell>
          <table:table-cell table:style-name="ce20" office:value-type="string">
            <text:p>W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340">
            <text:p>34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6985">
            <text:p>6,985</text:p>
          </table:table-cell>
          <table:table-cell table:style-name="ce20" office:value-type="float" office:value="1640">
            <text:p>1,640</text:p>
          </table:table-cell>
          <table:table-cell table:style-name="ce20" office:value-type="float" office:value="1193">
            <text:p>1,193</text:p>
          </table:table-cell>
          <table:table-cell table:style-name="ce20" office:value-type="float" office:value="61">
            <text:p>61</text:p>
          </table:table-cell>
          <table:table-cell table:style-name="ce20" office:value-type="float" office:value="223">
            <text:p>223</text:p>
          </table:table-cell>
          <table:table-cell table:style-name="ce20" office:value-type="string">
            <text:p>W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347">
            <text:p>347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7115">
            <text:p>7,115</text:p>
          </table:table-cell>
          <table:table-cell table:style-name="ce20" office:value-type="float" office:value="1510">
            <text:p>1,510</text:p>
          </table:table-cell>
          <table:table-cell table:style-name="ce20" office:value-type="float" office:value="802">
            <text:p>802</text:p>
          </table:table-cell>
          <table:table-cell table:style-name="ce20" office:value-type="float" office:value="108">
            <text:p>108</text:p>
          </table:table-cell>
          <table:table-cell table:style-name="ce20" office:value-type="float" office:value="463">
            <text:p>46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296">
            <text:p>296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6680">
            <text:p>6,680</text:p>
          </table:table-cell>
          <table:table-cell table:style-name="ce20" office:value-type="float" office:value="1945">
            <text:p>1,945</text:p>
          </table:table-cell>
          <table:table-cell table:style-name="ce20" office:value-type="float" office:value="1068">
            <text:p>1,068</text:p>
          </table:table-cell>
          <table:table-cell table:style-name="ce20" office:value-type="float" office:value="307">
            <text:p>307</text:p>
          </table:table-cell>
          <table:table-cell table:style-name="ce20" office:value-type="float" office:value="483">
            <text:p>483</text:p>
          </table:table-cell>
          <table:table-cell table:number-columns-repeated="2" table:style-name="ce20" office:value-type="string">
            <text:p>Q</text:p>
          </table:table-cell>
          <table:table-cell table:style-name="ce20" office:value-type="float" office:value="310">
            <text:p>31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number-columns-repeated="8" table:style-name="ce20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6450">
            <text:p>6,450</text:p>
          </table:table-cell>
          <table:table-cell table:style-name="ce20" office:value-type="float" office:value="2175">
            <text:p>2,175</text:p>
          </table:table-cell>
          <table:table-cell table:style-name="ce20" office:value-type="float" office:value="1065">
            <text:p>1,065</text:p>
          </table:table-cell>
          <table:table-cell table:style-name="ce20" office:value-type="float" office:value="609">
            <text:p>609</text:p>
          </table:table-cell>
          <table:table-cell table:style-name="ce20" office:value-type="float" office:value="772">
            <text:p>772</text:p>
          </table:table-cell>
          <table:table-cell table:number-columns-repeated="2" table:style-name="ce20" office:value-type="float" office:value="21">
            <text:p>21</text:p>
          </table:table-cell>
          <table:table-cell table:style-name="ce20" office:value-type="float" office:value="281">
            <text:p>281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7101">
            <text:p>7,101</text:p>
          </table:table-cell>
          <table:table-cell table:style-name="ce20" office:value-type="float" office:value="1524">
            <text:p>1,524</text:p>
          </table:table-cell>
          <table:table-cell table:style-name="ce20" office:value-type="float" office:value="848">
            <text:p>848</text:p>
          </table:table-cell>
          <table:table-cell table:style-name="ce20" office:value-type="float" office:value="447">
            <text:p>447</text:p>
          </table:table-cell>
          <table:table-cell table:style-name="ce20" office:value-type="float" office:value="425">
            <text:p>425</text:p>
          </table:table-cell>
          <table:table-cell table:style-name="ce20" office:value-type="float" office:value="87">
            <text:p>87</text:p>
          </table:table-cell>
          <table:table-cell table:style-name="ce20" office:value-type="float" office:value="48">
            <text:p>48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7277">
            <text:p>7,277</text:p>
          </table:table-cell>
          <table:table-cell table:style-name="ce20" office:value-type="float" office:value="1348">
            <text:p>1,348</text:p>
          </table:table-cell>
          <table:table-cell table:style-name="ce20" office:value-type="float" office:value="795">
            <text:p>795</text:p>
          </table:table-cell>
          <table:table-cell table:style-name="ce20" office:value-type="float" office:value="371">
            <text:p>371</text:p>
          </table:table-cell>
          <table:table-cell table:style-name="ce20" office:value-type="float" office:value="365">
            <text:p>365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71">
            <text:p>71</text:p>
          </table:table-cell>
          <table:table-cell table:style-name="ce20" office:value-type="string">
            <text:p>Q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8162">
            <text:p>8,162</text:p>
          </table:table-cell>
          <table:table-cell table:style-name="ce20" office:value-type="float" office:value="463">
            <text:p>463</text:p>
          </table:table-cell>
          <table:table-cell table:style-name="ce20" office:value-type="float" office:value="84">
            <text:p>84</text:p>
          </table:table-cell>
          <table:table-cell table:style-name="ce20" office:value-type="float" office:value="324">
            <text:p>324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32">
            <text:p>132</text:p>
          </table:table-cell>
          <table:table-cell table:style-name="ce20" office:value-type="float" office:value="4">
            <text:p>4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 office:value-type="string">
            <text:p><text:s text:c="6"/>325110</text:p>
          </table:table-cell>
          <table:table-cell table:style-name="ce7" office:value-type="string">
            <text:p><text:s text:c="2"/>Petrochemicals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32">
            <text:p>32</text:p>
          </table:table-cell>
          <table:table-cell table:number-columns-repeated="6" table:style-name="ce20" office:value-type="string">
            <text:p>--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4">
            <text:p>4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33">
            <text:p>33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9">
            <text:p>9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4">
            <text:p>4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6">
            <text:p>6</text:p>
          </table:table-cell>
          <table:table-cell table:style-name="ce20" office:value-type="string">
            <text:p>W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--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4">
            <text:p>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--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4">
            <text:p>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4">
            <text:p>14</text:p>
          </table:table-cell>
          <table:table-cell table:number-columns-repeated="5"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6">
            <text:p>6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33">
            <text:p>33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17">
            <text:p>17</text:p>
          </table:table-cell>
          <table:table-cell table:style-name="ce20" office:value-type="string">
            <text:p>W</text:p>
          </table:table-cell>
          <table:table-cell table:style-name="ce20" office:value-type="float" office:value="6">
            <text:p>6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7">
            <text:p>17</text:p>
          </table:table-cell>
          <table:table-cell table:style-name="ce20" office:value-type="string">
            <text:p>W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3">
            <text:p>13</text:p>
          </table:table-cell>
          <table:table-cell table:style-name="ce20" office:value-type="string">
            <text:p>W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 office:value-type="string">
            <text:p><text:s text:c="6"/>325120</text:p>
          </table:table-cell>
          <table:table-cell table:style-name="ce7" office:value-type="string">
            <text:p><text:s text:c="2"/>Industrial Gases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151">
            <text:p>151</text:p>
          </table:table-cell>
          <table:table-cell table:style-name="ce20" office:value-type="float" office:value="409">
            <text:p>409</text:p>
          </table:table-cell>
          <table:table-cell table:number-columns-repeated="6" table:style-name="ce20" office:value-type="string">
            <text:p>--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385">
            <text:p>385</text:p>
          </table:table-cell>
          <table:table-cell table:style-name="ce20" office:value-type="float" office:value="175">
            <text:p>175</text:p>
          </table:table-cell>
          <table:table-cell table:style-name="ce20" office:value-type="float" office:value="144">
            <text:p>144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23">
            <text:p>23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221">
            <text:p>221</text:p>
          </table:table-cell>
          <table:table-cell table:style-name="ce20" office:value-type="float" office:value="138">
            <text:p>138</text:p>
          </table:table-cell>
          <table:table-cell table:style-name="ce20" office:value-type="float" office:value="20">
            <text:p>20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70">
            <text:p>7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472">
            <text:p>472</text:p>
          </table:table-cell>
          <table:table-cell table:style-name="ce20" office:value-type="float" office:value="88">
            <text:p>88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6">
            <text:p>6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70">
            <text:p>7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545">
            <text:p>545</text:p>
          </table:table-cell>
          <table:table-cell table:style-name="ce20" office:value-type="float" office:value="15">
            <text:p>15</text:p>
          </table:table-cell>
          <table:table-cell table:style-name="ce20" office:value-type="string">
            <text:p>W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float" office:value="12">
            <text:p>12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480">
            <text:p>480</text:p>
          </table:table-cell>
          <table:table-cell table:style-name="ce20" office:value-type="float" office:value="80">
            <text:p>80</text:p>
          </table:table-cell>
          <table:table-cell table:style-name="ce20" office:value-type="float" office:value="19">
            <text:p>19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float" office:value="62">
            <text:p>62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380">
            <text:p>380</text:p>
          </table:table-cell>
          <table:table-cell table:style-name="ce20" office:value-type="float" office:value="180">
            <text:p>180</text:p>
          </table:table-cell>
          <table:table-cell table:style-name="ce20" office:value-type="string">
            <text:p>--</text:p>
          </table:table-cell>
          <table:table-cell table:style-name="ce20" office:value-type="float" office:value="88">
            <text:p>88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93">
            <text:p>93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318">
            <text:p>318</text:p>
          </table:table-cell>
          <table:table-cell table:style-name="ce20" office:value-type="float" office:value="242">
            <text:p>242</text:p>
          </table:table-cell>
          <table:table-cell table:style-name="ce20" office:value-type="string">
            <text:p>--</text:p>
          </table:table-cell>
          <table:table-cell table:style-name="ce20" office:value-type="float" office:value="150">
            <text:p>15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92">
            <text:p>92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521">
            <text:p>521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28">
            <text:p>28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12">
            <text:p>12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537">
            <text:p>537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11">
            <text:p>11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12">
            <text:p>12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540">
            <text:p>540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12">
            <text:p>12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535">
            <text:p>535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16">
            <text:p>16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515">
            <text:p>515</text:p>
          </table:table-cell>
          <table:table-cell table:style-name="ce20" office:value-type="float" office:value="45">
            <text:p>45</text:p>
          </table:table-cell>
          <table:table-cell table:style-name="ce20" office:value-type="float" office:value="11">
            <text:p>11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34">
            <text:p>3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512">
            <text:p>512</text:p>
          </table:table-cell>
          <table:table-cell table:style-name="ce20" office:value-type="float" office:value="48">
            <text:p>48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4">
            <text:p>4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14">
            <text:p>14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470">
            <text:p>470</text:p>
          </table:table-cell>
          <table:table-cell table:style-name="ce20" office:value-type="float" office:value="90">
            <text:p>90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6">
            <text:p>16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455">
            <text:p>455</text:p>
          </table:table-cell>
          <table:table-cell table:style-name="ce20" office:value-type="float" office:value="105">
            <text:p>105</text:p>
          </table:table-cell>
          <table:table-cell table:style-name="ce20" office:value-type="float" office:value="82">
            <text:p>82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23">
            <text:p>23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421">
            <text:p>421</text:p>
          </table:table-cell>
          <table:table-cell table:style-name="ce20" office:value-type="float" office:value="139">
            <text:p>139</text:p>
          </table:table-cell>
          <table:table-cell table:style-name="ce20" office:value-type="float" office:value="110">
            <text:p>11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9">
            <text:p>9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415">
            <text:p>415</text:p>
          </table:table-cell>
          <table:table-cell table:style-name="ce20" office:value-type="float" office:value="145">
            <text:p>145</text:p>
          </table:table-cell>
          <table:table-cell table:style-name="ce20" office:value-type="float" office:value="108">
            <text:p>108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number-columns-repeated="3" table:style-name="ce20" office:value-type="string">
            <text:p>W</text:p>
          </table:table-cell>
          <table:table-cell table:number-columns-repeated="5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 office:value-type="string">
            <text:p><text:s text:c="6"/>325181</text:p>
          </table:table-cell>
          <table:table-cell table:style-name="ce7" office:value-type="string">
            <text:p><text:s text:c="2"/>Alkalies and Chlorine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number-columns-repeated="2" table:style-name="ce20" office:value-type="string">
            <text:p>W</text:p>
          </table:table-cell>
          <table:table-cell table:number-columns-repeated="6" table:style-name="ce20" office:value-type="string">
            <text:p>--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6">
            <text:p>16</text:p>
          </table:table-cell>
          <table:table-cell table:number-columns-repeated="3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5">
            <text:p>15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17">
            <text:p>17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number-columns-repeated="2" table:style-name="ce20" office:value-type="float" office:value="16">
            <text:p>16</text:p>
          </table:table-cell>
          <table:table-cell table:style-name="ce20" office:value-type="string">
            <text:p>--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13">
            <text:p>13</text:p>
          </table:table-cell>
          <table:table-cell table:style-name="ce20" office:value-type="string">
            <text:p>--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23">
            <text:p>23</text:p>
          </table:table-cell>
          <table:table-cell table:number-columns-repeated="2" table:style-name="ce20" office:value-type="float" office:value="9">
            <text:p>9</text:p>
          </table:table-cell>
          <table:table-cell table:number-columns-repeated="5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28">
            <text:p>28</text:p>
          </table:table-cell>
          <table:table-cell table:number-columns-repeated="2" table:style-name="ce20" office:value-type="float" office:value="4">
            <text:p>4</text:p>
          </table:table-cell>
          <table:table-cell table:number-columns-repeated="5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number-columns-repeated="3" table:style-name="ce20" office:value-type="string">
            <text:p>W</text:p>
          </table:table-cell>
          <table:table-cell table:number-columns-repeated="5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number-columns-repeated="3" table:style-name="ce20" office:value-type="float" office:value="16">
            <text:p>16</text:p>
          </table:table-cell>
          <table:table-cell table:number-columns-repeated="5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25">
            <text:p>25</text:p>
          </table:table-cell>
          <table:table-cell table:number-columns-repeated="2" table:style-name="ce20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23">
            <text:p>23</text:p>
          </table:table-cell>
          <table:table-cell table:number-columns-repeated="2" table:style-name="ce20" office:value-type="float" office:value="9">
            <text:p>9</text:p>
          </table:table-cell>
          <table:table-cell table:number-columns-repeated="5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number-columns-repeated="2" table:style-name="ce20" office:value-type="float" office:value="16">
            <text:p>16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6">
            <text:p>6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number-columns-repeated="2" table:style-name="ce20" office:value-type="float" office:value="16">
            <text:p>16</text:p>
          </table:table-cell>
          <table:table-cell table:style-name="ce20" office:value-type="float" office:value="12">
            <text:p>12</text:p>
          </table:table-cell>
          <table:table-cell table:number-columns-repeated="2"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 office:value-type="string">
            <text:p><text:s text:c="6"/>325182</text:p>
          </table:table-cell>
          <table:table-cell table:style-name="ce7" office:value-type="string">
            <text:p><text:s text:c="2"/>Carbon Black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6">
            <text:p>16</text:p>
          </table:table-cell>
          <table:table-cell table:number-columns-repeated="6" table:style-name="ce20" office:value-type="string">
            <text:p>--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13">
            <text:p>13</text:p>
          </table:table-cell>
          <table:table-cell table:number-columns-repeated="2" table:style-name="ce20" office:value-type="float" office:value="11">
            <text:p>11</text:p>
          </table:table-cell>
          <table:table-cell table:style-name="ce20" office:value-type="string">
            <text:p>W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7">
            <text:p>7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14">
            <text:p>14</text:p>
          </table:table-cell>
          <table:table-cell table:number-columns-repeated="2" table:style-name="ce20" office:value-type="float" office:value="10">
            <text:p>10</text:p>
          </table:table-cell>
          <table:table-cell table:number-columns-repeated="5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number-columns-repeated="5"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8"/>
          <table:table-cell table:number-columns-repeated="1013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4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string">
            <text:p>--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string">
            <text:p>--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16">
            <text:p>16</text:p>
          </table:table-cell>
          <table:table-cell table:number-columns-repeated="2" table:style-name="ce20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18">
            <text:p>18</text:p>
          </table:table-cell>
          <table:table-cell table:number-columns-repeated="2" table:style-name="ce20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number-columns-repeated="3" table:style-name="ce20" office:value-type="string">
            <text:p>W</text:p>
          </table:table-cell>
          <table:table-cell table:number-columns-repeated="5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16">
            <text:p>16</text:p>
          </table:table-cell>
          <table:table-cell table:number-columns-repeated="2" table:style-name="ce20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14">
            <text:p>14</text:p>
          </table:table-cell>
          <table:table-cell table:number-columns-repeated="2" table:style-name="ce20" office:value-type="float" office:value="10">
            <text:p>10</text:p>
          </table:table-cell>
          <table:table-cell table:number-columns-repeated="5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14">
            <text:p>14</text:p>
          </table:table-cell>
          <table:table-cell table:number-columns-repeated="2" table:style-name="ce20" office:value-type="float" office:value="10">
            <text:p>10</text:p>
          </table:table-cell>
          <table:table-cell table:number-columns-repeated="5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24">
            <text:p>24</text:p>
          </table:table-cell>
          <table:table-cell table:number-columns-repeated="7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6"/>325188</text:p>
          </table:table-cell>
          <table:table-cell table:style-name="ce7" office:value-type="string">
            <text:p><text:s text:c="2"/>Other Basic Inorganic Chemical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220">
            <text:p>220</text:p>
          </table:table-cell>
          <table:table-cell table:style-name="ce20" office:value-type="float" office:value="253">
            <text:p>253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361">
            <text:p>361</text:p>
          </table:table-cell>
          <table:table-cell table:style-name="ce20" office:value-type="float" office:value="112">
            <text:p>112</text:p>
          </table:table-cell>
          <table:table-cell table:style-name="ce20" office:value-type="float" office:value="77">
            <text:p>77</text:p>
          </table:table-cell>
          <table:table-cell table:style-name="ce20" office:value-type="float" office:value="55">
            <text:p>55</text:p>
          </table:table-cell>
          <table:table-cell table:style-name="ce20" office:value-type="float" office:value="26">
            <text:p>26</text:p>
          </table:table-cell>
          <table:table-cell table:number-columns-repeated="2" table:style-name="ce20" office:value-type="float" office:value="4">
            <text:p>4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437">
            <text:p>437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26">
            <text:p>26</text:p>
          </table:table-cell>
          <table:table-cell table:number-columns-repeated="2"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3">
            <text:p>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414">
            <text:p>414</text:p>
          </table:table-cell>
          <table:table-cell table:style-name="ce20" office:value-type="float" office:value="59">
            <text:p>59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3">
            <text:p>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450">
            <text:p>450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442">
            <text:p>442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21">
            <text:p>21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401">
            <text:p>401</text:p>
          </table:table-cell>
          <table:table-cell table:style-name="ce20" office:value-type="float" office:value="72">
            <text:p>72</text:p>
          </table:table-cell>
          <table:table-cell table:style-name="ce20" office:value-type="string">
            <text:p>--</text:p>
          </table:table-cell>
          <table:table-cell table:style-name="ce20" office:value-type="float" office:value="67">
            <text:p>67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445">
            <text:p>445</text:p>
          </table:table-cell>
          <table:table-cell table:style-name="ce20" office:value-type="float" office:value="28">
            <text:p>28</text:p>
          </table:table-cell>
          <table:table-cell table:style-name="ce20" office:value-type="string">
            <text:p>--</text:p>
          </table:table-cell>
          <table:table-cell table:style-name="ce20" office:value-type="float" office:value="25">
            <text:p>25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84">
            <text:p>84</text:p>
          </table:table-cell>
          <table:table-cell table:style-name="ce20" office:value-type="float" office:value="73">
            <text:p>73</text:p>
          </table:table-cell>
          <table:table-cell table:style-name="ce20" office:value-type="string">
            <text:p>W</text:p>
          </table:table-cell>
          <table:table-cell table:style-name="ce20" office:value-type="float" office:value="20">
            <text:p>20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396">
            <text:p>396</text:p>
          </table:table-cell>
          <table:table-cell table:style-name="ce20" office:value-type="float" office:value="77">
            <text:p>77</text:p>
          </table:table-cell>
          <table:table-cell table:style-name="ce20" office:value-type="float" office:value="58">
            <text:p>58</text:p>
          </table:table-cell>
          <table:table-cell table:style-name="ce20" office:value-type="string">
            <text:p>W</text:p>
          </table:table-cell>
          <table:table-cell table:style-name="ce20" office:value-type="float" office:value="25">
            <text:p>25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392">
            <text:p>392</text:p>
          </table:table-cell>
          <table:table-cell table:style-name="ce20" office:value-type="float" office:value="81">
            <text:p>81</text:p>
          </table:table-cell>
          <table:table-cell table:style-name="ce20" office:value-type="float" office:value="78">
            <text:p>78</text:p>
          </table:table-cell>
          <table:table-cell table:style-name="ce20" office:value-type="string">
            <text:p>W</text:p>
          </table:table-cell>
          <table:table-cell table:style-name="ce20" office:value-type="float" office:value="7">
            <text:p>7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416">
            <text:p>416</text:p>
          </table:table-cell>
          <table:table-cell table:style-name="ce20" office:value-type="float" office:value="57">
            <text:p>57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346">
            <text:p>346</text:p>
          </table:table-cell>
          <table:table-cell table:style-name="ce20" office:value-type="float" office:value="127">
            <text:p>127</text:p>
          </table:table-cell>
          <table:table-cell table:style-name="ce20" office:value-type="float" office:value="123">
            <text:p>123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9">
            <text:p>9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411">
            <text:p>411</text:p>
          </table:table-cell>
          <table:table-cell table:style-name="ce20" office:value-type="float" office:value="62">
            <text:p>62</text:p>
          </table:table-cell>
          <table:table-cell table:style-name="ce20" office:value-type="float" office:value="41">
            <text:p>41</text:p>
          </table:table-cell>
          <table:table-cell table:style-name="ce20" office:value-type="string">
            <text:p>W</text:p>
          </table:table-cell>
          <table:table-cell table:style-name="ce20" office:value-type="float" office:value="23">
            <text:p>23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374">
            <text:p>374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61">
            <text:p>61</text:p>
          </table:table-cell>
          <table:table-cell table:number-columns-repeated="2"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371">
            <text:p>371</text:p>
          </table:table-cell>
          <table:table-cell table:style-name="ce20" office:value-type="float" office:value="102">
            <text:p>102</text:p>
          </table:table-cell>
          <table:table-cell table:style-name="ce20" office:value-type="float" office:value="82">
            <text:p>82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374">
            <text:p>374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66">
            <text:p>66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14">
            <text:p>14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413">
            <text:p>413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450">
            <text:p>450</text:p>
          </table:table-cell>
          <table:table-cell table:style-name="ce20" office:value-type="float" office:value="23">
            <text:p>23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Q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6"/>325192</text:p>
          </table:table-cell>
          <table:table-cell table:style-name="ce7" office:value-type="string">
            <text:p><text:s text:c="2"/>Cyclic Crudes and Intermediate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19">
            <text:p>19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21">
            <text:p>21</text:p>
          </table:table-cell>
          <table:table-cell table:number-columns-repeated="2" table:style-name="ce20" office:value-type="float" office:value="4">
            <text:p>4</text:p>
          </table:table-cell>
          <table:table-cell table:number-columns-repeated="5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21">
            <text:p>21</text:p>
          </table:table-cell>
          <table:table-cell table:number-columns-repeated="2" table:style-name="ce20" office:value-type="float" office:value="4">
            <text:p>4</text:p>
          </table:table-cell>
          <table:table-cell table:number-columns-repeated="5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3">
            <text:p>3</text:p>
          </table:table-cell>
          <table:table-cell table:style-name="ce20" office:value-type="string">
            <text:p>--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string">
            <text:p>--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3">
            <text:p>3</text:p>
          </table:table-cell>
          <table:table-cell table:style-name="ce20" office:value-type="string">
            <text:p>W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4">
            <text:p>4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3">
            <text:p>3</text:p>
          </table:table-cell>
          <table:table-cell table:style-name="ce20" office:value-type="string">
            <text:p>W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3">
            <text:p>3</text:p>
          </table:table-cell>
          <table:table-cell table:style-name="ce20" office:value-type="string">
            <text:p>W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3">
            <text:p>3</text:p>
          </table:table-cell>
          <table:table-cell table:style-name="ce20" office:value-type="string">
            <text:p>W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number-columns-repeated="2" table:style-name="ce20" office:value-type="string">
            <text:p>W</text:p>
          </table:table-cell>
          <table:table-cell table:number-columns-repeated="5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6"/>325193</text:p>
          </table:table-cell>
          <table:table-cell table:style-name="ce7" office:value-type="string">
            <text:p><text:s text:c="2"/>Ethyl Alcohol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57">
            <text:p>57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35">
            <text:p>35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3">
            <text:p>13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6">
            <text:p>6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58">
            <text:p>58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58">
            <text:p>58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6">
            <text:p>6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15">
            <text:p>15</text:p>
          </table:table-cell>
          <table:table-cell table:style-name="ce20" office:value-type="string">
            <text:p>--</text:p>
          </table:table-cell>
          <table:table-cell table:style-name="ce20" office:value-type="float" office:value="9">
            <text:p>9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5">
            <text:p>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58">
            <text:p>58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--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9">
            <text:p>9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44">
            <text:p>44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6">
            <text:p>6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52">
            <text:p>52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57">
            <text:p>57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6">
            <text:p>6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58">
            <text:p>58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56">
            <text:p>56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35">
            <text:p>35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22">
            <text:p>22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44">
            <text:p>44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45">
            <text:p>45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2">
            <text:p>12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56">
            <text:p>56</text:p>
          </table:table-cell>
          <table:table-cell table:style-name="ce20" office:value-type="float" office:value="9">
            <text:p>9</text:p>
          </table:table-cell>
          <table:table-cell table:number-columns-repeated="4" table:style-name="ce20" office:value-type="string">
            <text:p>W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6"/>325199</text:p>
          </table:table-cell>
          <table:table-cell table:style-name="ce7" office:value-type="string">
            <text:p><text:s text:c="2"/>Other Basic Organic Chemical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108">
            <text:p>108</text:p>
          </table:table-cell>
          <table:table-cell table:style-name="ce20" office:value-type="float" office:value="380">
            <text:p>380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275">
            <text:p>275</text:p>
          </table:table-cell>
          <table:table-cell table:style-name="ce20" office:value-type="float" office:value="213">
            <text:p>213</text:p>
          </table:table-cell>
          <table:table-cell table:style-name="ce20" office:value-type="float" office:value="149">
            <text:p>149</text:p>
          </table:table-cell>
          <table:table-cell table:style-name="ce20" office:value-type="float" office:value="57">
            <text:p>57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7">
            <text:p>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387">
            <text:p>387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39">
            <text:p>39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7">
            <text:p>1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388">
            <text:p>388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68">
            <text:p>68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23">
            <text:p>23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8">
            <text:p>1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35">
            <text:p>35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5">
            <text:p>15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9">
            <text:p>9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447">
            <text:p>447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32">
            <text:p>32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7">
            <text:p>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405">
            <text:p>405</text:p>
          </table:table-cell>
          <table:table-cell table:style-name="ce20" office:value-type="float" office:value="83">
            <text:p>83</text:p>
          </table:table-cell>
          <table:table-cell table:style-name="ce20" office:value-type="string">
            <text:p>--</text:p>
          </table:table-cell>
          <table:table-cell table:style-name="ce20" office:value-type="float" office:value="48">
            <text:p>48</text:p>
          </table:table-cell>
          <table:table-cell table:style-name="ce20" office:value-type="float" office:value="3">
            <text:p>3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32">
            <text:p>3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439">
            <text:p>439</text:p>
          </table:table-cell>
          <table:table-cell table:style-name="ce20" office:value-type="float" office:value="49">
            <text:p>49</text:p>
          </table:table-cell>
          <table:table-cell table:style-name="ce20" office:value-type="string">
            <text:p>--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8">
            <text:p>8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15">
            <text:p>1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361">
            <text:p>361</text:p>
          </table:table-cell>
          <table:table-cell table:style-name="ce20" office:value-type="float" office:value="127">
            <text:p>127</text:p>
          </table:table-cell>
          <table:table-cell table:style-name="ce20" office:value-type="float" office:value="113">
            <text:p>113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10">
            <text:p>1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391">
            <text:p>391</text:p>
          </table:table-cell>
          <table:table-cell table:style-name="ce20" office:value-type="float" office:value="97">
            <text:p>97</text:p>
          </table:table-cell>
          <table:table-cell table:style-name="ce20" office:value-type="float" office:value="80">
            <text:p>80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20">
            <text:p>20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9">
            <text:p>9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88">
            <text:p>88</text:p>
          </table:table-cell>
          <table:table-cell table:style-name="ce20" office:value-type="float" office:value="71">
            <text:p>7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3">
            <text:p>13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2">
            <text:p>1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439">
            <text:p>439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9">
            <text:p>9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0">
            <text:p>1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357">
            <text:p>357</text:p>
          </table:table-cell>
          <table:table-cell table:style-name="ce20" office:value-type="float" office:value="131">
            <text:p>131</text:p>
          </table:table-cell>
          <table:table-cell table:style-name="ce20" office:value-type="float" office:value="113">
            <text:p>113</text:p>
          </table:table-cell>
          <table:table-cell table:style-name="ce20" office:value-type="string">
            <text:p>W</text:p>
          </table:table-cell>
          <table:table-cell table:style-name="ce20" office:value-type="float" office:value="19">
            <text:p>19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5">
            <text:p>1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379">
            <text:p>379</text:p>
          </table:table-cell>
          <table:table-cell table:style-name="ce20" office:value-type="float" office:value="108">
            <text:p>108</text:p>
          </table:table-cell>
          <table:table-cell table:style-name="ce20" office:value-type="float" office:value="63">
            <text:p>63</text:p>
          </table:table-cell>
          <table:table-cell table:style-name="ce20" office:value-type="string">
            <text:p>W</text:p>
          </table:table-cell>
          <table:table-cell table:style-name="ce20" office:value-type="float" office:value="21">
            <text:p>2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36">
            <text:p>3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343">
            <text:p>343</text:p>
          </table:table-cell>
          <table:table-cell table:style-name="ce20" office:value-type="float" office:value="144">
            <text:p>144</text:p>
          </table:table-cell>
          <table:table-cell table:style-name="ce20" office:value-type="float" office:value="97">
            <text:p>97</text:p>
          </table:table-cell>
          <table:table-cell table:style-name="ce20" office:value-type="string">
            <text:p>Q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17">
            <text:p>1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273">
            <text:p>273</text:p>
          </table:table-cell>
          <table:table-cell table:style-name="ce20" office:value-type="float" office:value="215">
            <text:p>215</text:p>
          </table:table-cell>
          <table:table-cell table:style-name="ce20" office:value-type="float" office:value="115">
            <text:p>115</text:p>
          </table:table-cell>
          <table:table-cell table:style-name="ce20" office:value-type="float" office:value="58">
            <text:p>58</text:p>
          </table:table-cell>
          <table:table-cell table:style-name="ce20" office:value-type="float" office:value="87">
            <text:p>87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W</text:p>
          </table:table-cell>
          <table:table-cell table:style-name="ce20" office:value-type="float" office:value="18">
            <text:p>1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354">
            <text:p>354</text:p>
          </table:table-cell>
          <table:table-cell table:style-name="ce20" office:value-type="float" office:value="134">
            <text:p>134</text:p>
          </table:table-cell>
          <table:table-cell table:style-name="ce20" office:value-type="float" office:value="72">
            <text:p>72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361">
            <text:p>361</text:p>
          </table:table-cell>
          <table:table-cell table:style-name="ce20" office:value-type="float" office:value="127">
            <text:p>127</text:p>
          </table:table-cell>
          <table:table-cell table:style-name="ce20" office:value-type="float" office:value="73">
            <text:p>73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43">
            <text:p>4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3">
            <text:p>13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462">
            <text:p>462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W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6"/>325211</text:p>
          </table:table-cell>
          <table:table-cell table:style-name="ce7" office:value-type="string">
            <text:p><text:s text:c="2"/>Plastics Materials and Resin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168">
            <text:p>168</text:p>
          </table:table-cell>
          <table:table-cell table:style-name="ce20" office:value-type="float" office:value="390">
            <text:p>390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351">
            <text:p>351</text:p>
          </table:table-cell>
          <table:table-cell table:style-name="ce20" office:value-type="float" office:value="207">
            <text:p>207</text:p>
          </table:table-cell>
          <table:table-cell table:style-name="ce20" office:value-type="float" office:value="128">
            <text:p>128</text:p>
          </table:table-cell>
          <table:table-cell table:style-name="ce20" office:value-type="float" office:value="68">
            <text:p>68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6">
            <text:p>6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451">
            <text:p>451</text:p>
          </table:table-cell>
          <table:table-cell table:style-name="ce20" office:value-type="float" office:value="107">
            <text:p>107</text:p>
          </table:table-cell>
          <table:table-cell table:style-name="ce20" office:value-type="float" office:value="52">
            <text:p>52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440">
            <text:p>440</text:p>
          </table:table-cell>
          <table:table-cell table:style-name="ce20" office:value-type="float" office:value="118">
            <text:p>118</text:p>
          </table:table-cell>
          <table:table-cell table:style-name="ce20" office:value-type="float" office:value="89">
            <text:p>89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style-name="ce20" office:value-type="float" office:value="15">
            <text:p>1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494">
            <text:p>494</text:p>
          </table:table-cell>
          <table:table-cell table:style-name="ce20" office:value-type="float" office:value="64">
            <text:p>64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style-name="ce20" office:value-type="float" office:value="12">
            <text:p>12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0">
            <text:p>1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471">
            <text:p>471</text:p>
          </table:table-cell>
          <table:table-cell table:style-name="ce20" office:value-type="float" office:value="87">
            <text:p>87</text:p>
          </table:table-cell>
          <table:table-cell table:style-name="ce20" office:value-type="float" office:value="77">
            <text:p>77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8">
            <text:p>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464">
            <text:p>464</text:p>
          </table:table-cell>
          <table:table-cell table:style-name="ce20" office:value-type="float" office:value="94">
            <text:p>94</text:p>
          </table:table-cell>
          <table:table-cell table:style-name="ce20" office:value-type="string">
            <text:p>--</text:p>
          </table:table-cell>
          <table:table-cell table:style-name="ce20" office:value-type="float" office:value="64">
            <text:p>64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29">
            <text:p>29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491">
            <text:p>491</text:p>
          </table:table-cell>
          <table:table-cell table:style-name="ce20" office:value-type="float" office:value="67">
            <text:p>67</text:p>
          </table:table-cell>
          <table:table-cell table:style-name="ce20" office:value-type="string">
            <text:p>--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28">
            <text:p>2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461">
            <text:p>461</text:p>
          </table:table-cell>
          <table:table-cell table:style-name="ce20" office:value-type="float" office:value="97">
            <text:p>97</text:p>
          </table:table-cell>
          <table:table-cell table:style-name="ce20" office:value-type="float" office:value="84">
            <text:p>84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434">
            <text:p>434</text:p>
          </table:table-cell>
          <table:table-cell table:style-name="ce20" office:value-type="float" office:value="124">
            <text:p>124</text:p>
          </table:table-cell>
          <table:table-cell table:style-name="ce20" office:value-type="float" office:value="89">
            <text:p>89</text:p>
          </table:table-cell>
          <table:table-cell table:style-name="ce20" office:value-type="string">
            <text:p>Q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506">
            <text:p>506</text:p>
          </table:table-cell>
          <table:table-cell table:style-name="ce20" office:value-type="float" office:value="52">
            <text:p>52</text:p>
          </table:table-cell>
          <table:table-cell table:style-name="ce20" office:value-type="float" office:value="47">
            <text:p>47</text:p>
          </table:table-cell>
          <table:table-cell table:style-name="ce20" office:value-type="string">
            <text:p>W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479">
            <text:p>479</text:p>
          </table:table-cell>
          <table:table-cell table:style-name="ce20" office:value-type="float" office:value="79">
            <text:p>79</text:p>
          </table:table-cell>
          <table:table-cell table:style-name="ce20" office:value-type="float" office:value="63">
            <text:p>63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437">
            <text:p>437</text:p>
          </table:table-cell>
          <table:table-cell table:style-name="ce20" office:value-type="float" office:value="121">
            <text:p>121</text:p>
          </table:table-cell>
          <table:table-cell table:style-name="ce20" office:value-type="float" office:value="112">
            <text:p>112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505">
            <text:p>505</text:p>
          </table:table-cell>
          <table:table-cell table:style-name="ce20" office:value-type="float" office:value="53">
            <text:p>53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421">
            <text:p>421</text:p>
          </table:table-cell>
          <table:table-cell table:style-name="ce20" office:value-type="float" office:value="137">
            <text:p>137</text:p>
          </table:table-cell>
          <table:table-cell table:style-name="ce20" office:value-type="float" office:value="58">
            <text:p>58</text:p>
          </table:table-cell>
          <table:table-cell table:style-name="ce20" office:value-type="string">
            <text:p>Q</text:p>
          </table:table-cell>
          <table:table-cell table:style-name="ce20" office:value-type="float" office:value="48">
            <text:p>4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350">
            <text:p>350</text:p>
          </table:table-cell>
          <table:table-cell table:style-name="ce20" office:value-type="float" office:value="208">
            <text:p>208</text:p>
          </table:table-cell>
          <table:table-cell table:style-name="ce20" office:value-type="float" office:value="148">
            <text:p>148</text:p>
          </table:table-cell>
          <table:table-cell table:style-name="ce20" office:value-type="float" office:value="44">
            <text:p>44</text:p>
          </table:table-cell>
          <table:table-cell table:style-name="ce20" office:value-type="float" office:value="71">
            <text:p>71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5">
            <text:p>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350">
            <text:p>350</text:p>
          </table:table-cell>
          <table:table-cell table:style-name="ce20" office:value-type="float" office:value="208">
            <text:p>208</text:p>
          </table:table-cell>
          <table:table-cell table:style-name="ce20" office:value-type="float" office:value="139">
            <text:p>139</text:p>
          </table:table-cell>
          <table:table-cell table:style-name="ce20" office:value-type="float" office:value="44">
            <text:p>44</text:p>
          </table:table-cell>
          <table:table-cell table:style-name="ce20" office:value-type="float" office:value="39">
            <text:p>39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416">
            <text:p>416</text:p>
          </table:table-cell>
          <table:table-cell table:style-name="ce20" office:value-type="float" office:value="142">
            <text:p>142</text:p>
          </table:table-cell>
          <table:table-cell table:style-name="ce20" office:value-type="float" office:value="80">
            <text:p>80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53">
            <text:p>53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1">
            <text:p>11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526">
            <text:p>526</text:p>
          </table:table-cell>
          <table:table-cell table:style-name="ce20" office:value-type="float" office:value="32">
            <text:p>32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6"/>325212</text:p>
          </table:table-cell>
          <table:table-cell table:style-name="ce7" office:value-type="string">
            <text:p><text:s text:c="2"/>Synthetic Rubber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66">
            <text:p>66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42">
            <text:p>42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7">
            <text:p>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71">
            <text:p>71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1">
            <text:p>11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7">
            <text:p>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74">
            <text:p>74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1">
            <text:p>11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7">
            <text:p>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82">
            <text:p>82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7">
            <text:p>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79">
            <text:p>79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7">
            <text:p>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72">
            <text:p>72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--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8">
            <text:p>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78">
            <text:p>78</text:p>
          </table:table-cell>
          <table:table-cell table:style-name="ce20" office:value-type="float" office:value="14">
            <text:p>14</text:p>
          </table:table-cell>
          <table:table-cell table:style-name="ce20" office:value-type="string">
            <text:p>--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8">
            <text:p>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64">
            <text:p>64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6">
            <text:p>6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61">
            <text:p>61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78">
            <text:p>78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77">
            <text:p>77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61">
            <text:p>61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6">
            <text:p>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71">
            <text:p>71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6">
            <text:p>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64">
            <text:p>64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22">
            <text:p>22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53">
            <text:p>53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0">
            <text:p>10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6">
            <text:p>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66">
            <text:p>66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13">
            <text:p>13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71">
            <text:p>71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W</text:p>
          </table:table-cell>
          <table:table-cell table:style-name="ce20" office:value-type="float" office:value="11">
            <text:p>11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85">
            <text:p>85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6"/>325222</text:p>
          </table:table-cell>
          <table:table-cell table:style-name="ce7" office:value-type="string">
            <text:p><text:s text:c="2"/>Noncellulosic Organic Fiber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60">
            <text:p>60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45">
            <text:p>45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7">
            <text:p>7</text:p>
          </table:table-cell>
          <table:table-cell table:number-columns-repeated="2" table:style-name="ce20" office:value-type="float" office:value="4">
            <text:p>4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52">
            <text:p>52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56">
            <text:p>56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7">
            <text:p>7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69">
            <text:p>69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W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66">
            <text:p>66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4">
            <text:p>4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52">
            <text:p>52</text:p>
          </table:table-cell>
          <table:table-cell table:style-name="ce20" office:value-type="float" office:value="25">
            <text:p>25</text:p>
          </table:table-cell>
          <table:table-cell table:style-name="ce20" office:value-type="string">
            <text:p>--</text:p>
          </table:table-cell>
          <table:table-cell table:style-name="ce20" office:value-type="float" office:value="21">
            <text:p>21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17">
            <text:p>17</text:p>
          </table:table-cell>
          <table:table-cell table:style-name="ce20" office:value-type="string">
            <text:p>--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6">
            <text:p>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59">
            <text:p>59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56">
            <text:p>56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5">
            <text:p>15</text:p>
          </table:table-cell>
          <table:table-cell table:style-name="ce20" office:value-type="string">
            <text:p>W</text:p>
          </table:table-cell>
          <table:table-cell table:style-name="ce20" office:value-type="float" office:value="6">
            <text:p>6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66">
            <text:p>66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67">
            <text:p>67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52">
            <text:p>52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59">
            <text:p>59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6">
            <text:p>6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59">
            <text:p>59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6">
            <text:p>6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45">
            <text:p>45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25">
            <text:p>25</text:p>
          </table:table-cell>
          <table:table-cell table:number-columns-repeated="2" table:style-name="ce20" office:value-type="float" office:value="13">
            <text:p>13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42">
            <text:p>42</text:p>
          </table:table-cell>
          <table:table-cell table:style-name="ce20" office:value-type="float" office:value="35">
            <text:p>35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6">
            <text:p>6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71">
            <text:p>71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number-columns-repeated="2"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6"/>325311</text:p>
          </table:table-cell>
          <table:table-cell table:style-name="ce7" office:value-type="string">
            <text:p><text:s text:c="2"/>Nitrogenous Fertilizer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43">
            <text:p>43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0">
            <text:p>10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46">
            <text:p>46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15">
            <text:p>15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51">
            <text:p>51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61">
            <text:p>61</text:p>
          </table:table-cell>
          <table:table-cell table:number-columns-repeated="2"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58">
            <text:p>58</text:p>
          </table:table-cell>
          <table:table-cell table:number-columns-repeated="2" table:style-name="ce20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16">
            <text:p>16</text:p>
          </table:table-cell>
          <table:table-cell table:style-name="ce20" office:value-type="string">
            <text:p>--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5">
            <text:p>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53">
            <text:p>53</text:p>
          </table:table-cell>
          <table:table-cell table:style-name="ce20" office:value-type="float" office:value="12">
            <text:p>12</text:p>
          </table:table-cell>
          <table:table-cell table:style-name="ce20" office:value-type="string">
            <text:p>--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5">
            <text:p>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44">
            <text:p>44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8">
            <text:p>8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58">
            <text:p>58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55">
            <text:p>55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54">
            <text:p>54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44">
            <text:p>44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53">
            <text:p>53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2">
            <text:p>12</text:p>
          </table:table-cell>
          <table:table-cell table:style-name="ce20" office:value-type="string">
            <text:p>W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19">
            <text:p>19</text:p>
          </table:table-cell>
          <table:table-cell table:style-name="ce20" office:value-type="string">
            <text:p>W</text:p>
          </table:table-cell>
          <table:table-cell table:style-name="ce20" office:value-type="float" office:value="15">
            <text:p>15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51">
            <text:p>51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51">
            <text:p>51</text:p>
          </table:table-cell>
          <table:table-cell table:style-name="ce20" office:value-type="float" office:value="14">
            <text:p>14</text:p>
          </table:table-cell>
          <table:table-cell table:number-columns-repeated="3" table:style-name="ce20" office:value-type="float" office:value="5">
            <text:p>5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57">
            <text:p>57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W</text:p>
          </table:table-cell>
          <table:table-cell table:style-name="ce20" office:value-type="float" office:value="5">
            <text:p>5</text:p>
          </table:table-cell>
          <table:table-cell table:number-columns-repeated="3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6"/>325312</text:p>
          </table:table-cell>
          <table:table-cell table:style-name="ce7" office:value-type="string">
            <text:p><text:s text:c="2"/>Phosphatic Fertilizer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28">
            <text:p>28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1">
            <text:p>11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1">
            <text:p>11</text:p>
          </table:table-cell>
          <table:table-cell table:style-name="ce20" office:value-type="string">
            <text:p>W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float" office:value="8">
            <text:p>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9">
            <text:p>19</text:p>
          </table:table-cell>
          <table:table-cell table:style-name="ce20" office:value-type="string">
            <text:p>--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13">
            <text:p>13</text:p>
          </table:table-cell>
          <table:table-cell table:style-name="ce20" office:value-type="string">
            <text:p>--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8">
            <text:p>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8">
            <text:p>8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9">
            <text:p>9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8">
            <text:p>8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7">
            <text:p>7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8">
            <text:p>8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2">
            <text:p>12</text:p>
          </table:table-cell>
          <table:table-cell table:style-name="ce20" office:value-type="string">
            <text:p>W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9">
            <text:p>9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1">
            <text:p>11</text:p>
          </table:table-cell>
          <table:table-cell table:number-columns-repeated="3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4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4"/>3254</text:p>
          </table:table-cell>
          <table:table-cell table:style-name="ce7" office:value-type="string">
            <text:p><text:s text:c="2"/>Pharmaceuticals and Medicine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424">
            <text:p>424</text:p>
          </table:table-cell>
          <table:table-cell table:style-name="ce20" office:value-type="float" office:value="699">
            <text:p>699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795">
            <text:p>795</text:p>
          </table:table-cell>
          <table:table-cell table:style-name="ce20" office:value-type="float" office:value="328">
            <text:p>328</text:p>
          </table:table-cell>
          <table:table-cell table:style-name="ce20" office:value-type="float" office:value="218">
            <text:p>218</text:p>
          </table:table-cell>
          <table:table-cell table:style-name="ce20" office:value-type="float" office:value="83">
            <text:p>83</text:p>
          </table:table-cell>
          <table:table-cell table:style-name="ce20" office:value-type="float" office:value="105">
            <text:p>105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22">
            <text:p>2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921">
            <text:p>921</text:p>
          </table:table-cell>
          <table:table-cell table:style-name="ce20" office:value-type="float" office:value="202">
            <text:p>202</text:p>
          </table:table-cell>
          <table:table-cell table:style-name="ce20" office:value-type="float" office:value="84">
            <text:p>84</text:p>
          </table:table-cell>
          <table:table-cell table:style-name="ce20" office:value-type="float" office:value="64">
            <text:p>64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38">
            <text:p>3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951">
            <text:p>951</text:p>
          </table:table-cell>
          <table:table-cell table:style-name="ce20" office:value-type="float" office:value="172">
            <text:p>172</text:p>
          </table:table-cell>
          <table:table-cell table:style-name="ce20" office:value-type="float" office:value="105">
            <text:p>105</text:p>
          </table:table-cell>
          <table:table-cell table:style-name="ce20" office:value-type="float" office:value="41">
            <text:p>41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23">
            <text:p>2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1003">
            <text:p>1,003</text:p>
          </table:table-cell>
          <table:table-cell table:style-name="ce20" office:value-type="float" office:value="120">
            <text:p>120</text:p>
          </table:table-cell>
          <table:table-cell table:style-name="ce20" office:value-type="float" office:value="42">
            <text:p>42</text:p>
          </table:table-cell>
          <table:table-cell table:number-columns-repeated="2" table:style-name="ce20" office:value-type="string">
            <text:p>Q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24">
            <text:p>2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956">
            <text:p>956</text:p>
          </table:table-cell>
          <table:table-cell table:style-name="ce20" office:value-type="float" office:value="167">
            <text:p>167</text:p>
          </table:table-cell>
          <table:table-cell table:style-name="ce20" office:value-type="float" office:value="82">
            <text:p>82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51">
            <text:p>5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903">
            <text:p>903</text:p>
          </table:table-cell>
          <table:table-cell table:style-name="ce20" office:value-type="float" office:value="220">
            <text:p>220</text:p>
          </table:table-cell>
          <table:table-cell table:style-name="ce20" office:value-type="string">
            <text:p>--</text:p>
          </table:table-cell>
          <table:table-cell table:style-name="ce20" office:value-type="float" office:value="175">
            <text:p>175</text:p>
          </table:table-cell>
          <table:table-cell table:style-name="ce20" office:value-type="float" office:value="12">
            <text:p>12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41">
            <text:p>4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1015">
            <text:p>1,015</text:p>
          </table:table-cell>
          <table:table-cell table:style-name="ce20" office:value-type="float" office:value="108">
            <text:p>108</text:p>
          </table:table-cell>
          <table:table-cell table:style-name="ce20" office:value-type="string">
            <text:p>--</text:p>
          </table:table-cell>
          <table:table-cell table:style-name="ce20" office:value-type="float" office:value="55">
            <text:p>55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51">
            <text:p>5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898">
            <text:p>898</text:p>
          </table:table-cell>
          <table:table-cell table:style-name="ce20" office:value-type="float" office:value="225">
            <text:p>225</text:p>
          </table:table-cell>
          <table:table-cell table:style-name="ce20" office:value-type="float" office:value="162">
            <text:p>162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83">
            <text:p>83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23">
            <text:p>2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818">
            <text:p>818</text:p>
          </table:table-cell>
          <table:table-cell table:style-name="ce20" office:value-type="float" office:value="305">
            <text:p>305</text:p>
          </table:table-cell>
          <table:table-cell table:style-name="ce20" office:value-type="float" office:value="191">
            <text:p>191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19">
            <text:p>119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47">
            <text:p>4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960">
            <text:p>960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55">
            <text:p>55</text:p>
          </table:table-cell>
          <table:table-cell table:number-columns-repeated="2" table:style-name="ce20" office:value-type="string">
            <text:p>Q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22">
            <text:p>2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912">
            <text:p>912</text:p>
          </table:table-cell>
          <table:table-cell table:style-name="ce20" office:value-type="float" office:value="211">
            <text:p>211</text:p>
          </table:table-cell>
          <table:table-cell table:style-name="ce20" office:value-type="float" office:value="98">
            <text:p>98</text:p>
          </table:table-cell>
          <table:table-cell table:style-name="ce20" office:value-type="string">
            <text:p>Q</text:p>
          </table:table-cell>
          <table:table-cell table:style-name="ce20" office:value-type="float" office:value="109">
            <text:p>109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22">
            <text:p>2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777">
            <text:p>777</text:p>
          </table:table-cell>
          <table:table-cell table:style-name="ce20" office:value-type="float" office:value="346">
            <text:p>346</text:p>
          </table:table-cell>
          <table:table-cell table:style-name="ce20" office:value-type="float" office:value="240">
            <text:p>240</text:p>
          </table:table-cell>
          <table:table-cell table:style-name="ce20" office:value-type="string">
            <text:p>Q</text:p>
          </table:table-cell>
          <table:table-cell table:style-name="ce20" office:value-type="float" office:value="92">
            <text:p>92</text:p>
          </table:table-cell>
          <table:table-cell table:style-name="ce20" office:value-type="string">
            <text:p>W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30">
            <text:p>3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748">
            <text:p>748</text:p>
          </table:table-cell>
          <table:table-cell table:style-name="ce20" office:value-type="float" office:value="375">
            <text:p>375</text:p>
          </table:table-cell>
          <table:table-cell table:style-name="ce20" office:value-type="float" office:value="200">
            <text:p>200</text:p>
          </table:table-cell>
          <table:table-cell table:style-name="ce20" office:value-type="float" office:value="59">
            <text:p>59</text:p>
          </table:table-cell>
          <table:table-cell table:style-name="ce20" office:value-type="float" office:value="144">
            <text:p>144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28">
            <text:p>2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712">
            <text:p>712</text:p>
          </table:table-cell>
          <table:table-cell table:style-name="ce20" office:value-type="float" office:value="411">
            <text:p>411</text:p>
          </table:table-cell>
          <table:table-cell table:style-name="ce20" office:value-type="float" office:value="237">
            <text:p>237</text:p>
          </table:table-cell>
          <table:table-cell table:style-name="ce20" office:value-type="float" office:value="102">
            <text:p>102</text:p>
          </table:table-cell>
          <table:table-cell table:style-name="ce20" office:value-type="float" office:value="114">
            <text:p>114</text:p>
          </table:table-cell>
          <table:table-cell table:style-name="ce20" office:value-type="string">
            <text:p>W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31">
            <text:p>3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704">
            <text:p>704</text:p>
          </table:table-cell>
          <table:table-cell table:style-name="ce20" office:value-type="float" office:value="419">
            <text:p>419</text:p>
          </table:table-cell>
          <table:table-cell table:style-name="ce20" office:value-type="float" office:value="197">
            <text:p>197</text:p>
          </table:table-cell>
          <table:table-cell table:style-name="ce20" office:value-type="float" office:value="166">
            <text:p>166</text:p>
          </table:table-cell>
          <table:table-cell table:style-name="ce20" office:value-type="float" office:value="219">
            <text:p>219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22">
            <text:p>2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826">
            <text:p>826</text:p>
          </table:table-cell>
          <table:table-cell table:style-name="ce20" office:value-type="float" office:value="297">
            <text:p>297</text:p>
          </table:table-cell>
          <table:table-cell table:style-name="ce20" office:value-type="float" office:value="122">
            <text:p>122</text:p>
          </table:table-cell>
          <table:table-cell table:style-name="ce20" office:value-type="float" office:value="142">
            <text:p>142</text:p>
          </table:table-cell>
          <table:table-cell table:style-name="ce20" office:value-type="float" office:value="136">
            <text:p>136</text:p>
          </table:table-cell>
          <table:table-cell table:style-name="ce20" office:value-type="float" office:value="13">
            <text:p>13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870">
            <text:p>870</text:p>
          </table:table-cell>
          <table:table-cell table:style-name="ce20" office:value-type="float" office:value="253">
            <text:p>253</text:p>
          </table:table-cell>
          <table:table-cell table:style-name="ce20" office:value-type="float" office:value="103">
            <text:p>103</text:p>
          </table:table-cell>
          <table:table-cell table:style-name="ce20" office:value-type="float" office:value="121">
            <text:p>121</text:p>
          </table:table-cell>
          <table:table-cell table:style-name="ce20" office:value-type="float" office:value="105">
            <text:p>105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23">
            <text:p>23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994">
            <text:p>994</text:p>
          </table:table-cell>
          <table:table-cell table:style-name="ce20" office:value-type="float" office:value="129">
            <text:p>129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82">
            <text:p>82</text:p>
          </table:table-cell>
          <table:table-cell table:style-name="ce20" office:value-type="string">
            <text:p>W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6"/>325412</text:p>
          </table:table-cell>
          <table:table-cell table:style-name="ce7" office:value-type="string">
            <text:p><text:s text:c="2"/>Pharmaceutical Preparation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187">
            <text:p>187</text:p>
          </table:table-cell>
          <table:table-cell table:style-name="ce20" office:value-type="float" office:value="393">
            <text:p>393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379">
            <text:p>379</text:p>
          </table:table-cell>
          <table:table-cell table:style-name="ce20" office:value-type="float" office:value="201">
            <text:p>201</text:p>
          </table:table-cell>
          <table:table-cell table:style-name="ce20" office:value-type="float" office:value="145">
            <text:p>145</text:p>
          </table:table-cell>
          <table:table-cell table:style-name="ce20" office:value-type="float" office:value="51">
            <text:p>51</text:p>
          </table:table-cell>
          <table:table-cell table:style-name="ce20" office:value-type="float" office:value="68">
            <text:p>68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9">
            <text:p>19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494">
            <text:p>494</text:p>
          </table:table-cell>
          <table:table-cell table:style-name="ce20" office:value-type="float" office:value="86">
            <text:p>86</text:p>
          </table:table-cell>
          <table:table-cell table:style-name="ce20" office:value-type="float" office:value="44">
            <text:p>44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15">
            <text:p>15</text:p>
          </table:table-cell>
          <table:table-cell table:style-name="ce20" office:value-type="string">
            <text:p>W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22">
            <text:p>2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486">
            <text:p>486</text:p>
          </table:table-cell>
          <table:table-cell table:style-name="ce20" office:value-type="float" office:value="94">
            <text:p>94</text:p>
          </table:table-cell>
          <table:table-cell table:style-name="ce20" office:value-type="float" office:value="61">
            <text:p>61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12">
            <text:p>12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20">
            <text:p>2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526">
            <text:p>526</text:p>
          </table:table-cell>
          <table:table-cell table:style-name="ce20" office:value-type="float" office:value="54">
            <text:p>54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0">
            <text:p>10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20">
            <text:p>2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504">
            <text:p>504</text:p>
          </table:table-cell>
          <table:table-cell table:style-name="ce20" office:value-type="float" office:value="76">
            <text:p>76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21">
            <text:p>2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452">
            <text:p>452</text:p>
          </table:table-cell>
          <table:table-cell table:style-name="ce20" office:value-type="float" office:value="128">
            <text:p>128</text:p>
          </table:table-cell>
          <table:table-cell table:style-name="ce20" office:value-type="string">
            <text:p>--</text:p>
          </table:table-cell>
          <table:table-cell table:style-name="ce20" office:value-type="float" office:value="97">
            <text:p>97</text:p>
          </table:table-cell>
          <table:table-cell table:style-name="ce20" office:value-type="float" office:value="6">
            <text:p>6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31">
            <text:p>3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514">
            <text:p>514</text:p>
          </table:table-cell>
          <table:table-cell table:style-name="ce20" office:value-type="float" office:value="66">
            <text:p>66</text:p>
          </table:table-cell>
          <table:table-cell table:style-name="ce20" office:value-type="string">
            <text:p>--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32">
            <text:p>3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444">
            <text:p>444</text:p>
          </table:table-cell>
          <table:table-cell table:style-name="ce20" office:value-type="float" office:value="136">
            <text:p>136</text:p>
          </table:table-cell>
          <table:table-cell table:style-name="ce20" office:value-type="float" office:value="104">
            <text:p>104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42">
            <text:p>42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19">
            <text:p>19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426">
            <text:p>426</text:p>
          </table:table-cell>
          <table:table-cell table:style-name="ce20" office:value-type="float" office:value="154">
            <text:p>154</text:p>
          </table:table-cell>
          <table:table-cell table:style-name="ce20" office:value-type="float" office:value="122">
            <text:p>122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33">
            <text:p>33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21">
            <text:p>2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493">
            <text:p>493</text:p>
          </table:table-cell>
          <table:table-cell table:style-name="ce20" office:value-type="float" office:value="87">
            <text:p>87</text:p>
          </table:table-cell>
          <table:table-cell table:style-name="ce20" office:value-type="float" office:value="30">
            <text:p>30</text:p>
          </table:table-cell>
          <table:table-cell table:style-name="ce20" office:value-type="string">
            <text:p>Q</text:p>
          </table:table-cell>
          <table:table-cell table:style-name="ce20" office:value-type="float" office:value="8">
            <text:p>8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19">
            <text:p>19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472">
            <text:p>472</text:p>
          </table:table-cell>
          <table:table-cell table:style-name="ce20" office:value-type="float" office:value="108">
            <text:p>108</text:p>
          </table:table-cell>
          <table:table-cell table:style-name="ce20" office:value-type="float" office:value="49">
            <text:p>49</text:p>
          </table:table-cell>
          <table:table-cell table:style-name="ce20" office:value-type="string">
            <text:p>Q</text:p>
          </table:table-cell>
          <table:table-cell table:style-name="ce20" office:value-type="float" office:value="29">
            <text:p>29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19">
            <text:p>19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373">
            <text:p>373</text:p>
          </table:table-cell>
          <table:table-cell table:style-name="ce20" office:value-type="float" office:value="207">
            <text:p>207</text:p>
          </table:table-cell>
          <table:table-cell table:style-name="ce20" office:value-type="float" office:value="138">
            <text:p>138</text:p>
          </table:table-cell>
          <table:table-cell table:style-name="ce20" office:value-type="string">
            <text:p>Q</text:p>
          </table:table-cell>
          <table:table-cell table:style-name="ce20" office:value-type="float" office:value="28">
            <text:p>28</text:p>
          </table:table-cell>
          <table:table-cell table:style-name="ce20" office:value-type="string">
            <text:p>W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25">
            <text:p>2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227">
            <text:p>227</text:p>
          </table:table-cell>
          <table:table-cell table:style-name="ce20" office:value-type="float" office:value="145">
            <text:p>145</text:p>
          </table:table-cell>
          <table:table-cell table:style-name="ce20" office:value-type="string">
            <text:p>Q</text:p>
          </table:table-cell>
          <table:table-cell table:style-name="ce20" office:value-type="float" office:value="52">
            <text:p>52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23">
            <text:p>2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356">
            <text:p>356</text:p>
          </table:table-cell>
          <table:table-cell table:style-name="ce20" office:value-type="float" office:value="224">
            <text:p>224</text:p>
          </table:table-cell>
          <table:table-cell table:style-name="ce20" office:value-type="float" office:value="150">
            <text:p>150</text:p>
          </table:table-cell>
          <table:table-cell table:style-name="ce20" office:value-type="string">
            <text:p>Q</text:p>
          </table:table-cell>
          <table:table-cell table:style-name="ce20" office:value-type="float" office:value="50">
            <text:p>50</text:p>
          </table:table-cell>
          <table:table-cell table:style-name="ce20" office:value-type="string">
            <text:p>W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27">
            <text:p>2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337">
            <text:p>337</text:p>
          </table:table-cell>
          <table:table-cell table:style-name="ce20" office:value-type="float" office:value="243">
            <text:p>243</text:p>
          </table:table-cell>
          <table:table-cell table:style-name="ce20" office:value-type="float" office:value="97">
            <text:p>97</text:p>
          </table:table-cell>
          <table:table-cell table:style-name="ce20" office:value-type="float" office:value="92">
            <text:p>92</text:p>
          </table:table-cell>
          <table:table-cell table:style-name="ce20" office:value-type="float" office:value="155">
            <text:p>155</text:p>
          </table:table-cell>
          <table:table-cell table:style-name="ce20" office:value-type="string">
            <text:p>W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9">
            <text:p>19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401">
            <text:p>401</text:p>
          </table:table-cell>
          <table:table-cell table:style-name="ce20" office:value-type="float" office:value="179">
            <text:p>179</text:p>
          </table:table-cell>
          <table:table-cell table:style-name="ce20" office:value-type="float" office:value="80">
            <text:p>80</text:p>
          </table:table-cell>
          <table:table-cell table:style-name="ce20" office:value-type="float" office:value="98">
            <text:p>98</text:p>
          </table:table-cell>
          <table:table-cell table:style-name="ce20" office:value-type="float" office:value="80">
            <text:p>80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3">
            <text:p>3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439">
            <text:p>439</text:p>
          </table:table-cell>
          <table:table-cell table:style-name="ce20" office:value-type="float" office:value="141">
            <text:p>141</text:p>
          </table:table-cell>
          <table:table-cell table:style-name="ce20" office:value-type="float" office:value="43">
            <text:p>43</text:p>
          </table:table-cell>
          <table:table-cell table:style-name="ce20" office:value-type="float" office:value="73">
            <text:p>73</text:p>
          </table:table-cell>
          <table:table-cell table:style-name="ce20" office:value-type="float" office:value="82">
            <text:p>82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3">
            <text:p>13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506">
            <text:p>506</text:p>
          </table:table-cell>
          <table:table-cell table:style-name="ce20" office:value-type="float" office:value="74">
            <text:p>74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31">
            <text:p>31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6"/>325992</text:p>
          </table:table-cell>
          <table:table-cell table:style-name="ce7" office:value-type="string">
            <text:p><text:s text:c="2"/>Photographic Film, Paper, Plate, and Chemical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57">
            <text:p>57</text:p>
          </table:table-cell>
          <table:table-cell table:style-name="ce20" office:value-type="float" office:value="89">
            <text:p>89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105">
            <text:p>105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2">
            <text:p>12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124">
            <text:p>124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6">
            <text:p>6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133">
            <text:p>133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136">
            <text:p>136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7">
            <text:p>7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136">
            <text:p>136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120">
            <text:p>120</text:p>
          </table:table-cell>
          <table:table-cell table:style-name="ce20" office:value-type="float" office:value="26">
            <text:p>26</text:p>
          </table:table-cell>
          <table:table-cell table:style-name="ce20" office:value-type="string">
            <text:p>--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6">
            <text:p>6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128">
            <text:p>128</text:p>
          </table:table-cell>
          <table:table-cell table:style-name="ce20" office:value-type="float" office:value="18">
            <text:p>18</text:p>
          </table:table-cell>
          <table:table-cell table:style-name="ce20" office:value-type="string">
            <text:p>--</text:p>
          </table:table-cell>
          <table:table-cell table:style-name="ce20" office:value-type="float" office:value="18">
            <text:p>18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134">
            <text:p>134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107">
            <text:p>107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139">
            <text:p>139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133">
            <text:p>133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9">
            <text:p>9</text:p>
          </table:table-cell>
          <table:table-cell table:style-name="ce20" office:value-type="string">
            <text:p>W</text:p>
          </table:table-cell>
          <table:table-cell table:style-name="ce20" office:value-type="float" office:value="6">
            <text:p>6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121">
            <text:p>121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118">
            <text:p>118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17">
            <text:p>17</text:p>
          </table:table-cell>
          <table:table-cell table:style-name="ce20" office:value-type="string">
            <text:p>W</text:p>
          </table:table-cell>
          <table:table-cell table:style-name="ce20" office:value-type="float" office:value="20">
            <text:p>20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86">
            <text:p>86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27">
            <text:p>27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110">
            <text:p>110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115">
            <text:p>115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121">
            <text:p>121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130">
            <text:p>130</text:p>
          </table:table-cell>
          <table:table-cell table:style-name="ce20" office:value-type="float" office:value="16">
            <text:p>16</text:p>
          </table:table-cell>
          <table:table-cell table:style-name="ce20" office:value-type="string">
            <text:p>W</text:p>
          </table:table-cell>
          <table:table-cell table:style-name="ce20" office:value-type="float" office:value="10">
            <text:p>10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 office:value-type="string">
            <text:p>Actual</text:p>
          </table:table-cell>
          <table:table-cell table:style-name="ce8" office:value-type="string">
            <text:p>Plastics &amp; Rubber</text:p>
          </table:table-cell>
          <table:table-cell table:style-name="ce20" table:number-columns-repeated="8"/>
          <table:table-cell table:number-columns-repeated="1014"/>
        </table:table-row>
        <table:table-row table:style-name="ro5">
          <table:table-cell table:style-name="ce7"/>
          <table:table-cell table:style-name="Default" table:formula="of:=[.B1342]" office:value-type="string" office:string-value="Participation in One or More of the Following Types of Activities">
            <text:p>Participation in One or More of the Following Types of Activities</text:p>
          </table:table-cell>
          <table:table-cell table:style-name="ce20" table:formula="of:=IF(ISNUMBER([.C1342]);[.C1342];0)" office:value-type="float" office:value="4184">
            <text:p>4,184</text:p>
          </table:table-cell>
          <table:table-cell table:style-name="ce20" table:formula="of:=IF(ISNUMBER([.D1342]);[.D1342];0)" office:value-type="float" office:value="5639">
            <text:p>5,639</text:p>
          </table:table-cell>
          <table:table-cell table:style-name="ce20" table:formula="of:=IF(ISNUMBER([.E1342]);[.E1342];0)" office:value-type="float" office:value="0">
            <text:p>0</text:p>
          </table:table-cell>
          <table:table-cell table:style-name="ce20" table:formula="of:=IF(ISNUMBER([.F1342]);[.F1342];0)" office:value-type="float" office:value="0">
            <text:p>0</text:p>
          </table:table-cell>
          <table:table-cell table:style-name="ce20" table:formula="of:=IF(ISNUMBER([.G1342]);[.G1342];0)" office:value-type="float" office:value="0">
            <text:p>0</text:p>
          </table:table-cell>
          <table:table-cell table:style-name="ce20" table:formula="of:=IF(ISNUMBER([.H1342]);[.H1342];0)" office:value-type="float" office:value="0">
            <text:p>0</text:p>
          </table:table-cell>
          <table:table-cell table:style-name="ce20" table:formula="of:=IF(ISNUMBER([.I1342]);[.I1342];0)" office:value-type="float" office:value="0">
            <text:p>0</text:p>
          </table:table-cell>
          <table:table-cell table:style-name="ce20" table:formula="of:=IF(ISNUMBER([.J1342]);[.J1342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343]" office:value-type="string" office:string-value="  Energy Audit or Assessment">
            <text:p><text:s text:c="2"/>Energy Audit or Assessment</text:p>
          </table:table-cell>
          <table:table-cell table:style-name="ce20" table:formula="of:=IF(ISNUMBER([.C1343]);[.C1343];0)" office:value-type="float" office:value="6668">
            <text:p>6,668</text:p>
          </table:table-cell>
          <table:table-cell table:style-name="ce20" table:formula="of:=IF(ISNUMBER([.D1343]);[.D1343];0)" office:value-type="float" office:value="3155">
            <text:p>3,155</text:p>
          </table:table-cell>
          <table:table-cell table:style-name="ce20" table:formula="of:=IF(ISNUMBER([.E1343]);[.E1343];0)" office:value-type="float" office:value="1536">
            <text:p>1,536</text:p>
          </table:table-cell>
          <table:table-cell table:style-name="ce20" table:formula="of:=IF(ISNUMBER([.F1343]);[.F1343];0)" office:value-type="float" office:value="934">
            <text:p>934</text:p>
          </table:table-cell>
          <table:table-cell table:style-name="ce20" table:formula="of:=IF(ISNUMBER([.G1343]);[.G1343];0)" office:value-type="float" office:value="592">
            <text:p>592</text:p>
          </table:table-cell>
          <table:table-cell table:style-name="ce20" table:formula="of:=IF(ISNUMBER([.H1343]);[.H1343];0)" office:value-type="float" office:value="116">
            <text:p>116</text:p>
          </table:table-cell>
          <table:table-cell table:style-name="ce20" table:formula="of:=IF(ISNUMBER([.I1343]);[.I1343];0)" office:value-type="float" office:value="0">
            <text:p>0</text:p>
          </table:table-cell>
          <table:table-cell table:style-name="ce20" table:formula="of:=IF(ISNUMBER([.J1343]);[.J1343];0)" office:value-type="float" office:value="478">
            <text:p>478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344]" office:value-type="string" office:string-value="  Electricity Load Control">
            <text:p><text:s text:c="2"/>Electricity Load Control</text:p>
          </table:table-cell>
          <table:table-cell table:style-name="ce20" table:formula="of:=IF(ISNUMBER([.C1344]);[.C1344];0)" office:value-type="float" office:value="8123">
            <text:p>8,123</text:p>
          </table:table-cell>
          <table:table-cell table:style-name="ce20" table:formula="of:=IF(ISNUMBER([.D1344]);[.D1344];0)" office:value-type="float" office:value="1700">
            <text:p>1,700</text:p>
          </table:table-cell>
          <table:table-cell table:style-name="ce20" table:formula="of:=IF(ISNUMBER([.E1344]);[.E1344];0)" office:value-type="float" office:value="628">
            <text:p>628</text:p>
          </table:table-cell>
          <table:table-cell table:style-name="ce20" table:formula="of:=IF(ISNUMBER([.F1344]);[.F1344];0)" office:value-type="float" office:value="526">
            <text:p>526</text:p>
          </table:table-cell>
          <table:table-cell table:style-name="ce20" table:formula="of:=IF(ISNUMBER([.G1344]);[.G1344];0)" office:value-type="float" office:value="134">
            <text:p>134</text:p>
          </table:table-cell>
          <table:table-cell table:style-name="ce20" table:formula="of:=IF(ISNUMBER([.H1344]);[.H1344];0)" office:value-type="float" office:value="0">
            <text:p>0</text:p>
          </table:table-cell>
          <table:table-cell table:style-name="ce20" table:formula="of:=IF(ISNUMBER([.I1344]);[.I1344];0)" office:value-type="float" office:value="0">
            <text:p>0</text:p>
          </table:table-cell>
          <table:table-cell table:style-name="ce20" table:formula="of:=IF(ISNUMBER([.J1344]);[.J1344];0)" office:value-type="float" office:value="474">
            <text:p>474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345]" office:value-type="string" office:string-value="  Power Factor Correction or Improvement">
            <text:p><text:s text:c="2"/>Power Factor Correction or Improvement</text:p>
          </table:table-cell>
          <table:table-cell table:style-name="ce20" table:formula="of:=IF(ISNUMBER([.C1345]);[.C1345];0)" office:value-type="float" office:value="8111">
            <text:p>8,111</text:p>
          </table:table-cell>
          <table:table-cell table:style-name="ce20" table:formula="of:=IF(ISNUMBER([.D1345]);[.D1345];0)" office:value-type="float" office:value="1712">
            <text:p>1,712</text:p>
          </table:table-cell>
          <table:table-cell table:style-name="ce20" table:formula="of:=IF(ISNUMBER([.E1345]);[.E1345];0)" office:value-type="float" office:value="673">
            <text:p>673</text:p>
          </table:table-cell>
          <table:table-cell table:style-name="ce20" table:formula="of:=IF(ISNUMBER([.F1345]);[.F1345];0)" office:value-type="float" office:value="303">
            <text:p>303</text:p>
          </table:table-cell>
          <table:table-cell table:style-name="ce20" table:formula="of:=IF(ISNUMBER([.G1345]);[.G1345];0)" office:value-type="float" office:value="291">
            <text:p>291</text:p>
          </table:table-cell>
          <table:table-cell table:style-name="ce20" table:formula="of:=IF(ISNUMBER([.H1345]);[.H1345];0)" office:value-type="float" office:value="0">
            <text:p>0</text:p>
          </table:table-cell>
          <table:table-cell table:style-name="ce20" table:formula="of:=IF(ISNUMBER([.I1345]);[.I1345];0)" office:value-type="float" office:value="0">
            <text:p>0</text:p>
          </table:table-cell>
          <table:table-cell table:style-name="ce20" table:formula="of:=IF(ISNUMBER([.J1345]);[.J1345];0)" office:value-type="float" office:value="520">
            <text:p>52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346]" office:value-type="string" office:string-value="  Equipment Installation or Retrofit for the Primary Purpose of">
            <text:p><text:s text:c="2"/>Equipment Installation or Retrofit for the Primary Purpose of</text:p>
          </table:table-cell>
          <table:table-cell table:style-name="ce20" table:formula="of:=IF(ISNUMBER([.C1346]);[.C1346];0)" office:value-type="float" office:value="0">
            <text:p>0</text:p>
          </table:table-cell>
          <table:table-cell table:style-name="ce20" table:formula="of:=IF(ISNUMBER([.D1346]);[.D1346];0)" office:value-type="float" office:value="0">
            <text:p>0</text:p>
          </table:table-cell>
          <table:table-cell table:style-name="ce20" table:formula="of:=IF(ISNUMBER([.E1346]);[.E1346];0)" office:value-type="float" office:value="0">
            <text:p>0</text:p>
          </table:table-cell>
          <table:table-cell table:style-name="ce20" table:formula="of:=IF(ISNUMBER([.F1346]);[.F1346];0)" office:value-type="float" office:value="0">
            <text:p>0</text:p>
          </table:table-cell>
          <table:table-cell table:style-name="ce20" table:formula="of:=IF(ISNUMBER([.G1346]);[.G1346];0)" office:value-type="float" office:value="0">
            <text:p>0</text:p>
          </table:table-cell>
          <table:table-cell table:style-name="ce20" table:formula="of:=IF(ISNUMBER([.H1346]);[.H1346];0)" office:value-type="float" office:value="0">
            <text:p>0</text:p>
          </table:table-cell>
          <table:table-cell table:style-name="ce20" table:formula="of:=IF(ISNUMBER([.I1346]);[.I1346];0)" office:value-type="float" office:value="0">
            <text:p>0</text:p>
          </table:table-cell>
          <table:table-cell table:style-name="ce20" table:formula="of:=IF(ISNUMBER([.J1346]);[.J1346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347]" office:value-type="string" office:string-value="    Using a Different Energy Source (c)">
            <text:p><text:s text:c="4"/>Using a Different Energy Source (c)</text:p>
          </table:table-cell>
          <table:table-cell table:style-name="ce20" table:formula="of:=IF(ISNUMBER([.C1347]);[.C1347];0)" office:value-type="float" office:value="9118">
            <text:p>9,118</text:p>
          </table:table-cell>
          <table:table-cell table:style-name="ce20" table:formula="of:=IF(ISNUMBER([.D1347]);[.D1347];0)" office:value-type="float" office:value="705">
            <text:p>705</text:p>
          </table:table-cell>
          <table:table-cell table:style-name="ce20" table:formula="of:=IF(ISNUMBER([.E1347]);[.E1347];0)" office:value-type="float" office:value="228">
            <text:p>228</text:p>
          </table:table-cell>
          <table:table-cell table:style-name="ce20" table:formula="of:=IF(ISNUMBER([.F1347]);[.F1347];0)" office:value-type="float" office:value="0">
            <text:p>0</text:p>
          </table:table-cell>
          <table:table-cell table:style-name="ce20" table:formula="of:=IF(ISNUMBER([.G1347]);[.G1347];0)" office:value-type="float" office:value="0">
            <text:p>0</text:p>
          </table:table-cell>
          <table:table-cell table:style-name="ce20" table:formula="of:=IF(ISNUMBER([.H1347]);[.H1347];0)" office:value-type="float" office:value="0">
            <text:p>0</text:p>
          </table:table-cell>
          <table:table-cell table:style-name="ce20" table:formula="of:=IF(ISNUMBER([.I1347]);[.I1347];0)" office:value-type="float" office:value="0">
            <text:p>0</text:p>
          </table:table-cell>
          <table:table-cell table:style-name="ce20" table:formula="of:=IF(ISNUMBER([.J1347]);[.J1347];0)" office:value-type="float" office:value="450">
            <text:p>45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348]" office:value-type="string" office:string-value="  Standby Generation Program">
            <text:p><text:s text:c="2"/>Standby Generation Program</text:p>
          </table:table-cell>
          <table:table-cell table:style-name="ce20" table:formula="of:=IF(ISNUMBER([.C1348]);[.C1348];0)" office:value-type="float" office:value="9129">
            <text:p>9,129</text:p>
          </table:table-cell>
          <table:table-cell table:style-name="ce20" table:formula="of:=IF(ISNUMBER([.D1348]);[.D1348];0)" office:value-type="float" office:value="694">
            <text:p>694</text:p>
          </table:table-cell>
          <table:table-cell table:style-name="ce20" table:formula="of:=IF(ISNUMBER([.E1348]);[.E1348];0)" office:value-type="float" office:value="152">
            <text:p>152</text:p>
          </table:table-cell>
          <table:table-cell table:style-name="ce20" table:formula="of:=IF(ISNUMBER([.F1348]);[.F1348];0)" office:value-type="float" office:value="0">
            <text:p>0</text:p>
          </table:table-cell>
          <table:table-cell table:style-name="ce20" table:formula="of:=IF(ISNUMBER([.G1348]);[.G1348];0)" office:value-type="float" office:value="0">
            <text:p>0</text:p>
          </table:table-cell>
          <table:table-cell table:style-name="ce20" table:formula="of:=IF(ISNUMBER([.H1348]);[.H1348];0)" office:value-type="float" office:value="0">
            <text:p>0</text:p>
          </table:table-cell>
          <table:table-cell table:style-name="ce20" table:formula="of:=IF(ISNUMBER([.I1348]);[.I1348];0)" office:value-type="float" office:value="0">
            <text:p>0</text:p>
          </table:table-cell>
          <table:table-cell table:style-name="ce20" table:formula="of:=IF(ISNUMBER([.J1348]);[.J1348];0)" office:value-type="float" office:value="536">
            <text:p>536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349]" office:value-type="string" office:string-value="  Special Rate Schedule (d)">
            <text:p><text:s text:c="2"/>Special Rate Schedule (d)</text:p>
          </table:table-cell>
          <table:table-cell table:style-name="ce20" table:formula="of:=IF(ISNUMBER([.C1349]);[.C1349];0)" office:value-type="float" office:value="8301">
            <text:p>8,301</text:p>
          </table:table-cell>
          <table:table-cell table:style-name="ce20" table:formula="of:=IF(ISNUMBER([.D1349]);[.D1349];0)" office:value-type="float" office:value="1522">
            <text:p>1,522</text:p>
          </table:table-cell>
          <table:table-cell table:style-name="ce20" table:formula="of:=IF(ISNUMBER([.E1349]);[.E1349];0)" office:value-type="float" office:value="0">
            <text:p>0</text:p>
          </table:table-cell>
          <table:table-cell table:style-name="ce20" table:formula="of:=IF(ISNUMBER([.F1349]);[.F1349];0)" office:value-type="float" office:value="892">
            <text:p>892</text:p>
          </table:table-cell>
          <table:table-cell table:style-name="ce20" table:formula="of:=IF(ISNUMBER([.G1349]);[.G1349];0)" office:value-type="float" office:value="91">
            <text:p>91</text:p>
          </table:table-cell>
          <table:table-cell table:style-name="ce20" table:formula="of:=IF(ISNUMBER([.H1349]);[.H1349];0)" office:value-type="float" office:value="0">
            <text:p>0</text:p>
          </table:table-cell>
          <table:table-cell table:style-name="ce20" table:formula="of:=IF(ISNUMBER([.I1349]);[.I1349];0)" office:value-type="float" office:value="0">
            <text:p>0</text:p>
          </table:table-cell>
          <table:table-cell table:style-name="ce20" table:formula="of:=IF(ISNUMBER([.J1349]);[.J1349];0)" office:value-type="float" office:value="567">
            <text:p>567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350]" office:value-type="string" office:string-value="  Interval Metering (e) ">
            <text:p><text:s text:c="2"/>Interval Metering (e) </text:p>
          </table:table-cell>
          <table:table-cell table:style-name="ce20" table:formula="of:=IF(ISNUMBER([.C1350]);[.C1350];0)" office:value-type="float" office:value="8886">
            <text:p>8,886</text:p>
          </table:table-cell>
          <table:table-cell table:style-name="ce20" table:formula="of:=IF(ISNUMBER([.D1350]);[.D1350];0)" office:value-type="float" office:value="937">
            <text:p>937</text:p>
          </table:table-cell>
          <table:table-cell table:style-name="ce20" table:formula="of:=IF(ISNUMBER([.E1350]);[.E1350];0)" office:value-type="float" office:value="0">
            <text:p>0</text:p>
          </table:table-cell>
          <table:table-cell table:style-name="ce20" table:formula="of:=IF(ISNUMBER([.F1350]);[.F1350];0)" office:value-type="float" office:value="318">
            <text:p>318</text:p>
          </table:table-cell>
          <table:table-cell table:style-name="ce20" table:formula="of:=IF(ISNUMBER([.G1350]);[.G1350];0)" office:value-type="float" office:value="6">
            <text:p>6</text:p>
          </table:table-cell>
          <table:table-cell table:style-name="ce20" table:formula="of:=IF(ISNUMBER([.H1350]);[.H1350];0)" office:value-type="float" office:value="0">
            <text:p>0</text:p>
          </table:table-cell>
          <table:table-cell table:style-name="ce20" table:formula="of:=IF(ISNUMBER([.I1350]);[.I1350];0)" office:value-type="float" office:value="0">
            <text:p>0</text:p>
          </table:table-cell>
          <table:table-cell table:style-name="ce20" table:formula="of:=IF(ISNUMBER([.J1350]);[.J1350];0)" office:value-type="float" office:value="613">
            <text:p>613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351]" office:value-type="string" office:string-value="  Equipment Installation or Retrofit for the Primary Purpose of ">
            <text:p><text:s text:c="2"/>Equipment Installation or Retrofit for the Primary Purpose of </text:p>
          </table:table-cell>
          <table:table-cell table:style-name="ce20" table:formula="of:=IF(ISNUMBER([.C1351]);[.C1351];0)" office:value-type="float" office:value="0">
            <text:p>0</text:p>
          </table:table-cell>
          <table:table-cell table:style-name="ce20" table:formula="of:=IF(ISNUMBER([.D1351]);[.D1351];0)" office:value-type="float" office:value="0">
            <text:p>0</text:p>
          </table:table-cell>
          <table:table-cell table:style-name="ce20" table:formula="of:=IF(ISNUMBER([.E1351]);[.E1351];0)" office:value-type="float" office:value="0">
            <text:p>0</text:p>
          </table:table-cell>
          <table:table-cell table:style-name="ce20" table:formula="of:=IF(ISNUMBER([.F1351]);[.F1351];0)" office:value-type="float" office:value="0">
            <text:p>0</text:p>
          </table:table-cell>
          <table:table-cell table:style-name="ce20" table:formula="of:=IF(ISNUMBER([.G1351]);[.G1351];0)" office:value-type="float" office:value="0">
            <text:p>0</text:p>
          </table:table-cell>
          <table:table-cell table:style-name="ce20" table:formula="of:=IF(ISNUMBER([.H1351]);[.H1351];0)" office:value-type="float" office:value="0">
            <text:p>0</text:p>
          </table:table-cell>
          <table:table-cell table:style-name="ce20" table:formula="of:=IF(ISNUMBER([.I1351]);[.I1351];0)" office:value-type="float" office:value="0">
            <text:p>0</text:p>
          </table:table-cell>
          <table:table-cell table:style-name="ce20" table:formula="of:=IF(ISNUMBER([.J1351]);[.J1351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352]" office:value-type="string" office:string-value="    Improving Energy Efficiency Affecting:">
            <text:p><text:s text:c="4"/>Improving Energy Efficiency Affecting:</text:p>
          </table:table-cell>
          <table:table-cell table:style-name="ce20" table:formula="of:=IF(ISNUMBER([.C1352]);[.C1352];0)" office:value-type="float" office:value="0">
            <text:p>0</text:p>
          </table:table-cell>
          <table:table-cell table:style-name="ce20" table:formula="of:=IF(ISNUMBER([.D1352]);[.D1352];0)" office:value-type="float" office:value="0">
            <text:p>0</text:p>
          </table:table-cell>
          <table:table-cell table:style-name="ce20" table:formula="of:=IF(ISNUMBER([.E1352]);[.E1352];0)" office:value-type="float" office:value="0">
            <text:p>0</text:p>
          </table:table-cell>
          <table:table-cell table:style-name="ce20" table:formula="of:=IF(ISNUMBER([.F1352]);[.F1352];0)" office:value-type="float" office:value="0">
            <text:p>0</text:p>
          </table:table-cell>
          <table:table-cell table:style-name="ce20" table:formula="of:=IF(ISNUMBER([.G1352]);[.G1352];0)" office:value-type="float" office:value="0">
            <text:p>0</text:p>
          </table:table-cell>
          <table:table-cell table:style-name="ce20" table:formula="of:=IF(ISNUMBER([.H1352]);[.H1352];0)" office:value-type="float" office:value="0">
            <text:p>0</text:p>
          </table:table-cell>
          <table:table-cell table:style-name="ce20" table:formula="of:=IF(ISNUMBER([.I1352]);[.I1352];0)" office:value-type="float" office:value="0">
            <text:p>0</text:p>
          </table:table-cell>
          <table:table-cell table:style-name="ce20" table:formula="of:=IF(ISNUMBER([.J1352]);[.J1352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353]" office:value-type="string" office:string-value="    Steam Production/System (f)">
            <text:p><text:s text:c="4"/>Steam Production/System (f)</text:p>
          </table:table-cell>
          <table:table-cell table:style-name="ce20" table:formula="of:=IF(ISNUMBER([.C1353]);[.C1353];0)" office:value-type="float" office:value="9080">
            <text:p>9,080</text:p>
          </table:table-cell>
          <table:table-cell table:style-name="ce20" table:formula="of:=IF(ISNUMBER([.D1353]);[.D1353];0)" office:value-type="float" office:value="743">
            <text:p>743</text:p>
          </table:table-cell>
          <table:table-cell table:style-name="ce20" table:formula="of:=IF(ISNUMBER([.E1353]);[.E1353];0)" office:value-type="float" office:value="211">
            <text:p>211</text:p>
          </table:table-cell>
          <table:table-cell table:style-name="ce20" table:formula="of:=IF(ISNUMBER([.F1353]);[.F1353];0)" office:value-type="float" office:value="0">
            <text:p>0</text:p>
          </table:table-cell>
          <table:table-cell table:style-name="ce20" table:formula="of:=IF(ISNUMBER([.G1353]);[.G1353];0)" office:value-type="float" office:value="143">
            <text:p>143</text:p>
          </table:table-cell>
          <table:table-cell table:style-name="ce20" table:formula="of:=IF(ISNUMBER([.H1353]);[.H1353];0)" office:value-type="float" office:value="0">
            <text:p>0</text:p>
          </table:table-cell>
          <table:table-cell table:style-name="ce20" table:formula="of:=IF(ISNUMBER([.I1353]);[.I1353];0)" office:value-type="float" office:value="0">
            <text:p>0</text:p>
          </table:table-cell>
          <table:table-cell table:style-name="ce20" table:formula="of:=IF(ISNUMBER([.J1353]);[.J1353];0)" office:value-type="float" office:value="444">
            <text:p>444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354]" office:value-type="string" office:string-value="    Compressed Air Systems (g)">
            <text:p><text:s text:c="4"/>Compressed Air Systems (g)</text:p>
          </table:table-cell>
          <table:table-cell table:style-name="ce20" table:formula="of:=IF(ISNUMBER([.C1354]);[.C1354];0)" office:value-type="float" office:value="7460">
            <text:p>7,460</text:p>
          </table:table-cell>
          <table:table-cell table:style-name="ce20" table:formula="of:=IF(ISNUMBER([.D1354]);[.D1354];0)" office:value-type="float" office:value="2363">
            <text:p>2,363</text:p>
          </table:table-cell>
          <table:table-cell table:style-name="ce20" table:formula="of:=IF(ISNUMBER([.E1354]);[.E1354];0)" office:value-type="float" office:value="1525">
            <text:p>1,525</text:p>
          </table:table-cell>
          <table:table-cell table:style-name="ce20" table:formula="of:=IF(ISNUMBER([.F1354]);[.F1354];0)" office:value-type="float" office:value="169">
            <text:p>169</text:p>
          </table:table-cell>
          <table:table-cell table:style-name="ce20" table:formula="of:=IF(ISNUMBER([.G1354]);[.G1354];0)" office:value-type="float" office:value="416">
            <text:p>416</text:p>
          </table:table-cell>
          <table:table-cell table:style-name="ce20" table:formula="of:=IF(ISNUMBER([.H1354]);[.H1354];0)" office:value-type="float" office:value="0">
            <text:p>0</text:p>
          </table:table-cell>
          <table:table-cell table:style-name="ce20" table:formula="of:=IF(ISNUMBER([.I1354]);[.I1354];0)" office:value-type="float" office:value="0">
            <text:p>0</text:p>
          </table:table-cell>
          <table:table-cell table:style-name="ce20" table:formula="of:=IF(ISNUMBER([.J1354]);[.J1354];0)" office:value-type="float" office:value="641">
            <text:p>641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355]" office:value-type="string" office:string-value="    Direct/Indirect Process Heating">
            <text:p><text:s text:c="4"/>Direct/Indirect Process Heating</text:p>
          </table:table-cell>
          <table:table-cell table:style-name="ce20" table:formula="of:=IF(ISNUMBER([.C1355]);[.C1355];0)" office:value-type="float" office:value="8668">
            <text:p>8,668</text:p>
          </table:table-cell>
          <table:table-cell table:style-name="ce20" table:formula="of:=IF(ISNUMBER([.D1355]);[.D1355];0)" office:value-type="float" office:value="1155">
            <text:p>1,155</text:p>
          </table:table-cell>
          <table:table-cell table:style-name="ce20" table:formula="of:=IF(ISNUMBER([.E1355]);[.E1355];0)" office:value-type="float" office:value="549">
            <text:p>549</text:p>
          </table:table-cell>
          <table:table-cell table:style-name="ce20" table:formula="of:=IF(ISNUMBER([.F1355]);[.F1355];0)" office:value-type="float" office:value="0">
            <text:p>0</text:p>
          </table:table-cell>
          <table:table-cell table:style-name="ce20" table:formula="of:=IF(ISNUMBER([.G1355]);[.G1355];0)" office:value-type="float" office:value="199">
            <text:p>199</text:p>
          </table:table-cell>
          <table:table-cell table:style-name="ce20" table:formula="of:=IF(ISNUMBER([.H1355]);[.H1355];0)" office:value-type="float" office:value="0">
            <text:p>0</text:p>
          </table:table-cell>
          <table:table-cell table:style-name="ce20" table:formula="of:=IF(ISNUMBER([.I1355]);[.I1355];0)" office:value-type="float" office:value="0">
            <text:p>0</text:p>
          </table:table-cell>
          <table:table-cell table:style-name="ce20" table:formula="of:=IF(ISNUMBER([.J1355]);[.J1355];0)" office:value-type="float" office:value="478">
            <text:p>478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356]" office:value-type="string" office:string-value="    Direct Process Cooling, Refrigeration">
            <text:p><text:s text:c="4"/>Direct Process Cooling, Refrigeration</text:p>
          </table:table-cell>
          <table:table-cell table:style-name="ce20" table:formula="of:=IF(ISNUMBER([.C1356]);[.C1356];0)" office:value-type="float" office:value="8936">
            <text:p>8,936</text:p>
          </table:table-cell>
          <table:table-cell table:style-name="ce20" table:formula="of:=IF(ISNUMBER([.D1356]);[.D1356];0)" office:value-type="float" office:value="887">
            <text:p>887</text:p>
          </table:table-cell>
          <table:table-cell table:style-name="ce20" table:formula="of:=IF(ISNUMBER([.E1356]);[.E1356];0)" office:value-type="float" office:value="320">
            <text:p>320</text:p>
          </table:table-cell>
          <table:table-cell table:style-name="ce20" table:formula="of:=IF(ISNUMBER([.F1356]);[.F1356];0)" office:value-type="float" office:value="0">
            <text:p>0</text:p>
          </table:table-cell>
          <table:table-cell table:style-name="ce20" table:formula="of:=IF(ISNUMBER([.G1356]);[.G1356];0)" office:value-type="float" office:value="93">
            <text:p>93</text:p>
          </table:table-cell>
          <table:table-cell table:style-name="ce20" table:formula="of:=IF(ISNUMBER([.H1356]);[.H1356];0)" office:value-type="float" office:value="0">
            <text:p>0</text:p>
          </table:table-cell>
          <table:table-cell table:style-name="ce20" table:formula="of:=IF(ISNUMBER([.I1356]);[.I1356];0)" office:value-type="float" office:value="0">
            <text:p>0</text:p>
          </table:table-cell>
          <table:table-cell table:style-name="ce20" table:formula="of:=IF(ISNUMBER([.J1356]);[.J1356];0)" office:value-type="float" office:value="450">
            <text:p>45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357]" office:value-type="string" office:string-value="    Direct Machine Drive (h)">
            <text:p><text:s text:c="4"/>Direct Machine Drive (h)</text:p>
          </table:table-cell>
          <table:table-cell table:style-name="ce20" table:formula="of:=IF(ISNUMBER([.C1357]);[.C1357];0)" office:value-type="float" office:value="7811">
            <text:p>7,811</text:p>
          </table:table-cell>
          <table:table-cell table:style-name="ce20" table:formula="of:=IF(ISNUMBER([.D1357]);[.D1357];0)" office:value-type="float" office:value="2012">
            <text:p>2,012</text:p>
          </table:table-cell>
          <table:table-cell table:style-name="ce20" table:formula="of:=IF(ISNUMBER([.E1357]);[.E1357];0)" office:value-type="float" office:value="1137">
            <text:p>1,137</text:p>
          </table:table-cell>
          <table:table-cell table:style-name="ce20" table:formula="of:=IF(ISNUMBER([.F1357]);[.F1357];0)" office:value-type="float" office:value="169">
            <text:p>169</text:p>
          </table:table-cell>
          <table:table-cell table:style-name="ce20" table:formula="of:=IF(ISNUMBER([.G1357]);[.G1357];0)" office:value-type="float" office:value="364">
            <text:p>364</text:p>
          </table:table-cell>
          <table:table-cell table:style-name="ce20" table:formula="of:=IF(ISNUMBER([.H1357]);[.H1357];0)" office:value-type="float" office:value="0">
            <text:p>0</text:p>
          </table:table-cell>
          <table:table-cell table:style-name="ce20" table:formula="of:=IF(ISNUMBER([.I1357]);[.I1357];0)" office:value-type="float" office:value="0">
            <text:p>0</text:p>
          </table:table-cell>
          <table:table-cell table:style-name="ce20" table:formula="of:=IF(ISNUMBER([.J1357]);[.J1357];0)" office:value-type="float" office:value="543">
            <text:p>543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358]" office:value-type="string" office:string-value="    Facility HVAC (i)">
            <text:p><text:s text:c="4"/>Facility HVAC (i)</text:p>
          </table:table-cell>
          <table:table-cell table:style-name="ce20" table:formula="of:=IF(ISNUMBER([.C1358]);[.C1358];0)" office:value-type="float" office:value="8038">
            <text:p>8,038</text:p>
          </table:table-cell>
          <table:table-cell table:style-name="ce20" table:formula="of:=IF(ISNUMBER([.D1358]);[.D1358];0)" office:value-type="float" office:value="1785">
            <text:p>1,785</text:p>
          </table:table-cell>
          <table:table-cell table:style-name="ce20" table:formula="of:=IF(ISNUMBER([.E1358]);[.E1358];0)" office:value-type="float" office:value="812">
            <text:p>812</text:p>
          </table:table-cell>
          <table:table-cell table:style-name="ce20" table:formula="of:=IF(ISNUMBER([.F1358]);[.F1358];0)" office:value-type="float" office:value="0">
            <text:p>0</text:p>
          </table:table-cell>
          <table:table-cell table:style-name="ce20" table:formula="of:=IF(ISNUMBER([.G1358]);[.G1358];0)" office:value-type="float" office:value="431">
            <text:p>431</text:p>
          </table:table-cell>
          <table:table-cell table:style-name="ce20" table:formula="of:=IF(ISNUMBER([.H1358]);[.H1358];0)" office:value-type="float" office:value="0">
            <text:p>0</text:p>
          </table:table-cell>
          <table:table-cell table:style-name="ce20" table:formula="of:=IF(ISNUMBER([.I1358]);[.I1358];0)" office:value-type="float" office:value="0">
            <text:p>0</text:p>
          </table:table-cell>
          <table:table-cell table:style-name="ce20" table:formula="of:=IF(ISNUMBER([.J1358]);[.J1358];0)" office:value-type="float" office:value="585">
            <text:p>585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359]" office:value-type="string" office:string-value="    Facility Lighting">
            <text:p><text:s text:c="4"/>Facility Lighting</text:p>
          </table:table-cell>
          <table:table-cell table:style-name="ce20" table:formula="of:=IF(ISNUMBER([.C1359]);[.C1359];0)" office:value-type="float" office:value="7223">
            <text:p>7,223</text:p>
          </table:table-cell>
          <table:table-cell table:style-name="ce20" table:formula="of:=IF(ISNUMBER([.D1359]);[.D1359];0)" office:value-type="float" office:value="2600">
            <text:p>2,600</text:p>
          </table:table-cell>
          <table:table-cell table:style-name="ce20" table:formula="of:=IF(ISNUMBER([.E1359]);[.E1359];0)" office:value-type="float" office:value="1335">
            <text:p>1,335</text:p>
          </table:table-cell>
          <table:table-cell table:style-name="ce20" table:formula="of:=IF(ISNUMBER([.F1359]);[.F1359];0)" office:value-type="float" office:value="362">
            <text:p>362</text:p>
          </table:table-cell>
          <table:table-cell table:style-name="ce20" table:formula="of:=IF(ISNUMBER([.G1359]);[.G1359];0)" office:value-type="float" office:value="630">
            <text:p>630</text:p>
          </table:table-cell>
          <table:table-cell table:style-name="ce20" table:formula="of:=IF(ISNUMBER([.H1359]);[.H1359];0)" office:value-type="float" office:value="0">
            <text:p>0</text:p>
          </table:table-cell>
          <table:table-cell table:style-name="ce20" table:formula="of:=IF(ISNUMBER([.I1359]);[.I1359];0)" office:value-type="float" office:value="0">
            <text:p>0</text:p>
          </table:table-cell>
          <table:table-cell table:style-name="ce20" table:formula="of:=IF(ISNUMBER([.J1359]);[.J1359];0)" office:value-type="float" office:value="604">
            <text:p>604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360]" office:value-type="string" office:string-value="Receiving energy-management support in the form of:">
            <text:p>Receiving energy-management support in the form of:</text:p>
          </table:table-cell>
          <table:table-cell table:style-name="ce20" table:formula="of:=IF(ISNUMBER([.C1360]);[.C1360];0)" office:value-type="float" office:value="0">
            <text:p>0</text:p>
          </table:table-cell>
          <table:table-cell table:style-name="ce20" table:formula="of:=IF(ISNUMBER([.D1360]);[.D1360];0)" office:value-type="float" office:value="0">
            <text:p>0</text:p>
          </table:table-cell>
          <table:table-cell table:style-name="ce20" table:formula="of:=IF(ISNUMBER([.E1360]);[.E1360];0)" office:value-type="float" office:value="0">
            <text:p>0</text:p>
          </table:table-cell>
          <table:table-cell table:style-name="ce20" table:formula="of:=IF(ISNUMBER([.F1360]);[.F1360];0)" office:value-type="float" office:value="0">
            <text:p>0</text:p>
          </table:table-cell>
          <table:table-cell table:style-name="ce20" table:formula="of:=IF(ISNUMBER([.G1360]);[.G1360];0)" office:value-type="float" office:value="0">
            <text:p>0</text:p>
          </table:table-cell>
          <table:table-cell table:style-name="ce20" table:formula="of:=IF(ISNUMBER([.H1360]);[.H1360];0)" office:value-type="float" office:value="0">
            <text:p>0</text:p>
          </table:table-cell>
          <table:table-cell table:style-name="ce20" table:formula="of:=IF(ISNUMBER([.I1360]);[.I1360];0)" office:value-type="float" office:value="0">
            <text:p>0</text:p>
          </table:table-cell>
          <table:table-cell table:style-name="ce20" table:formula="of:=IF(ISNUMBER([.J1360]);[.J1360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361]" office:value-type="string" office:string-value="    Technical Assistance (j)">
            <text:p><text:s text:c="4"/>Technical Assistance (j)</text:p>
          </table:table-cell>
          <table:table-cell table:style-name="ce20" table:formula="of:=IF(ISNUMBER([.C1361]);[.C1361];0)" office:value-type="float" office:value="7518">
            <text:p>7,518</text:p>
          </table:table-cell>
          <table:table-cell table:style-name="ce20" table:formula="of:=IF(ISNUMBER([.D1361]);[.D1361];0)" office:value-type="float" office:value="2305">
            <text:p>2,305</text:p>
          </table:table-cell>
          <table:table-cell table:style-name="ce20" table:formula="of:=IF(ISNUMBER([.E1361]);[.E1361];0)" office:value-type="float" office:value="562">
            <text:p>562</text:p>
          </table:table-cell>
          <table:table-cell table:style-name="ce20" table:formula="of:=IF(ISNUMBER([.F1361]);[.F1361];0)" office:value-type="float" office:value="732">
            <text:p>732</text:p>
          </table:table-cell>
          <table:table-cell table:style-name="ce20" table:formula="of:=IF(ISNUMBER([.G1361]);[.G1361];0)" office:value-type="float" office:value="642">
            <text:p>642</text:p>
          </table:table-cell>
          <table:table-cell table:style-name="ce20" table:formula="of:=IF(ISNUMBER([.H1361]);[.H1361];0)" office:value-type="float" office:value="112">
            <text:p>112</text:p>
          </table:table-cell>
          <table:table-cell table:style-name="ce20" table:formula="of:=IF(ISNUMBER([.I1361]);[.I1361];0)" office:value-type="float" office:value="0">
            <text:p>0</text:p>
          </table:table-cell>
          <table:table-cell table:style-name="ce20" table:formula="of:=IF(ISNUMBER([.J1361]);[.J1361];0)" office:value-type="float" office:value="576">
            <text:p>576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362]" office:value-type="string" office:string-value="    Technical Information (k)">
            <text:p><text:s text:c="4"/>Technical Information (k)</text:p>
          </table:table-cell>
          <table:table-cell table:style-name="ce20" table:formula="of:=IF(ISNUMBER([.C1362]);[.C1362];0)" office:value-type="float" office:value="8487">
            <text:p>8,487</text:p>
          </table:table-cell>
          <table:table-cell table:style-name="ce20" table:formula="of:=IF(ISNUMBER([.D1362]);[.D1362];0)" office:value-type="float" office:value="1336">
            <text:p>1,336</text:p>
          </table:table-cell>
          <table:table-cell table:style-name="ce20" table:formula="of:=IF(ISNUMBER([.E1362]);[.E1362];0)" office:value-type="float" office:value="557">
            <text:p>557</text:p>
          </table:table-cell>
          <table:table-cell table:style-name="ce20" table:formula="of:=IF(ISNUMBER([.F1362]);[.F1362];0)" office:value-type="float" office:value="506">
            <text:p>506</text:p>
          </table:table-cell>
          <table:table-cell table:style-name="ce20" table:formula="of:=IF(ISNUMBER([.G1362]);[.G1362];0)" office:value-type="float" office:value="438">
            <text:p>438</text:p>
          </table:table-cell>
          <table:table-cell table:style-name="ce20" table:formula="of:=IF(ISNUMBER([.H1362]);[.H1362];0)" office:value-type="float" office:value="0">
            <text:p>0</text:p>
          </table:table-cell>
          <table:table-cell table:style-name="ce20" table:formula="of:=IF(ISNUMBER([.I1362]);[.I1362];0)" office:value-type="float" office:value="0">
            <text:p>0</text:p>
          </table:table-cell>
          <table:table-cell table:style-name="ce20" table:formula="of:=IF(ISNUMBER([.J1362]);[.J1362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363]" office:value-type="string" office:string-value="    Training (l)">
            <text:p><text:s text:c="4"/>Training (l)</text:p>
          </table:table-cell>
          <table:table-cell table:style-name="ce20" table:formula="of:=IF(ISNUMBER([.C1363]);[.C1363];0)" office:value-type="float" office:value="8644">
            <text:p>8,644</text:p>
          </table:table-cell>
          <table:table-cell table:style-name="ce20" table:formula="of:=IF(ISNUMBER([.D1363]);[.D1363];0)" office:value-type="float" office:value="1179">
            <text:p>1,179</text:p>
          </table:table-cell>
          <table:table-cell table:style-name="ce20" table:formula="of:=IF(ISNUMBER([.E1363]);[.E1363];0)" office:value-type="float" office:value="497">
            <text:p>497</text:p>
          </table:table-cell>
          <table:table-cell table:style-name="ce20" table:formula="of:=IF(ISNUMBER([.F1363]);[.F1363];0)" office:value-type="float" office:value="359">
            <text:p>359</text:p>
          </table:table-cell>
          <table:table-cell table:style-name="ce20" table:formula="of:=IF(ISNUMBER([.G1363]);[.G1363];0)" office:value-type="float" office:value="387">
            <text:p>387</text:p>
          </table:table-cell>
          <table:table-cell table:style-name="ce20" table:formula="of:=IF(ISNUMBER([.H1363]);[.H1363];0)" office:value-type="float" office:value="0">
            <text:p>0</text:p>
          </table:table-cell>
          <table:table-cell table:style-name="ce20" table:formula="of:=IF(ISNUMBER([.I1363]);[.I1363];0)" office:value-type="float" office:value="163">
            <text:p>163</text:p>
          </table:table-cell>
          <table:table-cell table:style-name="ce20" table:formula="of:=IF(ISNUMBER([.J1363]);[.J1363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364]" office:value-type="string" office:string-value="    Financial Assistance (m)">
            <text:p><text:s text:c="4"/>Financial Assistance (m)</text:p>
          </table:table-cell>
          <table:table-cell table:style-name="ce20" table:formula="of:=IF(ISNUMBER([.C1364]);[.C1364];0)" office:value-type="float" office:value="9220">
            <text:p>9,220</text:p>
          </table:table-cell>
          <table:table-cell table:style-name="ce20" table:formula="of:=IF(ISNUMBER([.D1364]);[.D1364];0)" office:value-type="float" office:value="603">
            <text:p>603</text:p>
          </table:table-cell>
          <table:table-cell table:style-name="ce20" table:formula="of:=IF(ISNUMBER([.E1364]);[.E1364];0)" office:value-type="float" office:value="122">
            <text:p>122</text:p>
          </table:table-cell>
          <table:table-cell table:style-name="ce20" table:formula="of:=IF(ISNUMBER([.F1364]);[.F1364];0)" office:value-type="float" office:value="225">
            <text:p>225</text:p>
          </table:table-cell>
          <table:table-cell table:style-name="ce20" table:formula="of:=IF(ISNUMBER([.G1364]);[.G1364];0)" office:value-type="float" office:value="121">
            <text:p>121</text:p>
          </table:table-cell>
          <table:table-cell table:style-name="ce20" table:formula="of:=IF(ISNUMBER([.H1364]);[.H1364];0)" office:value-type="float" office:value="112">
            <text:p>112</text:p>
          </table:table-cell>
          <table:table-cell table:style-name="ce20" table:formula="of:=IF(ISNUMBER([.I1364]);[.I1364];0)" office:value-type="float" office:value="0">
            <text:p>0</text:p>
          </table:table-cell>
          <table:table-cell table:style-name="ce20" table:formula="of:=IF(ISNUMBER([.J1364]);[.J1364];0)" office:value-type="float" office:value="0">
            <text:p>0</text:p>
          </table:table-cell>
          <table:table-cell table:number-columns-repeated="1014"/>
        </table:table-row>
        <table:table-row table:style-name="ro5" table:number-rows-repeated="2">
          <table:table-cell table:style-name="ce7"/>
          <table:table-cell table:style-name="Default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2"/>326</text:p>
          </table:table-cell>
          <table:table-cell table:style-name="ce7" office:value-type="string">
            <text:p>PLASTICS AND RUBBER PRODUCT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4184">
            <text:p>4,184</text:p>
          </table:table-cell>
          <table:table-cell table:style-name="ce20" office:value-type="float" office:value="5639">
            <text:p>5,639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6668">
            <text:p>6,668</text:p>
          </table:table-cell>
          <table:table-cell table:style-name="ce20" office:value-type="float" office:value="3155">
            <text:p>3,155</text:p>
          </table:table-cell>
          <table:table-cell table:style-name="ce20" office:value-type="float" office:value="1536">
            <text:p>1,536</text:p>
          </table:table-cell>
          <table:table-cell table:style-name="ce20" office:value-type="float" office:value="934">
            <text:p>934</text:p>
          </table:table-cell>
          <table:table-cell table:style-name="ce20" office:value-type="float" office:value="592">
            <text:p>592</text:p>
          </table:table-cell>
          <table:table-cell table:style-name="ce20" office:value-type="float" office:value="116">
            <text:p>116</text:p>
          </table:table-cell>
          <table:table-cell table:style-name="ce20" office:value-type="string">
            <text:p>Q</text:p>
          </table:table-cell>
          <table:table-cell table:style-name="ce20" office:value-type="float" office:value="478">
            <text:p>47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8123">
            <text:p>8,123</text:p>
          </table:table-cell>
          <table:table-cell table:style-name="ce20" office:value-type="float" office:value="1700">
            <text:p>1,700</text:p>
          </table:table-cell>
          <table:table-cell table:style-name="ce20" office:value-type="float" office:value="628">
            <text:p>628</text:p>
          </table:table-cell>
          <table:table-cell table:style-name="ce20" office:value-type="float" office:value="526">
            <text:p>526</text:p>
          </table:table-cell>
          <table:table-cell table:style-name="ce20" office:value-type="float" office:value="134">
            <text:p>134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474">
            <text:p>47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8111">
            <text:p>8,111</text:p>
          </table:table-cell>
          <table:table-cell table:style-name="ce20" office:value-type="float" office:value="1712">
            <text:p>1,712</text:p>
          </table:table-cell>
          <table:table-cell table:style-name="ce20" office:value-type="float" office:value="673">
            <text:p>673</text:p>
          </table:table-cell>
          <table:table-cell table:style-name="ce20" office:value-type="float" office:value="303">
            <text:p>303</text:p>
          </table:table-cell>
          <table:table-cell table:style-name="ce20" office:value-type="float" office:value="291">
            <text:p>291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520">
            <text:p>52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9118">
            <text:p>9,118</text:p>
          </table:table-cell>
          <table:table-cell table:style-name="ce20" office:value-type="float" office:value="705">
            <text:p>705</text:p>
          </table:table-cell>
          <table:table-cell table:style-name="ce20" office:value-type="float" office:value="228">
            <text:p>228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50">
            <text:p>45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9129">
            <text:p>9,129</text:p>
          </table:table-cell>
          <table:table-cell table:style-name="ce20" office:value-type="float" office:value="694">
            <text:p>694</text:p>
          </table:table-cell>
          <table:table-cell table:style-name="ce20" office:value-type="float" office:value="152">
            <text:p>152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536">
            <text:p>53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8301">
            <text:p>8,301</text:p>
          </table:table-cell>
          <table:table-cell table:style-name="ce20" office:value-type="float" office:value="1522">
            <text:p>1,522</text:p>
          </table:table-cell>
          <table:table-cell table:style-name="ce20" office:value-type="string">
            <text:p>--</text:p>
          </table:table-cell>
          <table:table-cell table:style-name="ce20" office:value-type="float" office:value="892">
            <text:p>892</text:p>
          </table:table-cell>
          <table:table-cell table:style-name="ce20" office:value-type="float" office:value="91">
            <text:p>91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567">
            <text:p>56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8886">
            <text:p>8,886</text:p>
          </table:table-cell>
          <table:table-cell table:style-name="ce20" office:value-type="float" office:value="937">
            <text:p>937</text:p>
          </table:table-cell>
          <table:table-cell table:style-name="ce20" office:value-type="string">
            <text:p>--</text:p>
          </table:table-cell>
          <table:table-cell table:style-name="ce20" office:value-type="float" office:value="318">
            <text:p>318</text:p>
          </table:table-cell>
          <table:table-cell table:style-name="ce20" office:value-type="float" office:value="6">
            <text:p>6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613">
            <text:p>61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9080">
            <text:p>9,080</text:p>
          </table:table-cell>
          <table:table-cell table:style-name="ce20" office:value-type="float" office:value="743">
            <text:p>743</text:p>
          </table:table-cell>
          <table:table-cell table:style-name="ce20" office:value-type="float" office:value="211">
            <text:p>211</text:p>
          </table:table-cell>
          <table:table-cell table:style-name="ce20" office:value-type="string">
            <text:p>W</text:p>
          </table:table-cell>
          <table:table-cell table:style-name="ce20" office:value-type="float" office:value="143">
            <text:p>143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444">
            <text:p>44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7460">
            <text:p>7,460</text:p>
          </table:table-cell>
          <table:table-cell table:style-name="ce20" office:value-type="float" office:value="2363">
            <text:p>2,363</text:p>
          </table:table-cell>
          <table:table-cell table:style-name="ce20" office:value-type="float" office:value="1525">
            <text:p>1,525</text:p>
          </table:table-cell>
          <table:table-cell table:style-name="ce20" office:value-type="float" office:value="169">
            <text:p>169</text:p>
          </table:table-cell>
          <table:table-cell table:style-name="ce20" office:value-type="float" office:value="416">
            <text:p>416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641">
            <text:p>64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8668">
            <text:p>8,668</text:p>
          </table:table-cell>
          <table:table-cell table:style-name="ce20" office:value-type="float" office:value="1155">
            <text:p>1,155</text:p>
          </table:table-cell>
          <table:table-cell table:style-name="ce20" office:value-type="float" office:value="549">
            <text:p>549</text:p>
          </table:table-cell>
          <table:table-cell table:style-name="ce20" office:value-type="string">
            <text:p>W</text:p>
          </table:table-cell>
          <table:table-cell table:style-name="ce20" office:value-type="float" office:value="199">
            <text:p>199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78">
            <text:p>47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8936">
            <text:p>8,936</text:p>
          </table:table-cell>
          <table:table-cell table:style-name="ce20" office:value-type="float" office:value="887">
            <text:p>887</text:p>
          </table:table-cell>
          <table:table-cell table:style-name="ce20" office:value-type="float" office:value="320">
            <text:p>320</text:p>
          </table:table-cell>
          <table:table-cell table:style-name="ce20" office:value-type="string">
            <text:p>Q</text:p>
          </table:table-cell>
          <table:table-cell table:style-name="ce20" office:value-type="float" office:value="93">
            <text:p>93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50">
            <text:p>45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7811">
            <text:p>7,811</text:p>
          </table:table-cell>
          <table:table-cell table:style-name="ce20" office:value-type="float" office:value="2012">
            <text:p>2,012</text:p>
          </table:table-cell>
          <table:table-cell table:style-name="ce20" office:value-type="float" office:value="1137">
            <text:p>1,137</text:p>
          </table:table-cell>
          <table:table-cell table:style-name="ce20" office:value-type="float" office:value="169">
            <text:p>169</text:p>
          </table:table-cell>
          <table:table-cell table:style-name="ce20" office:value-type="float" office:value="364">
            <text:p>36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543">
            <text:p>54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8038">
            <text:p>8,038</text:p>
          </table:table-cell>
          <table:table-cell table:style-name="ce20" office:value-type="float" office:value="1785">
            <text:p>1,785</text:p>
          </table:table-cell>
          <table:table-cell table:style-name="ce20" office:value-type="float" office:value="812">
            <text:p>812</text:p>
          </table:table-cell>
          <table:table-cell table:style-name="ce20" office:value-type="string">
            <text:p>Q</text:p>
          </table:table-cell>
          <table:table-cell table:style-name="ce20" office:value-type="float" office:value="431">
            <text:p>43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585">
            <text:p>58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7223">
            <text:p>7,223</text:p>
          </table:table-cell>
          <table:table-cell table:style-name="ce20" office:value-type="float" office:value="2600">
            <text:p>2,600</text:p>
          </table:table-cell>
          <table:table-cell table:style-name="ce20" office:value-type="float" office:value="1335">
            <text:p>1,335</text:p>
          </table:table-cell>
          <table:table-cell table:style-name="ce20" office:value-type="float" office:value="362">
            <text:p>362</text:p>
          </table:table-cell>
          <table:table-cell table:style-name="ce20" office:value-type="float" office:value="630">
            <text:p>630</text:p>
          </table:table-cell>
          <table:table-cell table:number-columns-repeated="2" table:style-name="ce20" office:value-type="string">
            <text:p>Q</text:p>
          </table:table-cell>
          <table:table-cell table:style-name="ce20" office:value-type="float" office:value="604">
            <text:p>60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7518">
            <text:p>7,518</text:p>
          </table:table-cell>
          <table:table-cell table:style-name="ce20" office:value-type="float" office:value="2305">
            <text:p>2,305</text:p>
          </table:table-cell>
          <table:table-cell table:style-name="ce20" office:value-type="float" office:value="562">
            <text:p>562</text:p>
          </table:table-cell>
          <table:table-cell table:style-name="ce20" office:value-type="float" office:value="732">
            <text:p>732</text:p>
          </table:table-cell>
          <table:table-cell table:style-name="ce20" office:value-type="float" office:value="642">
            <text:p>642</text:p>
          </table:table-cell>
          <table:table-cell table:style-name="ce20" office:value-type="float" office:value="112">
            <text:p>112</text:p>
          </table:table-cell>
          <table:table-cell table:style-name="ce20" office:value-type="string">
            <text:p>Q</text:p>
          </table:table-cell>
          <table:table-cell table:style-name="ce20" office:value-type="float" office:value="576">
            <text:p>57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8487">
            <text:p>8,487</text:p>
          </table:table-cell>
          <table:table-cell table:style-name="ce20" office:value-type="float" office:value="1336">
            <text:p>1,336</text:p>
          </table:table-cell>
          <table:table-cell table:style-name="ce20" office:value-type="float" office:value="557">
            <text:p>557</text:p>
          </table:table-cell>
          <table:table-cell table:style-name="ce20" office:value-type="float" office:value="506">
            <text:p>506</text:p>
          </table:table-cell>
          <table:table-cell table:style-name="ce20" office:value-type="float" office:value="438">
            <text:p>438</text:p>
          </table:table-cell>
          <table:table-cell table:number-columns-repeated="3"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8644">
            <text:p>8,644</text:p>
          </table:table-cell>
          <table:table-cell table:style-name="ce20" office:value-type="float" office:value="1179">
            <text:p>1,179</text:p>
          </table:table-cell>
          <table:table-cell table:style-name="ce20" office:value-type="float" office:value="497">
            <text:p>497</text:p>
          </table:table-cell>
          <table:table-cell table:style-name="ce20" office:value-type="float" office:value="359">
            <text:p>359</text:p>
          </table:table-cell>
          <table:table-cell table:style-name="ce20" office:value-type="float" office:value="387">
            <text:p>387</text:p>
          </table:table-cell>
          <table:table-cell table:style-name="ce20" office:value-type="string">
            <text:p>Q</text:p>
          </table:table-cell>
          <table:table-cell table:style-name="ce20" office:value-type="float" office:value="163">
            <text:p>163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9220">
            <text:p>9,220</text:p>
          </table:table-cell>
          <table:table-cell table:style-name="ce20" office:value-type="float" office:value="603">
            <text:p>603</text:p>
          </table:table-cell>
          <table:table-cell table:style-name="ce20" office:value-type="float" office:value="122">
            <text:p>122</text:p>
          </table:table-cell>
          <table:table-cell table:style-name="ce20" office:value-type="float" office:value="225">
            <text:p>225</text:p>
          </table:table-cell>
          <table:table-cell table:style-name="ce20" office:value-type="float" office:value="121">
            <text:p>121</text:p>
          </table:table-cell>
          <table:table-cell table:style-name="ce20" office:value-type="float" office:value="112">
            <text:p>112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>
          <table:table-cell table:style-name="ce7" office:value-type="string">
            <text:p>Actual</text:p>
          </table:table-cell>
          <table:table-cell table:style-name="ce8" office:value-type="string">
            <text:p>Stone, Glass &amp; Clay</text:p>
          </table:table-cell>
          <table:table-cell table:style-name="ce20" table:number-columns-repeated="8"/>
          <table:table-cell table:number-columns-repeated="1014"/>
        </table:table-row>
        <table:table-row table:style-name="ro5">
          <table:table-cell table:style-name="ce7"/>
          <table:table-cell table:style-name="Default" table:formula="of:=[.B1394]" office:value-type="string" office:string-value="Participation in One or More of the Following Types of Activities">
            <text:p>Participation in One or More of the Following Types of Activities</text:p>
          </table:table-cell>
          <table:table-cell table:style-name="ce20" table:formula="of:=IF(ISNUMBER([.C1394]);[.C1394];0)" office:value-type="float" office:value="7350">
            <text:p>7,350</text:p>
          </table:table-cell>
          <table:table-cell table:style-name="ce20" table:formula="of:=IF(ISNUMBER([.D1394]);[.D1394];0)" office:value-type="float" office:value="4626">
            <text:p>4,626</text:p>
          </table:table-cell>
          <table:table-cell table:style-name="ce20" table:formula="of:=IF(ISNUMBER([.E1394]);[.E1394];0)" office:value-type="float" office:value="0">
            <text:p>0</text:p>
          </table:table-cell>
          <table:table-cell table:style-name="ce20" table:formula="of:=IF(ISNUMBER([.F1394]);[.F1394];0)" office:value-type="float" office:value="0">
            <text:p>0</text:p>
          </table:table-cell>
          <table:table-cell table:style-name="ce20" table:formula="of:=IF(ISNUMBER([.G1394]);[.G1394];0)" office:value-type="float" office:value="0">
            <text:p>0</text:p>
          </table:table-cell>
          <table:table-cell table:style-name="ce20" table:formula="of:=IF(ISNUMBER([.H1394]);[.H1394];0)" office:value-type="float" office:value="0">
            <text:p>0</text:p>
          </table:table-cell>
          <table:table-cell table:style-name="ce20" table:formula="of:=IF(ISNUMBER([.I1394]);[.I1394];0)" office:value-type="float" office:value="0">
            <text:p>0</text:p>
          </table:table-cell>
          <table:table-cell table:style-name="ce20" table:formula="of:=IF(ISNUMBER([.J1394]);[.J1394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395]" office:value-type="string" office:string-value="  Energy Audit or Assessment">
            <text:p><text:s text:c="2"/>Energy Audit or Assessment</text:p>
          </table:table-cell>
          <table:table-cell table:style-name="ce20" table:formula="of:=IF(ISNUMBER([.C1395]);[.C1395];0)" office:value-type="float" office:value="9783">
            <text:p>9,783</text:p>
          </table:table-cell>
          <table:table-cell table:style-name="ce20" table:formula="of:=IF(ISNUMBER([.D1395]);[.D1395];0)" office:value-type="float" office:value="2193">
            <text:p>2,193</text:p>
          </table:table-cell>
          <table:table-cell table:style-name="ce20" table:formula="of:=IF(ISNUMBER([.E1395]);[.E1395];0)" office:value-type="float" office:value="982">
            <text:p>982</text:p>
          </table:table-cell>
          <table:table-cell table:style-name="ce20" table:formula="of:=IF(ISNUMBER([.F1395]);[.F1395];0)" office:value-type="float" office:value="461">
            <text:p>461</text:p>
          </table:table-cell>
          <table:table-cell table:style-name="ce20" table:formula="of:=IF(ISNUMBER([.G1395]);[.G1395];0)" office:value-type="float" office:value="342">
            <text:p>342</text:p>
          </table:table-cell>
          <table:table-cell table:style-name="ce20" table:formula="of:=IF(ISNUMBER([.H1395]);[.H1395];0)" office:value-type="float" office:value="71">
            <text:p>71</text:p>
          </table:table-cell>
          <table:table-cell table:style-name="ce20" table:formula="of:=IF(ISNUMBER([.I1395]);[.I1395];0)" office:value-type="float" office:value="0">
            <text:p>0</text:p>
          </table:table-cell>
          <table:table-cell table:style-name="ce20" table:formula="of:=IF(ISNUMBER([.J1395]);[.J1395];0)" office:value-type="float" office:value="576">
            <text:p>576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396]" office:value-type="string" office:string-value="  Electricity Load Control">
            <text:p><text:s text:c="2"/>Electricity Load Control</text:p>
          </table:table-cell>
          <table:table-cell table:style-name="ce20" table:formula="of:=IF(ISNUMBER([.C1396]);[.C1396];0)" office:value-type="float" office:value="10495">
            <text:p>10,495</text:p>
          </table:table-cell>
          <table:table-cell table:style-name="ce20" table:formula="of:=IF(ISNUMBER([.D1396]);[.D1396];0)" office:value-type="float" office:value="1481">
            <text:p>1,481</text:p>
          </table:table-cell>
          <table:table-cell table:style-name="ce20" table:formula="of:=IF(ISNUMBER([.E1396]);[.E1396];0)" office:value-type="float" office:value="304">
            <text:p>304</text:p>
          </table:table-cell>
          <table:table-cell table:style-name="ce20" table:formula="of:=IF(ISNUMBER([.F1396]);[.F1396];0)" office:value-type="float" office:value="378">
            <text:p>378</text:p>
          </table:table-cell>
          <table:table-cell table:style-name="ce20" table:formula="of:=IF(ISNUMBER([.G1396]);[.G1396];0)" office:value-type="float" office:value="79">
            <text:p>79</text:p>
          </table:table-cell>
          <table:table-cell table:style-name="ce20" table:formula="of:=IF(ISNUMBER([.H1396]);[.H1396];0)" office:value-type="float" office:value="0">
            <text:p>0</text:p>
          </table:table-cell>
          <table:table-cell table:style-name="ce20" table:formula="of:=IF(ISNUMBER([.I1396]);[.I1396];0)" office:value-type="float" office:value="0">
            <text:p>0</text:p>
          </table:table-cell>
          <table:table-cell table:style-name="ce20" table:formula="of:=IF(ISNUMBER([.J1396]);[.J1396];0)" office:value-type="float" office:value="766">
            <text:p>766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397]" office:value-type="string" office:string-value="  Power Factor Correction or Improvement">
            <text:p><text:s text:c="2"/>Power Factor Correction or Improvement</text:p>
          </table:table-cell>
          <table:table-cell table:style-name="ce20" table:formula="of:=IF(ISNUMBER([.C1397]);[.C1397];0)" office:value-type="float" office:value="10588">
            <text:p>10,588</text:p>
          </table:table-cell>
          <table:table-cell table:style-name="ce20" table:formula="of:=IF(ISNUMBER([.D1397]);[.D1397];0)" office:value-type="float" office:value="1388">
            <text:p>1,388</text:p>
          </table:table-cell>
          <table:table-cell table:style-name="ce20" table:formula="of:=IF(ISNUMBER([.E1397]);[.E1397];0)" office:value-type="float" office:value="381">
            <text:p>381</text:p>
          </table:table-cell>
          <table:table-cell table:style-name="ce20" table:formula="of:=IF(ISNUMBER([.F1397]);[.F1397];0)" office:value-type="float" office:value="173">
            <text:p>173</text:p>
          </table:table-cell>
          <table:table-cell table:style-name="ce20" table:formula="of:=IF(ISNUMBER([.G1397]);[.G1397];0)" office:value-type="float" office:value="101">
            <text:p>101</text:p>
          </table:table-cell>
          <table:table-cell table:style-name="ce20" table:formula="of:=IF(ISNUMBER([.H1397]);[.H1397];0)" office:value-type="float" office:value="0">
            <text:p>0</text:p>
          </table:table-cell>
          <table:table-cell table:style-name="ce20" table:formula="of:=IF(ISNUMBER([.I1397]);[.I1397];0)" office:value-type="float" office:value="0">
            <text:p>0</text:p>
          </table:table-cell>
          <table:table-cell table:style-name="ce20" table:formula="of:=IF(ISNUMBER([.J1397]);[.J1397];0)" office:value-type="float" office:value="811">
            <text:p>811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398]" office:value-type="string" office:string-value="  Equipment Installation or Retrofit for the Primary Purpose of">
            <text:p><text:s text:c="2"/>Equipment Installation or Retrofit for the Primary Purpose of</text:p>
          </table:table-cell>
          <table:table-cell table:style-name="ce20" table:formula="of:=IF(ISNUMBER([.C1398]);[.C1398];0)" office:value-type="float" office:value="0">
            <text:p>0</text:p>
          </table:table-cell>
          <table:table-cell table:style-name="ce20" table:formula="of:=IF(ISNUMBER([.D1398]);[.D1398];0)" office:value-type="float" office:value="0">
            <text:p>0</text:p>
          </table:table-cell>
          <table:table-cell table:style-name="ce20" table:formula="of:=IF(ISNUMBER([.E1398]);[.E1398];0)" office:value-type="float" office:value="0">
            <text:p>0</text:p>
          </table:table-cell>
          <table:table-cell table:style-name="ce20" table:formula="of:=IF(ISNUMBER([.F1398]);[.F1398];0)" office:value-type="float" office:value="0">
            <text:p>0</text:p>
          </table:table-cell>
          <table:table-cell table:style-name="ce20" table:formula="of:=IF(ISNUMBER([.G1398]);[.G1398];0)" office:value-type="float" office:value="0">
            <text:p>0</text:p>
          </table:table-cell>
          <table:table-cell table:style-name="ce20" table:formula="of:=IF(ISNUMBER([.H1398]);[.H1398];0)" office:value-type="float" office:value="0">
            <text:p>0</text:p>
          </table:table-cell>
          <table:table-cell table:style-name="ce20" table:formula="of:=IF(ISNUMBER([.I1398]);[.I1398];0)" office:value-type="float" office:value="0">
            <text:p>0</text:p>
          </table:table-cell>
          <table:table-cell table:style-name="ce20" table:formula="of:=IF(ISNUMBER([.J1398]);[.J1398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399]" office:value-type="string" office:string-value="    Using a Different Energy Source (c)">
            <text:p><text:s text:c="4"/>Using a Different Energy Source (c)</text:p>
          </table:table-cell>
          <table:table-cell table:style-name="ce20" table:formula="of:=IF(ISNUMBER([.C1399]);[.C1399];0)" office:value-type="float" office:value="10804">
            <text:p>10,804</text:p>
          </table:table-cell>
          <table:table-cell table:style-name="ce20" table:formula="of:=IF(ISNUMBER([.D1399]);[.D1399];0)" office:value-type="float" office:value="1172">
            <text:p>1,172</text:p>
          </table:table-cell>
          <table:table-cell table:style-name="ce20" table:formula="of:=IF(ISNUMBER([.E1399]);[.E1399];0)" office:value-type="float" office:value="239">
            <text:p>239</text:p>
          </table:table-cell>
          <table:table-cell table:style-name="ce20" table:formula="of:=IF(ISNUMBER([.F1399]);[.F1399];0)" office:value-type="float" office:value="0">
            <text:p>0</text:p>
          </table:table-cell>
          <table:table-cell table:style-name="ce20" table:formula="of:=IF(ISNUMBER([.G1399]);[.G1399];0)" office:value-type="float" office:value="142">
            <text:p>142</text:p>
          </table:table-cell>
          <table:table-cell table:style-name="ce20" table:formula="of:=IF(ISNUMBER([.H1399]);[.H1399];0)" office:value-type="float" office:value="0">
            <text:p>0</text:p>
          </table:table-cell>
          <table:table-cell table:style-name="ce20" table:formula="of:=IF(ISNUMBER([.I1399]);[.I1399];0)" office:value-type="float" office:value="0">
            <text:p>0</text:p>
          </table:table-cell>
          <table:table-cell table:style-name="ce20" table:formula="of:=IF(ISNUMBER([.J1399]);[.J1399];0)" office:value-type="float" office:value="721">
            <text:p>721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400]" office:value-type="string" office:string-value="  Standby Generation Program">
            <text:p><text:s text:c="2"/>Standby Generation Program</text:p>
          </table:table-cell>
          <table:table-cell table:style-name="ce20" table:formula="of:=IF(ISNUMBER([.C1400]);[.C1400];0)" office:value-type="float" office:value="11020">
            <text:p>11,020</text:p>
          </table:table-cell>
          <table:table-cell table:style-name="ce20" table:formula="of:=IF(ISNUMBER([.D1400]);[.D1400];0)" office:value-type="float" office:value="956">
            <text:p>956</text:p>
          </table:table-cell>
          <table:table-cell table:style-name="ce20" table:formula="of:=IF(ISNUMBER([.E1400]);[.E1400];0)" office:value-type="float" office:value="239">
            <text:p>239</text:p>
          </table:table-cell>
          <table:table-cell table:style-name="ce20" table:formula="of:=IF(ISNUMBER([.F1400]);[.F1400];0)" office:value-type="float" office:value="11">
            <text:p>11</text:p>
          </table:table-cell>
          <table:table-cell table:style-name="ce20" table:formula="of:=IF(ISNUMBER([.G1400]);[.G1400];0)" office:value-type="float" office:value="29">
            <text:p>29</text:p>
          </table:table-cell>
          <table:table-cell table:style-name="ce20" table:formula="of:=IF(ISNUMBER([.H1400]);[.H1400];0)" office:value-type="float" office:value="0">
            <text:p>0</text:p>
          </table:table-cell>
          <table:table-cell table:style-name="ce20" table:formula="of:=IF(ISNUMBER([.I1400]);[.I1400];0)" office:value-type="float" office:value="0">
            <text:p>0</text:p>
          </table:table-cell>
          <table:table-cell table:style-name="ce20" table:formula="of:=IF(ISNUMBER([.J1400]);[.J1400];0)" office:value-type="float" office:value="681">
            <text:p>681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401]" office:value-type="string" office:string-value="  Special Rate Schedule (d)">
            <text:p><text:s text:c="2"/>Special Rate Schedule (d)</text:p>
          </table:table-cell>
          <table:table-cell table:style-name="ce20" table:formula="of:=IF(ISNUMBER([.C1401]);[.C1401];0)" office:value-type="float" office:value="10909">
            <text:p>10,909</text:p>
          </table:table-cell>
          <table:table-cell table:style-name="ce20" table:formula="of:=IF(ISNUMBER([.D1401]);[.D1401];0)" office:value-type="float" office:value="1067">
            <text:p>1,067</text:p>
          </table:table-cell>
          <table:table-cell table:style-name="ce20" table:formula="of:=IF(ISNUMBER([.E1401]);[.E1401];0)" office:value-type="float" office:value="0">
            <text:p>0</text:p>
          </table:table-cell>
          <table:table-cell table:style-name="ce20" table:formula="of:=IF(ISNUMBER([.F1401]);[.F1401];0)" office:value-type="float" office:value="325">
            <text:p>325</text:p>
          </table:table-cell>
          <table:table-cell table:style-name="ce20" table:formula="of:=IF(ISNUMBER([.G1401]);[.G1401];0)" office:value-type="float" office:value="0">
            <text:p>0</text:p>
          </table:table-cell>
          <table:table-cell table:style-name="ce20" table:formula="of:=IF(ISNUMBER([.H1401]);[.H1401];0)" office:value-type="float" office:value="0">
            <text:p>0</text:p>
          </table:table-cell>
          <table:table-cell table:style-name="ce20" table:formula="of:=IF(ISNUMBER([.I1401]);[.I1401];0)" office:value-type="float" office:value="0">
            <text:p>0</text:p>
          </table:table-cell>
          <table:table-cell table:style-name="ce20" table:formula="of:=IF(ISNUMBER([.J1401]);[.J1401];0)" office:value-type="float" office:value="699">
            <text:p>699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402]" office:value-type="string" office:string-value="  Interval Metering (e) ">
            <text:p><text:s text:c="2"/>Interval Metering (e) </text:p>
          </table:table-cell>
          <table:table-cell table:style-name="ce20" table:formula="of:=IF(ISNUMBER([.C1402]);[.C1402];0)" office:value-type="float" office:value="11042">
            <text:p>11,042</text:p>
          </table:table-cell>
          <table:table-cell table:style-name="ce20" table:formula="of:=IF(ISNUMBER([.D1402]);[.D1402];0)" office:value-type="float" office:value="934">
            <text:p>934</text:p>
          </table:table-cell>
          <table:table-cell table:style-name="ce20" table:formula="of:=IF(ISNUMBER([.E1402]);[.E1402];0)" office:value-type="float" office:value="0">
            <text:p>0</text:p>
          </table:table-cell>
          <table:table-cell table:style-name="ce20" table:formula="of:=IF(ISNUMBER([.F1402]);[.F1402];0)" office:value-type="float" office:value="161">
            <text:p>161</text:p>
          </table:table-cell>
          <table:table-cell table:style-name="ce20" table:formula="of:=IF(ISNUMBER([.G1402]);[.G1402];0)" office:value-type="float" office:value="19">
            <text:p>19</text:p>
          </table:table-cell>
          <table:table-cell table:style-name="ce20" table:formula="of:=IF(ISNUMBER([.H1402]);[.H1402];0)" office:value-type="float" office:value="0">
            <text:p>0</text:p>
          </table:table-cell>
          <table:table-cell table:style-name="ce20" table:formula="of:=IF(ISNUMBER([.I1402]);[.I1402];0)" office:value-type="float" office:value="0">
            <text:p>0</text:p>
          </table:table-cell>
          <table:table-cell table:style-name="ce20" table:formula="of:=IF(ISNUMBER([.J1402]);[.J1402];0)" office:value-type="float" office:value="762">
            <text:p>762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403]" office:value-type="string" office:string-value="  Equipment Installation or Retrofit for the Primary Purpose of ">
            <text:p><text:s text:c="2"/>Equipment Installation or Retrofit for the Primary Purpose of </text:p>
          </table:table-cell>
          <table:table-cell table:style-name="ce20" table:formula="of:=IF(ISNUMBER([.C1403]);[.C1403];0)" office:value-type="float" office:value="0">
            <text:p>0</text:p>
          </table:table-cell>
          <table:table-cell table:style-name="ce20" table:formula="of:=IF(ISNUMBER([.D1403]);[.D1403];0)" office:value-type="float" office:value="0">
            <text:p>0</text:p>
          </table:table-cell>
          <table:table-cell table:style-name="ce20" table:formula="of:=IF(ISNUMBER([.E1403]);[.E1403];0)" office:value-type="float" office:value="0">
            <text:p>0</text:p>
          </table:table-cell>
          <table:table-cell table:style-name="ce20" table:formula="of:=IF(ISNUMBER([.F1403]);[.F1403];0)" office:value-type="float" office:value="0">
            <text:p>0</text:p>
          </table:table-cell>
          <table:table-cell table:style-name="ce20" table:formula="of:=IF(ISNUMBER([.G1403]);[.G1403];0)" office:value-type="float" office:value="0">
            <text:p>0</text:p>
          </table:table-cell>
          <table:table-cell table:style-name="ce20" table:formula="of:=IF(ISNUMBER([.H1403]);[.H1403];0)" office:value-type="float" office:value="0">
            <text:p>0</text:p>
          </table:table-cell>
          <table:table-cell table:style-name="ce20" table:formula="of:=IF(ISNUMBER([.I1403]);[.I1403];0)" office:value-type="float" office:value="0">
            <text:p>0</text:p>
          </table:table-cell>
          <table:table-cell table:style-name="ce20" table:formula="of:=IF(ISNUMBER([.J1403]);[.J1403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404]" office:value-type="string" office:string-value="    Improving Energy Efficiency Affecting:">
            <text:p><text:s text:c="4"/>Improving Energy Efficiency Affecting:</text:p>
          </table:table-cell>
          <table:table-cell table:style-name="ce20" table:formula="of:=IF(ISNUMBER([.C1404]);[.C1404];0)" office:value-type="float" office:value="0">
            <text:p>0</text:p>
          </table:table-cell>
          <table:table-cell table:style-name="ce20" table:formula="of:=IF(ISNUMBER([.D1404]);[.D1404];0)" office:value-type="float" office:value="0">
            <text:p>0</text:p>
          </table:table-cell>
          <table:table-cell table:style-name="ce20" table:formula="of:=IF(ISNUMBER([.E1404]);[.E1404];0)" office:value-type="float" office:value="0">
            <text:p>0</text:p>
          </table:table-cell>
          <table:table-cell table:style-name="ce20" table:formula="of:=IF(ISNUMBER([.F1404]);[.F1404];0)" office:value-type="float" office:value="0">
            <text:p>0</text:p>
          </table:table-cell>
          <table:table-cell table:style-name="ce20" table:formula="of:=IF(ISNUMBER([.G1404]);[.G1404];0)" office:value-type="float" office:value="0">
            <text:p>0</text:p>
          </table:table-cell>
          <table:table-cell table:style-name="ce20" table:formula="of:=IF(ISNUMBER([.H1404]);[.H1404];0)" office:value-type="float" office:value="0">
            <text:p>0</text:p>
          </table:table-cell>
          <table:table-cell table:style-name="ce20" table:formula="of:=IF(ISNUMBER([.I1404]);[.I1404];0)" office:value-type="float" office:value="0">
            <text:p>0</text:p>
          </table:table-cell>
          <table:table-cell table:style-name="ce20" table:formula="of:=IF(ISNUMBER([.J1404]);[.J1404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405]" office:value-type="string" office:string-value="    Steam Production/System (f)">
            <text:p><text:s text:c="4"/>Steam Production/System (f)</text:p>
          </table:table-cell>
          <table:table-cell table:style-name="ce20" table:formula="of:=IF(ISNUMBER([.C1405]);[.C1405];0)" office:value-type="float" office:value="11168">
            <text:p>11,168</text:p>
          </table:table-cell>
          <table:table-cell table:style-name="ce20" table:formula="of:=IF(ISNUMBER([.D1405]);[.D1405];0)" office:value-type="float" office:value="808">
            <text:p>808</text:p>
          </table:table-cell>
          <table:table-cell table:style-name="ce20" table:formula="of:=IF(ISNUMBER([.E1405]);[.E1405];0)" office:value-type="float" office:value="312">
            <text:p>312</text:p>
          </table:table-cell>
          <table:table-cell table:style-name="ce20" table:formula="of:=IF(ISNUMBER([.F1405]);[.F1405];0)" office:value-type="float" office:value="0">
            <text:p>0</text:p>
          </table:table-cell>
          <table:table-cell table:style-name="ce20" table:formula="of:=IF(ISNUMBER([.G1405]);[.G1405];0)" office:value-type="float" office:value="0">
            <text:p>0</text:p>
          </table:table-cell>
          <table:table-cell table:style-name="ce20" table:formula="of:=IF(ISNUMBER([.H1405]);[.H1405];0)" office:value-type="float" office:value="0">
            <text:p>0</text:p>
          </table:table-cell>
          <table:table-cell table:style-name="ce20" table:formula="of:=IF(ISNUMBER([.I1405]);[.I1405];0)" office:value-type="float" office:value="0">
            <text:p>0</text:p>
          </table:table-cell>
          <table:table-cell table:style-name="ce20" table:formula="of:=IF(ISNUMBER([.J1405]);[.J1405];0)" office:value-type="float" office:value="489">
            <text:p>489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406]" office:value-type="string" office:string-value="    Compressed Air Systems (g)">
            <text:p><text:s text:c="4"/>Compressed Air Systems (g)</text:p>
          </table:table-cell>
          <table:table-cell table:style-name="ce20" table:formula="of:=IF(ISNUMBER([.C1406]);[.C1406];0)" office:value-type="float" office:value="10367">
            <text:p>10,367</text:p>
          </table:table-cell>
          <table:table-cell table:style-name="ce20" table:formula="of:=IF(ISNUMBER([.D1406]);[.D1406];0)" office:value-type="float" office:value="1609">
            <text:p>1,609</text:p>
          </table:table-cell>
          <table:table-cell table:style-name="ce20" table:formula="of:=IF(ISNUMBER([.E1406]);[.E1406];0)" office:value-type="float" office:value="1059">
            <text:p>1,059</text:p>
          </table:table-cell>
          <table:table-cell table:style-name="ce20" table:formula="of:=IF(ISNUMBER([.F1406]);[.F1406];0)" office:value-type="float" office:value="18">
            <text:p>18</text:p>
          </table:table-cell>
          <table:table-cell table:style-name="ce20" table:formula="of:=IF(ISNUMBER([.G1406]);[.G1406];0)" office:value-type="float" office:value="371">
            <text:p>371</text:p>
          </table:table-cell>
          <table:table-cell table:style-name="ce20" table:formula="of:=IF(ISNUMBER([.H1406]);[.H1406];0)" office:value-type="float" office:value="0">
            <text:p>0</text:p>
          </table:table-cell>
          <table:table-cell table:style-name="ce20" table:formula="of:=IF(ISNUMBER([.I1406]);[.I1406];0)" office:value-type="float" office:value="3">
            <text:p>3</text:p>
          </table:table-cell>
          <table:table-cell table:style-name="ce20" table:formula="of:=IF(ISNUMBER([.J1406]);[.J1406];0)" office:value-type="float" office:value="433">
            <text:p>433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407]" office:value-type="string" office:string-value="    Direct/Indirect Process Heating">
            <text:p><text:s text:c="4"/>Direct/Indirect Process Heating</text:p>
          </table:table-cell>
          <table:table-cell table:style-name="ce20" table:formula="of:=IF(ISNUMBER([.C1407]);[.C1407];0)" office:value-type="float" office:value="10912">
            <text:p>10,912</text:p>
          </table:table-cell>
          <table:table-cell table:style-name="ce20" table:formula="of:=IF(ISNUMBER([.D1407]);[.D1407];0)" office:value-type="float" office:value="1064">
            <text:p>1,064</text:p>
          </table:table-cell>
          <table:table-cell table:style-name="ce20" table:formula="of:=IF(ISNUMBER([.E1407]);[.E1407];0)" office:value-type="float" office:value="397">
            <text:p>397</text:p>
          </table:table-cell>
          <table:table-cell table:style-name="ce20" table:formula="of:=IF(ISNUMBER([.F1407]);[.F1407];0)" office:value-type="float" office:value="0">
            <text:p>0</text:p>
          </table:table-cell>
          <table:table-cell table:style-name="ce20" table:formula="of:=IF(ISNUMBER([.G1407]);[.G1407];0)" office:value-type="float" office:value="157">
            <text:p>157</text:p>
          </table:table-cell>
          <table:table-cell table:style-name="ce20" table:formula="of:=IF(ISNUMBER([.H1407]);[.H1407];0)" office:value-type="float" office:value="0">
            <text:p>0</text:p>
          </table:table-cell>
          <table:table-cell table:style-name="ce20" table:formula="of:=IF(ISNUMBER([.I1407]);[.I1407];0)" office:value-type="float" office:value="0">
            <text:p>0</text:p>
          </table:table-cell>
          <table:table-cell table:style-name="ce20" table:formula="of:=IF(ISNUMBER([.J1407]);[.J1407];0)" office:value-type="float" office:value="510">
            <text:p>51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408]" office:value-type="string" office:string-value="    Direct Process Cooling, Refrigeration">
            <text:p><text:s text:c="4"/>Direct Process Cooling, Refrigeration</text:p>
          </table:table-cell>
          <table:table-cell table:style-name="ce20" table:formula="of:=IF(ISNUMBER([.C1408]);[.C1408];0)" office:value-type="float" office:value="11428">
            <text:p>11,428</text:p>
          </table:table-cell>
          <table:table-cell table:style-name="ce20" table:formula="of:=IF(ISNUMBER([.D1408]);[.D1408];0)" office:value-type="float" office:value="547">
            <text:p>547</text:p>
          </table:table-cell>
          <table:table-cell table:style-name="ce20" table:formula="of:=IF(ISNUMBER([.E1408]);[.E1408];0)" office:value-type="float" office:value="100">
            <text:p>100</text:p>
          </table:table-cell>
          <table:table-cell table:style-name="ce20" table:formula="of:=IF(ISNUMBER([.F1408]);[.F1408];0)" office:value-type="float" office:value="0">
            <text:p>0</text:p>
          </table:table-cell>
          <table:table-cell table:style-name="ce20" table:formula="of:=IF(ISNUMBER([.G1408]);[.G1408];0)" office:value-type="float" office:value="0">
            <text:p>0</text:p>
          </table:table-cell>
          <table:table-cell table:style-name="ce20" table:formula="of:=IF(ISNUMBER([.H1408]);[.H1408];0)" office:value-type="float" office:value="0">
            <text:p>0</text:p>
          </table:table-cell>
          <table:table-cell table:style-name="ce20" table:formula="of:=IF(ISNUMBER([.I1408]);[.I1408];0)" office:value-type="float" office:value="0">
            <text:p>0</text:p>
          </table:table-cell>
          <table:table-cell table:style-name="ce20" table:formula="of:=IF(ISNUMBER([.J1408]);[.J1408];0)" office:value-type="float" office:value="404">
            <text:p>404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409]" office:value-type="string" office:string-value="    Direct Machine Drive (h)">
            <text:p><text:s text:c="4"/>Direct Machine Drive (h)</text:p>
          </table:table-cell>
          <table:table-cell table:style-name="ce20" table:formula="of:=IF(ISNUMBER([.C1409]);[.C1409];0)" office:value-type="float" office:value="10450">
            <text:p>10,450</text:p>
          </table:table-cell>
          <table:table-cell table:style-name="ce20" table:formula="of:=IF(ISNUMBER([.D1409]);[.D1409];0)" office:value-type="float" office:value="1526">
            <text:p>1,526</text:p>
          </table:table-cell>
          <table:table-cell table:style-name="ce20" table:formula="of:=IF(ISNUMBER([.E1409]);[.E1409];0)" office:value-type="float" office:value="886">
            <text:p>886</text:p>
          </table:table-cell>
          <table:table-cell table:style-name="ce20" table:formula="of:=IF(ISNUMBER([.F1409]);[.F1409];0)" office:value-type="float" office:value="20">
            <text:p>20</text:p>
          </table:table-cell>
          <table:table-cell table:style-name="ce20" table:formula="of:=IF(ISNUMBER([.G1409]);[.G1409];0)" office:value-type="float" office:value="253">
            <text:p>253</text:p>
          </table:table-cell>
          <table:table-cell table:style-name="ce20" table:formula="of:=IF(ISNUMBER([.H1409]);[.H1409];0)" office:value-type="float" office:value="0">
            <text:p>0</text:p>
          </table:table-cell>
          <table:table-cell table:style-name="ce20" table:formula="of:=IF(ISNUMBER([.I1409]);[.I1409];0)" office:value-type="float" office:value="3">
            <text:p>3</text:p>
          </table:table-cell>
          <table:table-cell table:style-name="ce20" table:formula="of:=IF(ISNUMBER([.J1409]);[.J1409];0)" office:value-type="float" office:value="543">
            <text:p>543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410]" office:value-type="string" office:string-value="    Facility HVAC (i)">
            <text:p><text:s text:c="4"/>Facility HVAC (i)</text:p>
          </table:table-cell>
          <table:table-cell table:style-name="ce20" table:formula="of:=IF(ISNUMBER([.C1410]);[.C1410];0)" office:value-type="float" office:value="10453">
            <text:p>10,453</text:p>
          </table:table-cell>
          <table:table-cell table:style-name="ce20" table:formula="of:=IF(ISNUMBER([.D1410]);[.D1410];0)" office:value-type="float" office:value="1523">
            <text:p>1,523</text:p>
          </table:table-cell>
          <table:table-cell table:style-name="ce20" table:formula="of:=IF(ISNUMBER([.E1410]);[.E1410];0)" office:value-type="float" office:value="651">
            <text:p>651</text:p>
          </table:table-cell>
          <table:table-cell table:style-name="ce20" table:formula="of:=IF(ISNUMBER([.F1410]);[.F1410];0)" office:value-type="float" office:value="90">
            <text:p>90</text:p>
          </table:table-cell>
          <table:table-cell table:style-name="ce20" table:formula="of:=IF(ISNUMBER([.G1410]);[.G1410];0)" office:value-type="float" office:value="410">
            <text:p>410</text:p>
          </table:table-cell>
          <table:table-cell table:style-name="ce20" table:formula="of:=IF(ISNUMBER([.H1410]);[.H1410];0)" office:value-type="float" office:value="0">
            <text:p>0</text:p>
          </table:table-cell>
          <table:table-cell table:style-name="ce20" table:formula="of:=IF(ISNUMBER([.I1410]);[.I1410];0)" office:value-type="float" office:value="0">
            <text:p>0</text:p>
          </table:table-cell>
          <table:table-cell table:style-name="ce20" table:formula="of:=IF(ISNUMBER([.J1410]);[.J1410];0)" office:value-type="float" office:value="495">
            <text:p>495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411]" office:value-type="string" office:string-value="    Facility Lighting">
            <text:p><text:s text:c="4"/>Facility Lighting</text:p>
          </table:table-cell>
          <table:table-cell table:style-name="ce20" table:formula="of:=IF(ISNUMBER([.C1411]);[.C1411];0)" office:value-type="float" office:value="10245">
            <text:p>10,245</text:p>
          </table:table-cell>
          <table:table-cell table:style-name="ce20" table:formula="of:=IF(ISNUMBER([.D1411]);[.D1411];0)" office:value-type="float" office:value="1731">
            <text:p>1,731</text:p>
          </table:table-cell>
          <table:table-cell table:style-name="ce20" table:formula="of:=IF(ISNUMBER([.E1411]);[.E1411];0)" office:value-type="float" office:value="891">
            <text:p>891</text:p>
          </table:table-cell>
          <table:table-cell table:style-name="ce20" table:formula="of:=IF(ISNUMBER([.F1411]);[.F1411];0)" office:value-type="float" office:value="202">
            <text:p>202</text:p>
          </table:table-cell>
          <table:table-cell table:style-name="ce20" table:formula="of:=IF(ISNUMBER([.G1411]);[.G1411];0)" office:value-type="float" office:value="304">
            <text:p>304</text:p>
          </table:table-cell>
          <table:table-cell table:style-name="ce20" table:formula="of:=IF(ISNUMBER([.H1411]);[.H1411];0)" office:value-type="float" office:value="3">
            <text:p>3</text:p>
          </table:table-cell>
          <table:table-cell table:style-name="ce20" table:formula="of:=IF(ISNUMBER([.I1411]);[.I1411];0)" office:value-type="float" office:value="11">
            <text:p>11</text:p>
          </table:table-cell>
          <table:table-cell table:style-name="ce20" table:formula="of:=IF(ISNUMBER([.J1411]);[.J1411];0)" office:value-type="float" office:value="553">
            <text:p>553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412]" office:value-type="string" office:string-value="Receiving energy-management support in the form of:">
            <text:p>Receiving energy-management support in the form of:</text:p>
          </table:table-cell>
          <table:table-cell table:style-name="ce20" table:formula="of:=IF(ISNUMBER([.C1412]);[.C1412];0)" office:value-type="float" office:value="0">
            <text:p>0</text:p>
          </table:table-cell>
          <table:table-cell table:style-name="ce20" table:formula="of:=IF(ISNUMBER([.D1412]);[.D1412];0)" office:value-type="float" office:value="0">
            <text:p>0</text:p>
          </table:table-cell>
          <table:table-cell table:style-name="ce20" table:formula="of:=IF(ISNUMBER([.E1412]);[.E1412];0)" office:value-type="float" office:value="0">
            <text:p>0</text:p>
          </table:table-cell>
          <table:table-cell table:style-name="ce20" table:formula="of:=IF(ISNUMBER([.F1412]);[.F1412];0)" office:value-type="float" office:value="0">
            <text:p>0</text:p>
          </table:table-cell>
          <table:table-cell table:style-name="ce20" table:formula="of:=IF(ISNUMBER([.G1412]);[.G1412];0)" office:value-type="float" office:value="0">
            <text:p>0</text:p>
          </table:table-cell>
          <table:table-cell table:style-name="ce20" table:formula="of:=IF(ISNUMBER([.H1412]);[.H1412];0)" office:value-type="float" office:value="0">
            <text:p>0</text:p>
          </table:table-cell>
          <table:table-cell table:style-name="ce20" table:formula="of:=IF(ISNUMBER([.I1412]);[.I1412];0)" office:value-type="float" office:value="0">
            <text:p>0</text:p>
          </table:table-cell>
          <table:table-cell table:style-name="ce20" table:formula="of:=IF(ISNUMBER([.J1412]);[.J1412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413]" office:value-type="string" office:string-value="    Technical Assistance (j)">
            <text:p><text:s text:c="4"/>Technical Assistance (j)</text:p>
          </table:table-cell>
          <table:table-cell table:style-name="ce20" table:formula="of:=IF(ISNUMBER([.C1413]);[.C1413];0)" office:value-type="float" office:value="10197">
            <text:p>10,197</text:p>
          </table:table-cell>
          <table:table-cell table:style-name="ce20" table:formula="of:=IF(ISNUMBER([.D1413]);[.D1413];0)" office:value-type="float" office:value="1779">
            <text:p>1,779</text:p>
          </table:table-cell>
          <table:table-cell table:style-name="ce20" table:formula="of:=IF(ISNUMBER([.E1413]);[.E1413];0)" office:value-type="float" office:value="549">
            <text:p>549</text:p>
          </table:table-cell>
          <table:table-cell table:style-name="ce20" table:formula="of:=IF(ISNUMBER([.F1413]);[.F1413];0)" office:value-type="float" office:value="268">
            <text:p>268</text:p>
          </table:table-cell>
          <table:table-cell table:style-name="ce20" table:formula="of:=IF(ISNUMBER([.G1413]);[.G1413];0)" office:value-type="float" office:value="603">
            <text:p>603</text:p>
          </table:table-cell>
          <table:table-cell table:style-name="ce20" table:formula="of:=IF(ISNUMBER([.H1413]);[.H1413];0)" office:value-type="float" office:value="0">
            <text:p>0</text:p>
          </table:table-cell>
          <table:table-cell table:style-name="ce20" table:formula="of:=IF(ISNUMBER([.I1413]);[.I1413];0)" office:value-type="float" office:value="15">
            <text:p>15</text:p>
          </table:table-cell>
          <table:table-cell table:style-name="ce20" table:formula="of:=IF(ISNUMBER([.J1413]);[.J1413];0)" office:value-type="float" office:value="587">
            <text:p>587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414]" office:value-type="string" office:string-value="    Technical Information (k)">
            <text:p><text:s text:c="4"/>Technical Information (k)</text:p>
          </table:table-cell>
          <table:table-cell table:style-name="ce20" table:formula="of:=IF(ISNUMBER([.C1414]);[.C1414];0)" office:value-type="float" office:value="11149">
            <text:p>11,149</text:p>
          </table:table-cell>
          <table:table-cell table:style-name="ce20" table:formula="of:=IF(ISNUMBER([.D1414]);[.D1414];0)" office:value-type="float" office:value="827">
            <text:p>827</text:p>
          </table:table-cell>
          <table:table-cell table:style-name="ce20" table:formula="of:=IF(ISNUMBER([.E1414]);[.E1414];0)" office:value-type="float" office:value="497">
            <text:p>497</text:p>
          </table:table-cell>
          <table:table-cell table:style-name="ce20" table:formula="of:=IF(ISNUMBER([.F1414]);[.F1414];0)" office:value-type="float" office:value="241">
            <text:p>241</text:p>
          </table:table-cell>
          <table:table-cell table:style-name="ce20" table:formula="of:=IF(ISNUMBER([.G1414]);[.G1414];0)" office:value-type="float" office:value="240">
            <text:p>240</text:p>
          </table:table-cell>
          <table:table-cell table:style-name="ce20" table:formula="of:=IF(ISNUMBER([.H1414]);[.H1414];0)" office:value-type="float" office:value="49">
            <text:p>49</text:p>
          </table:table-cell>
          <table:table-cell table:style-name="ce20" table:formula="of:=IF(ISNUMBER([.I1414]);[.I1414];0)" office:value-type="float" office:value="13">
            <text:p>13</text:p>
          </table:table-cell>
          <table:table-cell table:style-name="ce20" table:formula="of:=IF(ISNUMBER([.J1414]);[.J1414];0)" office:value-type="float" office:value="4">
            <text:p>4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415]" office:value-type="string" office:string-value="    Training (l)">
            <text:p><text:s text:c="4"/>Training (l)</text:p>
          </table:table-cell>
          <table:table-cell table:style-name="ce20" table:formula="of:=IF(ISNUMBER([.C1415]);[.C1415];0)" office:value-type="float" office:value="11086">
            <text:p>11,086</text:p>
          </table:table-cell>
          <table:table-cell table:style-name="ce20" table:formula="of:=IF(ISNUMBER([.D1415]);[.D1415];0)" office:value-type="float" office:value="890">
            <text:p>890</text:p>
          </table:table-cell>
          <table:table-cell table:style-name="ce20" table:formula="of:=IF(ISNUMBER([.E1415]);[.E1415];0)" office:value-type="float" office:value="693">
            <text:p>693</text:p>
          </table:table-cell>
          <table:table-cell table:style-name="ce20" table:formula="of:=IF(ISNUMBER([.F1415]);[.F1415];0)" office:value-type="float" office:value="162">
            <text:p>162</text:p>
          </table:table-cell>
          <table:table-cell table:style-name="ce20" table:formula="of:=IF(ISNUMBER([.G1415]);[.G1415];0)" office:value-type="float" office:value="204">
            <text:p>204</text:p>
          </table:table-cell>
          <table:table-cell table:style-name="ce20" table:formula="of:=IF(ISNUMBER([.H1415]);[.H1415];0)" office:value-type="float" office:value="0">
            <text:p>0</text:p>
          </table:table-cell>
          <table:table-cell table:style-name="ce20" table:formula="of:=IF(ISNUMBER([.I1415]);[.I1415];0)" office:value-type="float" office:value="28">
            <text:p>28</text:p>
          </table:table-cell>
          <table:table-cell table:style-name="ce20" table:formula="of:=IF(ISNUMBER([.J1415]);[.J1415];0)" office:value-type="float" office:value="3">
            <text:p>3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1416]" office:value-type="string" office:string-value="    Financial Assistance (m)">
            <text:p><text:s text:c="4"/>Financial Assistance (m)</text:p>
          </table:table-cell>
          <table:table-cell table:style-name="ce20" table:formula="of:=IF(ISNUMBER([.C1416]);[.C1416];0)" office:value-type="float" office:value="11406">
            <text:p>11,406</text:p>
          </table:table-cell>
          <table:table-cell table:style-name="ce20" table:formula="of:=IF(ISNUMBER([.D1416]);[.D1416];0)" office:value-type="float" office:value="570">
            <text:p>570</text:p>
          </table:table-cell>
          <table:table-cell table:style-name="ce20" table:formula="of:=IF(ISNUMBER([.E1416]);[.E1416];0)" office:value-type="float" office:value="105">
            <text:p>105</text:p>
          </table:table-cell>
          <table:table-cell table:style-name="ce20" table:formula="of:=IF(ISNUMBER([.F1416]);[.F1416];0)" office:value-type="float" office:value="170">
            <text:p>170</text:p>
          </table:table-cell>
          <table:table-cell table:style-name="ce20" table:formula="of:=IF(ISNUMBER([.G1416]);[.G1416];0)" office:value-type="float" office:value="128">
            <text:p>128</text:p>
          </table:table-cell>
          <table:table-cell table:style-name="ce20" table:formula="of:=IF(ISNUMBER([.H1416]);[.H1416];0)" office:value-type="float" office:value="0">
            <text:p>0</text:p>
          </table:table-cell>
          <table:table-cell table:style-name="ce20" table:formula="of:=IF(ISNUMBER([.I1416]);[.I1416];0)" office:value-type="float" office:value="158">
            <text:p>158</text:p>
          </table:table-cell>
          <table:table-cell table:style-name="ce20" table:formula="of:=IF(ISNUMBER([.J1416]);[.J1416];0)" office:value-type="float" office:value="8">
            <text:p>8</text:p>
          </table:table-cell>
          <table:table-cell table:number-columns-repeated="1014"/>
        </table:table-row>
        <table:table-row table:style-name="ro5" table:number-rows-repeated="3">
          <table:table-cell table:style-name="ce7"/>
          <table:table-cell table:style-name="Default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2"/>327</text:p>
          </table:table-cell>
          <table:table-cell table:style-name="ce7" office:value-type="string">
            <text:p>NONMETALLIC MINERAL PRODUCT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7350">
            <text:p>7,350</text:p>
          </table:table-cell>
          <table:table-cell table:style-name="ce20" office:value-type="float" office:value="4626">
            <text:p>4,626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9783">
            <text:p>9,783</text:p>
          </table:table-cell>
          <table:table-cell table:style-name="ce20" office:value-type="float" office:value="2193">
            <text:p>2,193</text:p>
          </table:table-cell>
          <table:table-cell table:style-name="ce20" office:value-type="float" office:value="982">
            <text:p>982</text:p>
          </table:table-cell>
          <table:table-cell table:style-name="ce20" office:value-type="float" office:value="461">
            <text:p>461</text:p>
          </table:table-cell>
          <table:table-cell table:style-name="ce20" office:value-type="float" office:value="342">
            <text:p>342</text:p>
          </table:table-cell>
          <table:table-cell table:style-name="ce20" office:value-type="float" office:value="71">
            <text:p>71</text:p>
          </table:table-cell>
          <table:table-cell table:style-name="ce20" office:value-type="string">
            <text:p>Q</text:p>
          </table:table-cell>
          <table:table-cell table:style-name="ce20" office:value-type="float" office:value="576">
            <text:p>57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10495">
            <text:p>10,495</text:p>
          </table:table-cell>
          <table:table-cell table:style-name="ce20" office:value-type="float" office:value="1481">
            <text:p>1,481</text:p>
          </table:table-cell>
          <table:table-cell table:style-name="ce20" office:value-type="float" office:value="304">
            <text:p>304</text:p>
          </table:table-cell>
          <table:table-cell table:style-name="ce20" office:value-type="float" office:value="378">
            <text:p>378</text:p>
          </table:table-cell>
          <table:table-cell table:style-name="ce20" office:value-type="float" office:value="79">
            <text:p>79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766">
            <text:p>76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10588">
            <text:p>10,588</text:p>
          </table:table-cell>
          <table:table-cell table:style-name="ce20" office:value-type="float" office:value="1388">
            <text:p>1,388</text:p>
          </table:table-cell>
          <table:table-cell table:style-name="ce20" office:value-type="float" office:value="381">
            <text:p>381</text:p>
          </table:table-cell>
          <table:table-cell table:style-name="ce20" office:value-type="float" office:value="173">
            <text:p>173</text:p>
          </table:table-cell>
          <table:table-cell table:style-name="ce20" office:value-type="float" office:value="101">
            <text:p>101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811">
            <text:p>81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10804">
            <text:p>10,804</text:p>
          </table:table-cell>
          <table:table-cell table:style-name="ce20" office:value-type="float" office:value="1172">
            <text:p>1,172</text:p>
          </table:table-cell>
          <table:table-cell table:style-name="ce20" office:value-type="float" office:value="239">
            <text:p>239</text:p>
          </table:table-cell>
          <table:table-cell table:style-name="ce20" office:value-type="string">
            <text:p>Q</text:p>
          </table:table-cell>
          <table:table-cell table:style-name="ce20" office:value-type="float" office:value="142">
            <text:p>142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721">
            <text:p>72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11020">
            <text:p>11,020</text:p>
          </table:table-cell>
          <table:table-cell table:style-name="ce20" office:value-type="float" office:value="956">
            <text:p>956</text:p>
          </table:table-cell>
          <table:table-cell table:style-name="ce20" office:value-type="float" office:value="239">
            <text:p>239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29">
            <text:p>29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681">
            <text:p>68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10909">
            <text:p>10,909</text:p>
          </table:table-cell>
          <table:table-cell table:style-name="ce20" office:value-type="float" office:value="1067">
            <text:p>1,067</text:p>
          </table:table-cell>
          <table:table-cell table:style-name="ce20" office:value-type="string">
            <text:p>--</text:p>
          </table:table-cell>
          <table:table-cell table:style-name="ce20" office:value-type="float" office:value="325">
            <text:p>325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699">
            <text:p>699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11042">
            <text:p>11,042</text:p>
          </table:table-cell>
          <table:table-cell table:style-name="ce20" office:value-type="float" office:value="934">
            <text:p>934</text:p>
          </table:table-cell>
          <table:table-cell table:style-name="ce20" office:value-type="string">
            <text:p>--</text:p>
          </table:table-cell>
          <table:table-cell table:style-name="ce20" office:value-type="float" office:value="161">
            <text:p>161</text:p>
          </table:table-cell>
          <table:table-cell table:style-name="ce20" office:value-type="float" office:value="19">
            <text:p>19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762">
            <text:p>76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11168">
            <text:p>11,168</text:p>
          </table:table-cell>
          <table:table-cell table:style-name="ce20" office:value-type="float" office:value="808">
            <text:p>808</text:p>
          </table:table-cell>
          <table:table-cell table:style-name="ce20" office:value-type="float" office:value="312">
            <text:p>312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89">
            <text:p>489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10367">
            <text:p>10,367</text:p>
          </table:table-cell>
          <table:table-cell table:style-name="ce20" office:value-type="float" office:value="1609">
            <text:p>1,609</text:p>
          </table:table-cell>
          <table:table-cell table:style-name="ce20" office:value-type="float" office:value="1059">
            <text:p>1,059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371">
            <text:p>371</text:p>
          </table:table-cell>
          <table:table-cell table:style-name="ce20" office:value-type="string">
            <text:p>W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33">
            <text:p>43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10912">
            <text:p>10,912</text:p>
          </table:table-cell>
          <table:table-cell table:style-name="ce20" office:value-type="float" office:value="1064">
            <text:p>1,064</text:p>
          </table:table-cell>
          <table:table-cell table:style-name="ce20" office:value-type="float" office:value="397">
            <text:p>397</text:p>
          </table:table-cell>
          <table:table-cell table:style-name="ce20" office:value-type="string">
            <text:p>Q</text:p>
          </table:table-cell>
          <table:table-cell table:style-name="ce20" office:value-type="float" office:value="157">
            <text:p>157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510">
            <text:p>51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11428">
            <text:p>11,428</text:p>
          </table:table-cell>
          <table:table-cell table:style-name="ce20" office:value-type="float" office:value="547">
            <text:p>547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404">
            <text:p>40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10450">
            <text:p>10,450</text:p>
          </table:table-cell>
          <table:table-cell table:style-name="ce20" office:value-type="float" office:value="1526">
            <text:p>1,526</text:p>
          </table:table-cell>
          <table:table-cell table:style-name="ce20" office:value-type="float" office:value="886">
            <text:p>886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53">
            <text:p>253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543">
            <text:p>54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10453">
            <text:p>10,453</text:p>
          </table:table-cell>
          <table:table-cell table:style-name="ce20" office:value-type="float" office:value="1523">
            <text:p>1,523</text:p>
          </table:table-cell>
          <table:table-cell table:style-name="ce20" office:value-type="float" office:value="651">
            <text:p>651</text:p>
          </table:table-cell>
          <table:table-cell table:style-name="ce20" office:value-type="float" office:value="90">
            <text:p>90</text:p>
          </table:table-cell>
          <table:table-cell table:style-name="ce20" office:value-type="float" office:value="410">
            <text:p>410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95">
            <text:p>49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10245">
            <text:p>10,245</text:p>
          </table:table-cell>
          <table:table-cell table:style-name="ce20" office:value-type="float" office:value="1731">
            <text:p>1,731</text:p>
          </table:table-cell>
          <table:table-cell table:style-name="ce20" office:value-type="float" office:value="891">
            <text:p>891</text:p>
          </table:table-cell>
          <table:table-cell table:style-name="ce20" office:value-type="float" office:value="202">
            <text:p>202</text:p>
          </table:table-cell>
          <table:table-cell table:style-name="ce20" office:value-type="float" office:value="304">
            <text:p>304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553">
            <text:p>55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10197">
            <text:p>10,197</text:p>
          </table:table-cell>
          <table:table-cell table:style-name="ce20" office:value-type="float" office:value="1779">
            <text:p>1,779</text:p>
          </table:table-cell>
          <table:table-cell table:style-name="ce20" office:value-type="float" office:value="549">
            <text:p>549</text:p>
          </table:table-cell>
          <table:table-cell table:style-name="ce20" office:value-type="float" office:value="268">
            <text:p>268</text:p>
          </table:table-cell>
          <table:table-cell table:style-name="ce20" office:value-type="float" office:value="603">
            <text:p>603</text:p>
          </table:table-cell>
          <table:table-cell table:style-name="ce20" office:value-type="string">
            <text:p>Q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587">
            <text:p>58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11149">
            <text:p>11,149</text:p>
          </table:table-cell>
          <table:table-cell table:style-name="ce20" office:value-type="float" office:value="827">
            <text:p>827</text:p>
          </table:table-cell>
          <table:table-cell table:style-name="ce20" office:value-type="float" office:value="497">
            <text:p>497</text:p>
          </table:table-cell>
          <table:table-cell table:style-name="ce20" office:value-type="float" office:value="241">
            <text:p>241</text:p>
          </table:table-cell>
          <table:table-cell table:style-name="ce20" office:value-type="float" office:value="240">
            <text:p>240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11086">
            <text:p>11,086</text:p>
          </table:table-cell>
          <table:table-cell table:style-name="ce20" office:value-type="float" office:value="890">
            <text:p>890</text:p>
          </table:table-cell>
          <table:table-cell table:style-name="ce20" office:value-type="float" office:value="693">
            <text:p>693</text:p>
          </table:table-cell>
          <table:table-cell table:style-name="ce20" office:value-type="float" office:value="162">
            <text:p>162</text:p>
          </table:table-cell>
          <table:table-cell table:style-name="ce20" office:value-type="float" office:value="204">
            <text:p>204</text:p>
          </table:table-cell>
          <table:table-cell table:style-name="ce20" office:value-type="string">
            <text:p>Q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3">
            <text:p>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11406">
            <text:p>11,406</text:p>
          </table:table-cell>
          <table:table-cell table:style-name="ce20" office:value-type="float" office:value="570">
            <text:p>570</text:p>
          </table:table-cell>
          <table:table-cell table:style-name="ce20" office:value-type="float" office:value="105">
            <text:p>105</text:p>
          </table:table-cell>
          <table:table-cell table:style-name="ce20" office:value-type="float" office:value="170">
            <text:p>170</text:p>
          </table:table-cell>
          <table:table-cell table:style-name="ce20" office:value-type="float" office:value="128">
            <text:p>128</text:p>
          </table:table-cell>
          <table:table-cell table:style-name="ce20" office:value-type="string">
            <text:p>Q</text:p>
          </table:table-cell>
          <table:table-cell table:style-name="ce20" office:value-type="float" office:value="158">
            <text:p>158</text:p>
          </table:table-cell>
          <table:table-cell table:style-name="ce20" office:value-type="float" office:value="8">
            <text:p>8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6"/>327211</text:p>
          </table:table-cell>
          <table:table-cell table:style-name="ce7" office:value-type="string">
            <text:p><text:s text:c="2"/>Flat Glas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34">
            <text:p>34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W</text:p>
          </table:table-cell>
          <table:table-cell table:style-name="ce20" office:value-type="float" office:value="3">
            <text:p>3</text:p>
          </table:table-cell>
          <table:table-cell table:number-columns-repeated="2"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33">
            <text:p>33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3">
            <text:p>3</text:p>
          </table:table-cell>
          <table:table-cell table:style-name="ce20" office:value-type="string">
            <text:p>W</text:p>
          </table:table-cell>
          <table:table-cell table:style-name="ce20" office:value-type="float" office:value="3">
            <text:p>3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number-columns-repeated="3" table:style-name="ce20" office:value-type="string">
            <text:p>W</text:p>
          </table:table-cell>
          <table:table-cell table:number-columns-repeated="5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8">
            <text:p>8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18">
            <text:p>18</text:p>
          </table:table-cell>
          <table:table-cell table:style-name="ce20" office:value-type="string">
            <text:p>--</text:p>
          </table:table-cell>
          <table:table-cell table:style-name="ce20" office:value-type="float" office:value="13">
            <text:p>13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--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number-columns-repeated="3" table:style-name="ce20" office:value-type="string">
            <text:p>W</text:p>
          </table:table-cell>
          <table:table-cell table:number-columns-repeated="5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3">
            <text:p>3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36">
            <text:p>36</text:p>
          </table:table-cell>
          <table:table-cell table:number-columns-repeated="2" table:style-name="ce20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3">
            <text:p>3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33">
            <text:p>33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7">
            <text:p>7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number-columns-repeated="2" table:style-name="ce20" office:value-type="float" office:value="21">
            <text:p>21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3">
            <text:p>3</text:p>
          </table:table-cell>
          <table:table-cell table:number-columns-repeated="2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7">
            <text:p>7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6"/>327212</text:p>
          </table:table-cell>
          <table:table-cell table:style-name="ce7" office:value-type="string">
            <text:p><text:s text:c="2"/>Other Pressed and Blown Glass and Glassware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117">
            <text:p>117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106">
            <text:p>106</text:p>
          </table:table-cell>
          <table:table-cell table:style-name="ce20" office:value-type="float" office:value="51">
            <text:p>51</text:p>
          </table:table-cell>
          <table:table-cell table:style-name="ce20" office:value-type="float" office:value="20">
            <text:p>20</text:p>
          </table:table-cell>
          <table:table-cell table:number-columns-repeated="2" table:style-name="ce20" office:value-type="float" office:value="7">
            <text:p>7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126">
            <text:p>126</text:p>
          </table:table-cell>
          <table:table-cell table:style-name="ce20" office:value-type="float" office:value="31">
            <text:p>31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1">
            <text:p>1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108">
            <text:p>108</text:p>
          </table:table-cell>
          <table:table-cell table:style-name="ce20" office:value-type="float" office:value="49">
            <text:p>49</text:p>
          </table:table-cell>
          <table:table-cell table:number-columns-repeated="3"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2">
            <text:p>1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143">
            <text:p>14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114">
            <text:p>114</text:p>
          </table:table-cell>
          <table:table-cell table:style-name="ce20" office:value-type="float" office:value="43">
            <text:p>43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140">
            <text:p>140</text:p>
          </table:table-cell>
          <table:table-cell table:style-name="ce20" office:value-type="float" office:value="17">
            <text:p>17</text:p>
          </table:table-cell>
          <table:table-cell table:style-name="ce20" office:value-type="string">
            <text:p>--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142">
            <text:p>142</text:p>
          </table:table-cell>
          <table:table-cell table:style-name="ce20" office:value-type="float" office:value="15">
            <text:p>15</text:p>
          </table:table-cell>
          <table:table-cell table:style-name="ce20" office:value-type="string">
            <text:p>--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11">
            <text:p>1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146">
            <text:p>146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107">
            <text:p>107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125">
            <text:p>125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3">
            <text:p>3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147">
            <text:p>147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111">
            <text:p>111</text:p>
          </table:table-cell>
          <table:table-cell table:style-name="ce20" office:value-type="float" office:value="46">
            <text:p>46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129">
            <text:p>129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112">
            <text:p>112</text:p>
          </table:table-cell>
          <table:table-cell table:style-name="ce20" office:value-type="float" office:value="45">
            <text:p>45</text:p>
          </table:table-cell>
          <table:table-cell table:style-name="ce20" office:value-type="float" office:value="32">
            <text:p>32</text:p>
          </table:table-cell>
          <table:table-cell table:number-columns-repeated="2" table:style-name="ce20" office:value-type="string">
            <text:p>Q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11">
            <text:p>1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86">
            <text:p>86</text:p>
          </table:table-cell>
          <table:table-cell table:style-name="ce20" office:value-type="float" office:value="71">
            <text:p>71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46">
            <text:p>46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125">
            <text:p>125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27">
            <text:p>27</text:p>
          </table:table-cell>
          <table:table-cell table:number-columns-repeated="3"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122">
            <text:p>122</text:p>
          </table:table-cell>
          <table:table-cell table:style-name="ce20" office:value-type="float" office:value="35">
            <text:p>35</text:p>
          </table:table-cell>
          <table:table-cell table:number-columns-repeated="3"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154">
            <text:p>154</text:p>
          </table:table-cell>
          <table:table-cell table:style-name="ce20" office:value-type="float" office:value="3">
            <text:p>3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3"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6"/>327213</text:p>
          </table:table-cell>
          <table:table-cell table:style-name="ce7" office:value-type="string">
            <text:p><text:s text:c="2"/>Glass Container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5">
            <text:p>55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3">
            <text:p>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43">
            <text:p>43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3">
            <text:p>3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33">
            <text:p>33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3">
            <text:p>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2">
            <text:p>12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3">
            <text:p>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45">
            <text:p>45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35">
            <text:p>35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--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3">
            <text:p>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19">
            <text:p>19</text:p>
          </table:table-cell>
          <table:table-cell table:style-name="ce20" office:value-type="string">
            <text:p>--</text:p>
          </table:table-cell>
          <table:table-cell table:style-name="ce20" office:value-type="float" office:value="15">
            <text:p>15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number-columns-repeated="2" table:style-name="ce20" office:value-type="string">
            <text:p>W</text:p>
          </table:table-cell>
          <table:table-cell table:number-columns-repeated="5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32">
            <text:p>32</text:p>
          </table:table-cell>
          <table:table-cell table:style-name="ce20" office:value-type="string">
            <text:p>W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3">
            <text:p>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5">
            <text:p>15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22">
            <text:p>22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43">
            <text:p>43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15">
            <text:p>15</text:p>
          </table:table-cell>
          <table:table-cell table:style-name="ce20" office:value-type="string">
            <text:p>W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9">
            <text:p>9</text:p>
          </table:table-cell>
          <table:table-cell table:number-columns-repeated="3"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33">
            <text:p>33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19">
            <text:p>19</text:p>
          </table:table-cell>
          <table:table-cell table:style-name="ce20" office:value-type="string">
            <text:p>W</text:p>
          </table:table-cell>
          <table:table-cell table:style-name="ce20" office:value-type="float" office:value="9">
            <text:p>9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38">
            <text:p>38</text:p>
          </table:table-cell>
          <table:table-cell table:number-columns-repeated="2" table:style-name="ce20" office:value-type="float" office:value="17">
            <text:p>17</text:p>
          </table:table-cell>
          <table:table-cell table:style-name="ce20" office:value-type="string">
            <text:p>W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51">
            <text:p>51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W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6"/>327215</text:p>
          </table:table-cell>
          <table:table-cell table:style-name="ce7" office:value-type="string">
            <text:p><text:s text:c="2"/>Glass Products from Purchased Glas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404">
            <text:p>404</text:p>
          </table:table-cell>
          <table:table-cell table:style-name="ce20" office:value-type="float" office:value="364">
            <text:p>364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638">
            <text:p>638</text:p>
          </table:table-cell>
          <table:table-cell table:style-name="ce20" office:value-type="float" office:value="130">
            <text:p>130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53">
            <text:p>53</text:p>
          </table:table-cell>
          <table:table-cell table:style-name="ce20" office:value-type="float" office:value="18">
            <text:p>18</text:p>
          </table:table-cell>
          <table:table-cell table:style-name="ce20" office:value-type="string">
            <text:p>W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674">
            <text:p>674</text:p>
          </table:table-cell>
          <table:table-cell table:style-name="ce20" office:value-type="float" office:value="94">
            <text:p>94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42">
            <text:p>42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684">
            <text:p>684</text:p>
          </table:table-cell>
          <table:table-cell table:style-name="ce20" office:value-type="float" office:value="84">
            <text:p>84</text:p>
          </table:table-cell>
          <table:table-cell table:style-name="ce20" office:value-type="float" office:value="40">
            <text:p>40</text:p>
          </table:table-cell>
          <table:table-cell table:number-columns-repeated="2" table:style-name="ce20" office:value-type="float" office:value="12">
            <text:p>12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734">
            <text:p>734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730">
            <text:p>730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6">
            <text:p>6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707">
            <text:p>707</text:p>
          </table:table-cell>
          <table:table-cell table:style-name="ce20" office:value-type="float" office:value="61">
            <text:p>61</text:p>
          </table:table-cell>
          <table:table-cell table:style-name="ce20" office:value-type="string">
            <text:p>--</text:p>
          </table:table-cell>
          <table:table-cell table:style-name="ce20" office:value-type="float" office:value="35">
            <text:p>35</text:p>
          </table:table-cell>
          <table:table-cell table:style-name="ce20" office:value-type="float" office:value="6">
            <text:p>6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717">
            <text:p>717</text:p>
          </table:table-cell>
          <table:table-cell table:style-name="ce20" office:value-type="float" office:value="51">
            <text:p>51</text:p>
          </table:table-cell>
          <table:table-cell table:style-name="ce20" office:value-type="string">
            <text:p>--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3">
            <text:p>3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717">
            <text:p>717</text:p>
          </table:table-cell>
          <table:table-cell table:style-name="ce20" office:value-type="float" office:value="51">
            <text:p>51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1">
            <text:p>1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38">
            <text:p>3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636">
            <text:p>636</text:p>
          </table:table-cell>
          <table:table-cell table:style-name="ce20" office:value-type="float" office:value="132">
            <text:p>132</text:p>
          </table:table-cell>
          <table:table-cell table:style-name="ce20" office:value-type="float" office:value="75">
            <text:p>75</text:p>
          </table:table-cell>
          <table:table-cell table:style-name="ce20" office:value-type="string">
            <text:p>Q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38">
            <text:p>3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692">
            <text:p>692</text:p>
          </table:table-cell>
          <table:table-cell table:style-name="ce20" office:value-type="float" office:value="76">
            <text:p>76</text:p>
          </table:table-cell>
          <table:table-cell table:style-name="ce20" office:value-type="float" office:value="22">
            <text:p>22</text:p>
          </table:table-cell>
          <table:table-cell table:style-name="ce20" office:value-type="string">
            <text:p>Q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38">
            <text:p>3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732">
            <text:p>732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644">
            <text:p>644</text:p>
          </table:table-cell>
          <table:table-cell table:style-name="ce20" office:value-type="float" office:value="124">
            <text:p>124</text:p>
          </table:table-cell>
          <table:table-cell table:style-name="ce20" office:value-type="float" office:value="67">
            <text:p>67</text:p>
          </table:table-cell>
          <table:table-cell table:style-name="ce20" office:value-type="string">
            <text:p>Q</text:p>
          </table:table-cell>
          <table:table-cell table:style-name="ce20" office:value-type="float" office:value="20">
            <text:p>20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0">
            <text:p>4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621">
            <text:p>621</text:p>
          </table:table-cell>
          <table:table-cell table:style-name="ce20" office:value-type="float" office:value="147">
            <text:p>147</text:p>
          </table:table-cell>
          <table:table-cell table:style-name="ce20" office:value-type="float" office:value="62">
            <text:p>62</text:p>
          </table:table-cell>
          <table:table-cell table:style-name="ce20" office:value-type="string">
            <text:p>Q</text:p>
          </table:table-cell>
          <table:table-cell table:style-name="ce20" office:value-type="float" office:value="58">
            <text:p>58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618">
            <text:p>618</text:p>
          </table:table-cell>
          <table:table-cell table:style-name="ce20" office:value-type="float" office:value="150">
            <text:p>150</text:p>
          </table:table-cell>
          <table:table-cell table:style-name="ce20" office:value-type="float" office:value="76">
            <text:p>76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2">
            <text:p>22</text:p>
          </table:table-cell>
          <table:table-cell table:style-name="ce20" office:value-type="string">
            <text:p>W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44">
            <text:p>4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676">
            <text:p>676</text:p>
          </table:table-cell>
          <table:table-cell table:style-name="ce20" office:value-type="float" office:value="92">
            <text:p>92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712">
            <text:p>712</text:p>
          </table:table-cell>
          <table:table-cell table:style-name="ce20" office:value-type="float" office:value="55">
            <text:p>55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708">
            <text:p>708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734">
            <text:p>734</text:p>
          </table:table-cell>
          <table:table-cell table:style-name="ce20" office:value-type="float" office:value="34">
            <text:p>34</text:p>
          </table:table-cell>
          <table:table-cell table:style-name="ce20" office:value-type="string">
            <text:p>W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2">
            <text:p>12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6"/>327310</text:p>
          </table:table-cell>
          <table:table-cell table:style-name="ce7" office:value-type="string">
            <text:p><text:s text:c="2"/>Cement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53">
            <text:p>53</text:p>
          </table:table-cell>
          <table:table-cell table:style-name="ce20" office:value-type="float" office:value="135">
            <text:p>135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113">
            <text:p>113</text:p>
          </table:table-cell>
          <table:table-cell table:style-name="ce20" office:value-type="float" office:value="75">
            <text:p>75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16">
            <text:p>16</text:p>
          </table:table-cell>
          <table:table-cell table:style-name="ce20" office:value-type="string">
            <text:p>Q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7">
            <text:p>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114">
            <text:p>114</text:p>
          </table:table-cell>
          <table:table-cell table:style-name="ce20" office:value-type="float" office:value="74">
            <text:p>74</text:p>
          </table:table-cell>
          <table:table-cell table:style-name="ce20" office:value-type="float" office:value="43">
            <text:p>43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4">
            <text:p>14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113">
            <text:p>113</text:p>
          </table:table-cell>
          <table:table-cell table:style-name="ce20" office:value-type="float" office:value="75">
            <text:p>75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3">
            <text:p>13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7">
            <text:p>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145">
            <text:p>145</text:p>
          </table:table-cell>
          <table:table-cell table:style-name="ce20" office:value-type="float" office:value="43">
            <text:p>43</text:p>
          </table:table-cell>
          <table:table-cell table:style-name="ce20" office:value-type="float" office:value="12">
            <text:p>12</text:p>
          </table:table-cell>
          <table:table-cell table:style-name="ce20" office:value-type="string">
            <text:p>W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3">
            <text:p>1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158">
            <text:p>158</text:p>
          </table:table-cell>
          <table:table-cell table:style-name="ce20" office:value-type="string">
            <text:p>Q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132">
            <text:p>132</text:p>
          </table:table-cell>
          <table:table-cell table:style-name="ce20" office:value-type="float" office:value="56">
            <text:p>56</text:p>
          </table:table-cell>
          <table:table-cell table:style-name="ce20" office:value-type="string">
            <text:p>--</text:p>
          </table:table-cell>
          <table:table-cell table:style-name="ce20" office:value-type="float" office:value="48">
            <text:p>48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6">
            <text:p>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156">
            <text:p>156</text:p>
          </table:table-cell>
          <table:table-cell table:style-name="ce20" office:value-type="float" office:value="32">
            <text:p>32</text:p>
          </table:table-cell>
          <table:table-cell table:style-name="ce20" office:value-type="string">
            <text:p>--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5">
            <text:p>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171">
            <text:p>171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3">
            <text:p>3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float" office:value="14">
            <text:p>1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118">
            <text:p>118</text:p>
          </table:table-cell>
          <table:table-cell table:style-name="ce20" office:value-type="float" office:value="70">
            <text:p>70</text:p>
          </table:table-cell>
          <table:table-cell table:style-name="ce20" office:value-type="float" office:value="44">
            <text:p>44</text:p>
          </table:table-cell>
          <table:table-cell table:style-name="ce20" office:value-type="string">
            <text:p>W</text:p>
          </table:table-cell>
          <table:table-cell table:style-name="ce20" office:value-type="float" office:value="20">
            <text:p>20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17">
            <text:p>1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168">
            <text:p>168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5">
            <text:p>15</text:p>
          </table:table-cell>
          <table:table-cell table:style-name="ce20" office:value-type="string">
            <text:p>W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5">
            <text:p>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180">
            <text:p>180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130">
            <text:p>130</text:p>
          </table:table-cell>
          <table:table-cell table:style-name="ce20" office:value-type="float" office:value="58">
            <text:p>58</text:p>
          </table:table-cell>
          <table:table-cell table:style-name="ce20" office:value-type="float" office:value="49">
            <text:p>49</text:p>
          </table:table-cell>
          <table:table-cell table:style-name="ce20" office:value-type="string">
            <text:p>W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7">
            <text:p>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159">
            <text:p>159</text:p>
          </table:table-cell>
          <table:table-cell table:number-columns-repeated="2"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3">
            <text:p>3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144">
            <text:p>144</text:p>
          </table:table-cell>
          <table:table-cell table:style-name="ce20" office:value-type="float" office:value="44">
            <text:p>44</text:p>
          </table:table-cell>
          <table:table-cell table:style-name="ce20" office:value-type="float" office:value="36">
            <text:p>36</text:p>
          </table:table-cell>
          <table:table-cell table:style-name="ce20" office:value-type="string">
            <text:p>W</text:p>
          </table:table-cell>
          <table:table-cell table:style-name="ce20" office:value-type="float" office:value="3">
            <text:p>3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6">
            <text:p>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113">
            <text:p>113</text:p>
          </table:table-cell>
          <table:table-cell table:style-name="ce20" office:value-type="float" office:value="75">
            <text:p>75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32">
            <text:p>32</text:p>
          </table:table-cell>
          <table:table-cell table:style-name="ce20" office:value-type="string">
            <text:p>Q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5">
            <text:p>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133">
            <text:p>133</text:p>
          </table:table-cell>
          <table:table-cell table:style-name="ce20" office:value-type="float" office:value="55">
            <text:p>55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4">
            <text:p>14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128">
            <text:p>128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5">
            <text:p>15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155">
            <text:p>155</text:p>
          </table:table-cell>
          <table:table-cell table:style-name="ce20" office:value-type="string">
            <text:p>Q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6"/>327410</text:p>
          </table:table-cell>
          <table:table-cell table:style-name="ce7" office:value-type="string">
            <text:p><text:s text:c="2"/>Lime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46">
            <text:p>46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13">
            <text:p>13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6">
            <text:p>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7">
            <text:p>7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6">
            <text:p>6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6">
            <text:p>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55">
            <text:p>55</text:p>
          </table:table-cell>
          <table:table-cell table:style-name="ce20" office:value-type="float" office:value="7">
            <text:p>7</text:p>
          </table:table-cell>
          <table:table-cell table:number-columns-repeated="3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55">
            <text:p>55</text:p>
          </table:table-cell>
          <table:table-cell table:style-name="ce20" office:value-type="float" office:value="7">
            <text:p>7</text:p>
          </table:table-cell>
          <table:table-cell table:number-columns-repeated="3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51">
            <text:p>51</text:p>
          </table:table-cell>
          <table:table-cell table:style-name="ce20" office:value-type="float" office:value="11">
            <text:p>11</text:p>
          </table:table-cell>
          <table:table-cell table:style-name="ce20" office:value-type="string">
            <text:p>--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56">
            <text:p>56</text:p>
          </table:table-cell>
          <table:table-cell table:style-name="ce20" office:value-type="float" office:value="6">
            <text:p>6</text:p>
          </table:table-cell>
          <table:table-cell table:style-name="ce20" office:value-type="string">
            <text:p>--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5">
            <text:p>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55">
            <text:p>55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43">
            <text:p>43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45">
            <text:p>45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55">
            <text:p>55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W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2">
            <text:p>22</text:p>
          </table:table-cell>
          <table:table-cell table:style-name="ce20" office:value-type="string">
            <text:p>W</text:p>
          </table:table-cell>
          <table:table-cell table:style-name="ce20" office:value-type="float" office:value="6">
            <text:p>6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52">
            <text:p>52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35">
            <text:p>35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1">
            <text:p>1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44">
            <text:p>44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2">
            <text:p>12</text:p>
          </table:table-cell>
          <table:table-cell table:style-name="ce20" office:value-type="string">
            <text:p>W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number-columns-repeated="4" table:style-name="ce20" office:value-type="string">
            <text:p>W</text:p>
          </table:table-cell>
          <table:table-cell table:number-columns-repeated="4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6"/>327420</text:p>
          </table:table-cell>
          <table:table-cell table:style-name="ce7" office:value-type="string">
            <text:p><text:s text:c="2"/>Gypsum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42">
            <text:p>42</text:p>
          </table:table-cell>
          <table:table-cell table:style-name="ce20" office:value-type="float" office:value="103">
            <text:p>103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68">
            <text:p>68</text:p>
          </table:table-cell>
          <table:table-cell table:style-name="ce20" office:value-type="float" office:value="77">
            <text:p>77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7">
            <text:p>47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9">
            <text:p>9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140">
            <text:p>140</text:p>
          </table:table-cell>
          <table:table-cell table:style-name="ce20" office:value-type="float" office:value="5">
            <text:p>5</text:p>
          </table:table-cell>
          <table:table-cell table:number-columns-repeated="3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89">
            <text:p>89</text:p>
          </table:table-cell>
          <table:table-cell table:style-name="ce20" office:value-type="float" office:value="56">
            <text:p>56</text:p>
          </table:table-cell>
          <table:table-cell table:style-name="ce20" office:value-type="float" office:value="44">
            <text:p>44</text:p>
          </table:table-cell>
          <table:table-cell table:style-name="ce20" office:value-type="float" office:value="3">
            <text:p>3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117">
            <text:p>117</text:p>
          </table:table-cell>
          <table:table-cell table:style-name="ce20" office:value-type="float" office:value="28">
            <text:p>28</text:p>
          </table:table-cell>
          <table:table-cell table:style-name="ce20" office:value-type="string">
            <text:p>--</text:p>
          </table:table-cell>
          <table:table-cell table:style-name="ce20" office:value-type="float" office:value="24">
            <text:p>24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117">
            <text:p>117</text:p>
          </table:table-cell>
          <table:table-cell table:style-name="ce20" office:value-type="float" office:value="28">
            <text:p>28</text:p>
          </table:table-cell>
          <table:table-cell table:style-name="ce20" office:value-type="string">
            <text:p>--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141">
            <text:p>141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121">
            <text:p>121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136">
            <text:p>136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3">
            <text:p>3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92">
            <text:p>92</text:p>
          </table:table-cell>
          <table:table-cell table:style-name="ce20" office:value-type="float" office:value="53">
            <text:p>53</text:p>
          </table:table-cell>
          <table:table-cell table:style-name="ce20" office:value-type="float" office:value="49">
            <text:p>49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139">
            <text:p>139</text:p>
          </table:table-cell>
          <table:table-cell table:style-name="ce20" office:value-type="float" office:value="6">
            <text:p>6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131">
            <text:p>131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9">
            <text:p>9</text:p>
          </table:table-cell>
          <table:table-cell table:number-columns-repeated="2" table:style-name="ce20" office:value-type="float" office:value="3">
            <text:p>3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83">
            <text:p>83</text:p>
          </table:table-cell>
          <table:table-cell table:style-name="ce20" office:value-type="float" office:value="62">
            <text:p>62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48">
            <text:p>48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94">
            <text:p>94</text:p>
          </table:table-cell>
          <table:table-cell table:style-name="ce20" office:value-type="float" office:value="51">
            <text:p>51</text:p>
          </table:table-cell>
          <table:table-cell table:style-name="ce20" office:value-type="float" office:value="44">
            <text:p>44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6">
            <text:p>6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96">
            <text:p>96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40">
            <text:p>40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142">
            <text:p>142</text:p>
          </table:table-cell>
          <table:table-cell table:style-name="ce20" office:value-type="float" office:value="3">
            <text:p>3</text:p>
          </table:table-cell>
          <table:table-cell table:number-columns-repeated="2" table:style-name="ce20" office:value-type="string">
            <text:p>W</text:p>
          </table:table-cell>
          <table:table-cell table:number-columns-repeated="4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6"/>327993</text:p>
          </table:table-cell>
          <table:table-cell table:style-name="ce7" office:value-type="string">
            <text:p><text:s text:c="2"/>Mineral Wool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130">
            <text:p>130</text:p>
          </table:table-cell>
          <table:table-cell table:style-name="ce20" office:value-type="float" office:value="58">
            <text:p>58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152">
            <text:p>152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8">
            <text:p>8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6">
            <text:p>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177">
            <text:p>177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4">
            <text:p>4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3">
            <text:p>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164">
            <text:p>164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6">
            <text:p>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184">
            <text:p>184</text:p>
          </table:table-cell>
          <table:table-cell table:style-name="ce20" office:value-type="float" office:value="4">
            <text:p>4</text:p>
          </table:table-cell>
          <table:table-cell table:number-columns-repeated="5"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184">
            <text:p>184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W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164">
            <text:p>164</text:p>
          </table:table-cell>
          <table:table-cell table:style-name="ce20" office:value-type="float" office:value="24">
            <text:p>24</text:p>
          </table:table-cell>
          <table:table-cell table:style-name="ce20" office:value-type="string">
            <text:p>--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3">
            <text:p>3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8">
            <text:p>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167">
            <text:p>167</text:p>
          </table:table-cell>
          <table:table-cell table:style-name="ce20" office:value-type="float" office:value="21">
            <text:p>21</text:p>
          </table:table-cell>
          <table:table-cell table:style-name="ce20" office:value-type="string">
            <text:p>--</text:p>
          </table:table-cell>
          <table:table-cell table:style-name="ce20" office:value-type="float" office:value="12">
            <text:p>12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8">
            <text:p>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180">
            <text:p>180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159">
            <text:p>159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24">
            <text:p>24</text:p>
          </table:table-cell>
          <table:table-cell table:style-name="ce20" office:value-type="string">
            <text:p>W</text:p>
          </table:table-cell>
          <table:table-cell table:style-name="ce20" office:value-type="float" office:value="7">
            <text:p>7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3">
            <text:p>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175">
            <text:p>175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1">
            <text:p>11</text:p>
          </table:table-cell>
          <table:table-cell table:style-name="ce20" office:value-type="string">
            <text:p>W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182">
            <text:p>182</text:p>
          </table:table-cell>
          <table:table-cell table:style-name="ce20" office:value-type="float" office:value="6">
            <text:p>6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165">
            <text:p>165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3">
            <text:p>3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176">
            <text:p>176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3">
            <text:p>3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172">
            <text:p>172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8">
            <text:p>8</text:p>
          </table:table-cell>
          <table:table-cell table:number-columns-repeated="3"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159">
            <text:p>159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17">
            <text:p>17</text:p>
          </table:table-cell>
          <table:table-cell table:style-name="ce20" office:value-type="string">
            <text:p>W</text:p>
          </table:table-cell>
          <table:table-cell table:style-name="ce20" office:value-type="float" office:value="13">
            <text:p>13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3">
            <text:p>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155">
            <text:p>155</text:p>
          </table:table-cell>
          <table:table-cell table:style-name="ce20" office:value-type="float" office:value="33">
            <text:p>33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167">
            <text:p>167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9">
            <text:p>9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181">
            <text:p>181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W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8" office:value-type="string">
            <text:p>Actual</text:p>
          </table:table-cell>
          <table:table-cell table:style-name="ce8" office:value-type="string">
            <text:p>PRIMARY METALS</text:p>
          </table:table-cell>
          <table:table-cell table:style-name="ce20" table:number-columns-repeated="8"/>
          <table:table-cell table:number-columns-repeated="1014"/>
        </table:table-row>
        <table:table-row table:style-name="ro5">
          <table:table-cell table:style-name="ce8"/>
          <table:table-cell table:style-name="Default" table:formula="of:=[.B1655]" office:value-type="string" office:string-value="Participation in One or More of the Following Types of Activities">
            <text:p>Participation in One or More of the Following Types of Activities</text:p>
          </table:table-cell>
          <table:table-cell table:style-name="ce20" table:formula="of:=IF(ISNUMBER([.C1655]);[.C1655];0)" office:value-type="float" office:value="1133">
            <text:p>1,133</text:p>
          </table:table-cell>
          <table:table-cell table:style-name="ce20" table:formula="of:=IF(ISNUMBER([.D1655]);[.D1655];0)" office:value-type="float" office:value="2157">
            <text:p>2,157</text:p>
          </table:table-cell>
          <table:table-cell table:style-name="ce20" table:formula="of:=IF(ISNUMBER([.E1655]);[.E1655];0)" office:value-type="float" office:value="0">
            <text:p>0</text:p>
          </table:table-cell>
          <table:table-cell table:style-name="ce20" table:formula="of:=IF(ISNUMBER([.F1655]);[.F1655];0)" office:value-type="float" office:value="0">
            <text:p>0</text:p>
          </table:table-cell>
          <table:table-cell table:style-name="ce20" table:formula="of:=IF(ISNUMBER([.G1655]);[.G1655];0)" office:value-type="float" office:value="0">
            <text:p>0</text:p>
          </table:table-cell>
          <table:table-cell table:style-name="ce20" table:formula="of:=IF(ISNUMBER([.H1655]);[.H1655];0)" office:value-type="float" office:value="0">
            <text:p>0</text:p>
          </table:table-cell>
          <table:table-cell table:style-name="ce20" table:formula="of:=IF(ISNUMBER([.I1655]);[.I1655];0)" office:value-type="float" office:value="0">
            <text:p>0</text:p>
          </table:table-cell>
          <table:table-cell table:style-name="ce20" table:formula="of:=IF(ISNUMBER([.J1655]);[.J1655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8"/>
          <table:table-cell table:style-name="Default" table:formula="of:=[.B1656]" office:value-type="string" office:string-value="  Energy Audit or Assessment">
            <text:p><text:s text:c="2"/>Energy Audit or Assessment</text:p>
          </table:table-cell>
          <table:table-cell table:style-name="ce20" table:formula="of:=IF(ISNUMBER([.C1656]);[.C1656];0)" office:value-type="float" office:value="2062">
            <text:p>2,062</text:p>
          </table:table-cell>
          <table:table-cell table:style-name="ce20" table:formula="of:=IF(ISNUMBER([.D1656]);[.D1656];0)" office:value-type="float" office:value="1228">
            <text:p>1,228</text:p>
          </table:table-cell>
          <table:table-cell table:style-name="ce20" table:formula="of:=IF(ISNUMBER([.E1656]);[.E1656];0)" office:value-type="float" office:value="624">
            <text:p>624</text:p>
          </table:table-cell>
          <table:table-cell table:style-name="ce20" table:formula="of:=IF(ISNUMBER([.F1656]);[.F1656];0)" office:value-type="float" office:value="366">
            <text:p>366</text:p>
          </table:table-cell>
          <table:table-cell table:style-name="ce20" table:formula="of:=IF(ISNUMBER([.G1656]);[.G1656];0)" office:value-type="float" office:value="251">
            <text:p>251</text:p>
          </table:table-cell>
          <table:table-cell table:style-name="ce20" table:formula="of:=IF(ISNUMBER([.H1656]);[.H1656];0)" office:value-type="float" office:value="44">
            <text:p>44</text:p>
          </table:table-cell>
          <table:table-cell table:style-name="ce20" table:formula="of:=IF(ISNUMBER([.I1656]);[.I1656];0)" office:value-type="float" office:value="54">
            <text:p>54</text:p>
          </table:table-cell>
          <table:table-cell table:style-name="ce20" table:formula="of:=IF(ISNUMBER([.J1656]);[.J1656];0)" office:value-type="float" office:value="237">
            <text:p>237</text:p>
          </table:table-cell>
          <table:table-cell table:number-columns-repeated="1014"/>
        </table:table-row>
        <table:table-row table:style-name="ro5">
          <table:table-cell table:style-name="ce8"/>
          <table:table-cell table:style-name="Default" table:formula="of:=[.B1657]" office:value-type="string" office:string-value="  Electricity Load Control">
            <text:p><text:s text:c="2"/>Electricity Load Control</text:p>
          </table:table-cell>
          <table:table-cell table:style-name="ce20" table:formula="of:=IF(ISNUMBER([.C1657]);[.C1657];0)" office:value-type="float" office:value="2398">
            <text:p>2,398</text:p>
          </table:table-cell>
          <table:table-cell table:style-name="ce20" table:formula="of:=IF(ISNUMBER([.D1657]);[.D1657];0)" office:value-type="float" office:value="892">
            <text:p>892</text:p>
          </table:table-cell>
          <table:table-cell table:style-name="ce20" table:formula="of:=IF(ISNUMBER([.E1657]);[.E1657];0)" office:value-type="float" office:value="450">
            <text:p>450</text:p>
          </table:table-cell>
          <table:table-cell table:style-name="ce20" table:formula="of:=IF(ISNUMBER([.F1657]);[.F1657];0)" office:value-type="float" office:value="268">
            <text:p>268</text:p>
          </table:table-cell>
          <table:table-cell table:style-name="ce20" table:formula="of:=IF(ISNUMBER([.G1657]);[.G1657];0)" office:value-type="float" office:value="68">
            <text:p>68</text:p>
          </table:table-cell>
          <table:table-cell table:style-name="ce20" table:formula="of:=IF(ISNUMBER([.H1657]);[.H1657];0)" office:value-type="float" office:value="0">
            <text:p>0</text:p>
          </table:table-cell>
          <table:table-cell table:style-name="ce20" table:formula="of:=IF(ISNUMBER([.I1657]);[.I1657];0)" office:value-type="float" office:value="14">
            <text:p>14</text:p>
          </table:table-cell>
          <table:table-cell table:style-name="ce20" table:formula="of:=IF(ISNUMBER([.J1657]);[.J1657];0)" office:value-type="float" office:value="220">
            <text:p>220</text:p>
          </table:table-cell>
          <table:table-cell table:number-columns-repeated="1014"/>
        </table:table-row>
        <table:table-row table:style-name="ro5">
          <table:table-cell table:style-name="ce8"/>
          <table:table-cell table:style-name="Default" table:formula="of:=[.B1658]" office:value-type="string" office:string-value="  Power Factor Correction or Improvement">
            <text:p><text:s text:c="2"/>Power Factor Correction or Improvement</text:p>
          </table:table-cell>
          <table:table-cell table:style-name="ce20" table:formula="of:=IF(ISNUMBER([.C1658]);[.C1658];0)" office:value-type="float" office:value="2388">
            <text:p>2,388</text:p>
          </table:table-cell>
          <table:table-cell table:style-name="ce20" table:formula="of:=IF(ISNUMBER([.D1658]);[.D1658];0)" office:value-type="float" office:value="902">
            <text:p>902</text:p>
          </table:table-cell>
          <table:table-cell table:style-name="ce20" table:formula="of:=IF(ISNUMBER([.E1658]);[.E1658];0)" office:value-type="float" office:value="443">
            <text:p>443</text:p>
          </table:table-cell>
          <table:table-cell table:style-name="ce20" table:formula="of:=IF(ISNUMBER([.F1658]);[.F1658];0)" office:value-type="float" office:value="236">
            <text:p>236</text:p>
          </table:table-cell>
          <table:table-cell table:style-name="ce20" table:formula="of:=IF(ISNUMBER([.G1658]);[.G1658];0)" office:value-type="float" office:value="119">
            <text:p>119</text:p>
          </table:table-cell>
          <table:table-cell table:style-name="ce20" table:formula="of:=IF(ISNUMBER([.H1658]);[.H1658];0)" office:value-type="float" office:value="6">
            <text:p>6</text:p>
          </table:table-cell>
          <table:table-cell table:style-name="ce20" table:formula="of:=IF(ISNUMBER([.I1658]);[.I1658];0)" office:value-type="float" office:value="9">
            <text:p>9</text:p>
          </table:table-cell>
          <table:table-cell table:style-name="ce20" table:formula="of:=IF(ISNUMBER([.J1658]);[.J1658];0)" office:value-type="float" office:value="257">
            <text:p>257</text:p>
          </table:table-cell>
          <table:table-cell table:number-columns-repeated="1014"/>
        </table:table-row>
        <table:table-row table:style-name="ro5">
          <table:table-cell table:style-name="ce8"/>
          <table:table-cell table:style-name="Default" table:formula="of:=[.B1659]" office:value-type="string" office:string-value="  Equipment Installation or Retrofit for the Primary Purpose of">
            <text:p><text:s text:c="2"/>Equipment Installation or Retrofit for the Primary Purpose of</text:p>
          </table:table-cell>
          <table:table-cell table:style-name="ce20" table:formula="of:=IF(ISNUMBER([.C1659]);[.C1659];0)" office:value-type="float" office:value="0">
            <text:p>0</text:p>
          </table:table-cell>
          <table:table-cell table:style-name="ce20" table:formula="of:=IF(ISNUMBER([.D1659]);[.D1659];0)" office:value-type="float" office:value="0">
            <text:p>0</text:p>
          </table:table-cell>
          <table:table-cell table:style-name="ce20" table:formula="of:=IF(ISNUMBER([.E1659]);[.E1659];0)" office:value-type="float" office:value="0">
            <text:p>0</text:p>
          </table:table-cell>
          <table:table-cell table:style-name="ce20" table:formula="of:=IF(ISNUMBER([.F1659]);[.F1659];0)" office:value-type="float" office:value="0">
            <text:p>0</text:p>
          </table:table-cell>
          <table:table-cell table:style-name="ce20" table:formula="of:=IF(ISNUMBER([.G1659]);[.G1659];0)" office:value-type="float" office:value="0">
            <text:p>0</text:p>
          </table:table-cell>
          <table:table-cell table:style-name="ce20" table:formula="of:=IF(ISNUMBER([.H1659]);[.H1659];0)" office:value-type="float" office:value="0">
            <text:p>0</text:p>
          </table:table-cell>
          <table:table-cell table:style-name="ce20" table:formula="of:=IF(ISNUMBER([.I1659]);[.I1659];0)" office:value-type="float" office:value="0">
            <text:p>0</text:p>
          </table:table-cell>
          <table:table-cell table:style-name="ce20" table:formula="of:=IF(ISNUMBER([.J1659]);[.J1659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8"/>
          <table:table-cell table:style-name="Default" table:formula="of:=[.B1660]" office:value-type="string" office:string-value="    Using a Different Energy Source (c)">
            <text:p><text:s text:c="4"/>Using a Different Energy Source (c)</text:p>
          </table:table-cell>
          <table:table-cell table:style-name="ce20" table:formula="of:=IF(ISNUMBER([.C1660]);[.C1660];0)" office:value-type="float" office:value="2907">
            <text:p>2,907</text:p>
          </table:table-cell>
          <table:table-cell table:style-name="ce20" table:formula="of:=IF(ISNUMBER([.D1660]);[.D1660];0)" office:value-type="float" office:value="383">
            <text:p>383</text:p>
          </table:table-cell>
          <table:table-cell table:style-name="ce20" table:formula="of:=IF(ISNUMBER([.E1660]);[.E1660];0)" office:value-type="float" office:value="110">
            <text:p>110</text:p>
          </table:table-cell>
          <table:table-cell table:style-name="ce20" table:formula="of:=IF(ISNUMBER([.F1660]);[.F1660];0)" office:value-type="float" office:value="49">
            <text:p>49</text:p>
          </table:table-cell>
          <table:table-cell table:style-name="ce20" table:formula="of:=IF(ISNUMBER([.G1660]);[.G1660];0)" office:value-type="float" office:value="53">
            <text:p>53</text:p>
          </table:table-cell>
          <table:table-cell table:style-name="ce20" table:formula="of:=IF(ISNUMBER([.H1660]);[.H1660];0)" office:value-type="float" office:value="4">
            <text:p>4</text:p>
          </table:table-cell>
          <table:table-cell table:style-name="ce20" table:formula="of:=IF(ISNUMBER([.I1660]);[.I1660];0)" office:value-type="float" office:value="0">
            <text:p>0</text:p>
          </table:table-cell>
          <table:table-cell table:style-name="ce20" table:formula="of:=IF(ISNUMBER([.J1660]);[.J1660];0)" office:value-type="float" office:value="222">
            <text:p>222</text:p>
          </table:table-cell>
          <table:table-cell table:number-columns-repeated="1014"/>
        </table:table-row>
        <table:table-row table:style-name="ro5">
          <table:table-cell table:style-name="ce8"/>
          <table:table-cell table:style-name="Default" table:formula="of:=[.B1661]" office:value-type="string" office:string-value="  Standby Generation Program">
            <text:p><text:s text:c="2"/>Standby Generation Program</text:p>
          </table:table-cell>
          <table:table-cell table:style-name="ce20" table:formula="of:=IF(ISNUMBER([.C1661]);[.C1661];0)" office:value-type="float" office:value="2907">
            <text:p>2,907</text:p>
          </table:table-cell>
          <table:table-cell table:style-name="ce20" table:formula="of:=IF(ISNUMBER([.D1661]);[.D1661];0)" office:value-type="float" office:value="383">
            <text:p>383</text:p>
          </table:table-cell>
          <table:table-cell table:style-name="ce20" table:formula="of:=IF(ISNUMBER([.E1661]);[.E1661];0)" office:value-type="float" office:value="179">
            <text:p>179</text:p>
          </table:table-cell>
          <table:table-cell table:style-name="ce20" table:formula="of:=IF(ISNUMBER([.F1661]);[.F1661];0)" office:value-type="float" office:value="27">
            <text:p>27</text:p>
          </table:table-cell>
          <table:table-cell table:style-name="ce20" table:formula="of:=IF(ISNUMBER([.G1661]);[.G1661];0)" office:value-type="float" office:value="15">
            <text:p>15</text:p>
          </table:table-cell>
          <table:table-cell table:style-name="ce20" table:formula="of:=IF(ISNUMBER([.H1661]);[.H1661];0)" office:value-type="float" office:value="0">
            <text:p>0</text:p>
          </table:table-cell>
          <table:table-cell table:style-name="ce20" table:formula="of:=IF(ISNUMBER([.I1661]);[.I1661];0)" office:value-type="float" office:value="0">
            <text:p>0</text:p>
          </table:table-cell>
          <table:table-cell table:style-name="ce20" table:formula="of:=IF(ISNUMBER([.J1661]);[.J1661];0)" office:value-type="float" office:value="178">
            <text:p>178</text:p>
          </table:table-cell>
          <table:table-cell table:number-columns-repeated="1014"/>
        </table:table-row>
        <table:table-row table:style-name="ro5">
          <table:table-cell table:style-name="ce8"/>
          <table:table-cell table:style-name="Default" table:formula="of:=[.B1662]" office:value-type="string" office:string-value="  Special Rate Schedule (d)">
            <text:p><text:s text:c="2"/>Special Rate Schedule (d)</text:p>
          </table:table-cell>
          <table:table-cell table:style-name="ce20" table:formula="of:=IF(ISNUMBER([.C1662]);[.C1662];0)" office:value-type="float" office:value="2401">
            <text:p>2,401</text:p>
          </table:table-cell>
          <table:table-cell table:style-name="ce20" table:formula="of:=IF(ISNUMBER([.D1662]);[.D1662];0)" office:value-type="float" office:value="889">
            <text:p>889</text:p>
          </table:table-cell>
          <table:table-cell table:style-name="ce20" table:formula="of:=IF(ISNUMBER([.E1662]);[.E1662];0)" office:value-type="float" office:value="0">
            <text:p>0</text:p>
          </table:table-cell>
          <table:table-cell table:style-name="ce20" table:formula="of:=IF(ISNUMBER([.F1662]);[.F1662];0)" office:value-type="float" office:value="606">
            <text:p>606</text:p>
          </table:table-cell>
          <table:table-cell table:style-name="ce20" table:formula="of:=IF(ISNUMBER([.G1662]);[.G1662];0)" office:value-type="float" office:value="81">
            <text:p>81</text:p>
          </table:table-cell>
          <table:table-cell table:style-name="ce20" table:formula="of:=IF(ISNUMBER([.H1662]);[.H1662];0)" office:value-type="float" office:value="0">
            <text:p>0</text:p>
          </table:table-cell>
          <table:table-cell table:style-name="ce20" table:formula="of:=IF(ISNUMBER([.I1662]);[.I1662];0)" office:value-type="float" office:value="0">
            <text:p>0</text:p>
          </table:table-cell>
          <table:table-cell table:style-name="ce20" table:formula="of:=IF(ISNUMBER([.J1662]);[.J1662];0)" office:value-type="float" office:value="259">
            <text:p>259</text:p>
          </table:table-cell>
          <table:table-cell table:number-columns-repeated="1014"/>
        </table:table-row>
        <table:table-row table:style-name="ro5">
          <table:table-cell table:style-name="ce8"/>
          <table:table-cell table:style-name="Default" table:formula="of:=[.B1663]" office:value-type="string" office:string-value="  Interval Metering (e) ">
            <text:p><text:s text:c="2"/>Interval Metering (e) </text:p>
          </table:table-cell>
          <table:table-cell table:style-name="ce20" table:formula="of:=IF(ISNUMBER([.C1663]);[.C1663];0)" office:value-type="float" office:value="2803">
            <text:p>2,803</text:p>
          </table:table-cell>
          <table:table-cell table:style-name="ce20" table:formula="of:=IF(ISNUMBER([.D1663]);[.D1663];0)" office:value-type="float" office:value="487">
            <text:p>487</text:p>
          </table:table-cell>
          <table:table-cell table:style-name="ce20" table:formula="of:=IF(ISNUMBER([.E1663]);[.E1663];0)" office:value-type="float" office:value="0">
            <text:p>0</text:p>
          </table:table-cell>
          <table:table-cell table:style-name="ce20" table:formula="of:=IF(ISNUMBER([.F1663]);[.F1663];0)" office:value-type="float" office:value="236">
            <text:p>236</text:p>
          </table:table-cell>
          <table:table-cell table:style-name="ce20" table:formula="of:=IF(ISNUMBER([.G1663]);[.G1663];0)" office:value-type="float" office:value="38">
            <text:p>38</text:p>
          </table:table-cell>
          <table:table-cell table:style-name="ce20" table:formula="of:=IF(ISNUMBER([.H1663]);[.H1663];0)" office:value-type="float" office:value="0">
            <text:p>0</text:p>
          </table:table-cell>
          <table:table-cell table:style-name="ce20" table:formula="of:=IF(ISNUMBER([.I1663]);[.I1663];0)" office:value-type="float" office:value="0">
            <text:p>0</text:p>
          </table:table-cell>
          <table:table-cell table:style-name="ce20" table:formula="of:=IF(ISNUMBER([.J1663]);[.J1663];0)" office:value-type="float" office:value="231">
            <text:p>231</text:p>
          </table:table-cell>
          <table:table-cell table:number-columns-repeated="1014"/>
        </table:table-row>
        <table:table-row table:style-name="ro5">
          <table:table-cell table:style-name="ce8"/>
          <table:table-cell table:style-name="Default" table:formula="of:=[.B1664]" office:value-type="string" office:string-value="  Equipment Installation or Retrofit for the Primary Purpose of ">
            <text:p><text:s text:c="2"/>Equipment Installation or Retrofit for the Primary Purpose of </text:p>
          </table:table-cell>
          <table:table-cell table:style-name="ce20" table:formula="of:=IF(ISNUMBER([.C1664]);[.C1664];0)" office:value-type="float" office:value="0">
            <text:p>0</text:p>
          </table:table-cell>
          <table:table-cell table:style-name="ce20" table:formula="of:=IF(ISNUMBER([.D1664]);[.D1664];0)" office:value-type="float" office:value="0">
            <text:p>0</text:p>
          </table:table-cell>
          <table:table-cell table:style-name="ce20" table:formula="of:=IF(ISNUMBER([.E1664]);[.E1664];0)" office:value-type="float" office:value="0">
            <text:p>0</text:p>
          </table:table-cell>
          <table:table-cell table:style-name="ce20" table:formula="of:=IF(ISNUMBER([.F1664]);[.F1664];0)" office:value-type="float" office:value="0">
            <text:p>0</text:p>
          </table:table-cell>
          <table:table-cell table:style-name="ce20" table:formula="of:=IF(ISNUMBER([.G1664]);[.G1664];0)" office:value-type="float" office:value="0">
            <text:p>0</text:p>
          </table:table-cell>
          <table:table-cell table:style-name="ce20" table:formula="of:=IF(ISNUMBER([.H1664]);[.H1664];0)" office:value-type="float" office:value="0">
            <text:p>0</text:p>
          </table:table-cell>
          <table:table-cell table:style-name="ce20" table:formula="of:=IF(ISNUMBER([.I1664]);[.I1664];0)" office:value-type="float" office:value="0">
            <text:p>0</text:p>
          </table:table-cell>
          <table:table-cell table:style-name="ce20" table:formula="of:=IF(ISNUMBER([.J1664]);[.J1664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8"/>
          <table:table-cell table:style-name="Default" table:formula="of:=[.B1665]" office:value-type="string" office:string-value="    Improving Energy Efficiency Affecting:">
            <text:p><text:s text:c="4"/>Improving Energy Efficiency Affecting:</text:p>
          </table:table-cell>
          <table:table-cell table:style-name="ce20" table:formula="of:=IF(ISNUMBER([.C1665]);[.C1665];0)" office:value-type="float" office:value="0">
            <text:p>0</text:p>
          </table:table-cell>
          <table:table-cell table:style-name="ce20" table:formula="of:=IF(ISNUMBER([.D1665]);[.D1665];0)" office:value-type="float" office:value="0">
            <text:p>0</text:p>
          </table:table-cell>
          <table:table-cell table:style-name="ce20" table:formula="of:=IF(ISNUMBER([.E1665]);[.E1665];0)" office:value-type="float" office:value="0">
            <text:p>0</text:p>
          </table:table-cell>
          <table:table-cell table:style-name="ce20" table:formula="of:=IF(ISNUMBER([.F1665]);[.F1665];0)" office:value-type="float" office:value="0">
            <text:p>0</text:p>
          </table:table-cell>
          <table:table-cell table:style-name="ce20" table:formula="of:=IF(ISNUMBER([.G1665]);[.G1665];0)" office:value-type="float" office:value="0">
            <text:p>0</text:p>
          </table:table-cell>
          <table:table-cell table:style-name="ce20" table:formula="of:=IF(ISNUMBER([.H1665]);[.H1665];0)" office:value-type="float" office:value="0">
            <text:p>0</text:p>
          </table:table-cell>
          <table:table-cell table:style-name="ce20" table:formula="of:=IF(ISNUMBER([.I1665]);[.I1665];0)" office:value-type="float" office:value="0">
            <text:p>0</text:p>
          </table:table-cell>
          <table:table-cell table:style-name="ce20" table:formula="of:=IF(ISNUMBER([.J1665]);[.J1665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8"/>
          <table:table-cell table:style-name="Default" table:formula="of:=[.B1666]" office:value-type="string" office:string-value="    Steam Production/System (f)">
            <text:p><text:s text:c="4"/>Steam Production/System (f)</text:p>
          </table:table-cell>
          <table:table-cell table:style-name="ce20" table:formula="of:=IF(ISNUMBER([.C1666]);[.C1666];0)" office:value-type="float" office:value="3008">
            <text:p>3,008</text:p>
          </table:table-cell>
          <table:table-cell table:style-name="ce20" table:formula="of:=IF(ISNUMBER([.D1666]);[.D1666];0)" office:value-type="float" office:value="282">
            <text:p>282</text:p>
          </table:table-cell>
          <table:table-cell table:style-name="ce20" table:formula="of:=IF(ISNUMBER([.E1666]);[.E1666];0)" office:value-type="float" office:value="102">
            <text:p>102</text:p>
          </table:table-cell>
          <table:table-cell table:style-name="ce20" table:formula="of:=IF(ISNUMBER([.F1666]);[.F1666];0)" office:value-type="float" office:value="6">
            <text:p>6</text:p>
          </table:table-cell>
          <table:table-cell table:style-name="ce20" table:formula="of:=IF(ISNUMBER([.G1666]);[.G1666];0)" office:value-type="float" office:value="45">
            <text:p>45</text:p>
          </table:table-cell>
          <table:table-cell table:style-name="ce20" table:formula="of:=IF(ISNUMBER([.H1666]);[.H1666];0)" office:value-type="float" office:value="4">
            <text:p>4</text:p>
          </table:table-cell>
          <table:table-cell table:style-name="ce20" table:formula="of:=IF(ISNUMBER([.I1666]);[.I1666];0)" office:value-type="float" office:value="5">
            <text:p>5</text:p>
          </table:table-cell>
          <table:table-cell table:style-name="ce20" table:formula="of:=IF(ISNUMBER([.J1666]);[.J1666];0)" office:value-type="float" office:value="165">
            <text:p>165</text:p>
          </table:table-cell>
          <table:table-cell table:number-columns-repeated="1014"/>
        </table:table-row>
        <table:table-row table:style-name="ro5">
          <table:table-cell table:style-name="ce8"/>
          <table:table-cell table:style-name="Default" table:formula="of:=[.B1667]" office:value-type="string" office:string-value="    Compressed Air Systems (g)">
            <text:p><text:s text:c="4"/>Compressed Air Systems (g)</text:p>
          </table:table-cell>
          <table:table-cell table:style-name="ce20" table:formula="of:=IF(ISNUMBER([.C1667]);[.C1667];0)" office:value-type="float" office:value="2364">
            <text:p>2,364</text:p>
          </table:table-cell>
          <table:table-cell table:style-name="ce20" table:formula="of:=IF(ISNUMBER([.D1667]);[.D1667];0)" office:value-type="float" office:value="926">
            <text:p>926</text:p>
          </table:table-cell>
          <table:table-cell table:style-name="ce20" table:formula="of:=IF(ISNUMBER([.E1667]);[.E1667];0)" office:value-type="float" office:value="580">
            <text:p>580</text:p>
          </table:table-cell>
          <table:table-cell table:style-name="ce20" table:formula="of:=IF(ISNUMBER([.F1667]);[.F1667];0)" office:value-type="float" office:value="33">
            <text:p>33</text:p>
          </table:table-cell>
          <table:table-cell table:style-name="ce20" table:formula="of:=IF(ISNUMBER([.G1667]);[.G1667];0)" office:value-type="float" office:value="258">
            <text:p>258</text:p>
          </table:table-cell>
          <table:table-cell table:style-name="ce20" table:formula="of:=IF(ISNUMBER([.H1667]);[.H1667];0)" office:value-type="float" office:value="0">
            <text:p>0</text:p>
          </table:table-cell>
          <table:table-cell table:style-name="ce20" table:formula="of:=IF(ISNUMBER([.I1667]);[.I1667];0)" office:value-type="float" office:value="4">
            <text:p>4</text:p>
          </table:table-cell>
          <table:table-cell table:style-name="ce20" table:formula="of:=IF(ISNUMBER([.J1667]);[.J1667];0)" office:value-type="float" office:value="216">
            <text:p>216</text:p>
          </table:table-cell>
          <table:table-cell table:number-columns-repeated="1014"/>
        </table:table-row>
        <table:table-row table:style-name="ro5">
          <table:table-cell table:style-name="ce8"/>
          <table:table-cell table:style-name="Default" table:formula="of:=[.B1668]" office:value-type="string" office:string-value="    Direct/Indirect Process Heating">
            <text:p><text:s text:c="4"/>Direct/Indirect Process Heating</text:p>
          </table:table-cell>
          <table:table-cell table:style-name="ce20" table:formula="of:=IF(ISNUMBER([.C1668]);[.C1668];0)" office:value-type="float" office:value="2794">
            <text:p>2,794</text:p>
          </table:table-cell>
          <table:table-cell table:style-name="ce20" table:formula="of:=IF(ISNUMBER([.D1668]);[.D1668];0)" office:value-type="float" office:value="496">
            <text:p>496</text:p>
          </table:table-cell>
          <table:table-cell table:style-name="ce20" table:formula="of:=IF(ISNUMBER([.E1668]);[.E1668];0)" office:value-type="float" office:value="270">
            <text:p>270</text:p>
          </table:table-cell>
          <table:table-cell table:style-name="ce20" table:formula="of:=IF(ISNUMBER([.F1668]);[.F1668];0)" office:value-type="float" office:value="13">
            <text:p>13</text:p>
          </table:table-cell>
          <table:table-cell table:style-name="ce20" table:formula="of:=IF(ISNUMBER([.G1668]);[.G1668];0)" office:value-type="float" office:value="120">
            <text:p>120</text:p>
          </table:table-cell>
          <table:table-cell table:style-name="ce20" table:formula="of:=IF(ISNUMBER([.H1668]);[.H1668];0)" office:value-type="float" office:value="0">
            <text:p>0</text:p>
          </table:table-cell>
          <table:table-cell table:style-name="ce20" table:formula="of:=IF(ISNUMBER([.I1668]);[.I1668];0)" office:value-type="float" office:value="7">
            <text:p>7</text:p>
          </table:table-cell>
          <table:table-cell table:style-name="ce20" table:formula="of:=IF(ISNUMBER([.J1668]);[.J1668];0)" office:value-type="float" office:value="172">
            <text:p>172</text:p>
          </table:table-cell>
          <table:table-cell table:number-columns-repeated="1014"/>
        </table:table-row>
        <table:table-row table:style-name="ro5">
          <table:table-cell table:style-name="ce8"/>
          <table:table-cell table:style-name="Default" table:formula="of:=[.B1669]" office:value-type="string" office:string-value="    Direct Process Cooling, Refrigeration">
            <text:p><text:s text:c="4"/>Direct Process Cooling, Refrigeration</text:p>
          </table:table-cell>
          <table:table-cell table:style-name="ce20" table:formula="of:=IF(ISNUMBER([.C1669]);[.C1669];0)" office:value-type="float" office:value="2993">
            <text:p>2,993</text:p>
          </table:table-cell>
          <table:table-cell table:style-name="ce20" table:formula="of:=IF(ISNUMBER([.D1669]);[.D1669];0)" office:value-type="float" office:value="297">
            <text:p>297</text:p>
          </table:table-cell>
          <table:table-cell table:style-name="ce20" table:formula="of:=IF(ISNUMBER([.E1669]);[.E1669];0)" office:value-type="float" office:value="125">
            <text:p>125</text:p>
          </table:table-cell>
          <table:table-cell table:style-name="ce20" table:formula="of:=IF(ISNUMBER([.F1669]);[.F1669];0)" office:value-type="float" office:value="0">
            <text:p>0</text:p>
          </table:table-cell>
          <table:table-cell table:style-name="ce20" table:formula="of:=IF(ISNUMBER([.G1669]);[.G1669];0)" office:value-type="float" office:value="34">
            <text:p>34</text:p>
          </table:table-cell>
          <table:table-cell table:style-name="ce20" table:formula="of:=IF(ISNUMBER([.H1669]);[.H1669];0)" office:value-type="float" office:value="4">
            <text:p>4</text:p>
          </table:table-cell>
          <table:table-cell table:style-name="ce20" table:formula="of:=IF(ISNUMBER([.I1669]);[.I1669];0)" office:value-type="float" office:value="0">
            <text:p>0</text:p>
          </table:table-cell>
          <table:table-cell table:style-name="ce20" table:formula="of:=IF(ISNUMBER([.J1669]);[.J1669];0)" office:value-type="float" office:value="163">
            <text:p>163</text:p>
          </table:table-cell>
          <table:table-cell table:number-columns-repeated="1014"/>
        </table:table-row>
        <table:table-row table:style-name="ro5">
          <table:table-cell table:style-name="ce8"/>
          <table:table-cell table:style-name="Default" table:formula="of:=[.B1670]" office:value-type="string" office:string-value="    Direct Machine Drive (h)">
            <text:p><text:s text:c="4"/>Direct Machine Drive (h)</text:p>
          </table:table-cell>
          <table:table-cell table:style-name="ce20" table:formula="of:=IF(ISNUMBER([.C1670]);[.C1670];0)" office:value-type="float" office:value="2519">
            <text:p>2,519</text:p>
          </table:table-cell>
          <table:table-cell table:style-name="ce20" table:formula="of:=IF(ISNUMBER([.D1670]);[.D1670];0)" office:value-type="float" office:value="771">
            <text:p>771</text:p>
          </table:table-cell>
          <table:table-cell table:style-name="ce20" table:formula="of:=IF(ISNUMBER([.E1670]);[.E1670];0)" office:value-type="float" office:value="453">
            <text:p>453</text:p>
          </table:table-cell>
          <table:table-cell table:style-name="ce20" table:formula="of:=IF(ISNUMBER([.F1670]);[.F1670];0)" office:value-type="float" office:value="29">
            <text:p>29</text:p>
          </table:table-cell>
          <table:table-cell table:style-name="ce20" table:formula="of:=IF(ISNUMBER([.G1670]);[.G1670];0)" office:value-type="float" office:value="220">
            <text:p>220</text:p>
          </table:table-cell>
          <table:table-cell table:style-name="ce20" table:formula="of:=IF(ISNUMBER([.H1670]);[.H1670];0)" office:value-type="float" office:value="8">
            <text:p>8</text:p>
          </table:table-cell>
          <table:table-cell table:style-name="ce20" table:formula="of:=IF(ISNUMBER([.I1670]);[.I1670];0)" office:value-type="float" office:value="5">
            <text:p>5</text:p>
          </table:table-cell>
          <table:table-cell table:style-name="ce20" table:formula="of:=IF(ISNUMBER([.J1670]);[.J1670];0)" office:value-type="float" office:value="207">
            <text:p>207</text:p>
          </table:table-cell>
          <table:table-cell table:number-columns-repeated="1014"/>
        </table:table-row>
        <table:table-row table:style-name="ro5">
          <table:table-cell table:style-name="ce8"/>
          <table:table-cell table:style-name="Default" table:formula="of:=[.B1671]" office:value-type="string" office:string-value="    Facility HVAC (i)">
            <text:p><text:s text:c="4"/>Facility HVAC (i)</text:p>
          </table:table-cell>
          <table:table-cell table:style-name="ce20" table:formula="of:=IF(ISNUMBER([.C1671]);[.C1671];0)" office:value-type="float" office:value="2632">
            <text:p>2,632</text:p>
          </table:table-cell>
          <table:table-cell table:style-name="ce20" table:formula="of:=IF(ISNUMBER([.D1671]);[.D1671];0)" office:value-type="float" office:value="658">
            <text:p>658</text:p>
          </table:table-cell>
          <table:table-cell table:style-name="ce20" table:formula="of:=IF(ISNUMBER([.E1671]);[.E1671];0)" office:value-type="float" office:value="374">
            <text:p>374</text:p>
          </table:table-cell>
          <table:table-cell table:style-name="ce20" table:formula="of:=IF(ISNUMBER([.F1671]);[.F1671];0)" office:value-type="float" office:value="41">
            <text:p>41</text:p>
          </table:table-cell>
          <table:table-cell table:style-name="ce20" table:formula="of:=IF(ISNUMBER([.G1671]);[.G1671];0)" office:value-type="float" office:value="192">
            <text:p>192</text:p>
          </table:table-cell>
          <table:table-cell table:style-name="ce20" table:formula="of:=IF(ISNUMBER([.H1671]);[.H1671];0)" office:value-type="float" office:value="7">
            <text:p>7</text:p>
          </table:table-cell>
          <table:table-cell table:style-name="ce20" table:formula="of:=IF(ISNUMBER([.I1671]);[.I1671];0)" office:value-type="float" office:value="0">
            <text:p>0</text:p>
          </table:table-cell>
          <table:table-cell table:style-name="ce20" table:formula="of:=IF(ISNUMBER([.J1671]);[.J1671];0)" office:value-type="float" office:value="158">
            <text:p>158</text:p>
          </table:table-cell>
          <table:table-cell table:number-columns-repeated="1014"/>
        </table:table-row>
        <table:table-row table:style-name="ro5">
          <table:table-cell table:style-name="ce8"/>
          <table:table-cell table:style-name="Default" table:formula="of:=[.B1672]" office:value-type="string" office:string-value="    Facility Lighting">
            <text:p><text:s text:c="4"/>Facility Lighting</text:p>
          </table:table-cell>
          <table:table-cell table:style-name="ce20" table:formula="of:=IF(ISNUMBER([.C1672]);[.C1672];0)" office:value-type="float" office:value="2283">
            <text:p>2,283</text:p>
          </table:table-cell>
          <table:table-cell table:style-name="ce20" table:formula="of:=IF(ISNUMBER([.D1672]);[.D1672];0)" office:value-type="float" office:value="1007">
            <text:p>1,007</text:p>
          </table:table-cell>
          <table:table-cell table:style-name="ce20" table:formula="of:=IF(ISNUMBER([.E1672]);[.E1672];0)" office:value-type="float" office:value="556">
            <text:p>556</text:p>
          </table:table-cell>
          <table:table-cell table:style-name="ce20" table:formula="of:=IF(ISNUMBER([.F1672]);[.F1672];0)" office:value-type="float" office:value="205">
            <text:p>205</text:p>
          </table:table-cell>
          <table:table-cell table:style-name="ce20" table:formula="of:=IF(ISNUMBER([.G1672]);[.G1672];0)" office:value-type="float" office:value="272">
            <text:p>272</text:p>
          </table:table-cell>
          <table:table-cell table:style-name="ce20" table:formula="of:=IF(ISNUMBER([.H1672]);[.H1672];0)" office:value-type="float" office:value="15">
            <text:p>15</text:p>
          </table:table-cell>
          <table:table-cell table:style-name="ce20" table:formula="of:=IF(ISNUMBER([.I1672]);[.I1672];0)" office:value-type="float" office:value="7">
            <text:p>7</text:p>
          </table:table-cell>
          <table:table-cell table:style-name="ce20" table:formula="of:=IF(ISNUMBER([.J1672]);[.J1672];0)" office:value-type="float" office:value="168">
            <text:p>168</text:p>
          </table:table-cell>
          <table:table-cell table:number-columns-repeated="1014"/>
        </table:table-row>
        <table:table-row table:style-name="ro5">
          <table:table-cell table:style-name="ce8"/>
          <table:table-cell table:style-name="Default" table:formula="of:=[.B1673]" office:value-type="string" office:string-value="Receiving energy-management support in the form of:">
            <text:p>Receiving energy-management support in the form of:</text:p>
          </table:table-cell>
          <table:table-cell table:style-name="ce20" table:formula="of:=IF(ISNUMBER([.C1673]);[.C1673];0)" office:value-type="float" office:value="0">
            <text:p>0</text:p>
          </table:table-cell>
          <table:table-cell table:style-name="ce20" table:formula="of:=IF(ISNUMBER([.D1673]);[.D1673];0)" office:value-type="float" office:value="0">
            <text:p>0</text:p>
          </table:table-cell>
          <table:table-cell table:style-name="ce20" table:formula="of:=IF(ISNUMBER([.E1673]);[.E1673];0)" office:value-type="float" office:value="0">
            <text:p>0</text:p>
          </table:table-cell>
          <table:table-cell table:style-name="ce20" table:formula="of:=IF(ISNUMBER([.F1673]);[.F1673];0)" office:value-type="float" office:value="0">
            <text:p>0</text:p>
          </table:table-cell>
          <table:table-cell table:style-name="ce20" table:formula="of:=IF(ISNUMBER([.G1673]);[.G1673];0)" office:value-type="float" office:value="0">
            <text:p>0</text:p>
          </table:table-cell>
          <table:table-cell table:style-name="ce20" table:formula="of:=IF(ISNUMBER([.H1673]);[.H1673];0)" office:value-type="float" office:value="0">
            <text:p>0</text:p>
          </table:table-cell>
          <table:table-cell table:style-name="ce20" table:formula="of:=IF(ISNUMBER([.I1673]);[.I1673];0)" office:value-type="float" office:value="0">
            <text:p>0</text:p>
          </table:table-cell>
          <table:table-cell table:style-name="ce20" table:formula="of:=IF(ISNUMBER([.J1673]);[.J1673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8"/>
          <table:table-cell table:style-name="Default" table:formula="of:=[.B1674]" office:value-type="string" office:string-value="    Technical Assistance (j)">
            <text:p><text:s text:c="4"/>Technical Assistance (j)</text:p>
          </table:table-cell>
          <table:table-cell table:style-name="ce20" table:formula="of:=IF(ISNUMBER([.C1674]);[.C1674];0)" office:value-type="float" office:value="2264">
            <text:p>2,264</text:p>
          </table:table-cell>
          <table:table-cell table:style-name="ce20" table:formula="of:=IF(ISNUMBER([.D1674]);[.D1674];0)" office:value-type="float" office:value="1026">
            <text:p>1,026</text:p>
          </table:table-cell>
          <table:table-cell table:style-name="ce20" table:formula="of:=IF(ISNUMBER([.E1674]);[.E1674];0)" office:value-type="float" office:value="379">
            <text:p>379</text:p>
          </table:table-cell>
          <table:table-cell table:style-name="ce20" table:formula="of:=IF(ISNUMBER([.F1674]);[.F1674];0)" office:value-type="float" office:value="330">
            <text:p>330</text:p>
          </table:table-cell>
          <table:table-cell table:style-name="ce20" table:formula="of:=IF(ISNUMBER([.G1674]);[.G1674];0)" office:value-type="float" office:value="430">
            <text:p>430</text:p>
          </table:table-cell>
          <table:table-cell table:style-name="ce20" table:formula="of:=IF(ISNUMBER([.H1674]);[.H1674];0)" office:value-type="float" office:value="23">
            <text:p>23</text:p>
          </table:table-cell>
          <table:table-cell table:style-name="ce20" table:formula="of:=IF(ISNUMBER([.I1674]);[.I1674];0)" office:value-type="float" office:value="45">
            <text:p>45</text:p>
          </table:table-cell>
          <table:table-cell table:style-name="ce20" table:formula="of:=IF(ISNUMBER([.J1674]);[.J1674];0)" office:value-type="float" office:value="210">
            <text:p>210</text:p>
          </table:table-cell>
          <table:table-cell table:number-columns-repeated="1014"/>
        </table:table-row>
        <table:table-row table:style-name="ro5">
          <table:table-cell table:style-name="ce8"/>
          <table:table-cell table:style-name="Default" table:formula="of:=[.B1675]" office:value-type="string" office:string-value="    Technical Information (k)">
            <text:p><text:s text:c="4"/>Technical Information (k)</text:p>
          </table:table-cell>
          <table:table-cell table:style-name="ce20" table:formula="of:=IF(ISNUMBER([.C1675]);[.C1675];0)" office:value-type="float" office:value="2646">
            <text:p>2,646</text:p>
          </table:table-cell>
          <table:table-cell table:style-name="ce20" table:formula="of:=IF(ISNUMBER([.D1675]);[.D1675];0)" office:value-type="float" office:value="644">
            <text:p>644</text:p>
          </table:table-cell>
          <table:table-cell table:style-name="ce20" table:formula="of:=IF(ISNUMBER([.E1675]);[.E1675];0)" office:value-type="float" office:value="341">
            <text:p>341</text:p>
          </table:table-cell>
          <table:table-cell table:style-name="ce20" table:formula="of:=IF(ISNUMBER([.F1675]);[.F1675];0)" office:value-type="float" office:value="259">
            <text:p>259</text:p>
          </table:table-cell>
          <table:table-cell table:style-name="ce20" table:formula="of:=IF(ISNUMBER([.G1675]);[.G1675];0)" office:value-type="float" office:value="221">
            <text:p>221</text:p>
          </table:table-cell>
          <table:table-cell table:style-name="ce20" table:formula="of:=IF(ISNUMBER([.H1675]);[.H1675];0)" office:value-type="float" office:value="31">
            <text:p>31</text:p>
          </table:table-cell>
          <table:table-cell table:style-name="ce20" table:formula="of:=IF(ISNUMBER([.I1675]);[.I1675];0)" office:value-type="float" office:value="20">
            <text:p>20</text:p>
          </table:table-cell>
          <table:table-cell table:style-name="ce20" table:formula="of:=IF(ISNUMBER([.J1675]);[.J1675];0)" office:value-type="float" office:value="6">
            <text:p>6</text:p>
          </table:table-cell>
          <table:table-cell table:number-columns-repeated="1014"/>
        </table:table-row>
        <table:table-row table:style-name="ro5">
          <table:table-cell table:style-name="ce8"/>
          <table:table-cell table:style-name="Default" table:formula="of:=[.B1676]" office:value-type="string" office:string-value="    Training (l)">
            <text:p><text:s text:c="4"/>Training (l)</text:p>
          </table:table-cell>
          <table:table-cell table:style-name="ce20" table:formula="of:=IF(ISNUMBER([.C1676]);[.C1676];0)" office:value-type="float" office:value="2694">
            <text:p>2,694</text:p>
          </table:table-cell>
          <table:table-cell table:style-name="ce20" table:formula="of:=IF(ISNUMBER([.D1676]);[.D1676];0)" office:value-type="float" office:value="596">
            <text:p>596</text:p>
          </table:table-cell>
          <table:table-cell table:style-name="ce20" table:formula="of:=IF(ISNUMBER([.E1676]);[.E1676];0)" office:value-type="float" office:value="240">
            <text:p>240</text:p>
          </table:table-cell>
          <table:table-cell table:style-name="ce20" table:formula="of:=IF(ISNUMBER([.F1676]);[.F1676];0)" office:value-type="float" office:value="251">
            <text:p>251</text:p>
          </table:table-cell>
          <table:table-cell table:style-name="ce20" table:formula="of:=IF(ISNUMBER([.G1676]);[.G1676];0)" office:value-type="float" office:value="160">
            <text:p>160</text:p>
          </table:table-cell>
          <table:table-cell table:style-name="ce20" table:formula="of:=IF(ISNUMBER([.H1676]);[.H1676];0)" office:value-type="float" office:value="22">
            <text:p>22</text:p>
          </table:table-cell>
          <table:table-cell table:style-name="ce20" table:formula="of:=IF(ISNUMBER([.I1676]);[.I1676];0)" office:value-type="float" office:value="38">
            <text:p>38</text:p>
          </table:table-cell>
          <table:table-cell table:style-name="ce20" table:formula="of:=IF(ISNUMBER([.J1676]);[.J1676];0)" office:value-type="float" office:value="15">
            <text:p>15</text:p>
          </table:table-cell>
          <table:table-cell table:number-columns-repeated="1014"/>
        </table:table-row>
        <table:table-row table:style-name="ro5">
          <table:table-cell table:style-name="ce8"/>
          <table:table-cell table:style-name="Default" table:formula="of:=[.B1677]" office:value-type="string" office:string-value="    Financial Assistance (m)">
            <text:p><text:s text:c="4"/>Financial Assistance (m)</text:p>
          </table:table-cell>
          <table:table-cell table:style-name="ce20" table:formula="of:=IF(ISNUMBER([.C1677]);[.C1677];0)" office:value-type="float" office:value="3037">
            <text:p>3,037</text:p>
          </table:table-cell>
          <table:table-cell table:style-name="ce20" table:formula="of:=IF(ISNUMBER([.D1677]);[.D1677];0)" office:value-type="float" office:value="253">
            <text:p>253</text:p>
          </table:table-cell>
          <table:table-cell table:style-name="ce20" table:formula="of:=IF(ISNUMBER([.E1677]);[.E1677];0)" office:value-type="float" office:value="20">
            <text:p>20</text:p>
          </table:table-cell>
          <table:table-cell table:style-name="ce20" table:formula="of:=IF(ISNUMBER([.F1677]);[.F1677];0)" office:value-type="float" office:value="121">
            <text:p>121</text:p>
          </table:table-cell>
          <table:table-cell table:style-name="ce20" table:formula="of:=IF(ISNUMBER([.G1677]);[.G1677];0)" office:value-type="float" office:value="31">
            <text:p>31</text:p>
          </table:table-cell>
          <table:table-cell table:style-name="ce20" table:formula="of:=IF(ISNUMBER([.H1677]);[.H1677];0)" office:value-type="float" office:value="21">
            <text:p>21</text:p>
          </table:table-cell>
          <table:table-cell table:style-name="ce20" table:formula="of:=IF(ISNUMBER([.I1677]);[.I1677];0)" office:value-type="float" office:value="76">
            <text:p>76</text:p>
          </table:table-cell>
          <table:table-cell table:style-name="ce20" table:formula="of:=IF(ISNUMBER([.J1677]);[.J1677];0)" office:value-type="float" office:value="0">
            <text:p>0</text:p>
          </table:table-cell>
          <table:table-cell table:number-columns-repeated="1014"/>
        </table:table-row>
        <table:table-row table:style-name="ro5" table:number-rows-repeated="2">
          <table:table-cell table:style-name="ce8"/>
          <table:table-cell table:style-name="Default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Default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/>
          <table:table-cell table:style-name="Default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2"/>331</text:p>
          </table:table-cell>
          <table:table-cell table:style-name="ce7" office:value-type="string">
            <text:p>PRIMARY METAL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1133">
            <text:p>1,133</text:p>
          </table:table-cell>
          <table:table-cell table:style-name="ce20" office:value-type="float" office:value="2157">
            <text:p>2,157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2062">
            <text:p>2,062</text:p>
          </table:table-cell>
          <table:table-cell table:style-name="ce20" office:value-type="float" office:value="1228">
            <text:p>1,228</text:p>
          </table:table-cell>
          <table:table-cell table:style-name="ce20" office:value-type="float" office:value="624">
            <text:p>624</text:p>
          </table:table-cell>
          <table:table-cell table:style-name="ce20" office:value-type="float" office:value="366">
            <text:p>366</text:p>
          </table:table-cell>
          <table:table-cell table:style-name="ce20" office:value-type="float" office:value="251">
            <text:p>251</text:p>
          </table:table-cell>
          <table:table-cell table:style-name="ce20" office:value-type="float" office:value="44">
            <text:p>44</text:p>
          </table:table-cell>
          <table:table-cell table:style-name="ce20" office:value-type="float" office:value="54">
            <text:p>54</text:p>
          </table:table-cell>
          <table:table-cell table:style-name="ce20" office:value-type="float" office:value="237">
            <text:p>23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2398">
            <text:p>2,398</text:p>
          </table:table-cell>
          <table:table-cell table:style-name="ce20" office:value-type="float" office:value="892">
            <text:p>892</text:p>
          </table:table-cell>
          <table:table-cell table:style-name="ce20" office:value-type="float" office:value="450">
            <text:p>450</text:p>
          </table:table-cell>
          <table:table-cell table:style-name="ce20" office:value-type="float" office:value="268">
            <text:p>268</text:p>
          </table:table-cell>
          <table:table-cell table:style-name="ce20" office:value-type="float" office:value="68">
            <text:p>68</text:p>
          </table:table-cell>
          <table:table-cell table:style-name="ce20" office:value-type="string">
            <text:p>W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220">
            <text:p>22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2388">
            <text:p>2,388</text:p>
          </table:table-cell>
          <table:table-cell table:style-name="ce20" office:value-type="float" office:value="902">
            <text:p>902</text:p>
          </table:table-cell>
          <table:table-cell table:style-name="ce20" office:value-type="float" office:value="443">
            <text:p>443</text:p>
          </table:table-cell>
          <table:table-cell table:style-name="ce20" office:value-type="float" office:value="236">
            <text:p>236</text:p>
          </table:table-cell>
          <table:table-cell table:style-name="ce20" office:value-type="float" office:value="119">
            <text:p>119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257">
            <text:p>25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2907">
            <text:p>2,907</text:p>
          </table:table-cell>
          <table:table-cell table:style-name="ce20" office:value-type="float" office:value="383">
            <text:p>383</text:p>
          </table:table-cell>
          <table:table-cell table:style-name="ce20" office:value-type="float" office:value="110">
            <text:p>110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53">
            <text:p>53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Q</text:p>
          </table:table-cell>
          <table:table-cell table:style-name="ce20" office:value-type="float" office:value="222">
            <text:p>22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2907">
            <text:p>2,907</text:p>
          </table:table-cell>
          <table:table-cell table:style-name="ce20" office:value-type="float" office:value="383">
            <text:p>383</text:p>
          </table:table-cell>
          <table:table-cell table:style-name="ce20" office:value-type="float" office:value="179">
            <text:p>179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15">
            <text:p>15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78">
            <text:p>17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2401">
            <text:p>2,401</text:p>
          </table:table-cell>
          <table:table-cell table:style-name="ce20" office:value-type="float" office:value="889">
            <text:p>889</text:p>
          </table:table-cell>
          <table:table-cell table:style-name="ce20" office:value-type="string">
            <text:p>--</text:p>
          </table:table-cell>
          <table:table-cell table:style-name="ce20" office:value-type="float" office:value="606">
            <text:p>606</text:p>
          </table:table-cell>
          <table:table-cell table:style-name="ce20" office:value-type="float" office:value="81">
            <text:p>81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259">
            <text:p>259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2803">
            <text:p>2,803</text:p>
          </table:table-cell>
          <table:table-cell table:style-name="ce20" office:value-type="float" office:value="487">
            <text:p>487</text:p>
          </table:table-cell>
          <table:table-cell table:style-name="ce20" office:value-type="string">
            <text:p>--</text:p>
          </table:table-cell>
          <table:table-cell table:style-name="ce20" office:value-type="float" office:value="236">
            <text:p>236</text:p>
          </table:table-cell>
          <table:table-cell table:style-name="ce20" office:value-type="float" office:value="38">
            <text:p>38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231">
            <text:p>23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3008">
            <text:p>3,008</text:p>
          </table:table-cell>
          <table:table-cell table:style-name="ce20" office:value-type="float" office:value="282">
            <text:p>282</text:p>
          </table:table-cell>
          <table:table-cell table:style-name="ce20" office:value-type="float" office:value="102">
            <text:p>102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45">
            <text:p>45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65">
            <text:p>16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2364">
            <text:p>2,364</text:p>
          </table:table-cell>
          <table:table-cell table:style-name="ce20" office:value-type="float" office:value="926">
            <text:p>926</text:p>
          </table:table-cell>
          <table:table-cell table:style-name="ce20" office:value-type="float" office:value="580">
            <text:p>580</text:p>
          </table:table-cell>
          <table:table-cell table:style-name="ce20" office:value-type="float" office:value="33">
            <text:p>33</text:p>
          </table:table-cell>
          <table:table-cell table:style-name="ce20" office:value-type="float" office:value="258">
            <text:p>258</text:p>
          </table:table-cell>
          <table:table-cell table:style-name="ce20" office:value-type="string">
            <text:p>Q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216">
            <text:p>21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2794">
            <text:p>2,794</text:p>
          </table:table-cell>
          <table:table-cell table:style-name="ce20" office:value-type="float" office:value="496">
            <text:p>496</text:p>
          </table:table-cell>
          <table:table-cell table:style-name="ce20" office:value-type="float" office:value="270">
            <text:p>270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20">
            <text:p>120</text:p>
          </table:table-cell>
          <table:table-cell table:style-name="ce20" office:value-type="string">
            <text:p>W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72">
            <text:p>17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2993">
            <text:p>2,993</text:p>
          </table:table-cell>
          <table:table-cell table:style-name="ce20" office:value-type="float" office:value="297">
            <text:p>297</text:p>
          </table:table-cell>
          <table:table-cell table:style-name="ce20" office:value-type="float" office:value="125">
            <text:p>125</text:p>
          </table:table-cell>
          <table:table-cell table:style-name="ce20" office:value-type="string">
            <text:p>W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63">
            <text:p>16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2519">
            <text:p>2,519</text:p>
          </table:table-cell>
          <table:table-cell table:style-name="ce20" office:value-type="float" office:value="771">
            <text:p>771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220">
            <text:p>220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207">
            <text:p>20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2632">
            <text:p>2,632</text:p>
          </table:table-cell>
          <table:table-cell table:style-name="ce20" office:value-type="float" office:value="658">
            <text:p>658</text:p>
          </table:table-cell>
          <table:table-cell table:style-name="ce20" office:value-type="float" office:value="374">
            <text:p>374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192">
            <text:p>192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W</text:p>
          </table:table-cell>
          <table:table-cell table:style-name="ce20" office:value-type="float" office:value="158">
            <text:p>15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2283">
            <text:p>2,283</text:p>
          </table:table-cell>
          <table:table-cell table:style-name="ce20" office:value-type="float" office:value="1007">
            <text:p>1,007</text:p>
          </table:table-cell>
          <table:table-cell table:style-name="ce20" office:value-type="float" office:value="556">
            <text:p>556</text:p>
          </table:table-cell>
          <table:table-cell table:style-name="ce20" office:value-type="float" office:value="205">
            <text:p>205</text:p>
          </table:table-cell>
          <table:table-cell table:style-name="ce20" office:value-type="float" office:value="272">
            <text:p>272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68">
            <text:p>16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2264">
            <text:p>2,264</text:p>
          </table:table-cell>
          <table:table-cell table:style-name="ce20" office:value-type="float" office:value="1026">
            <text:p>1,026</text:p>
          </table:table-cell>
          <table:table-cell table:style-name="ce20" office:value-type="float" office:value="379">
            <text:p>379</text:p>
          </table:table-cell>
          <table:table-cell table:style-name="ce20" office:value-type="float" office:value="330">
            <text:p>330</text:p>
          </table:table-cell>
          <table:table-cell table:style-name="ce20" office:value-type="float" office:value="430">
            <text:p>430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45">
            <text:p>45</text:p>
          </table:table-cell>
          <table:table-cell table:style-name="ce20" office:value-type="float" office:value="210">
            <text:p>21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2646">
            <text:p>2,646</text:p>
          </table:table-cell>
          <table:table-cell table:style-name="ce20" office:value-type="float" office:value="644">
            <text:p>644</text:p>
          </table:table-cell>
          <table:table-cell table:style-name="ce20" office:value-type="float" office:value="341">
            <text:p>341</text:p>
          </table:table-cell>
          <table:table-cell table:style-name="ce20" office:value-type="float" office:value="259">
            <text:p>259</text:p>
          </table:table-cell>
          <table:table-cell table:style-name="ce20" office:value-type="float" office:value="221">
            <text:p>221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6">
            <text:p>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2694">
            <text:p>2,694</text:p>
          </table:table-cell>
          <table:table-cell table:style-name="ce20" office:value-type="float" office:value="596">
            <text:p>596</text:p>
          </table:table-cell>
          <table:table-cell table:style-name="ce20" office:value-type="float" office:value="240">
            <text:p>240</text:p>
          </table:table-cell>
          <table:table-cell table:style-name="ce20" office:value-type="float" office:value="251">
            <text:p>251</text:p>
          </table:table-cell>
          <table:table-cell table:style-name="ce20" office:value-type="float" office:value="160">
            <text:p>160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15">
            <text:p>1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3037">
            <text:p>3,037</text:p>
          </table:table-cell>
          <table:table-cell table:style-name="ce20" office:value-type="float" office:value="253">
            <text:p>253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21">
            <text:p>121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76">
            <text:p>76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6"/>331111</text:p>
          </table:table-cell>
          <table:table-cell table:style-name="ce7" office:value-type="string">
            <text:p><text:s text:c="2"/>Iron and Steel Mill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109">
            <text:p>109</text:p>
          </table:table-cell>
          <table:table-cell table:style-name="ce20" office:value-type="float" office:value="239">
            <text:p>239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210">
            <text:p>210</text:p>
          </table:table-cell>
          <table:table-cell table:style-name="ce20" office:value-type="float" office:value="138">
            <text:p>138</text:p>
          </table:table-cell>
          <table:table-cell table:style-name="ce20" office:value-type="float" office:value="91">
            <text:p>91</text:p>
          </table:table-cell>
          <table:table-cell table:style-name="ce20" office:value-type="string">
            <text:p>W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3">
            <text:p>1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220">
            <text:p>220</text:p>
          </table:table-cell>
          <table:table-cell table:style-name="ce20" office:value-type="float" office:value="128">
            <text:p>128</text:p>
          </table:table-cell>
          <table:table-cell table:style-name="ce20" office:value-type="float" office:value="84">
            <text:p>84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16">
            <text:p>16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17">
            <text:p>1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232">
            <text:p>232</text:p>
          </table:table-cell>
          <table:table-cell table:style-name="ce20" office:value-type="float" office:value="116">
            <text:p>116</text:p>
          </table:table-cell>
          <table:table-cell table:style-name="ce20" office:value-type="float" office:value="80">
            <text:p>80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18">
            <text:p>18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18">
            <text:p>1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311">
            <text:p>311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4">
            <text:p>1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311">
            <text:p>311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18">
            <text:p>18</text:p>
          </table:table-cell>
          <table:table-cell table:style-name="ce20" office:value-type="string">
            <text:p>W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8">
            <text:p>1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219">
            <text:p>219</text:p>
          </table:table-cell>
          <table:table-cell table:style-name="ce20" office:value-type="float" office:value="129">
            <text:p>129</text:p>
          </table:table-cell>
          <table:table-cell table:style-name="ce20" office:value-type="string">
            <text:p>--</text:p>
          </table:table-cell>
          <table:table-cell table:style-name="ce20" office:value-type="float" office:value="104">
            <text:p>104</text:p>
          </table:table-cell>
          <table:table-cell table:style-name="ce20" office:value-type="float" office:value="11">
            <text:p>11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21">
            <text:p>2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270">
            <text:p>270</text:p>
          </table:table-cell>
          <table:table-cell table:style-name="ce20" office:value-type="float" office:value="78">
            <text:p>78</text:p>
          </table:table-cell>
          <table:table-cell table:style-name="ce20" office:value-type="string">
            <text:p>--</text:p>
          </table:table-cell>
          <table:table-cell table:style-name="ce20" office:value-type="float" office:value="47">
            <text:p>47</text:p>
          </table:table-cell>
          <table:table-cell table:style-name="ce20" office:value-type="float" office:value="13">
            <text:p>13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23">
            <text:p>2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304">
            <text:p>304</text:p>
          </table:table-cell>
          <table:table-cell table:style-name="ce20" office:value-type="float" office:value="44">
            <text:p>44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W</text:p>
          </table:table-cell>
          <table:table-cell table:style-name="ce20" office:value-type="float" office:value="14">
            <text:p>1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253">
            <text:p>253</text:p>
          </table:table-cell>
          <table:table-cell table:style-name="ce20" office:value-type="float" office:value="95">
            <text:p>95</text:p>
          </table:table-cell>
          <table:table-cell table:style-name="ce20" office:value-type="float" office:value="74">
            <text:p>74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14">
            <text:p>1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270">
            <text:p>270</text:p>
          </table:table-cell>
          <table:table-cell table:style-name="ce20" office:value-type="float" office:value="78">
            <text:p>78</text:p>
          </table:table-cell>
          <table:table-cell table:style-name="ce20" office:value-type="float" office:value="57">
            <text:p>57</text:p>
          </table:table-cell>
          <table:table-cell table:style-name="ce20" office:value-type="string">
            <text:p>W</text:p>
          </table:table-cell>
          <table:table-cell table:style-name="ce20" office:value-type="float" office:value="33">
            <text:p>33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11">
            <text:p>1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315">
            <text:p>315</text:p>
          </table:table-cell>
          <table:table-cell table:style-name="ce20" office:value-type="float" office:value="33">
            <text:p>33</text:p>
          </table:table-cell>
          <table:table-cell table:style-name="ce20" office:value-type="float" office:value="17">
            <text:p>17</text:p>
          </table:table-cell>
          <table:table-cell table:style-name="ce20" office:value-type="string">
            <text:p>W</text:p>
          </table:table-cell>
          <table:table-cell table:style-name="ce20" office:value-type="float" office:value="9">
            <text:p>9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4">
            <text:p>1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254">
            <text:p>254</text:p>
          </table:table-cell>
          <table:table-cell table:style-name="ce20" office:value-type="float" office:value="94">
            <text:p>94</text:p>
          </table:table-cell>
          <table:table-cell table:style-name="ce20" office:value-type="float" office:value="68">
            <text:p>68</text:p>
          </table:table-cell>
          <table:table-cell table:style-name="ce20" office:value-type="string">
            <text:p>W</text:p>
          </table:table-cell>
          <table:table-cell table:style-name="ce20" office:value-type="float" office:value="38">
            <text:p>38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4">
            <text:p>1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267">
            <text:p>267</text:p>
          </table:table-cell>
          <table:table-cell table:style-name="ce20" office:value-type="float" office:value="81">
            <text:p>81</text:p>
          </table:table-cell>
          <table:table-cell table:style-name="ce20" office:value-type="float" office:value="55">
            <text:p>55</text:p>
          </table:table-cell>
          <table:table-cell table:style-name="ce20" office:value-type="string">
            <text:p>W</text:p>
          </table:table-cell>
          <table:table-cell table:style-name="ce20" office:value-type="float" office:value="31">
            <text:p>31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4">
            <text:p>1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259">
            <text:p>259</text:p>
          </table:table-cell>
          <table:table-cell table:style-name="ce20" office:value-type="float" office:value="89">
            <text:p>89</text:p>
          </table:table-cell>
          <table:table-cell table:style-name="ce20" office:value-type="float" office:value="62">
            <text:p>62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26">
            <text:p>26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14">
            <text:p>1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199">
            <text:p>199</text:p>
          </table:table-cell>
          <table:table-cell table:style-name="ce20" office:value-type="float" office:value="149">
            <text:p>149</text:p>
          </table:table-cell>
          <table:table-cell table:style-name="ce20" office:value-type="float" office:value="81">
            <text:p>81</text:p>
          </table:table-cell>
          <table:table-cell table:style-name="ce20" office:value-type="float" office:value="48">
            <text:p>48</text:p>
          </table:table-cell>
          <table:table-cell table:style-name="ce20" office:value-type="float" office:value="84">
            <text:p>84</text:p>
          </table:table-cell>
          <table:table-cell table:style-name="ce20" office:value-type="float" office:value="9">
            <text:p>9</text:p>
          </table:table-cell>
          <table:table-cell table:style-name="ce20" office:value-type="string">
            <text:p>W</text:p>
          </table:table-cell>
          <table:table-cell table:style-name="ce20" office:value-type="float" office:value="13">
            <text:p>1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239">
            <text:p>239</text:p>
          </table:table-cell>
          <table:table-cell table:style-name="ce20" office:value-type="float" office:value="109">
            <text:p>109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54">
            <text:p>54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251">
            <text:p>251</text:p>
          </table:table-cell>
          <table:table-cell table:style-name="ce20" office:value-type="float" office:value="97">
            <text:p>97</text:p>
          </table:table-cell>
          <table:table-cell table:style-name="ce20" office:value-type="float" office:value="61">
            <text:p>61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16">
            <text:p>16</text:p>
          </table:table-cell>
          <table:table-cell table:number-columns-repeated="2"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318">
            <text:p>318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11">
            <text:p>11</text:p>
          </table:table-cell>
          <table:table-cell table:style-name="ce20" office:value-type="string">
            <text:p>W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6"/>331112</text:p>
          </table:table-cell>
          <table:table-cell table:style-name="ce7" office:value-type="string">
            <text:p><text:s text:c="2"/>Electrometallurgical Ferroalloy Product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4">
            <text:p>14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W</text:p>
          </table:table-cell>
          <table:table-cell table:style-name="ce20" office:value-type="float" office:value="7">
            <text:p>7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number-columns-repeated="2" table:style-name="ce20" office:value-type="float" office:value="9">
            <text:p>9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number-columns-repeated="3" table:style-name="ce20" office:value-type="string">
            <text:p>W</text:p>
          </table:table-cell>
          <table:table-cell table:number-columns-repeated="5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18">
            <text:p>18</text:p>
          </table:table-cell>
          <table:table-cell table:number-columns-repeated="7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--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--</text:p>
          </table:table-cell>
          <table:table-cell table:number-columns-repeated="2"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14">
            <text:p>14</text:p>
          </table:table-cell>
          <table:table-cell table:number-columns-repeated="2" table:style-name="ce20" office:value-type="float" office:value="5">
            <text:p>5</text:p>
          </table:table-cell>
          <table:table-cell table:number-columns-repeated="5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14">
            <text:p>14</text:p>
          </table:table-cell>
          <table:table-cell table:number-columns-repeated="2"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11">
            <text:p>11</text:p>
          </table:table-cell>
          <table:table-cell table:number-columns-repeated="2" table:style-name="ce20" office:value-type="float" office:value="7">
            <text:p>7</text:p>
          </table:table-cell>
          <table:table-cell table:number-columns-repeated="2"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number-columns-repeated="3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number-columns-repeated="3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number-columns-repeated="3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7">
            <text:p>7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7">
            <text:p>7</text:p>
          </table:table-cell>
          <table:table-cell table:number-columns-repeated="3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number-columns-repeated="2" table:style-name="ce20" office:value-type="float" office:value="9">
            <text:p>9</text:p>
          </table:table-cell>
          <table:table-cell table:style-name="ce20" office:value-type="string">
            <text:p>W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number-columns-repeated="2"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4"/>3312</text:p>
          </table:table-cell>
          <table:table-cell table:style-name="ce7" office:value-type="string">
            <text:p><text:s text:c="2"/>Steel Products from Purchased Steel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260">
            <text:p>260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298">
            <text:p>298</text:p>
          </table:table-cell>
          <table:table-cell table:style-name="ce20" office:value-type="float" office:value="148">
            <text:p>148</text:p>
          </table:table-cell>
          <table:table-cell table:style-name="ce20" office:value-type="float" office:value="84">
            <text:p>84</text:p>
          </table:table-cell>
          <table:table-cell table:style-name="ce20" office:value-type="float" office:value="48">
            <text:p>48</text:p>
          </table:table-cell>
          <table:table-cell table:style-name="ce20" office:value-type="float" office:value="35">
            <text:p>35</text:p>
          </table:table-cell>
          <table:table-cell table:style-name="ce20" office:value-type="string">
            <text:p>W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6">
            <text:p>1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360">
            <text:p>360</text:p>
          </table:table-cell>
          <table:table-cell table:style-name="ce20" office:value-type="float" office:value="86">
            <text:p>86</text:p>
          </table:table-cell>
          <table:table-cell table:style-name="ce20" office:value-type="float" office:value="38">
            <text:p>38</text:p>
          </table:table-cell>
          <table:table-cell table:style-name="ce20" office:value-type="string">
            <text:p>W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18">
            <text:p>1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348">
            <text:p>348</text:p>
          </table:table-cell>
          <table:table-cell table:style-name="ce20" office:value-type="float" office:value="98">
            <text:p>98</text:p>
          </table:table-cell>
          <table:table-cell table:style-name="ce20" office:value-type="float" office:value="54">
            <text:p>54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24">
            <text:p>2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number-columns-repeated="3" table:style-name="ce20" office:value-type="string">
            <text:p>W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14">
            <text:p>1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9">
            <text:p>9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425">
            <text:p>425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6">
            <text:p>6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14">
            <text:p>1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387">
            <text:p>387</text:p>
          </table:table-cell>
          <table:table-cell table:style-name="ce20" office:value-type="float" office:value="59">
            <text:p>59</text:p>
          </table:table-cell>
          <table:table-cell table:style-name="ce20" office:value-type="string">
            <text:p>--</text:p>
          </table:table-cell>
          <table:table-cell table:style-name="ce20" office:value-type="float" office:value="43">
            <text:p>43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13">
            <text:p>1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403">
            <text:p>403</text:p>
          </table:table-cell>
          <table:table-cell table:style-name="ce20" office:value-type="float" office:value="43">
            <text:p>43</text:p>
          </table:table-cell>
          <table:table-cell table:style-name="ce20" office:value-type="string">
            <text:p>--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3">
            <text:p>3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22">
            <text:p>2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421">
            <text:p>421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11">
            <text:p>1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323">
            <text:p>323</text:p>
          </table:table-cell>
          <table:table-cell table:style-name="ce20" office:value-type="float" office:value="123">
            <text:p>123</text:p>
          </table:table-cell>
          <table:table-cell table:style-name="ce20" office:value-type="float" office:value="73">
            <text:p>73</text:p>
          </table:table-cell>
          <table:table-cell table:style-name="ce20" office:value-type="string">
            <text:p>W</text:p>
          </table:table-cell>
          <table:table-cell table:style-name="ce20" office:value-type="float" office:value="45">
            <text:p>45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8">
            <text:p>1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402">
            <text:p>402</text:p>
          </table:table-cell>
          <table:table-cell table:style-name="ce20" office:value-type="float" office:value="44">
            <text:p>44</text:p>
          </table:table-cell>
          <table:table-cell table:style-name="ce20" office:value-type="float" office:value="18">
            <text:p>18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12">
            <text:p>1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number-columns-repeated="3" table:style-name="ce20" office:value-type="string">
            <text:p>W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float" office:value="10">
            <text:p>1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297">
            <text:p>297</text:p>
          </table:table-cell>
          <table:table-cell table:style-name="ce20" office:value-type="float" office:value="149">
            <text:p>149</text:p>
          </table:table-cell>
          <table:table-cell table:style-name="ce20" office:value-type="float" office:value="88">
            <text:p>88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54">
            <text:p>5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9">
            <text:p>19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352">
            <text:p>352</text:p>
          </table:table-cell>
          <table:table-cell table:style-name="ce20" office:value-type="float" office:value="94">
            <text:p>94</text:p>
          </table:table-cell>
          <table:table-cell table:style-name="ce20" office:value-type="float" office:value="49">
            <text:p>49</text:p>
          </table:table-cell>
          <table:table-cell table:style-name="ce20" office:value-type="string">
            <text:p>W</text:p>
          </table:table-cell>
          <table:table-cell table:style-name="ce20" office:value-type="float" office:value="31">
            <text:p>31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2">
            <text:p>1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310">
            <text:p>310</text:p>
          </table:table-cell>
          <table:table-cell table:style-name="ce20" office:value-type="float" office:value="136">
            <text:p>136</text:p>
          </table:table-cell>
          <table:table-cell table:style-name="ce20" office:value-type="float" office:value="63">
            <text:p>63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60">
            <text:p>60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7">
            <text:p>1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319">
            <text:p>319</text:p>
          </table:table-cell>
          <table:table-cell table:style-name="ce20" office:value-type="float" office:value="127">
            <text:p>127</text:p>
          </table:table-cell>
          <table:table-cell table:style-name="ce20" office:value-type="string">
            <text:p>W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73">
            <text:p>73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9">
            <text:p>9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387">
            <text:p>387</text:p>
          </table:table-cell>
          <table:table-cell table:style-name="ce20" office:value-type="float" office:value="59">
            <text:p>59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388">
            <text:p>388</text:p>
          </table:table-cell>
          <table:table-cell table:style-name="ce20" office:value-type="float" office:value="58">
            <text:p>58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38">
            <text:p>38</text:p>
          </table:table-cell>
          <table:table-cell table:style-name="ce20" office:value-type="string">
            <text:p>W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21">
            <text:p>21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4"/>3313</text:p>
          </table:table-cell>
          <table:table-cell table:style-name="ce7" office:value-type="string">
            <text:p><text:s text:c="2"/>Alumina and Aluminum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107">
            <text:p>107</text:p>
          </table:table-cell>
          <table:table-cell table:style-name="ce20" office:value-type="float" office:value="277">
            <text:p>277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221">
            <text:p>221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86">
            <text:p>86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38">
            <text:p>3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286">
            <text:p>286</text:p>
          </table:table-cell>
          <table:table-cell table:style-name="ce20" office:value-type="float" office:value="98">
            <text:p>98</text:p>
          </table:table-cell>
          <table:table-cell table:style-name="ce20" office:value-type="float" office:value="48">
            <text:p>48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23">
            <text:p>2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263">
            <text:p>263</text:p>
          </table:table-cell>
          <table:table-cell table:style-name="ce20" office:value-type="float" office:value="121">
            <text:p>121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37">
            <text:p>37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34">
            <text:p>3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330">
            <text:p>330</text:p>
          </table:table-cell>
          <table:table-cell table:style-name="ce20" office:value-type="float" office:value="54">
            <text:p>54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22">
            <text:p>2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45">
            <text:p>45</text:p>
          </table:table-cell>
          <table:table-cell table:style-name="ce20" office:value-type="float" office:value="17">
            <text:p>17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22">
            <text:p>2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292">
            <text:p>292</text:p>
          </table:table-cell>
          <table:table-cell table:style-name="ce20" office:value-type="float" office:value="92">
            <text:p>92</text:p>
          </table:table-cell>
          <table:table-cell table:style-name="ce20" office:value-type="string">
            <text:p>--</text:p>
          </table:table-cell>
          <table:table-cell table:style-name="ce20" office:value-type="float" office:value="63">
            <text:p>63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27">
            <text:p>2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325">
            <text:p>325</text:p>
          </table:table-cell>
          <table:table-cell table:style-name="ce20" office:value-type="float" office:value="59">
            <text:p>59</text:p>
          </table:table-cell>
          <table:table-cell table:style-name="ce20" office:value-type="string">
            <text:p>--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6">
            <text:p>6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27">
            <text:p>2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347">
            <text:p>347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18">
            <text:p>18</text:p>
          </table:table-cell>
          <table:table-cell table:style-name="ce20" office:value-type="string">
            <text:p>W</text:p>
          </table:table-cell>
          <table:table-cell table:style-name="ce20" office:value-type="float" office:value="9">
            <text:p>9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7">
            <text:p>1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276">
            <text:p>276</text:p>
          </table:table-cell>
          <table:table-cell table:style-name="ce20" office:value-type="float" office:value="108">
            <text:p>108</text:p>
          </table:table-cell>
          <table:table-cell table:style-name="ce20" office:value-type="float" office:value="75">
            <text:p>75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31">
            <text:p>3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21">
            <text:p>2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301">
            <text:p>301</text:p>
          </table:table-cell>
          <table:table-cell table:style-name="ce20" office:value-type="float" office:value="83">
            <text:p>83</text:p>
          </table:table-cell>
          <table:table-cell table:style-name="ce20" office:value-type="float" office:value="49">
            <text:p>49</text:p>
          </table:table-cell>
          <table:table-cell table:style-name="ce20" office:value-type="string">
            <text:p>W</text:p>
          </table:table-cell>
          <table:table-cell table:style-name="ce20" office:value-type="float" office:value="31">
            <text:p>3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21">
            <text:p>2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347">
            <text:p>347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21">
            <text:p>2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number-columns-repeated="4" table:style-name="ce20" office:value-type="string">
            <text:p>W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26">
            <text:p>2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number-columns-repeated="3" table:style-name="ce20" office:value-type="string">
            <text:p>W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20">
            <text:p>2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279">
            <text:p>279</text:p>
          </table:table-cell>
          <table:table-cell table:style-name="ce20" office:value-type="float" office:value="105">
            <text:p>105</text:p>
          </table:table-cell>
          <table:table-cell table:style-name="ce20" office:value-type="float" office:value="66">
            <text:p>66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30">
            <text:p>3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21">
            <text:p>2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234">
            <text:p>234</text:p>
          </table:table-cell>
          <table:table-cell table:style-name="ce20" office:value-type="float" office:value="150">
            <text:p>150</text:p>
          </table:table-cell>
          <table:table-cell table:style-name="ce20" office:value-type="float" office:value="75">
            <text:p>75</text:p>
          </table:table-cell>
          <table:table-cell table:style-name="ce20" office:value-type="float" office:value="43">
            <text:p>43</text:p>
          </table:table-cell>
          <table:table-cell table:style-name="ce20" office:value-type="float" office:value="56">
            <text:p>56</text:p>
          </table:table-cell>
          <table:table-cell table:number-columns-repeated="2" table:style-name="ce20" office:value-type="float" office:value="9">
            <text:p>9</text:p>
          </table:table-cell>
          <table:table-cell table:style-name="ce20" office:value-type="float" office:value="19">
            <text:p>19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287">
            <text:p>287</text:p>
          </table:table-cell>
          <table:table-cell table:style-name="ce20" office:value-type="float" office:value="97">
            <text:p>97</text:p>
          </table:table-cell>
          <table:table-cell table:style-name="ce20" office:value-type="float" office:value="52">
            <text:p>52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9">
            <text:p>9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304">
            <text:p>304</text:p>
          </table:table-cell>
          <table:table-cell table:style-name="ce20" office:value-type="float" office:value="80">
            <text:p>80</text:p>
          </table:table-cell>
          <table:table-cell table:style-name="ce20" office:value-type="float" office:value="48">
            <text:p>48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21">
            <text:p>21</text:p>
          </table:table-cell>
          <table:table-cell table:number-columns-repeated="3"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7">
            <text:p>7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6">
            <text:p>6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6"/>331314</text:p>
          </table:table-cell>
          <table:table-cell table:style-name="ce7" office:value-type="string">
            <text:p><text:s text:c="2"/>Secondary Smelting and Alloying of Aluminum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71">
            <text:p>71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58">
            <text:p>58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6">
            <text:p>6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7">
            <text:p>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75">
            <text:p>75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7">
            <text:p>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68">
            <text:p>68</text:p>
          </table:table-cell>
          <table:table-cell table:style-name="ce20" office:value-type="float" office:value="29">
            <text:p>29</text:p>
          </table:table-cell>
          <table:table-cell table:number-columns-repeated="2" table:style-name="ce20" office:value-type="float" office:value="10">
            <text:p>10</text:p>
          </table:table-cell>
          <table:table-cell table:style-name="ce20" office:value-type="float" office:value="6">
            <text:p>6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4">
            <text:p>1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83">
            <text:p>8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8">
            <text:p>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90">
            <text:p>90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W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float" office:value="6">
            <text:p>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78">
            <text:p>78</text:p>
          </table:table-cell>
          <table:table-cell table:style-name="ce20" office:value-type="float" office:value="19">
            <text:p>19</text:p>
          </table:table-cell>
          <table:table-cell table:style-name="ce20" office:value-type="string">
            <text:p>--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7">
            <text:p>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87">
            <text:p>87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--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7">
            <text:p>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90">
            <text:p>90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W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75">
            <text:p>75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8">
            <text:p>8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82">
            <text:p>82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8">
            <text:p>8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6">
            <text:p>6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73">
            <text:p>73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11">
            <text:p>11</text:p>
          </table:table-cell>
          <table:table-cell table:style-name="ce20" office:value-type="string">
            <text:p>W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8">
            <text:p>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75">
            <text:p>75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8">
            <text:p>8</text:p>
          </table:table-cell>
          <table:table-cell table:number-columns-repeated="2" table:style-name="ce20" office:value-type="float" office:value="4">
            <text:p>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7">
            <text:p>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69">
            <text:p>69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14">
            <text:p>14</text:p>
          </table:table-cell>
          <table:table-cell table:number-columns-repeated="2" table:style-name="ce20" office:value-type="float" office:value="6">
            <text:p>6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8">
            <text:p>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62">
            <text:p>62</text:p>
          </table:table-cell>
          <table:table-cell table:style-name="ce20" office:value-type="float" office:value="35">
            <text:p>35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1">
            <text:p>11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6">
            <text:p>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76">
            <text:p>76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78">
            <text:p>7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4">
            <text:p>4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6"/>331315</text:p>
          </table:table-cell>
          <table:table-cell table:style-name="ce7" office:value-type="string">
            <text:p><text:s text:c="2"/>Aluminum Sheet, Plate and Foil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44">
            <text:p>44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6">
            <text:p>6</text:p>
          </table:table-cell>
          <table:table-cell table:number-columns-repeated="2" table:style-name="ce20" office:value-type="float" office:value="7">
            <text:p>7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6">
            <text:p>6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6">
            <text:p>6</text:p>
          </table:table-cell>
          <table:table-cell table:style-name="ce20" office:value-type="string">
            <text:p>W</text:p>
          </table:table-cell>
          <table:table-cell table:style-name="ce20" office:value-type="float" office:value="5">
            <text:p>5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48">
            <text:p>48</text:p>
          </table:table-cell>
          <table:table-cell table:number-columns-repeated="2" table:style-name="ce20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42">
            <text:p>42</text:p>
          </table:table-cell>
          <table:table-cell table:style-name="ce20" office:value-type="float" office:value="14">
            <text:p>14</text:p>
          </table:table-cell>
          <table:table-cell table:style-name="ce20" office:value-type="string">
            <text:p>--</text:p>
          </table:table-cell>
          <table:table-cell table:style-name="ce20" office:value-type="float" office:value="11">
            <text:p>11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44">
            <text:p>44</text:p>
          </table:table-cell>
          <table:table-cell table:style-name="ce20" office:value-type="float" office:value="12">
            <text:p>12</text:p>
          </table:table-cell>
          <table:table-cell table:style-name="ce20" office:value-type="string">
            <text:p>--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44">
            <text:p>44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1">
            <text:p>11</text:p>
          </table:table-cell>
          <table:table-cell table:style-name="ce20" office:value-type="string">
            <text:p>W</text:p>
          </table:table-cell>
          <table:table-cell table:style-name="ce20" office:value-type="float" office:value="7">
            <text:p>7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0">
            <text:p>10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2">
            <text:p>12</text:p>
          </table:table-cell>
          <table:table-cell table:style-name="ce20" office:value-type="string">
            <text:p>W</text:p>
          </table:table-cell>
          <table:table-cell table:style-name="ce20" office:value-type="float" office:value="6">
            <text:p>6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46">
            <text:p>46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0">
            <text:p>10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9">
            <text:p>9</text:p>
          </table:table-cell>
          <table:table-cell table:style-name="ce20" office:value-type="string">
            <text:p>W</text:p>
          </table:table-cell>
          <table:table-cell table:style-name="ce20" office:value-type="float" office:value="9">
            <text:p>9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35">
            <text:p>35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1">
            <text:p>11</text:p>
          </table:table-cell>
          <table:table-cell table:style-name="ce20" office:value-type="string">
            <text:p>W</text:p>
          </table:table-cell>
          <table:table-cell table:style-name="ce20" office:value-type="float" office:value="6">
            <text:p>6</text:p>
          </table:table-cell>
          <table:table-cell table:number-columns-repeated="3"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51">
            <text:p>51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W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6"/>331316</text:p>
          </table:table-cell>
          <table:table-cell table:style-name="ce7" office:value-type="string">
            <text:p><text:s text:c="2"/>Aluminum Extruded Product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48">
            <text:p>48</text:p>
          </table:table-cell>
          <table:table-cell table:style-name="ce20" office:value-type="float" office:value="102">
            <text:p>102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59">
            <text:p>59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W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29">
            <text:p>29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119">
            <text:p>119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2">
            <text:p>12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13">
            <text:p>1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103">
            <text:p>103</text:p>
          </table:table-cell>
          <table:table-cell table:style-name="ce20" office:value-type="float" office:value="47">
            <text:p>47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5">
            <text:p>1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133">
            <text:p>133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12">
            <text:p>1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133">
            <text:p>133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13">
            <text:p>1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114">
            <text:p>114</text:p>
          </table:table-cell>
          <table:table-cell table:style-name="ce20" office:value-type="float" office:value="36">
            <text:p>36</text:p>
          </table:table-cell>
          <table:table-cell table:style-name="ce20" office:value-type="string">
            <text:p>--</text:p>
          </table:table-cell>
          <table:table-cell table:style-name="ce20" office:value-type="float" office:value="21">
            <text:p>21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14">
            <text:p>1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125">
            <text:p>125</text:p>
          </table:table-cell>
          <table:table-cell table:style-name="ce20" office:value-type="float" office:value="25">
            <text:p>25</text:p>
          </table:table-cell>
          <table:table-cell table:style-name="ce20" office:value-type="string">
            <text:p>--</text:p>
          </table:table-cell>
          <table:table-cell table:style-name="ce20" office:value-type="float" office:value="9">
            <text:p>9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16">
            <text:p>1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139">
            <text:p>139</text:p>
          </table:table-cell>
          <table:table-cell table:style-name="ce20" office:value-type="float" office:value="11">
            <text:p>11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0">
            <text:p>1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104">
            <text:p>104</text:p>
          </table:table-cell>
          <table:table-cell table:style-name="ce20" office:value-type="float" office:value="46">
            <text:p>46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8">
            <text:p>8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1">
            <text:p>1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115">
            <text:p>115</text:p>
          </table:table-cell>
          <table:table-cell table:style-name="ce20" office:value-type="float" office:value="35">
            <text:p>35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1">
            <text:p>1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1">
            <text:p>1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133">
            <text:p>133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2">
            <text:p>1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117">
            <text:p>117</text:p>
          </table:table-cell>
          <table:table-cell table:style-name="ce20" office:value-type="float" office:value="33">
            <text:p>33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3">
            <text:p>1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125">
            <text:p>125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9">
            <text:p>9</text:p>
          </table:table-cell>
          <table:table-cell table:style-name="ce20" office:value-type="string">
            <text:p>W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1">
            <text:p>1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111">
            <text:p>111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1">
            <text:p>11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1">
            <text:p>1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101">
            <text:p>101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2">
            <text:p>1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124">
            <text:p>124</text:p>
          </table:table-cell>
          <table:table-cell table:style-name="ce20" office:value-type="float" office:value="26">
            <text:p>26</text:p>
          </table:table-cell>
          <table:table-cell table:number-columns-repeated="2" table:style-name="ce20" office:value-type="float" office:value="9">
            <text:p>9</text:p>
          </table:table-cell>
          <table:table-cell table:style-name="ce20" office:value-type="float" office:value="12">
            <text:p>12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132">
            <text:p>132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5">
            <text:p>5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141">
            <text:p>141</text:p>
          </table:table-cell>
          <table:table-cell table:style-name="ce20" office:value-type="float" office:value="9">
            <text:p>9</text:p>
          </table:table-cell>
          <table:table-cell table:style-name="ce20" office:value-type="string">
            <text:p>W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4"/>3314</text:p>
          </table:table-cell>
          <table:table-cell table:style-name="ce7" office:value-type="string">
            <text:p><text:s text:c="2"/>Nonferrous Metals, except Aluminum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191">
            <text:p>191</text:p>
          </table:table-cell>
          <table:table-cell table:style-name="ce20" office:value-type="float" office:value="383">
            <text:p>383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360">
            <text:p>360</text:p>
          </table:table-cell>
          <table:table-cell table:style-name="ce20" office:value-type="float" office:value="214">
            <text:p>214</text:p>
          </table:table-cell>
          <table:table-cell table:style-name="ce20" office:value-type="float" office:value="109">
            <text:p>109</text:p>
          </table:table-cell>
          <table:table-cell table:style-name="ce20" office:value-type="float" office:value="76">
            <text:p>76</text:p>
          </table:table-cell>
          <table:table-cell table:style-name="ce20" office:value-type="float" office:value="41">
            <text:p>41</text:p>
          </table:table-cell>
          <table:table-cell table:style-name="ce20" office:value-type="string">
            <text:p>W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438">
            <text:p>438</text:p>
          </table:table-cell>
          <table:table-cell table:style-name="ce20" office:value-type="float" office:value="136">
            <text:p>136</text:p>
          </table:table-cell>
          <table:table-cell table:style-name="ce20" office:value-type="float" office:value="110">
            <text:p>110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393">
            <text:p>393</text:p>
          </table:table-cell>
          <table:table-cell table:style-name="ce20" office:value-type="float" office:value="181">
            <text:p>181</text:p>
          </table:table-cell>
          <table:table-cell table:style-name="ce20" office:value-type="float" office:value="98">
            <text:p>98</text:p>
          </table:table-cell>
          <table:table-cell table:style-name="ce20" office:value-type="float" office:value="42">
            <text:p>42</text:p>
          </table:table-cell>
          <table:table-cell table:style-name="ce20" office:value-type="float" office:value="28">
            <text:p>28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498">
            <text:p>498</text:p>
          </table:table-cell>
          <table:table-cell table:style-name="ce20" office:value-type="float" office:value="76">
            <text:p>76</text:p>
          </table:table-cell>
          <table:table-cell table:style-name="ce20" office:value-type="float" office:value="18">
            <text:p>18</text:p>
          </table:table-cell>
          <table:table-cell table:style-name="ce20" office:value-type="string">
            <text:p>Q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496">
            <text:p>496</text:p>
          </table:table-cell>
          <table:table-cell table:style-name="ce20" office:value-type="float" office:value="78">
            <text:p>78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466">
            <text:p>466</text:p>
          </table:table-cell>
          <table:table-cell table:style-name="ce20" office:value-type="float" office:value="108">
            <text:p>108</text:p>
          </table:table-cell>
          <table:table-cell table:style-name="ce20" office:value-type="string">
            <text:p>--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9">
            <text:p>9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514">
            <text:p>514</text:p>
          </table:table-cell>
          <table:table-cell table:style-name="ce20" office:value-type="float" office:value="60">
            <text:p>60</text:p>
          </table:table-cell>
          <table:table-cell table:style-name="ce20" office:value-type="string">
            <text:p>--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517">
            <text:p>517</text:p>
          </table:table-cell>
          <table:table-cell table:style-name="ce20" office:value-type="float" office:value="57">
            <text:p>57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6">
            <text:p>6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423">
            <text:p>423</text:p>
          </table:table-cell>
          <table:table-cell table:style-name="ce20" office:value-type="float" office:value="151">
            <text:p>151</text:p>
          </table:table-cell>
          <table:table-cell table:style-name="ce20" office:value-type="float" office:value="92">
            <text:p>92</text:p>
          </table:table-cell>
          <table:table-cell table:style-name="ce20" office:value-type="string">
            <text:p>W</text:p>
          </table:table-cell>
          <table:table-cell table:style-name="ce20" office:value-type="float" office:value="41">
            <text:p>4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483">
            <text:p>483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46">
            <text:p>46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1">
            <text:p>1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500">
            <text:p>500</text:p>
          </table:table-cell>
          <table:table-cell table:style-name="ce20" office:value-type="float" office:value="74">
            <text:p>74</text:p>
          </table:table-cell>
          <table:table-cell table:style-name="ce20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8">
            <text:p>8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451">
            <text:p>451</text:p>
          </table:table-cell>
          <table:table-cell table:style-name="ce20" office:value-type="float" office:value="123">
            <text:p>123</text:p>
          </table:table-cell>
          <table:table-cell table:style-name="ce20" office:value-type="float" office:value="76">
            <text:p>76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481">
            <text:p>481</text:p>
          </table:table-cell>
          <table:table-cell table:style-name="ce20" office:value-type="float" office:value="93">
            <text:p>93</text:p>
          </table:table-cell>
          <table:table-cell table:style-name="ce20" office:value-type="float" office:value="55">
            <text:p>55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23">
            <text:p>23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422">
            <text:p>422</text:p>
          </table:table-cell>
          <table:table-cell table:style-name="ce20" office:value-type="float" office:value="152">
            <text:p>152</text:p>
          </table:table-cell>
          <table:table-cell table:style-name="ce20" office:value-type="float" office:value="96">
            <text:p>96</text:p>
          </table:table-cell>
          <table:table-cell table:style-name="ce20" office:value-type="string">
            <text:p>Q</text:p>
          </table:table-cell>
          <table:table-cell table:style-name="ce20" office:value-type="float" office:value="24">
            <text:p>24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8">
            <text:p>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434">
            <text:p>434</text:p>
          </table:table-cell>
          <table:table-cell table:style-name="ce20" office:value-type="float" office:value="140">
            <text:p>140</text:p>
          </table:table-cell>
          <table:table-cell table:style-name="ce20" office:value-type="float" office:value="44">
            <text:p>44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503">
            <text:p>503</text:p>
          </table:table-cell>
          <table:table-cell table:style-name="ce20" office:value-type="float" office:value="71">
            <text:p>71</text:p>
          </table:table-cell>
          <table:table-cell table:number-columns-repeated="5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440">
            <text:p>440</text:p>
          </table:table-cell>
          <table:table-cell table:style-name="ce20" office:value-type="float" office:value="134">
            <text:p>134</text:p>
          </table:table-cell>
          <table:table-cell table:style-name="ce20" office:value-type="string">
            <text:p>W</text:p>
          </table:table-cell>
          <table:table-cell table:style-name="ce20" office:value-type="float" office:value="70">
            <text:p>7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525">
            <text:p>525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23">
            <text:p>23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4"/>3315</text:p>
          </table:table-cell>
          <table:table-cell table:style-name="ce7" office:value-type="string">
            <text:p><text:s text:c="2"/>Foundrie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535">
            <text:p>535</text:p>
          </table:table-cell>
          <table:table-cell table:style-name="ce20" office:value-type="float" office:value="985">
            <text:p>985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961">
            <text:p>961</text:p>
          </table:table-cell>
          <table:table-cell table:style-name="ce20" office:value-type="float" office:value="559">
            <text:p>559</text:p>
          </table:table-cell>
          <table:table-cell table:style-name="ce20" office:value-type="float" office:value="250">
            <text:p>250</text:p>
          </table:table-cell>
          <table:table-cell table:style-name="ce20" office:value-type="float" office:value="171">
            <text:p>171</text:p>
          </table:table-cell>
          <table:table-cell table:style-name="ce20" office:value-type="float" office:value="103">
            <text:p>103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25">
            <text:p>12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1084">
            <text:p>1,084</text:p>
          </table:table-cell>
          <table:table-cell table:style-name="ce20" office:value-type="float" office:value="436">
            <text:p>436</text:p>
          </table:table-cell>
          <table:table-cell table:style-name="ce20" office:value-type="float" office:value="166">
            <text:p>166</text:p>
          </table:table-cell>
          <table:table-cell table:style-name="ce20" office:value-type="float" office:value="156">
            <text:p>156</text:p>
          </table:table-cell>
          <table:table-cell table:style-name="ce20" office:value-type="float" office:value="29">
            <text:p>29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54">
            <text:p>15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1141">
            <text:p>1,141</text:p>
          </table:table-cell>
          <table:table-cell table:style-name="ce20" office:value-type="float" office:value="379">
            <text:p>379</text:p>
          </table:table-cell>
          <table:table-cell table:style-name="ce20" office:value-type="float" office:value="146">
            <text:p>146</text:p>
          </table:table-cell>
          <table:table-cell table:style-name="ce20" office:value-type="float" office:value="120">
            <text:p>120</text:p>
          </table:table-cell>
          <table:table-cell table:style-name="ce20" office:value-type="float" office:value="42">
            <text:p>42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40">
            <text:p>14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1335">
            <text:p>1,335</text:p>
          </table:table-cell>
          <table:table-cell table:style-name="ce20" office:value-type="float" office:value="185">
            <text:p>185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123">
            <text:p>12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1317">
            <text:p>1,317</text:p>
          </table:table-cell>
          <table:table-cell table:style-name="ce20" office:value-type="float" office:value="203">
            <text:p>203</text:p>
          </table:table-cell>
          <table:table-cell table:style-name="ce20" office:value-type="float" office:value="78">
            <text:p>78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7">
            <text:p>7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06">
            <text:p>10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1024">
            <text:p>1,024</text:p>
          </table:table-cell>
          <table:table-cell table:style-name="ce20" office:value-type="float" office:value="496">
            <text:p>496</text:p>
          </table:table-cell>
          <table:table-cell table:style-name="ce20" office:value-type="string">
            <text:p>--</text:p>
          </table:table-cell>
          <table:table-cell table:style-name="ce20" office:value-type="float" office:value="332">
            <text:p>332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156">
            <text:p>15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1273">
            <text:p>1,273</text:p>
          </table:table-cell>
          <table:table-cell table:style-name="ce20" office:value-type="float" office:value="247">
            <text:p>247</text:p>
          </table:table-cell>
          <table:table-cell table:style-name="ce20" office:value-type="string">
            <text:p>--</text:p>
          </table:table-cell>
          <table:table-cell table:style-name="ce20" office:value-type="float" office:value="122">
            <text:p>122</text:p>
          </table:table-cell>
          <table:table-cell table:style-name="ce20" office:value-type="float" office:value="15">
            <text:p>15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120">
            <text:p>12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1405">
            <text:p>1,405</text:p>
          </table:table-cell>
          <table:table-cell table:style-name="ce20" office:value-type="float" office:value="115">
            <text:p>115</text:p>
          </table:table-cell>
          <table:table-cell table:style-name="ce20" office:value-type="float" office:value="24">
            <text:p>24</text:p>
          </table:table-cell>
          <table:table-cell table:style-name="ce20" office:value-type="string">
            <text:p>W</text:p>
          </table:table-cell>
          <table:table-cell table:style-name="ce20" office:value-type="float" office:value="8">
            <text:p>8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88">
            <text:p>8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1077">
            <text:p>1,077</text:p>
          </table:table-cell>
          <table:table-cell table:style-name="ce20" office:value-type="float" office:value="443">
            <text:p>443</text:p>
          </table:table-cell>
          <table:table-cell table:style-name="ce20" office:value-type="float" office:value="262">
            <text:p>262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14">
            <text:p>114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style-name="ce20" office:value-type="float" office:value="122">
            <text:p>12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1326">
            <text:p>1,326</text:p>
          </table:table-cell>
          <table:table-cell table:style-name="ce20" office:value-type="float" office:value="194">
            <text:p>194</text:p>
          </table:table-cell>
          <table:table-cell table:style-name="ce20" office:value-type="float" office:value="93">
            <text:p>9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35">
            <text:p>35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88">
            <text:p>8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1388">
            <text:p>1,388</text:p>
          </table:table-cell>
          <table:table-cell table:style-name="ce20" office:value-type="float" office:value="132">
            <text:p>132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0">
            <text:p>10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82">
            <text:p>8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1214">
            <text:p>1,214</text:p>
          </table:table-cell>
          <table:table-cell table:style-name="ce20" office:value-type="float" office:value="306">
            <text:p>306</text:p>
          </table:table-cell>
          <table:table-cell table:style-name="ce20" office:value-type="float" office:value="153">
            <text:p>153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82">
            <text:p>82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109">
            <text:p>109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1206">
            <text:p>1,206</text:p>
          </table:table-cell>
          <table:table-cell table:style-name="ce20" office:value-type="float" office:value="314">
            <text:p>314</text:p>
          </table:table-cell>
          <table:table-cell table:style-name="ce20" office:value-type="float" office:value="177">
            <text:p>177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84">
            <text:p>84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76">
            <text:p>7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1002">
            <text:p>1,002</text:p>
          </table:table-cell>
          <table:table-cell table:style-name="ce20" office:value-type="float" office:value="518">
            <text:p>518</text:p>
          </table:table-cell>
          <table:table-cell table:style-name="ce20" office:value-type="float" office:value="265">
            <text:p>265</text:p>
          </table:table-cell>
          <table:table-cell table:style-name="ce20" office:value-type="float" office:value="121">
            <text:p>121</text:p>
          </table:table-cell>
          <table:table-cell table:style-name="ce20" office:value-type="float" office:value="128">
            <text:p>128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08">
            <text:p>10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1066">
            <text:p>1,066</text:p>
          </table:table-cell>
          <table:table-cell table:style-name="ce20" office:value-type="float" office:value="454">
            <text:p>454</text:p>
          </table:table-cell>
          <table:table-cell table:style-name="ce20" office:value-type="float" office:value="135">
            <text:p>135</text:p>
          </table:table-cell>
          <table:table-cell table:style-name="ce20" office:value-type="float" office:value="174">
            <text:p>174</text:p>
          </table:table-cell>
          <table:table-cell table:style-name="ce20" office:value-type="float" office:value="146">
            <text:p>146</text:p>
          </table:table-cell>
          <table:table-cell table:style-name="ce20" office:value-type="string">
            <text:p>W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22">
            <text:p>12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1219">
            <text:p>1,219</text:p>
          </table:table-cell>
          <table:table-cell table:style-name="ce20" office:value-type="float" office:value="301">
            <text:p>301</text:p>
          </table:table-cell>
          <table:table-cell table:style-name="ce20" office:value-type="float" office:value="152">
            <text:p>152</text:p>
          </table:table-cell>
          <table:table-cell table:style-name="ce20" office:value-type="float" office:value="146">
            <text:p>146</text:p>
          </table:table-cell>
          <table:table-cell table:style-name="ce20" office:value-type="float" office:value="88">
            <text:p>88</text:p>
          </table:table-cell>
          <table:table-cell table:style-name="ce20" office:value-type="string">
            <text:p>W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1301">
            <text:p>1,301</text:p>
          </table:table-cell>
          <table:table-cell table:style-name="ce20" office:value-type="float" office:value="219">
            <text:p>219</text:p>
          </table:table-cell>
          <table:table-cell table:style-name="ce20" office:value-type="float" office:value="82">
            <text:p>82</text:p>
          </table:table-cell>
          <table:table-cell table:style-name="ce20" office:value-type="float" office:value="106">
            <text:p>106</text:p>
          </table:table-cell>
          <table:table-cell table:style-name="ce20" office:value-type="float" office:value="61">
            <text:p>61</text:p>
          </table:table-cell>
          <table:table-cell table:style-name="ce20" office:value-type="string">
            <text:p>W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0">
            <text:p>1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1406">
            <text:p>1,406</text:p>
          </table:table-cell>
          <table:table-cell table:style-name="ce20" office:value-type="float" office:value="114">
            <text:p>114</text:p>
          </table:table-cell>
          <table:table-cell table:style-name="ce20" office:value-type="string">
            <text:p>W</text:p>
          </table:table-cell>
          <table:table-cell table:style-name="ce20" office:value-type="float" office:value="75">
            <text:p>75</text:p>
          </table:table-cell>
          <table:table-cell table:style-name="ce20" office:value-type="float" office:value="11">
            <text:p>11</text:p>
          </table:table-cell>
          <table:table-cell table:style-name="ce20" office:value-type="string">
            <text:p>W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9" office:value-type="string">
            <text:p><text:s text:c="6"/>331511</text:p>
          </table:table-cell>
          <table:table-cell table:style-name="ce7" office:value-type="string">
            <text:p><text:s text:c="2"/>Iron Foundrie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88">
            <text:p>88</text:p>
          </table:table-cell>
          <table:table-cell table:style-name="ce20" office:value-type="float" office:value="291">
            <text:p>291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238">
            <text:p>238</text:p>
          </table:table-cell>
          <table:table-cell table:style-name="ce20" office:value-type="float" office:value="141">
            <text:p>141</text:p>
          </table:table-cell>
          <table:table-cell table:style-name="ce20" office:value-type="float" office:value="78">
            <text:p>78</text:p>
          </table:table-cell>
          <table:table-cell table:style-name="ce20" office:value-type="float" office:value="42">
            <text:p>42</text:p>
          </table:table-cell>
          <table:table-cell table:style-name="ce20" office:value-type="float" office:value="28">
            <text:p>28</text:p>
          </table:table-cell>
          <table:table-cell table:style-name="ce20" office:value-type="string">
            <text:p>Q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6">
            <text:p>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238">
            <text:p>238</text:p>
          </table:table-cell>
          <table:table-cell table:style-name="ce20" office:value-type="float" office:value="141">
            <text:p>141</text:p>
          </table:table-cell>
          <table:table-cell table:style-name="ce20" office:value-type="float" office:value="93">
            <text:p>93</text:p>
          </table:table-cell>
          <table:table-cell table:style-name="ce20" office:value-type="float" office:value="57">
            <text:p>57</text:p>
          </table:table-cell>
          <table:table-cell table:style-name="ce20" office:value-type="float" office:value="17">
            <text:p>17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8">
            <text:p>1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264">
            <text:p>264</text:p>
          </table:table-cell>
          <table:table-cell table:style-name="ce20" office:value-type="float" office:value="115">
            <text:p>115</text:p>
          </table:table-cell>
          <table:table-cell table:style-name="ce20" office:value-type="float" office:value="79">
            <text:p>79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18">
            <text:p>18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3">
            <text:p>1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4">
            <text:p>1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343">
            <text:p>343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17">
            <text:p>17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3">
            <text:p>1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226">
            <text:p>226</text:p>
          </table:table-cell>
          <table:table-cell table:style-name="ce20" office:value-type="float" office:value="153">
            <text:p>153</text:p>
          </table:table-cell>
          <table:table-cell table:style-name="ce20" office:value-type="string">
            <text:p>--</text:p>
          </table:table-cell>
          <table:table-cell table:style-name="ce20" office:value-type="float" office:value="128">
            <text:p>128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24">
            <text:p>2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306">
            <text:p>306</text:p>
          </table:table-cell>
          <table:table-cell table:style-name="ce20" office:value-type="float" office:value="73">
            <text:p>73</text:p>
          </table:table-cell>
          <table:table-cell table:style-name="ce20" office:value-type="string">
            <text:p>--</text:p>
          </table:table-cell>
          <table:table-cell table:style-name="ce20" office:value-type="float" office:value="54">
            <text:p>54</text:p>
          </table:table-cell>
          <table:table-cell table:style-name="ce20" office:value-type="float" office:value="13">
            <text:p>13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13">
            <text:p>1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365">
            <text:p>365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W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6">
            <text:p>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262">
            <text:p>262</text:p>
          </table:table-cell>
          <table:table-cell table:style-name="ce20" office:value-type="float" office:value="117">
            <text:p>117</text:p>
          </table:table-cell>
          <table:table-cell table:style-name="ce20" office:value-type="float" office:value="78">
            <text:p>78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38">
            <text:p>38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349">
            <text:p>349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19">
            <text:p>19</text:p>
          </table:table-cell>
          <table:table-cell table:style-name="ce20" office:value-type="string">
            <text:p>W</text:p>
          </table:table-cell>
          <table:table-cell table:style-name="ce20" office:value-type="float" office:value="7">
            <text:p>7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8">
            <text:p>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366">
            <text:p>366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8">
            <text:p>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298">
            <text:p>298</text:p>
          </table:table-cell>
          <table:table-cell table:style-name="ce20" office:value-type="float" office:value="81">
            <text:p>81</text:p>
          </table:table-cell>
          <table:table-cell table:style-name="ce20" office:value-type="float" office:value="53">
            <text:p>53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30">
            <text:p>3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5">
            <text:p>1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312">
            <text:p>312</text:p>
          </table:table-cell>
          <table:table-cell table:style-name="ce20" office:value-type="float" office:value="67">
            <text:p>67</text:p>
          </table:table-cell>
          <table:table-cell table:style-name="ce20" office:value-type="float" office:value="48">
            <text:p>48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31">
            <text:p>3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6">
            <text:p>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231">
            <text:p>231</text:p>
          </table:table-cell>
          <table:table-cell table:style-name="ce20" office:value-type="float" office:value="148">
            <text:p>148</text:p>
          </table:table-cell>
          <table:table-cell table:style-name="ce20" office:value-type="float" office:value="76">
            <text:p>76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59">
            <text:p>59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240">
            <text:p>240</text:p>
          </table:table-cell>
          <table:table-cell table:style-name="ce20" office:value-type="float" office:value="139">
            <text:p>139</text:p>
          </table:table-cell>
          <table:table-cell table:style-name="ce20" office:value-type="float" office:value="63">
            <text:p>63</text:p>
          </table:table-cell>
          <table:table-cell table:style-name="ce20" office:value-type="float" office:value="64">
            <text:p>64</text:p>
          </table:table-cell>
          <table:table-cell table:style-name="ce20" office:value-type="float" office:value="47">
            <text:p>47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3">
            <text:p>1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296">
            <text:p>296</text:p>
          </table:table-cell>
          <table:table-cell table:style-name="ce20" office:value-type="float" office:value="83">
            <text:p>83</text:p>
          </table:table-cell>
          <table:table-cell table:style-name="ce20" office:value-type="float" office:value="51">
            <text:p>51</text:p>
          </table:table-cell>
          <table:table-cell table:style-name="ce20" office:value-type="float" office:value="44">
            <text:p>44</text:p>
          </table:table-cell>
          <table:table-cell table:style-name="ce20" office:value-type="float" office:value="32">
            <text:p>32</text:p>
          </table:table-cell>
          <table:table-cell table:number-columns-repeated="3"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316">
            <text:p>316</text:p>
          </table:table-cell>
          <table:table-cell table:style-name="ce20" office:value-type="float" office:value="63">
            <text:p>63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9">
            <text:p>9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348">
            <text:p>348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21">
            <text:p>21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9" office:value-type="string">
            <text:p><text:s text:c="6"/>331521</text:p>
          </table:table-cell>
          <table:table-cell table:style-name="ce7" office:value-type="string">
            <text:p><text:s text:c="2"/>Aluminum Die-Casting Foundrie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58">
            <text:p>58</text:p>
          </table:table-cell>
          <table:table-cell table:style-name="ce20" office:value-type="float" office:value="127">
            <text:p>127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101">
            <text:p>101</text:p>
          </table:table-cell>
          <table:table-cell table:style-name="ce20" office:value-type="float" office:value="84">
            <text:p>84</text:p>
          </table:table-cell>
          <table:table-cell table:style-name="ce20" office:value-type="float" office:value="55">
            <text:p>55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33">
            <text:p>33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8">
            <text:p>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138">
            <text:p>138</text:p>
          </table:table-cell>
          <table:table-cell table:style-name="ce20" office:value-type="float" office:value="47">
            <text:p>47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6">
            <text:p>6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4">
            <text:p>1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143">
            <text:p>143</text:p>
          </table:table-cell>
          <table:table-cell table:style-name="ce20" office:value-type="float" office:value="42">
            <text:p>42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3">
            <text:p>1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15">
            <text:p>1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164">
            <text:p>164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1">
            <text:p>11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9">
            <text:p>9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143">
            <text:p>143</text:p>
          </table:table-cell>
          <table:table-cell table:style-name="ce20" office:value-type="float" office:value="42">
            <text:p>42</text:p>
          </table:table-cell>
          <table:table-cell table:style-name="ce20" office:value-type="string">
            <text:p>--</text:p>
          </table:table-cell>
          <table:table-cell table:style-name="ce20" office:value-type="float" office:value="17">
            <text:p>17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23">
            <text:p>2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168">
            <text:p>168</text:p>
          </table:table-cell>
          <table:table-cell table:style-name="ce20" office:value-type="float" office:value="17">
            <text:p>17</text:p>
          </table:table-cell>
          <table:table-cell table:style-name="ce20" office:value-type="string">
            <text:p>--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11">
            <text:p>1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171">
            <text:p>171</text:p>
          </table:table-cell>
          <table:table-cell table:style-name="ce20" office:value-type="float" office:value="14">
            <text:p>14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7">
            <text:p>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109">
            <text:p>109</text:p>
          </table:table-cell>
          <table:table-cell table:style-name="ce20" office:value-type="float" office:value="76">
            <text:p>76</text:p>
          </table:table-cell>
          <table:table-cell table:style-name="ce20" office:value-type="float" office:value="53">
            <text:p>53</text:p>
          </table:table-cell>
          <table:table-cell table:style-name="ce20" office:value-type="string">
            <text:p>W</text:p>
          </table:table-cell>
          <table:table-cell table:style-name="ce20" office:value-type="float" office:value="9">
            <text:p>9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151">
            <text:p>151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8">
            <text:p>8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7">
            <text:p>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159">
            <text:p>159</text:p>
          </table:table-cell>
          <table:table-cell table:number-columns-repeated="2"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8">
            <text:p>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143">
            <text:p>143</text:p>
          </table:table-cell>
          <table:table-cell table:style-name="ce20" office:value-type="float" office:value="42">
            <text:p>42</text:p>
          </table:table-cell>
          <table:table-cell table:style-name="ce20" office:value-type="float" office:value="24">
            <text:p>24</text:p>
          </table:table-cell>
          <table:table-cell table:style-name="ce20" office:value-type="string">
            <text:p>Q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149">
            <text:p>149</text:p>
          </table:table-cell>
          <table:table-cell table:style-name="ce20" office:value-type="float" office:value="36">
            <text:p>36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7">
            <text:p>7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6">
            <text:p>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124">
            <text:p>124</text:p>
          </table:table-cell>
          <table:table-cell table:style-name="ce20" office:value-type="float" office:value="61">
            <text:p>61</text:p>
          </table:table-cell>
          <table:table-cell table:style-name="ce20" office:value-type="float" office:value="41">
            <text:p>41</text:p>
          </table:table-cell>
          <table:table-cell table:number-columns-repeated="2" table:style-name="ce20" office:value-type="float" office:value="11">
            <text:p>11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6">
            <text:p>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131">
            <text:p>131</text:p>
          </table:table-cell>
          <table:table-cell table:style-name="ce20" office:value-type="float" office:value="54">
            <text:p>54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21">
            <text:p>21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12">
            <text:p>1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151">
            <text:p>151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9">
            <text:p>9</text:p>
          </table:table-cell>
          <table:table-cell table:style-name="ce20" office:value-type="string">
            <text:p>W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148">
            <text:p>148</text:p>
          </table:table-cell>
          <table:table-cell table:style-name="ce20" office:value-type="float" office:value="37">
            <text:p>37</text:p>
          </table:table-cell>
          <table:table-cell table:number-columns-repeated="2" table:style-name="ce20" office:value-type="float" office:value="20">
            <text:p>20</text:p>
          </table:table-cell>
          <table:table-cell table:style-name="ce20" office:value-type="float" office:value="15">
            <text:p>15</text:p>
          </table:table-cell>
          <table:table-cell table:style-name="ce20" office:value-type="string">
            <text:p>W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164">
            <text:p>164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9">
            <text:p>9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6"/>331524</text:p>
          </table:table-cell>
          <table:table-cell table:style-name="ce7" office:value-type="string">
            <text:p><text:s text:c="2"/>Aluminum Foundries, except Die-Casting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156">
            <text:p>156</text:p>
          </table:table-cell>
          <table:table-cell table:style-name="ce20" office:value-type="float" office:value="153">
            <text:p>153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239">
            <text:p>239</text:p>
          </table:table-cell>
          <table:table-cell table:style-name="ce20" office:value-type="float" office:value="70">
            <text:p>7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13">
            <text:p>1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258">
            <text:p>258</text:p>
          </table:table-cell>
          <table:table-cell table:style-name="ce20" office:value-type="float" office:value="51">
            <text:p>51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24">
            <text:p>2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260">
            <text:p>260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21">
            <text:p>21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20">
            <text:p>2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266">
            <text:p>266</text:p>
          </table:table-cell>
          <table:table-cell table:style-name="ce20" office:value-type="float" office:value="43">
            <text:p>43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Q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20">
            <text:p>2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279">
            <text:p>279</text:p>
          </table:table-cell>
          <table:table-cell table:style-name="ce20" office:value-type="float" office:value="30">
            <text:p>30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9">
            <text:p>19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249">
            <text:p>249</text:p>
          </table:table-cell>
          <table:table-cell table:style-name="ce20" office:value-type="float" office:value="60">
            <text:p>60</text:p>
          </table:table-cell>
          <table:table-cell table:style-name="ce20" office:value-type="string">
            <text:p>--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24">
            <text:p>2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269">
            <text:p>269</text:p>
          </table:table-cell>
          <table:table-cell table:style-name="ce20" office:value-type="float" office:value="40">
            <text:p>40</text:p>
          </table:table-cell>
          <table:table-cell table:style-name="ce20" office:value-type="string">
            <text:p>--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20">
            <text:p>2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287">
            <text:p>287</text:p>
          </table:table-cell>
          <table:table-cell table:style-name="ce20" office:value-type="float" office:value="22">
            <text:p>22</text:p>
          </table:table-cell>
          <table:table-cell table:style-name="ce20" office:value-type="string">
            <text:p>W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float" office:value="20">
            <text:p>2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225">
            <text:p>225</text:p>
          </table:table-cell>
          <table:table-cell table:style-name="ce20" office:value-type="float" office:value="84">
            <text:p>84</text:p>
          </table:table-cell>
          <table:table-cell table:style-name="ce20" office:value-type="float" office:value="52">
            <text:p>52</text:p>
          </table:table-cell>
          <table:table-cell table:style-name="ce20" office:value-type="string">
            <text:p>W</text:p>
          </table:table-cell>
          <table:table-cell table:style-name="ce20" office:value-type="float" office:value="21">
            <text:p>2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20">
            <text:p>2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257">
            <text:p>257</text:p>
          </table:table-cell>
          <table:table-cell table:style-name="ce20" office:value-type="float" office:value="52">
            <text:p>52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0">
            <text:p>10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22">
            <text:p>2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289">
            <text:p>289</text:p>
          </table:table-cell>
          <table:table-cell table:style-name="ce20" office:value-type="float" office:value="20">
            <text:p>20</text:p>
          </table:table-cell>
          <table:table-cell table:number-columns-repeated="5" table:style-name="ce20" office:value-type="float" office:value="0">
            <text:p>0</text:p>
          </table:table-cell>
          <table:table-cell table:style-name="ce20" office:value-type="float" office:value="20">
            <text:p>2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266">
            <text:p>266</text:p>
          </table:table-cell>
          <table:table-cell table:style-name="ce20" office:value-type="float" office:value="43">
            <text:p>43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7">
            <text:p>7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23">
            <text:p>2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250">
            <text:p>250</text:p>
          </table:table-cell>
          <table:table-cell table:style-name="ce20" office:value-type="float" office:value="59">
            <text:p>59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1">
            <text:p>1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2">
            <text:p>1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230">
            <text:p>230</text:p>
          </table:table-cell>
          <table:table-cell table:style-name="ce20" office:value-type="float" office:value="79">
            <text:p>79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12">
            <text:p>12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8">
            <text:p>1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244">
            <text:p>244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28">
            <text:p>28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22">
            <text:p>2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271">
            <text:p>271</text:p>
          </table:table-cell>
          <table:table-cell table:style-name="ce20" office:value-type="float" office:value="38">
            <text:p>38</text:p>
          </table:table-cell>
          <table:table-cell table:style-name="ce20" office:value-type="string">
            <text:p>Q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289">
            <text:p>28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300">
            <text:p>300</text:p>
          </table:table-cell>
          <table:table-cell table:style-name="ce20" office:value-type="float" office:value="9">
            <text:p>9</text:p>
          </table:table-cell>
          <table:table-cell table:style-name="ce20" office:value-type="string">
            <text:p>W</text:p>
          </table:table-cell>
          <table:table-cell table:style-name="ce20" office:value-type="float" office:value="5">
            <text:p>5</text:p>
          </table:table-cell>
          <table:table-cell table:number-columns-repeated="3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 office:value-type="string">
            <text:p>Actual</text:p>
          </table:table-cell>
          <table:table-cell table:style-name="ce8" office:value-type="string">
            <text:p>FABRICATED METAL PRODUCTS</text:p>
          </table:table-cell>
          <table:table-cell table:style-name="ce20" table:number-columns-repeated="8"/>
          <table:table-cell table:number-columns-repeated="1014"/>
        </table:table-row>
        <table:table-row table:style-name="ro5">
          <table:table-cell table:style-name="ce7"/>
          <table:table-cell table:style-name="Default" table:formula="of:=[.B2019]" office:value-type="string" office:string-value="Participation in One or More of the Following Types of Activities">
            <text:p>Participation in One or More of the Following Types of Activities</text:p>
          </table:table-cell>
          <table:table-cell table:style-name="ce20" table:formula="of:=IF(ISNUMBER([.C2019]);[.C2019];0)" office:value-type="float" office:value="21034">
            <text:p>21,034</text:p>
          </table:table-cell>
          <table:table-cell table:style-name="ce20" table:formula="of:=IF(ISNUMBER([.D2019]);[.D2019];0)" office:value-type="float" office:value="14566">
            <text:p>14,566</text:p>
          </table:table-cell>
          <table:table-cell table:style-name="ce20" table:formula="of:=IF(ISNUMBER([.E2019]);[.E2019];0)" office:value-type="float" office:value="0">
            <text:p>0</text:p>
          </table:table-cell>
          <table:table-cell table:style-name="ce20" table:formula="of:=IF(ISNUMBER([.F2019]);[.F2019];0)" office:value-type="float" office:value="0">
            <text:p>0</text:p>
          </table:table-cell>
          <table:table-cell table:style-name="ce20" table:formula="of:=IF(ISNUMBER([.G2019]);[.G2019];0)" office:value-type="float" office:value="0">
            <text:p>0</text:p>
          </table:table-cell>
          <table:table-cell table:style-name="ce20" table:formula="of:=IF(ISNUMBER([.H2019]);[.H2019];0)" office:value-type="float" office:value="0">
            <text:p>0</text:p>
          </table:table-cell>
          <table:table-cell table:style-name="ce20" table:formula="of:=IF(ISNUMBER([.I2019]);[.I2019];0)" office:value-type="float" office:value="0">
            <text:p>0</text:p>
          </table:table-cell>
          <table:table-cell table:style-name="ce20" table:formula="of:=IF(ISNUMBER([.J2019]);[.J2019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20]" office:value-type="string" office:string-value="  Energy Audit or Assessment">
            <text:p><text:s text:c="2"/>Energy Audit or Assessment</text:p>
          </table:table-cell>
          <table:table-cell table:style-name="ce20" table:formula="of:=IF(ISNUMBER([.C2020]);[.C2020];0)" office:value-type="float" office:value="28651">
            <text:p>28,651</text:p>
          </table:table-cell>
          <table:table-cell table:style-name="ce20" table:formula="of:=IF(ISNUMBER([.D2020]);[.D2020];0)" office:value-type="float" office:value="6949">
            <text:p>6,949</text:p>
          </table:table-cell>
          <table:table-cell table:style-name="ce20" table:formula="of:=IF(ISNUMBER([.E2020]);[.E2020];0)" office:value-type="float" office:value="2100">
            <text:p>2,100</text:p>
          </table:table-cell>
          <table:table-cell table:style-name="ce20" table:formula="of:=IF(ISNUMBER([.F2020]);[.F2020];0)" office:value-type="float" office:value="2611">
            <text:p>2,611</text:p>
          </table:table-cell>
          <table:table-cell table:style-name="ce20" table:formula="of:=IF(ISNUMBER([.G2020]);[.G2020];0)" office:value-type="float" office:value="997">
            <text:p>997</text:p>
          </table:table-cell>
          <table:table-cell table:style-name="ce20" table:formula="of:=IF(ISNUMBER([.H2020]);[.H2020];0)" office:value-type="float" office:value="0">
            <text:p>0</text:p>
          </table:table-cell>
          <table:table-cell table:style-name="ce20" table:formula="of:=IF(ISNUMBER([.I2020]);[.I2020];0)" office:value-type="float" office:value="0">
            <text:p>0</text:p>
          </table:table-cell>
          <table:table-cell table:style-name="ce20" table:formula="of:=IF(ISNUMBER([.J2020]);[.J2020];0)" office:value-type="float" office:value="2068">
            <text:p>2,068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21]" office:value-type="string" office:string-value="  Electricity Load Control">
            <text:p><text:s text:c="2"/>Electricity Load Control</text:p>
          </table:table-cell>
          <table:table-cell table:style-name="ce20" table:formula="of:=IF(ISNUMBER([.C2021]);[.C2021];0)" office:value-type="float" office:value="31216">
            <text:p>31,216</text:p>
          </table:table-cell>
          <table:table-cell table:style-name="ce20" table:formula="of:=IF(ISNUMBER([.D2021]);[.D2021];0)" office:value-type="float" office:value="4384">
            <text:p>4,384</text:p>
          </table:table-cell>
          <table:table-cell table:style-name="ce20" table:formula="of:=IF(ISNUMBER([.E2021]);[.E2021];0)" office:value-type="float" office:value="700">
            <text:p>700</text:p>
          </table:table-cell>
          <table:table-cell table:style-name="ce20" table:formula="of:=IF(ISNUMBER([.F2021]);[.F2021];0)" office:value-type="float" office:value="1327">
            <text:p>1,327</text:p>
          </table:table-cell>
          <table:table-cell table:style-name="ce20" table:formula="of:=IF(ISNUMBER([.G2021]);[.G2021];0)" office:value-type="float" office:value="916">
            <text:p>916</text:p>
          </table:table-cell>
          <table:table-cell table:style-name="ce20" table:formula="of:=IF(ISNUMBER([.H2021]);[.H2021];0)" office:value-type="float" office:value="0">
            <text:p>0</text:p>
          </table:table-cell>
          <table:table-cell table:style-name="ce20" table:formula="of:=IF(ISNUMBER([.I2021]);[.I2021];0)" office:value-type="float" office:value="0">
            <text:p>0</text:p>
          </table:table-cell>
          <table:table-cell table:style-name="ce20" table:formula="of:=IF(ISNUMBER([.J2021]);[.J2021];0)" office:value-type="float" office:value="1979">
            <text:p>1,979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22]" office:value-type="string" office:string-value="  Power Factor Correction or Improvement">
            <text:p><text:s text:c="2"/>Power Factor Correction or Improvement</text:p>
          </table:table-cell>
          <table:table-cell table:style-name="ce20" table:formula="of:=IF(ISNUMBER([.C2022]);[.C2022];0)" office:value-type="float" office:value="31175">
            <text:p>31,175</text:p>
          </table:table-cell>
          <table:table-cell table:style-name="ce20" table:formula="of:=IF(ISNUMBER([.D2022]);[.D2022];0)" office:value-type="float" office:value="4425">
            <text:p>4,425</text:p>
          </table:table-cell>
          <table:table-cell table:style-name="ce20" table:formula="of:=IF(ISNUMBER([.E2022]);[.E2022];0)" office:value-type="float" office:value="1141">
            <text:p>1,141</text:p>
          </table:table-cell>
          <table:table-cell table:style-name="ce20" table:formula="of:=IF(ISNUMBER([.F2022]);[.F2022];0)" office:value-type="float" office:value="1118">
            <text:p>1,118</text:p>
          </table:table-cell>
          <table:table-cell table:style-name="ce20" table:formula="of:=IF(ISNUMBER([.G2022]);[.G2022];0)" office:value-type="float" office:value="681">
            <text:p>681</text:p>
          </table:table-cell>
          <table:table-cell table:style-name="ce20" table:formula="of:=IF(ISNUMBER([.H2022]);[.H2022];0)" office:value-type="float" office:value="0">
            <text:p>0</text:p>
          </table:table-cell>
          <table:table-cell table:style-name="ce20" table:formula="of:=IF(ISNUMBER([.I2022]);[.I2022];0)" office:value-type="float" office:value="0">
            <text:p>0</text:p>
          </table:table-cell>
          <table:table-cell table:style-name="ce20" table:formula="of:=IF(ISNUMBER([.J2022]);[.J2022];0)" office:value-type="float" office:value="1971">
            <text:p>1,971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23]" office:value-type="string" office:string-value="  Equipment Installation or Retrofit for the Primary Purpose of">
            <text:p><text:s text:c="2"/>Equipment Installation or Retrofit for the Primary Purpose of</text:p>
          </table:table-cell>
          <table:table-cell table:style-name="ce20" table:formula="of:=IF(ISNUMBER([.C2023]);[.C2023];0)" office:value-type="float" office:value="0">
            <text:p>0</text:p>
          </table:table-cell>
          <table:table-cell table:style-name="ce20" table:formula="of:=IF(ISNUMBER([.D2023]);[.D2023];0)" office:value-type="float" office:value="0">
            <text:p>0</text:p>
          </table:table-cell>
          <table:table-cell table:style-name="ce20" table:formula="of:=IF(ISNUMBER([.E2023]);[.E2023];0)" office:value-type="float" office:value="0">
            <text:p>0</text:p>
          </table:table-cell>
          <table:table-cell table:style-name="ce20" table:formula="of:=IF(ISNUMBER([.F2023]);[.F2023];0)" office:value-type="float" office:value="0">
            <text:p>0</text:p>
          </table:table-cell>
          <table:table-cell table:style-name="ce20" table:formula="of:=IF(ISNUMBER([.G2023]);[.G2023];0)" office:value-type="float" office:value="0">
            <text:p>0</text:p>
          </table:table-cell>
          <table:table-cell table:style-name="ce20" table:formula="of:=IF(ISNUMBER([.H2023]);[.H2023];0)" office:value-type="float" office:value="0">
            <text:p>0</text:p>
          </table:table-cell>
          <table:table-cell table:style-name="ce20" table:formula="of:=IF(ISNUMBER([.I2023]);[.I2023];0)" office:value-type="float" office:value="0">
            <text:p>0</text:p>
          </table:table-cell>
          <table:table-cell table:style-name="ce20" table:formula="of:=IF(ISNUMBER([.J2023]);[.J2023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24]" office:value-type="string" office:string-value="    Using a Different Energy Source (c)">
            <text:p><text:s text:c="4"/>Using a Different Energy Source (c)</text:p>
          </table:table-cell>
          <table:table-cell table:style-name="ce20" table:formula="of:=IF(ISNUMBER([.C2024]);[.C2024];0)" office:value-type="float" office:value="33246">
            <text:p>33,246</text:p>
          </table:table-cell>
          <table:table-cell table:style-name="ce20" table:formula="of:=IF(ISNUMBER([.D2024]);[.D2024];0)" office:value-type="float" office:value="2354">
            <text:p>2,354</text:p>
          </table:table-cell>
          <table:table-cell table:style-name="ce20" table:formula="of:=IF(ISNUMBER([.E2024]);[.E2024];0)" office:value-type="float" office:value="0">
            <text:p>0</text:p>
          </table:table-cell>
          <table:table-cell table:style-name="ce20" table:formula="of:=IF(ISNUMBER([.F2024]);[.F2024];0)" office:value-type="float" office:value="0">
            <text:p>0</text:p>
          </table:table-cell>
          <table:table-cell table:style-name="ce20" table:formula="of:=IF(ISNUMBER([.G2024]);[.G2024];0)" office:value-type="float" office:value="0">
            <text:p>0</text:p>
          </table:table-cell>
          <table:table-cell table:style-name="ce20" table:formula="of:=IF(ISNUMBER([.H2024]);[.H2024];0)" office:value-type="float" office:value="0">
            <text:p>0</text:p>
          </table:table-cell>
          <table:table-cell table:style-name="ce20" table:formula="of:=IF(ISNUMBER([.I2024]);[.I2024];0)" office:value-type="float" office:value="0">
            <text:p>0</text:p>
          </table:table-cell>
          <table:table-cell table:style-name="ce20" table:formula="of:=IF(ISNUMBER([.J2024]);[.J2024];0)" office:value-type="float" office:value="1796">
            <text:p>1,796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25]" office:value-type="string" office:string-value="  Standby Generation Program">
            <text:p><text:s text:c="2"/>Standby Generation Program</text:p>
          </table:table-cell>
          <table:table-cell table:style-name="ce20" table:formula="of:=IF(ISNUMBER([.C2025]);[.C2025];0)" office:value-type="float" office:value="33582">
            <text:p>33,582</text:p>
          </table:table-cell>
          <table:table-cell table:style-name="ce20" table:formula="of:=IF(ISNUMBER([.D2025]);[.D2025];0)" office:value-type="float" office:value="2018">
            <text:p>2,018</text:p>
          </table:table-cell>
          <table:table-cell table:style-name="ce20" table:formula="of:=IF(ISNUMBER([.E2025]);[.E2025];0)" office:value-type="float" office:value="343">
            <text:p>343</text:p>
          </table:table-cell>
          <table:table-cell table:style-name="ce20" table:formula="of:=IF(ISNUMBER([.F2025]);[.F2025];0)" office:value-type="float" office:value="0">
            <text:p>0</text:p>
          </table:table-cell>
          <table:table-cell table:style-name="ce20" table:formula="of:=IF(ISNUMBER([.G2025]);[.G2025];0)" office:value-type="float" office:value="0">
            <text:p>0</text:p>
          </table:table-cell>
          <table:table-cell table:style-name="ce20" table:formula="of:=IF(ISNUMBER([.H2025]);[.H2025];0)" office:value-type="float" office:value="0">
            <text:p>0</text:p>
          </table:table-cell>
          <table:table-cell table:style-name="ce20" table:formula="of:=IF(ISNUMBER([.I2025]);[.I2025];0)" office:value-type="float" office:value="0">
            <text:p>0</text:p>
          </table:table-cell>
          <table:table-cell table:style-name="ce20" table:formula="of:=IF(ISNUMBER([.J2025]);[.J2025];0)" office:value-type="float" office:value="1591">
            <text:p>1,591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26]" office:value-type="string" office:string-value="  Special Rate Schedule (d)">
            <text:p><text:s text:c="2"/>Special Rate Schedule (d)</text:p>
          </table:table-cell>
          <table:table-cell table:style-name="ce20" table:formula="of:=IF(ISNUMBER([.C2026]);[.C2026];0)" office:value-type="float" office:value="32275">
            <text:p>32,275</text:p>
          </table:table-cell>
          <table:table-cell table:style-name="ce20" table:formula="of:=IF(ISNUMBER([.D2026]);[.D2026];0)" office:value-type="float" office:value="3325">
            <text:p>3,325</text:p>
          </table:table-cell>
          <table:table-cell table:style-name="ce20" table:formula="of:=IF(ISNUMBER([.E2026]);[.E2026];0)" office:value-type="float" office:value="0">
            <text:p>0</text:p>
          </table:table-cell>
          <table:table-cell table:style-name="ce20" table:formula="of:=IF(ISNUMBER([.F2026]);[.F2026];0)" office:value-type="float" office:value="1416">
            <text:p>1,416</text:p>
          </table:table-cell>
          <table:table-cell table:style-name="ce20" table:formula="of:=IF(ISNUMBER([.G2026]);[.G2026];0)" office:value-type="float" office:value="0">
            <text:p>0</text:p>
          </table:table-cell>
          <table:table-cell table:style-name="ce20" table:formula="of:=IF(ISNUMBER([.H2026]);[.H2026];0)" office:value-type="float" office:value="0">
            <text:p>0</text:p>
          </table:table-cell>
          <table:table-cell table:style-name="ce20" table:formula="of:=IF(ISNUMBER([.I2026]);[.I2026];0)" office:value-type="float" office:value="0">
            <text:p>0</text:p>
          </table:table-cell>
          <table:table-cell table:style-name="ce20" table:formula="of:=IF(ISNUMBER([.J2026]);[.J2026];0)" office:value-type="float" office:value="1750">
            <text:p>1,75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27]" office:value-type="string" office:string-value="  Interval Metering (e) ">
            <text:p><text:s text:c="2"/>Interval Metering (e) </text:p>
          </table:table-cell>
          <table:table-cell table:style-name="ce20" table:formula="of:=IF(ISNUMBER([.C2027]);[.C2027];0)" office:value-type="float" office:value="33101">
            <text:p>33,101</text:p>
          </table:table-cell>
          <table:table-cell table:style-name="ce20" table:formula="of:=IF(ISNUMBER([.D2027]);[.D2027];0)" office:value-type="float" office:value="2499">
            <text:p>2,499</text:p>
          </table:table-cell>
          <table:table-cell table:style-name="ce20" table:formula="of:=IF(ISNUMBER([.E2027]);[.E2027];0)" office:value-type="float" office:value="0">
            <text:p>0</text:p>
          </table:table-cell>
          <table:table-cell table:style-name="ce20" table:formula="of:=IF(ISNUMBER([.F2027]);[.F2027];0)" office:value-type="float" office:value="449">
            <text:p>449</text:p>
          </table:table-cell>
          <table:table-cell table:style-name="ce20" table:formula="of:=IF(ISNUMBER([.G2027]);[.G2027];0)" office:value-type="float" office:value="342">
            <text:p>342</text:p>
          </table:table-cell>
          <table:table-cell table:style-name="ce20" table:formula="of:=IF(ISNUMBER([.H2027]);[.H2027];0)" office:value-type="float" office:value="0">
            <text:p>0</text:p>
          </table:table-cell>
          <table:table-cell table:style-name="ce20" table:formula="of:=IF(ISNUMBER([.I2027]);[.I2027];0)" office:value-type="float" office:value="0">
            <text:p>0</text:p>
          </table:table-cell>
          <table:table-cell table:style-name="ce20" table:formula="of:=IF(ISNUMBER([.J2027]);[.J2027];0)" office:value-type="float" office:value="1812">
            <text:p>1,812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28]" office:value-type="string" office:string-value="  Equipment Installation or Retrofit for the Primary Purpose of ">
            <text:p><text:s text:c="2"/>Equipment Installation or Retrofit for the Primary Purpose of </text:p>
          </table:table-cell>
          <table:table-cell table:style-name="ce20" table:formula="of:=IF(ISNUMBER([.C2028]);[.C2028];0)" office:value-type="float" office:value="0">
            <text:p>0</text:p>
          </table:table-cell>
          <table:table-cell table:style-name="ce20" table:formula="of:=IF(ISNUMBER([.D2028]);[.D2028];0)" office:value-type="float" office:value="0">
            <text:p>0</text:p>
          </table:table-cell>
          <table:table-cell table:style-name="ce20" table:formula="of:=IF(ISNUMBER([.E2028]);[.E2028];0)" office:value-type="float" office:value="0">
            <text:p>0</text:p>
          </table:table-cell>
          <table:table-cell table:style-name="ce20" table:formula="of:=IF(ISNUMBER([.F2028]);[.F2028];0)" office:value-type="float" office:value="0">
            <text:p>0</text:p>
          </table:table-cell>
          <table:table-cell table:style-name="ce20" table:formula="of:=IF(ISNUMBER([.G2028]);[.G2028];0)" office:value-type="float" office:value="0">
            <text:p>0</text:p>
          </table:table-cell>
          <table:table-cell table:style-name="ce20" table:formula="of:=IF(ISNUMBER([.H2028]);[.H2028];0)" office:value-type="float" office:value="0">
            <text:p>0</text:p>
          </table:table-cell>
          <table:table-cell table:style-name="ce20" table:formula="of:=IF(ISNUMBER([.I2028]);[.I2028];0)" office:value-type="float" office:value="0">
            <text:p>0</text:p>
          </table:table-cell>
          <table:table-cell table:style-name="ce20" table:formula="of:=IF(ISNUMBER([.J2028]);[.J2028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29]" office:value-type="string" office:string-value="    Improving Energy Efficiency Affecting:">
            <text:p><text:s text:c="4"/>Improving Energy Efficiency Affecting:</text:p>
          </table:table-cell>
          <table:table-cell table:style-name="ce20" table:formula="of:=IF(ISNUMBER([.C2029]);[.C2029];0)" office:value-type="float" office:value="0">
            <text:p>0</text:p>
          </table:table-cell>
          <table:table-cell table:style-name="ce20" table:formula="of:=IF(ISNUMBER([.D2029]);[.D2029];0)" office:value-type="float" office:value="0">
            <text:p>0</text:p>
          </table:table-cell>
          <table:table-cell table:style-name="ce20" table:formula="of:=IF(ISNUMBER([.E2029]);[.E2029];0)" office:value-type="float" office:value="0">
            <text:p>0</text:p>
          </table:table-cell>
          <table:table-cell table:style-name="ce20" table:formula="of:=IF(ISNUMBER([.F2029]);[.F2029];0)" office:value-type="float" office:value="0">
            <text:p>0</text:p>
          </table:table-cell>
          <table:table-cell table:style-name="ce20" table:formula="of:=IF(ISNUMBER([.G2029]);[.G2029];0)" office:value-type="float" office:value="0">
            <text:p>0</text:p>
          </table:table-cell>
          <table:table-cell table:style-name="ce20" table:formula="of:=IF(ISNUMBER([.H2029]);[.H2029];0)" office:value-type="float" office:value="0">
            <text:p>0</text:p>
          </table:table-cell>
          <table:table-cell table:style-name="ce20" table:formula="of:=IF(ISNUMBER([.I2029]);[.I2029];0)" office:value-type="float" office:value="0">
            <text:p>0</text:p>
          </table:table-cell>
          <table:table-cell table:style-name="ce20" table:formula="of:=IF(ISNUMBER([.J2029]);[.J2029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30]" office:value-type="string" office:string-value="    Steam Production/System (f)">
            <text:p><text:s text:c="4"/>Steam Production/System (f)</text:p>
          </table:table-cell>
          <table:table-cell table:style-name="ce20" table:formula="of:=IF(ISNUMBER([.C2030]);[.C2030];0)" office:value-type="float" office:value="33897">
            <text:p>33,897</text:p>
          </table:table-cell>
          <table:table-cell table:style-name="ce20" table:formula="of:=IF(ISNUMBER([.D2030]);[.D2030];0)" office:value-type="float" office:value="1703">
            <text:p>1,703</text:p>
          </table:table-cell>
          <table:table-cell table:style-name="ce20" table:formula="of:=IF(ISNUMBER([.E2030]);[.E2030];0)" office:value-type="float" office:value="0">
            <text:p>0</text:p>
          </table:table-cell>
          <table:table-cell table:style-name="ce20" table:formula="of:=IF(ISNUMBER([.F2030]);[.F2030];0)" office:value-type="float" office:value="0">
            <text:p>0</text:p>
          </table:table-cell>
          <table:table-cell table:style-name="ce20" table:formula="of:=IF(ISNUMBER([.G2030]);[.G2030];0)" office:value-type="float" office:value="0">
            <text:p>0</text:p>
          </table:table-cell>
          <table:table-cell table:style-name="ce20" table:formula="of:=IF(ISNUMBER([.H2030]);[.H2030];0)" office:value-type="float" office:value="0">
            <text:p>0</text:p>
          </table:table-cell>
          <table:table-cell table:style-name="ce20" table:formula="of:=IF(ISNUMBER([.I2030]);[.I2030];0)" office:value-type="float" office:value="0">
            <text:p>0</text:p>
          </table:table-cell>
          <table:table-cell table:style-name="ce20" table:formula="of:=IF(ISNUMBER([.J2030]);[.J2030];0)" office:value-type="float" office:value="1511">
            <text:p>1,511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31]" office:value-type="string" office:string-value="    Compressed Air Systems (g)">
            <text:p><text:s text:c="4"/>Compressed Air Systems (g)</text:p>
          </table:table-cell>
          <table:table-cell table:style-name="ce20" table:formula="of:=IF(ISNUMBER([.C2031]);[.C2031];0)" office:value-type="float" office:value="29429">
            <text:p>29,429</text:p>
          </table:table-cell>
          <table:table-cell table:style-name="ce20" table:formula="of:=IF(ISNUMBER([.D2031]);[.D2031];0)" office:value-type="float" office:value="6171">
            <text:p>6,171</text:p>
          </table:table-cell>
          <table:table-cell table:style-name="ce20" table:formula="of:=IF(ISNUMBER([.E2031]);[.E2031];0)" office:value-type="float" office:value="3437">
            <text:p>3,437</text:p>
          </table:table-cell>
          <table:table-cell table:style-name="ce20" table:formula="of:=IF(ISNUMBER([.F2031]);[.F2031];0)" office:value-type="float" office:value="0">
            <text:p>0</text:p>
          </table:table-cell>
          <table:table-cell table:style-name="ce20" table:formula="of:=IF(ISNUMBER([.G2031]);[.G2031];0)" office:value-type="float" office:value="1377">
            <text:p>1,377</text:p>
          </table:table-cell>
          <table:table-cell table:style-name="ce20" table:formula="of:=IF(ISNUMBER([.H2031]);[.H2031];0)" office:value-type="float" office:value="0">
            <text:p>0</text:p>
          </table:table-cell>
          <table:table-cell table:style-name="ce20" table:formula="of:=IF(ISNUMBER([.I2031]);[.I2031];0)" office:value-type="float" office:value="0">
            <text:p>0</text:p>
          </table:table-cell>
          <table:table-cell table:style-name="ce20" table:formula="of:=IF(ISNUMBER([.J2031]);[.J2031];0)" office:value-type="float" office:value="1667">
            <text:p>1,667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32]" office:value-type="string" office:string-value="    Direct/Indirect Process Heating">
            <text:p><text:s text:c="4"/>Direct/Indirect Process Heating</text:p>
          </table:table-cell>
          <table:table-cell table:style-name="ce20" table:formula="of:=IF(ISNUMBER([.C2032]);[.C2032];0)" office:value-type="float" office:value="33134">
            <text:p>33,134</text:p>
          </table:table-cell>
          <table:table-cell table:style-name="ce20" table:formula="of:=IF(ISNUMBER([.D2032]);[.D2032];0)" office:value-type="float" office:value="2466">
            <text:p>2,466</text:p>
          </table:table-cell>
          <table:table-cell table:style-name="ce20" table:formula="of:=IF(ISNUMBER([.E2032]);[.E2032];0)" office:value-type="float" office:value="715">
            <text:p>715</text:p>
          </table:table-cell>
          <table:table-cell table:style-name="ce20" table:formula="of:=IF(ISNUMBER([.F2032]);[.F2032];0)" office:value-type="float" office:value="0">
            <text:p>0</text:p>
          </table:table-cell>
          <table:table-cell table:style-name="ce20" table:formula="of:=IF(ISNUMBER([.G2032]);[.G2032];0)" office:value-type="float" office:value="0">
            <text:p>0</text:p>
          </table:table-cell>
          <table:table-cell table:style-name="ce20" table:formula="of:=IF(ISNUMBER([.H2032]);[.H2032];0)" office:value-type="float" office:value="0">
            <text:p>0</text:p>
          </table:table-cell>
          <table:table-cell table:style-name="ce20" table:formula="of:=IF(ISNUMBER([.I2032]);[.I2032];0)" office:value-type="float" office:value="0">
            <text:p>0</text:p>
          </table:table-cell>
          <table:table-cell table:style-name="ce20" table:formula="of:=IF(ISNUMBER([.J2032]);[.J2032];0)" office:value-type="float" office:value="1747">
            <text:p>1,747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33]" office:value-type="string" office:string-value="    Direct Process Cooling, Refrigeration">
            <text:p><text:s text:c="4"/>Direct Process Cooling, Refrigeration</text:p>
          </table:table-cell>
          <table:table-cell table:style-name="ce20" table:formula="of:=IF(ISNUMBER([.C2033]);[.C2033];0)" office:value-type="float" office:value="33656">
            <text:p>33,656</text:p>
          </table:table-cell>
          <table:table-cell table:style-name="ce20" table:formula="of:=IF(ISNUMBER([.D2033]);[.D2033];0)" office:value-type="float" office:value="1944">
            <text:p>1,944</text:p>
          </table:table-cell>
          <table:table-cell table:style-name="ce20" table:formula="of:=IF(ISNUMBER([.E2033]);[.E2033];0)" office:value-type="float" office:value="0">
            <text:p>0</text:p>
          </table:table-cell>
          <table:table-cell table:style-name="ce20" table:formula="of:=IF(ISNUMBER([.F2033]);[.F2033];0)" office:value-type="float" office:value="0">
            <text:p>0</text:p>
          </table:table-cell>
          <table:table-cell table:style-name="ce20" table:formula="of:=IF(ISNUMBER([.G2033]);[.G2033];0)" office:value-type="float" office:value="0">
            <text:p>0</text:p>
          </table:table-cell>
          <table:table-cell table:style-name="ce20" table:formula="of:=IF(ISNUMBER([.H2033]);[.H2033];0)" office:value-type="float" office:value="0">
            <text:p>0</text:p>
          </table:table-cell>
          <table:table-cell table:style-name="ce20" table:formula="of:=IF(ISNUMBER([.I2033]);[.I2033];0)" office:value-type="float" office:value="0">
            <text:p>0</text:p>
          </table:table-cell>
          <table:table-cell table:style-name="ce20" table:formula="of:=IF(ISNUMBER([.J2033]);[.J2033];0)" office:value-type="float" office:value="1588">
            <text:p>1,588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34]" office:value-type="string" office:string-value="    Direct Machine Drive (h)">
            <text:p><text:s text:c="4"/>Direct Machine Drive (h)</text:p>
          </table:table-cell>
          <table:table-cell table:style-name="ce20" table:formula="of:=IF(ISNUMBER([.C2034]);[.C2034];0)" office:value-type="float" office:value="31187">
            <text:p>31,187</text:p>
          </table:table-cell>
          <table:table-cell table:style-name="ce20" table:formula="of:=IF(ISNUMBER([.D2034]);[.D2034];0)" office:value-type="float" office:value="4413">
            <text:p>4,413</text:p>
          </table:table-cell>
          <table:table-cell table:style-name="ce20" table:formula="of:=IF(ISNUMBER([.E2034]);[.E2034];0)" office:value-type="float" office:value="2098">
            <text:p>2,098</text:p>
          </table:table-cell>
          <table:table-cell table:style-name="ce20" table:formula="of:=IF(ISNUMBER([.F2034]);[.F2034];0)" office:value-type="float" office:value="0">
            <text:p>0</text:p>
          </table:table-cell>
          <table:table-cell table:style-name="ce20" table:formula="of:=IF(ISNUMBER([.G2034]);[.G2034];0)" office:value-type="float" office:value="535">
            <text:p>535</text:p>
          </table:table-cell>
          <table:table-cell table:style-name="ce20" table:formula="of:=IF(ISNUMBER([.H2034]);[.H2034];0)" office:value-type="float" office:value="0">
            <text:p>0</text:p>
          </table:table-cell>
          <table:table-cell table:style-name="ce20" table:formula="of:=IF(ISNUMBER([.I2034]);[.I2034];0)" office:value-type="float" office:value="0">
            <text:p>0</text:p>
          </table:table-cell>
          <table:table-cell table:style-name="ce20" table:formula="of:=IF(ISNUMBER([.J2034]);[.J2034];0)" office:value-type="float" office:value="1826">
            <text:p>1,826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35]" office:value-type="string" office:string-value="    Facility HVAC (i)">
            <text:p><text:s text:c="4"/>Facility HVAC (i)</text:p>
          </table:table-cell>
          <table:table-cell table:style-name="ce20" table:formula="of:=IF(ISNUMBER([.C2035]);[.C2035];0)" office:value-type="float" office:value="31221">
            <text:p>31,221</text:p>
          </table:table-cell>
          <table:table-cell table:style-name="ce20" table:formula="of:=IF(ISNUMBER([.D2035]);[.D2035];0)" office:value-type="float" office:value="4379">
            <text:p>4,379</text:p>
          </table:table-cell>
          <table:table-cell table:style-name="ce20" table:formula="of:=IF(ISNUMBER([.E2035]);[.E2035];0)" office:value-type="float" office:value="1495">
            <text:p>1,495</text:p>
          </table:table-cell>
          <table:table-cell table:style-name="ce20" table:formula="of:=IF(ISNUMBER([.F2035]);[.F2035];0)" office:value-type="float" office:value="383">
            <text:p>383</text:p>
          </table:table-cell>
          <table:table-cell table:style-name="ce20" table:formula="of:=IF(ISNUMBER([.G2035]);[.G2035];0)" office:value-type="float" office:value="951">
            <text:p>951</text:p>
          </table:table-cell>
          <table:table-cell table:style-name="ce20" table:formula="of:=IF(ISNUMBER([.H2035]);[.H2035];0)" office:value-type="float" office:value="0">
            <text:p>0</text:p>
          </table:table-cell>
          <table:table-cell table:style-name="ce20" table:formula="of:=IF(ISNUMBER([.I2035]);[.I2035];0)" office:value-type="float" office:value="0">
            <text:p>0</text:p>
          </table:table-cell>
          <table:table-cell table:style-name="ce20" table:formula="of:=IF(ISNUMBER([.J2035]);[.J2035];0)" office:value-type="float" office:value="1591">
            <text:p>1,591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36]" office:value-type="string" office:string-value="    Facility Lighting">
            <text:p><text:s text:c="4"/>Facility Lighting</text:p>
          </table:table-cell>
          <table:table-cell table:style-name="ce20" table:formula="of:=IF(ISNUMBER([.C2036]);[.C2036];0)" office:value-type="float" office:value="28269">
            <text:p>28,269</text:p>
          </table:table-cell>
          <table:table-cell table:style-name="ce20" table:formula="of:=IF(ISNUMBER([.D2036]);[.D2036];0)" office:value-type="float" office:value="7331">
            <text:p>7,331</text:p>
          </table:table-cell>
          <table:table-cell table:style-name="ce20" table:formula="of:=IF(ISNUMBER([.E2036]);[.E2036];0)" office:value-type="float" office:value="3559">
            <text:p>3,559</text:p>
          </table:table-cell>
          <table:table-cell table:style-name="ce20" table:formula="of:=IF(ISNUMBER([.F2036]);[.F2036];0)" office:value-type="float" office:value="831">
            <text:p>831</text:p>
          </table:table-cell>
          <table:table-cell table:style-name="ce20" table:formula="of:=IF(ISNUMBER([.G2036]);[.G2036];0)" office:value-type="float" office:value="1815">
            <text:p>1,815</text:p>
          </table:table-cell>
          <table:table-cell table:style-name="ce20" table:formula="of:=IF(ISNUMBER([.H2036]);[.H2036];0)" office:value-type="float" office:value="0">
            <text:p>0</text:p>
          </table:table-cell>
          <table:table-cell table:style-name="ce20" table:formula="of:=IF(ISNUMBER([.I2036]);[.I2036];0)" office:value-type="float" office:value="0">
            <text:p>0</text:p>
          </table:table-cell>
          <table:table-cell table:style-name="ce20" table:formula="of:=IF(ISNUMBER([.J2036]);[.J2036];0)" office:value-type="float" office:value="1958">
            <text:p>1,958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37]" office:value-type="string" office:string-value="Receiving energy-management support in the form of:">
            <text:p>Receiving energy-management support in the form of:</text:p>
          </table:table-cell>
          <table:table-cell table:style-name="ce20" table:formula="of:=IF(ISNUMBER([.C2037]);[.C2037];0)" office:value-type="float" office:value="0">
            <text:p>0</text:p>
          </table:table-cell>
          <table:table-cell table:style-name="ce20" table:formula="of:=IF(ISNUMBER([.D2037]);[.D2037];0)" office:value-type="float" office:value="0">
            <text:p>0</text:p>
          </table:table-cell>
          <table:table-cell table:style-name="ce20" table:formula="of:=IF(ISNUMBER([.E2037]);[.E2037];0)" office:value-type="float" office:value="0">
            <text:p>0</text:p>
          </table:table-cell>
          <table:table-cell table:style-name="ce20" table:formula="of:=IF(ISNUMBER([.F2037]);[.F2037];0)" office:value-type="float" office:value="0">
            <text:p>0</text:p>
          </table:table-cell>
          <table:table-cell table:style-name="ce20" table:formula="of:=IF(ISNUMBER([.G2037]);[.G2037];0)" office:value-type="float" office:value="0">
            <text:p>0</text:p>
          </table:table-cell>
          <table:table-cell table:style-name="ce20" table:formula="of:=IF(ISNUMBER([.H2037]);[.H2037];0)" office:value-type="float" office:value="0">
            <text:p>0</text:p>
          </table:table-cell>
          <table:table-cell table:style-name="ce20" table:formula="of:=IF(ISNUMBER([.I2037]);[.I2037];0)" office:value-type="float" office:value="0">
            <text:p>0</text:p>
          </table:table-cell>
          <table:table-cell table:style-name="ce20" table:formula="of:=IF(ISNUMBER([.J2037]);[.J2037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38]" office:value-type="string" office:string-value="    Technical Assistance (j)">
            <text:p><text:s text:c="4"/>Technical Assistance (j)</text:p>
          </table:table-cell>
          <table:table-cell table:style-name="ce20" table:formula="of:=IF(ISNUMBER([.C2038]);[.C2038];0)" office:value-type="float" office:value="30699">
            <text:p>30,699</text:p>
          </table:table-cell>
          <table:table-cell table:style-name="ce20" table:formula="of:=IF(ISNUMBER([.D2038]);[.D2038];0)" office:value-type="float" office:value="4901">
            <text:p>4,901</text:p>
          </table:table-cell>
          <table:table-cell table:style-name="ce20" table:formula="of:=IF(ISNUMBER([.E2038]);[.E2038];0)" office:value-type="float" office:value="1061">
            <text:p>1,061</text:p>
          </table:table-cell>
          <table:table-cell table:style-name="ce20" table:formula="of:=IF(ISNUMBER([.F2038]);[.F2038];0)" office:value-type="float" office:value="1012">
            <text:p>1,012</text:p>
          </table:table-cell>
          <table:table-cell table:style-name="ce20" table:formula="of:=IF(ISNUMBER([.G2038]);[.G2038];0)" office:value-type="float" office:value="1568">
            <text:p>1,568</text:p>
          </table:table-cell>
          <table:table-cell table:style-name="ce20" table:formula="of:=IF(ISNUMBER([.H2038]);[.H2038];0)" office:value-type="float" office:value="0">
            <text:p>0</text:p>
          </table:table-cell>
          <table:table-cell table:style-name="ce20" table:formula="of:=IF(ISNUMBER([.I2038]);[.I2038];0)" office:value-type="float" office:value="0">
            <text:p>0</text:p>
          </table:table-cell>
          <table:table-cell table:style-name="ce20" table:formula="of:=IF(ISNUMBER([.J2038]);[.J2038];0)" office:value-type="float" office:value="1990">
            <text:p>1,99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39]" office:value-type="string" office:string-value="    Technical Information (k)">
            <text:p><text:s text:c="4"/>Technical Information (k)</text:p>
          </table:table-cell>
          <table:table-cell table:style-name="ce20" table:formula="of:=IF(ISNUMBER([.C2039]);[.C2039];0)" office:value-type="float" office:value="33395">
            <text:p>33,395</text:p>
          </table:table-cell>
          <table:table-cell table:style-name="ce20" table:formula="of:=IF(ISNUMBER([.D2039]);[.D2039];0)" office:value-type="float" office:value="2205">
            <text:p>2,205</text:p>
          </table:table-cell>
          <table:table-cell table:style-name="ce20" table:formula="of:=IF(ISNUMBER([.E2039]);[.E2039];0)" office:value-type="float" office:value="675">
            <text:p>675</text:p>
          </table:table-cell>
          <table:table-cell table:style-name="ce20" table:formula="of:=IF(ISNUMBER([.F2039]);[.F2039];0)" office:value-type="float" office:value="614">
            <text:p>614</text:p>
          </table:table-cell>
          <table:table-cell table:style-name="ce20" table:formula="of:=IF(ISNUMBER([.G2039]);[.G2039];0)" office:value-type="float" office:value="1000">
            <text:p>1,000</text:p>
          </table:table-cell>
          <table:table-cell table:style-name="ce20" table:formula="of:=IF(ISNUMBER([.H2039]);[.H2039];0)" office:value-type="float" office:value="0">
            <text:p>0</text:p>
          </table:table-cell>
          <table:table-cell table:style-name="ce20" table:formula="of:=IF(ISNUMBER([.I2039]);[.I2039];0)" office:value-type="float" office:value="0">
            <text:p>0</text:p>
          </table:table-cell>
          <table:table-cell table:style-name="ce20" table:formula="of:=IF(ISNUMBER([.J2039]);[.J2039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40]" office:value-type="string" office:string-value="    Training (l)">
            <text:p><text:s text:c="4"/>Training (l)</text:p>
          </table:table-cell>
          <table:table-cell table:style-name="ce20" table:formula="of:=IF(ISNUMBER([.C2040]);[.C2040];0)" office:value-type="float" office:value="33855">
            <text:p>33,855</text:p>
          </table:table-cell>
          <table:table-cell table:style-name="ce20" table:formula="of:=IF(ISNUMBER([.D2040]);[.D2040];0)" office:value-type="float" office:value="1745">
            <text:p>1,745</text:p>
          </table:table-cell>
          <table:table-cell table:style-name="ce20" table:formula="of:=IF(ISNUMBER([.E2040]);[.E2040];0)" office:value-type="float" office:value="702">
            <text:p>702</text:p>
          </table:table-cell>
          <table:table-cell table:style-name="ce20" table:formula="of:=IF(ISNUMBER([.F2040]);[.F2040];0)" office:value-type="float" office:value="694">
            <text:p>694</text:p>
          </table:table-cell>
          <table:table-cell table:style-name="ce20" table:formula="of:=IF(ISNUMBER([.G2040]);[.G2040];0)" office:value-type="float" office:value="657">
            <text:p>657</text:p>
          </table:table-cell>
          <table:table-cell table:style-name="ce20" table:formula="of:=IF(ISNUMBER([.H2040]);[.H2040];0)" office:value-type="float" office:value="0">
            <text:p>0</text:p>
          </table:table-cell>
          <table:table-cell table:style-name="ce20" table:formula="of:=IF(ISNUMBER([.I2040]);[.I2040];0)" office:value-type="float" office:value="0">
            <text:p>0</text:p>
          </table:table-cell>
          <table:table-cell table:style-name="ce20" table:formula="of:=IF(ISNUMBER([.J2040]);[.J2040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41]" office:value-type="string" office:string-value="    Financial Assistance (m)">
            <text:p><text:s text:c="4"/>Financial Assistance (m)</text:p>
          </table:table-cell>
          <table:table-cell table:style-name="ce20" table:formula="of:=IF(ISNUMBER([.C2041]);[.C2041];0)" office:value-type="float" office:value="34315">
            <text:p>34,315</text:p>
          </table:table-cell>
          <table:table-cell table:style-name="ce20" table:formula="of:=IF(ISNUMBER([.D2041]);[.D2041];0)" office:value-type="float" office:value="1285">
            <text:p>1,285</text:p>
          </table:table-cell>
          <table:table-cell table:style-name="ce20" table:formula="of:=IF(ISNUMBER([.E2041]);[.E2041];0)" office:value-type="float" office:value="0">
            <text:p>0</text:p>
          </table:table-cell>
          <table:table-cell table:style-name="ce20" table:formula="of:=IF(ISNUMBER([.F2041]);[.F2041];0)" office:value-type="float" office:value="541">
            <text:p>541</text:p>
          </table:table-cell>
          <table:table-cell table:style-name="ce20" table:formula="of:=IF(ISNUMBER([.G2041]);[.G2041];0)" office:value-type="float" office:value="342">
            <text:p>342</text:p>
          </table:table-cell>
          <table:table-cell table:style-name="ce20" table:formula="of:=IF(ISNUMBER([.H2041]);[.H2041];0)" office:value-type="float" office:value="0">
            <text:p>0</text:p>
          </table:table-cell>
          <table:table-cell table:style-name="ce20" table:formula="of:=IF(ISNUMBER([.I2041]);[.I2041];0)" office:value-type="float" office:value="322">
            <text:p>322</text:p>
          </table:table-cell>
          <table:table-cell table:style-name="ce20" table:formula="of:=IF(ISNUMBER([.J2041]);[.J2041];0)" office:value-type="float" office:value="0">
            <text:p>0</text:p>
          </table:table-cell>
          <table:table-cell table:number-columns-repeated="1014"/>
        </table:table-row>
        <table:table-row table:style-name="ro5" table:number-rows-repeated="3">
          <table:table-cell table:style-name="ce7"/>
          <table:table-cell table:style-name="Default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2"/>332</text:p>
          </table:table-cell>
          <table:table-cell table:style-name="ce7" office:value-type="string">
            <text:p>FABRICATED METAL PRODUCT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21034">
            <text:p>21,034</text:p>
          </table:table-cell>
          <table:table-cell table:style-name="ce20" office:value-type="float" office:value="14566">
            <text:p>14,566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28651">
            <text:p>28,651</text:p>
          </table:table-cell>
          <table:table-cell table:style-name="ce20" office:value-type="float" office:value="6949">
            <text:p>6,949</text:p>
          </table:table-cell>
          <table:table-cell table:style-name="ce20" office:value-type="float" office:value="2100">
            <text:p>2,100</text:p>
          </table:table-cell>
          <table:table-cell table:style-name="ce20" office:value-type="float" office:value="2611">
            <text:p>2,611</text:p>
          </table:table-cell>
          <table:table-cell table:style-name="ce20" office:value-type="float" office:value="997">
            <text:p>997</text:p>
          </table:table-cell>
          <table:table-cell table:number-columns-repeated="2" table:style-name="ce20" office:value-type="string">
            <text:p>Q</text:p>
          </table:table-cell>
          <table:table-cell table:style-name="ce20" office:value-type="float" office:value="2068">
            <text:p>2,06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31216">
            <text:p>31,216</text:p>
          </table:table-cell>
          <table:table-cell table:style-name="ce20" office:value-type="float" office:value="4384">
            <text:p>4,384</text:p>
          </table:table-cell>
          <table:table-cell table:style-name="ce20" office:value-type="float" office:value="700">
            <text:p>700</text:p>
          </table:table-cell>
          <table:table-cell table:style-name="ce20" office:value-type="float" office:value="1327">
            <text:p>1,327</text:p>
          </table:table-cell>
          <table:table-cell table:style-name="ce20" office:value-type="float" office:value="916">
            <text:p>916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979">
            <text:p>1,979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31175">
            <text:p>31,175</text:p>
          </table:table-cell>
          <table:table-cell table:style-name="ce20" office:value-type="float" office:value="4425">
            <text:p>4,425</text:p>
          </table:table-cell>
          <table:table-cell table:style-name="ce20" office:value-type="float" office:value="1141">
            <text:p>1,141</text:p>
          </table:table-cell>
          <table:table-cell table:style-name="ce20" office:value-type="float" office:value="1118">
            <text:p>1,118</text:p>
          </table:table-cell>
          <table:table-cell table:style-name="ce20" office:value-type="float" office:value="681">
            <text:p>68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971">
            <text:p>1,97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33246">
            <text:p>33,246</text:p>
          </table:table-cell>
          <table:table-cell table:style-name="ce20" office:value-type="float" office:value="2354">
            <text:p>2,354</text:p>
          </table:table-cell>
          <table:table-cell table:number-columns-repeated="3"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796">
            <text:p>1,79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33582">
            <text:p>33,582</text:p>
          </table:table-cell>
          <table:table-cell table:style-name="ce20" office:value-type="float" office:value="2018">
            <text:p>2,018</text:p>
          </table:table-cell>
          <table:table-cell table:style-name="ce20" office:value-type="float" office:value="343">
            <text:p>343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591">
            <text:p>1,59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32275">
            <text:p>32,275</text:p>
          </table:table-cell>
          <table:table-cell table:style-name="ce20" office:value-type="float" office:value="3325">
            <text:p>3,325</text:p>
          </table:table-cell>
          <table:table-cell table:style-name="ce20" office:value-type="string">
            <text:p>--</text:p>
          </table:table-cell>
          <table:table-cell table:style-name="ce20" office:value-type="float" office:value="1416">
            <text:p>1,416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1750">
            <text:p>1,75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33101">
            <text:p>33,101</text:p>
          </table:table-cell>
          <table:table-cell table:style-name="ce20" office:value-type="float" office:value="2499">
            <text:p>2,499</text:p>
          </table:table-cell>
          <table:table-cell table:style-name="ce20" office:value-type="string">
            <text:p>--</text:p>
          </table:table-cell>
          <table:table-cell table:style-name="ce20" office:value-type="float" office:value="449">
            <text:p>449</text:p>
          </table:table-cell>
          <table:table-cell table:style-name="ce20" office:value-type="float" office:value="342">
            <text:p>342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1812">
            <text:p>1,81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33897">
            <text:p>33,897</text:p>
          </table:table-cell>
          <table:table-cell table:style-name="ce20" office:value-type="float" office:value="1703">
            <text:p>1,703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511">
            <text:p>1,51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29429">
            <text:p>29,429</text:p>
          </table:table-cell>
          <table:table-cell table:style-name="ce20" office:value-type="float" office:value="6171">
            <text:p>6,171</text:p>
          </table:table-cell>
          <table:table-cell table:style-name="ce20" office:value-type="float" office:value="3437">
            <text:p>3,437</text:p>
          </table:table-cell>
          <table:table-cell table:style-name="ce20" office:value-type="string">
            <text:p>Q</text:p>
          </table:table-cell>
          <table:table-cell table:style-name="ce20" office:value-type="float" office:value="1377">
            <text:p>1,377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style-name="ce20" office:value-type="float" office:value="1667">
            <text:p>1,66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33134">
            <text:p>33,134</text:p>
          </table:table-cell>
          <table:table-cell table:style-name="ce20" office:value-type="float" office:value="2466">
            <text:p>2,466</text:p>
          </table:table-cell>
          <table:table-cell table:style-name="ce20" office:value-type="float" office:value="715">
            <text:p>715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1747">
            <text:p>1,74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33656">
            <text:p>33,656</text:p>
          </table:table-cell>
          <table:table-cell table:style-name="ce20" office:value-type="float" office:value="1944">
            <text:p>1,944</text:p>
          </table:table-cell>
          <table:table-cell table:number-columns-repeated="3"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1588">
            <text:p>1,58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31187">
            <text:p>31,187</text:p>
          </table:table-cell>
          <table:table-cell table:style-name="ce20" office:value-type="float" office:value="4413">
            <text:p>4,413</text:p>
          </table:table-cell>
          <table:table-cell table:style-name="ce20" office:value-type="float" office:value="2098">
            <text:p>2,098</text:p>
          </table:table-cell>
          <table:table-cell table:style-name="ce20" office:value-type="string">
            <text:p>Q</text:p>
          </table:table-cell>
          <table:table-cell table:style-name="ce20" office:value-type="float" office:value="535">
            <text:p>535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1826">
            <text:p>1,82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31221">
            <text:p>31,221</text:p>
          </table:table-cell>
          <table:table-cell table:style-name="ce20" office:value-type="float" office:value="4379">
            <text:p>4,379</text:p>
          </table:table-cell>
          <table:table-cell table:style-name="ce20" office:value-type="float" office:value="1495">
            <text:p>1,495</text:p>
          </table:table-cell>
          <table:table-cell table:style-name="ce20" office:value-type="float" office:value="383">
            <text:p>383</text:p>
          </table:table-cell>
          <table:table-cell table:style-name="ce20" office:value-type="float" office:value="951">
            <text:p>951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float" office:value="1591">
            <text:p>1,59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28269">
            <text:p>28,269</text:p>
          </table:table-cell>
          <table:table-cell table:style-name="ce20" office:value-type="float" office:value="7331">
            <text:p>7,331</text:p>
          </table:table-cell>
          <table:table-cell table:style-name="ce20" office:value-type="float" office:value="3559">
            <text:p>3,559</text:p>
          </table:table-cell>
          <table:table-cell table:style-name="ce20" office:value-type="float" office:value="831">
            <text:p>831</text:p>
          </table:table-cell>
          <table:table-cell table:style-name="ce20" office:value-type="float" office:value="1815">
            <text:p>1,815</text:p>
          </table:table-cell>
          <table:table-cell table:number-columns-repeated="2" table:style-name="ce20" office:value-type="string">
            <text:p>Q</text:p>
          </table:table-cell>
          <table:table-cell table:style-name="ce20" office:value-type="float" office:value="1958">
            <text:p>1,95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30699">
            <text:p>30,699</text:p>
          </table:table-cell>
          <table:table-cell table:style-name="ce20" office:value-type="float" office:value="4901">
            <text:p>4,901</text:p>
          </table:table-cell>
          <table:table-cell table:style-name="ce20" office:value-type="float" office:value="1061">
            <text:p>1,061</text:p>
          </table:table-cell>
          <table:table-cell table:style-name="ce20" office:value-type="float" office:value="1012">
            <text:p>1,012</text:p>
          </table:table-cell>
          <table:table-cell table:style-name="ce20" office:value-type="float" office:value="1568">
            <text:p>1,568</text:p>
          </table:table-cell>
          <table:table-cell table:number-columns-repeated="2" table:style-name="ce20" office:value-type="string">
            <text:p>Q</text:p>
          </table:table-cell>
          <table:table-cell table:style-name="ce20" office:value-type="float" office:value="1990">
            <text:p>1,99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33395">
            <text:p>33,395</text:p>
          </table:table-cell>
          <table:table-cell table:style-name="ce20" office:value-type="float" office:value="2205">
            <text:p>2,205</text:p>
          </table:table-cell>
          <table:table-cell table:style-name="ce20" office:value-type="float" office:value="675">
            <text:p>675</text:p>
          </table:table-cell>
          <table:table-cell table:style-name="ce20" office:value-type="float" office:value="614">
            <text:p>614</text:p>
          </table:table-cell>
          <table:table-cell table:style-name="ce20" office:value-type="float" office:value="1000">
            <text:p>1,000</text:p>
          </table:table-cell>
          <table:table-cell table:number-columns-repeated="3"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33855">
            <text:p>33,855</text:p>
          </table:table-cell>
          <table:table-cell table:style-name="ce20" office:value-type="float" office:value="1745">
            <text:p>1,745</text:p>
          </table:table-cell>
          <table:table-cell table:style-name="ce20" office:value-type="float" office:value="702">
            <text:p>702</text:p>
          </table:table-cell>
          <table:table-cell table:style-name="ce20" office:value-type="float" office:value="694">
            <text:p>694</text:p>
          </table:table-cell>
          <table:table-cell table:style-name="ce20" office:value-type="float" office:value="657">
            <text:p>657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34315">
            <text:p>34,315</text:p>
          </table:table-cell>
          <table:table-cell table:style-name="ce20" office:value-type="float" office:value="1285">
            <text:p>1,285</text:p>
          </table:table-cell>
          <table:table-cell table:style-name="ce20" office:value-type="string">
            <text:p>Q</text:p>
          </table:table-cell>
          <table:table-cell table:style-name="ce20" office:value-type="float" office:value="541">
            <text:p>541</text:p>
          </table:table-cell>
          <table:table-cell table:style-name="ce20" office:value-type="float" office:value="342">
            <text:p>342</text:p>
          </table:table-cell>
          <table:table-cell table:style-name="ce20" office:value-type="string">
            <text:p>W</text:p>
          </table:table-cell>
          <table:table-cell table:style-name="ce20" office:value-type="float" office:value="322">
            <text:p>322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>
          <table:table-cell table:style-name="ce7" office:value-type="string">
            <text:p>Actual</text:p>
          </table:table-cell>
          <table:table-cell table:style-name="ce8" office:value-type="string">
            <text:p>MACHINERY</text:p>
          </table:table-cell>
          <table:table-cell table:style-name="ce20" table:number-columns-repeated="8"/>
          <table:table-cell table:number-columns-repeated="1014"/>
        </table:table-row>
        <table:table-row table:style-name="ro5">
          <table:table-cell table:style-name="ce7"/>
          <table:table-cell table:style-name="Default" table:formula="of:=[.B2071]" office:value-type="string" office:string-value="Participation in One or More of the Following Types of Activities">
            <text:p>Participation in One or More of the Following Types of Activities</text:p>
          </table:table-cell>
          <table:table-cell table:style-name="ce20" table:formula="of:=IF(ISNUMBER([.C2071]);[.C2071];0)" office:value-type="float" office:value="9107">
            <text:p>9,107</text:p>
          </table:table-cell>
          <table:table-cell table:style-name="ce20" table:formula="of:=IF(ISNUMBER([.D2071]);[.D2071];0)" office:value-type="float" office:value="7189">
            <text:p>7,189</text:p>
          </table:table-cell>
          <table:table-cell table:style-name="ce20" table:formula="of:=IF(ISNUMBER([.E2071]);[.E2071];0)" office:value-type="float" office:value="0">
            <text:p>0</text:p>
          </table:table-cell>
          <table:table-cell table:style-name="ce20" table:formula="of:=IF(ISNUMBER([.F2071]);[.F2071];0)" office:value-type="float" office:value="0">
            <text:p>0</text:p>
          </table:table-cell>
          <table:table-cell table:style-name="ce20" table:formula="of:=IF(ISNUMBER([.G2071]);[.G2071];0)" office:value-type="float" office:value="0">
            <text:p>0</text:p>
          </table:table-cell>
          <table:table-cell table:style-name="ce20" table:formula="of:=IF(ISNUMBER([.H2071]);[.H2071];0)" office:value-type="float" office:value="0">
            <text:p>0</text:p>
          </table:table-cell>
          <table:table-cell table:style-name="ce20" table:formula="of:=IF(ISNUMBER([.I2071]);[.I2071];0)" office:value-type="float" office:value="0">
            <text:p>0</text:p>
          </table:table-cell>
          <table:table-cell table:style-name="ce20" table:formula="of:=IF(ISNUMBER([.J2071]);[.J2071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72]" office:value-type="string" office:string-value="  Energy Audit or Assessment">
            <text:p><text:s text:c="2"/>Energy Audit or Assessment</text:p>
          </table:table-cell>
          <table:table-cell table:style-name="ce20" table:formula="of:=IF(ISNUMBER([.C2072]);[.C2072];0)" office:value-type="float" office:value="13435">
            <text:p>13,435</text:p>
          </table:table-cell>
          <table:table-cell table:style-name="ce20" table:formula="of:=IF(ISNUMBER([.D2072]);[.D2072];0)" office:value-type="float" office:value="2861">
            <text:p>2,861</text:p>
          </table:table-cell>
          <table:table-cell table:style-name="ce20" table:formula="of:=IF(ISNUMBER([.E2072]);[.E2072];0)" office:value-type="float" office:value="1177">
            <text:p>1,177</text:p>
          </table:table-cell>
          <table:table-cell table:style-name="ce20" table:formula="of:=IF(ISNUMBER([.F2072]);[.F2072];0)" office:value-type="float" office:value="1270">
            <text:p>1,270</text:p>
          </table:table-cell>
          <table:table-cell table:style-name="ce20" table:formula="of:=IF(ISNUMBER([.G2072]);[.G2072];0)" office:value-type="float" office:value="598">
            <text:p>598</text:p>
          </table:table-cell>
          <table:table-cell table:style-name="ce20" table:formula="of:=IF(ISNUMBER([.H2072]);[.H2072];0)" office:value-type="float" office:value="0">
            <text:p>0</text:p>
          </table:table-cell>
          <table:table-cell table:style-name="ce20" table:formula="of:=IF(ISNUMBER([.I2072]);[.I2072];0)" office:value-type="float" office:value="0">
            <text:p>0</text:p>
          </table:table-cell>
          <table:table-cell table:style-name="ce20" table:formula="of:=IF(ISNUMBER([.J2072]);[.J2072];0)" office:value-type="float" office:value="357">
            <text:p>357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73]" office:value-type="string" office:string-value="  Electricity Load Control">
            <text:p><text:s text:c="2"/>Electricity Load Control</text:p>
          </table:table-cell>
          <table:table-cell table:style-name="ce20" table:formula="of:=IF(ISNUMBER([.C2073]);[.C2073];0)" office:value-type="float" office:value="15072">
            <text:p>15,072</text:p>
          </table:table-cell>
          <table:table-cell table:style-name="ce20" table:formula="of:=IF(ISNUMBER([.D2073]);[.D2073];0)" office:value-type="float" office:value="1224">
            <text:p>1,224</text:p>
          </table:table-cell>
          <table:table-cell table:style-name="ce20" table:formula="of:=IF(ISNUMBER([.E2073]);[.E2073];0)" office:value-type="float" office:value="286">
            <text:p>286</text:p>
          </table:table-cell>
          <table:table-cell table:style-name="ce20" table:formula="of:=IF(ISNUMBER([.F2073]);[.F2073];0)" office:value-type="float" office:value="590">
            <text:p>590</text:p>
          </table:table-cell>
          <table:table-cell table:style-name="ce20" table:formula="of:=IF(ISNUMBER([.G2073]);[.G2073];0)" office:value-type="float" office:value="0">
            <text:p>0</text:p>
          </table:table-cell>
          <table:table-cell table:style-name="ce20" table:formula="of:=IF(ISNUMBER([.H2073]);[.H2073];0)" office:value-type="float" office:value="0">
            <text:p>0</text:p>
          </table:table-cell>
          <table:table-cell table:style-name="ce20" table:formula="of:=IF(ISNUMBER([.I2073]);[.I2073];0)" office:value-type="float" office:value="0">
            <text:p>0</text:p>
          </table:table-cell>
          <table:table-cell table:style-name="ce20" table:formula="of:=IF(ISNUMBER([.J2073]);[.J2073];0)" office:value-type="float" office:value="278">
            <text:p>278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74]" office:value-type="string" office:string-value="  Power Factor Correction or Improvement">
            <text:p><text:s text:c="2"/>Power Factor Correction or Improvement</text:p>
          </table:table-cell>
          <table:table-cell table:style-name="ce20" table:formula="of:=IF(ISNUMBER([.C2074]);[.C2074];0)" office:value-type="float" office:value="14912">
            <text:p>14,912</text:p>
          </table:table-cell>
          <table:table-cell table:style-name="ce20" table:formula="of:=IF(ISNUMBER([.D2074]);[.D2074];0)" office:value-type="float" office:value="1384">
            <text:p>1,384</text:p>
          </table:table-cell>
          <table:table-cell table:style-name="ce20" table:formula="of:=IF(ISNUMBER([.E2074]);[.E2074];0)" office:value-type="float" office:value="457">
            <text:p>457</text:p>
          </table:table-cell>
          <table:table-cell table:style-name="ce20" table:formula="of:=IF(ISNUMBER([.F2074]);[.F2074];0)" office:value-type="float" office:value="521">
            <text:p>521</text:p>
          </table:table-cell>
          <table:table-cell table:style-name="ce20" table:formula="of:=IF(ISNUMBER([.G2074]);[.G2074];0)" office:value-type="float" office:value="0">
            <text:p>0</text:p>
          </table:table-cell>
          <table:table-cell table:style-name="ce20" table:formula="of:=IF(ISNUMBER([.H2074]);[.H2074];0)" office:value-type="float" office:value="0">
            <text:p>0</text:p>
          </table:table-cell>
          <table:table-cell table:style-name="ce20" table:formula="of:=IF(ISNUMBER([.I2074]);[.I2074];0)" office:value-type="float" office:value="0">
            <text:p>0</text:p>
          </table:table-cell>
          <table:table-cell table:style-name="ce20" table:formula="of:=IF(ISNUMBER([.J2074]);[.J2074];0)" office:value-type="float" office:value="351">
            <text:p>351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75]" office:value-type="string" office:string-value="  Equipment Installation or Retrofit for the Primary Purpose of">
            <text:p><text:s text:c="2"/>Equipment Installation or Retrofit for the Primary Purpose of</text:p>
          </table:table-cell>
          <table:table-cell table:style-name="ce20" table:formula="of:=IF(ISNUMBER([.C2075]);[.C2075];0)" office:value-type="float" office:value="0">
            <text:p>0</text:p>
          </table:table-cell>
          <table:table-cell table:style-name="ce20" table:formula="of:=IF(ISNUMBER([.D2075]);[.D2075];0)" office:value-type="float" office:value="0">
            <text:p>0</text:p>
          </table:table-cell>
          <table:table-cell table:style-name="ce20" table:formula="of:=IF(ISNUMBER([.E2075]);[.E2075];0)" office:value-type="float" office:value="0">
            <text:p>0</text:p>
          </table:table-cell>
          <table:table-cell table:style-name="ce20" table:formula="of:=IF(ISNUMBER([.F2075]);[.F2075];0)" office:value-type="float" office:value="0">
            <text:p>0</text:p>
          </table:table-cell>
          <table:table-cell table:style-name="ce20" table:formula="of:=IF(ISNUMBER([.G2075]);[.G2075];0)" office:value-type="float" office:value="0">
            <text:p>0</text:p>
          </table:table-cell>
          <table:table-cell table:style-name="ce20" table:formula="of:=IF(ISNUMBER([.H2075]);[.H2075];0)" office:value-type="float" office:value="0">
            <text:p>0</text:p>
          </table:table-cell>
          <table:table-cell table:style-name="ce20" table:formula="of:=IF(ISNUMBER([.I2075]);[.I2075];0)" office:value-type="float" office:value="0">
            <text:p>0</text:p>
          </table:table-cell>
          <table:table-cell table:style-name="ce20" table:formula="of:=IF(ISNUMBER([.J2075]);[.J2075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76]" office:value-type="string" office:string-value="    Using a Different Energy Source (c)">
            <text:p><text:s text:c="4"/>Using a Different Energy Source (c)</text:p>
          </table:table-cell>
          <table:table-cell table:style-name="ce20" table:formula="of:=IF(ISNUMBER([.C2076]);[.C2076];0)" office:value-type="float" office:value="15542">
            <text:p>15,542</text:p>
          </table:table-cell>
          <table:table-cell table:style-name="ce20" table:formula="of:=IF(ISNUMBER([.D2076]);[.D2076];0)" office:value-type="float" office:value="754">
            <text:p>754</text:p>
          </table:table-cell>
          <table:table-cell table:style-name="ce20" table:formula="of:=IF(ISNUMBER([.E2076]);[.E2076];0)" office:value-type="float" office:value="0">
            <text:p>0</text:p>
          </table:table-cell>
          <table:table-cell table:style-name="ce20" table:formula="of:=IF(ISNUMBER([.F2076]);[.F2076];0)" office:value-type="float" office:value="0">
            <text:p>0</text:p>
          </table:table-cell>
          <table:table-cell table:style-name="ce20" table:formula="of:=IF(ISNUMBER([.G2076]);[.G2076];0)" office:value-type="float" office:value="0">
            <text:p>0</text:p>
          </table:table-cell>
          <table:table-cell table:style-name="ce20" table:formula="of:=IF(ISNUMBER([.H2076]);[.H2076];0)" office:value-type="float" office:value="0">
            <text:p>0</text:p>
          </table:table-cell>
          <table:table-cell table:style-name="ce20" table:formula="of:=IF(ISNUMBER([.I2076]);[.I2076];0)" office:value-type="float" office:value="0">
            <text:p>0</text:p>
          </table:table-cell>
          <table:table-cell table:style-name="ce20" table:formula="of:=IF(ISNUMBER([.J2076]);[.J2076];0)" office:value-type="float" office:value="351">
            <text:p>351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77]" office:value-type="string" office:string-value="  Standby Generation Program">
            <text:p><text:s text:c="2"/>Standby Generation Program</text:p>
          </table:table-cell>
          <table:table-cell table:style-name="ce20" table:formula="of:=IF(ISNUMBER([.C2077]);[.C2077];0)" office:value-type="float" office:value="15123">
            <text:p>15,123</text:p>
          </table:table-cell>
          <table:table-cell table:style-name="ce20" table:formula="of:=IF(ISNUMBER([.D2077]);[.D2077];0)" office:value-type="float" office:value="1173">
            <text:p>1,173</text:p>
          </table:table-cell>
          <table:table-cell table:style-name="ce20" table:formula="of:=IF(ISNUMBER([.E2077]);[.E2077];0)" office:value-type="float" office:value="406">
            <text:p>406</text:p>
          </table:table-cell>
          <table:table-cell table:style-name="ce20" table:formula="of:=IF(ISNUMBER([.F2077]);[.F2077];0)" office:value-type="float" office:value="0">
            <text:p>0</text:p>
          </table:table-cell>
          <table:table-cell table:style-name="ce20" table:formula="of:=IF(ISNUMBER([.G2077]);[.G2077];0)" office:value-type="float" office:value="0">
            <text:p>0</text:p>
          </table:table-cell>
          <table:table-cell table:style-name="ce20" table:formula="of:=IF(ISNUMBER([.H2077]);[.H2077];0)" office:value-type="float" office:value="0">
            <text:p>0</text:p>
          </table:table-cell>
          <table:table-cell table:style-name="ce20" table:formula="of:=IF(ISNUMBER([.I2077]);[.I2077];0)" office:value-type="float" office:value="0">
            <text:p>0</text:p>
          </table:table-cell>
          <table:table-cell table:style-name="ce20" table:formula="of:=IF(ISNUMBER([.J2077]);[.J2077];0)" office:value-type="float" office:value="592">
            <text:p>592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78]" office:value-type="string" office:string-value="  Special Rate Schedule (d)">
            <text:p><text:s text:c="2"/>Special Rate Schedule (d)</text:p>
          </table:table-cell>
          <table:table-cell table:style-name="ce20" table:formula="of:=IF(ISNUMBER([.C2078]);[.C2078];0)" office:value-type="float" office:value="14915">
            <text:p>14,915</text:p>
          </table:table-cell>
          <table:table-cell table:style-name="ce20" table:formula="of:=IF(ISNUMBER([.D2078]);[.D2078];0)" office:value-type="float" office:value="1381">
            <text:p>1,381</text:p>
          </table:table-cell>
          <table:table-cell table:style-name="ce20" table:formula="of:=IF(ISNUMBER([.E2078]);[.E2078];0)" office:value-type="float" office:value="0">
            <text:p>0</text:p>
          </table:table-cell>
          <table:table-cell table:style-name="ce20" table:formula="of:=IF(ISNUMBER([.F2078]);[.F2078];0)" office:value-type="float" office:value="678">
            <text:p>678</text:p>
          </table:table-cell>
          <table:table-cell table:style-name="ce20" table:formula="of:=IF(ISNUMBER([.G2078]);[.G2078];0)" office:value-type="float" office:value="0">
            <text:p>0</text:p>
          </table:table-cell>
          <table:table-cell table:style-name="ce20" table:formula="of:=IF(ISNUMBER([.H2078]);[.H2078];0)" office:value-type="float" office:value="0">
            <text:p>0</text:p>
          </table:table-cell>
          <table:table-cell table:style-name="ce20" table:formula="of:=IF(ISNUMBER([.I2078]);[.I2078];0)" office:value-type="float" office:value="0">
            <text:p>0</text:p>
          </table:table-cell>
          <table:table-cell table:style-name="ce20" table:formula="of:=IF(ISNUMBER([.J2078]);[.J2078];0)" office:value-type="float" office:value="625">
            <text:p>625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79]" office:value-type="string" office:string-value="  Interval Metering (e) ">
            <text:p><text:s text:c="2"/>Interval Metering (e) </text:p>
          </table:table-cell>
          <table:table-cell table:style-name="ce20" table:formula="of:=IF(ISNUMBER([.C2079]);[.C2079];0)" office:value-type="float" office:value="15370">
            <text:p>15,370</text:p>
          </table:table-cell>
          <table:table-cell table:style-name="ce20" table:formula="of:=IF(ISNUMBER([.D2079]);[.D2079];0)" office:value-type="float" office:value="926">
            <text:p>926</text:p>
          </table:table-cell>
          <table:table-cell table:style-name="ce20" table:formula="of:=IF(ISNUMBER([.E2079]);[.E2079];0)" office:value-type="float" office:value="0">
            <text:p>0</text:p>
          </table:table-cell>
          <table:table-cell table:style-name="ce20" table:formula="of:=IF(ISNUMBER([.F2079]);[.F2079];0)" office:value-type="float" office:value="226">
            <text:p>226</text:p>
          </table:table-cell>
          <table:table-cell table:style-name="ce20" table:formula="of:=IF(ISNUMBER([.G2079]);[.G2079];0)" office:value-type="float" office:value="0">
            <text:p>0</text:p>
          </table:table-cell>
          <table:table-cell table:style-name="ce20" table:formula="of:=IF(ISNUMBER([.H2079]);[.H2079];0)" office:value-type="float" office:value="0">
            <text:p>0</text:p>
          </table:table-cell>
          <table:table-cell table:style-name="ce20" table:formula="of:=IF(ISNUMBER([.I2079]);[.I2079];0)" office:value-type="float" office:value="0">
            <text:p>0</text:p>
          </table:table-cell>
          <table:table-cell table:style-name="ce20" table:formula="of:=IF(ISNUMBER([.J2079]);[.J2079];0)" office:value-type="float" office:value="614">
            <text:p>614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80]" office:value-type="string" office:string-value="  Equipment Installation or Retrofit for the Primary Purpose of ">
            <text:p><text:s text:c="2"/>Equipment Installation or Retrofit for the Primary Purpose of </text:p>
          </table:table-cell>
          <table:table-cell table:style-name="ce20" table:formula="of:=IF(ISNUMBER([.C2080]);[.C2080];0)" office:value-type="float" office:value="0">
            <text:p>0</text:p>
          </table:table-cell>
          <table:table-cell table:style-name="ce20" table:formula="of:=IF(ISNUMBER([.D2080]);[.D2080];0)" office:value-type="float" office:value="0">
            <text:p>0</text:p>
          </table:table-cell>
          <table:table-cell table:style-name="ce20" table:formula="of:=IF(ISNUMBER([.E2080]);[.E2080];0)" office:value-type="float" office:value="0">
            <text:p>0</text:p>
          </table:table-cell>
          <table:table-cell table:style-name="ce20" table:formula="of:=IF(ISNUMBER([.F2080]);[.F2080];0)" office:value-type="float" office:value="0">
            <text:p>0</text:p>
          </table:table-cell>
          <table:table-cell table:style-name="ce20" table:formula="of:=IF(ISNUMBER([.G2080]);[.G2080];0)" office:value-type="float" office:value="0">
            <text:p>0</text:p>
          </table:table-cell>
          <table:table-cell table:style-name="ce20" table:formula="of:=IF(ISNUMBER([.H2080]);[.H2080];0)" office:value-type="float" office:value="0">
            <text:p>0</text:p>
          </table:table-cell>
          <table:table-cell table:style-name="ce20" table:formula="of:=IF(ISNUMBER([.I2080]);[.I2080];0)" office:value-type="float" office:value="0">
            <text:p>0</text:p>
          </table:table-cell>
          <table:table-cell table:style-name="ce20" table:formula="of:=IF(ISNUMBER([.J2080]);[.J2080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81]" office:value-type="string" office:string-value="    Improving Energy Efficiency Affecting:">
            <text:p><text:s text:c="4"/>Improving Energy Efficiency Affecting:</text:p>
          </table:table-cell>
          <table:table-cell table:style-name="ce20" table:formula="of:=IF(ISNUMBER([.C2081]);[.C2081];0)" office:value-type="float" office:value="0">
            <text:p>0</text:p>
          </table:table-cell>
          <table:table-cell table:style-name="ce20" table:formula="of:=IF(ISNUMBER([.D2081]);[.D2081];0)" office:value-type="float" office:value="0">
            <text:p>0</text:p>
          </table:table-cell>
          <table:table-cell table:style-name="ce20" table:formula="of:=IF(ISNUMBER([.E2081]);[.E2081];0)" office:value-type="float" office:value="0">
            <text:p>0</text:p>
          </table:table-cell>
          <table:table-cell table:style-name="ce20" table:formula="of:=IF(ISNUMBER([.F2081]);[.F2081];0)" office:value-type="float" office:value="0">
            <text:p>0</text:p>
          </table:table-cell>
          <table:table-cell table:style-name="ce20" table:formula="of:=IF(ISNUMBER([.G2081]);[.G2081];0)" office:value-type="float" office:value="0">
            <text:p>0</text:p>
          </table:table-cell>
          <table:table-cell table:style-name="ce20" table:formula="of:=IF(ISNUMBER([.H2081]);[.H2081];0)" office:value-type="float" office:value="0">
            <text:p>0</text:p>
          </table:table-cell>
          <table:table-cell table:style-name="ce20" table:formula="of:=IF(ISNUMBER([.I2081]);[.I2081];0)" office:value-type="float" office:value="0">
            <text:p>0</text:p>
          </table:table-cell>
          <table:table-cell table:style-name="ce20" table:formula="of:=IF(ISNUMBER([.J2081]);[.J2081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82]" office:value-type="string" office:string-value="    Steam Production/System (f)">
            <text:p><text:s text:c="4"/>Steam Production/System (f)</text:p>
          </table:table-cell>
          <table:table-cell table:style-name="ce20" table:formula="of:=IF(ISNUMBER([.C2082]);[.C2082];0)" office:value-type="float" office:value="15659">
            <text:p>15,659</text:p>
          </table:table-cell>
          <table:table-cell table:style-name="ce20" table:formula="of:=IF(ISNUMBER([.D2082]);[.D2082];0)" office:value-type="float" office:value="637">
            <text:p>637</text:p>
          </table:table-cell>
          <table:table-cell table:style-name="ce20" table:formula="of:=IF(ISNUMBER([.E2082]);[.E2082];0)" office:value-type="float" office:value="0">
            <text:p>0</text:p>
          </table:table-cell>
          <table:table-cell table:style-name="ce20" table:formula="of:=IF(ISNUMBER([.F2082]);[.F2082];0)" office:value-type="float" office:value="0">
            <text:p>0</text:p>
          </table:table-cell>
          <table:table-cell table:style-name="ce20" table:formula="of:=IF(ISNUMBER([.G2082]);[.G2082];0)" office:value-type="float" office:value="0">
            <text:p>0</text:p>
          </table:table-cell>
          <table:table-cell table:style-name="ce20" table:formula="of:=IF(ISNUMBER([.H2082]);[.H2082];0)" office:value-type="float" office:value="0">
            <text:p>0</text:p>
          </table:table-cell>
          <table:table-cell table:style-name="ce20" table:formula="of:=IF(ISNUMBER([.I2082]);[.I2082];0)" office:value-type="float" office:value="0">
            <text:p>0</text:p>
          </table:table-cell>
          <table:table-cell table:style-name="ce20" table:formula="of:=IF(ISNUMBER([.J2082]);[.J2082];0)" office:value-type="float" office:value="429">
            <text:p>429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83]" office:value-type="string" office:string-value="    Compressed Air Systems (g)">
            <text:p><text:s text:c="4"/>Compressed Air Systems (g)</text:p>
          </table:table-cell>
          <table:table-cell table:style-name="ce20" table:formula="of:=IF(ISNUMBER([.C2083]);[.C2083];0)" office:value-type="float" office:value="14168">
            <text:p>14,168</text:p>
          </table:table-cell>
          <table:table-cell table:style-name="ce20" table:formula="of:=IF(ISNUMBER([.D2083]);[.D2083];0)" office:value-type="float" office:value="2128">
            <text:p>2,128</text:p>
          </table:table-cell>
          <table:table-cell table:style-name="ce20" table:formula="of:=IF(ISNUMBER([.E2083]);[.E2083];0)" office:value-type="float" office:value="1157">
            <text:p>1,157</text:p>
          </table:table-cell>
          <table:table-cell table:style-name="ce20" table:formula="of:=IF(ISNUMBER([.F2083]);[.F2083];0)" office:value-type="float" office:value="0">
            <text:p>0</text:p>
          </table:table-cell>
          <table:table-cell table:style-name="ce20" table:formula="of:=IF(ISNUMBER([.G2083]);[.G2083];0)" office:value-type="float" office:value="498">
            <text:p>498</text:p>
          </table:table-cell>
          <table:table-cell table:style-name="ce20" table:formula="of:=IF(ISNUMBER([.H2083]);[.H2083];0)" office:value-type="float" office:value="0">
            <text:p>0</text:p>
          </table:table-cell>
          <table:table-cell table:style-name="ce20" table:formula="of:=IF(ISNUMBER([.I2083]);[.I2083];0)" office:value-type="float" office:value="0">
            <text:p>0</text:p>
          </table:table-cell>
          <table:table-cell table:style-name="ce20" table:formula="of:=IF(ISNUMBER([.J2083]);[.J2083];0)" office:value-type="float" office:value="429">
            <text:p>429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84]" office:value-type="string" office:string-value="    Direct/Indirect Process Heating">
            <text:p><text:s text:c="4"/>Direct/Indirect Process Heating</text:p>
          </table:table-cell>
          <table:table-cell table:style-name="ce20" table:formula="of:=IF(ISNUMBER([.C2084]);[.C2084];0)" office:value-type="float" office:value="15432">
            <text:p>15,432</text:p>
          </table:table-cell>
          <table:table-cell table:style-name="ce20" table:formula="of:=IF(ISNUMBER([.D2084]);[.D2084];0)" office:value-type="float" office:value="864">
            <text:p>864</text:p>
          </table:table-cell>
          <table:table-cell table:style-name="ce20" table:formula="of:=IF(ISNUMBER([.E2084]);[.E2084];0)" office:value-type="float" office:value="268">
            <text:p>268</text:p>
          </table:table-cell>
          <table:table-cell table:style-name="ce20" table:formula="of:=IF(ISNUMBER([.F2084]);[.F2084];0)" office:value-type="float" office:value="0">
            <text:p>0</text:p>
          </table:table-cell>
          <table:table-cell table:style-name="ce20" table:formula="of:=IF(ISNUMBER([.G2084]);[.G2084];0)" office:value-type="float" office:value="0">
            <text:p>0</text:p>
          </table:table-cell>
          <table:table-cell table:style-name="ce20" table:formula="of:=IF(ISNUMBER([.H2084]);[.H2084];0)" office:value-type="float" office:value="0">
            <text:p>0</text:p>
          </table:table-cell>
          <table:table-cell table:style-name="ce20" table:formula="of:=IF(ISNUMBER([.I2084]);[.I2084];0)" office:value-type="float" office:value="0">
            <text:p>0</text:p>
          </table:table-cell>
          <table:table-cell table:style-name="ce20" table:formula="of:=IF(ISNUMBER([.J2084]);[.J2084];0)" office:value-type="float" office:value="506">
            <text:p>506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85]" office:value-type="string" office:string-value="    Direct Process Cooling, Refrigeration">
            <text:p><text:s text:c="4"/>Direct Process Cooling, Refrigeration</text:p>
          </table:table-cell>
          <table:table-cell table:style-name="ce20" table:formula="of:=IF(ISNUMBER([.C2085]);[.C2085];0)" office:value-type="float" office:value="15483">
            <text:p>15,483</text:p>
          </table:table-cell>
          <table:table-cell table:style-name="ce20" table:formula="of:=IF(ISNUMBER([.D2085]);[.D2085];0)" office:value-type="float" office:value="813">
            <text:p>813</text:p>
          </table:table-cell>
          <table:table-cell table:style-name="ce20" table:formula="of:=IF(ISNUMBER([.E2085]);[.E2085];0)" office:value-type="float" office:value="230">
            <text:p>230</text:p>
          </table:table-cell>
          <table:table-cell table:style-name="ce20" table:formula="of:=IF(ISNUMBER([.F2085]);[.F2085];0)" office:value-type="float" office:value="0">
            <text:p>0</text:p>
          </table:table-cell>
          <table:table-cell table:style-name="ce20" table:formula="of:=IF(ISNUMBER([.G2085]);[.G2085];0)" office:value-type="float" office:value="0">
            <text:p>0</text:p>
          </table:table-cell>
          <table:table-cell table:style-name="ce20" table:formula="of:=IF(ISNUMBER([.H2085]);[.H2085];0)" office:value-type="float" office:value="0">
            <text:p>0</text:p>
          </table:table-cell>
          <table:table-cell table:style-name="ce20" table:formula="of:=IF(ISNUMBER([.I2085]);[.I2085];0)" office:value-type="float" office:value="0">
            <text:p>0</text:p>
          </table:table-cell>
          <table:table-cell table:style-name="ce20" table:formula="of:=IF(ISNUMBER([.J2085]);[.J2085];0)" office:value-type="float" office:value="584">
            <text:p>584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86]" office:value-type="string" office:string-value="    Direct Machine Drive (h)">
            <text:p><text:s text:c="4"/>Direct Machine Drive (h)</text:p>
          </table:table-cell>
          <table:table-cell table:style-name="ce20" table:formula="of:=IF(ISNUMBER([.C2086]);[.C2086];0)" office:value-type="float" office:value="14734">
            <text:p>14,734</text:p>
          </table:table-cell>
          <table:table-cell table:style-name="ce20" table:formula="of:=IF(ISNUMBER([.D2086]);[.D2086];0)" office:value-type="float" office:value="1562">
            <text:p>1,562</text:p>
          </table:table-cell>
          <table:table-cell table:style-name="ce20" table:formula="of:=IF(ISNUMBER([.E2086]);[.E2086];0)" office:value-type="float" office:value="816">
            <text:p>816</text:p>
          </table:table-cell>
          <table:table-cell table:style-name="ce20" table:formula="of:=IF(ISNUMBER([.F2086]);[.F2086];0)" office:value-type="float" office:value="0">
            <text:p>0</text:p>
          </table:table-cell>
          <table:table-cell table:style-name="ce20" table:formula="of:=IF(ISNUMBER([.G2086]);[.G2086];0)" office:value-type="float" office:value="229">
            <text:p>229</text:p>
          </table:table-cell>
          <table:table-cell table:style-name="ce20" table:formula="of:=IF(ISNUMBER([.H2086]);[.H2086];0)" office:value-type="float" office:value="0">
            <text:p>0</text:p>
          </table:table-cell>
          <table:table-cell table:style-name="ce20" table:formula="of:=IF(ISNUMBER([.I2086]);[.I2086];0)" office:value-type="float" office:value="0">
            <text:p>0</text:p>
          </table:table-cell>
          <table:table-cell table:style-name="ce20" table:formula="of:=IF(ISNUMBER([.J2086]);[.J2086];0)" office:value-type="float" office:value="506">
            <text:p>506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87]" office:value-type="string" office:string-value="    Facility HVAC (i)">
            <text:p><text:s text:c="4"/>Facility HVAC (i)</text:p>
          </table:table-cell>
          <table:table-cell table:style-name="ce20" table:formula="of:=IF(ISNUMBER([.C2087]);[.C2087];0)" office:value-type="float" office:value="14004">
            <text:p>14,004</text:p>
          </table:table-cell>
          <table:table-cell table:style-name="ce20" table:formula="of:=IF(ISNUMBER([.D2087]);[.D2087];0)" office:value-type="float" office:value="2292">
            <text:p>2,292</text:p>
          </table:table-cell>
          <table:table-cell table:style-name="ce20" table:formula="of:=IF(ISNUMBER([.E2087]);[.E2087];0)" office:value-type="float" office:value="1157">
            <text:p>1,157</text:p>
          </table:table-cell>
          <table:table-cell table:style-name="ce20" table:formula="of:=IF(ISNUMBER([.F2087]);[.F2087];0)" office:value-type="float" office:value="0">
            <text:p>0</text:p>
          </table:table-cell>
          <table:table-cell table:style-name="ce20" table:formula="of:=IF(ISNUMBER([.G2087]);[.G2087];0)" office:value-type="float" office:value="811">
            <text:p>811</text:p>
          </table:table-cell>
          <table:table-cell table:style-name="ce20" table:formula="of:=IF(ISNUMBER([.H2087]);[.H2087];0)" office:value-type="float" office:value="0">
            <text:p>0</text:p>
          </table:table-cell>
          <table:table-cell table:style-name="ce20" table:formula="of:=IF(ISNUMBER([.I2087]);[.I2087];0)" office:value-type="float" office:value="0">
            <text:p>0</text:p>
          </table:table-cell>
          <table:table-cell table:style-name="ce20" table:formula="of:=IF(ISNUMBER([.J2087]);[.J2087];0)" office:value-type="float" office:value="429">
            <text:p>429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88]" office:value-type="string" office:string-value="    Facility Lighting">
            <text:p><text:s text:c="4"/>Facility Lighting</text:p>
          </table:table-cell>
          <table:table-cell table:style-name="ce20" table:formula="of:=IF(ISNUMBER([.C2088]);[.C2088];0)" office:value-type="float" office:value="12395">
            <text:p>12,395</text:p>
          </table:table-cell>
          <table:table-cell table:style-name="ce20" table:formula="of:=IF(ISNUMBER([.D2088]);[.D2088];0)" office:value-type="float" office:value="3901">
            <text:p>3,901</text:p>
          </table:table-cell>
          <table:table-cell table:style-name="ce20" table:formula="of:=IF(ISNUMBER([.E2088]);[.E2088];0)" office:value-type="float" office:value="1820">
            <text:p>1,820</text:p>
          </table:table-cell>
          <table:table-cell table:style-name="ce20" table:formula="of:=IF(ISNUMBER([.F2088]);[.F2088];0)" office:value-type="float" office:value="657">
            <text:p>657</text:p>
          </table:table-cell>
          <table:table-cell table:style-name="ce20" table:formula="of:=IF(ISNUMBER([.G2088]);[.G2088];0)" office:value-type="float" office:value="977">
            <text:p>977</text:p>
          </table:table-cell>
          <table:table-cell table:style-name="ce20" table:formula="of:=IF(ISNUMBER([.H2088]);[.H2088];0)" office:value-type="float" office:value="0">
            <text:p>0</text:p>
          </table:table-cell>
          <table:table-cell table:style-name="ce20" table:formula="of:=IF(ISNUMBER([.I2088]);[.I2088];0)" office:value-type="float" office:value="0">
            <text:p>0</text:p>
          </table:table-cell>
          <table:table-cell table:style-name="ce20" table:formula="of:=IF(ISNUMBER([.J2088]);[.J2088];0)" office:value-type="float" office:value="506">
            <text:p>506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89]" office:value-type="string" office:string-value="Receiving energy-management support in the form of:">
            <text:p>Receiving energy-management support in the form of:</text:p>
          </table:table-cell>
          <table:table-cell table:style-name="ce20" table:formula="of:=IF(ISNUMBER([.C2089]);[.C2089];0)" office:value-type="float" office:value="0">
            <text:p>0</text:p>
          </table:table-cell>
          <table:table-cell table:style-name="ce20" table:formula="of:=IF(ISNUMBER([.D2089]);[.D2089];0)" office:value-type="float" office:value="0">
            <text:p>0</text:p>
          </table:table-cell>
          <table:table-cell table:style-name="ce20" table:formula="of:=IF(ISNUMBER([.E2089]);[.E2089];0)" office:value-type="float" office:value="0">
            <text:p>0</text:p>
          </table:table-cell>
          <table:table-cell table:style-name="ce20" table:formula="of:=IF(ISNUMBER([.F2089]);[.F2089];0)" office:value-type="float" office:value="0">
            <text:p>0</text:p>
          </table:table-cell>
          <table:table-cell table:style-name="ce20" table:formula="of:=IF(ISNUMBER([.G2089]);[.G2089];0)" office:value-type="float" office:value="0">
            <text:p>0</text:p>
          </table:table-cell>
          <table:table-cell table:style-name="ce20" table:formula="of:=IF(ISNUMBER([.H2089]);[.H2089];0)" office:value-type="float" office:value="0">
            <text:p>0</text:p>
          </table:table-cell>
          <table:table-cell table:style-name="ce20" table:formula="of:=IF(ISNUMBER([.I2089]);[.I2089];0)" office:value-type="float" office:value="0">
            <text:p>0</text:p>
          </table:table-cell>
          <table:table-cell table:style-name="ce20" table:formula="of:=IF(ISNUMBER([.J2089]);[.J2089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90]" office:value-type="string" office:string-value="    Technical Assistance (j)">
            <text:p><text:s text:c="4"/>Technical Assistance (j)</text:p>
          </table:table-cell>
          <table:table-cell table:style-name="ce20" table:formula="of:=IF(ISNUMBER([.C2090]);[.C2090];0)" office:value-type="float" office:value="13980">
            <text:p>13,980</text:p>
          </table:table-cell>
          <table:table-cell table:style-name="ce20" table:formula="of:=IF(ISNUMBER([.D2090]);[.D2090];0)" office:value-type="float" office:value="2316">
            <text:p>2,316</text:p>
          </table:table-cell>
          <table:table-cell table:style-name="ce20" table:formula="of:=IF(ISNUMBER([.E2090]);[.E2090];0)" office:value-type="float" office:value="376">
            <text:p>376</text:p>
          </table:table-cell>
          <table:table-cell table:style-name="ce20" table:formula="of:=IF(ISNUMBER([.F2090]);[.F2090];0)" office:value-type="float" office:value="978">
            <text:p>978</text:p>
          </table:table-cell>
          <table:table-cell table:style-name="ce20" table:formula="of:=IF(ISNUMBER([.G2090]);[.G2090];0)" office:value-type="float" office:value="944">
            <text:p>944</text:p>
          </table:table-cell>
          <table:table-cell table:style-name="ce20" table:formula="of:=IF(ISNUMBER([.H2090]);[.H2090];0)" office:value-type="float" office:value="0">
            <text:p>0</text:p>
          </table:table-cell>
          <table:table-cell table:style-name="ce20" table:formula="of:=IF(ISNUMBER([.I2090]);[.I2090];0)" office:value-type="float" office:value="0">
            <text:p>0</text:p>
          </table:table-cell>
          <table:table-cell table:style-name="ce20" table:formula="of:=IF(ISNUMBER([.J2090]);[.J2090];0)" office:value-type="float" office:value="506">
            <text:p>506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91]" office:value-type="string" office:string-value="    Technical Information (k)">
            <text:p><text:s text:c="4"/>Technical Information (k)</text:p>
          </table:table-cell>
          <table:table-cell table:style-name="ce20" table:formula="of:=IF(ISNUMBER([.C2091]);[.C2091];0)" office:value-type="float" office:value="14651">
            <text:p>14,651</text:p>
          </table:table-cell>
          <table:table-cell table:style-name="ce20" table:formula="of:=IF(ISNUMBER([.D2091]);[.D2091];0)" office:value-type="float" office:value="1645">
            <text:p>1,645</text:p>
          </table:table-cell>
          <table:table-cell table:style-name="ce20" table:formula="of:=IF(ISNUMBER([.E2091]);[.E2091];0)" office:value-type="float" office:value="598">
            <text:p>598</text:p>
          </table:table-cell>
          <table:table-cell table:style-name="ce20" table:formula="of:=IF(ISNUMBER([.F2091]);[.F2091];0)" office:value-type="float" office:value="527">
            <text:p>527</text:p>
          </table:table-cell>
          <table:table-cell table:style-name="ce20" table:formula="of:=IF(ISNUMBER([.G2091]);[.G2091];0)" office:value-type="float" office:value="876">
            <text:p>876</text:p>
          </table:table-cell>
          <table:table-cell table:style-name="ce20" table:formula="of:=IF(ISNUMBER([.H2091]);[.H2091];0)" office:value-type="float" office:value="0">
            <text:p>0</text:p>
          </table:table-cell>
          <table:table-cell table:style-name="ce20" table:formula="of:=IF(ISNUMBER([.I2091]);[.I2091];0)" office:value-type="float" office:value="0">
            <text:p>0</text:p>
          </table:table-cell>
          <table:table-cell table:style-name="ce20" table:formula="of:=IF(ISNUMBER([.J2091]);[.J2091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92]" office:value-type="string" office:string-value="    Training (l)">
            <text:p><text:s text:c="4"/>Training (l)</text:p>
          </table:table-cell>
          <table:table-cell table:style-name="ce20" table:formula="of:=IF(ISNUMBER([.C2092]);[.C2092];0)" office:value-type="float" office:value="15736">
            <text:p>15,736</text:p>
          </table:table-cell>
          <table:table-cell table:style-name="ce20" table:formula="of:=IF(ISNUMBER([.D2092]);[.D2092];0)" office:value-type="float" office:value="560">
            <text:p>560</text:p>
          </table:table-cell>
          <table:table-cell table:style-name="ce20" table:formula="of:=IF(ISNUMBER([.E2092]);[.E2092];0)" office:value-type="float" office:value="0">
            <text:p>0</text:p>
          </table:table-cell>
          <table:table-cell table:style-name="ce20" table:formula="of:=IF(ISNUMBER([.F2092]);[.F2092];0)" office:value-type="float" office:value="405">
            <text:p>405</text:p>
          </table:table-cell>
          <table:table-cell table:style-name="ce20" table:formula="of:=IF(ISNUMBER([.G2092]);[.G2092];0)" office:value-type="float" office:value="181">
            <text:p>181</text:p>
          </table:table-cell>
          <table:table-cell table:style-name="ce20" table:formula="of:=IF(ISNUMBER([.H2092]);[.H2092];0)" office:value-type="float" office:value="0">
            <text:p>0</text:p>
          </table:table-cell>
          <table:table-cell table:style-name="ce20" table:formula="of:=IF(ISNUMBER([.I2092]);[.I2092];0)" office:value-type="float" office:value="0">
            <text:p>0</text:p>
          </table:table-cell>
          <table:table-cell table:style-name="ce20" table:formula="of:=IF(ISNUMBER([.J2092]);[.J2092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093]" office:value-type="string" office:string-value="    Financial Assistance (m)">
            <text:p><text:s text:c="4"/>Financial Assistance (m)</text:p>
          </table:table-cell>
          <table:table-cell table:style-name="ce20" table:formula="of:=IF(ISNUMBER([.C2093]);[.C2093];0)" office:value-type="float" office:value="15466">
            <text:p>15,466</text:p>
          </table:table-cell>
          <table:table-cell table:style-name="ce20" table:formula="of:=IF(ISNUMBER([.D2093]);[.D2093];0)" office:value-type="float" office:value="830">
            <text:p>830</text:p>
          </table:table-cell>
          <table:table-cell table:style-name="ce20" table:formula="of:=IF(ISNUMBER([.E2093]);[.E2093];0)" office:value-type="float" office:value="0">
            <text:p>0</text:p>
          </table:table-cell>
          <table:table-cell table:style-name="ce20" table:formula="of:=IF(ISNUMBER([.F2093]);[.F2093];0)" office:value-type="float" office:value="485">
            <text:p>485</text:p>
          </table:table-cell>
          <table:table-cell table:style-name="ce20" table:formula="of:=IF(ISNUMBER([.G2093]);[.G2093];0)" office:value-type="float" office:value="0">
            <text:p>0</text:p>
          </table:table-cell>
          <table:table-cell table:style-name="ce20" table:formula="of:=IF(ISNUMBER([.H2093]);[.H2093];0)" office:value-type="float" office:value="0">
            <text:p>0</text:p>
          </table:table-cell>
          <table:table-cell table:style-name="ce20" table:formula="of:=IF(ISNUMBER([.I2093]);[.I2093];0)" office:value-type="float" office:value="0">
            <text:p>0</text:p>
          </table:table-cell>
          <table:table-cell table:style-name="ce20" table:formula="of:=IF(ISNUMBER([.J2093]);[.J2093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/>
          <table:table-cell table:style-name="ce20" table:number-columns-repeated="8"/>
          <table:table-cell table:number-columns-repeated="1014"/>
        </table:table-row>
        <table:table-row table:style-name="ro5">
          <table:table-cell table:style-name="ce7" office:value-type="string">
            <text:p>Actual</text:p>
          </table:table-cell>
          <table:table-cell table:style-name="Default" office:value-type="string">
            <text:p>Computers &amp; Electronic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2"/>333</text:p>
          </table:table-cell>
          <table:table-cell table:style-name="ce7" office:value-type="string">
            <text:p>MACHINERY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9107">
            <text:p>9,107</text:p>
          </table:table-cell>
          <table:table-cell table:style-name="ce20" office:value-type="float" office:value="7189">
            <text:p>7,189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13435">
            <text:p>13,435</text:p>
          </table:table-cell>
          <table:table-cell table:style-name="ce20" office:value-type="float" office:value="2861">
            <text:p>2,861</text:p>
          </table:table-cell>
          <table:table-cell table:style-name="ce20" office:value-type="float" office:value="1177">
            <text:p>1,177</text:p>
          </table:table-cell>
          <table:table-cell table:style-name="ce20" office:value-type="float" office:value="1270">
            <text:p>1,270</text:p>
          </table:table-cell>
          <table:table-cell table:style-name="ce20" office:value-type="float" office:value="598">
            <text:p>598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float" office:value="357">
            <text:p>35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15072">
            <text:p>15,072</text:p>
          </table:table-cell>
          <table:table-cell table:style-name="ce20" office:value-type="float" office:value="1224">
            <text:p>1,224</text:p>
          </table:table-cell>
          <table:table-cell table:style-name="ce20" office:value-type="float" office:value="286">
            <text:p>286</text:p>
          </table:table-cell>
          <table:table-cell table:style-name="ce20" office:value-type="float" office:value="590">
            <text:p>590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278">
            <text:p>27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14912">
            <text:p>14,912</text:p>
          </table:table-cell>
          <table:table-cell table:style-name="ce20" office:value-type="float" office:value="1384">
            <text:p>1,384</text:p>
          </table:table-cell>
          <table:table-cell table:style-name="ce20" office:value-type="float" office:value="457">
            <text:p>457</text:p>
          </table:table-cell>
          <table:table-cell table:style-name="ce20" office:value-type="float" office:value="521">
            <text:p>521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351">
            <text:p>35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15542">
            <text:p>15,542</text:p>
          </table:table-cell>
          <table:table-cell table:style-name="ce20" office:value-type="float" office:value="754">
            <text:p>754</text:p>
          </table:table-cell>
          <table:table-cell table:number-columns-repeated="3"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351">
            <text:p>35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15123">
            <text:p>15,123</text:p>
          </table:table-cell>
          <table:table-cell table:style-name="ce20" office:value-type="float" office:value="1173">
            <text:p>1,173</text:p>
          </table:table-cell>
          <table:table-cell table:style-name="ce20" office:value-type="float" office:value="406">
            <text:p>406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592">
            <text:p>59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14915">
            <text:p>14,915</text:p>
          </table:table-cell>
          <table:table-cell table:style-name="ce20" office:value-type="float" office:value="1381">
            <text:p>1,381</text:p>
          </table:table-cell>
          <table:table-cell table:style-name="ce20" office:value-type="string">
            <text:p>--</text:p>
          </table:table-cell>
          <table:table-cell table:style-name="ce20" office:value-type="float" office:value="678">
            <text:p>678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625">
            <text:p>62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15370">
            <text:p>15,370</text:p>
          </table:table-cell>
          <table:table-cell table:style-name="ce20" office:value-type="float" office:value="926">
            <text:p>926</text:p>
          </table:table-cell>
          <table:table-cell table:style-name="ce20" office:value-type="string">
            <text:p>--</text:p>
          </table:table-cell>
          <table:table-cell table:style-name="ce20" office:value-type="float" office:value="226">
            <text:p>226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614">
            <text:p>61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15659">
            <text:p>15,659</text:p>
          </table:table-cell>
          <table:table-cell table:style-name="ce20" office:value-type="float" office:value="637">
            <text:p>637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29">
            <text:p>429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14168">
            <text:p>14,168</text:p>
          </table:table-cell>
          <table:table-cell table:style-name="ce20" office:value-type="float" office:value="2128">
            <text:p>2,128</text:p>
          </table:table-cell>
          <table:table-cell table:style-name="ce20" office:value-type="float" office:value="1157">
            <text:p>1,157</text:p>
          </table:table-cell>
          <table:table-cell table:style-name="ce20" office:value-type="string">
            <text:p>Q</text:p>
          </table:table-cell>
          <table:table-cell table:style-name="ce20" office:value-type="float" office:value="498">
            <text:p>498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29">
            <text:p>429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15432">
            <text:p>15,432</text:p>
          </table:table-cell>
          <table:table-cell table:style-name="ce20" office:value-type="float" office:value="864">
            <text:p>864</text:p>
          </table:table-cell>
          <table:table-cell table:style-name="ce20" office:value-type="float" office:value="268">
            <text:p>268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506">
            <text:p>50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15483">
            <text:p>15,483</text:p>
          </table:table-cell>
          <table:table-cell table:style-name="ce20" office:value-type="float" office:value="813">
            <text:p>813</text:p>
          </table:table-cell>
          <table:table-cell table:style-name="ce20" office:value-type="float" office:value="230">
            <text:p>230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float" office:value="584">
            <text:p>58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14734">
            <text:p>14,734</text:p>
          </table:table-cell>
          <table:table-cell table:style-name="ce20" office:value-type="float" office:value="1562">
            <text:p>1,562</text:p>
          </table:table-cell>
          <table:table-cell table:style-name="ce20" office:value-type="float" office:value="816">
            <text:p>816</text:p>
          </table:table-cell>
          <table:table-cell table:style-name="ce20" office:value-type="string">
            <text:p>Q</text:p>
          </table:table-cell>
          <table:table-cell table:style-name="ce20" office:value-type="float" office:value="229">
            <text:p>229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506">
            <text:p>50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14004">
            <text:p>14,004</text:p>
          </table:table-cell>
          <table:table-cell table:style-name="ce20" office:value-type="float" office:value="2292">
            <text:p>2,292</text:p>
          </table:table-cell>
          <table:table-cell table:style-name="ce20" office:value-type="float" office:value="1157">
            <text:p>1,157</text:p>
          </table:table-cell>
          <table:table-cell table:style-name="ce20" office:value-type="string">
            <text:p>Q</text:p>
          </table:table-cell>
          <table:table-cell table:style-name="ce20" office:value-type="float" office:value="811">
            <text:p>81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29">
            <text:p>429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12395">
            <text:p>12,395</text:p>
          </table:table-cell>
          <table:table-cell table:style-name="ce20" office:value-type="float" office:value="3901">
            <text:p>3,901</text:p>
          </table:table-cell>
          <table:table-cell table:style-name="ce20" office:value-type="float" office:value="1820">
            <text:p>1,820</text:p>
          </table:table-cell>
          <table:table-cell table:style-name="ce20" office:value-type="float" office:value="657">
            <text:p>657</text:p>
          </table:table-cell>
          <table:table-cell table:style-name="ce20" office:value-type="float" office:value="977">
            <text:p>977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506">
            <text:p>50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13980">
            <text:p>13,980</text:p>
          </table:table-cell>
          <table:table-cell table:style-name="ce20" office:value-type="float" office:value="2316">
            <text:p>2,316</text:p>
          </table:table-cell>
          <table:table-cell table:style-name="ce20" office:value-type="float" office:value="376">
            <text:p>376</text:p>
          </table:table-cell>
          <table:table-cell table:style-name="ce20" office:value-type="float" office:value="978">
            <text:p>978</text:p>
          </table:table-cell>
          <table:table-cell table:style-name="ce20" office:value-type="float" office:value="944">
            <text:p>944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float" office:value="506">
            <text:p>50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14651">
            <text:p>14,651</text:p>
          </table:table-cell>
          <table:table-cell table:style-name="ce20" office:value-type="float" office:value="1645">
            <text:p>1,645</text:p>
          </table:table-cell>
          <table:table-cell table:style-name="ce20" office:value-type="float" office:value="598">
            <text:p>598</text:p>
          </table:table-cell>
          <table:table-cell table:style-name="ce20" office:value-type="float" office:value="527">
            <text:p>527</text:p>
          </table:table-cell>
          <table:table-cell table:style-name="ce20" office:value-type="float" office:value="876">
            <text:p>876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15736">
            <text:p>15,736</text:p>
          </table:table-cell>
          <table:table-cell table:style-name="ce20" office:value-type="float" office:value="560">
            <text:p>560</text:p>
          </table:table-cell>
          <table:table-cell table:style-name="ce20" office:value-type="string">
            <text:p>Q</text:p>
          </table:table-cell>
          <table:table-cell table:style-name="ce20" office:value-type="float" office:value="405">
            <text:p>405</text:p>
          </table:table-cell>
          <table:table-cell table:style-name="ce20" office:value-type="float" office:value="181">
            <text:p>181</text:p>
          </table:table-cell>
          <table:table-cell table:number-columns-repeated="2"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15466">
            <text:p>15,466</text:p>
          </table:table-cell>
          <table:table-cell table:style-name="ce20" office:value-type="float" office:value="830">
            <text:p>830</text:p>
          </table:table-cell>
          <table:table-cell table:style-name="ce20" office:value-type="string">
            <text:p>Q</text:p>
          </table:table-cell>
          <table:table-cell table:style-name="ce20" office:value-type="float" office:value="485">
            <text:p>485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>
          <table:table-cell table:style-name="ce7"/>
          <table:table-cell table:style-name="Default" table:formula="of:=[.B2123]" office:value-type="string" office:string-value="Participation in One or More of the Following Types of Activities">
            <text:p>Participation in One or More of the Following Types of Activities</text:p>
          </table:table-cell>
          <table:table-cell table:style-name="ce20" table:formula="of:=IF(ISNUMBER([.C2123]);[.C2123];0)+IF(ISNUMBER([.C2175]);[.C2175];0)" office:value-type="float" office:value="6451">
            <text:p>6,451</text:p>
          </table:table-cell>
          <table:table-cell table:style-name="ce20" table:formula="of:=IF(ISNUMBER([.D2123]);[.D2123];0)+IF(ISNUMBER([.D2175]);[.D2175];0)" office:value-type="float" office:value="5333">
            <text:p>5,333</text:p>
          </table:table-cell>
          <table:table-cell table:style-name="ce20" table:formula="of:=IF(ISNUMBER([.E2123]);[.E2123];0)+IF(ISNUMBER([.E2175]);[.E2175];0)" office:value-type="float" office:value="0">
            <text:p>0</text:p>
          </table:table-cell>
          <table:table-cell table:style-name="ce20" table:formula="of:=IF(ISNUMBER([.F2123]);[.F2123];0)+IF(ISNUMBER([.F2175]);[.F2175];0)" office:value-type="float" office:value="0">
            <text:p>0</text:p>
          </table:table-cell>
          <table:table-cell table:style-name="ce20" table:formula="of:=IF(ISNUMBER([.G2123]);[.G2123];0)+IF(ISNUMBER([.G2175]);[.G2175];0)" office:value-type="float" office:value="0">
            <text:p>0</text:p>
          </table:table-cell>
          <table:table-cell table:style-name="ce20" table:formula="of:=IF(ISNUMBER([.H2123]);[.H2123];0)+IF(ISNUMBER([.H2175]);[.H2175];0)" office:value-type="float" office:value="0">
            <text:p>0</text:p>
          </table:table-cell>
          <table:table-cell table:style-name="ce20" table:formula="of:=IF(ISNUMBER([.I2123]);[.I2123];0)+IF(ISNUMBER([.I2175]);[.I2175];0)" office:value-type="float" office:value="0">
            <text:p>0</text:p>
          </table:table-cell>
          <table:table-cell table:style-name="ce20" table:formula="of:=IF(ISNUMBER([.J2123]);[.J2123];0)+IF(ISNUMBER([.J2175]);[.J2175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124]" office:value-type="string" office:string-value="  Energy Audit or Assessment">
            <text:p><text:s text:c="2"/>Energy Audit or Assessment</text:p>
          </table:table-cell>
          <table:table-cell table:style-name="ce20" table:formula="of:=IF(ISNUMBER([.C2124]);[.C2124];0)+IF(ISNUMBER([.C2176]);[.C2176];0)" office:value-type="float" office:value="8811">
            <text:p>8,811</text:p>
          </table:table-cell>
          <table:table-cell table:style-name="ce20" table:formula="of:=IF(ISNUMBER([.D2124]);[.D2124];0)+IF(ISNUMBER([.D2176]);[.D2176];0)" office:value-type="float" office:value="2973">
            <text:p>2,973</text:p>
          </table:table-cell>
          <table:table-cell table:style-name="ce20" table:formula="of:=IF(ISNUMBER([.E2124]);[.E2124];0)+IF(ISNUMBER([.E2176]);[.E2176];0)" office:value-type="float" office:value="1336">
            <text:p>1,336</text:p>
          </table:table-cell>
          <table:table-cell table:style-name="ce20" table:formula="of:=IF(ISNUMBER([.F2124]);[.F2124];0)+IF(ISNUMBER([.F2176]);[.F2176];0)" office:value-type="float" office:value="1051">
            <text:p>1,051</text:p>
          </table:table-cell>
          <table:table-cell table:style-name="ce20" table:formula="of:=IF(ISNUMBER([.G2124]);[.G2124];0)+IF(ISNUMBER([.G2176]);[.G2176];0)" office:value-type="float" office:value="439">
            <text:p>439</text:p>
          </table:table-cell>
          <table:table-cell table:style-name="ce20" table:formula="of:=IF(ISNUMBER([.H2124]);[.H2124];0)+IF(ISNUMBER([.H2176]);[.H2176];0)" office:value-type="float" office:value="0">
            <text:p>0</text:p>
          </table:table-cell>
          <table:table-cell table:style-name="ce20" table:formula="of:=IF(ISNUMBER([.I2124]);[.I2124];0)+IF(ISNUMBER([.I2176]);[.I2176];0)" office:value-type="float" office:value="245">
            <text:p>245</text:p>
          </table:table-cell>
          <table:table-cell table:style-name="ce20" table:formula="of:=IF(ISNUMBER([.J2124]);[.J2124];0)+IF(ISNUMBER([.J2176]);[.J2176];0)" office:value-type="float" office:value="562">
            <text:p>562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125]" office:value-type="string" office:string-value="  Electricity Load Control">
            <text:p><text:s text:c="2"/>Electricity Load Control</text:p>
          </table:table-cell>
          <table:table-cell table:style-name="ce20" table:formula="of:=IF(ISNUMBER([.C2125]);[.C2125];0)+IF(ISNUMBER([.C2177]);[.C2177];0)" office:value-type="float" office:value="9962">
            <text:p>9,962</text:p>
          </table:table-cell>
          <table:table-cell table:style-name="ce20" table:formula="of:=IF(ISNUMBER([.D2125]);[.D2125];0)+IF(ISNUMBER([.D2177]);[.D2177];0)" office:value-type="float" office:value="1822">
            <text:p>1,822</text:p>
          </table:table-cell>
          <table:table-cell table:style-name="ce20" table:formula="of:=IF(ISNUMBER([.E2125]);[.E2125];0)+IF(ISNUMBER([.E2177]);[.E2177];0)" office:value-type="float" office:value="701">
            <text:p>701</text:p>
          </table:table-cell>
          <table:table-cell table:style-name="ce20" table:formula="of:=IF(ISNUMBER([.F2125]);[.F2125];0)+IF(ISNUMBER([.F2177]);[.F2177];0)" office:value-type="float" office:value="711">
            <text:p>711</text:p>
          </table:table-cell>
          <table:table-cell table:style-name="ce20" table:formula="of:=IF(ISNUMBER([.G2125]);[.G2125];0)+IF(ISNUMBER([.G2177]);[.G2177];0)" office:value-type="float" office:value="105">
            <text:p>105</text:p>
          </table:table-cell>
          <table:table-cell table:style-name="ce20" table:formula="of:=IF(ISNUMBER([.H2125]);[.H2125];0)+IF(ISNUMBER([.H2177]);[.H2177];0)" office:value-type="float" office:value="0">
            <text:p>0</text:p>
          </table:table-cell>
          <table:table-cell table:style-name="ce20" table:formula="of:=IF(ISNUMBER([.I2125]);[.I2125];0)+IF(ISNUMBER([.I2177]);[.I2177];0)" office:value-type="float" office:value="0">
            <text:p>0</text:p>
          </table:table-cell>
          <table:table-cell table:style-name="ce20" table:formula="of:=IF(ISNUMBER([.J2125]);[.J2125];0)+IF(ISNUMBER([.J2177]);[.J2177];0)" office:value-type="float" office:value="596">
            <text:p>596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126]" office:value-type="string" office:string-value="  Power Factor Correction or Improvement">
            <text:p><text:s text:c="2"/>Power Factor Correction or Improvement</text:p>
          </table:table-cell>
          <table:table-cell table:style-name="ce20" table:formula="of:=IF(ISNUMBER([.C2126]);[.C2126];0)+IF(ISNUMBER([.C2178]);[.C2178];0)" office:value-type="float" office:value="10417">
            <text:p>10,417</text:p>
          </table:table-cell>
          <table:table-cell table:style-name="ce20" table:formula="of:=IF(ISNUMBER([.D2126]);[.D2126];0)+IF(ISNUMBER([.D2178]);[.D2178];0)" office:value-type="float" office:value="1367">
            <text:p>1,367</text:p>
          </table:table-cell>
          <table:table-cell table:style-name="ce20" table:formula="of:=IF(ISNUMBER([.E2126]);[.E2126];0)+IF(ISNUMBER([.E2178]);[.E2178];0)" office:value-type="float" office:value="479">
            <text:p>479</text:p>
          </table:table-cell>
          <table:table-cell table:style-name="ce20" table:formula="of:=IF(ISNUMBER([.F2126]);[.F2126];0)+IF(ISNUMBER([.F2178]);[.F2178];0)" office:value-type="float" office:value="444">
            <text:p>444</text:p>
          </table:table-cell>
          <table:table-cell table:style-name="ce20" table:formula="of:=IF(ISNUMBER([.G2126]);[.G2126];0)+IF(ISNUMBER([.G2178]);[.G2178];0)" office:value-type="float" office:value="0">
            <text:p>0</text:p>
          </table:table-cell>
          <table:table-cell table:style-name="ce20" table:formula="of:=IF(ISNUMBER([.H2126]);[.H2126];0)+IF(ISNUMBER([.H2178]);[.H2178];0)" office:value-type="float" office:value="0">
            <text:p>0</text:p>
          </table:table-cell>
          <table:table-cell table:style-name="ce20" table:formula="of:=IF(ISNUMBER([.I2126]);[.I2126];0)+IF(ISNUMBER([.I2178]);[.I2178];0)" office:value-type="float" office:value="0">
            <text:p>0</text:p>
          </table:table-cell>
          <table:table-cell table:style-name="ce20" table:formula="of:=IF(ISNUMBER([.J2126]);[.J2126];0)+IF(ISNUMBER([.J2178]);[.J2178];0)" office:value-type="float" office:value="569">
            <text:p>569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127]" office:value-type="string" office:string-value="  Equipment Installation or Retrofit for the Primary Purpose of">
            <text:p><text:s text:c="2"/>Equipment Installation or Retrofit for the Primary Purpose of</text:p>
          </table:table-cell>
          <table:table-cell table:style-name="ce20" table:formula="of:=IF(ISNUMBER([.C2127]);[.C2127];0)+IF(ISNUMBER([.C2179]);[.C2179];0)" office:value-type="float" office:value="0">
            <text:p>0</text:p>
          </table:table-cell>
          <table:table-cell table:style-name="ce20" table:formula="of:=IF(ISNUMBER([.D2127]);[.D2127];0)+IF(ISNUMBER([.D2179]);[.D2179];0)" office:value-type="float" office:value="0">
            <text:p>0</text:p>
          </table:table-cell>
          <table:table-cell table:style-name="ce20" table:formula="of:=IF(ISNUMBER([.E2127]);[.E2127];0)+IF(ISNUMBER([.E2179]);[.E2179];0)" office:value-type="float" office:value="0">
            <text:p>0</text:p>
          </table:table-cell>
          <table:table-cell table:style-name="ce20" table:formula="of:=IF(ISNUMBER([.F2127]);[.F2127];0)+IF(ISNUMBER([.F2179]);[.F2179];0)" office:value-type="float" office:value="0">
            <text:p>0</text:p>
          </table:table-cell>
          <table:table-cell table:style-name="ce20" table:formula="of:=IF(ISNUMBER([.G2127]);[.G2127];0)+IF(ISNUMBER([.G2179]);[.G2179];0)" office:value-type="float" office:value="0">
            <text:p>0</text:p>
          </table:table-cell>
          <table:table-cell table:style-name="ce20" table:formula="of:=IF(ISNUMBER([.H2127]);[.H2127];0)+IF(ISNUMBER([.H2179]);[.H2179];0)" office:value-type="float" office:value="0">
            <text:p>0</text:p>
          </table:table-cell>
          <table:table-cell table:style-name="ce20" table:formula="of:=IF(ISNUMBER([.I2127]);[.I2127];0)+IF(ISNUMBER([.I2179]);[.I2179];0)" office:value-type="float" office:value="0">
            <text:p>0</text:p>
          </table:table-cell>
          <table:table-cell table:style-name="ce20" table:formula="of:=IF(ISNUMBER([.J2127]);[.J2127];0)+IF(ISNUMBER([.J2179]);[.J2179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128]" office:value-type="string" office:string-value="    Using a Different Energy Source (c)">
            <text:p><text:s text:c="4"/>Using a Different Energy Source (c)</text:p>
          </table:table-cell>
          <table:table-cell table:style-name="ce20" table:formula="of:=IF(ISNUMBER([.C2128]);[.C2128];0)+IF(ISNUMBER([.C2180]);[.C2180];0)" office:value-type="float" office:value="10890">
            <text:p>10,890</text:p>
          </table:table-cell>
          <table:table-cell table:style-name="ce20" table:formula="of:=IF(ISNUMBER([.D2128]);[.D2128];0)+IF(ISNUMBER([.D2180]);[.D2180];0)" office:value-type="float" office:value="894">
            <text:p>894</text:p>
          </table:table-cell>
          <table:table-cell table:style-name="ce20" table:formula="of:=IF(ISNUMBER([.E2128]);[.E2128];0)+IF(ISNUMBER([.E2180]);[.E2180];0)" office:value-type="float" office:value="308">
            <text:p>308</text:p>
          </table:table-cell>
          <table:table-cell table:style-name="ce20" table:formula="of:=IF(ISNUMBER([.F2128]);[.F2128];0)+IF(ISNUMBER([.F2180]);[.F2180];0)" office:value-type="float" office:value="162">
            <text:p>162</text:p>
          </table:table-cell>
          <table:table-cell table:style-name="ce20" table:formula="of:=IF(ISNUMBER([.G2128]);[.G2128];0)+IF(ISNUMBER([.G2180]);[.G2180];0)" office:value-type="float" office:value="37">
            <text:p>37</text:p>
          </table:table-cell>
          <table:table-cell table:style-name="ce20" table:formula="of:=IF(ISNUMBER([.H2128]);[.H2128];0)+IF(ISNUMBER([.H2180]);[.H2180];0)" office:value-type="float" office:value="0">
            <text:p>0</text:p>
          </table:table-cell>
          <table:table-cell table:style-name="ce20" table:formula="of:=IF(ISNUMBER([.I2128]);[.I2128];0)+IF(ISNUMBER([.I2180]);[.I2180];0)" office:value-type="float" office:value="0">
            <text:p>0</text:p>
          </table:table-cell>
          <table:table-cell table:style-name="ce20" table:formula="of:=IF(ISNUMBER([.J2128]);[.J2128];0)+IF(ISNUMBER([.J2180]);[.J2180];0)" office:value-type="float" office:value="521">
            <text:p>521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129]" office:value-type="string" office:string-value="  Standby Generation Program">
            <text:p><text:s text:c="2"/>Standby Generation Program</text:p>
          </table:table-cell>
          <table:table-cell table:style-name="ce20" table:formula="of:=IF(ISNUMBER([.C2129]);[.C2129];0)+IF(ISNUMBER([.C2181]);[.C2181];0)" office:value-type="float" office:value="10635">
            <text:p>10,635</text:p>
          </table:table-cell>
          <table:table-cell table:style-name="ce20" table:formula="of:=IF(ISNUMBER([.D2129]);[.D2129];0)+IF(ISNUMBER([.D2181]);[.D2181];0)" office:value-type="float" office:value="1149">
            <text:p>1,149</text:p>
          </table:table-cell>
          <table:table-cell table:style-name="ce20" table:formula="of:=IF(ISNUMBER([.E2129]);[.E2129];0)+IF(ISNUMBER([.E2181]);[.E2181];0)" office:value-type="float" office:value="438">
            <text:p>438</text:p>
          </table:table-cell>
          <table:table-cell table:style-name="ce20" table:formula="of:=IF(ISNUMBER([.F2129]);[.F2129];0)+IF(ISNUMBER([.F2181]);[.F2181];0)" office:value-type="float" office:value="109">
            <text:p>109</text:p>
          </table:table-cell>
          <table:table-cell table:style-name="ce20" table:formula="of:=IF(ISNUMBER([.G2129]);[.G2129];0)+IF(ISNUMBER([.G2181]);[.G2181];0)" office:value-type="float" office:value="77">
            <text:p>77</text:p>
          </table:table-cell>
          <table:table-cell table:style-name="ce20" table:formula="of:=IF(ISNUMBER([.H2129]);[.H2129];0)+IF(ISNUMBER([.H2181]);[.H2181];0)" office:value-type="float" office:value="0">
            <text:p>0</text:p>
          </table:table-cell>
          <table:table-cell table:style-name="ce20" table:formula="of:=IF(ISNUMBER([.I2129]);[.I2129];0)+IF(ISNUMBER([.I2181]);[.I2181];0)" office:value-type="float" office:value="0">
            <text:p>0</text:p>
          </table:table-cell>
          <table:table-cell table:style-name="ce20" table:formula="of:=IF(ISNUMBER([.J2129]);[.J2129];0)+IF(ISNUMBER([.J2181]);[.J2181];0)" office:value-type="float" office:value="501">
            <text:p>501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130]" office:value-type="string" office:string-value="  Special Rate Schedule (d)">
            <text:p><text:s text:c="2"/>Special Rate Schedule (d)</text:p>
          </table:table-cell>
          <table:table-cell table:style-name="ce20" table:formula="of:=IF(ISNUMBER([.C2130]);[.C2130];0)+IF(ISNUMBER([.C2182]);[.C2182];0)" office:value-type="float" office:value="10297">
            <text:p>10,297</text:p>
          </table:table-cell>
          <table:table-cell table:style-name="ce20" table:formula="of:=IF(ISNUMBER([.D2130]);[.D2130];0)+IF(ISNUMBER([.D2182]);[.D2182];0)" office:value-type="float" office:value="1487">
            <text:p>1,487</text:p>
          </table:table-cell>
          <table:table-cell table:style-name="ce20" table:formula="of:=IF(ISNUMBER([.E2130]);[.E2130];0)+IF(ISNUMBER([.E2182]);[.E2182];0)" office:value-type="float" office:value="0">
            <text:p>0</text:p>
          </table:table-cell>
          <table:table-cell table:style-name="ce20" table:formula="of:=IF(ISNUMBER([.F2130]);[.F2130];0)+IF(ISNUMBER([.F2182]);[.F2182];0)" office:value-type="float" office:value="790">
            <text:p>790</text:p>
          </table:table-cell>
          <table:table-cell table:style-name="ce20" table:formula="of:=IF(ISNUMBER([.G2130]);[.G2130];0)+IF(ISNUMBER([.G2182]);[.G2182];0)" office:value-type="float" office:value="0">
            <text:p>0</text:p>
          </table:table-cell>
          <table:table-cell table:style-name="ce20" table:formula="of:=IF(ISNUMBER([.H2130]);[.H2130];0)+IF(ISNUMBER([.H2182]);[.H2182];0)" office:value-type="float" office:value="0">
            <text:p>0</text:p>
          </table:table-cell>
          <table:table-cell table:style-name="ce20" table:formula="of:=IF(ISNUMBER([.I2130]);[.I2130];0)+IF(ISNUMBER([.I2182]);[.I2182];0)" office:value-type="float" office:value="0">
            <text:p>0</text:p>
          </table:table-cell>
          <table:table-cell table:style-name="ce20" table:formula="of:=IF(ISNUMBER([.J2130]);[.J2130];0)+IF(ISNUMBER([.J2182]);[.J2182];0)" office:value-type="float" office:value="660">
            <text:p>66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131]" office:value-type="string" office:string-value="  Interval Metering (e) ">
            <text:p><text:s text:c="2"/>Interval Metering (e) </text:p>
          </table:table-cell>
          <table:table-cell table:style-name="ce20" table:formula="of:=IF(ISNUMBER([.C2131]);[.C2131];0)+IF(ISNUMBER([.C2183]);[.C2183];0)" office:value-type="float" office:value="10843">
            <text:p>10,843</text:p>
          </table:table-cell>
          <table:table-cell table:style-name="ce20" table:formula="of:=IF(ISNUMBER([.D2131]);[.D2131];0)+IF(ISNUMBER([.D2183]);[.D2183];0)" office:value-type="float" office:value="941">
            <text:p>941</text:p>
          </table:table-cell>
          <table:table-cell table:style-name="ce20" table:formula="of:=IF(ISNUMBER([.E2131]);[.E2131];0)+IF(ISNUMBER([.E2183]);[.E2183];0)" office:value-type="float" office:value="0">
            <text:p>0</text:p>
          </table:table-cell>
          <table:table-cell table:style-name="ce20" table:formula="of:=IF(ISNUMBER([.F2131]);[.F2131];0)+IF(ISNUMBER([.F2183]);[.F2183];0)" office:value-type="float" office:value="267">
            <text:p>267</text:p>
          </table:table-cell>
          <table:table-cell table:style-name="ce20" table:formula="of:=IF(ISNUMBER([.G2131]);[.G2131];0)+IF(ISNUMBER([.G2183]);[.G2183];0)" office:value-type="float" office:value="0">
            <text:p>0</text:p>
          </table:table-cell>
          <table:table-cell table:style-name="ce20" table:formula="of:=IF(ISNUMBER([.H2131]);[.H2131];0)+IF(ISNUMBER([.H2183]);[.H2183];0)" office:value-type="float" office:value="0">
            <text:p>0</text:p>
          </table:table-cell>
          <table:table-cell table:style-name="ce20" table:formula="of:=IF(ISNUMBER([.I2131]);[.I2131];0)+IF(ISNUMBER([.I2183]);[.I2183];0)" office:value-type="float" office:value="0">
            <text:p>0</text:p>
          </table:table-cell>
          <table:table-cell table:style-name="ce20" table:formula="of:=IF(ISNUMBER([.J2131]);[.J2131];0)+IF(ISNUMBER([.J2183]);[.J2183];0)" office:value-type="float" office:value="631">
            <text:p>631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132]" office:value-type="string" office:string-value="  Equipment Installation or Retrofit for the Primary Purpose of ">
            <text:p><text:s text:c="2"/>Equipment Installation or Retrofit for the Primary Purpose of </text:p>
          </table:table-cell>
          <table:table-cell table:style-name="ce20" table:formula="of:=IF(ISNUMBER([.C2132]);[.C2132];0)+IF(ISNUMBER([.C2184]);[.C2184];0)" office:value-type="float" office:value="0">
            <text:p>0</text:p>
          </table:table-cell>
          <table:table-cell table:style-name="ce20" table:formula="of:=IF(ISNUMBER([.D2132]);[.D2132];0)+IF(ISNUMBER([.D2184]);[.D2184];0)" office:value-type="float" office:value="0">
            <text:p>0</text:p>
          </table:table-cell>
          <table:table-cell table:style-name="ce20" table:formula="of:=IF(ISNUMBER([.E2132]);[.E2132];0)+IF(ISNUMBER([.E2184]);[.E2184];0)" office:value-type="float" office:value="0">
            <text:p>0</text:p>
          </table:table-cell>
          <table:table-cell table:style-name="ce20" table:formula="of:=IF(ISNUMBER([.F2132]);[.F2132];0)+IF(ISNUMBER([.F2184]);[.F2184];0)" office:value-type="float" office:value="0">
            <text:p>0</text:p>
          </table:table-cell>
          <table:table-cell table:style-name="ce20" table:formula="of:=IF(ISNUMBER([.G2132]);[.G2132];0)+IF(ISNUMBER([.G2184]);[.G2184];0)" office:value-type="float" office:value="0">
            <text:p>0</text:p>
          </table:table-cell>
          <table:table-cell table:style-name="ce20" table:formula="of:=IF(ISNUMBER([.H2132]);[.H2132];0)+IF(ISNUMBER([.H2184]);[.H2184];0)" office:value-type="float" office:value="0">
            <text:p>0</text:p>
          </table:table-cell>
          <table:table-cell table:style-name="ce20" table:formula="of:=IF(ISNUMBER([.I2132]);[.I2132];0)+IF(ISNUMBER([.I2184]);[.I2184];0)" office:value-type="float" office:value="0">
            <text:p>0</text:p>
          </table:table-cell>
          <table:table-cell table:style-name="ce20" table:formula="of:=IF(ISNUMBER([.J2132]);[.J2132];0)+IF(ISNUMBER([.J2184]);[.J2184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133]" office:value-type="string" office:string-value="    Improving Energy Efficiency Affecting:">
            <text:p><text:s text:c="4"/>Improving Energy Efficiency Affecting:</text:p>
          </table:table-cell>
          <table:table-cell table:style-name="ce20" table:formula="of:=IF(ISNUMBER([.C2133]);[.C2133];0)+IF(ISNUMBER([.C2185]);[.C2185];0)" office:value-type="float" office:value="0">
            <text:p>0</text:p>
          </table:table-cell>
          <table:table-cell table:style-name="ce20" table:formula="of:=IF(ISNUMBER([.D2133]);[.D2133];0)+IF(ISNUMBER([.D2185]);[.D2185];0)" office:value-type="float" office:value="0">
            <text:p>0</text:p>
          </table:table-cell>
          <table:table-cell table:style-name="ce20" table:formula="of:=IF(ISNUMBER([.E2133]);[.E2133];0)+IF(ISNUMBER([.E2185]);[.E2185];0)" office:value-type="float" office:value="0">
            <text:p>0</text:p>
          </table:table-cell>
          <table:table-cell table:style-name="ce20" table:formula="of:=IF(ISNUMBER([.F2133]);[.F2133];0)+IF(ISNUMBER([.F2185]);[.F2185];0)" office:value-type="float" office:value="0">
            <text:p>0</text:p>
          </table:table-cell>
          <table:table-cell table:style-name="ce20" table:formula="of:=IF(ISNUMBER([.G2133]);[.G2133];0)+IF(ISNUMBER([.G2185]);[.G2185];0)" office:value-type="float" office:value="0">
            <text:p>0</text:p>
          </table:table-cell>
          <table:table-cell table:style-name="ce20" table:formula="of:=IF(ISNUMBER([.H2133]);[.H2133];0)+IF(ISNUMBER([.H2185]);[.H2185];0)" office:value-type="float" office:value="0">
            <text:p>0</text:p>
          </table:table-cell>
          <table:table-cell table:style-name="ce20" table:formula="of:=IF(ISNUMBER([.I2133]);[.I2133];0)+IF(ISNUMBER([.I2185]);[.I2185];0)" office:value-type="float" office:value="0">
            <text:p>0</text:p>
          </table:table-cell>
          <table:table-cell table:style-name="ce20" table:formula="of:=IF(ISNUMBER([.J2133]);[.J2133];0)+IF(ISNUMBER([.J2185]);[.J2185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134]" office:value-type="string" office:string-value="    Steam Production/System (f)">
            <text:p><text:s text:c="4"/>Steam Production/System (f)</text:p>
          </table:table-cell>
          <table:table-cell table:style-name="ce20" table:formula="of:=IF(ISNUMBER([.C2134]);[.C2134];0)+IF(ISNUMBER([.C2186]);[.C2186];0)" office:value-type="float" office:value="11012">
            <text:p>11,012</text:p>
          </table:table-cell>
          <table:table-cell table:style-name="ce20" table:formula="of:=IF(ISNUMBER([.D2134]);[.D2134];0)+IF(ISNUMBER([.D2186]);[.D2186];0)" office:value-type="float" office:value="772">
            <text:p>772</text:p>
          </table:table-cell>
          <table:table-cell table:style-name="ce20" table:formula="of:=IF(ISNUMBER([.E2134]);[.E2134];0)+IF(ISNUMBER([.E2186]);[.E2186];0)" office:value-type="float" office:value="303">
            <text:p>303</text:p>
          </table:table-cell>
          <table:table-cell table:style-name="ce20" table:formula="of:=IF(ISNUMBER([.F2134]);[.F2134];0)+IF(ISNUMBER([.F2186]);[.F2186];0)" office:value-type="float" office:value="139">
            <text:p>139</text:p>
          </table:table-cell>
          <table:table-cell table:style-name="ce20" table:formula="of:=IF(ISNUMBER([.G2134]);[.G2134];0)+IF(ISNUMBER([.G2186]);[.G2186];0)" office:value-type="float" office:value="140">
            <text:p>140</text:p>
          </table:table-cell>
          <table:table-cell table:style-name="ce20" table:formula="of:=IF(ISNUMBER([.H2134]);[.H2134];0)+IF(ISNUMBER([.H2186]);[.H2186];0)" office:value-type="float" office:value="0">
            <text:p>0</text:p>
          </table:table-cell>
          <table:table-cell table:style-name="ce20" table:formula="of:=IF(ISNUMBER([.I2134]);[.I2134];0)+IF(ISNUMBER([.I2186]);[.I2186];0)" office:value-type="float" office:value="0">
            <text:p>0</text:p>
          </table:table-cell>
          <table:table-cell table:style-name="ce20" table:formula="of:=IF(ISNUMBER([.J2134]);[.J2134];0)+IF(ISNUMBER([.J2186]);[.J2186];0)" office:value-type="float" office:value="304">
            <text:p>304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135]" office:value-type="string" office:string-value="    Compressed Air Systems (g)">
            <text:p><text:s text:c="4"/>Compressed Air Systems (g)</text:p>
          </table:table-cell>
          <table:table-cell table:style-name="ce20" table:formula="of:=IF(ISNUMBER([.C2135]);[.C2135];0)+IF(ISNUMBER([.C2187]);[.C2187];0)" office:value-type="float" office:value="9704">
            <text:p>9,704</text:p>
          </table:table-cell>
          <table:table-cell table:style-name="ce20" table:formula="of:=IF(ISNUMBER([.D2135]);[.D2135];0)+IF(ISNUMBER([.D2187]);[.D2187];0)" office:value-type="float" office:value="2080">
            <text:p>2,080</text:p>
          </table:table-cell>
          <table:table-cell table:style-name="ce20" table:formula="of:=IF(ISNUMBER([.E2135]);[.E2135];0)+IF(ISNUMBER([.E2187]);[.E2187];0)" office:value-type="float" office:value="1173">
            <text:p>1,173</text:p>
          </table:table-cell>
          <table:table-cell table:style-name="ce20" table:formula="of:=IF(ISNUMBER([.F2135]);[.F2135];0)+IF(ISNUMBER([.F2187]);[.F2187];0)" office:value-type="float" office:value="82">
            <text:p>82</text:p>
          </table:table-cell>
          <table:table-cell table:style-name="ce20" table:formula="of:=IF(ISNUMBER([.G2135]);[.G2135];0)+IF(ISNUMBER([.G2187]);[.G2187];0)" office:value-type="float" office:value="670">
            <text:p>670</text:p>
          </table:table-cell>
          <table:table-cell table:style-name="ce20" table:formula="of:=IF(ISNUMBER([.H2135]);[.H2135];0)+IF(ISNUMBER([.H2187]);[.H2187];0)" office:value-type="float" office:value="0">
            <text:p>0</text:p>
          </table:table-cell>
          <table:table-cell table:style-name="ce20" table:formula="of:=IF(ISNUMBER([.I2135]);[.I2135];0)+IF(ISNUMBER([.I2187]);[.I2187];0)" office:value-type="float" office:value="0">
            <text:p>0</text:p>
          </table:table-cell>
          <table:table-cell table:style-name="ce20" table:formula="of:=IF(ISNUMBER([.J2135]);[.J2135];0)+IF(ISNUMBER([.J2187]);[.J2187];0)" office:value-type="float" office:value="313">
            <text:p>313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136]" office:value-type="string" office:string-value="    Direct/Indirect Process Heating">
            <text:p><text:s text:c="4"/>Direct/Indirect Process Heating</text:p>
          </table:table-cell>
          <table:table-cell table:style-name="ce20" table:formula="of:=IF(ISNUMBER([.C2136]);[.C2136];0)+IF(ISNUMBER([.C2188]);[.C2188];0)" office:value-type="float" office:value="10975">
            <text:p>10,975</text:p>
          </table:table-cell>
          <table:table-cell table:style-name="ce20" table:formula="of:=IF(ISNUMBER([.D2136]);[.D2136];0)+IF(ISNUMBER([.D2188]);[.D2188];0)" office:value-type="float" office:value="809">
            <text:p>809</text:p>
          </table:table-cell>
          <table:table-cell table:style-name="ce20" table:formula="of:=IF(ISNUMBER([.E2136]);[.E2136];0)+IF(ISNUMBER([.E2188]);[.E2188];0)" office:value-type="float" office:value="462">
            <text:p>462</text:p>
          </table:table-cell>
          <table:table-cell table:style-name="ce20" table:formula="of:=IF(ISNUMBER([.F2136]);[.F2136];0)+IF(ISNUMBER([.F2188]);[.F2188];0)" office:value-type="float" office:value="11">
            <text:p>11</text:p>
          </table:table-cell>
          <table:table-cell table:style-name="ce20" table:formula="of:=IF(ISNUMBER([.G2136]);[.G2136];0)+IF(ISNUMBER([.G2188]);[.G2188];0)" office:value-type="float" office:value="106">
            <text:p>106</text:p>
          </table:table-cell>
          <table:table-cell table:style-name="ce20" table:formula="of:=IF(ISNUMBER([.H2136]);[.H2136];0)+IF(ISNUMBER([.H2188]);[.H2188];0)" office:value-type="float" office:value="0">
            <text:p>0</text:p>
          </table:table-cell>
          <table:table-cell table:style-name="ce20" table:formula="of:=IF(ISNUMBER([.I2136]);[.I2136];0)+IF(ISNUMBER([.I2188]);[.I2188];0)" office:value-type="float" office:value="0">
            <text:p>0</text:p>
          </table:table-cell>
          <table:table-cell table:style-name="ce20" table:formula="of:=IF(ISNUMBER([.J2136]);[.J2136];0)+IF(ISNUMBER([.J2188]);[.J2188];0)" office:value-type="float" office:value="272">
            <text:p>272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137]" office:value-type="string" office:string-value="    Direct Process Cooling, Refrigeration">
            <text:p><text:s text:c="4"/>Direct Process Cooling, Refrigeration</text:p>
          </table:table-cell>
          <table:table-cell table:style-name="ce20" table:formula="of:=IF(ISNUMBER([.C2137]);[.C2137];0)+IF(ISNUMBER([.C2189]);[.C2189];0)" office:value-type="float" office:value="10995">
            <text:p>10,995</text:p>
          </table:table-cell>
          <table:table-cell table:style-name="ce20" table:formula="of:=IF(ISNUMBER([.D2137]);[.D2137];0)+IF(ISNUMBER([.D2189]);[.D2189];0)" office:value-type="float" office:value="789">
            <text:p>789</text:p>
          </table:table-cell>
          <table:table-cell table:style-name="ce20" table:formula="of:=IF(ISNUMBER([.E2137]);[.E2137];0)+IF(ISNUMBER([.E2189]);[.E2189];0)" office:value-type="float" office:value="470">
            <text:p>470</text:p>
          </table:table-cell>
          <table:table-cell table:style-name="ce20" table:formula="of:=IF(ISNUMBER([.F2137]);[.F2137];0)+IF(ISNUMBER([.F2189]);[.F2189];0)" office:value-type="float" office:value="19">
            <text:p>19</text:p>
          </table:table-cell>
          <table:table-cell table:style-name="ce20" table:formula="of:=IF(ISNUMBER([.G2137]);[.G2137];0)+IF(ISNUMBER([.G2189]);[.G2189];0)" office:value-type="float" office:value="0">
            <text:p>0</text:p>
          </table:table-cell>
          <table:table-cell table:style-name="ce20" table:formula="of:=IF(ISNUMBER([.H2137]);[.H2137];0)+IF(ISNUMBER([.H2189]);[.H2189];0)" office:value-type="float" office:value="0">
            <text:p>0</text:p>
          </table:table-cell>
          <table:table-cell table:style-name="ce20" table:formula="of:=IF(ISNUMBER([.I2137]);[.I2137];0)+IF(ISNUMBER([.I2189]);[.I2189];0)" office:value-type="float" office:value="0">
            <text:p>0</text:p>
          </table:table-cell>
          <table:table-cell table:style-name="ce20" table:formula="of:=IF(ISNUMBER([.J2137]);[.J2137];0)+IF(ISNUMBER([.J2189]);[.J2189];0)" office:value-type="float" office:value="273">
            <text:p>273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138]" office:value-type="string" office:string-value="    Direct Machine Drive (h)">
            <text:p><text:s text:c="4"/>Direct Machine Drive (h)</text:p>
          </table:table-cell>
          <table:table-cell table:style-name="ce20" table:formula="of:=IF(ISNUMBER([.C2138]);[.C2138];0)+IF(ISNUMBER([.C2190]);[.C2190];0)" office:value-type="float" office:value="10307">
            <text:p>10,307</text:p>
          </table:table-cell>
          <table:table-cell table:style-name="ce20" table:formula="of:=IF(ISNUMBER([.D2138]);[.D2138];0)+IF(ISNUMBER([.D2190]);[.D2190];0)" office:value-type="float" office:value="1477">
            <text:p>1,477</text:p>
          </table:table-cell>
          <table:table-cell table:style-name="ce20" table:formula="of:=IF(ISNUMBER([.E2138]);[.E2138];0)+IF(ISNUMBER([.E2190]);[.E2190];0)" office:value-type="float" office:value="823">
            <text:p>823</text:p>
          </table:table-cell>
          <table:table-cell table:style-name="ce20" table:formula="of:=IF(ISNUMBER([.F2138]);[.F2138];0)+IF(ISNUMBER([.F2190]);[.F2190];0)" office:value-type="float" office:value="132">
            <text:p>132</text:p>
          </table:table-cell>
          <table:table-cell table:style-name="ce20" table:formula="of:=IF(ISNUMBER([.G2138]);[.G2138];0)+IF(ISNUMBER([.G2190]);[.G2190];0)" office:value-type="float" office:value="356">
            <text:p>356</text:p>
          </table:table-cell>
          <table:table-cell table:style-name="ce20" table:formula="of:=IF(ISNUMBER([.H2138]);[.H2138];0)+IF(ISNUMBER([.H2190]);[.H2190];0)" office:value-type="float" office:value="0">
            <text:p>0</text:p>
          </table:table-cell>
          <table:table-cell table:style-name="ce20" table:formula="of:=IF(ISNUMBER([.I2138]);[.I2138];0)+IF(ISNUMBER([.I2190]);[.I2190];0)" office:value-type="float" office:value="0">
            <text:p>0</text:p>
          </table:table-cell>
          <table:table-cell table:style-name="ce20" table:formula="of:=IF(ISNUMBER([.J2138]);[.J2138];0)+IF(ISNUMBER([.J2190]);[.J2190];0)" office:value-type="float" office:value="384">
            <text:p>384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139]" office:value-type="string" office:string-value="    Facility HVAC (i)">
            <text:p><text:s text:c="4"/>Facility HVAC (i)</text:p>
          </table:table-cell>
          <table:table-cell table:style-name="ce20" table:formula="of:=IF(ISNUMBER([.C2139]);[.C2139];0)+IF(ISNUMBER([.C2191]);[.C2191];0)" office:value-type="float" office:value="9323">
            <text:p>9,323</text:p>
          </table:table-cell>
          <table:table-cell table:style-name="ce20" table:formula="of:=IF(ISNUMBER([.D2139]);[.D2139];0)+IF(ISNUMBER([.D2191]);[.D2191];0)" office:value-type="float" office:value="2461">
            <text:p>2,461</text:p>
          </table:table-cell>
          <table:table-cell table:style-name="ce20" table:formula="of:=IF(ISNUMBER([.E2139]);[.E2139];0)+IF(ISNUMBER([.E2191]);[.E2191];0)" office:value-type="float" office:value="1250">
            <text:p>1,250</text:p>
          </table:table-cell>
          <table:table-cell table:style-name="ce20" table:formula="of:=IF(ISNUMBER([.F2139]);[.F2139];0)+IF(ISNUMBER([.F2191]);[.F2191];0)" office:value-type="float" office:value="178">
            <text:p>178</text:p>
          </table:table-cell>
          <table:table-cell table:style-name="ce20" table:formula="of:=IF(ISNUMBER([.G2139]);[.G2139];0)+IF(ISNUMBER([.G2191]);[.G2191];0)" office:value-type="float" office:value="723">
            <text:p>723</text:p>
          </table:table-cell>
          <table:table-cell table:style-name="ce20" table:formula="of:=IF(ISNUMBER([.H2139]);[.H2139];0)+IF(ISNUMBER([.H2191]);[.H2191];0)" office:value-type="float" office:value="0">
            <text:p>0</text:p>
          </table:table-cell>
          <table:table-cell table:style-name="ce20" table:formula="of:=IF(ISNUMBER([.I2139]);[.I2139];0)+IF(ISNUMBER([.I2191]);[.I2191];0)" office:value-type="float" office:value="0">
            <text:p>0</text:p>
          </table:table-cell>
          <table:table-cell table:style-name="ce20" table:formula="of:=IF(ISNUMBER([.J2139]);[.J2139];0)+IF(ISNUMBER([.J2191]);[.J2191];0)" office:value-type="float" office:value="601">
            <text:p>601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140]" office:value-type="string" office:string-value="    Facility Lighting">
            <text:p><text:s text:c="4"/>Facility Lighting</text:p>
          </table:table-cell>
          <table:table-cell table:style-name="ce20" table:formula="of:=IF(ISNUMBER([.C2140]);[.C2140];0)+IF(ISNUMBER([.C2192]);[.C2192];0)" office:value-type="float" office:value="8734">
            <text:p>8,734</text:p>
          </table:table-cell>
          <table:table-cell table:style-name="ce20" table:formula="of:=IF(ISNUMBER([.D2140]);[.D2140];0)+IF(ISNUMBER([.D2192]);[.D2192];0)" office:value-type="float" office:value="3050">
            <text:p>3,050</text:p>
          </table:table-cell>
          <table:table-cell table:style-name="ce20" table:formula="of:=IF(ISNUMBER([.E2140]);[.E2140];0)+IF(ISNUMBER([.E2192]);[.E2192];0)" office:value-type="float" office:value="1631">
            <text:p>1,631</text:p>
          </table:table-cell>
          <table:table-cell table:style-name="ce20" table:formula="of:=IF(ISNUMBER([.F2140]);[.F2140];0)+IF(ISNUMBER([.F2192]);[.F2192];0)" office:value-type="float" office:value="607">
            <text:p>607</text:p>
          </table:table-cell>
          <table:table-cell table:style-name="ce20" table:formula="of:=IF(ISNUMBER([.G2140]);[.G2140];0)+IF(ISNUMBER([.G2192]);[.G2192];0)" office:value-type="float" office:value="736">
            <text:p>736</text:p>
          </table:table-cell>
          <table:table-cell table:style-name="ce20" table:formula="of:=IF(ISNUMBER([.H2140]);[.H2140];0)+IF(ISNUMBER([.H2192]);[.H2192];0)" office:value-type="float" office:value="0">
            <text:p>0</text:p>
          </table:table-cell>
          <table:table-cell table:style-name="ce20" table:formula="of:=IF(ISNUMBER([.I2140]);[.I2140];0)+IF(ISNUMBER([.I2192]);[.I2192];0)" office:value-type="float" office:value="98">
            <text:p>98</text:p>
          </table:table-cell>
          <table:table-cell table:style-name="ce20" table:formula="of:=IF(ISNUMBER([.J2140]);[.J2140];0)+IF(ISNUMBER([.J2192]);[.J2192];0)" office:value-type="float" office:value="562">
            <text:p>562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141]" office:value-type="string" office:string-value="Receiving energy-management support in the form of:">
            <text:p>Receiving energy-management support in the form of:</text:p>
          </table:table-cell>
          <table:table-cell table:style-name="ce20" table:formula="of:=IF(ISNUMBER([.C2141]);[.C2141];0)+IF(ISNUMBER([.C2193]);[.C2193];0)" office:value-type="float" office:value="0">
            <text:p>0</text:p>
          </table:table-cell>
          <table:table-cell table:style-name="ce20" table:formula="of:=IF(ISNUMBER([.D2141]);[.D2141];0)+IF(ISNUMBER([.D2193]);[.D2193];0)" office:value-type="float" office:value="0">
            <text:p>0</text:p>
          </table:table-cell>
          <table:table-cell table:style-name="ce20" table:formula="of:=IF(ISNUMBER([.E2141]);[.E2141];0)+IF(ISNUMBER([.E2193]);[.E2193];0)" office:value-type="float" office:value="0">
            <text:p>0</text:p>
          </table:table-cell>
          <table:table-cell table:style-name="ce20" table:formula="of:=IF(ISNUMBER([.F2141]);[.F2141];0)+IF(ISNUMBER([.F2193]);[.F2193];0)" office:value-type="float" office:value="0">
            <text:p>0</text:p>
          </table:table-cell>
          <table:table-cell table:style-name="ce20" table:formula="of:=IF(ISNUMBER([.G2141]);[.G2141];0)+IF(ISNUMBER([.G2193]);[.G2193];0)" office:value-type="float" office:value="0">
            <text:p>0</text:p>
          </table:table-cell>
          <table:table-cell table:style-name="ce20" table:formula="of:=IF(ISNUMBER([.H2141]);[.H2141];0)+IF(ISNUMBER([.H2193]);[.H2193];0)" office:value-type="float" office:value="0">
            <text:p>0</text:p>
          </table:table-cell>
          <table:table-cell table:style-name="ce20" table:formula="of:=IF(ISNUMBER([.I2141]);[.I2141];0)+IF(ISNUMBER([.I2193]);[.I2193];0)" office:value-type="float" office:value="0">
            <text:p>0</text:p>
          </table:table-cell>
          <table:table-cell table:style-name="ce20" table:formula="of:=IF(ISNUMBER([.J2141]);[.J2141];0)+IF(ISNUMBER([.J2193]);[.J2193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142]" office:value-type="string" office:string-value="    Technical Assistance (j)">
            <text:p><text:s text:c="4"/>Technical Assistance (j)</text:p>
          </table:table-cell>
          <table:table-cell table:style-name="ce20" table:formula="of:=IF(ISNUMBER([.C2142]);[.C2142];0)+IF(ISNUMBER([.C2194]);[.C2194];0)" office:value-type="float" office:value="9727">
            <text:p>9,727</text:p>
          </table:table-cell>
          <table:table-cell table:style-name="ce20" table:formula="of:=IF(ISNUMBER([.D2142]);[.D2142];0)+IF(ISNUMBER([.D2194]);[.D2194];0)" office:value-type="float" office:value="2057">
            <text:p>2,057</text:p>
          </table:table-cell>
          <table:table-cell table:style-name="ce20" table:formula="of:=IF(ISNUMBER([.E2142]);[.E2142];0)+IF(ISNUMBER([.E2194]);[.E2194];0)" office:value-type="float" office:value="578">
            <text:p>578</text:p>
          </table:table-cell>
          <table:table-cell table:style-name="ce20" table:formula="of:=IF(ISNUMBER([.F2142]);[.F2142];0)+IF(ISNUMBER([.F2194]);[.F2194];0)" office:value-type="float" office:value="691">
            <text:p>691</text:p>
          </table:table-cell>
          <table:table-cell table:style-name="ce20" table:formula="of:=IF(ISNUMBER([.G2142]);[.G2142];0)+IF(ISNUMBER([.G2194]);[.G2194];0)" office:value-type="float" office:value="738">
            <text:p>738</text:p>
          </table:table-cell>
          <table:table-cell table:style-name="ce20" table:formula="of:=IF(ISNUMBER([.H2142]);[.H2142];0)+IF(ISNUMBER([.H2194]);[.H2194];0)" office:value-type="float" office:value="5">
            <text:p>5</text:p>
          </table:table-cell>
          <table:table-cell table:style-name="ce20" table:formula="of:=IF(ISNUMBER([.I2142]);[.I2142];0)+IF(ISNUMBER([.I2194]);[.I2194];0)" office:value-type="float" office:value="84">
            <text:p>84</text:p>
          </table:table-cell>
          <table:table-cell table:style-name="ce20" table:formula="of:=IF(ISNUMBER([.J2142]);[.J2142];0)+IF(ISNUMBER([.J2194]);[.J2194];0)" office:value-type="float" office:value="552">
            <text:p>552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143]" office:value-type="string" office:string-value="    Technical Information (k)">
            <text:p><text:s text:c="4"/>Technical Information (k)</text:p>
          </table:table-cell>
          <table:table-cell table:style-name="ce20" table:formula="of:=IF(ISNUMBER([.C2143]);[.C2143];0)+IF(ISNUMBER([.C2195]);[.C2195];0)" office:value-type="float" office:value="10662">
            <text:p>10,662</text:p>
          </table:table-cell>
          <table:table-cell table:style-name="ce20" table:formula="of:=IF(ISNUMBER([.D2143]);[.D2143];0)+IF(ISNUMBER([.D2195]);[.D2195];0)" office:value-type="float" office:value="1122">
            <text:p>1,122</text:p>
          </table:table-cell>
          <table:table-cell table:style-name="ce20" table:formula="of:=IF(ISNUMBER([.E2143]);[.E2143];0)+IF(ISNUMBER([.E2195]);[.E2195];0)" office:value-type="float" office:value="616">
            <text:p>616</text:p>
          </table:table-cell>
          <table:table-cell table:style-name="ce20" table:formula="of:=IF(ISNUMBER([.F2143]);[.F2143];0)+IF(ISNUMBER([.F2195]);[.F2195];0)" office:value-type="float" office:value="370">
            <text:p>370</text:p>
          </table:table-cell>
          <table:table-cell table:style-name="ce20" table:formula="of:=IF(ISNUMBER([.G2143]);[.G2143];0)+IF(ISNUMBER([.G2195]);[.G2195];0)" office:value-type="float" office:value="379">
            <text:p>379</text:p>
          </table:table-cell>
          <table:table-cell table:style-name="ce20" table:formula="of:=IF(ISNUMBER([.H2143]);[.H2143];0)+IF(ISNUMBER([.H2195]);[.H2195];0)" office:value-type="float" office:value="6">
            <text:p>6</text:p>
          </table:table-cell>
          <table:table-cell table:style-name="ce20" table:formula="of:=IF(ISNUMBER([.I2143]);[.I2143];0)+IF(ISNUMBER([.I2195]);[.I2195];0)" office:value-type="float" office:value="0">
            <text:p>0</text:p>
          </table:table-cell>
          <table:table-cell table:style-name="ce20" table:formula="of:=IF(ISNUMBER([.J2143]);[.J2143];0)+IF(ISNUMBER([.J2195]);[.J2195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144]" office:value-type="string" office:string-value="    Training (l)">
            <text:p><text:s text:c="4"/>Training (l)</text:p>
          </table:table-cell>
          <table:table-cell table:style-name="ce20" table:formula="of:=IF(ISNUMBER([.C2144]);[.C2144];0)+IF(ISNUMBER([.C2196]);[.C2196];0)" office:value-type="float" office:value="10562">
            <text:p>10,562</text:p>
          </table:table-cell>
          <table:table-cell table:style-name="ce20" table:formula="of:=IF(ISNUMBER([.D2144]);[.D2144];0)+IF(ISNUMBER([.D2196]);[.D2196];0)" office:value-type="float" office:value="1222">
            <text:p>1,222</text:p>
          </table:table-cell>
          <table:table-cell table:style-name="ce20" table:formula="of:=IF(ISNUMBER([.E2144]);[.E2144];0)+IF(ISNUMBER([.E2196]);[.E2196];0)" office:value-type="float" office:value="611">
            <text:p>611</text:p>
          </table:table-cell>
          <table:table-cell table:style-name="ce20" table:formula="of:=IF(ISNUMBER([.F2144]);[.F2144];0)+IF(ISNUMBER([.F2196]);[.F2196];0)" office:value-type="float" office:value="478">
            <text:p>478</text:p>
          </table:table-cell>
          <table:table-cell table:style-name="ce20" table:formula="of:=IF(ISNUMBER([.G2144]);[.G2144];0)+IF(ISNUMBER([.G2196]);[.G2196];0)" office:value-type="float" office:value="312">
            <text:p>312</text:p>
          </table:table-cell>
          <table:table-cell table:style-name="ce20" table:formula="of:=IF(ISNUMBER([.H2144]);[.H2144];0)+IF(ISNUMBER([.H2196]);[.H2196];0)" office:value-type="float" office:value="0">
            <text:p>0</text:p>
          </table:table-cell>
          <table:table-cell table:style-name="ce20" table:formula="of:=IF(ISNUMBER([.I2144]);[.I2144];0)+IF(ISNUMBER([.I2196]);[.I2196];0)" office:value-type="float" office:value="88">
            <text:p>88</text:p>
          </table:table-cell>
          <table:table-cell table:style-name="ce20" table:formula="of:=IF(ISNUMBER([.J2144]);[.J2144];0)+IF(ISNUMBER([.J2196]);[.J2196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145]" office:value-type="string" office:string-value="    Financial Assistance (m)">
            <text:p><text:s text:c="4"/>Financial Assistance (m)</text:p>
          </table:table-cell>
          <table:table-cell table:style-name="ce20" table:formula="of:=IF(ISNUMBER([.C2145]);[.C2145];0)+IF(ISNUMBER([.C2197]);[.C2197];0)" office:value-type="float" office:value="11001">
            <text:p>11,001</text:p>
          </table:table-cell>
          <table:table-cell table:style-name="ce20" table:formula="of:=IF(ISNUMBER([.D2145]);[.D2145];0)+IF(ISNUMBER([.D2197]);[.D2197];0)" office:value-type="float" office:value="783">
            <text:p>783</text:p>
          </table:table-cell>
          <table:table-cell table:style-name="ce20" table:formula="of:=IF(ISNUMBER([.E2145]);[.E2145];0)+IF(ISNUMBER([.E2197]);[.E2197];0)" office:value-type="float" office:value="112">
            <text:p>112</text:p>
          </table:table-cell>
          <table:table-cell table:style-name="ce20" table:formula="of:=IF(ISNUMBER([.F2145]);[.F2145];0)+IF(ISNUMBER([.F2197]);[.F2197];0)" office:value-type="float" office:value="554">
            <text:p>554</text:p>
          </table:table-cell>
          <table:table-cell table:style-name="ce20" table:formula="of:=IF(ISNUMBER([.G2145]);[.G2145];0)+IF(ISNUMBER([.G2197]);[.G2197];0)" office:value-type="float" office:value="0">
            <text:p>0</text:p>
          </table:table-cell>
          <table:table-cell table:style-name="ce20" table:formula="of:=IF(ISNUMBER([.H2145]);[.H2145];0)+IF(ISNUMBER([.H2197]);[.H2197];0)" office:value-type="float" office:value="0">
            <text:p>0</text:p>
          </table:table-cell>
          <table:table-cell table:style-name="ce20" table:formula="of:=IF(ISNUMBER([.I2145]);[.I2145];0)+IF(ISNUMBER([.I2197]);[.I2197];0)" office:value-type="float" office:value="120">
            <text:p>120</text:p>
          </table:table-cell>
          <table:table-cell table:style-name="ce20" table:formula="of:=IF(ISNUMBER([.J2145]);[.J2145];0)+IF(ISNUMBER([.J2197]);[.J2197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/>
          <table:table-cell table:style-name="ce20" table:number-columns-repeated="8"/>
          <table:table-cell table:number-columns-repeated="1014"/>
        </table:table-row>
        <table:table-row table:style-name="ro5" table:visibility="collapse" table:number-rows-repeated="2">
          <table:table-cell table:style-name="ce7"/>
          <table:table-cell table:style-name="Default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2"/>334</text:p>
          </table:table-cell>
          <table:table-cell table:style-name="ce7" office:value-type="string">
            <text:p>COMPUTER AND ELECTRONIC PRODUCT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4822">
            <text:p>4,822</text:p>
          </table:table-cell>
          <table:table-cell table:style-name="ce20" office:value-type="float" office:value="3366">
            <text:p>3,366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6202">
            <text:p>6,202</text:p>
          </table:table-cell>
          <table:table-cell table:style-name="ce20" office:value-type="float" office:value="1986">
            <text:p>1,986</text:p>
          </table:table-cell>
          <table:table-cell table:style-name="ce20" office:value-type="float" office:value="850">
            <text:p>850</text:p>
          </table:table-cell>
          <table:table-cell table:style-name="ce20" office:value-type="float" office:value="761">
            <text:p>761</text:p>
          </table:table-cell>
          <table:table-cell table:style-name="ce20" office:value-type="float" office:value="252">
            <text:p>252</text:p>
          </table:table-cell>
          <table:table-cell table:style-name="ce20" office:value-type="string">
            <text:p>Q</text:p>
          </table:table-cell>
          <table:table-cell table:style-name="ce20" office:value-type="float" office:value="132">
            <text:p>132</text:p>
          </table:table-cell>
          <table:table-cell table:style-name="ce20" office:value-type="float" office:value="467">
            <text:p>46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6889">
            <text:p>6,889</text:p>
          </table:table-cell>
          <table:table-cell table:style-name="ce20" office:value-type="float" office:value="1299">
            <text:p>1,299</text:p>
          </table:table-cell>
          <table:table-cell table:style-name="ce20" office:value-type="float" office:value="524">
            <text:p>524</text:p>
          </table:table-cell>
          <table:table-cell table:style-name="ce20" office:value-type="float" office:value="482">
            <text:p>482</text:p>
          </table:table-cell>
          <table:table-cell table:style-name="ce20" office:value-type="float" office:value="105">
            <text:p>105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style-name="ce20" office:value-type="float" office:value="479">
            <text:p>479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7139">
            <text:p>7,139</text:p>
          </table:table-cell>
          <table:table-cell table:style-name="ce20" office:value-type="float" office:value="1049">
            <text:p>1,049</text:p>
          </table:table-cell>
          <table:table-cell table:style-name="ce20" office:value-type="float" office:value="371">
            <text:p>371</text:p>
          </table:table-cell>
          <table:table-cell table:style-name="ce20" office:value-type="float" office:value="337">
            <text:p>337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68">
            <text:p>46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7482">
            <text:p>7,482</text:p>
          </table:table-cell>
          <table:table-cell table:style-name="ce20" office:value-type="float" office:value="706">
            <text:p>706</text:p>
          </table:table-cell>
          <table:table-cell table:style-name="ce20" office:value-type="float" office:value="215">
            <text:p>215</text:p>
          </table:table-cell>
          <table:table-cell table:style-name="ce20" office:value-type="float" office:value="162">
            <text:p>162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style-name="ce20" office:value-type="float" office:value="426">
            <text:p>42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7307">
            <text:p>7,307</text:p>
          </table:table-cell>
          <table:table-cell table:style-name="ce20" office:value-type="float" office:value="881">
            <text:p>881</text:p>
          </table:table-cell>
          <table:table-cell table:style-name="ce20" office:value-type="float" office:value="301">
            <text:p>301</text:p>
          </table:table-cell>
          <table:table-cell table:style-name="ce20" office:value-type="float" office:value="109">
            <text:p>109</text:p>
          </table:table-cell>
          <table:table-cell table:style-name="ce20" office:value-type="float" office:value="77">
            <text:p>77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430">
            <text:p>43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7151">
            <text:p>7,151</text:p>
          </table:table-cell>
          <table:table-cell table:style-name="ce20" office:value-type="float" office:value="1037">
            <text:p>1,037</text:p>
          </table:table-cell>
          <table:table-cell table:style-name="ce20" office:value-type="string">
            <text:p>--</text:p>
          </table:table-cell>
          <table:table-cell table:style-name="ce20" office:value-type="float" office:value="479">
            <text:p>479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555">
            <text:p>55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7494">
            <text:p>7,494</text:p>
          </table:table-cell>
          <table:table-cell table:style-name="ce20" office:value-type="float" office:value="694">
            <text:p>694</text:p>
          </table:table-cell>
          <table:table-cell table:style-name="ce20" office:value-type="string">
            <text:p>--</text:p>
          </table:table-cell>
          <table:table-cell table:style-name="ce20" office:value-type="float" office:value="196">
            <text:p>196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464">
            <text:p>46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7551">
            <text:p>7,551</text:p>
          </table:table-cell>
          <table:table-cell table:style-name="ce20" office:value-type="float" office:value="637">
            <text:p>637</text:p>
          </table:table-cell>
          <table:table-cell table:style-name="ce20" office:value-type="float" office:value="193">
            <text:p>193</text:p>
          </table:table-cell>
          <table:table-cell table:style-name="ce20" office:value-type="float" office:value="139">
            <text:p>139</text:p>
          </table:table-cell>
          <table:table-cell table:style-name="ce20" office:value-type="float" office:value="110">
            <text:p>110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304">
            <text:p>30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6910">
            <text:p>6,910</text:p>
          </table:table-cell>
          <table:table-cell table:style-name="ce20" office:value-type="float" office:value="1278">
            <text:p>1,278</text:p>
          </table:table-cell>
          <table:table-cell table:style-name="ce20" office:value-type="float" office:value="738">
            <text:p>738</text:p>
          </table:table-cell>
          <table:table-cell table:style-name="ce20" office:value-type="float" office:value="63">
            <text:p>63</text:p>
          </table:table-cell>
          <table:table-cell table:style-name="ce20" office:value-type="float" office:value="306">
            <text:p>306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style-name="ce20" office:value-type="float" office:value="313">
            <text:p>31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7591">
            <text:p>7,591</text:p>
          </table:table-cell>
          <table:table-cell table:style-name="ce20" office:value-type="float" office:value="597">
            <text:p>597</text:p>
          </table:table-cell>
          <table:table-cell table:style-name="ce20" office:value-type="float" office:value="293">
            <text:p>293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06">
            <text:p>106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272">
            <text:p>27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7555">
            <text:p>7,555</text:p>
          </table:table-cell>
          <table:table-cell table:style-name="ce20" office:value-type="float" office:value="633">
            <text:p>633</text:p>
          </table:table-cell>
          <table:table-cell table:style-name="ce20" office:value-type="float" office:value="327">
            <text:p>327</text:p>
          </table:table-cell>
          <table:table-cell table:style-name="ce20" office:value-type="float" office:value="19">
            <text:p>19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style-name="ce20" office:value-type="float" office:value="273">
            <text:p>27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7149">
            <text:p>7,149</text:p>
          </table:table-cell>
          <table:table-cell table:style-name="ce20" office:value-type="float" office:value="1039">
            <text:p>1,039</text:p>
          </table:table-cell>
          <table:table-cell table:style-name="ce20" office:value-type="float" office:value="508">
            <text:p>508</text:p>
          </table:table-cell>
          <table:table-cell table:style-name="ce20" office:value-type="float" office:value="132">
            <text:p>132</text:p>
          </table:table-cell>
          <table:table-cell table:style-name="ce20" office:value-type="float" office:value="275">
            <text:p>275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370">
            <text:p>37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6446">
            <text:p>6,446</text:p>
          </table:table-cell>
          <table:table-cell table:style-name="ce20" office:value-type="float" office:value="1742">
            <text:p>1,742</text:p>
          </table:table-cell>
          <table:table-cell table:style-name="ce20" office:value-type="float" office:value="807">
            <text:p>807</text:p>
          </table:table-cell>
          <table:table-cell table:style-name="ce20" office:value-type="float" office:value="178">
            <text:p>178</text:p>
          </table:table-cell>
          <table:table-cell table:style-name="ce20" office:value-type="float" office:value="561">
            <text:p>561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style-name="ce20" office:value-type="float" office:value="503">
            <text:p>50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6206">
            <text:p>6,206</text:p>
          </table:table-cell>
          <table:table-cell table:style-name="ce20" office:value-type="float" office:value="1982">
            <text:p>1,982</text:p>
          </table:table-cell>
          <table:table-cell table:style-name="ce20" office:value-type="float" office:value="966">
            <text:p>966</text:p>
          </table:table-cell>
          <table:table-cell table:style-name="ce20" office:value-type="float" office:value="397">
            <text:p>397</text:p>
          </table:table-cell>
          <table:table-cell table:style-name="ce20" office:value-type="float" office:value="537">
            <text:p>537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98">
            <text:p>98</text:p>
          </table:table-cell>
          <table:table-cell table:style-name="ce20" office:value-type="float" office:value="452">
            <text:p>45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6647">
            <text:p>6,647</text:p>
          </table:table-cell>
          <table:table-cell table:style-name="ce20" office:value-type="float" office:value="1541">
            <text:p>1,541</text:p>
          </table:table-cell>
          <table:table-cell table:style-name="ce20" office:value-type="float" office:value="422">
            <text:p>422</text:p>
          </table:table-cell>
          <table:table-cell table:style-name="ce20" office:value-type="float" office:value="493">
            <text:p>493</text:p>
          </table:table-cell>
          <table:table-cell table:style-name="ce20" office:value-type="float" office:value="631">
            <text:p>631</text:p>
          </table:table-cell>
          <table:table-cell table:style-name="ce20" office:value-type="string">
            <text:p>W</text:p>
          </table:table-cell>
          <table:table-cell table:style-name="ce20" office:value-type="float" office:value="84">
            <text:p>84</text:p>
          </table:table-cell>
          <table:table-cell table:style-name="ce20" office:value-type="float" office:value="464">
            <text:p>46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7402">
            <text:p>7,402</text:p>
          </table:table-cell>
          <table:table-cell table:style-name="ce20" office:value-type="float" office:value="786">
            <text:p>786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370">
            <text:p>370</text:p>
          </table:table-cell>
          <table:table-cell table:style-name="ce20" office:value-type="float" office:value="294">
            <text:p>294</text:p>
          </table:table-cell>
          <table:table-cell table:style-name="ce20" office:value-type="float" office:value="6">
            <text:p>6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7318">
            <text:p>7,318</text:p>
          </table:table-cell>
          <table:table-cell table:style-name="ce20" office:value-type="float" office:value="870">
            <text:p>870</text:p>
          </table:table-cell>
          <table:table-cell table:style-name="ce20" office:value-type="float" office:value="429">
            <text:p>429</text:p>
          </table:table-cell>
          <table:table-cell table:style-name="ce20" office:value-type="float" office:value="478">
            <text:p>478</text:p>
          </table:table-cell>
          <table:table-cell table:style-name="ce20" office:value-type="float" office:value="260">
            <text:p>260</text:p>
          </table:table-cell>
          <table:table-cell table:style-name="ce20" office:value-type="string">
            <text:p>W</text:p>
          </table:table-cell>
          <table:table-cell table:style-name="ce20" office:value-type="float" office:value="88">
            <text:p>88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7567">
            <text:p>7,567</text:p>
          </table:table-cell>
          <table:table-cell table:style-name="ce20" office:value-type="float" office:value="621">
            <text:p>621</text:p>
          </table:table-cell>
          <table:table-cell table:style-name="ce20" office:value-type="float" office:value="112">
            <text:p>112</text:p>
          </table:table-cell>
          <table:table-cell table:style-name="ce20" office:value-type="float" office:value="443">
            <text:p>443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20">
            <text:p>12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6"/>334413</text:p>
          </table:table-cell>
          <table:table-cell table:style-name="ce7" office:value-type="string">
            <text:p><text:s text:c="2"/>Semiconductors and Related Device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162">
            <text:p>162</text:p>
          </table:table-cell>
          <table:table-cell table:style-name="ce20" office:value-type="float" office:value="360">
            <text:p>360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299">
            <text:p>299</text:p>
          </table:table-cell>
          <table:table-cell table:style-name="ce20" office:value-type="float" office:value="223">
            <text:p>223</text:p>
          </table:table-cell>
          <table:table-cell table:style-name="ce20" office:value-type="float" office:value="103">
            <text:p>103</text:p>
          </table:table-cell>
          <table:table-cell table:style-name="ce20" office:value-type="float" office:value="51">
            <text:p>51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80">
            <text:p>8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362">
            <text:p>362</text:p>
          </table:table-cell>
          <table:table-cell table:style-name="ce20" office:value-type="float" office:value="160">
            <text:p>160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91">
            <text:p>9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343">
            <text:p>343</text:p>
          </table:table-cell>
          <table:table-cell table:style-name="ce20" office:value-type="float" office:value="179">
            <text:p>179</text:p>
          </table:table-cell>
          <table:table-cell table:style-name="ce20" office:value-type="float" office:value="89">
            <text:p>89</text:p>
          </table:table-cell>
          <table:table-cell table:style-name="ce20" office:value-type="float" office:value="53">
            <text:p>53</text:p>
          </table:table-cell>
          <table:table-cell table:style-name="ce20" office:value-type="float" office:value="6">
            <text:p>6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81">
            <text:p>8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432">
            <text:p>432</text:p>
          </table:table-cell>
          <table:table-cell table:style-name="ce20" office:value-type="float" office:value="90">
            <text:p>90</text:p>
          </table:table-cell>
          <table:table-cell table:style-name="ce20" office:value-type="float" office:value="8">
            <text:p>8</text:p>
          </table:table-cell>
          <table:table-cell table:number-columns-repeated="2"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81">
            <text:p>8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378">
            <text:p>378</text:p>
          </table:table-cell>
          <table:table-cell table:style-name="ce20" office:value-type="float" office:value="144">
            <text:p>144</text:p>
          </table:table-cell>
          <table:table-cell table:style-name="ce20" office:value-type="float" office:value="47">
            <text:p>47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83">
            <text:p>8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378">
            <text:p>378</text:p>
          </table:table-cell>
          <table:table-cell table:style-name="ce20" office:value-type="float" office:value="144">
            <text:p>144</text:p>
          </table:table-cell>
          <table:table-cell table:style-name="ce20" office:value-type="string">
            <text:p>--</text:p>
          </table:table-cell>
          <table:table-cell table:style-name="ce20" office:value-type="float" office:value="44">
            <text:p>44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97">
            <text:p>9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409">
            <text:p>409</text:p>
          </table:table-cell>
          <table:table-cell table:style-name="ce20" office:value-type="float" office:value="113">
            <text:p>113</text:p>
          </table:table-cell>
          <table:table-cell table:style-name="ce20" office:value-type="string">
            <text:p>--</text:p>
          </table:table-cell>
          <table:table-cell table:style-name="ce20" office:value-type="float" office:value="35">
            <text:p>35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77">
            <text:p>7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431">
            <text:p>431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78">
            <text:p>7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328">
            <text:p>328</text:p>
          </table:table-cell>
          <table:table-cell table:style-name="ce20" office:value-type="float" office:value="194">
            <text:p>194</text:p>
          </table:table-cell>
          <table:table-cell table:style-name="ce20" office:value-type="float" office:value="102">
            <text:p>102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87">
            <text:p>8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413">
            <text:p>413</text:p>
          </table:table-cell>
          <table:table-cell table:style-name="ce20" office:value-type="float" office:value="109">
            <text:p>109</text:p>
          </table:table-cell>
          <table:table-cell table:style-name="ce20" office:value-type="float" office:value="31">
            <text:p>31</text:p>
          </table:table-cell>
          <table:table-cell table:number-columns-repeated="2"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78">
            <text:p>7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417">
            <text:p>417</text:p>
          </table:table-cell>
          <table:table-cell table:style-name="ce20" office:value-type="float" office:value="105">
            <text:p>10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80">
            <text:p>8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133">
            <text:p>133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80">
            <text:p>8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371">
            <text:p>371</text:p>
          </table:table-cell>
          <table:table-cell table:style-name="ce20" office:value-type="float" office:value="151">
            <text:p>151</text:p>
          </table:table-cell>
          <table:table-cell table:style-name="ce20" office:value-type="float" office:value="58">
            <text:p>58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83">
            <text:p>8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330">
            <text:p>330</text:p>
          </table:table-cell>
          <table:table-cell table:style-name="ce20" office:value-type="float" office:value="192">
            <text:p>192</text:p>
          </table:table-cell>
          <table:table-cell table:style-name="ce20" office:value-type="float" office:value="82">
            <text:p>82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96">
            <text:p>9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312">
            <text:p>312</text:p>
          </table:table-cell>
          <table:table-cell table:style-name="ce20" office:value-type="float" office:value="210">
            <text:p>210</text:p>
          </table:table-cell>
          <table:table-cell table:style-name="ce20" office:value-type="float" office:value="82">
            <text:p>82</text:p>
          </table:table-cell>
          <table:table-cell table:style-name="ce20" office:value-type="float" office:value="72">
            <text:p>72</text:p>
          </table:table-cell>
          <table:table-cell table:style-name="ce20" office:value-type="float" office:value="45">
            <text:p>45</text:p>
          </table:table-cell>
          <table:table-cell table:style-name="ce20" office:value-type="string">
            <text:p>W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77">
            <text:p>7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438">
            <text:p>438</text:p>
          </table:table-cell>
          <table:table-cell table:style-name="ce20" office:value-type="float" office:value="84">
            <text:p>84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6">
            <text:p>6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451">
            <text:p>451</text:p>
          </table:table-cell>
          <table:table-cell table:style-name="ce20" office:value-type="float" office:value="71">
            <text:p>71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45">
            <text:p>45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W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489">
            <text:p>489</text:p>
          </table:table-cell>
          <table:table-cell table:style-name="ce20" office:value-type="float" office:value="33">
            <text:p>33</text:p>
          </table:table-cell>
          <table:table-cell table:style-name="ce20" office:value-type="string">
            <text:p>W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2"/>335</text:p>
          </table:table-cell>
          <table:table-cell table:style-name="ce16" office:value-type="string">
            <text:p>ELEC. EQUIP., APPLIANCES, COMPONENT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1629">
            <text:p>1,629</text:p>
          </table:table-cell>
          <table:table-cell table:style-name="ce20" office:value-type="float" office:value="1967">
            <text:p>1,967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2609">
            <text:p>2,609</text:p>
          </table:table-cell>
          <table:table-cell table:style-name="ce20" office:value-type="float" office:value="987">
            <text:p>987</text:p>
          </table:table-cell>
          <table:table-cell table:style-name="ce20" office:value-type="float" office:value="486">
            <text:p>486</text:p>
          </table:table-cell>
          <table:table-cell table:style-name="ce20" office:value-type="float" office:value="290">
            <text:p>290</text:p>
          </table:table-cell>
          <table:table-cell table:style-name="ce20" office:value-type="float" office:value="187">
            <text:p>187</text:p>
          </table:table-cell>
          <table:table-cell table:style-name="ce20" office:value-type="string">
            <text:p>Q</text:p>
          </table:table-cell>
          <table:table-cell table:style-name="ce20" office:value-type="float" office:value="113">
            <text:p>113</text:p>
          </table:table-cell>
          <table:table-cell table:style-name="ce20" office:value-type="float" office:value="95">
            <text:p>9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3073">
            <text:p>3,073</text:p>
          </table:table-cell>
          <table:table-cell table:style-name="ce20" office:value-type="float" office:value="523">
            <text:p>523</text:p>
          </table:table-cell>
          <table:table-cell table:style-name="ce20" office:value-type="float" office:value="177">
            <text:p>177</text:p>
          </table:table-cell>
          <table:table-cell table:style-name="ce20" office:value-type="float" office:value="229">
            <text:p>229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117">
            <text:p>11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3278">
            <text:p>3,278</text:p>
          </table:table-cell>
          <table:table-cell table:style-name="ce20" office:value-type="float" office:value="318">
            <text:p>318</text:p>
          </table:table-cell>
          <table:table-cell table:style-name="ce20" office:value-type="float" office:value="108">
            <text:p>108</text:p>
          </table:table-cell>
          <table:table-cell table:style-name="ce20" office:value-type="float" office:value="107">
            <text:p>107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101">
            <text:p>10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3408">
            <text:p>3,408</text:p>
          </table:table-cell>
          <table:table-cell table:style-name="ce20" office:value-type="float" office:value="188">
            <text:p>188</text:p>
          </table:table-cell>
          <table:table-cell table:style-name="ce20" office:value-type="float" office:value="93">
            <text:p>93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0">
            <text:p>10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95">
            <text:p>9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3328">
            <text:p>3,328</text:p>
          </table:table-cell>
          <table:table-cell table:style-name="ce20" office:value-type="float" office:value="268">
            <text:p>268</text:p>
          </table:table-cell>
          <table:table-cell table:style-name="ce20" office:value-type="float" office:value="137">
            <text:p>137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71">
            <text:p>7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3146">
            <text:p>3,146</text:p>
          </table:table-cell>
          <table:table-cell table:style-name="ce20" office:value-type="float" office:value="450">
            <text:p>450</text:p>
          </table:table-cell>
          <table:table-cell table:style-name="ce20" office:value-type="string">
            <text:p>--</text:p>
          </table:table-cell>
          <table:table-cell table:style-name="ce20" office:value-type="float" office:value="311">
            <text:p>311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105">
            <text:p>10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3349">
            <text:p>3,349</text:p>
          </table:table-cell>
          <table:table-cell table:style-name="ce20" office:value-type="float" office:value="247">
            <text:p>247</text:p>
          </table:table-cell>
          <table:table-cell table:style-name="ce20" office:value-type="string">
            <text:p>--</text:p>
          </table:table-cell>
          <table:table-cell table:style-name="ce20" office:value-type="float" office:value="71">
            <text:p>71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167">
            <text:p>16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3461">
            <text:p>3,461</text:p>
          </table:table-cell>
          <table:table-cell table:style-name="ce20" office:value-type="float" office:value="135">
            <text:p>135</text:p>
          </table:table-cell>
          <table:table-cell table:style-name="ce20" office:value-type="float" office:value="110">
            <text:p>11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30">
            <text:p>30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2794">
            <text:p>2,794</text:p>
          </table:table-cell>
          <table:table-cell table:style-name="ce20" office:value-type="float" office:value="802">
            <text:p>802</text:p>
          </table:table-cell>
          <table:table-cell table:style-name="ce20" office:value-type="float" office:value="435">
            <text:p>435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364">
            <text:p>36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3384">
            <text:p>3,384</text:p>
          </table:table-cell>
          <table:table-cell table:style-name="ce20" office:value-type="float" office:value="212">
            <text:p>212</text:p>
          </table:table-cell>
          <table:table-cell table:style-name="ce20" office:value-type="float" office:value="169">
            <text:p>169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3440">
            <text:p>3,440</text:p>
          </table:table-cell>
          <table:table-cell table:style-name="ce20" office:value-type="float" office:value="156">
            <text:p>156</text:p>
          </table:table-cell>
          <table:table-cell table:style-name="ce20" office:value-type="float" office:value="143">
            <text:p>143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3158">
            <text:p>3,158</text:p>
          </table:table-cell>
          <table:table-cell table:style-name="ce20" office:value-type="float" office:value="438">
            <text:p>438</text:p>
          </table:table-cell>
          <table:table-cell table:style-name="ce20" office:value-type="float" office:value="315">
            <text:p>315</text:p>
          </table:table-cell>
          <table:table-cell table:style-name="ce20" office:value-type="string">
            <text:p>Q</text:p>
          </table:table-cell>
          <table:table-cell table:style-name="ce20" office:value-type="float" office:value="81">
            <text:p>8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4">
            <text:p>1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2877">
            <text:p>2,877</text:p>
          </table:table-cell>
          <table:table-cell table:style-name="ce20" office:value-type="float" office:value="719">
            <text:p>719</text:p>
          </table:table-cell>
          <table:table-cell table:style-name="ce20" office:value-type="float" office:value="443">
            <text:p>443</text:p>
          </table:table-cell>
          <table:table-cell table:style-name="ce20" office:value-type="string">
            <text:p>Q</text:p>
          </table:table-cell>
          <table:table-cell table:style-name="ce20" office:value-type="float" office:value="162">
            <text:p>162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98">
            <text:p>9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2528">
            <text:p>2,528</text:p>
          </table:table-cell>
          <table:table-cell table:style-name="ce20" office:value-type="float" office:value="1068">
            <text:p>1,068</text:p>
          </table:table-cell>
          <table:table-cell table:style-name="ce20" office:value-type="float" office:value="665">
            <text:p>665</text:p>
          </table:table-cell>
          <table:table-cell table:style-name="ce20" office:value-type="float" office:value="210">
            <text:p>210</text:p>
          </table:table-cell>
          <table:table-cell table:style-name="ce20" office:value-type="float" office:value="199">
            <text:p>199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10">
            <text:p>11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3080">
            <text:p>3,080</text:p>
          </table:table-cell>
          <table:table-cell table:style-name="ce20" office:value-type="float" office:value="516">
            <text:p>516</text:p>
          </table:table-cell>
          <table:table-cell table:style-name="ce20" office:value-type="float" office:value="156">
            <text:p>156</text:p>
          </table:table-cell>
          <table:table-cell table:style-name="ce20" office:value-type="float" office:value="198">
            <text:p>198</text:p>
          </table:table-cell>
          <table:table-cell table:style-name="ce20" office:value-type="float" office:value="107">
            <text:p>107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88">
            <text:p>8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3260">
            <text:p>3,260</text:p>
          </table:table-cell>
          <table:table-cell table:style-name="ce20" office:value-type="float" office:value="336">
            <text:p>336</text:p>
          </table:table-cell>
          <table:table-cell table:style-name="ce20" office:value-type="float" office:value="227">
            <text:p>227</text:p>
          </table:table-cell>
          <table:table-cell table:style-name="ce20" office:value-type="string">
            <text:p>Q</text:p>
          </table:table-cell>
          <table:table-cell table:style-name="ce20" office:value-type="float" office:value="85">
            <text:p>85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3244">
            <text:p>3,244</text:p>
          </table:table-cell>
          <table:table-cell table:style-name="ce20" office:value-type="float" office:value="352">
            <text:p>352</text:p>
          </table:table-cell>
          <table:table-cell table:style-name="ce20" office:value-type="float" office:value="182">
            <text:p>182</text:p>
          </table:table-cell>
          <table:table-cell table:style-name="ce20" office:value-type="string">
            <text:p>Q</text:p>
          </table:table-cell>
          <table:table-cell table:style-name="ce20" office:value-type="float" office:value="52">
            <text:p>52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3434">
            <text:p>3,434</text:p>
          </table:table-cell>
          <table:table-cell table:style-name="ce20" office:value-type="float" office:value="162">
            <text:p>162</text:p>
          </table:table-cell>
          <table:table-cell table:style-name="ce20" office:value-type="string">
            <text:p>W</text:p>
          </table:table-cell>
          <table:table-cell table:style-name="ce20" office:value-type="float" office:value="111">
            <text:p>11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>
          <table:table-cell table:style-name="ce7" office:value-type="string">
            <text:p>Actual</text:p>
          </table:table-cell>
          <table:table-cell table:style-name="ce8" office:value-type="string">
            <text:p>TRANSPORTATION EQUIPMENT</text:p>
          </table:table-cell>
          <table:table-cell table:style-name="ce20" table:number-columns-repeated="8"/>
          <table:table-cell table:number-columns-repeated="1014"/>
        </table:table-row>
        <table:table-row table:style-name="ro5">
          <table:table-cell table:style-name="ce7"/>
          <table:table-cell table:style-name="Default" table:formula="of:=[.B2227]" office:value-type="string" office:string-value="Participation in One or More of the Following Types of Activities">
            <text:p>Participation in One or More of the Following Types of Activities</text:p>
          </table:table-cell>
          <table:table-cell table:style-name="ce20" table:formula="of:=IF(ISNUMBER([.C2227]);[.C2227];0)" office:value-type="float" office:value="2962">
            <text:p>2,962</text:p>
          </table:table-cell>
          <table:table-cell table:style-name="ce20" table:formula="of:=IF(ISNUMBER([.D2227]);[.D2227];0)" office:value-type="float" office:value="4062">
            <text:p>4,062</text:p>
          </table:table-cell>
          <table:table-cell table:style-name="ce20" table:formula="of:=IF(ISNUMBER([.E2227]);[.E2227];0)" office:value-type="float" office:value="0">
            <text:p>0</text:p>
          </table:table-cell>
          <table:table-cell table:style-name="ce20" table:formula="of:=IF(ISNUMBER([.F2227]);[.F2227];0)" office:value-type="float" office:value="0">
            <text:p>0</text:p>
          </table:table-cell>
          <table:table-cell table:style-name="ce20" table:formula="of:=IF(ISNUMBER([.G2227]);[.G2227];0)" office:value-type="float" office:value="0">
            <text:p>0</text:p>
          </table:table-cell>
          <table:table-cell table:style-name="ce20" table:formula="of:=IF(ISNUMBER([.H2227]);[.H2227];0)" office:value-type="float" office:value="0">
            <text:p>0</text:p>
          </table:table-cell>
          <table:table-cell table:style-name="ce20" table:formula="of:=IF(ISNUMBER([.I2227]);[.I2227];0)" office:value-type="float" office:value="0">
            <text:p>0</text:p>
          </table:table-cell>
          <table:table-cell table:style-name="ce20" table:formula="of:=IF(ISNUMBER([.J2227]);[.J2227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228]" office:value-type="string" office:string-value="  Energy Audit or Assessment">
            <text:p><text:s text:c="2"/>Energy Audit or Assessment</text:p>
          </table:table-cell>
          <table:table-cell table:style-name="ce20" table:formula="of:=IF(ISNUMBER([.C2228]);[.C2228];0)" office:value-type="float" office:value="4796">
            <text:p>4,796</text:p>
          </table:table-cell>
          <table:table-cell table:style-name="ce20" table:formula="of:=IF(ISNUMBER([.D2228]);[.D2228];0)" office:value-type="float" office:value="2228">
            <text:p>2,228</text:p>
          </table:table-cell>
          <table:table-cell table:style-name="ce20" table:formula="of:=IF(ISNUMBER([.E2228]);[.E2228];0)" office:value-type="float" office:value="1220">
            <text:p>1,220</text:p>
          </table:table-cell>
          <table:table-cell table:style-name="ce20" table:formula="of:=IF(ISNUMBER([.F2228]);[.F2228];0)" office:value-type="float" office:value="784">
            <text:p>784</text:p>
          </table:table-cell>
          <table:table-cell table:style-name="ce20" table:formula="of:=IF(ISNUMBER([.G2228]);[.G2228];0)" office:value-type="float" office:value="502">
            <text:p>502</text:p>
          </table:table-cell>
          <table:table-cell table:style-name="ce20" table:formula="of:=IF(ISNUMBER([.H2228]);[.H2228];0)" office:value-type="float" office:value="33">
            <text:p>33</text:p>
          </table:table-cell>
          <table:table-cell table:style-name="ce20" table:formula="of:=IF(ISNUMBER([.I2228]);[.I2228];0)" office:value-type="float" office:value="122">
            <text:p>122</text:p>
          </table:table-cell>
          <table:table-cell table:style-name="ce20" table:formula="of:=IF(ISNUMBER([.J2228]);[.J2228];0)" office:value-type="float" office:value="278">
            <text:p>278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229]" office:value-type="string" office:string-value="  Electricity Load Control">
            <text:p><text:s text:c="2"/>Electricity Load Control</text:p>
          </table:table-cell>
          <table:table-cell table:style-name="ce20" table:formula="of:=IF(ISNUMBER([.C2229]);[.C2229];0)" office:value-type="float" office:value="5749">
            <text:p>5,749</text:p>
          </table:table-cell>
          <table:table-cell table:style-name="ce20" table:formula="of:=IF(ISNUMBER([.D2229]);[.D2229];0)" office:value-type="float" office:value="1275">
            <text:p>1,275</text:p>
          </table:table-cell>
          <table:table-cell table:style-name="ce20" table:formula="of:=IF(ISNUMBER([.E2229]);[.E2229];0)" office:value-type="float" office:value="578">
            <text:p>578</text:p>
          </table:table-cell>
          <table:table-cell table:style-name="ce20" table:formula="of:=IF(ISNUMBER([.F2229]);[.F2229];0)" office:value-type="float" office:value="391">
            <text:p>391</text:p>
          </table:table-cell>
          <table:table-cell table:style-name="ce20" table:formula="of:=IF(ISNUMBER([.G2229]);[.G2229];0)" office:value-type="float" office:value="200">
            <text:p>200</text:p>
          </table:table-cell>
          <table:table-cell table:style-name="ce20" table:formula="of:=IF(ISNUMBER([.H2229]);[.H2229];0)" office:value-type="float" office:value="7">
            <text:p>7</text:p>
          </table:table-cell>
          <table:table-cell table:style-name="ce20" table:formula="of:=IF(ISNUMBER([.I2229]);[.I2229];0)" office:value-type="float" office:value="91">
            <text:p>91</text:p>
          </table:table-cell>
          <table:table-cell table:style-name="ce20" table:formula="of:=IF(ISNUMBER([.J2229]);[.J2229];0)" office:value-type="float" office:value="316">
            <text:p>316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230]" office:value-type="string" office:string-value="  Power Factor Correction or Improvement">
            <text:p><text:s text:c="2"/>Power Factor Correction or Improvement</text:p>
          </table:table-cell>
          <table:table-cell table:style-name="ce20" table:formula="of:=IF(ISNUMBER([.C2230]);[.C2230];0)" office:value-type="float" office:value="5871">
            <text:p>5,871</text:p>
          </table:table-cell>
          <table:table-cell table:style-name="ce20" table:formula="of:=IF(ISNUMBER([.D2230]);[.D2230];0)" office:value-type="float" office:value="1153">
            <text:p>1,153</text:p>
          </table:table-cell>
          <table:table-cell table:style-name="ce20" table:formula="of:=IF(ISNUMBER([.E2230]);[.E2230];0)" office:value-type="float" office:value="502">
            <text:p>502</text:p>
          </table:table-cell>
          <table:table-cell table:style-name="ce20" table:formula="of:=IF(ISNUMBER([.F2230]);[.F2230];0)" office:value-type="float" office:value="419">
            <text:p>419</text:p>
          </table:table-cell>
          <table:table-cell table:style-name="ce20" table:formula="of:=IF(ISNUMBER([.G2230]);[.G2230];0)" office:value-type="float" office:value="168">
            <text:p>168</text:p>
          </table:table-cell>
          <table:table-cell table:style-name="ce20" table:formula="of:=IF(ISNUMBER([.H2230]);[.H2230];0)" office:value-type="float" office:value="4">
            <text:p>4</text:p>
          </table:table-cell>
          <table:table-cell table:style-name="ce20" table:formula="of:=IF(ISNUMBER([.I2230]);[.I2230];0)" office:value-type="float" office:value="0">
            <text:p>0</text:p>
          </table:table-cell>
          <table:table-cell table:style-name="ce20" table:formula="of:=IF(ISNUMBER([.J2230]);[.J2230];0)" office:value-type="float" office:value="314">
            <text:p>314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231]" office:value-type="string" office:string-value="  Equipment Installation or Retrofit for the Primary Purpose of">
            <text:p><text:s text:c="2"/>Equipment Installation or Retrofit for the Primary Purpose of</text:p>
          </table:table-cell>
          <table:table-cell table:style-name="ce20" table:formula="of:=IF(ISNUMBER([.C2231]);[.C2231];0)" office:value-type="float" office:value="0">
            <text:p>0</text:p>
          </table:table-cell>
          <table:table-cell table:style-name="ce20" table:formula="of:=IF(ISNUMBER([.D2231]);[.D2231];0)" office:value-type="float" office:value="0">
            <text:p>0</text:p>
          </table:table-cell>
          <table:table-cell table:style-name="ce20" table:formula="of:=IF(ISNUMBER([.E2231]);[.E2231];0)" office:value-type="float" office:value="0">
            <text:p>0</text:p>
          </table:table-cell>
          <table:table-cell table:style-name="ce20" table:formula="of:=IF(ISNUMBER([.F2231]);[.F2231];0)" office:value-type="float" office:value="0">
            <text:p>0</text:p>
          </table:table-cell>
          <table:table-cell table:style-name="ce20" table:formula="of:=IF(ISNUMBER([.G2231]);[.G2231];0)" office:value-type="float" office:value="0">
            <text:p>0</text:p>
          </table:table-cell>
          <table:table-cell table:style-name="ce20" table:formula="of:=IF(ISNUMBER([.H2231]);[.H2231];0)" office:value-type="float" office:value="0">
            <text:p>0</text:p>
          </table:table-cell>
          <table:table-cell table:style-name="ce20" table:formula="of:=IF(ISNUMBER([.I2231]);[.I2231];0)" office:value-type="float" office:value="0">
            <text:p>0</text:p>
          </table:table-cell>
          <table:table-cell table:style-name="ce20" table:formula="of:=IF(ISNUMBER([.J2231]);[.J2231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232]" office:value-type="string" office:string-value="    Using a Different Energy Source (c)">
            <text:p><text:s text:c="4"/>Using a Different Energy Source (c)</text:p>
          </table:table-cell>
          <table:table-cell table:style-name="ce20" table:formula="of:=IF(ISNUMBER([.C2232]);[.C2232];0)" office:value-type="float" office:value="6378">
            <text:p>6,378</text:p>
          </table:table-cell>
          <table:table-cell table:style-name="ce20" table:formula="of:=IF(ISNUMBER([.D2232]);[.D2232];0)" office:value-type="float" office:value="646">
            <text:p>646</text:p>
          </table:table-cell>
          <table:table-cell table:style-name="ce20" table:formula="of:=IF(ISNUMBER([.E2232]);[.E2232];0)" office:value-type="float" office:value="230">
            <text:p>230</text:p>
          </table:table-cell>
          <table:table-cell table:style-name="ce20" table:formula="of:=IF(ISNUMBER([.F2232]);[.F2232];0)" office:value-type="float" office:value="110">
            <text:p>110</text:p>
          </table:table-cell>
          <table:table-cell table:style-name="ce20" table:formula="of:=IF(ISNUMBER([.G2232]);[.G2232];0)" office:value-type="float" office:value="141">
            <text:p>141</text:p>
          </table:table-cell>
          <table:table-cell table:style-name="ce20" table:formula="of:=IF(ISNUMBER([.H2232]);[.H2232];0)" office:value-type="float" office:value="0">
            <text:p>0</text:p>
          </table:table-cell>
          <table:table-cell table:style-name="ce20" table:formula="of:=IF(ISNUMBER([.I2232]);[.I2232];0)" office:value-type="float" office:value="0">
            <text:p>0</text:p>
          </table:table-cell>
          <table:table-cell table:style-name="ce20" table:formula="of:=IF(ISNUMBER([.J2232]);[.J2232];0)" office:value-type="float" office:value="308">
            <text:p>308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233]" office:value-type="string" office:string-value="  Standby Generation Program">
            <text:p><text:s text:c="2"/>Standby Generation Program</text:p>
          </table:table-cell>
          <table:table-cell table:style-name="ce20" table:formula="of:=IF(ISNUMBER([.C2233]);[.C2233];0)" office:value-type="float" office:value="6386">
            <text:p>6,386</text:p>
          </table:table-cell>
          <table:table-cell table:style-name="ce20" table:formula="of:=IF(ISNUMBER([.D2233]);[.D2233];0)" office:value-type="float" office:value="638">
            <text:p>638</text:p>
          </table:table-cell>
          <table:table-cell table:style-name="ce20" table:formula="of:=IF(ISNUMBER([.E2233]);[.E2233];0)" office:value-type="float" office:value="259">
            <text:p>259</text:p>
          </table:table-cell>
          <table:table-cell table:style-name="ce20" table:formula="of:=IF(ISNUMBER([.F2233]);[.F2233];0)" office:value-type="float" office:value="54">
            <text:p>54</text:p>
          </table:table-cell>
          <table:table-cell table:style-name="ce20" table:formula="of:=IF(ISNUMBER([.G2233]);[.G2233];0)" office:value-type="float" office:value="0">
            <text:p>0</text:p>
          </table:table-cell>
          <table:table-cell table:style-name="ce20" table:formula="of:=IF(ISNUMBER([.H2233]);[.H2233];0)" office:value-type="float" office:value="0">
            <text:p>0</text:p>
          </table:table-cell>
          <table:table-cell table:style-name="ce20" table:formula="of:=IF(ISNUMBER([.I2233]);[.I2233];0)" office:value-type="float" office:value="0">
            <text:p>0</text:p>
          </table:table-cell>
          <table:table-cell table:style-name="ce20" table:formula="of:=IF(ISNUMBER([.J2233]);[.J2233];0)" office:value-type="float" office:value="354">
            <text:p>354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234]" office:value-type="string" office:string-value="  Special Rate Schedule (d)">
            <text:p><text:s text:c="2"/>Special Rate Schedule (d)</text:p>
          </table:table-cell>
          <table:table-cell table:style-name="ce20" table:formula="of:=IF(ISNUMBER([.C2234]);[.C2234];0)" office:value-type="float" office:value="6122">
            <text:p>6,122</text:p>
          </table:table-cell>
          <table:table-cell table:style-name="ce20" table:formula="of:=IF(ISNUMBER([.D2234]);[.D2234];0)" office:value-type="float" office:value="902">
            <text:p>902</text:p>
          </table:table-cell>
          <table:table-cell table:style-name="ce20" table:formula="of:=IF(ISNUMBER([.E2234]);[.E2234];0)" office:value-type="float" office:value="0">
            <text:p>0</text:p>
          </table:table-cell>
          <table:table-cell table:style-name="ce20" table:formula="of:=IF(ISNUMBER([.F2234]);[.F2234];0)" office:value-type="float" office:value="483">
            <text:p>483</text:p>
          </table:table-cell>
          <table:table-cell table:style-name="ce20" table:formula="of:=IF(ISNUMBER([.G2234]);[.G2234];0)" office:value-type="float" office:value="68">
            <text:p>68</text:p>
          </table:table-cell>
          <table:table-cell table:style-name="ce20" table:formula="of:=IF(ISNUMBER([.H2234]);[.H2234];0)" office:value-type="float" office:value="0">
            <text:p>0</text:p>
          </table:table-cell>
          <table:table-cell table:style-name="ce20" table:formula="of:=IF(ISNUMBER([.I2234]);[.I2234];0)" office:value-type="float" office:value="0">
            <text:p>0</text:p>
          </table:table-cell>
          <table:table-cell table:style-name="ce20" table:formula="of:=IF(ISNUMBER([.J2234]);[.J2234];0)" office:value-type="float" office:value="357">
            <text:p>357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235]" office:value-type="string" office:string-value="  Interval Metering (e) ">
            <text:p><text:s text:c="2"/>Interval Metering (e) </text:p>
          </table:table-cell>
          <table:table-cell table:style-name="ce20" table:formula="of:=IF(ISNUMBER([.C2235]);[.C2235];0)" office:value-type="float" office:value="6467">
            <text:p>6,467</text:p>
          </table:table-cell>
          <table:table-cell table:style-name="ce20" table:formula="of:=IF(ISNUMBER([.D2235]);[.D2235];0)" office:value-type="float" office:value="557">
            <text:p>557</text:p>
          </table:table-cell>
          <table:table-cell table:style-name="ce20" table:formula="of:=IF(ISNUMBER([.E2235]);[.E2235];0)" office:value-type="float" office:value="0">
            <text:p>0</text:p>
          </table:table-cell>
          <table:table-cell table:style-name="ce20" table:formula="of:=IF(ISNUMBER([.F2235]);[.F2235];0)" office:value-type="float" office:value="238">
            <text:p>238</text:p>
          </table:table-cell>
          <table:table-cell table:style-name="ce20" table:formula="of:=IF(ISNUMBER([.G2235]);[.G2235];0)" office:value-type="float" office:value="82">
            <text:p>82</text:p>
          </table:table-cell>
          <table:table-cell table:style-name="ce20" table:formula="of:=IF(ISNUMBER([.H2235]);[.H2235];0)" office:value-type="float" office:value="0">
            <text:p>0</text:p>
          </table:table-cell>
          <table:table-cell table:style-name="ce20" table:formula="of:=IF(ISNUMBER([.I2235]);[.I2235];0)" office:value-type="float" office:value="0">
            <text:p>0</text:p>
          </table:table-cell>
          <table:table-cell table:style-name="ce20" table:formula="of:=IF(ISNUMBER([.J2235]);[.J2235];0)" office:value-type="float" office:value="267">
            <text:p>267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236]" office:value-type="string" office:string-value="  Equipment Installation or Retrofit for the Primary Purpose of ">
            <text:p><text:s text:c="2"/>Equipment Installation or Retrofit for the Primary Purpose of </text:p>
          </table:table-cell>
          <table:table-cell table:style-name="ce20" table:formula="of:=IF(ISNUMBER([.C2236]);[.C2236];0)" office:value-type="float" office:value="0">
            <text:p>0</text:p>
          </table:table-cell>
          <table:table-cell table:style-name="ce20" table:formula="of:=IF(ISNUMBER([.D2236]);[.D2236];0)" office:value-type="float" office:value="0">
            <text:p>0</text:p>
          </table:table-cell>
          <table:table-cell table:style-name="ce20" table:formula="of:=IF(ISNUMBER([.E2236]);[.E2236];0)" office:value-type="float" office:value="0">
            <text:p>0</text:p>
          </table:table-cell>
          <table:table-cell table:style-name="ce20" table:formula="of:=IF(ISNUMBER([.F2236]);[.F2236];0)" office:value-type="float" office:value="0">
            <text:p>0</text:p>
          </table:table-cell>
          <table:table-cell table:style-name="ce20" table:formula="of:=IF(ISNUMBER([.G2236]);[.G2236];0)" office:value-type="float" office:value="0">
            <text:p>0</text:p>
          </table:table-cell>
          <table:table-cell table:style-name="ce20" table:formula="of:=IF(ISNUMBER([.H2236]);[.H2236];0)" office:value-type="float" office:value="0">
            <text:p>0</text:p>
          </table:table-cell>
          <table:table-cell table:style-name="ce20" table:formula="of:=IF(ISNUMBER([.I2236]);[.I2236];0)" office:value-type="float" office:value="0">
            <text:p>0</text:p>
          </table:table-cell>
          <table:table-cell table:style-name="ce20" table:formula="of:=IF(ISNUMBER([.J2236]);[.J2236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237]" office:value-type="string" office:string-value="    Improving Energy Efficiency Affecting:">
            <text:p><text:s text:c="4"/>Improving Energy Efficiency Affecting:</text:p>
          </table:table-cell>
          <table:table-cell table:style-name="ce20" table:formula="of:=IF(ISNUMBER([.C2237]);[.C2237];0)" office:value-type="float" office:value="0">
            <text:p>0</text:p>
          </table:table-cell>
          <table:table-cell table:style-name="ce20" table:formula="of:=IF(ISNUMBER([.D2237]);[.D2237];0)" office:value-type="float" office:value="0">
            <text:p>0</text:p>
          </table:table-cell>
          <table:table-cell table:style-name="ce20" table:formula="of:=IF(ISNUMBER([.E2237]);[.E2237];0)" office:value-type="float" office:value="0">
            <text:p>0</text:p>
          </table:table-cell>
          <table:table-cell table:style-name="ce20" table:formula="of:=IF(ISNUMBER([.F2237]);[.F2237];0)" office:value-type="float" office:value="0">
            <text:p>0</text:p>
          </table:table-cell>
          <table:table-cell table:style-name="ce20" table:formula="of:=IF(ISNUMBER([.G2237]);[.G2237];0)" office:value-type="float" office:value="0">
            <text:p>0</text:p>
          </table:table-cell>
          <table:table-cell table:style-name="ce20" table:formula="of:=IF(ISNUMBER([.H2237]);[.H2237];0)" office:value-type="float" office:value="0">
            <text:p>0</text:p>
          </table:table-cell>
          <table:table-cell table:style-name="ce20" table:formula="of:=IF(ISNUMBER([.I2237]);[.I2237];0)" office:value-type="float" office:value="0">
            <text:p>0</text:p>
          </table:table-cell>
          <table:table-cell table:style-name="ce20" table:formula="of:=IF(ISNUMBER([.J2237]);[.J2237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238]" office:value-type="string" office:string-value="    Steam Production/System (f)">
            <text:p><text:s text:c="4"/>Steam Production/System (f)</text:p>
          </table:table-cell>
          <table:table-cell table:style-name="ce20" table:formula="of:=IF(ISNUMBER([.C2238]);[.C2238];0)" office:value-type="float" office:value="6520">
            <text:p>6,520</text:p>
          </table:table-cell>
          <table:table-cell table:style-name="ce20" table:formula="of:=IF(ISNUMBER([.D2238]);[.D2238];0)" office:value-type="float" office:value="504">
            <text:p>504</text:p>
          </table:table-cell>
          <table:table-cell table:style-name="ce20" table:formula="of:=IF(ISNUMBER([.E2238]);[.E2238];0)" office:value-type="float" office:value="235">
            <text:p>235</text:p>
          </table:table-cell>
          <table:table-cell table:style-name="ce20" table:formula="of:=IF(ISNUMBER([.F2238]);[.F2238];0)" office:value-type="float" office:value="0">
            <text:p>0</text:p>
          </table:table-cell>
          <table:table-cell table:style-name="ce20" table:formula="of:=IF(ISNUMBER([.G2238]);[.G2238];0)" office:value-type="float" office:value="125">
            <text:p>125</text:p>
          </table:table-cell>
          <table:table-cell table:style-name="ce20" table:formula="of:=IF(ISNUMBER([.H2238]);[.H2238];0)" office:value-type="float" office:value="0">
            <text:p>0</text:p>
          </table:table-cell>
          <table:table-cell table:style-name="ce20" table:formula="of:=IF(ISNUMBER([.I2238]);[.I2238];0)" office:value-type="float" office:value="0">
            <text:p>0</text:p>
          </table:table-cell>
          <table:table-cell table:style-name="ce20" table:formula="of:=IF(ISNUMBER([.J2238]);[.J2238];0)" office:value-type="float" office:value="190">
            <text:p>19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239]" office:value-type="string" office:string-value="    Compressed Air Systems (g)">
            <text:p><text:s text:c="4"/>Compressed Air Systems (g)</text:p>
          </table:table-cell>
          <table:table-cell table:style-name="ce20" table:formula="of:=IF(ISNUMBER([.C2239]);[.C2239];0)" office:value-type="float" office:value="5467">
            <text:p>5,467</text:p>
          </table:table-cell>
          <table:table-cell table:style-name="ce20" table:formula="of:=IF(ISNUMBER([.D2239]);[.D2239];0)" office:value-type="float" office:value="1557">
            <text:p>1,557</text:p>
          </table:table-cell>
          <table:table-cell table:style-name="ce20" table:formula="of:=IF(ISNUMBER([.E2239]);[.E2239];0)" office:value-type="float" office:value="1138">
            <text:p>1,138</text:p>
          </table:table-cell>
          <table:table-cell table:style-name="ce20" table:formula="of:=IF(ISNUMBER([.F2239]);[.F2239];0)" office:value-type="float" office:value="185">
            <text:p>185</text:p>
          </table:table-cell>
          <table:table-cell table:style-name="ce20" table:formula="of:=IF(ISNUMBER([.G2239]);[.G2239];0)" office:value-type="float" office:value="391">
            <text:p>391</text:p>
          </table:table-cell>
          <table:table-cell table:style-name="ce20" table:formula="of:=IF(ISNUMBER([.H2239]);[.H2239];0)" office:value-type="float" office:value="0">
            <text:p>0</text:p>
          </table:table-cell>
          <table:table-cell table:style-name="ce20" table:formula="of:=IF(ISNUMBER([.I2239]);[.I2239];0)" office:value-type="float" office:value="0">
            <text:p>0</text:p>
          </table:table-cell>
          <table:table-cell table:style-name="ce20" table:formula="of:=IF(ISNUMBER([.J2239]);[.J2239];0)" office:value-type="float" office:value="218">
            <text:p>218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240]" office:value-type="string" office:string-value="    Direct/Indirect Process Heating">
            <text:p><text:s text:c="4"/>Direct/Indirect Process Heating</text:p>
          </table:table-cell>
          <table:table-cell table:style-name="ce20" table:formula="of:=IF(ISNUMBER([.C2240]);[.C2240];0)" office:value-type="float" office:value="6454">
            <text:p>6,454</text:p>
          </table:table-cell>
          <table:table-cell table:style-name="ce20" table:formula="of:=IF(ISNUMBER([.D2240]);[.D2240];0)" office:value-type="float" office:value="570">
            <text:p>570</text:p>
          </table:table-cell>
          <table:table-cell table:style-name="ce20" table:formula="of:=IF(ISNUMBER([.E2240]);[.E2240];0)" office:value-type="float" office:value="271">
            <text:p>271</text:p>
          </table:table-cell>
          <table:table-cell table:style-name="ce20" table:formula="of:=IF(ISNUMBER([.F2240]);[.F2240];0)" office:value-type="float" office:value="5">
            <text:p>5</text:p>
          </table:table-cell>
          <table:table-cell table:style-name="ce20" table:formula="of:=IF(ISNUMBER([.G2240]);[.G2240];0)" office:value-type="float" office:value="141">
            <text:p>141</text:p>
          </table:table-cell>
          <table:table-cell table:style-name="ce20" table:formula="of:=IF(ISNUMBER([.H2240]);[.H2240];0)" office:value-type="float" office:value="0">
            <text:p>0</text:p>
          </table:table-cell>
          <table:table-cell table:style-name="ce20" table:formula="of:=IF(ISNUMBER([.I2240]);[.I2240];0)" office:value-type="float" office:value="0">
            <text:p>0</text:p>
          </table:table-cell>
          <table:table-cell table:style-name="ce20" table:formula="of:=IF(ISNUMBER([.J2240]);[.J2240];0)" office:value-type="float" office:value="182">
            <text:p>182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241]" office:value-type="string" office:string-value="    Direct Process Cooling, Refrigeration">
            <text:p><text:s text:c="4"/>Direct Process Cooling, Refrigeration</text:p>
          </table:table-cell>
          <table:table-cell table:style-name="ce20" table:formula="of:=IF(ISNUMBER([.C2241]);[.C2241];0)" office:value-type="float" office:value="6484">
            <text:p>6,484</text:p>
          </table:table-cell>
          <table:table-cell table:style-name="ce20" table:formula="of:=IF(ISNUMBER([.D2241]);[.D2241];0)" office:value-type="float" office:value="540">
            <text:p>540</text:p>
          </table:table-cell>
          <table:table-cell table:style-name="ce20" table:formula="of:=IF(ISNUMBER([.E2241]);[.E2241];0)" office:value-type="float" office:value="314">
            <text:p>314</text:p>
          </table:table-cell>
          <table:table-cell table:style-name="ce20" table:formula="of:=IF(ISNUMBER([.F2241]);[.F2241];0)" office:value-type="float" office:value="0">
            <text:p>0</text:p>
          </table:table-cell>
          <table:table-cell table:style-name="ce20" table:formula="of:=IF(ISNUMBER([.G2241]);[.G2241];0)" office:value-type="float" office:value="93">
            <text:p>93</text:p>
          </table:table-cell>
          <table:table-cell table:style-name="ce20" table:formula="of:=IF(ISNUMBER([.H2241]);[.H2241];0)" office:value-type="float" office:value="0">
            <text:p>0</text:p>
          </table:table-cell>
          <table:table-cell table:style-name="ce20" table:formula="of:=IF(ISNUMBER([.I2241]);[.I2241];0)" office:value-type="float" office:value="0">
            <text:p>0</text:p>
          </table:table-cell>
          <table:table-cell table:style-name="ce20" table:formula="of:=IF(ISNUMBER([.J2241]);[.J2241];0)" office:value-type="float" office:value="194">
            <text:p>194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242]" office:value-type="string" office:string-value="    Direct Machine Drive (h)">
            <text:p><text:s text:c="4"/>Direct Machine Drive (h)</text:p>
          </table:table-cell>
          <table:table-cell table:style-name="ce20" table:formula="of:=IF(ISNUMBER([.C2242]);[.C2242];0)" office:value-type="float" office:value="6068">
            <text:p>6,068</text:p>
          </table:table-cell>
          <table:table-cell table:style-name="ce20" table:formula="of:=IF(ISNUMBER([.D2242]);[.D2242];0)" office:value-type="float" office:value="956">
            <text:p>956</text:p>
          </table:table-cell>
          <table:table-cell table:style-name="ce20" table:formula="of:=IF(ISNUMBER([.E2242]);[.E2242];0)" office:value-type="float" office:value="702">
            <text:p>702</text:p>
          </table:table-cell>
          <table:table-cell table:style-name="ce20" table:formula="of:=IF(ISNUMBER([.F2242]);[.F2242];0)" office:value-type="float" office:value="31">
            <text:p>31</text:p>
          </table:table-cell>
          <table:table-cell table:style-name="ce20" table:formula="of:=IF(ISNUMBER([.G2242]);[.G2242];0)" office:value-type="float" office:value="149">
            <text:p>149</text:p>
          </table:table-cell>
          <table:table-cell table:style-name="ce20" table:formula="of:=IF(ISNUMBER([.H2242]);[.H2242];0)" office:value-type="float" office:value="0">
            <text:p>0</text:p>
          </table:table-cell>
          <table:table-cell table:style-name="ce20" table:formula="of:=IF(ISNUMBER([.I2242]);[.I2242];0)" office:value-type="float" office:value="0">
            <text:p>0</text:p>
          </table:table-cell>
          <table:table-cell table:style-name="ce20" table:formula="of:=IF(ISNUMBER([.J2242]);[.J2242];0)" office:value-type="float" office:value="220">
            <text:p>22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243]" office:value-type="string" office:string-value="    Facility HVAC (i)">
            <text:p><text:s text:c="4"/>Facility HVAC (i)</text:p>
          </table:table-cell>
          <table:table-cell table:style-name="ce20" table:formula="of:=IF(ISNUMBER([.C2243]);[.C2243];0)" office:value-type="float" office:value="5555">
            <text:p>5,555</text:p>
          </table:table-cell>
          <table:table-cell table:style-name="ce20" table:formula="of:=IF(ISNUMBER([.D2243]);[.D2243];0)" office:value-type="float" office:value="1469">
            <text:p>1,469</text:p>
          </table:table-cell>
          <table:table-cell table:style-name="ce20" table:formula="of:=IF(ISNUMBER([.E2243]);[.E2243];0)" office:value-type="float" office:value="786">
            <text:p>786</text:p>
          </table:table-cell>
          <table:table-cell table:style-name="ce20" table:formula="of:=IF(ISNUMBER([.F2243]);[.F2243];0)" office:value-type="float" office:value="165">
            <text:p>165</text:p>
          </table:table-cell>
          <table:table-cell table:style-name="ce20" table:formula="of:=IF(ISNUMBER([.G2243]);[.G2243];0)" office:value-type="float" office:value="545">
            <text:p>545</text:p>
          </table:table-cell>
          <table:table-cell table:style-name="ce20" table:formula="of:=IF(ISNUMBER([.H2243]);[.H2243];0)" office:value-type="float" office:value="0">
            <text:p>0</text:p>
          </table:table-cell>
          <table:table-cell table:style-name="ce20" table:formula="of:=IF(ISNUMBER([.I2243]);[.I2243];0)" office:value-type="float" office:value="0">
            <text:p>0</text:p>
          </table:table-cell>
          <table:table-cell table:style-name="ce20" table:formula="of:=IF(ISNUMBER([.J2243]);[.J2243];0)" office:value-type="float" office:value="248">
            <text:p>248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244]" office:value-type="string" office:string-value="    Facility Lighting">
            <text:p><text:s text:c="4"/>Facility Lighting</text:p>
          </table:table-cell>
          <table:table-cell table:style-name="ce20" table:formula="of:=IF(ISNUMBER([.C2244]);[.C2244];0)" office:value-type="float" office:value="5317">
            <text:p>5,317</text:p>
          </table:table-cell>
          <table:table-cell table:style-name="ce20" table:formula="of:=IF(ISNUMBER([.D2244]);[.D2244];0)" office:value-type="float" office:value="1707">
            <text:p>1,707</text:p>
          </table:table-cell>
          <table:table-cell table:style-name="ce20" table:formula="of:=IF(ISNUMBER([.E2244]);[.E2244];0)" office:value-type="float" office:value="991">
            <text:p>991</text:p>
          </table:table-cell>
          <table:table-cell table:style-name="ce20" table:formula="of:=IF(ISNUMBER([.F2244]);[.F2244];0)" office:value-type="float" office:value="224">
            <text:p>224</text:p>
          </table:table-cell>
          <table:table-cell table:style-name="ce20" table:formula="of:=IF(ISNUMBER([.G2244]);[.G2244];0)" office:value-type="float" office:value="480">
            <text:p>480</text:p>
          </table:table-cell>
          <table:table-cell table:style-name="ce20" table:formula="of:=IF(ISNUMBER([.H2244]);[.H2244];0)" office:value-type="float" office:value="0">
            <text:p>0</text:p>
          </table:table-cell>
          <table:table-cell table:style-name="ce20" table:formula="of:=IF(ISNUMBER([.I2244]);[.I2244];0)" office:value-type="float" office:value="147">
            <text:p>147</text:p>
          </table:table-cell>
          <table:table-cell table:style-name="ce20" table:formula="of:=IF(ISNUMBER([.J2244]);[.J2244];0)" office:value-type="float" office:value="316">
            <text:p>316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245]" office:value-type="string" office:string-value="Receiving energy-management support in the form of:">
            <text:p>Receiving energy-management support in the form of:</text:p>
          </table:table-cell>
          <table:table-cell table:style-name="ce20" table:formula="of:=IF(ISNUMBER([.C2245]);[.C2245];0)" office:value-type="float" office:value="0">
            <text:p>0</text:p>
          </table:table-cell>
          <table:table-cell table:style-name="ce20" table:formula="of:=IF(ISNUMBER([.D2245]);[.D2245];0)" office:value-type="float" office:value="0">
            <text:p>0</text:p>
          </table:table-cell>
          <table:table-cell table:style-name="ce20" table:formula="of:=IF(ISNUMBER([.E2245]);[.E2245];0)" office:value-type="float" office:value="0">
            <text:p>0</text:p>
          </table:table-cell>
          <table:table-cell table:style-name="ce20" table:formula="of:=IF(ISNUMBER([.F2245]);[.F2245];0)" office:value-type="float" office:value="0">
            <text:p>0</text:p>
          </table:table-cell>
          <table:table-cell table:style-name="ce20" table:formula="of:=IF(ISNUMBER([.G2245]);[.G2245];0)" office:value-type="float" office:value="0">
            <text:p>0</text:p>
          </table:table-cell>
          <table:table-cell table:style-name="ce20" table:formula="of:=IF(ISNUMBER([.H2245]);[.H2245];0)" office:value-type="float" office:value="0">
            <text:p>0</text:p>
          </table:table-cell>
          <table:table-cell table:style-name="ce20" table:formula="of:=IF(ISNUMBER([.I2245]);[.I2245];0)" office:value-type="float" office:value="0">
            <text:p>0</text:p>
          </table:table-cell>
          <table:table-cell table:style-name="ce20" table:formula="of:=IF(ISNUMBER([.J2245]);[.J2245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246]" office:value-type="string" office:string-value="    Technical Assistance (j)">
            <text:p><text:s text:c="4"/>Technical Assistance (j)</text:p>
          </table:table-cell>
          <table:table-cell table:style-name="ce20" table:formula="of:=IF(ISNUMBER([.C2246]);[.C2246];0)" office:value-type="float" office:value="5193">
            <text:p>5,193</text:p>
          </table:table-cell>
          <table:table-cell table:style-name="ce20" table:formula="of:=IF(ISNUMBER([.D2246]);[.D2246];0)" office:value-type="float" office:value="1831">
            <text:p>1,831</text:p>
          </table:table-cell>
          <table:table-cell table:style-name="ce20" table:formula="of:=IF(ISNUMBER([.E2246]);[.E2246];0)" office:value-type="float" office:value="666">
            <text:p>666</text:p>
          </table:table-cell>
          <table:table-cell table:style-name="ce20" table:formula="of:=IF(ISNUMBER([.F2246]);[.F2246];0)" office:value-type="float" office:value="669">
            <text:p>669</text:p>
          </table:table-cell>
          <table:table-cell table:style-name="ce20" table:formula="of:=IF(ISNUMBER([.G2246]);[.G2246];0)" office:value-type="float" office:value="721">
            <text:p>721</text:p>
          </table:table-cell>
          <table:table-cell table:style-name="ce20" table:formula="of:=IF(ISNUMBER([.H2246]);[.H2246];0)" office:value-type="float" office:value="28">
            <text:p>28</text:p>
          </table:table-cell>
          <table:table-cell table:style-name="ce20" table:formula="of:=IF(ISNUMBER([.I2246]);[.I2246];0)" office:value-type="float" office:value="86">
            <text:p>86</text:p>
          </table:table-cell>
          <table:table-cell table:style-name="ce20" table:formula="of:=IF(ISNUMBER([.J2246]);[.J2246];0)" office:value-type="float" office:value="341">
            <text:p>341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247]" office:value-type="string" office:string-value="    Technical Information (k)">
            <text:p><text:s text:c="4"/>Technical Information (k)</text:p>
          </table:table-cell>
          <table:table-cell table:style-name="ce20" table:formula="of:=IF(ISNUMBER([.C2247]);[.C2247];0)" office:value-type="float" office:value="5751">
            <text:p>5,751</text:p>
          </table:table-cell>
          <table:table-cell table:style-name="ce20" table:formula="of:=IF(ISNUMBER([.D2247]);[.D2247];0)" office:value-type="float" office:value="1273">
            <text:p>1,273</text:p>
          </table:table-cell>
          <table:table-cell table:style-name="ce20" table:formula="of:=IF(ISNUMBER([.E2247]);[.E2247];0)" office:value-type="float" office:value="622">
            <text:p>622</text:p>
          </table:table-cell>
          <table:table-cell table:style-name="ce20" table:formula="of:=IF(ISNUMBER([.F2247]);[.F2247];0)" office:value-type="float" office:value="631">
            <text:p>631</text:p>
          </table:table-cell>
          <table:table-cell table:style-name="ce20" table:formula="of:=IF(ISNUMBER([.G2247]);[.G2247];0)" office:value-type="float" office:value="501">
            <text:p>501</text:p>
          </table:table-cell>
          <table:table-cell table:style-name="ce20" table:formula="of:=IF(ISNUMBER([.H2247]);[.H2247];0)" office:value-type="float" office:value="125">
            <text:p>125</text:p>
          </table:table-cell>
          <table:table-cell table:style-name="ce20" table:formula="of:=IF(ISNUMBER([.I2247]);[.I2247];0)" office:value-type="float" office:value="20">
            <text:p>20</text:p>
          </table:table-cell>
          <table:table-cell table:style-name="ce20" table:formula="of:=IF(ISNUMBER([.J2247]);[.J2247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248]" office:value-type="string" office:string-value="    Training (l)">
            <text:p><text:s text:c="4"/>Training (l)</text:p>
          </table:table-cell>
          <table:table-cell table:style-name="ce20" table:formula="of:=IF(ISNUMBER([.C2248]);[.C2248];0)" office:value-type="float" office:value="6024">
            <text:p>6,024</text:p>
          </table:table-cell>
          <table:table-cell table:style-name="ce20" table:formula="of:=IF(ISNUMBER([.D2248]);[.D2248];0)" office:value-type="float" office:value="1000">
            <text:p>1,000</text:p>
          </table:table-cell>
          <table:table-cell table:style-name="ce20" table:formula="of:=IF(ISNUMBER([.E2248]);[.E2248];0)" office:value-type="float" office:value="525">
            <text:p>525</text:p>
          </table:table-cell>
          <table:table-cell table:style-name="ce20" table:formula="of:=IF(ISNUMBER([.F2248]);[.F2248];0)" office:value-type="float" office:value="498">
            <text:p>498</text:p>
          </table:table-cell>
          <table:table-cell table:style-name="ce20" table:formula="of:=IF(ISNUMBER([.G2248]);[.G2248];0)" office:value-type="float" office:value="248">
            <text:p>248</text:p>
          </table:table-cell>
          <table:table-cell table:style-name="ce20" table:formula="of:=IF(ISNUMBER([.H2248]);[.H2248];0)" office:value-type="float" office:value="50">
            <text:p>50</text:p>
          </table:table-cell>
          <table:table-cell table:style-name="ce20" table:formula="of:=IF(ISNUMBER([.I2248]);[.I2248];0)" office:value-type="float" office:value="127">
            <text:p>127</text:p>
          </table:table-cell>
          <table:table-cell table:style-name="ce20" table:formula="of:=IF(ISNUMBER([.J2248]);[.J2248];0)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7"/>
          <table:table-cell table:style-name="Default" table:formula="of:=[.B2249]" office:value-type="string" office:string-value="    Financial Assistance (m)">
            <text:p><text:s text:c="4"/>Financial Assistance (m)</text:p>
          </table:table-cell>
          <table:table-cell table:style-name="ce20" table:formula="of:=IF(ISNUMBER([.C2249]);[.C2249];0)" office:value-type="float" office:value="6321">
            <text:p>6,321</text:p>
          </table:table-cell>
          <table:table-cell table:style-name="ce20" table:formula="of:=IF(ISNUMBER([.D2249]);[.D2249];0)" office:value-type="float" office:value="703">
            <text:p>703</text:p>
          </table:table-cell>
          <table:table-cell table:style-name="ce20" table:formula="of:=IF(ISNUMBER([.E2249]);[.E2249];0)" office:value-type="float" office:value="118">
            <text:p>118</text:p>
          </table:table-cell>
          <table:table-cell table:style-name="ce20" table:formula="of:=IF(ISNUMBER([.F2249]);[.F2249];0)" office:value-type="float" office:value="269">
            <text:p>269</text:p>
          </table:table-cell>
          <table:table-cell table:style-name="ce20" table:formula="of:=IF(ISNUMBER([.G2249]);[.G2249];0)" office:value-type="float" office:value="59">
            <text:p>59</text:p>
          </table:table-cell>
          <table:table-cell table:style-name="ce20" table:formula="of:=IF(ISNUMBER([.H2249]);[.H2249];0)" office:value-type="float" office:value="56">
            <text:p>56</text:p>
          </table:table-cell>
          <table:table-cell table:style-name="ce20" table:formula="of:=IF(ISNUMBER([.I2249]);[.I2249];0)" office:value-type="float" office:value="256">
            <text:p>256</text:p>
          </table:table-cell>
          <table:table-cell table:style-name="ce20" table:formula="of:=IF(ISNUMBER([.J2249]);[.J2249];0)" office:value-type="float" office:value="0">
            <text:p>0</text:p>
          </table:table-cell>
          <table:table-cell table:number-columns-repeated="1014"/>
        </table:table-row>
        <table:table-row table:style-name="ro5" table:number-rows-repeated="3">
          <table:table-cell table:style-name="ce7"/>
          <table:table-cell table:style-name="Default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2"/>336</text:p>
          </table:table-cell>
          <table:table-cell table:style-name="ce7" office:value-type="string">
            <text:p>TRANSPORTATION EQUIPMENT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2962">
            <text:p>2,962</text:p>
          </table:table-cell>
          <table:table-cell table:style-name="ce20" office:value-type="float" office:value="4062">
            <text:p>4,062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4796">
            <text:p>4,796</text:p>
          </table:table-cell>
          <table:table-cell table:style-name="ce20" office:value-type="float" office:value="2228">
            <text:p>2,228</text:p>
          </table:table-cell>
          <table:table-cell table:style-name="ce20" office:value-type="float" office:value="1220">
            <text:p>1,220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502">
            <text:p>502</text:p>
          </table:table-cell>
          <table:table-cell table:style-name="ce20" office:value-type="float" office:value="33">
            <text:p>33</text:p>
          </table:table-cell>
          <table:table-cell table:style-name="ce20" office:value-type="float" office:value="122">
            <text:p>122</text:p>
          </table:table-cell>
          <table:table-cell table:style-name="ce20" office:value-type="float" office:value="278">
            <text:p>27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5749">
            <text:p>5,749</text:p>
          </table:table-cell>
          <table:table-cell table:style-name="ce20" office:value-type="float" office:value="1275">
            <text:p>1,275</text:p>
          </table:table-cell>
          <table:table-cell table:style-name="ce20" office:value-type="float" office:value="578">
            <text:p>578</text:p>
          </table:table-cell>
          <table:table-cell table:style-name="ce20" office:value-type="float" office:value="391">
            <text:p>391</text:p>
          </table:table-cell>
          <table:table-cell table:style-name="ce20" office:value-type="float" office:value="200">
            <text:p>200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316">
            <text:p>31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5871">
            <text:p>5,871</text:p>
          </table:table-cell>
          <table:table-cell table:style-name="ce20" office:value-type="float" office:value="1153">
            <text:p>1,153</text:p>
          </table:table-cell>
          <table:table-cell table:style-name="ce20" office:value-type="float" office:value="502">
            <text:p>502</text:p>
          </table:table-cell>
          <table:table-cell table:style-name="ce20" office:value-type="float" office:value="419">
            <text:p>419</text:p>
          </table:table-cell>
          <table:table-cell table:style-name="ce20" office:value-type="float" office:value="168">
            <text:p>168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W</text:p>
          </table:table-cell>
          <table:table-cell table:style-name="ce20" office:value-type="float" office:value="314">
            <text:p>31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6378">
            <text:p>6,378</text:p>
          </table:table-cell>
          <table:table-cell table:style-name="ce20" office:value-type="float" office:value="646">
            <text:p>646</text:p>
          </table:table-cell>
          <table:table-cell table:style-name="ce20" office:value-type="float" office:value="230">
            <text:p>230</text:p>
          </table:table-cell>
          <table:table-cell table:style-name="ce20" office:value-type="float" office:value="110">
            <text:p>110</text:p>
          </table:table-cell>
          <table:table-cell table:style-name="ce20" office:value-type="float" office:value="141">
            <text:p>141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style-name="ce20" office:value-type="float" office:value="308">
            <text:p>30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6386">
            <text:p>6,386</text:p>
          </table:table-cell>
          <table:table-cell table:style-name="ce20" office:value-type="float" office:value="638">
            <text:p>638</text:p>
          </table:table-cell>
          <table:table-cell table:style-name="ce20" office:value-type="float" office:value="259">
            <text:p>259</text:p>
          </table:table-cell>
          <table:table-cell table:style-name="ce20" office:value-type="float" office:value="54">
            <text:p>54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354">
            <text:p>35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6122">
            <text:p>6,122</text:p>
          </table:table-cell>
          <table:table-cell table:style-name="ce20" office:value-type="float" office:value="902">
            <text:p>902</text:p>
          </table:table-cell>
          <table:table-cell table:style-name="ce20" office:value-type="string">
            <text:p>--</text:p>
          </table:table-cell>
          <table:table-cell table:style-name="ce20" office:value-type="float" office:value="483">
            <text:p>483</text:p>
          </table:table-cell>
          <table:table-cell table:style-name="ce20" office:value-type="float" office:value="68">
            <text:p>68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357">
            <text:p>35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6467">
            <text:p>6,467</text:p>
          </table:table-cell>
          <table:table-cell table:style-name="ce20" office:value-type="float" office:value="557">
            <text:p>557</text:p>
          </table:table-cell>
          <table:table-cell table:style-name="ce20" office:value-type="string">
            <text:p>--</text:p>
          </table:table-cell>
          <table:table-cell table:style-name="ce20" office:value-type="float" office:value="238">
            <text:p>238</text:p>
          </table:table-cell>
          <table:table-cell table:style-name="ce20" office:value-type="float" office:value="82">
            <text:p>82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267">
            <text:p>26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6520">
            <text:p>6,520</text:p>
          </table:table-cell>
          <table:table-cell table:style-name="ce20" office:value-type="float" office:value="504">
            <text:p>504</text:p>
          </table:table-cell>
          <table:table-cell table:style-name="ce20" office:value-type="float" office:value="235">
            <text:p>235</text:p>
          </table:table-cell>
          <table:table-cell table:style-name="ce20" office:value-type="string">
            <text:p>Q</text:p>
          </table:table-cell>
          <table:table-cell table:style-name="ce20" office:value-type="float" office:value="125">
            <text:p>125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190">
            <text:p>19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5467">
            <text:p>5,467</text:p>
          </table:table-cell>
          <table:table-cell table:style-name="ce20" office:value-type="float" office:value="1557">
            <text:p>1,557</text:p>
          </table:table-cell>
          <table:table-cell table:style-name="ce20" office:value-type="float" office:value="1138">
            <text:p>1,138</text:p>
          </table:table-cell>
          <table:table-cell table:style-name="ce20" office:value-type="float" office:value="185">
            <text:p>185</text:p>
          </table:table-cell>
          <table:table-cell table:style-name="ce20" office:value-type="float" office:value="391">
            <text:p>391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float" office:value="218">
            <text:p>21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6454">
            <text:p>6,454</text:p>
          </table:table-cell>
          <table:table-cell table:style-name="ce20" office:value-type="float" office:value="570">
            <text:p>570</text:p>
          </table:table-cell>
          <table:table-cell table:style-name="ce20" office:value-type="float" office:value="271">
            <text:p>271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41">
            <text:p>141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82">
            <text:p>18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6484">
            <text:p>6,484</text:p>
          </table:table-cell>
          <table:table-cell table:style-name="ce20" office:value-type="float" office:value="540">
            <text:p>540</text:p>
          </table:table-cell>
          <table:table-cell table:style-name="ce20" office:value-type="float" office:value="314">
            <text:p>314</text:p>
          </table:table-cell>
          <table:table-cell table:style-name="ce20" office:value-type="string">
            <text:p>Q</text:p>
          </table:table-cell>
          <table:table-cell table:style-name="ce20" office:value-type="float" office:value="93">
            <text:p>93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194">
            <text:p>19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6068">
            <text:p>6,068</text:p>
          </table:table-cell>
          <table:table-cell table:style-name="ce20" office:value-type="float" office:value="956">
            <text:p>956</text:p>
          </table:table-cell>
          <table:table-cell table:style-name="ce20" office:value-type="float" office:value="702">
            <text:p>702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149">
            <text:p>149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220">
            <text:p>22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5555">
            <text:p>5,555</text:p>
          </table:table-cell>
          <table:table-cell table:style-name="ce20" office:value-type="float" office:value="1469">
            <text:p>1,469</text:p>
          </table:table-cell>
          <table:table-cell table:style-name="ce20" office:value-type="float" office:value="786">
            <text:p>786</text:p>
          </table:table-cell>
          <table:table-cell table:style-name="ce20" office:value-type="float" office:value="165">
            <text:p>165</text:p>
          </table:table-cell>
          <table:table-cell table:style-name="ce20" office:value-type="float" office:value="545">
            <text:p>545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float" office:value="248">
            <text:p>24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5317">
            <text:p>5,317</text:p>
          </table:table-cell>
          <table:table-cell table:style-name="ce20" office:value-type="float" office:value="1707">
            <text:p>1,707</text:p>
          </table:table-cell>
          <table:table-cell table:style-name="ce20" office:value-type="float" office:value="991">
            <text:p>991</text:p>
          </table:table-cell>
          <table:table-cell table:style-name="ce20" office:value-type="float" office:value="224">
            <text:p>224</text:p>
          </table:table-cell>
          <table:table-cell table:style-name="ce20" office:value-type="float" office:value="480">
            <text:p>480</text:p>
          </table:table-cell>
          <table:table-cell table:style-name="ce20" office:value-type="string">
            <text:p>W</text:p>
          </table:table-cell>
          <table:table-cell table:style-name="ce20" office:value-type="float" office:value="147">
            <text:p>147</text:p>
          </table:table-cell>
          <table:table-cell table:style-name="ce20" office:value-type="float" office:value="316">
            <text:p>31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5193">
            <text:p>5,193</text:p>
          </table:table-cell>
          <table:table-cell table:style-name="ce20" office:value-type="float" office:value="1831">
            <text:p>1,831</text:p>
          </table:table-cell>
          <table:table-cell table:style-name="ce20" office:value-type="float" office:value="666">
            <text:p>666</text:p>
          </table:table-cell>
          <table:table-cell table:style-name="ce20" office:value-type="float" office:value="669">
            <text:p>669</text:p>
          </table:table-cell>
          <table:table-cell table:style-name="ce20" office:value-type="float" office:value="721">
            <text:p>721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86">
            <text:p>86</text:p>
          </table:table-cell>
          <table:table-cell table:style-name="ce20" office:value-type="float" office:value="341">
            <text:p>34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5751">
            <text:p>5,751</text:p>
          </table:table-cell>
          <table:table-cell table:style-name="ce20" office:value-type="float" office:value="1273">
            <text:p>1,273</text:p>
          </table:table-cell>
          <table:table-cell table:style-name="ce20" office:value-type="float" office:value="622">
            <text:p>622</text:p>
          </table:table-cell>
          <table:table-cell table:style-name="ce20" office:value-type="float" office:value="631">
            <text:p>631</text:p>
          </table:table-cell>
          <table:table-cell table:style-name="ce20" office:value-type="float" office:value="501">
            <text:p>501</text:p>
          </table:table-cell>
          <table:table-cell table:style-name="ce20" office:value-type="float" office:value="125">
            <text:p>125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6024">
            <text:p>6,024</text:p>
          </table:table-cell>
          <table:table-cell table:style-name="ce20" office:value-type="float" office:value="1000">
            <text:p>1,000</text:p>
          </table:table-cell>
          <table:table-cell table:style-name="ce20" office:value-type="float" office:value="525">
            <text:p>525</text:p>
          </table:table-cell>
          <table:table-cell table:style-name="ce20" office:value-type="float" office:value="498">
            <text:p>498</text:p>
          </table:table-cell>
          <table:table-cell table:style-name="ce20" office:value-type="float" office:value="248">
            <text:p>248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127">
            <text:p>127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6321">
            <text:p>6,321</text:p>
          </table:table-cell>
          <table:table-cell table:style-name="ce20" office:value-type="float" office:value="703">
            <text:p>703</text:p>
          </table:table-cell>
          <table:table-cell table:style-name="ce20" office:value-type="float" office:value="118">
            <text:p>118</text:p>
          </table:table-cell>
          <table:table-cell table:style-name="ce20" office:value-type="float" office:value="269">
            <text:p>269</text:p>
          </table:table-cell>
          <table:table-cell table:style-name="ce20" office:value-type="float" office:value="59">
            <text:p>59</text:p>
          </table:table-cell>
          <table:table-cell table:style-name="ce20" office:value-type="float" office:value="56">
            <text:p>56</text:p>
          </table:table-cell>
          <table:table-cell table:style-name="ce20" office:value-type="float" office:value="256">
            <text:p>256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/>
          <table:table-cell table:style-name="ce6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9" office:value-type="string">
            <text:p><text:s text:c="6"/>336111</text:p>
          </table:table-cell>
          <table:table-cell table:style-name="ce9" office:value-type="string">
            <text:p><text:s text:c="2"/>Automobile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/>
          <table:table-cell table:style-name="ce6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48">
            <text:p>48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42">
            <text:p>42</text:p>
          </table:table-cell>
          <table:table-cell table:style-name="ce20" office:value-type="float" office:value="35">
            <text:p>3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/>
          <table:table-cell table:style-name="ce8" office:value-type="string">
            <text:p><text:s text:c="2"/>Electricity Load Control</text:p>
          </table:table-cell>
          <table:table-cell table:style-name="ce20" office:value-type="float" office:value="56">
            <text:p>56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48">
            <text:p>48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7">
            <text:p>7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68">
            <text:p>6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67">
            <text:p>67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9">
            <text:p>9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/>
          <table:table-cell table:style-name="ce8" office:value-type="string">
            <text:p><text:s text:c="2"/>Special Rate Schedule (d)</text:p>
          </table:table-cell>
          <table:table-cell table:style-name="ce20" office:value-type="float" office:value="59">
            <text:p>59</text:p>
          </table:table-cell>
          <table:table-cell table:style-name="ce20" office:value-type="float" office:value="18">
            <text:p>18</text:p>
          </table:table-cell>
          <table:table-cell table:style-name="ce20" office:value-type="string">
            <text:p>--</text:p>
          </table:table-cell>
          <table:table-cell table:style-name="ce20" office:value-type="float" office:value="12">
            <text:p>12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/>
          <table:table-cell table:style-name="ce15" office:value-type="string">
            <text:p><text:s text:c="2"/>Interval Metering (e) </text:p>
          </table:table-cell>
          <table:table-cell table:style-name="ce20" office:value-type="float" office:value="61">
            <text:p>61</text:p>
          </table:table-cell>
          <table:table-cell table:style-name="ce20" office:value-type="float" office:value="16">
            <text:p>16</text:p>
          </table:table-cell>
          <table:table-cell table:style-name="ce20" office:value-type="string">
            <text:p>--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8">
            <text:p>8</text:p>
          </table:table-cell>
          <table:table-cell table:number-columns-repeated="1014"/>
        </table:table-row>
        <table:table-row table:style-name="ro5" table:visibility="collapse">
          <table:table-cell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72">
            <text:p>72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53">
            <text:p>53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61">
            <text:p>61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3">
            <text:p>13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69">
            <text:p>69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7">
            <text:p>7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/>
          <table:table-cell table:style-name="ce8" office:value-type="string">
            <text:p><text:s text:c="4"/>Direct Machine Drive (h)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3">
            <text:p>13</text:p>
          </table:table-cell>
          <table:table-cell table:style-name="ce20" office:value-type="string">
            <text:p>W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/>
          <table:table-cell table:style-name="ce8" office:value-type="string">
            <text:p><text:s text:c="4"/>Facility HVAC (i)</text:p>
          </table:table-cell>
          <table:table-cell table:style-name="ce20" office:value-type="float" office:value="55">
            <text:p>55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number-columns-repeated="1014"/>
        </table:table-row>
        <table:table-row table:style-name="ro5" table:visibility="collapse">
          <table:table-cell/>
          <table:table-cell table:style-name="ce8" office:value-type="string">
            <text:p><text:s text:c="4"/>Facility Lighting</text:p>
          </table:table-cell>
          <table:table-cell table:style-name="ce20" office:value-type="float" office:value="43">
            <text:p>43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27">
            <text:p>27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number-columns-repeated="1014"/>
        </table:table-row>
        <table:table-row table:style-name="ro5" table:visibility="collapse">
          <table:table-cell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/>
          <table:table-cell table:style-name="ce8" office:value-type="string">
            <text:p><text:s text:c="4"/>Technical Assistance (j)</text:p>
          </table:table-cell>
          <table:table-cell table:style-name="ce20" office:value-type="float" office:value="48">
            <text:p>48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6">
            <text:p>16</text:p>
          </table:table-cell>
          <table:table-cell table:number-columns-repeated="3"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/>
          <table:table-cell table:style-name="ce8" office:value-type="string">
            <text:p><text:s text:c="4"/>Technical Information (k)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/>
          <table:table-cell table:style-name="ce8" office:value-type="string">
            <text:p><text:s text:c="4"/>Training (l)</text:p>
          </table:table-cell>
          <table:table-cell table:style-name="ce20" office:value-type="float" office:value="47">
            <text:p>47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23">
            <text:p>23</text:p>
          </table:table-cell>
          <table:table-cell table:number-columns-repeated="2" table:style-name="ce20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/>
          <table:table-cell table:style-name="ce8" office:value-type="string">
            <text:p><text:s text:c="4"/>Financial Assistance (m)</text:p>
          </table:table-cell>
          <table:table-cell table:style-name="ce20" office:value-type="float" office:value="70">
            <text:p>70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W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/>
          <table:table-cell table:style-name="ce6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6"/>336112</text:p>
          </table:table-cell>
          <table:table-cell table:style-name="ce7" office:value-type="string">
            <text:p><text:s text:c="2"/>Light Trucks and Utility Vehicle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38">
            <text:p>38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43">
            <text:p>43</text:p>
          </table:table-cell>
          <table:table-cell table:style-name="ce20" office:value-type="float" office:value="4">
            <text:p>4</text:p>
          </table:table-cell>
          <table:table-cell table:number-columns-repeated="3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5">
            <text:p>5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15">
            <text:p>15</text:p>
          </table:table-cell>
          <table:table-cell table:style-name="ce20" office:value-type="string">
            <text:p>--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5">
            <text:p>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18">
            <text:p>18</text:p>
          </table:table-cell>
          <table:table-cell table:style-name="ce20" office:value-type="string">
            <text:p>--</text:p>
          </table:table-cell>
          <table:table-cell table:style-name="ce20" office:value-type="float" office:value="13">
            <text:p>13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6">
            <text:p>6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17">
            <text:p>17</text:p>
          </table:table-cell>
          <table:table-cell table:style-name="ce20" office:value-type="string">
            <text:p>W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33">
            <text:p>3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3">
            <text:p>13</text:p>
          </table:table-cell>
          <table:table-cell table:number-columns-repeated="3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8">
            <text:p>8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5">
            <text:p>15</text:p>
          </table:table-cell>
          <table:table-cell table:style-name="ce20" office:value-type="string">
            <text:p>W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20">
            <text:p>20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W</text:p>
          </table:table-cell>
          <table:table-cell table:style-name="ce20" office:value-type="float" office:value="5">
            <text:p>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6">
            <text:p>6</text:p>
          </table:table-cell>
          <table:table-cell table:number-columns-repeated="2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8">
            <text:p>8</text:p>
          </table:table-cell>
          <table:table-cell table:number-columns-repeated="2" table:style-name="ce20" office:value-type="float" office:value="5">
            <text:p>5</text:p>
          </table:table-cell>
          <table:table-cell table:style-name="ce20" office:value-type="string">
            <text:p>W</text:p>
          </table:table-cell>
          <table:table-cell table:number-columns-repeated="3"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/>
          <table:table-cell table:style-name="ce6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4"/>3364</text:p>
          </table:table-cell>
          <table:table-cell table:style-name="ce7" office:value-type="string">
            <text:p><text:s text:c="2"/>Aerospace Product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327">
            <text:p>327</text:p>
          </table:table-cell>
          <table:table-cell table:style-name="ce20" office:value-type="float" office:value="583">
            <text:p>583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593">
            <text:p>593</text:p>
          </table:table-cell>
          <table:table-cell table:style-name="ce20" office:value-type="float" office:value="317">
            <text:p>317</text:p>
          </table:table-cell>
          <table:table-cell table:style-name="ce20" office:value-type="float" office:value="210">
            <text:p>210</text:p>
          </table:table-cell>
          <table:table-cell table:style-name="ce20" office:value-type="float" office:value="98">
            <text:p>98</text:p>
          </table:table-cell>
          <table:table-cell table:style-name="ce20" office:value-type="float" office:value="47">
            <text:p>47</text:p>
          </table:table-cell>
          <table:table-cell table:style-name="ce20" office:value-type="float" office:value="6">
            <text:p>6</text:p>
          </table:table-cell>
          <table:table-cell table:number-columns-repeated="2"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756">
            <text:p>756</text:p>
          </table:table-cell>
          <table:table-cell table:style-name="ce20" office:value-type="float" office:value="154">
            <text:p>154</text:p>
          </table:table-cell>
          <table:table-cell table:style-name="ce20" office:value-type="float" office:value="107">
            <text:p>107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28">
            <text:p>2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773">
            <text:p>773</text:p>
          </table:table-cell>
          <table:table-cell table:style-name="ce20" office:value-type="float" office:value="137">
            <text:p>137</text:p>
          </table:table-cell>
          <table:table-cell table:style-name="ce20" office:value-type="float" office:value="97">
            <text:p>97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25">
            <text:p>2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810">
            <text:p>810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55">
            <text:p>55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820">
            <text:p>820</text:p>
          </table:table-cell>
          <table:table-cell table:style-name="ce20" office:value-type="float" office:value="90">
            <text:p>90</text:p>
          </table:table-cell>
          <table:table-cell table:style-name="ce20" office:value-type="float" office:value="51">
            <text:p>51</text:p>
          </table:table-cell>
          <table:table-cell table:style-name="ce20" office:value-type="float" office:value="12">
            <text:p>12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27">
            <text:p>2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810">
            <text:p>810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--</text:p>
          </table:table-cell>
          <table:table-cell table:style-name="ce20" office:value-type="float" office:value="68">
            <text:p>68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32">
            <text:p>3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840">
            <text:p>840</text:p>
          </table:table-cell>
          <table:table-cell table:style-name="ce20" office:value-type="float" office:value="70">
            <text:p>70</text:p>
          </table:table-cell>
          <table:table-cell table:style-name="ce20" office:value-type="string">
            <text:p>--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7">
            <text:p>7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30">
            <text:p>3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823">
            <text:p>823</text:p>
          </table:table-cell>
          <table:table-cell table:style-name="ce20" office:value-type="float" office:value="87">
            <text:p>87</text:p>
          </table:table-cell>
          <table:table-cell table:style-name="ce20" office:value-type="float" office:value="58">
            <text:p>58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662">
            <text:p>662</text:p>
          </table:table-cell>
          <table:table-cell table:style-name="ce20" office:value-type="float" office:value="248">
            <text:p>248</text:p>
          </table:table-cell>
          <table:table-cell table:style-name="ce20" office:value-type="float" office:value="177">
            <text:p>177</text:p>
          </table:table-cell>
          <table:table-cell table:style-name="ce20" office:value-type="float" office:value="69">
            <text:p>69</text:p>
          </table:table-cell>
          <table:table-cell table:style-name="ce20" office:value-type="float" office:value="115">
            <text:p>115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21">
            <text:p>2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821">
            <text:p>821</text:p>
          </table:table-cell>
          <table:table-cell table:style-name="ce20" office:value-type="float" office:value="89">
            <text:p>89</text:p>
          </table:table-cell>
          <table:table-cell table:style-name="ce20" office:value-type="float" office:value="59">
            <text:p>59</text:p>
          </table:table-cell>
          <table:table-cell table:style-name="ce20" office:value-type="string">
            <text:p>W</text:p>
          </table:table-cell>
          <table:table-cell table:style-name="ce20" office:value-type="float" office:value="17">
            <text:p>17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28">
            <text:p>2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830">
            <text:p>830</text:p>
          </table:table-cell>
          <table:table-cell table:style-name="ce20" office:value-type="float" office:value="80">
            <text:p>80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28">
            <text:p>2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749">
            <text:p>749</text:p>
          </table:table-cell>
          <table:table-cell table:style-name="ce20" office:value-type="float" office:value="161">
            <text:p>161</text:p>
          </table:table-cell>
          <table:table-cell table:style-name="ce20" office:value-type="float" office:value="135">
            <text:p>135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689">
            <text:p>689</text:p>
          </table:table-cell>
          <table:table-cell table:style-name="ce20" office:value-type="float" office:value="221">
            <text:p>221</text:p>
          </table:table-cell>
          <table:table-cell table:style-name="ce20" office:value-type="float" office:value="156">
            <text:p>156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04">
            <text:p>104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float" office:value="16">
            <text:p>1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581">
            <text:p>581</text:p>
          </table:table-cell>
          <table:table-cell table:style-name="ce20" office:value-type="float" office:value="329">
            <text:p>329</text:p>
          </table:table-cell>
          <table:table-cell table:style-name="ce20" office:value-type="float" office:value="206">
            <text:p>206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162">
            <text:p>162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643">
            <text:p>643</text:p>
          </table:table-cell>
          <table:table-cell table:style-name="ce20" office:value-type="float" office:value="267">
            <text:p>267</text:p>
          </table:table-cell>
          <table:table-cell table:style-name="ce20" office:value-type="float" office:value="171">
            <text:p>171</text:p>
          </table:table-cell>
          <table:table-cell table:style-name="ce20" office:value-type="float" office:value="57">
            <text:p>57</text:p>
          </table:table-cell>
          <table:table-cell table:style-name="ce20" office:value-type="float" office:value="105">
            <text:p>105</text:p>
          </table:table-cell>
          <table:table-cell table:number-columns-repeated="3" table:style-name="ce20" office:value-type="string">
            <text:p>Q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673">
            <text:p>673</text:p>
          </table:table-cell>
          <table:table-cell table:style-name="ce20" office:value-type="float" office:value="237">
            <text:p>237</text:p>
          </table:table-cell>
          <table:table-cell table:style-name="ce20" office:value-type="float" office:value="141">
            <text:p>141</text:p>
          </table:table-cell>
          <table:table-cell table:style-name="ce20" office:value-type="float" office:value="110">
            <text:p>110</text:p>
          </table:table-cell>
          <table:table-cell table:style-name="ce20" office:value-type="float" office:value="117">
            <text:p>117</text:p>
          </table:table-cell>
          <table:table-cell table:style-name="ce20" office:value-type="string">
            <text:p>Q</text:p>
          </table:table-cell>
          <table:table-cell table:style-name="ce20" office:value-type="float" office:value="18">
            <text:p>18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719">
            <text:p>719</text:p>
          </table:table-cell>
          <table:table-cell table:style-name="ce20" office:value-type="float" office:value="191">
            <text:p>191</text:p>
          </table:table-cell>
          <table:table-cell table:style-name="ce20" office:value-type="float" office:value="106">
            <text:p>106</text:p>
          </table:table-cell>
          <table:table-cell table:style-name="ce20" office:value-type="float" office:value="98">
            <text:p>98</text:p>
          </table:table-cell>
          <table:table-cell table:style-name="ce20" office:value-type="float" office:value="59">
            <text:p>59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789">
            <text:p>789</text:p>
          </table:table-cell>
          <table:table-cell table:style-name="ce20" office:value-type="float" office:value="121">
            <text:p>121</text:p>
          </table:table-cell>
          <table:table-cell table:style-name="ce20" office:value-type="string">
            <text:p>Q</text:p>
          </table:table-cell>
          <table:table-cell table:style-name="ce20" office:value-type="float" office:value="38">
            <text:p>38</text:p>
          </table:table-cell>
          <table:table-cell table:number-columns-repeated="3"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/>
          <table:table-cell table:style-name="ce6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6"/>336411</text:p>
          </table:table-cell>
          <table:table-cell table:style-name="ce7" office:value-type="string">
            <text:p><text:s text:c="2"/>Aircraft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65">
            <text:p>65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58">
            <text:p>58</text:p>
          </table:table-cell>
          <table:table-cell table:style-name="ce20" office:value-type="float" office:value="47">
            <text:p>47</text:p>
          </table:table-cell>
          <table:table-cell table:style-name="ce20" office:value-type="float" office:value="35">
            <text:p>35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3">
            <text:p>3</text:p>
          </table:table-cell>
          <table:table-cell table:style-name="ce20" office:value-type="string">
            <text:p>W</text:p>
          </table:table-cell>
          <table:table-cell table:style-name="ce20" office:value-type="float" office:value="3">
            <text:p>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85">
            <text:p>85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2">
            <text:p>12</text:p>
          </table:table-cell>
          <table:table-cell table:style-name="ce20" office:value-type="string">
            <text:p>W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5">
            <text:p>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88">
            <text:p>88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8">
            <text:p>8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5">
            <text:p>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87">
            <text:p>87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3">
            <text:p>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90">
            <text:p>90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8">
            <text:p>8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79">
            <text:p>79</text:p>
          </table:table-cell>
          <table:table-cell table:style-name="ce20" office:value-type="float" office:value="26">
            <text:p>26</text:p>
          </table:table-cell>
          <table:table-cell table:style-name="ce20" office:value-type="string">
            <text:p>--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8">
            <text:p>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93">
            <text:p>93</text:p>
          </table:table-cell>
          <table:table-cell table:style-name="ce20" office:value-type="float" office:value="12">
            <text:p>12</text:p>
          </table:table-cell>
          <table:table-cell table:style-name="ce20" office:value-type="string">
            <text:p>--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3">
            <text:p>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9">
            <text:p>9</text:p>
          </table:table-cell>
          <table:table-cell table:style-name="ce20" office:value-type="string">
            <text:p>W</text:p>
          </table:table-cell>
          <table:table-cell table:style-name="ce20" office:value-type="float" office:value="6">
            <text:p>6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3">
            <text:p>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73">
            <text:p>73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26">
            <text:p>26</text:p>
          </table:table-cell>
          <table:table-cell table:style-name="ce20" office:value-type="string">
            <text:p>W</text:p>
          </table:table-cell>
          <table:table-cell table:style-name="ce20" office:value-type="float" office:value="12">
            <text:p>12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90">
            <text:p>90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3">
            <text:p>3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6">
            <text:p>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79">
            <text:p>79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1">
            <text:p>21</text:p>
          </table:table-cell>
          <table:table-cell table:style-name="ce20" office:value-type="string">
            <text:p>W</text:p>
          </table:table-cell>
          <table:table-cell table:style-name="ce20" office:value-type="float" office:value="3">
            <text:p>3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3">
            <text:p>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68">
            <text:p>68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2">
            <text:p>12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62">
            <text:p>62</text:p>
          </table:table-cell>
          <table:table-cell table:style-name="ce20" office:value-type="float" office:value="43">
            <text:p>43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7">
            <text:p>17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72">
            <text:p>72</text:p>
          </table:table-cell>
          <table:table-cell table:style-name="ce20" office:value-type="float" office:value="33">
            <text:p>33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8">
            <text:p>18</text:p>
          </table:table-cell>
          <table:table-cell table:number-columns-repeated="2" table:style-name="ce20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67">
            <text:p>67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11">
            <text:p>11</text:p>
          </table:table-cell>
          <table:table-cell table:style-name="ce20" office:value-type="string">
            <text:p>W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/>
          <table:table-cell table:style-name="ce6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2"/>337</text:p>
          </table:table-cell>
          <table:table-cell table:style-name="ce7" office:value-type="string">
            <text:p>FURNITURE AND RELATED PRODUCT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6641">
            <text:p>6,641</text:p>
          </table:table-cell>
          <table:table-cell table:style-name="ce20" office:value-type="float" office:value="4904">
            <text:p>4,904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9280">
            <text:p>9,280</text:p>
          </table:table-cell>
          <table:table-cell table:style-name="ce20" office:value-type="float" office:value="2265">
            <text:p>2,265</text:p>
          </table:table-cell>
          <table:table-cell table:style-name="ce20" office:value-type="float" office:value="789">
            <text:p>789</text:p>
          </table:table-cell>
          <table:table-cell table:style-name="ce20" office:value-type="float" office:value="692">
            <text:p>692</text:p>
          </table:table-cell>
          <table:table-cell table:style-name="ce20" office:value-type="float" office:value="364">
            <text:p>364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float" office:value="583">
            <text:p>58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10046">
            <text:p>10,046</text:p>
          </table:table-cell>
          <table:table-cell table:style-name="ce20" office:value-type="float" office:value="1499">
            <text:p>1,499</text:p>
          </table:table-cell>
          <table:table-cell table:style-name="ce20" office:value-type="float" office:value="416">
            <text:p>416</text:p>
          </table:table-cell>
          <table:table-cell table:style-name="ce20" office:value-type="float" office:value="470">
            <text:p>470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693">
            <text:p>69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10221">
            <text:p>10,221</text:p>
          </table:table-cell>
          <table:table-cell table:style-name="ce20" office:value-type="float" office:value="1324">
            <text:p>1,324</text:p>
          </table:table-cell>
          <table:table-cell table:style-name="ce20" office:value-type="float" office:value="245">
            <text:p>245</text:p>
          </table:table-cell>
          <table:table-cell table:style-name="ce20" office:value-type="float" office:value="212">
            <text:p>212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870">
            <text:p>87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10630">
            <text:p>10,630</text:p>
          </table:table-cell>
          <table:table-cell table:style-name="ce20" office:value-type="float" office:value="915">
            <text:p>915</text:p>
          </table:table-cell>
          <table:table-cell table:style-name="ce20" office:value-type="float" office:value="46">
            <text:p>46</text:p>
          </table:table-cell>
          <table:table-cell table:style-name="ce20" office:value-type="string">
            <text:p>Q</text:p>
          </table:table-cell>
          <table:table-cell table:style-name="ce20" office:value-type="float" office:value="21">
            <text:p>2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672">
            <text:p>67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10888">
            <text:p>10,888</text:p>
          </table:table-cell>
          <table:table-cell table:style-name="ce20" office:value-type="float" office:value="657">
            <text:p>657</text:p>
          </table:table-cell>
          <table:table-cell table:style-name="ce20" office:value-type="string">
            <text:p>Q</text:p>
          </table:table-cell>
          <table:table-cell table:number-columns-repeated="4" table:style-name="ce20" office:value-type="float" office:value="0">
            <text:p>0</text:p>
          </table:table-cell>
          <table:table-cell table:style-name="ce20" office:value-type="float" office:value="583">
            <text:p>58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10233">
            <text:p>10,233</text:p>
          </table:table-cell>
          <table:table-cell table:style-name="ce20" office:value-type="float" office:value="1312">
            <text:p>1,312</text:p>
          </table:table-cell>
          <table:table-cell table:style-name="ce20" office:value-type="string">
            <text:p>--</text:p>
          </table:table-cell>
          <table:table-cell table:style-name="ce20" office:value-type="float" office:value="368">
            <text:p>368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939">
            <text:p>939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10896">
            <text:p>10,896</text:p>
          </table:table-cell>
          <table:table-cell table:style-name="ce20" office:value-type="float" office:value="649">
            <text:p>649</text:p>
          </table:table-cell>
          <table:table-cell table:style-name="ce20" office:value-type="string">
            <text:p>--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583">
            <text:p>58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10947">
            <text:p>10,947</text:p>
          </table:table-cell>
          <table:table-cell table:style-name="ce20" office:value-type="float" office:value="598">
            <text:p>598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495">
            <text:p>49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9448">
            <text:p>9,448</text:p>
          </table:table-cell>
          <table:table-cell table:style-name="ce20" office:value-type="float" office:value="2097">
            <text:p>2,097</text:p>
          </table:table-cell>
          <table:table-cell table:style-name="ce20" office:value-type="float" office:value="1488">
            <text:p>1,488</text:p>
          </table:table-cell>
          <table:table-cell table:number-columns-repeated="2"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495">
            <text:p>49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10447">
            <text:p>10,447</text:p>
          </table:table-cell>
          <table:table-cell table:style-name="ce20" office:value-type="float" office:value="1098">
            <text:p>1,098</text:p>
          </table:table-cell>
          <table:table-cell table:style-name="ce20" office:value-type="float" office:value="226">
            <text:p>226</text:p>
          </table:table-cell>
          <table:table-cell table:number-columns-repeated="2"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675">
            <text:p>67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10838">
            <text:p>10,838</text:p>
          </table:table-cell>
          <table:table-cell table:style-name="ce20" office:value-type="float" office:value="707">
            <text:p>707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13">
            <text:p>413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10002">
            <text:p>10,002</text:p>
          </table:table-cell>
          <table:table-cell table:style-name="ce20" office:value-type="float" office:value="1543">
            <text:p>1,543</text:p>
          </table:table-cell>
          <table:table-cell table:style-name="ce20" office:value-type="float" office:value="899">
            <text:p>899</text:p>
          </table:table-cell>
          <table:table-cell table:number-columns-repeated="2"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07">
            <text:p>40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9522">
            <text:p>9,522</text:p>
          </table:table-cell>
          <table:table-cell table:style-name="ce20" office:value-type="float" office:value="2023">
            <text:p>2,023</text:p>
          </table:table-cell>
          <table:table-cell table:style-name="ce20" office:value-type="float" office:value="700">
            <text:p>700</text:p>
          </table:table-cell>
          <table:table-cell table:style-name="ce20" office:value-type="float" office:value="285">
            <text:p>285</text:p>
          </table:table-cell>
          <table:table-cell table:style-name="ce20" office:value-type="float" office:value="388">
            <text:p>388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678">
            <text:p>67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8823">
            <text:p>8,823</text:p>
          </table:table-cell>
          <table:table-cell table:style-name="ce20" office:value-type="float" office:value="2722">
            <text:p>2,722</text:p>
          </table:table-cell>
          <table:table-cell table:style-name="ce20" office:value-type="float" office:value="1384">
            <text:p>1,384</text:p>
          </table:table-cell>
          <table:table-cell table:style-name="ce20" office:value-type="float" office:value="552">
            <text:p>552</text:p>
          </table:table-cell>
          <table:table-cell table:style-name="ce20" office:value-type="float" office:value="311">
            <text:p>311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760">
            <text:p>76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9844">
            <text:p>9,844</text:p>
          </table:table-cell>
          <table:table-cell table:style-name="ce20" office:value-type="float" office:value="1701">
            <text:p>1,701</text:p>
          </table:table-cell>
          <table:table-cell table:style-name="ce20" office:value-type="float" office:value="342">
            <text:p>342</text:p>
          </table:table-cell>
          <table:table-cell table:style-name="ce20" office:value-type="float" office:value="327">
            <text:p>327</text:p>
          </table:table-cell>
          <table:table-cell table:style-name="ce20" office:value-type="float" office:value="463">
            <text:p>463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float" office:value="692">
            <text:p>69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10690">
            <text:p>10,690</text:p>
          </table:table-cell>
          <table:table-cell table:style-name="ce20" office:value-type="float" office:value="855">
            <text:p>855</text:p>
          </table:table-cell>
          <table:table-cell table:style-name="ce20" office:value-type="float" office:value="350">
            <text:p>350</text:p>
          </table:table-cell>
          <table:table-cell table:style-name="ce20" office:value-type="float" office:value="343">
            <text:p>343</text:p>
          </table:table-cell>
          <table:table-cell table:style-name="ce20" office:value-type="float" office:value="237">
            <text:p>237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10715">
            <text:p>10,715</text:p>
          </table:table-cell>
          <table:table-cell table:style-name="ce20" office:value-type="float" office:value="830">
            <text:p>830</text:p>
          </table:table-cell>
          <table:table-cell table:style-name="ce20" office:value-type="float" office:value="569">
            <text:p>569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11090">
            <text:p>11,090</text:p>
          </table:table-cell>
          <table:table-cell table:style-name="ce20" office:value-type="float" office:value="455">
            <text:p>455</text:p>
          </table:table-cell>
          <table:table-cell table:number-columns-repeated="5"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/>
          <table:table-cell table:style-name="ce6"/>
          <table:table-cell table:style-name="ce20" table:number-columns-repeated="8"/>
          <table:table-cell table:number-columns-repeated="1014"/>
        </table:table-row>
        <table:table-row table:style-name="ro5">
          <table:table-cell office:value-type="string">
            <text:p>Actual</text:p>
          </table:table-cell>
          <table:table-cell table:style-name="ce6" office:value-type="string">
            <text:p>MISCELLANEOUS</text:p>
          </table:table-cell>
          <table:table-cell table:style-name="ce20" table:number-columns-repeated="8"/>
          <table:table-cell table:number-columns-repeated="1014"/>
        </table:table-row>
        <table:table-row table:style-name="ro5">
          <table:table-cell/>
          <table:table-cell table:style-name="Default" table:formula="of:=[.B2409]" office:value-type="string" office:string-value="Participation in One or More of the Following Types of Activities">
            <text:p>Participation in One or More of the Following Types of Activities</text:p>
          </table:table-cell>
          <table:table-cell table:style-name="ce20" table:formula="of:=IF(ISNUMBER([.C2409]);[.C2409];0)" office:value-type="float" office:value="10453">
            <text:p>10,453</text:p>
          </table:table-cell>
          <table:table-cell table:style-name="ce20" table:formula="of:=IF(ISNUMBER([.D2409]);[.D2409];0)" office:value-type="float" office:value="5334">
            <text:p>5,334</text:p>
          </table:table-cell>
          <table:table-cell table:style-name="ce20" table:formula="of:=IF(ISNUMBER([.E2409]);[.E2409];0)" office:value-type="float" office:value="0">
            <text:p>0</text:p>
          </table:table-cell>
          <table:table-cell table:style-name="ce20" table:formula="of:=IF(ISNUMBER([.F2409]);[.F2409];0)" office:value-type="float" office:value="0">
            <text:p>0</text:p>
          </table:table-cell>
          <table:table-cell table:style-name="ce20" table:formula="of:=IF(ISNUMBER([.G2409]);[.G2409];0)" office:value-type="float" office:value="0">
            <text:p>0</text:p>
          </table:table-cell>
          <table:table-cell table:style-name="ce20" table:formula="of:=IF(ISNUMBER([.H2409]);[.H2409];0)" office:value-type="float" office:value="0">
            <text:p>0</text:p>
          </table:table-cell>
          <table:table-cell table:style-name="ce20" table:formula="of:=IF(ISNUMBER([.I2409]);[.I2409];0)" office:value-type="float" office:value="0">
            <text:p>0</text:p>
          </table:table-cell>
          <table:table-cell table:style-name="ce20" table:formula="of:=IF(ISNUMBER([.J2409]);[.J2409];0)" office:value-type="float" office:value="0">
            <text:p>0</text:p>
          </table:table-cell>
          <table:table-cell table:style-name="Default"/>
          <table:table-cell table:number-columns-repeated="1013"/>
        </table:table-row>
        <table:table-row table:style-name="ro5">
          <table:table-cell/>
          <table:table-cell table:style-name="Default" table:formula="of:=[.B2410]" office:value-type="string" office:string-value="  Energy Audit or Assessment">
            <text:p><text:s text:c="2"/>Energy Audit or Assessment</text:p>
          </table:table-cell>
          <table:table-cell table:style-name="ce20" table:formula="of:=IF(ISNUMBER([.C2410]);[.C2410];0)" office:value-type="float" office:value="13523">
            <text:p>13,523</text:p>
          </table:table-cell>
          <table:table-cell table:style-name="ce20" table:formula="of:=IF(ISNUMBER([.D2410]);[.D2410];0)" office:value-type="float" office:value="2264">
            <text:p>2,264</text:p>
          </table:table-cell>
          <table:table-cell table:style-name="ce20" table:formula="of:=IF(ISNUMBER([.E2410]);[.E2410];0)" office:value-type="float" office:value="780">
            <text:p>780</text:p>
          </table:table-cell>
          <table:table-cell table:style-name="ce20" table:formula="of:=IF(ISNUMBER([.F2410]);[.F2410];0)" office:value-type="float" office:value="697">
            <text:p>697</text:p>
          </table:table-cell>
          <table:table-cell table:style-name="ce20" table:formula="of:=IF(ISNUMBER([.G2410]);[.G2410];0)" office:value-type="float" office:value="437">
            <text:p>437</text:p>
          </table:table-cell>
          <table:table-cell table:style-name="ce20" table:formula="of:=IF(ISNUMBER([.H2410]);[.H2410];0)" office:value-type="float" office:value="0">
            <text:p>0</text:p>
          </table:table-cell>
          <table:table-cell table:style-name="ce20" table:formula="of:=IF(ISNUMBER([.I2410]);[.I2410];0)" office:value-type="float" office:value="0">
            <text:p>0</text:p>
          </table:table-cell>
          <table:table-cell table:style-name="ce20" table:formula="of:=IF(ISNUMBER([.J2410]);[.J2410];0)" office:value-type="float" office:value="526">
            <text:p>526</text:p>
          </table:table-cell>
          <table:table-cell table:style-name="Default"/>
          <table:table-cell table:number-columns-repeated="1013"/>
        </table:table-row>
        <table:table-row table:style-name="ro5">
          <table:table-cell/>
          <table:table-cell table:style-name="Default" table:formula="of:=[.B2411]" office:value-type="string" office:string-value="  Electricity Load Control">
            <text:p><text:s text:c="2"/>Electricity Load Control</text:p>
          </table:table-cell>
          <table:table-cell table:style-name="ce20" table:formula="of:=IF(ISNUMBER([.C2411]);[.C2411];0)" office:value-type="float" office:value="14317">
            <text:p>14,317</text:p>
          </table:table-cell>
          <table:table-cell table:style-name="ce20" table:formula="of:=IF(ISNUMBER([.D2411]);[.D2411];0)" office:value-type="float" office:value="1470">
            <text:p>1,470</text:p>
          </table:table-cell>
          <table:table-cell table:style-name="ce20" table:formula="of:=IF(ISNUMBER([.E2411]);[.E2411];0)" office:value-type="float" office:value="355">
            <text:p>355</text:p>
          </table:table-cell>
          <table:table-cell table:style-name="ce20" table:formula="of:=IF(ISNUMBER([.F2411]);[.F2411];0)" office:value-type="float" office:value="0">
            <text:p>0</text:p>
          </table:table-cell>
          <table:table-cell table:style-name="ce20" table:formula="of:=IF(ISNUMBER([.G2411]);[.G2411];0)" office:value-type="float" office:value="0">
            <text:p>0</text:p>
          </table:table-cell>
          <table:table-cell table:style-name="ce20" table:formula="of:=IF(ISNUMBER([.H2411]);[.H2411];0)" office:value-type="float" office:value="0">
            <text:p>0</text:p>
          </table:table-cell>
          <table:table-cell table:style-name="ce20" table:formula="of:=IF(ISNUMBER([.I2411]);[.I2411];0)" office:value-type="float" office:value="0">
            <text:p>0</text:p>
          </table:table-cell>
          <table:table-cell table:style-name="ce20" table:formula="of:=IF(ISNUMBER([.J2411]);[.J2411];0)" office:value-type="float" office:value="787">
            <text:p>787</text:p>
          </table:table-cell>
          <table:table-cell table:style-name="Default"/>
          <table:table-cell table:number-columns-repeated="1013"/>
        </table:table-row>
        <table:table-row table:style-name="ro5">
          <table:table-cell/>
          <table:table-cell table:style-name="Default" table:formula="of:=[.B2412]" office:value-type="string" office:string-value="  Power Factor Correction or Improvement">
            <text:p><text:s text:c="2"/>Power Factor Correction or Improvement</text:p>
          </table:table-cell>
          <table:table-cell table:style-name="ce20" table:formula="of:=IF(ISNUMBER([.C2412]);[.C2412];0)" office:value-type="float" office:value="14538">
            <text:p>14,538</text:p>
          </table:table-cell>
          <table:table-cell table:style-name="ce20" table:formula="of:=IF(ISNUMBER([.D2412]);[.D2412];0)" office:value-type="float" office:value="1249">
            <text:p>1,249</text:p>
          </table:table-cell>
          <table:table-cell table:style-name="ce20" table:formula="of:=IF(ISNUMBER([.E2412]);[.E2412];0)" office:value-type="float" office:value="231">
            <text:p>231</text:p>
          </table:table-cell>
          <table:table-cell table:style-name="ce20" table:formula="of:=IF(ISNUMBER([.F2412]);[.F2412];0)" office:value-type="float" office:value="250">
            <text:p>250</text:p>
          </table:table-cell>
          <table:table-cell table:style-name="ce20" table:formula="of:=IF(ISNUMBER([.G2412]);[.G2412];0)" office:value-type="float" office:value="43">
            <text:p>43</text:p>
          </table:table-cell>
          <table:table-cell table:style-name="ce20" table:formula="of:=IF(ISNUMBER([.H2412]);[.H2412];0)" office:value-type="float" office:value="0">
            <text:p>0</text:p>
          </table:table-cell>
          <table:table-cell table:style-name="ce20" table:formula="of:=IF(ISNUMBER([.I2412]);[.I2412];0)" office:value-type="float" office:value="0">
            <text:p>0</text:p>
          </table:table-cell>
          <table:table-cell table:style-name="ce20" table:formula="of:=IF(ISNUMBER([.J2412]);[.J2412];0)" office:value-type="float" office:value="785">
            <text:p>785</text:p>
          </table:table-cell>
          <table:table-cell table:style-name="Default"/>
          <table:table-cell table:number-columns-repeated="1013"/>
        </table:table-row>
        <table:table-row table:style-name="ro5">
          <table:table-cell/>
          <table:table-cell table:style-name="Default" table:formula="of:=[.B2413]" office:value-type="string" office:string-value="  Equipment Installation or Retrofit for the Primary Purpose of">
            <text:p><text:s text:c="2"/>Equipment Installation or Retrofit for the Primary Purpose of</text:p>
          </table:table-cell>
          <table:table-cell table:style-name="ce20" table:formula="of:=IF(ISNUMBER([.C2413]);[.C2413];0)" office:value-type="float" office:value="0">
            <text:p>0</text:p>
          </table:table-cell>
          <table:table-cell table:style-name="ce20" table:formula="of:=IF(ISNUMBER([.D2413]);[.D2413];0)" office:value-type="float" office:value="0">
            <text:p>0</text:p>
          </table:table-cell>
          <table:table-cell table:style-name="ce20" table:formula="of:=IF(ISNUMBER([.E2413]);[.E2413];0)" office:value-type="float" office:value="0">
            <text:p>0</text:p>
          </table:table-cell>
          <table:table-cell table:style-name="ce20" table:formula="of:=IF(ISNUMBER([.F2413]);[.F2413];0)" office:value-type="float" office:value="0">
            <text:p>0</text:p>
          </table:table-cell>
          <table:table-cell table:style-name="ce20" table:formula="of:=IF(ISNUMBER([.G2413]);[.G2413];0)" office:value-type="float" office:value="0">
            <text:p>0</text:p>
          </table:table-cell>
          <table:table-cell table:style-name="ce20" table:formula="of:=IF(ISNUMBER([.H2413]);[.H2413];0)" office:value-type="float" office:value="0">
            <text:p>0</text:p>
          </table:table-cell>
          <table:table-cell table:style-name="ce20" table:formula="of:=IF(ISNUMBER([.I2413]);[.I2413];0)" office:value-type="float" office:value="0">
            <text:p>0</text:p>
          </table:table-cell>
          <table:table-cell table:style-name="ce20" table:formula="of:=IF(ISNUMBER([.J2413]);[.J2413];0)" office:value-type="float" office:value="0">
            <text:p>0</text:p>
          </table:table-cell>
          <table:table-cell table:style-name="Default"/>
          <table:table-cell table:number-columns-repeated="1013"/>
        </table:table-row>
        <table:table-row table:style-name="ro5">
          <table:table-cell/>
          <table:table-cell table:style-name="Default" table:formula="of:=[.B2414]" office:value-type="string" office:string-value="    Using a Different Energy Source (c)">
            <text:p><text:s text:c="4"/>Using a Different Energy Source (c)</text:p>
          </table:table-cell>
          <table:table-cell table:style-name="ce20" table:formula="of:=IF(ISNUMBER([.C2414]);[.C2414];0)" office:value-type="float" office:value="14796">
            <text:p>14,796</text:p>
          </table:table-cell>
          <table:table-cell table:style-name="ce20" table:formula="of:=IF(ISNUMBER([.D2414]);[.D2414];0)" office:value-type="float" office:value="991">
            <text:p>991</text:p>
          </table:table-cell>
          <table:table-cell table:style-name="ce20" table:formula="of:=IF(ISNUMBER([.E2414]);[.E2414];0)" office:value-type="float" office:value="371">
            <text:p>371</text:p>
          </table:table-cell>
          <table:table-cell table:style-name="ce20" table:formula="of:=IF(ISNUMBER([.F2414]);[.F2414];0)" office:value-type="float" office:value="0">
            <text:p>0</text:p>
          </table:table-cell>
          <table:table-cell table:style-name="ce20" table:formula="of:=IF(ISNUMBER([.G2414]);[.G2414];0)" office:value-type="float" office:value="0">
            <text:p>0</text:p>
          </table:table-cell>
          <table:table-cell table:style-name="ce20" table:formula="of:=IF(ISNUMBER([.H2414]);[.H2414];0)" office:value-type="float" office:value="0">
            <text:p>0</text:p>
          </table:table-cell>
          <table:table-cell table:style-name="ce20" table:formula="of:=IF(ISNUMBER([.I2414]);[.I2414];0)" office:value-type="float" office:value="0">
            <text:p>0</text:p>
          </table:table-cell>
          <table:table-cell table:style-name="ce20" table:formula="of:=IF(ISNUMBER([.J2414]);[.J2414];0)" office:value-type="float" office:value="441">
            <text:p>441</text:p>
          </table:table-cell>
          <table:table-cell table:style-name="Default"/>
          <table:table-cell table:number-columns-repeated="1013"/>
        </table:table-row>
        <table:table-row table:style-name="ro5">
          <table:table-cell/>
          <table:table-cell table:style-name="Default" table:formula="of:=[.B2415]" office:value-type="string" office:string-value="  Standby Generation Program">
            <text:p><text:s text:c="2"/>Standby Generation Program</text:p>
          </table:table-cell>
          <table:table-cell table:style-name="ce20" table:formula="of:=IF(ISNUMBER([.C2415]);[.C2415];0)" office:value-type="float" office:value="14688">
            <text:p>14,688</text:p>
          </table:table-cell>
          <table:table-cell table:style-name="ce20" table:formula="of:=IF(ISNUMBER([.D2415]);[.D2415];0)" office:value-type="float" office:value="1099">
            <text:p>1,099</text:p>
          </table:table-cell>
          <table:table-cell table:style-name="ce20" table:formula="of:=IF(ISNUMBER([.E2415]);[.E2415];0)" office:value-type="float" office:value="573">
            <text:p>573</text:p>
          </table:table-cell>
          <table:table-cell table:style-name="ce20" table:formula="of:=IF(ISNUMBER([.F2415]);[.F2415];0)" office:value-type="float" office:value="0">
            <text:p>0</text:p>
          </table:table-cell>
          <table:table-cell table:style-name="ce20" table:formula="of:=IF(ISNUMBER([.G2415]);[.G2415];0)" office:value-type="float" office:value="0">
            <text:p>0</text:p>
          </table:table-cell>
          <table:table-cell table:style-name="ce20" table:formula="of:=IF(ISNUMBER([.H2415]);[.H2415];0)" office:value-type="float" office:value="0">
            <text:p>0</text:p>
          </table:table-cell>
          <table:table-cell table:style-name="ce20" table:formula="of:=IF(ISNUMBER([.I2415]);[.I2415];0)" office:value-type="float" office:value="0">
            <text:p>0</text:p>
          </table:table-cell>
          <table:table-cell table:style-name="ce20" table:formula="of:=IF(ISNUMBER([.J2415]);[.J2415];0)" office:value-type="float" office:value="526">
            <text:p>526</text:p>
          </table:table-cell>
          <table:table-cell table:style-name="Default"/>
          <table:table-cell table:number-columns-repeated="1013"/>
        </table:table-row>
        <table:table-row table:style-name="ro5">
          <table:table-cell/>
          <table:table-cell table:style-name="Default" table:formula="of:=[.B2416]" office:value-type="string" office:string-value="  Special Rate Schedule (d)">
            <text:p><text:s text:c="2"/>Special Rate Schedule (d)</text:p>
          </table:table-cell>
          <table:table-cell table:style-name="ce20" table:formula="of:=IF(ISNUMBER([.C2416]);[.C2416];0)" office:value-type="float" office:value="14764">
            <text:p>14,764</text:p>
          </table:table-cell>
          <table:table-cell table:style-name="ce20" table:formula="of:=IF(ISNUMBER([.D2416]);[.D2416];0)" office:value-type="float" office:value="1023">
            <text:p>1,023</text:p>
          </table:table-cell>
          <table:table-cell table:style-name="ce20" table:formula="of:=IF(ISNUMBER([.E2416]);[.E2416];0)" office:value-type="float" office:value="0">
            <text:p>0</text:p>
          </table:table-cell>
          <table:table-cell table:style-name="ce20" table:formula="of:=IF(ISNUMBER([.F2416]);[.F2416];0)" office:value-type="float" office:value="318">
            <text:p>318</text:p>
          </table:table-cell>
          <table:table-cell table:style-name="ce20" table:formula="of:=IF(ISNUMBER([.G2416]);[.G2416];0)" office:value-type="float" office:value="0">
            <text:p>0</text:p>
          </table:table-cell>
          <table:table-cell table:style-name="ce20" table:formula="of:=IF(ISNUMBER([.H2416]);[.H2416];0)" office:value-type="float" office:value="0">
            <text:p>0</text:p>
          </table:table-cell>
          <table:table-cell table:style-name="ce20" table:formula="of:=IF(ISNUMBER([.I2416]);[.I2416];0)" office:value-type="float" office:value="0">
            <text:p>0</text:p>
          </table:table-cell>
          <table:table-cell table:style-name="ce20" table:formula="of:=IF(ISNUMBER([.J2416]);[.J2416];0)" office:value-type="float" office:value="612">
            <text:p>612</text:p>
          </table:table-cell>
          <table:table-cell table:style-name="Default"/>
          <table:table-cell table:number-columns-repeated="1013"/>
        </table:table-row>
        <table:table-row table:style-name="ro5">
          <table:table-cell/>
          <table:table-cell table:style-name="Default" table:formula="of:=[.B2417]" office:value-type="string" office:string-value="  Interval Metering (e) ">
            <text:p><text:s text:c="2"/>Interval Metering (e) </text:p>
          </table:table-cell>
          <table:table-cell table:style-name="ce20" table:formula="of:=IF(ISNUMBER([.C2417]);[.C2417];0)" office:value-type="float" office:value="15160">
            <text:p>15,160</text:p>
          </table:table-cell>
          <table:table-cell table:style-name="ce20" table:formula="of:=IF(ISNUMBER([.D2417]);[.D2417];0)" office:value-type="float" office:value="627">
            <text:p>627</text:p>
          </table:table-cell>
          <table:table-cell table:style-name="ce20" table:formula="of:=IF(ISNUMBER([.E2417]);[.E2417];0)" office:value-type="float" office:value="0">
            <text:p>0</text:p>
          </table:table-cell>
          <table:table-cell table:style-name="ce20" table:formula="of:=IF(ISNUMBER([.F2417]);[.F2417];0)" office:value-type="float" office:value="0">
            <text:p>0</text:p>
          </table:table-cell>
          <table:table-cell table:style-name="ce20" table:formula="of:=IF(ISNUMBER([.G2417]);[.G2417];0)" office:value-type="float" office:value="0">
            <text:p>0</text:p>
          </table:table-cell>
          <table:table-cell table:style-name="ce20" table:formula="of:=IF(ISNUMBER([.H2417]);[.H2417];0)" office:value-type="float" office:value="0">
            <text:p>0</text:p>
          </table:table-cell>
          <table:table-cell table:style-name="ce20" table:formula="of:=IF(ISNUMBER([.I2417]);[.I2417];0)" office:value-type="float" office:value="0">
            <text:p>0</text:p>
          </table:table-cell>
          <table:table-cell table:style-name="ce20" table:formula="of:=IF(ISNUMBER([.J2417]);[.J2417];0)" office:value-type="float" office:value="530">
            <text:p>530</text:p>
          </table:table-cell>
          <table:table-cell table:style-name="Default"/>
          <table:table-cell table:number-columns-repeated="1013"/>
        </table:table-row>
        <table:table-row table:style-name="ro5">
          <table:table-cell/>
          <table:table-cell table:style-name="Default" table:formula="of:=[.B2418]" office:value-type="string" office:string-value="  Equipment Installation or Retrofit for the Primary Purpose of ">
            <text:p><text:s text:c="2"/>Equipment Installation or Retrofit for the Primary Purpose of </text:p>
          </table:table-cell>
          <table:table-cell table:style-name="ce20" table:formula="of:=IF(ISNUMBER([.C2418]);[.C2418];0)" office:value-type="float" office:value="0">
            <text:p>0</text:p>
          </table:table-cell>
          <table:table-cell table:style-name="ce20" table:formula="of:=IF(ISNUMBER([.D2418]);[.D2418];0)" office:value-type="float" office:value="0">
            <text:p>0</text:p>
          </table:table-cell>
          <table:table-cell table:style-name="ce20" table:formula="of:=IF(ISNUMBER([.E2418]);[.E2418];0)" office:value-type="float" office:value="0">
            <text:p>0</text:p>
          </table:table-cell>
          <table:table-cell table:style-name="ce20" table:formula="of:=IF(ISNUMBER([.F2418]);[.F2418];0)" office:value-type="float" office:value="0">
            <text:p>0</text:p>
          </table:table-cell>
          <table:table-cell table:style-name="ce20" table:formula="of:=IF(ISNUMBER([.G2418]);[.G2418];0)" office:value-type="float" office:value="0">
            <text:p>0</text:p>
          </table:table-cell>
          <table:table-cell table:style-name="ce20" table:formula="of:=IF(ISNUMBER([.H2418]);[.H2418];0)" office:value-type="float" office:value="0">
            <text:p>0</text:p>
          </table:table-cell>
          <table:table-cell table:style-name="ce20" table:formula="of:=IF(ISNUMBER([.I2418]);[.I2418];0)" office:value-type="float" office:value="0">
            <text:p>0</text:p>
          </table:table-cell>
          <table:table-cell table:style-name="ce20" table:formula="of:=IF(ISNUMBER([.J2418]);[.J2418];0)" office:value-type="float" office:value="0">
            <text:p>0</text:p>
          </table:table-cell>
          <table:table-cell table:style-name="Default"/>
          <table:table-cell table:number-columns-repeated="1013"/>
        </table:table-row>
        <table:table-row table:style-name="ro5">
          <table:table-cell/>
          <table:table-cell table:style-name="Default" table:formula="of:=[.B2419]" office:value-type="string" office:string-value="    Improving Energy Efficiency Affecting:">
            <text:p><text:s text:c="4"/>Improving Energy Efficiency Affecting:</text:p>
          </table:table-cell>
          <table:table-cell table:style-name="ce20" table:formula="of:=IF(ISNUMBER([.C2419]);[.C2419];0)" office:value-type="float" office:value="0">
            <text:p>0</text:p>
          </table:table-cell>
          <table:table-cell table:style-name="ce20" table:formula="of:=IF(ISNUMBER([.D2419]);[.D2419];0)" office:value-type="float" office:value="0">
            <text:p>0</text:p>
          </table:table-cell>
          <table:table-cell table:style-name="ce20" table:formula="of:=IF(ISNUMBER([.E2419]);[.E2419];0)" office:value-type="float" office:value="0">
            <text:p>0</text:p>
          </table:table-cell>
          <table:table-cell table:style-name="ce20" table:formula="of:=IF(ISNUMBER([.F2419]);[.F2419];0)" office:value-type="float" office:value="0">
            <text:p>0</text:p>
          </table:table-cell>
          <table:table-cell table:style-name="ce20" table:formula="of:=IF(ISNUMBER([.G2419]);[.G2419];0)" office:value-type="float" office:value="0">
            <text:p>0</text:p>
          </table:table-cell>
          <table:table-cell table:style-name="ce20" table:formula="of:=IF(ISNUMBER([.H2419]);[.H2419];0)" office:value-type="float" office:value="0">
            <text:p>0</text:p>
          </table:table-cell>
          <table:table-cell table:style-name="ce20" table:formula="of:=IF(ISNUMBER([.I2419]);[.I2419];0)" office:value-type="float" office:value="0">
            <text:p>0</text:p>
          </table:table-cell>
          <table:table-cell table:style-name="ce20" table:formula="of:=IF(ISNUMBER([.J2419]);[.J2419];0)" office:value-type="float" office:value="0">
            <text:p>0</text:p>
          </table:table-cell>
          <table:table-cell table:style-name="Default"/>
          <table:table-cell table:number-columns-repeated="1013"/>
        </table:table-row>
        <table:table-row table:style-name="ro5">
          <table:table-cell/>
          <table:table-cell table:style-name="Default" table:formula="of:=[.B2420]" office:value-type="string" office:string-value="    Steam Production/System (f)">
            <text:p><text:s text:c="4"/>Steam Production/System (f)</text:p>
          </table:table-cell>
          <table:table-cell table:style-name="ce20" table:formula="of:=IF(ISNUMBER([.C2420]);[.C2420];0)" office:value-type="float" office:value="14963">
            <text:p>14,963</text:p>
          </table:table-cell>
          <table:table-cell table:style-name="ce20" table:formula="of:=IF(ISNUMBER([.D2420]);[.D2420];0)" office:value-type="float" office:value="824">
            <text:p>824</text:p>
          </table:table-cell>
          <table:table-cell table:style-name="ce20" table:formula="of:=IF(ISNUMBER([.E2420]);[.E2420];0)" office:value-type="float" office:value="0">
            <text:p>0</text:p>
          </table:table-cell>
          <table:table-cell table:style-name="ce20" table:formula="of:=IF(ISNUMBER([.F2420]);[.F2420];0)" office:value-type="float" office:value="0">
            <text:p>0</text:p>
          </table:table-cell>
          <table:table-cell table:style-name="ce20" table:formula="of:=IF(ISNUMBER([.G2420]);[.G2420];0)" office:value-type="float" office:value="0">
            <text:p>0</text:p>
          </table:table-cell>
          <table:table-cell table:style-name="ce20" table:formula="of:=IF(ISNUMBER([.H2420]);[.H2420];0)" office:value-type="float" office:value="0">
            <text:p>0</text:p>
          </table:table-cell>
          <table:table-cell table:style-name="ce20" table:formula="of:=IF(ISNUMBER([.I2420]);[.I2420];0)" office:value-type="float" office:value="0">
            <text:p>0</text:p>
          </table:table-cell>
          <table:table-cell table:style-name="ce20" table:formula="of:=IF(ISNUMBER([.J2420]);[.J2420];0)" office:value-type="float" office:value="612">
            <text:p>612</text:p>
          </table:table-cell>
          <table:table-cell table:style-name="Default"/>
          <table:table-cell table:number-columns-repeated="1013"/>
        </table:table-row>
        <table:table-row table:style-name="ro5">
          <table:table-cell/>
          <table:table-cell table:style-name="Default" table:formula="of:=[.B2421]" office:value-type="string" office:string-value="    Compressed Air Systems (g)">
            <text:p><text:s text:c="4"/>Compressed Air Systems (g)</text:p>
          </table:table-cell>
          <table:table-cell table:style-name="ce20" table:formula="of:=IF(ISNUMBER([.C2421]);[.C2421];0)" office:value-type="float" office:value="13781">
            <text:p>13,781</text:p>
          </table:table-cell>
          <table:table-cell table:style-name="ce20" table:formula="of:=IF(ISNUMBER([.D2421]);[.D2421];0)" office:value-type="float" office:value="2006">
            <text:p>2,006</text:p>
          </table:table-cell>
          <table:table-cell table:style-name="ce20" table:formula="of:=IF(ISNUMBER([.E2421]);[.E2421];0)" office:value-type="float" office:value="967">
            <text:p>967</text:p>
          </table:table-cell>
          <table:table-cell table:style-name="ce20" table:formula="of:=IF(ISNUMBER([.F2421]);[.F2421];0)" office:value-type="float" office:value="0">
            <text:p>0</text:p>
          </table:table-cell>
          <table:table-cell table:style-name="ce20" table:formula="of:=IF(ISNUMBER([.G2421]);[.G2421];0)" office:value-type="float" office:value="394">
            <text:p>394</text:p>
          </table:table-cell>
          <table:table-cell table:style-name="ce20" table:formula="of:=IF(ISNUMBER([.H2421]);[.H2421];0)" office:value-type="float" office:value="0">
            <text:p>0</text:p>
          </table:table-cell>
          <table:table-cell table:style-name="ce20" table:formula="of:=IF(ISNUMBER([.I2421]);[.I2421];0)" office:value-type="float" office:value="0">
            <text:p>0</text:p>
          </table:table-cell>
          <table:table-cell table:style-name="ce20" table:formula="of:=IF(ISNUMBER([.J2421]);[.J2421];0)" office:value-type="float" office:value="782">
            <text:p>782</text:p>
          </table:table-cell>
          <table:table-cell table:style-name="Default"/>
          <table:table-cell table:number-columns-repeated="1013"/>
        </table:table-row>
        <table:table-row table:style-name="ro5">
          <table:table-cell/>
          <table:table-cell table:style-name="Default" table:formula="of:=[.B2422]" office:value-type="string" office:string-value="    Direct/Indirect Process Heating">
            <text:p><text:s text:c="4"/>Direct/Indirect Process Heating</text:p>
          </table:table-cell>
          <table:table-cell table:style-name="ce20" table:formula="of:=IF(ISNUMBER([.C2422]);[.C2422];0)" office:value-type="float" office:value="14932">
            <text:p>14,932</text:p>
          </table:table-cell>
          <table:table-cell table:style-name="ce20" table:formula="of:=IF(ISNUMBER([.D2422]);[.D2422];0)" office:value-type="float" office:value="855">
            <text:p>855</text:p>
          </table:table-cell>
          <table:table-cell table:style-name="ce20" table:formula="of:=IF(ISNUMBER([.E2422]);[.E2422];0)" office:value-type="float" office:value="0">
            <text:p>0</text:p>
          </table:table-cell>
          <table:table-cell table:style-name="ce20" table:formula="of:=IF(ISNUMBER([.F2422]);[.F2422];0)" office:value-type="float" office:value="0">
            <text:p>0</text:p>
          </table:table-cell>
          <table:table-cell table:style-name="ce20" table:formula="of:=IF(ISNUMBER([.G2422]);[.G2422];0)" office:value-type="float" office:value="0">
            <text:p>0</text:p>
          </table:table-cell>
          <table:table-cell table:style-name="ce20" table:formula="of:=IF(ISNUMBER([.H2422]);[.H2422];0)" office:value-type="float" office:value="0">
            <text:p>0</text:p>
          </table:table-cell>
          <table:table-cell table:style-name="ce20" table:formula="of:=IF(ISNUMBER([.I2422]);[.I2422];0)" office:value-type="float" office:value="0">
            <text:p>0</text:p>
          </table:table-cell>
          <table:table-cell table:style-name="ce20" table:formula="of:=IF(ISNUMBER([.J2422]);[.J2422];0)" office:value-type="float" office:value="622">
            <text:p>622</text:p>
          </table:table-cell>
          <table:table-cell table:style-name="Default"/>
          <table:table-cell table:number-columns-repeated="1013"/>
        </table:table-row>
        <table:table-row table:style-name="ro5">
          <table:table-cell/>
          <table:table-cell table:style-name="Default" table:formula="of:=[.B2423]" office:value-type="string" office:string-value="    Direct Process Cooling, Refrigeration">
            <text:p><text:s text:c="4"/>Direct Process Cooling, Refrigeration</text:p>
          </table:table-cell>
          <table:table-cell table:style-name="ce20" table:formula="of:=IF(ISNUMBER([.C2423]);[.C2423];0)" office:value-type="float" office:value="14692">
            <text:p>14,692</text:p>
          </table:table-cell>
          <table:table-cell table:style-name="ce20" table:formula="of:=IF(ISNUMBER([.D2423]);[.D2423];0)" office:value-type="float" office:value="1095">
            <text:p>1,095</text:p>
          </table:table-cell>
          <table:table-cell table:style-name="ce20" table:formula="of:=IF(ISNUMBER([.E2423]);[.E2423];0)" office:value-type="float" office:value="313">
            <text:p>313</text:p>
          </table:table-cell>
          <table:table-cell table:style-name="ce20" table:formula="of:=IF(ISNUMBER([.F2423]);[.F2423];0)" office:value-type="float" office:value="0">
            <text:p>0</text:p>
          </table:table-cell>
          <table:table-cell table:style-name="ce20" table:formula="of:=IF(ISNUMBER([.G2423]);[.G2423];0)" office:value-type="float" office:value="0">
            <text:p>0</text:p>
          </table:table-cell>
          <table:table-cell table:style-name="ce20" table:formula="of:=IF(ISNUMBER([.H2423]);[.H2423];0)" office:value-type="float" office:value="0">
            <text:p>0</text:p>
          </table:table-cell>
          <table:table-cell table:style-name="ce20" table:formula="of:=IF(ISNUMBER([.I2423]);[.I2423];0)" office:value-type="float" office:value="0">
            <text:p>0</text:p>
          </table:table-cell>
          <table:table-cell table:style-name="ce20" table:formula="of:=IF(ISNUMBER([.J2423]);[.J2423];0)" office:value-type="float" office:value="612">
            <text:p>612</text:p>
          </table:table-cell>
          <table:table-cell table:style-name="Default"/>
          <table:table-cell table:number-columns-repeated="1013"/>
        </table:table-row>
        <table:table-row table:style-name="ro5">
          <table:table-cell/>
          <table:table-cell table:style-name="Default" table:formula="of:=[.B2424]" office:value-type="string" office:string-value="    Direct Machine Drive (h)">
            <text:p><text:s text:c="4"/>Direct Machine Drive (h)</text:p>
          </table:table-cell>
          <table:table-cell table:style-name="ce20" table:formula="of:=IF(ISNUMBER([.C2424]);[.C2424];0)" office:value-type="float" office:value="14293">
            <text:p>14,293</text:p>
          </table:table-cell>
          <table:table-cell table:style-name="ce20" table:formula="of:=IF(ISNUMBER([.D2424]);[.D2424];0)" office:value-type="float" office:value="1494">
            <text:p>1,494</text:p>
          </table:table-cell>
          <table:table-cell table:style-name="ce20" table:formula="of:=IF(ISNUMBER([.E2424]);[.E2424];0)" office:value-type="float" office:value="624">
            <text:p>624</text:p>
          </table:table-cell>
          <table:table-cell table:style-name="ce20" table:formula="of:=IF(ISNUMBER([.F2424]);[.F2424];0)" office:value-type="float" office:value="0">
            <text:p>0</text:p>
          </table:table-cell>
          <table:table-cell table:style-name="ce20" table:formula="of:=IF(ISNUMBER([.G2424]);[.G2424];0)" office:value-type="float" office:value="0">
            <text:p>0</text:p>
          </table:table-cell>
          <table:table-cell table:style-name="ce20" table:formula="of:=IF(ISNUMBER([.H2424]);[.H2424];0)" office:value-type="float" office:value="0">
            <text:p>0</text:p>
          </table:table-cell>
          <table:table-cell table:style-name="ce20" table:formula="of:=IF(ISNUMBER([.I2424]);[.I2424];0)" office:value-type="float" office:value="0">
            <text:p>0</text:p>
          </table:table-cell>
          <table:table-cell table:style-name="ce20" table:formula="of:=IF(ISNUMBER([.J2424]);[.J2424];0)" office:value-type="float" office:value="782">
            <text:p>782</text:p>
          </table:table-cell>
          <table:table-cell table:style-name="Default"/>
          <table:table-cell table:number-columns-repeated="1013"/>
        </table:table-row>
        <table:table-row table:style-name="ro5">
          <table:table-cell/>
          <table:table-cell table:style-name="Default" table:formula="of:=[.B2425]" office:value-type="string" office:string-value="    Facility HVAC (i)">
            <text:p><text:s text:c="4"/>Facility HVAC (i)</text:p>
          </table:table-cell>
          <table:table-cell table:style-name="ce20" table:formula="of:=IF(ISNUMBER([.C2425]);[.C2425];0)" office:value-type="float" office:value="13475">
            <text:p>13,475</text:p>
          </table:table-cell>
          <table:table-cell table:style-name="ce20" table:formula="of:=IF(ISNUMBER([.D2425]);[.D2425];0)" office:value-type="float" office:value="2312">
            <text:p>2,312</text:p>
          </table:table-cell>
          <table:table-cell table:style-name="ce20" table:formula="of:=IF(ISNUMBER([.E2425]);[.E2425];0)" office:value-type="float" office:value="811">
            <text:p>811</text:p>
          </table:table-cell>
          <table:table-cell table:style-name="ce20" table:formula="of:=IF(ISNUMBER([.F2425]);[.F2425];0)" office:value-type="float" office:value="251">
            <text:p>251</text:p>
          </table:table-cell>
          <table:table-cell table:style-name="ce20" table:formula="of:=IF(ISNUMBER([.G2425]);[.G2425];0)" office:value-type="float" office:value="449">
            <text:p>449</text:p>
          </table:table-cell>
          <table:table-cell table:style-name="ce20" table:formula="of:=IF(ISNUMBER([.H2425]);[.H2425];0)" office:value-type="float" office:value="0">
            <text:p>0</text:p>
          </table:table-cell>
          <table:table-cell table:style-name="ce20" table:formula="of:=IF(ISNUMBER([.I2425]);[.I2425];0)" office:value-type="float" office:value="0">
            <text:p>0</text:p>
          </table:table-cell>
          <table:table-cell table:style-name="ce20" table:formula="of:=IF(ISNUMBER([.J2425]);[.J2425];0)" office:value-type="float" office:value="969">
            <text:p>969</text:p>
          </table:table-cell>
          <table:table-cell table:style-name="Default"/>
          <table:table-cell table:number-columns-repeated="1013"/>
        </table:table-row>
        <table:table-row table:style-name="ro5">
          <table:table-cell/>
          <table:table-cell table:style-name="Default" table:formula="of:=[.B2426]" office:value-type="string" office:string-value="    Facility Lighting">
            <text:p><text:s text:c="4"/>Facility Lighting</text:p>
          </table:table-cell>
          <table:table-cell table:style-name="ce20" table:formula="of:=IF(ISNUMBER([.C2426]);[.C2426];0)" office:value-type="float" office:value="12564">
            <text:p>12,564</text:p>
          </table:table-cell>
          <table:table-cell table:style-name="ce20" table:formula="of:=IF(ISNUMBER([.D2426]);[.D2426];0)" office:value-type="float" office:value="3223">
            <text:p>3,223</text:p>
          </table:table-cell>
          <table:table-cell table:style-name="ce20" table:formula="of:=IF(ISNUMBER([.E2426]);[.E2426];0)" office:value-type="float" office:value="1561">
            <text:p>1,561</text:p>
          </table:table-cell>
          <table:table-cell table:style-name="ce20" table:formula="of:=IF(ISNUMBER([.F2426]);[.F2426];0)" office:value-type="float" office:value="486">
            <text:p>486</text:p>
          </table:table-cell>
          <table:table-cell table:style-name="ce20" table:formula="of:=IF(ISNUMBER([.G2426]);[.G2426];0)" office:value-type="float" office:value="495">
            <text:p>495</text:p>
          </table:table-cell>
          <table:table-cell table:style-name="ce20" table:formula="of:=IF(ISNUMBER([.H2426]);[.H2426];0)" office:value-type="float" office:value="0">
            <text:p>0</text:p>
          </table:table-cell>
          <table:table-cell table:style-name="ce20" table:formula="of:=IF(ISNUMBER([.I2426]);[.I2426];0)" office:value-type="float" office:value="0">
            <text:p>0</text:p>
          </table:table-cell>
          <table:table-cell table:style-name="ce20" table:formula="of:=IF(ISNUMBER([.J2426]);[.J2426];0)" office:value-type="float" office:value="1002">
            <text:p>1,002</text:p>
          </table:table-cell>
          <table:table-cell table:style-name="Default"/>
          <table:table-cell table:number-columns-repeated="1013"/>
        </table:table-row>
        <table:table-row table:style-name="ro5">
          <table:table-cell/>
          <table:table-cell table:style-name="Default" table:formula="of:=[.B2427]" office:value-type="string" office:string-value="Receiving energy-management support in the form of:">
            <text:p>Receiving energy-management support in the form of:</text:p>
          </table:table-cell>
          <table:table-cell table:style-name="ce20" table:formula="of:=IF(ISNUMBER([.C2427]);[.C2427];0)" office:value-type="float" office:value="0">
            <text:p>0</text:p>
          </table:table-cell>
          <table:table-cell table:style-name="ce20" table:formula="of:=IF(ISNUMBER([.D2427]);[.D2427];0)" office:value-type="float" office:value="0">
            <text:p>0</text:p>
          </table:table-cell>
          <table:table-cell table:style-name="ce20" table:formula="of:=IF(ISNUMBER([.E2427]);[.E2427];0)" office:value-type="float" office:value="0">
            <text:p>0</text:p>
          </table:table-cell>
          <table:table-cell table:style-name="ce20" table:formula="of:=IF(ISNUMBER([.F2427]);[.F2427];0)" office:value-type="float" office:value="0">
            <text:p>0</text:p>
          </table:table-cell>
          <table:table-cell table:style-name="ce20" table:formula="of:=IF(ISNUMBER([.G2427]);[.G2427];0)" office:value-type="float" office:value="0">
            <text:p>0</text:p>
          </table:table-cell>
          <table:table-cell table:style-name="ce20" table:formula="of:=IF(ISNUMBER([.H2427]);[.H2427];0)" office:value-type="float" office:value="0">
            <text:p>0</text:p>
          </table:table-cell>
          <table:table-cell table:style-name="ce20" table:formula="of:=IF(ISNUMBER([.I2427]);[.I2427];0)" office:value-type="float" office:value="0">
            <text:p>0</text:p>
          </table:table-cell>
          <table:table-cell table:style-name="ce20" table:formula="of:=IF(ISNUMBER([.J2427]);[.J2427];0)" office:value-type="float" office:value="0">
            <text:p>0</text:p>
          </table:table-cell>
          <table:table-cell table:style-name="Default"/>
          <table:table-cell table:number-columns-repeated="1013"/>
        </table:table-row>
        <table:table-row table:style-name="ro5">
          <table:table-cell/>
          <table:table-cell table:style-name="Default" table:formula="of:=[.B2428]" office:value-type="string" office:string-value="    Technical Assistance (j)">
            <text:p><text:s text:c="4"/>Technical Assistance (j)</text:p>
          </table:table-cell>
          <table:table-cell table:style-name="ce20" table:formula="of:=IF(ISNUMBER([.C2428]);[.C2428];0)" office:value-type="float" office:value="14084">
            <text:p>14,084</text:p>
          </table:table-cell>
          <table:table-cell table:style-name="ce20" table:formula="of:=IF(ISNUMBER([.D2428]);[.D2428];0)" office:value-type="float" office:value="1703">
            <text:p>1,703</text:p>
          </table:table-cell>
          <table:table-cell table:style-name="ce20" table:formula="of:=IF(ISNUMBER([.E2428]);[.E2428];0)" office:value-type="float" office:value="241">
            <text:p>241</text:p>
          </table:table-cell>
          <table:table-cell table:style-name="ce20" table:formula="of:=IF(ISNUMBER([.F2428]);[.F2428];0)" office:value-type="float" office:value="374">
            <text:p>374</text:p>
          </table:table-cell>
          <table:table-cell table:style-name="ce20" table:formula="of:=IF(ISNUMBER([.G2428]);[.G2428];0)" office:value-type="float" office:value="511">
            <text:p>511</text:p>
          </table:table-cell>
          <table:table-cell table:style-name="ce20" table:formula="of:=IF(ISNUMBER([.H2428]);[.H2428];0)" office:value-type="float" office:value="0">
            <text:p>0</text:p>
          </table:table-cell>
          <table:table-cell table:style-name="ce20" table:formula="of:=IF(ISNUMBER([.I2428]);[.I2428];0)" office:value-type="float" office:value="0">
            <text:p>0</text:p>
          </table:table-cell>
          <table:table-cell table:style-name="ce20" table:formula="of:=IF(ISNUMBER([.J2428]);[.J2428];0)" office:value-type="float" office:value="568">
            <text:p>568</text:p>
          </table:table-cell>
          <table:table-cell table:style-name="Default"/>
          <table:table-cell table:number-columns-repeated="1013"/>
        </table:table-row>
        <table:table-row table:style-name="ro5">
          <table:table-cell/>
          <table:table-cell table:style-name="Default" table:formula="of:=[.B2429]" office:value-type="string" office:string-value="    Technical Information (k)">
            <text:p><text:s text:c="4"/>Technical Information (k)</text:p>
          </table:table-cell>
          <table:table-cell table:style-name="ce20" table:formula="of:=IF(ISNUMBER([.C2429]);[.C2429];0)" office:value-type="float" office:value="14970">
            <text:p>14,970</text:p>
          </table:table-cell>
          <table:table-cell table:style-name="ce20" table:formula="of:=IF(ISNUMBER([.D2429]);[.D2429];0)" office:value-type="float" office:value="817">
            <text:p>817</text:p>
          </table:table-cell>
          <table:table-cell table:style-name="ce20" table:formula="of:=IF(ISNUMBER([.E2429]);[.E2429];0)" office:value-type="float" office:value="352">
            <text:p>352</text:p>
          </table:table-cell>
          <table:table-cell table:style-name="ce20" table:formula="of:=IF(ISNUMBER([.F2429]);[.F2429];0)" office:value-type="float" office:value="141">
            <text:p>141</text:p>
          </table:table-cell>
          <table:table-cell table:style-name="ce20" table:formula="of:=IF(ISNUMBER([.G2429]);[.G2429];0)" office:value-type="float" office:value="285">
            <text:p>285</text:p>
          </table:table-cell>
          <table:table-cell table:style-name="ce20" table:formula="of:=IF(ISNUMBER([.H2429]);[.H2429];0)" office:value-type="float" office:value="0">
            <text:p>0</text:p>
          </table:table-cell>
          <table:table-cell table:style-name="ce20" table:formula="of:=IF(ISNUMBER([.I2429]);[.I2429];0)" office:value-type="float" office:value="0">
            <text:p>0</text:p>
          </table:table-cell>
          <table:table-cell table:style-name="ce20" table:formula="of:=IF(ISNUMBER([.J2429]);[.J2429];0)" office:value-type="float" office:value="0">
            <text:p>0</text:p>
          </table:table-cell>
          <table:table-cell table:style-name="Default"/>
          <table:table-cell table:number-columns-repeated="1013"/>
        </table:table-row>
        <table:table-row table:style-name="ro5">
          <table:table-cell/>
          <table:table-cell table:style-name="Default" table:formula="of:=[.B2430]" office:value-type="string" office:string-value="    Training (l)">
            <text:p><text:s text:c="4"/>Training (l)</text:p>
          </table:table-cell>
          <table:table-cell table:style-name="ce20" table:formula="of:=IF(ISNUMBER([.C2430]);[.C2430];0)" office:value-type="float" office:value="14883">
            <text:p>14,883</text:p>
          </table:table-cell>
          <table:table-cell table:style-name="ce20" table:formula="of:=IF(ISNUMBER([.D2430]);[.D2430];0)" office:value-type="float" office:value="904">
            <text:p>904</text:p>
          </table:table-cell>
          <table:table-cell table:style-name="ce20" table:formula="of:=IF(ISNUMBER([.E2430]);[.E2430];0)" office:value-type="float" office:value="337">
            <text:p>337</text:p>
          </table:table-cell>
          <table:table-cell table:style-name="ce20" table:formula="of:=IF(ISNUMBER([.F2430]);[.F2430];0)" office:value-type="float" office:value="345">
            <text:p>345</text:p>
          </table:table-cell>
          <table:table-cell table:style-name="ce20" table:formula="of:=IF(ISNUMBER([.G2430]);[.G2430];0)" office:value-type="float" office:value="0">
            <text:p>0</text:p>
          </table:table-cell>
          <table:table-cell table:style-name="ce20" table:formula="of:=IF(ISNUMBER([.H2430]);[.H2430];0)" office:value-type="float" office:value="0">
            <text:p>0</text:p>
          </table:table-cell>
          <table:table-cell table:style-name="ce20" table:formula="of:=IF(ISNUMBER([.I2430]);[.I2430];0)" office:value-type="float" office:value="0">
            <text:p>0</text:p>
          </table:table-cell>
          <table:table-cell table:style-name="ce20" table:formula="of:=IF(ISNUMBER([.J2430]);[.J2430];0)" office:value-type="float" office:value="0">
            <text:p>0</text:p>
          </table:table-cell>
          <table:table-cell table:style-name="Default"/>
          <table:table-cell table:number-columns-repeated="1013"/>
        </table:table-row>
        <table:table-row table:style-name="ro5">
          <table:table-cell/>
          <table:table-cell table:style-name="Default" table:formula="of:=[.B2431]" office:value-type="string" office:string-value="    Financial Assistance (m)">
            <text:p><text:s text:c="4"/>Financial Assistance (m)</text:p>
          </table:table-cell>
          <table:table-cell table:style-name="ce20" table:formula="of:=IF(ISNUMBER([.C2431]);[.C2431];0)" office:value-type="float" office:value="14985">
            <text:p>14,985</text:p>
          </table:table-cell>
          <table:table-cell table:style-name="ce20" table:formula="of:=IF(ISNUMBER([.D2431]);[.D2431];0)" office:value-type="float" office:value="802">
            <text:p>802</text:p>
          </table:table-cell>
          <table:table-cell table:style-name="ce20" table:formula="of:=IF(ISNUMBER([.E2431]);[.E2431];0)" office:value-type="float" office:value="278">
            <text:p>278</text:p>
          </table:table-cell>
          <table:table-cell table:style-name="ce20" table:formula="of:=IF(ISNUMBER([.F2431]);[.F2431];0)" office:value-type="float" office:value="203">
            <text:p>203</text:p>
          </table:table-cell>
          <table:table-cell table:style-name="ce20" table:formula="of:=IF(ISNUMBER([.G2431]);[.G2431];0)" office:value-type="float" office:value="0">
            <text:p>0</text:p>
          </table:table-cell>
          <table:table-cell table:style-name="ce20" table:formula="of:=IF(ISNUMBER([.H2431]);[.H2431];0)" office:value-type="float" office:value="0">
            <text:p>0</text:p>
          </table:table-cell>
          <table:table-cell table:style-name="ce20" table:formula="of:=IF(ISNUMBER([.I2431]);[.I2431];0)" office:value-type="float" office:value="0">
            <text:p>0</text:p>
          </table:table-cell>
          <table:table-cell table:style-name="ce20" table:formula="of:=IF(ISNUMBER([.J2431]);[.J2431];0)" office:value-type="float" office:value="0">
            <text:p>0</text:p>
          </table:table-cell>
          <table:table-cell table:style-name="Default"/>
          <table:table-cell table:number-columns-repeated="1013"/>
        </table:table-row>
        <table:table-row table:style-name="ro5" table:number-rows-repeated="2">
          <table:table-cell/>
          <table:table-cell table:style-name="Default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7" office:value-type="string">
            <text:p><text:s text:c="2"/>339</text:p>
          </table:table-cell>
          <table:table-cell table:style-name="ce7" office:value-type="string">
            <text:p>MISCELLANEOUS</text:p>
          </table:table-cell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/>
          <table:table-cell table:style-name="ce8"/>
          <table:table-cell table:style-name="ce20" table:number-columns-repeated="8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Participation in One or More of the Following Types of Activities</text:p>
          </table:table-cell>
          <table:table-cell table:style-name="ce20" office:value-type="float" office:value="10453">
            <text:p>10,453</text:p>
          </table:table-cell>
          <table:table-cell table:style-name="ce20" office:value-type="float" office:value="5334">
            <text:p>5,334</text:p>
          </table:table-cell>
          <table:table-cell table:number-columns-repeated="6" table:style-name="ce20" office:value-type="string">
            <text:p>--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nergy Audit or Assessment</text:p>
          </table:table-cell>
          <table:table-cell table:style-name="ce20" office:value-type="float" office:value="13523">
            <text:p>13,523</text:p>
          </table:table-cell>
          <table:table-cell table:style-name="ce20" office:value-type="float" office:value="2264">
            <text:p>2,264</text:p>
          </table:table-cell>
          <table:table-cell table:style-name="ce20" office:value-type="float" office:value="780">
            <text:p>780</text:p>
          </table:table-cell>
          <table:table-cell table:style-name="ce20" office:value-type="float" office:value="697">
            <text:p>697</text:p>
          </table:table-cell>
          <table:table-cell table:style-name="ce20" office:value-type="float" office:value="437">
            <text:p>437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float" office:value="526">
            <text:p>52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lectricity Load Control</text:p>
          </table:table-cell>
          <table:table-cell table:style-name="ce20" office:value-type="float" office:value="14317">
            <text:p>14,317</text:p>
          </table:table-cell>
          <table:table-cell table:style-name="ce20" office:value-type="float" office:value="1470">
            <text:p>1,470</text:p>
          </table:table-cell>
          <table:table-cell table:style-name="ce20" office:value-type="float" office:value="355">
            <text:p>355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787">
            <text:p>787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Power Factor Correction or Improvement</text:p>
          </table:table-cell>
          <table:table-cell table:style-name="ce20" office:value-type="float" office:value="14538">
            <text:p>14,538</text:p>
          </table:table-cell>
          <table:table-cell table:style-name="ce20" office:value-type="float" office:value="1249">
            <text:p>1,249</text:p>
          </table:table-cell>
          <table:table-cell table:style-name="ce20" office:value-type="float" office:value="231">
            <text:p>231</text:p>
          </table:table-cell>
          <table:table-cell table:style-name="ce20" office:value-type="float" office:value="250">
            <text:p>250</text:p>
          </table:table-cell>
          <table:table-cell table:style-name="ce20" office:value-type="float" office:value="43">
            <text:p>43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785">
            <text:p>785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Using a Different Energy Source</text:span><text:span text:style-name="T2"> (c)</text:span></text:p>
          </table:table-cell>
          <table:table-cell table:style-name="ce20" office:value-type="float" office:value="14796">
            <text:p>14,796</text:p>
          </table:table-cell>
          <table:table-cell table:style-name="ce20" office:value-type="float" office:value="991">
            <text:p>991</text:p>
          </table:table-cell>
          <table:table-cell table:style-name="ce20" office:value-type="float" office:value="371">
            <text:p>371</text:p>
          </table:table-cell>
          <table:table-cell table:number-columns-repeated="2"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441">
            <text:p>441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tandby Generation Program</text:p>
          </table:table-cell>
          <table:table-cell table:style-name="ce20" office:value-type="float" office:value="14688">
            <text:p>14,688</text:p>
          </table:table-cell>
          <table:table-cell table:style-name="ce20" office:value-type="float" office:value="1099">
            <text:p>1,099</text:p>
          </table:table-cell>
          <table:table-cell table:style-name="ce20" office:value-type="float" office:value="573">
            <text:p>573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526">
            <text:p>526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Special Rate Schedule (d)</text:p>
          </table:table-cell>
          <table:table-cell table:style-name="ce20" office:value-type="float" office:value="14764">
            <text:p>14,764</text:p>
          </table:table-cell>
          <table:table-cell table:style-name="ce20" office:value-type="float" office:value="1023">
            <text:p>1,023</text:p>
          </table:table-cell>
          <table:table-cell table:style-name="ce20" office:value-type="string">
            <text:p>--</text:p>
          </table:table-cell>
          <table:table-cell table:style-name="ce20" office:value-type="float" office:value="318">
            <text:p>318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612">
            <text:p>61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15" office:value-type="string">
            <text:p><text:s text:c="2"/>Interval Metering (e) </text:p>
          </table:table-cell>
          <table:table-cell table:style-name="ce20" office:value-type="float" office:value="15160">
            <text:p>15,160</text:p>
          </table:table-cell>
          <table:table-cell table:style-name="ce20" office:value-type="float" office:value="627">
            <text:p>627</text:p>
          </table:table-cell>
          <table:table-cell table:style-name="ce20" office:value-type="string">
            <text:p>--</text:p>
          </table:table-cell>
          <table:table-cell table:number-columns-repeated="2" table:style-name="ce20" office:value-type="string">
            <text:p>W</text:p>
          </table:table-cell>
          <table:table-cell table:number-columns-repeated="2" table:style-name="ce20" office:value-type="string">
            <text:p>--</text:p>
          </table:table-cell>
          <table:table-cell table:style-name="ce20" office:value-type="float" office:value="530">
            <text:p>53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Steam Production/System (f)</text:p>
          </table:table-cell>
          <table:table-cell table:style-name="ce20" office:value-type="float" office:value="14963">
            <text:p>14,963</text:p>
          </table:table-cell>
          <table:table-cell table:style-name="ce20" office:value-type="float" office:value="824">
            <text:p>824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612">
            <text:p>61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Compressed Air Systems (g)</text:p>
          </table:table-cell>
          <table:table-cell table:style-name="ce20" office:value-type="float" office:value="13781">
            <text:p>13,781</text:p>
          </table:table-cell>
          <table:table-cell table:style-name="ce20" office:value-type="float" office:value="2006">
            <text:p>2,006</text:p>
          </table:table-cell>
          <table:table-cell table:style-name="ce20" office:value-type="float" office:value="967">
            <text:p>967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394">
            <text:p>394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782">
            <text:p>78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/Indirect Process Heating</text:p>
          </table:table-cell>
          <table:table-cell table:style-name="ce20" office:value-type="float" office:value="14932">
            <text:p>14,932</text:p>
          </table:table-cell>
          <table:table-cell table:style-name="ce20" office:value-type="float" office:value="855">
            <text:p>855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622">
            <text:p>62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Process Cooling, Refrigeration</text:p>
          </table:table-cell>
          <table:table-cell table:style-name="ce20" office:value-type="float" office:value="14692">
            <text:p>14,692</text:p>
          </table:table-cell>
          <table:table-cell table:style-name="ce20" office:value-type="float" office:value="1095">
            <text:p>1,095</text:p>
          </table:table-cell>
          <table:table-cell table:style-name="ce20" office:value-type="float" office:value="313">
            <text:p>313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612">
            <text:p>61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Direct Machine Drive (h)</text:p>
          </table:table-cell>
          <table:table-cell table:style-name="ce20" office:value-type="float" office:value="14293">
            <text:p>14,293</text:p>
          </table:table-cell>
          <table:table-cell table:style-name="ce20" office:value-type="float" office:value="1494">
            <text:p>1,494</text:p>
          </table:table-cell>
          <table:table-cell table:style-name="ce20" office:value-type="float" office:value="624">
            <text:p>624</text:p>
          </table:table-cell>
          <table:table-cell table:number-columns-repeated="2" table:style-name="ce20" office:value-type="string">
            <text:p>Q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782">
            <text:p>78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HVAC (i)</text:p>
          </table:table-cell>
          <table:table-cell table:style-name="ce20" office:value-type="float" office:value="13475">
            <text:p>13,475</text:p>
          </table:table-cell>
          <table:table-cell table:style-name="ce20" office:value-type="float" office:value="2312">
            <text:p>2,312</text:p>
          </table:table-cell>
          <table:table-cell table:style-name="ce20" office:value-type="float" office:value="811">
            <text:p>811</text:p>
          </table:table-cell>
          <table:table-cell table:style-name="ce20" office:value-type="float" office:value="251">
            <text:p>251</text:p>
          </table:table-cell>
          <table:table-cell table:style-name="ce20" office:value-type="float" office:value="449">
            <text:p>449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969">
            <text:p>969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acility Lighting</text:p>
          </table:table-cell>
          <table:table-cell table:style-name="ce20" office:value-type="float" office:value="12564">
            <text:p>12,564</text:p>
          </table:table-cell>
          <table:table-cell table:style-name="ce20" office:value-type="float" office:value="3223">
            <text:p>3,223</text:p>
          </table:table-cell>
          <table:table-cell table:style-name="ce20" office:value-type="float" office:value="1561">
            <text:p>1,561</text:p>
          </table:table-cell>
          <table:table-cell table:style-name="ce20" office:value-type="float" office:value="486">
            <text:p>486</text:p>
          </table:table-cell>
          <table:table-cell table:style-name="ce20" office:value-type="float" office:value="495">
            <text:p>495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1002">
            <text:p>1,002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Receiving energy-management support in the form of:</text:p>
          </table:table-cell>
          <table:table-cell table:number-columns-repeated="8" table:style-name="ce20"/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Assistance (j)</text:p>
          </table:table-cell>
          <table:table-cell table:style-name="ce20" office:value-type="float" office:value="14084">
            <text:p>14,084</text:p>
          </table:table-cell>
          <table:table-cell table:style-name="ce20" office:value-type="float" office:value="1703">
            <text:p>1,703</text:p>
          </table:table-cell>
          <table:table-cell table:style-name="ce20" office:value-type="float" office:value="241">
            <text:p>241</text:p>
          </table:table-cell>
          <table:table-cell table:style-name="ce20" office:value-type="float" office:value="374">
            <text:p>374</text:p>
          </table:table-cell>
          <table:table-cell table:style-name="ce20" office:value-type="float" office:value="511">
            <text:p>511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style-name="ce20" office:value-type="float" office:value="568">
            <text:p>568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echnical Information (k)</text:p>
          </table:table-cell>
          <table:table-cell table:style-name="ce20" office:value-type="float" office:value="14970">
            <text:p>14,970</text:p>
          </table:table-cell>
          <table:table-cell table:style-name="ce20" office:value-type="float" office:value="817">
            <text:p>817</text:p>
          </table:table-cell>
          <table:table-cell table:style-name="ce20" office:value-type="float" office:value="352">
            <text:p>352</text:p>
          </table:table-cell>
          <table:table-cell table:style-name="ce20" office:value-type="float" office:value="141">
            <text:p>141</text:p>
          </table:table-cell>
          <table:table-cell table:style-name="ce20" office:value-type="float" office:value="285">
            <text:p>285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Training (l)</text:p>
          </table:table-cell>
          <table:table-cell table:style-name="ce20" office:value-type="float" office:value="14883">
            <text:p>14,883</text:p>
          </table:table-cell>
          <table:table-cell table:style-name="ce20" office:value-type="float" office:value="904">
            <text:p>904</text:p>
          </table:table-cell>
          <table:table-cell table:style-name="ce20" office:value-type="float" office:value="337">
            <text:p>337</text:p>
          </table:table-cell>
          <table:table-cell table:style-name="ce20" office:value-type="float" office:value="345">
            <text:p>345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Q</text:p>
          </table:table-cell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5" table:visibility="collapse">
          <table:table-cell table:style-name="ce8"/>
          <table:table-cell table:style-name="ce8" office:value-type="string">
            <text:p><text:s text:c="4"/>Financial Assistance (m)</text:p>
          </table:table-cell>
          <table:table-cell table:style-name="ce20" office:value-type="float" office:value="14985">
            <text:p>14,985</text:p>
          </table:table-cell>
          <table:table-cell table:style-name="ce20" office:value-type="float" office:value="802">
            <text:p>802</text:p>
          </table:table-cell>
          <table:table-cell table:style-name="ce20" office:value-type="float" office:value="278">
            <text:p>278</text:p>
          </table:table-cell>
          <table:table-cell table:style-name="ce20" office:value-type="float" office:value="203">
            <text:p>203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W</text:p>
          </table:table-cell>
          <table:table-cell table:number-columns-repeated="1014"/>
        </table:table-row>
        <table:table-row table:style-name="ro5">
          <table:table-cell table:style-name="ce8" table:number-columns-repeated="2"/>
          <table:table-cell table:style-name="ce20" table:number-columns-repeated="8"/>
          <table:table-cell table:number-columns-repeated="1014"/>
        </table:table-row>
        <table:table-row table:style-name="ro5">
          <table:table-cell table:number-columns-repeated="2"/>
          <table:table-cell table:style-name="ce20" table:number-columns-repeated="8"/>
          <table:table-cell table:number-columns-repeated="1014"/>
        </table:table-row>
        <table:table-row table:style-name="ro5">
          <table:table-cell office:value-type="string">
            <text:p><text:s text:c="4"/>(a) The Bureau of the Census classifies establishments using the North American</text:p>
          </table:table-cell>
          <table:table-cell/>
          <table:table-cell table:style-name="ce20" table:number-columns-repeated="8"/>
          <table:table-cell table:number-columns-repeated="1014"/>
        </table:table-row>
        <table:table-row table:style-name="ro5">
          <table:table-cell office:value-type="string">
            <text:p>Industry Classification System (NAICS). </text:p>
          </table:table-cell>
          <table:table-cell/>
          <table:table-cell table:style-name="ce20" table:number-columns-repeated="8"/>
          <table:table-cell table:number-columns-repeated="1014"/>
        </table:table-row>
        <table:table-row table:style-name="ro5">
          <table:table-cell office:value-type="string">
            <text:p><text:s text:c="4"/>(b) This count includes only those establishments that reported this activity in 2006.</text:p>
          </table:table-cell>
          <table:table-cell/>
          <table:table-cell table:style-name="ce20" table:number-columns-repeated="8"/>
          <table:table-cell table:number-columns-repeated="1014"/>
        </table:table-row>
        <table:table-row table:style-name="ro5">
          <table:table-cell office:value-type="string">
            <text:p><text:s text:c="4"/>(c) One example is electrification of a subset of the manufacturing operation.</text:p>
          </table:table-cell>
          <table:table-cell/>
          <table:table-cell table:style-name="ce20" table:number-columns-repeated="8"/>
          <table:table-cell table:number-columns-repeated="1014"/>
        </table:table-row>
        <table:table-row table:style-name="ro5">
          <table:table-cell office:value-type="string">
            <text:p><text:s text:c="4"/>(d) Examples are interruptible rates and time-of-use rates.</text:p>
          </table:table-cell>
          <table:table-cell/>
          <table:table-cell table:style-name="ce20" table:number-columns-repeated="8"/>
          <table:table-cell table:number-columns-repeated="1014"/>
        </table:table-row>
        <table:table-row table:style-name="ro5">
          <table:table-cell office:value-type="string">
            <text:p><text:s text:c="4"/>(e) Needed to manage energy use for programs such as real-time pricing.</text:p>
          </table:table-cell>
          <table:table-cell/>
          <table:table-cell table:style-name="ce20" table:number-columns-repeated="8"/>
          <table:table-cell table:number-columns-repeated="1014"/>
        </table:table-row>
        <table:table-row table:style-name="ro5">
          <table:table-cell office:value-type="string">
            <text:p><text:s text:c="4"/>(f) Some examples are boilers, burners, insulation, and piping.</text:p>
          </table:table-cell>
          <table:table-cell/>
          <table:table-cell table:style-name="ce20" table:number-columns-repeated="8"/>
          <table:table-cell table:number-columns-repeated="1014"/>
        </table:table-row>
        <table:table-row table:style-name="ro5">
          <table:table-cell office:value-type="string">
            <text:p><text:s text:c="4"/>(g) Some examples are compressors, sizing, and leak reduction.</text:p>
          </table:table-cell>
          <table:table-cell/>
          <table:table-cell table:style-name="ce20" table:number-columns-repeated="8"/>
          <table:table-cell table:number-columns-repeated="1014"/>
        </table:table-row>
        <table:table-row table:style-name="ro5">
          <table:table-cell office:value-type="string">
            <text:p><text:s text:c="4"/>(h) Some examples are adjustable-speed drives, motors, pumps, and fans.</text:p>
          </table:table-cell>
          <table:table-cell/>
          <table:table-cell table:style-name="ce20" table:number-columns-repeated="8"/>
          <table:table-cell table:number-columns-repeated="1014"/>
        </table:table-row>
        <table:table-row table:style-name="ro5">
          <table:table-cell office:value-type="string">
            <text:p><text:s text:c="4"/>(i) Facility Heating, Ventilation, and Air Conditioning '(Facility HVAC)' excludes</text:p>
          </table:table-cell>
          <table:table-cell/>
          <table:table-cell table:style-name="ce20" table:number-columns-repeated="8"/>
          <table:table-cell table:number-columns-repeated="1014"/>
        </table:table-row>
        <table:table-row table:style-name="ro5">
          <table:table-cell office:value-type="string">
            <text:p>steam and hot water.</text:p>
          </table:table-cell>
          <table:table-cell/>
          <table:table-cell table:style-name="ce20" table:number-columns-repeated="8"/>
          <table:table-cell table:number-columns-repeated="1014"/>
        </table:table-row>
        <table:table-row table:style-name="ro5">
          <table:table-cell office:value-type="string">
            <text:p><text:s text:c="4"/>(j) Some examples are consultation, demonstrations, engineering design, and analysis.</text:p>
          </table:table-cell>
          <table:table-cell/>
          <table:table-cell table:style-name="ce20" table:number-columns-repeated="8"/>
          <table:table-cell table:number-columns-repeated="1014"/>
        </table:table-row>
        <table:table-row table:style-name="ro5">
          <table:table-cell office:value-type="string">
            <text:p><text:s text:c="4"/>(k) Two examples are software and reference materials.</text:p>
          </table:table-cell>
          <table:table-cell/>
          <table:table-cell table:style-name="ce20" table:number-columns-repeated="8"/>
          <table:table-cell table:number-columns-repeated="1014"/>
        </table:table-row>
        <table:table-row table:style-name="ro5">
          <table:table-cell office:value-type="string">
            <text:p><text:s text:c="4"/>(l) Some examples are workshops, seminars, and presentations.</text:p>
          </table:table-cell>
          <table:table-cell/>
          <table:table-cell table:style-name="ce20" table:number-columns-repeated="8"/>
          <table:table-cell table:number-columns-repeated="1014"/>
        </table:table-row>
        <table:table-row table:style-name="ro5">
          <table:table-cell office:value-type="string">
            <text:p><text:s text:c="4"/>(m) Some examples are loans, tax credits, rebates, and subsidies.</text:p>
          </table:table-cell>
          <table:table-cell/>
          <table:table-cell table:style-name="ce20" table:number-columns-repeated="8"/>
          <table:table-cell table:number-columns-repeated="1014"/>
        </table:table-row>
        <table:table-row table:style-name="ro5">
          <table:table-cell table:style-name="ce8" office:value-type="string">
            <text:p><text:s text:c="4"/>NF=No applicable RSE row/column factor.</text:p>
          </table:table-cell>
          <table:table-cell/>
          <table:table-cell table:style-name="ce20" table:number-columns-repeated="8"/>
          <table:table-cell table:number-columns-repeated="1014"/>
        </table:table-row>
        <table:table-row table:style-name="ro5">
          <table:table-cell table:style-name="ce8" office:value-type="string">
            <text:p><text:s text:c="4"/>* Estimate less than 0.5.</text:p>
          </table:table-cell>
          <table:table-cell/>
          <table:table-cell table:style-name="ce20" table:number-columns-repeated="8"/>
          <table:table-cell table:number-columns-repeated="1014"/>
        </table:table-row>
        <table:table-row table:style-name="ro5">
          <table:table-cell table:style-name="ce8" office:value-type="string">
            <text:p><text:s text:c="4"/>W=Withheld to avoid disclosing data for individual establishments.</text:p>
          </table:table-cell>
          <table:table-cell/>
          <table:table-cell table:style-name="ce20" table:number-columns-repeated="8"/>
          <table:table-cell table:number-columns-repeated="1014"/>
        </table:table-row>
        <table:table-row table:style-name="ro5">
          <table:table-cell table:style-name="ce8" office:value-type="string">
            <text:p><text:s text:c="4"/>Q=Withheld because Relative Standard Error is greater than 50 percent.</text:p>
          </table:table-cell>
          <table:table-cell/>
          <table:table-cell table:style-name="ce20" table:number-columns-repeated="8"/>
          <table:table-cell table:number-columns-repeated="1014"/>
        </table:table-row>
        <table:table-row table:style-name="ro5">
          <table:table-cell table:style-name="ce8" office:value-type="string">
            <text:p><text:s text:c="4"/>NA=Not available.</text:p>
          </table:table-cell>
          <table:table-cell/>
          <table:table-cell table:style-name="ce20" table:number-columns-repeated="8"/>
          <table:table-cell table:number-columns-repeated="1014"/>
        </table:table-row>
        <table:table-row table:style-name="ro5">
          <table:table-cell table:style-name="ce8" office:value-type="string">
            <text:p><text:s text:c="4"/>-- Estimation is not applicable.</text:p>
          </table:table-cell>
          <table:table-cell/>
          <table:table-cell table:style-name="ce20" table:number-columns-repeated="8"/>
          <table:table-cell table:number-columns-repeated="1014"/>
        </table:table-row>
        <table:table-row table:style-name="ro5">
          <table:table-cell table:style-name="ce10" office:value-type="string">
            <text:p><text:s text:c="4"/>Notes: <text:s/>To obtain the RSE percentage for any table cell, multiply the cell's</text:p>
          </table:table-cell>
          <table:table-cell/>
          <table:table-cell table:style-name="ce20" table:number-columns-repeated="8"/>
          <table:table-cell table:number-columns-repeated="1014"/>
        </table:table-row>
        <table:table-row table:style-name="ro5">
          <table:table-cell table:style-name="ce10" office:value-type="string">
            <text:p>corresponding RSE column and RSE row factors. <text:s text:c="2"/>Totals may not equal sum of</text:p>
          </table:table-cell>
          <table:table-cell/>
          <table:table-cell table:style-name="ce20" table:number-columns-repeated="8"/>
          <table:table-cell table:number-columns-repeated="1014"/>
        </table:table-row>
        <table:table-row table:style-name="ro5">
          <table:table-cell table:style-name="ce10" office:value-type="string">
            <text:p>components because of independent rounding.</text:p>
          </table:table-cell>
          <table:table-cell/>
          <table:table-cell table:style-name="ce20" table:number-columns-repeated="8"/>
          <table:table-cell table:number-columns-repeated="1014"/>
        </table:table-row>
        <table:table-row table:style-name="ro5">
          <table:table-cell table:style-name="ce10" office:value-type="string">
            <text:p><text:s text:c="4"/>Source: Energy Information Administration, Office of Energy Markets</text:p>
          </table:table-cell>
          <table:table-cell/>
          <table:table-cell table:style-name="ce20" table:number-columns-repeated="8"/>
          <table:table-cell table:number-columns-repeated="1014"/>
        </table:table-row>
        <table:table-row table:style-name="ro5">
          <table:table-cell table:style-name="ce10" office:value-type="string">
            <text:p>and End Use, Energy Consumption Division, Form EIA-846, '2006 Manufacturing</text:p>
          </table:table-cell>
          <table:table-cell/>
          <table:table-cell table:style-name="ce20" table:number-columns-repeated="8"/>
          <table:table-cell table:number-columns-repeated="1014"/>
        </table:table-row>
        <table:table-row table:style-name="ro5">
          <table:table-cell table:style-name="ce10" office:value-type="string">
            <text:p>Energy Consumption Survey.'</text:p>
          </table:table-cell>
          <table:table-cell/>
          <table:table-cell table:style-name="ce20" table:number-columns-repeated="8"/>
          <table:table-cell table:number-columns-repeated="1014"/>
        </table:table-row>
        <table:table-row table:style-name="ro5" table:number-rows-repeated="51">
          <table:table-cell table:number-columns-repeated="2"/>
          <table:table-cell table:style-name="ce20" table:number-columns-repeated="8"/>
          <table:table-cell table:number-columns-repeated="1014"/>
        </table:table-row>
        <table:table-row table:style-name="ro5" table:number-rows-repeated="2">
          <table:table-cell table:number-columns-repeated="2"/>
          <table:table-cell table:style-name="ce20" table:number-columns-repeated="8"/>
          <table:table-cell table:number-columns-repeated="2"/>
          <table:table-cell table:style-name="ce29"/>
          <table:table-cell table:number-columns-repeated="1011"/>
        </table:table-row>
        <table:table-row table:style-name="ro5" table:number-rows-repeated="159">
          <table:table-cell table:number-columns-repeated="2"/>
          <table:table-cell table:style-name="ce20" table:number-columns-repeated="8"/>
          <table:table-cell table:number-columns-repeated="1014"/>
        </table:table-row>
        <table:table-row table:style-name="ro5" table:number-rows-repeated="104590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expression table:name="_Regression_Int" table:base-cell-address="$'Table 8.1'.$A$1" table:expression="1"/>
        <table:named-range table:name="Excel_BuiltIn_Print_Area" table:base-cell-address="$'Table 8.1'.$A$1" table:cell-range-address="$'Table 8.1'.$A$1:.$J$2460" table:range-usable-as="print-range"/>
        <table:named-expression table:name="Print_Area_MI" table:base-cell-address="$'Table 8.1'.$A$1" table:expression="[$'Table 8.1'.$#REF!$#REF!:.$#REF!$#REF!]"/>
        <table:named-range table:name="Excel_BuiltIn_Print_Titles" table:base-cell-address="$'Table 8.1'.$A$1" table:cell-range-address="$'Table 8.1'.$A$1:.$AMJ$12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" svg:font-family="Helv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1" number:min-integer-digits="1"/>
      <number:text> </number:text>
    </number:number-style>
    <number:number-style style:name="N129">
      <number:number number:decimal-places="1" number:min-integer-digits="1" number:grouping="true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Helv" fo:font-size="12pt" style:font-name-asian="Microsoft YaHei" style:font-size-asian="12pt" style:font-name-complex="Helv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print-page-order="ltr" style:first-page-number="continue" style:scale-to="65%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9">07/19/2012</text:date>, <text:time>13:0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_20_8.1" style:display-name="PageStyle_Table 8.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eferred Customer</meta:initial-creator>
    <meta:creation-date>1999-04-01T06:48:46</meta:creation-date>
    <dc:date>2012-07-19T13:02:29.72</dc:date>
    <meta:print-date>2010-06-03T07:18:16</meta:print-date>
    <meta:generator>OpenOffice.org/3.4$Win32 OpenOffice.org_project/340m1$Build-9590</meta:generator>
    <meta:editing-duration>PT2H5M46S</meta:editing-duration>
    <meta:editing-cycles>3</meta:editing-cycles>
    <meta:document-statistic meta:table-count="1" meta:cell-count="17619" meta:object-count="0"/>
  </office:meta>
</office:document-meta>
</file>